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8.7091in"/>
    </style:style>
    <style:style style:name="co3" style:family="table-column">
      <style:table-column-properties fo:break-before="auto" style:column-width="3.5193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2.2472in"/>
    </style:style>
    <style:style style:name="co9" style:family="table-column">
      <style:table-column-properties fo:break-before="auto" style:column-width="3.552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2.1902in"/>
    </style:style>
    <style:style style:name="co12" style:family="table-column">
      <style:table-column-properties fo:break-before="auto" style:column-width="1.5146in"/>
    </style:style>
    <style:style style:name="co13" style:family="table-column">
      <style:table-column-properties fo:break-before="auto" style:column-width="2.233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3.4409in" fo:break-before="auto" style:use-optimal-row-height="true"/>
    </style:style>
    <style:style style:name="ro3" style:family="table-row">
      <style:table-row-properties style:row-height="2.8189in" fo:break-before="auto" style:use-optimal-row-height="true"/>
    </style:style>
    <style:style style:name="ro4" style:family="table-row">
      <style:table-row-properties style:row-height="3.1299in" fo:break-before="auto" style:use-optimal-row-height="true"/>
    </style:style>
    <style:style style:name="ro5" style:family="table-row">
      <style:table-row-properties style:row-height="2.5075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calibration_scores_aggreg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el_diagram_bin_15</text:p>
          </table:table-cell>
          <table:table-cell office:value-type="string" calcext:value-type="string">
            <text:p>rel_diagram_bin_15_interactive</text:p>
          </table:table-cell>
          <table:table-cell office:value-type="string" calcext:value-type="string">
            <text:p><text:s/>rel_diagram_bin_50</text:p>
          </table:table-cell>
          <table:table-cell office:value-type="string" calcext:value-type="string">
            <text:p>ece_bin_15</text:p>
          </table:table-cell>
          <table:table-cell office:value-type="string" calcext:value-type="string">
            <text:p>ece_bin_15_interactive</text:p>
          </table:table-cell>
          <table:table-cell office:value-type="string" calcext:value-type="string">
            <text:p>ece_bin_50</text:p>
          </table:table-cell>
          <table:table-cell office:value-type="string" calcext:value-type="string">
            <text:p>mce_bin_15</text:p>
          </table:table-cell>
          <table:table-cell office:value-type="string" calcext:value-type="string">
            <text:p>mce_bin_15_interactive</text:p>
          </table:table-cell>
          <table:table-cell office:value-type="string" calcext:value-type="string">
            <text:p>mce_bin_50</text:p>
          </table:table-cell>
          <table:table-cell office:value-type="string" calcext:value-type="string">
            <text:p>brier_score</text:p>
          </table:table-cell>
          <table:table-cell office:value-type="string" calcext:value-type="string">
            <text:p>rel_diagram_bin_15_accuracy</text:p>
          </table:table-cell>
          <table:table-cell office:value-type="string" calcext:value-type="string">
            <text:p>rel_diagram_bin_15_interactive_accuracy</text:p>
          </table:table-cell>
          <table:table-cell office:value-type="string" calcext:value-type="string">
            <text:p><text:s/>rel_diagram_bin_50_accuracy</text:p>
          </table:table-cell>
          <table:table-cell office:value-type="string" calcext:value-type="string">
            <text:p>ece_bin_15_accuracy</text:p>
          </table:table-cell>
          <table:table-cell office:value-type="string" calcext:value-type="string">
            <text:p>ece_bin_15_interactive_accuracy</text:p>
          </table:table-cell>
          <table:table-cell office:value-type="string" calcext:value-type="string">
            <text:p>ece_bin_50_accuracy</text:p>
          </table:table-cell>
          <table:table-cell office:value-type="string" calcext:value-type="string">
            <text:p>mce_bin_15_accuracy</text:p>
          </table:table-cell>
          <table:table-cell office:value-type="string" calcext:value-type="string">
            <text:p>mce_bin_15_interactive_accuracy</text:p>
          </table:table-cell>
          <table:table-cell office:value-type="string" calcext:value-type="string">
            <text:p>mce_bin_50_accuracy</text:p>
          </table:table-cell>
        </table:table-row>
        <table:table-row table:style-name="ro2">
          <table:table-cell office:value-type="string" calcext:value-type="string">
            <text:p>(array([0.00793333, 0.09373299, 0.16331306, 0.23463489, 0.29661974,</text:p>
            <text:p>       0.35884998, 0.42007859, 0.4862568 , 0.57201346, 0.63981422,</text:p>
            <text:p>       0.70522248, 0.76046707, 0.82725403, 0.91043943, 0.96804172]), array([0.07731305, 0.29166667, 0.26666667, 0.27272727, 0.        ,</text:p>
            <text:p>       0.38461538, 0.28571429, 0.25      , 0.57142857, 0.28571429,</text:p>
            <text:p>       0.4       , 0.25      , 0.25      , 0.5       , 0.28571429]), array([789,  48,  15,  22,  11,  13,   7,   8,   7,   7,  10,   8,   8,</text:p>
            <text:p>        12,  35,   0]))</text:p>
          </table:table-cell>
          <table:table-cell office:value-type="string" calcext:value-type="string">
            <text:p>(array([3.99262902e-04, 5.77879274e-04, 7.88292473e-04, 1.04721173e-03,</text:p>
            <text:p>       1.44128000e-03, 2.03845100e-03, 3.12179702e-03, 4.61832114e-03,</text:p>
            <text:p>       7.36151607e-03, 1.19560850e-02, 2.22357695e-02, 4.96370133e-02,</text:p>
            <text:p>       1.40951852e-01, 4.39461155e-01, 9.01408764e-01]), array([0.        , 0.01492537, 0.07575758, 0.        , 0.09090909,</text:p>
            <text:p>       0.04477612, 0.05970149, 0.06060606, 0.11940299, 0.10606061,</text:p>
            <text:p>       0.19402985, 0.17910448, 0.28787879, 0.29850746, 0.32835821]), array([67, 67, 66, 67, 66, 67, 67, 66, 67, 66, 67, 67, 66, 67, 67,  0]))</text:p>
          </table:table-cell>
          <table:table-cell office:value-type="string" calcext:value-type="string">
            <text:p>(array([0.00387806, 0.02949461, 0.05069284, 0.07018418, 0.09265274,</text:p>
            <text:p>       0.10913065, 0.12998015, 0.15195967, 0.17130755, 0.19826254,</text:p>
            <text:p>       0.20954832, 0.22962717, 0.24494517, 0.26712743, 0.28101987,</text:p>
            <text:p>       0.31014772, 0.32996215, 0.3505071 , 0.36854766, 0.38403068,</text:p>
            <text:p>       0.41234828, 0.43038568, 0.47537473, 0.48574632, 0.50634485,</text:p>
            <text:p>       0.53101514, 0.57833856, 0.58844995, 0.60544938, 0.63090136,</text:p>
            <text:p>       0.65402758, 0.66509662, 0.68907568, 0.71050758, 0.72638208,</text:p>
            <text:p>       0.74832302, 0.77297482, 0.79617184, 0.80495304, 0.82680491,</text:p>
            <text:p>       0.85045329, 0.87300944, 0.88073266, 0.90687957, 0.9313812 ,</text:p>
            <text:p>       0.94719122, 0.96868229, 0.99344553]), array([0.06493506, 0.15384615, 0.2       , 0.22727273, 0.2       ,</text:p>
            <text:p>       0.45454545, 0.22222222, 0.25      , 0.33333333, 0.5       ,</text:p>
            <text:p>       0.        , 0.25      , 0.6       , 0.14285714, 0.        ,</text:p>
            <text:p>       0.        , 0.        , 0.42857143, 0.33333333, 0.5       ,</text:p>
            <text:p>       0.25      , 0.33333333, 0.4       , 0.        , 0.        ,</text:p>
            <text:p>       0.        , 0.        , 1.        , 0.        , 0.33333333,</text:p>
            <text:p>       0.        , 0.33333333, 1.        , 0.        , 1.        ,</text:p>
            <text:p>       0.2       , 0.5       , 0.        , 0.        , 0.5       ,</text:p>
            <text:p>       0.        , 1.        , 0.        , 0.8       , 0.11111111,</text:p>
            <text:p>       0.4       , 0.375     , 0.23076923]), array([693,  65,  25,  22,  15,  11,   9,   4,   6,   2,   5,   8,   5,</text:p>
            <text:p>         7,   3,   2,   4,   7,   3,   2,   4,   3,   0,   5,   1,   1,</text:p>
            <text:p>         3,   0,   1,   4,   1,   3,   1,   3,   2,   5,   2,   5,   2,</text:p>
            <text:p>         1,   2,   4,   2,   1,   1,   5,   9,  10,   8,  13,   0]))</text:p>
          </table:table-cell>
          <table:table-cell office:value-type="float" office:value="0.262810727122914" calcext:value-type="float">
            <text:p>0.262810727122914</text:p>
          </table:table-cell>
          <table:table-cell office:value-type="float" office:value="0.113591659005777" calcext:value-type="float">
            <text:p>0.113591659005777</text:p>
          </table:table-cell>
          <table:table-cell office:value-type="float" office:value="0.352665998304096" calcext:value-type="float">
            <text:p>0.352665998304096</text:p>
          </table:table-cell>
          <table:table-cell office:value-type="float" office:value="0.682327430588858" calcext:value-type="float">
            <text:p>0.682327430588858</text:p>
          </table:table-cell>
          <table:table-cell office:value-type="float" office:value="0.573050555008561" calcext:value-type="float">
            <text:p>0.573050555008561</text:p>
          </table:table-cell>
          <table:table-cell office:value-type="float" office:value="0.880732655525208" calcext:value-type="float">
            <text:p>0.880732655525208</text:p>
          </table:table-cell>
          <table:table-cell office:value-type="float" office:value="0.129446114365711" calcext:value-type="float">
            <text:p>0.129446114365711</text:p>
          </table:table-cell>
          <table:table-cell office:value-type="string" calcext:value-type="string">
            <text:p>(array([0.01985396, 0.09416217, 0.17169752, 0.24173554, 0.29644845,</text:p>
            <text:p>       0.36284693, 0.43650469, 0.50118332, 0.58289639, 0.64421191,</text:p>
            <text:p>       0.70453989, 0.76792197, 0.83733165, 0.90773332, 0.9923164 ]), array([0. , 0. , 0. , 0. , 0. , 0. , 0. , 0.5, 1. , 1. , 1. , 1. , 1. ,</text:p>
            <text:p>       1. , 1. ]), array([ 86,  20,  10,  12,   6,  10,   5,   8,   9,  10,  15,  18,  13,</text:p>
            <text:p>        40, 738,   0]))</text:p>
          </table:table-cell>
          <table:table-cell office:value-type="string" calcext:value-type="string">
            <text:p>(array([0.01064048, 0.13842186, 0.58855775, 0.87950283, 0.96088371,</text:p>
            <text:p>       0.98332014, 0.99094857, 0.99465338, 0.99661179, 0.99776699,</text:p>
            <text:p>       0.99847936, 0.99892682, 0.99920479, 0.99941931, 0.99960074]), array([0.        , 0.        , 0.71212121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88243, 0.03006809, 0.05074865, 0.07009162, 0.09451877,</text:p>
            <text:p>       0.11039732, 0.1256218 , 0.15043401, 0.16958033, 0.19578396,</text:p>
            <text:p>       0.20382816, 0.23178578, 0.24848575, 0.26224068, 0.28949242,</text:p>
            <text:p>       0.33271578, 0.34884994, 0.37223411, 0.39108215, 0.40533394,</text:p>
            <text:p>       0.42457269, 0.47134301, 0.49365515, 0.51425368, 0.5242956 ,</text:p>
            <text:p>       0.56816345, 0.58710581, 0.61955231, 0.6345878 , 0.64896942,</text:p>
            <text:p>       0.66817456, 0.68946398, 0.71898013, 0.7306391 , 0.75209651,</text:p>
            <text:p>       0.77204137, 0.79045168, 0.8007329 , 0.8262826 , 0.8481233 ,</text:p>
            <text:p>       0.86930397, 0.89044656, 0.90766762, 0.93053166, 0.9484511 ,</text:p>
            <text:p>       0.97040224, 0.99632232]), array([0., 0., 0., 0., 0., 0., 0., 0., 0., 0., 0., 0., 0., 0., 0., 0., 0.,</text:p>
            <text:p>       0., 0., 0., 0., 0., 0., 1., 1., 1., 1., 1., 1., 1., 1., 1., 1., 1.,</text:p>
            <text:p>       1., 1., 1., 1., 1., 1., 1., 1., 1., 1., 1., 1., 1.]), array([ 55,  15,  11,  13,   4,   6,   2,   3,   4,   3,   1,   3,   7,</text:p>
            <text:p>         1,   5,   0,   2,   4,   3,   2,   1,   2,   0,   5,   1,   1,</text:p>
            <text:p>         3,   0,   2,   7,   1,   3,   4,   5,   4,   3,   8,   3,   7,</text:p>
            <text:p>         5,   1,   6,   3,   8,   6,  16,  18,  24,  58, 651,   0]))</text:p>
          </table:table-cell>
          <table:table-cell office:value-type="float" office:value="0.212498735967732" calcext:value-type="float">
            <text:p>0.212498735967732</text:p>
          </table:table-cell>
          <table:table-cell office:value-type="float" office:value="0.031553824614867" calcext:value-type="float">
            <text:p>0.031553824614867</text:p>
          </table:table-cell>
          <table:table-cell office:value-type="float" office:value="0.239844826445222" calcext:value-type="float">
            <text:p>0.239844826445222</text:p>
          </table:table-cell>
          <table:table-cell office:value-type="float" office:value="0.436504691839218" calcext:value-type="float">
            <text:p>0.436504691839218</text:p>
          </table:table-cell>
          <table:table-cell office:value-type="float" office:value="0.138421856978936" calcext:value-type="float">
            <text:p>0.138421856978936</text:p>
          </table:table-cell>
          <table:table-cell office:value-type="float" office:value="0.493655145168304" calcext:value-type="float">
            <text:p>0.493655145168304</text:p>
          </table:table-cell>
        </table:table-row>
        <table:table-row table:style-name="ro3">
          <table:table-cell office:value-type="string" calcext:value-type="string">
            <text:p>(array([0.00604852, 0.0895908 , 0.16391626, 0.2284911 , 0.30035733,</text:p>
            <text:p>       0.36651273, 0.41983396, 0.49555798, 0.58267766, 0.63943568,</text:p>
            <text:p>       0.72836745, 0.76285003, 0.82251496, 0.89797787, 0.96440516]), array([0.10526316, 0.20689655, 0.30769231, 0.11111111, 0.46153846,</text:p>
            <text:p>       0.33333333, 1.        , 0.        , 0.        , 0.25      ,</text:p>
            <text:p>       0.        , 0.66666667, 0.        , 0.16666667, 0.61538462]), array([893,  29,  13,   9,  13,   3,   1,   5,   2,   4,   1,   3,   5,</text:p>
            <text:p>         6,  13,   0]))</text:p>
          </table:table-cell>
          <table:table-cell office:value-type="string" calcext:value-type="string">
            <text:p>(array([5.66959156e-04, 6.87813290e-04, 8.30884287e-04, 9.86872391e-04,</text:p>
            <text:p>       1.18638161e-03, 1.46876403e-03, 1.84728863e-03, 2.42982969e-03,</text:p>
            <text:p>       3.28761527e-03, 4.58524172e-03, 7.10279697e-03, 1.23187813e-02,</text:p>
            <text:p>       2.50762603e-02, 8.35551090e-02, 5.83930816e-01]), array([0.05970149, 0.01492537, 0.06060606, 0.05970149, 0.02985075,</text:p>
            <text:p>       0.07575758, 0.10447761, 0.07575758, 0.10447761, 0.16666667,</text:p>
            <text:p>       0.14925373, 0.1641791 , 0.1969697 , 0.28358209, 0.32835821]), array([67, 67, 66, 67, 67, 66, 67, 66, 67, 66, 67, 67, 66, 67, 67,  0]))</text:p>
          </table:table-cell>
          <table:table-cell office:value-type="string" calcext:value-type="string">
            <text:p>(array([0.00349079, 0.02977877, 0.04902115, 0.07055548, 0.08959894,</text:p>
            <text:p>       0.10880367, 0.14906819, 0.16988858, 0.19258944, 0.20812485,</text:p>
            <text:p>       0.22460513, 0.24982883, 0.27396408, 0.29799259, 0.30919185,</text:p>
            <text:p>       0.32842389, 0.36288777, 0.3989912 , 0.41983396, 0.47420998,</text:p>
            <text:p>       0.50978998, 0.57768673, 0.5876686 , 0.62457556, 0.64438905,</text:p>
            <text:p>       0.73331779, 0.76128972, 0.78899223, 0.80602698, 0.83340776,</text:p>
            <text:p>       0.86108613, 0.89137119, 0.91119123, 0.93633452, 0.94840533,</text:p>
            <text:p>       0.96787784, 0.99333096]), array([0.09378806, 0.20754717, 0.35294118, 0.16666667, 0.2       ,</text:p>
            <text:p>       0.22222222, 0.14285714, 0.33333333, 0.66666667, 0.25      ,</text:p>
            <text:p>       0.        , 0.        , 0.25      , 1.        , 0.5       ,</text:p>
            <text:p>       0.25      , 0.        , 1.        , 1.        , 0.        ,</text:p>
            <text:p>       0.        , 0.        , 0.        , 1.        , 0.        ,</text:p>
            <text:p>       0.5       , 1.        , 0.        , 0.        , 0.        ,</text:p>
            <text:p>       0.        , 0.        , 0.5       , 1.        , 0.33333333,</text:p>
            <text:p>       0.8       , 0.33333333]), array([821,  53,  17,  12,  10,   9,   0,   7,   3,   3,   4,   1,   4,</text:p>
            <text:p>         4,   2,   4,   4,   0,   1,   1,   1,   0,   0,   2,   0,   3,</text:p>
            <text:p>         0,   0,   1,   1,   0,   1,   3,   0,   0,   0,   2,   0,   1,</text:p>
            <text:p>         1,   3,   1,   0,   1,   4,   2,   2,   3,   5,   3,   0]))</text:p>
          </table:table-cell>
          <table:table-cell office:value-type="float" office:value="0.363151455605154" calcext:value-type="float">
            <text:p>0.363151455605154</text:p>
          </table:table-cell>
          <table:table-cell office:value-type="float" office:value="0.110369922581107" calcext:value-type="float">
            <text:p>0.110369922581107</text:p>
          </table:table-cell>
          <table:table-cell office:value-type="float" office:value="0.387327299364918" calcext:value-type="float">
            <text:p>0.387327299364918</text:p>
          </table:table-cell>
          <table:table-cell office:value-type="float" office:value="0.822514963150024" calcext:value-type="float">
            <text:p>0.822514963150024</text:p>
          </table:table-cell>
          <table:table-cell office:value-type="float" office:value="0.255572606823338" calcext:value-type="float">
            <text:p>0.255572606823338</text:p>
          </table:table-cell>
          <table:table-cell office:value-type="float" office:value="0.891371190547943" calcext:value-type="float">
            <text:p>0.891371190547943</text:p>
          </table:table-cell>
          <table:table-cell office:value-type="float" office:value="0.122270628476499" calcext:value-type="float">
            <text:p>0.122270628476499</text:p>
          </table:table-cell>
          <table:table-cell office:value-type="string" calcext:value-type="string">
            <text:p>(array([0.01260365, 0.09670215, 0.17563106, 0.20931309, 0.30009684,</text:p>
            <text:p>       0.36645601, 0.41815954, 0.50444202, 0.64134286, 0.70348572,</text:p>
            <text:p>       0.76507564, 0.84026033, 0.91056074, 0.99427968]), array([0. , 0. , 0. , 0. , 0. , 0. , 0. , 0.4, 1. , 1. , 1. , 1. , 1. ,</text:p>
            <text:p>       1. ]), array([ 99,  11,   9,   2,   7,   4,   3,   5,   0,   3,   7,  10,   9,</text:p>
            <text:p>        24, 807,   0]))</text:p>
          </table:table-cell>
          <table:table-cell office:value-type="string" calcext:value-type="string">
            <text:p>(array([0.00375204, 0.12623987, 0.80981825, 0.97038501, 0.98797865,</text:p>
            <text:p>       0.99352995, 0.99596894, 0.99719991, 0.99794313, 0.99844101,</text:p>
            <text:p>       0.99876055, 0.9989786 , 0.99915356, 0.99930326, 0.99942981]), array([0.        , 0.        , 0.93939394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70454, 0.03081686, 0.05341248, 0.07311716, 0.0882283 ,</text:p>
            <text:p>       0.10880074, 0.13891387, 0.14171812, 0.1670047 , 0.19320762,</text:p>
            <text:p>       0.20931309, 0.27450171, 0.29799259, 0.31339274, 0.32890379,</text:p>
            <text:p>       0.35561095, 0.3989912 , 0.41608268, 0.42231327, 0.49021002,</text:p>
            <text:p>       0.52579002, 0.63084389, 0.67173608, 0.69500904, 0.72994567,</text:p>
            <text:p>       0.75017117, 0.76834229, 0.79170633, 0.80635074, 0.82887571,</text:p>
            <text:p>       0.8497068 , 0.89129374, 0.91011977, 0.9310198 , 0.95326302,</text:p>
            <text:p>       0.97023733, 0.99673116]), array([0., 0., 0., 0., 0., 0., 0., 0., 0., 0., 0., 0., 0., 0., 0., 0., 0.,</text:p>
            <text:p>       0., 0., 0., 1., 1., 1., 1., 1., 1., 1., 1., 1., 1., 1., 1., 1., 1.,</text:p>
            <text:p>       1., 1., 1.]), array([ 79,  12,   8,   2,   3,   6,   1,   1,   2,   5,   2,   0,   0,</text:p>
            <text:p>         2,   2,   2,   1,   3,   0,   1,   2,   1,   0,   0,   3,   0,</text:p>
            <text:p>         2,   0,   0,   0,   0,   2,   0,   3,   2,   0,   4,   4,   2,</text:p>
            <text:p>         3,   1,   2,   6,   0,   7,   9,  12,  12,  46, 745,   0]))</text:p>
          </table:table-cell>
          <table:table-cell office:value-type="float" office:value="0.202028528191287" calcext:value-type="float">
            <text:p>0.202028528191287</text:p>
          </table:table-cell>
          <table:table-cell office:value-type="float" office:value="0.0214996811069941" calcext:value-type="float">
            <text:p>0.0214996811069941</text:p>
          </table:table-cell>
          <table:table-cell office:value-type="float" office:value="0.211002537443875" calcext:value-type="float">
            <text:p>0.211002537443875</text:p>
          </table:table-cell>
          <table:table-cell office:value-type="float" office:value="0.418159544467926" calcext:value-type="float">
            <text:p>0.418159544467926</text:p>
          </table:table-cell>
          <table:table-cell office:value-type="float" office:value="0.129575690762563" calcext:value-type="float">
            <text:p>0.129575690762563</text:p>
          </table:table-cell>
          <table:table-cell office:value-type="float" office:value="0.490210016568502" calcext:value-type="float">
            <text:p>0.490210016568502</text:p>
          </table:table-cell>
        </table:table-row>
        <table:table-row table:style-name="ro2">
          <table:table-cell office:value-type="string" calcext:value-type="string">
            <text:p>(array([0.01127536, 0.09430123, 0.15653981, 0.23379254, 0.30161707,</text:p>
            <text:p>       0.36140678, 0.43134986, 0.5019476 , 0.57034059, 0.64174696,</text:p>
            <text:p>       0.69811051, 0.76531819, 0.83499419, 0.90213119, 0.97333382]), array([0.07344633, 0.14634146, 0.31034483, 0.4375    , 0.21428571,</text:p>
            <text:p>       0.08333333, 0.2       , 0.15384615, 0.09090909, 0.25      ,</text:p>
            <text:p>       0.38461538, 0.        , 0.3125    , 0.26086957, 0.38235294]), array([708,  41,  29,  16,  14,  12,  15,  13,  11,   8,  13,  13,  16,</text:p>
            <text:p>        23,  68,   0]))</text:p>
          </table:table-cell>
          <table:table-cell office:value-type="string" calcext:value-type="string">
            <text:p>(array([0.00109079, 0.00172374, 0.00253994, 0.00332801, 0.00427419,</text:p>
            <text:p>       0.00551479, 0.00772944, 0.0116768 , 0.01868483, 0.03023334,</text:p>
            <text:p>       0.0639953 , 0.17610141, 0.46331479, 0.81685607, 0.97392057]), array([0.04477612, 0.02985075, 0.03030303, 0.04477612, 0.07462687,</text:p>
            <text:p>       0.03030303, 0.05970149, 0.09090909, 0.11940299, 0.16666667,</text:p>
            <text:p>       0.13432836, 0.31343284, 0.15151515, 0.25373134, 0.37313433]), array([67, 67, 66, 67, 67, 66, 67, 66, 67, 66, 67, 67, 66, 67, 67,  0]))</text:p>
          </table:table-cell>
          <table:table-cell office:value-type="string" calcext:value-type="string">
            <text:p>(array([0.00570897, 0.02813312, 0.04779189, 0.06857747, 0.09306998,</text:p>
            <text:p>       0.11059838, 0.13345981, 0.14978964, 0.16696727, 0.18521421,</text:p>
            <text:p>       0.21145542, 0.2263563 , 0.24882432, 0.26759712, 0.29065581,</text:p>
            <text:p>       0.31491259, 0.32594815, 0.35055692, 0.36776704, 0.38984092,</text:p>
            <text:p>       0.40712072, 0.43550949, 0.44959663, 0.46515358, 0.49138949,</text:p>
            <text:p>       0.51087384, 0.53300347, 0.55405362, 0.56940009, 0.59804648,</text:p>
            <text:p>       0.61090478, 0.63877293, 0.65592599, 0.66990042, 0.68380841,</text:p>
            <text:p>       0.70636278, 0.73123531, 0.74929334, 0.77617744, 0.79149773,</text:p>
            <text:p>       0.81065931, 0.83142835, 0.84777476, 0.8688129 , 0.88974272,</text:p>
            <text:p>       0.90630921, 0.93047225, 0.94941555, 0.97173428, 0.99086643]), array([0.05699482, 0.15116279, 0.16666667, 0.07692308, 0.15384615,</text:p>
            <text:p>       0.25      , 0.3       , 0.09090909, 0.5       , 0.4       ,</text:p>
            <text:p>       0.33333333, 1.        , 0.33333333, 0.33333333, 0.28571429,</text:p>
            <text:p>       0.25      , 0.        , 0.        , 0.        , 0.5       ,</text:p>
            <text:p>       0.16666667, 0.25      , 0.        , 0.5       , 0.        ,</text:p>
            <text:p>       0.25      , 0.        , 0.        , 0.25      , 0.        ,</text:p>
            <text:p>       0.5       , 0.        , 0.        , 0.66666667, 0.33333333,</text:p>
            <text:p>       0.5       , 0.        , 0.        , 0.        , 0.        ,</text:p>
            <text:p>       0.2       , 0.5       , 0.25      , 0.16666667, 0.375     ,</text:p>
            <text:p>       0.16666667, 0.5       , 0.5       , 0.36363636, 0.28571429]), array([579,  86,  30,  26,  13,  12,  10,  11,   6,   5,   6,   2,   6,</text:p>
            <text:p>         3,   7,   4,   2,   7,   3,   2,   6,   4,   2,   4,   6,   4,</text:p>
            <text:p>         3,   3,   4,   3,   2,   2,   2,   6,   3,   2,   6,   4,   4,</text:p>
            <text:p>         3,   5,   4,   4,   6,   8,   6,   8,  16,  22,  28,   0]))</text:p>
          </table:table-cell>
          <table:table-cell office:value-type="float" office:value="0.341420551070219" calcext:value-type="float">
            <text:p>0.341420551070219</text:p>
          </table:table-cell>
          <table:table-cell office:value-type="float" office:value="0.152526358315649" calcext:value-type="float">
            <text:p>0.152526358315649</text:p>
          </table:table-cell>
          <table:table-cell office:value-type="float" office:value="0.358311791601007" calcext:value-type="float">
            <text:p>0.358311791601007</text:p>
          </table:table-cell>
          <table:table-cell office:value-type="float" office:value="0.765318191968478" calcext:value-type="float">
            <text:p>0.765318191968478</text:p>
          </table:table-cell>
          <table:table-cell office:value-type="float" office:value="0.600786236684714" calcext:value-type="float">
            <text:p>0.600786236684714</text:p>
          </table:table-cell>
          <table:table-cell office:value-type="float" office:value="0.791497727235158" calcext:value-type="float">
            <text:p>0.791497727235158</text:p>
          </table:table-cell>
          <table:table-cell office:value-type="float" office:value="0.157866236560878" calcext:value-type="float">
            <text:p>0.157866236560878</text:p>
          </table:table-cell>
          <table:table-cell office:value-type="string" calcext:value-type="string">
            <text:p>(array([0.02043925, 0.09865539, 0.16235664, 0.23460007, 0.29414593,</text:p>
            <text:p>       0.36088753, 0.43191543, 0.49543643, 0.57064609, 0.64025439,</text:p>
            <text:p>       0.69302518, 0.76671746, 0.84269541, 0.90614002, 0.98845313]), array([0.        , 0.        , 0.        , 0.        , 0.        ,</text:p>
            <text:p>       0.        , 0.        , 0.53846154, 1.        , 1.        ,</text:p>
            <text:p>       1.        , 1.        , 1.        , 1.        , 1.        ]), array([ 94,  23,  20,  20,  11,   7,  13,  13,  13,  13,  16,   9,  25,</text:p>
            <text:p>        41, 682,   0]))</text:p>
          </table:table-cell>
          <table:table-cell office:value-type="string" calcext:value-type="string">
            <text:p>(array([0.01160281, 0.09091456, 0.34187855, 0.69732758, 0.90601469,</text:p>
            <text:p>       0.95973475, 0.97751706, 0.98655492, 0.99154334, 0.99418317,</text:p>
            <text:p>       0.99560181, 0.99660391, 0.99740213, 0.99824123, 0.99889542]), array([0.        , 0.        , 0.09090909, 1.        , 1.        ,</text:p>
            <text:p>       1.        , 1.        , 1.        , 1.        , 1.        ,</text:p>
            <text:p>       1.        , 1.        , 1.        , 1.        , 1.        ]), array([67, 67, 66, 67, 66, 67, 67, 66, 67, 67, 66, 67, 66, 67, 67,  0]))</text:p>
          </table:table-cell>
          <table:table-cell office:value-type="string" calcext:value-type="string">
            <text:p>(array([0.00846485, 0.02795703, 0.05036285, 0.07061891, 0.09217314,</text:p>
            <text:p>       0.11079044, 0.1333346 , 0.1521787 , 0.1660302 , 0.18641845,</text:p>
            <text:p>       0.20949317, 0.22466714, 0.25095498, 0.26802159, 0.29008273,</text:p>
            <text:p>       0.31877494, 0.33092329, 0.34407401, 0.36122707, 0.38872388,</text:p>
            <text:p>       0.40617035, 0.43282067, 0.44594638, 0.46725094, 0.48839297,</text:p>
            <text:p>       0.50861962, 0.53732538, 0.55040337, 0.56671127, 0.59521931,</text:p>
            <text:p>       0.60978775, 0.63223296, 0.64944308, 0.6715588 , 0.68702491,</text:p>
            <text:p>       0.70806385, 0.73038581, 0.75248934, 0.78830663, 0.81143405,</text:p>
            <text:p>       0.83081216, 0.85019344, 0.86811951, 0.88975705, 0.90609645,</text:p>
            <text:p>       0.93158847, 0.95186695, 0.97177217, 0.9943816 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53,  27,  13,   6,   7,   8,   8,   4,   5,   6,   5,   6,   6,</text:p>
            <text:p>         7,   3,   3,   2,   2,   2,   2,   4,   4,   3,   5,   3,   7,</text:p>
            <text:p>         2,   2,   4,   5,   2,   3,   7,   6,   4,   6,   2,   4,   0,</text:p>
            <text:p>         4,   4,   5,  11,   8,  12,  12,  28,  33,  81, 554,   0]))</text:p>
          </table:table-cell>
          <table:table-cell office:value-type="float" office:value="0.215872910395273" calcext:value-type="float">
            <text:p>0.215872910395273</text:p>
          </table:table-cell>
          <table:table-cell office:value-type="float" office:value="0.056924452962065" calcext:value-type="float">
            <text:p>0.056924452962065</text:p>
          </table:table-cell>
          <table:table-cell office:value-type="float" office:value="0.249637945782959" calcext:value-type="float">
            <text:p>0.249637945782959</text:p>
          </table:table-cell>
          <table:table-cell office:value-type="float" office:value="0.431915425337278" calcext:value-type="float">
            <text:p>0.431915425337278</text:p>
          </table:table-cell>
          <table:table-cell office:value-type="float" office:value="0.302672420864675" calcext:value-type="float">
            <text:p>0.302672420864675</text:p>
          </table:table-cell>
          <table:table-cell office:value-type="float" office:value="0.491380380732673" calcext:value-type="float">
            <text:p>0.491380380732673</text:p>
          </table:table-cell>
        </table:table-row>
        <table:table-row table:style-name="ro4">
          <table:table-cell office:value-type="string" calcext:value-type="string">
            <text:p>(array([0.00507838, 0.08936371, 0.16040701, 0.23252243, 0.31044647,</text:p>
            <text:p>       0.35741849, 0.44001763, 0.48812577, 0.56958368, 0.63768172,</text:p>
            <text:p>       0.69514354, 0.77065063, 0.83588003, 0.91453358, 0.97769338]), array([0.08439306, 0.34782609, 0.31578947, 0.42857143, 0.25      ,</text:p>
            <text:p>       0.28571429, 0.5       , 0.2       , 0.5       , 0.2       ,</text:p>
            <text:p>       0.2       , 0.375     , 0.375     , 0.33333333, 0.35714286]), array([865,  23,  19,   7,   8,   7,   4,   5,   2,   5,   5,   8,   8,</text:p>
            <text:p>         6,  28,   0]))</text:p>
          </table:table-cell>
          <table:table-cell office:value-type="string" calcext:value-type="string">
            <text:p>(array([3.25857818e-04, 4.16603448e-04, 5.06186283e-04, 6.39747787e-04,</text:p>
            <text:p>       8.18856765e-04, 1.05797453e-03, 1.36201305e-03, 1.80187233e-03,</text:p>
            <text:p>       2.49944407e-03, 3.79966935e-03, 6.20804758e-03, 1.25343352e-02,</text:p>
            <text:p>       3.52252626e-02, 2.00140181e-01, 8.35205730e-01]), array([0.01492537, 0.        , 0.03030303, 0.05970149, 0.01492537,</text:p>
            <text:p>       0.06060606, 0.05970149, 0.10606061, 0.04477612, 0.07575758,</text:p>
            <text:p>       0.13432836, 0.17910448, 0.31818182, 0.34328358, 0.32835821]), array([67, 67, 66, 67, 67, 66, 67, 66, 67, 66, 67, 67, 66, 67, 67,  0]))</text:p>
          </table:table-cell>
          <table:table-cell office:value-type="string" calcext:value-type="string">
            <text:p>(array([0.0027508 , 0.02715867, 0.04822023, 0.06951266, 0.08769863,</text:p>
            <text:p>       0.1105818 , 0.12902263, 0.14858147, 0.17172975, 0.18976526,</text:p>
            <text:p>       0.20726824, 0.22618845, 0.24727446, 0.29051378, 0.30755933,</text:p>
            <text:p>       0.33132124, 0.34793501, 0.37928292, 0.39220414, 0.41993967,</text:p>
            <text:p>       0.42882282, 0.45565401, 0.46892378, 0.49208537, 0.51861054,</text:p>
            <text:p>       0.53979856, 0.59936881, 0.60506833, 0.65731287, 0.66364622,</text:p>
            <text:p>       0.68867598, 0.72886288, 0.75705713, 0.7745797 , 0.78840645,</text:p>
            <text:p>       0.80299687, 0.83490533, 0.84922824, 0.88678271, 0.90996215,</text:p>
            <text:p>       0.92889293, 0.95136839, 0.96953775, 0.99350172]), array([0.06467662, 0.30769231, 0.38888889, 0.35714286, 0.33333333,</text:p>
            <text:p>       0.5       , 0.4       , 0.5       , 0.        , 0.5       ,</text:p>
            <text:p>       1.        , 0.66666667, 0.        , 1.        , 0.2       ,</text:p>
            <text:p>       0.        , 0.        , 1.        , 1.        , 1.        ,</text:p>
            <text:p>       0.        , 0.5       , 0.        , 0.5       , 0.        ,</text:p>
            <text:p>       1.        , 0.        , 0.5       , 0.        , 0.        ,</text:p>
            <text:p>       0.25      , 0.        , 0.5       , 0.        , 0.66666667,</text:p>
            <text:p>       0.5       , 0.        , 0.4       , 1.        , 0.        ,</text:p>
            <text:p>       0.5       , 0.5       , 0.22222222, 0.35714286]), array([804,  39,  18,  14,   6,   4,   5,   8,   7,   2,   1,   3,   3,</text:p>
            <text:p>         0,   1,   5,   3,   4,   1,   1,   1,   1,   2,   2,   2,   1,</text:p>
            <text:p>         1,   0,   0,   1,   2,   0,   2,   1,   4,   0,   2,   2,   2,</text:p>
            <text:p>         3,   2,   1,   5,   0,   1,   2,   4,   4,   9,  14,   0]))</text:p>
          </table:table-cell>
          <table:table-cell office:value-type="float" office:value="0.282010514981687" calcext:value-type="float">
            <text:p>0.282010514981687</text:p>
          </table:table-cell>
          <table:table-cell office:value-type="float" office:value="0.112133335751832" calcext:value-type="float">
            <text:p>0.112133335751832</text:p>
          </table:table-cell>
          <table:table-cell office:value-type="float" office:value="0.423747900370465" calcext:value-type="float">
            <text:p>0.423747900370465</text:p>
          </table:table-cell>
          <table:table-cell office:value-type="float" office:value="0.620550523911204" calcext:value-type="float">
            <text:p>0.620550523911204</text:p>
          </table:table-cell>
          <table:table-cell office:value-type="float" office:value="0.506847521262382" calcext:value-type="float">
            <text:p>0.506847521262382</text:p>
          </table:table-cell>
          <table:table-cell office:value-type="float" office:value="0.909962147474289" calcext:value-type="float">
            <text:p>0.909962147474289</text:p>
          </table:table-cell>
          <table:table-cell office:value-type="float" office:value="0.121452193821871" calcext:value-type="float">
            <text:p>0.121452193821871</text:p>
          </table:table-cell>
          <table:table-cell office:value-type="string" calcext:value-type="string">
            <text:p>(array([0.01574747, 0.08829662, 0.15464048, 0.22948687, 0.30018182,</text:p>
            <text:p>       0.36398623, 0.42629341, 0.50786994, 0.55265903, 0.64506609,</text:p>
            <text:p>       0.68474813, 0.76763472, 0.83377202, 0.91125857, 0.99553072]), array([0. , 0. , 0. , 0. , 0. , 0. , 0. , 0.6, 1. , 1. , 1. , 1. , 1. ,</text:p>
            <text:p>       1. , 1. ]), array([ 91,  12,  11,   8,   6,   6,   3,   5,   3,   6,   7,   7,  16,</text:p>
            <text:p>        17, 802,   0]))</text:p>
          </table:table-cell>
          <table:table-cell office:value-type="string" calcext:value-type="string">
            <text:p>(array([0.00693087, 0.14253969, 0.7608622 , 0.97165813, 0.99135857,</text:p>
            <text:p>       0.99543156, 0.9971267 , 0.99801554, 0.99855423, 0.99889551,</text:p>
            <text:p>       0.9991626 , 0.9993487 , 0.99948883, 0.99958213, 0.99967395]), array([0.        , 0.        , 0.92424242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52215, 0.02841165, 0.04739193, 0.07123658, 0.08822382,</text:p>
            <text:p>       0.10622363, 0.13158828, 0.14597166, 0.16509467, 0.18817659,</text:p>
            <text:p>       0.21178395, 0.22629048, 0.24387717, 0.27113712, 0.29051378,</text:p>
            <text:p>       0.30789773, 0.33635378, 0.34268713, 0.37928292, 0.39145322,</text:p>
            <text:p>       0.41028543, 0.45830938, 0.48568936, 0.50581852, 0.53398367,</text:p>
            <text:p>       0.54700136, 0.57117718, 0.60083896, 0.65206499, 0.66867876,</text:p>
            <text:p>       0.68969964, 0.75404201, 0.77575596, 0.7907595 , 0.8014082 ,</text:p>
            <text:p>       0.82827025, 0.84654851, 0.87268781, 0.88563425, 0.91165695,</text:p>
            <text:p>       0.93100459, 0.95107975, 0.97263701, 0.99740321]), array([0., 0., 0., 0., 0., 0., 0., 0., 0., 0., 0., 0., 0., 0., 0., 0., 0.,</text:p>
            <text:p>       0., 0., 0., 0., 0., 0., 1., 1., 1., 1., 1., 1., 1., 1., 1., 1., 1.,</text:p>
            <text:p>       1., 1., 1., 1., 1., 1., 1., 1., 1., 1.]), array([ 61,  19,   9,   7,   4,   2,   2,   7,   1,   2,   2,   4,   1,</text:p>
            <text:p>         2,   1,   4,   1,   2,   1,   2,   2,   0,   1,   0,   2,   1,</text:p>
            <text:p>         3,   1,   1,   0,   1,   0,   4,   3,   5,   0,   0,   4,   1,</text:p>
            <text:p>         2,   2,   7,   6,   3,   3,   4,  11,  13,  29, 757,   0]))</text:p>
          </table:table-cell>
          <table:table-cell office:value-type="float" office:value="0.218672913580671" calcext:value-type="float">
            <text:p>0.218672913580671</text:p>
          </table:table-cell>
          <table:table-cell office:value-type="float" office:value="0.0243036228196663" calcext:value-type="float">
            <text:p>0.0243036228196663</text:p>
          </table:table-cell>
          <table:table-cell office:value-type="float" office:value="0.232846620915852" calcext:value-type="float">
            <text:p>0.232846620915852</text:p>
          </table:table-cell>
          <table:table-cell office:value-type="float" office:value="0.447340965270996" calcext:value-type="float">
            <text:p>0.447340965270996</text:p>
          </table:table-cell>
          <table:table-cell office:value-type="float" office:value="0.163380228434548" calcext:value-type="float">
            <text:p>0.163380228434548</text:p>
          </table:table-cell>
          <table:table-cell office:value-type="float" office:value="0.494181483983994" calcext:value-type="float">
            <text:p>0.494181483983994</text:p>
          </table:table-cell>
        </table:table-row>
        <table:table-row table:style-name="ro4">
          <table:table-cell office:value-type="string" calcext:value-type="string">
            <text:p>(array([0.00685272, 0.09303909, 0.17212012, 0.23377008, 0.29949219,</text:p>
            <text:p>       0.3605936 , 0.44713041, 0.49132782, 0.57083312, 0.63915833,</text:p>
            <text:p>       0.70482325, 0.76442073, 0.85107386, 0.91149208, 0.9756496 ]), array([0.08508159, 0.4       , 0.15789474, 0.09090909, 0.33333333,</text:p>
            <text:p>       0.        , 0.        , 0.33333333, 0.25      , 0.2       ,</text:p>
            <text:p>       0.66666667, 0.125     , 0.        , 0.        , 0.32142857]), array([858,  30,  19,  11,   6,   2,   7,   3,   8,   5,   6,   8,   2,</text:p>
            <text:p>         7,  28,   0]))</text:p>
          </table:table-cell>
          <table:table-cell office:value-type="string" calcext:value-type="string">
            <text:p>(array([4.43364414e-04, 5.78059188e-04, 7.17282484e-04, 9.40060112e-04,</text:p>
            <text:p>       1.27760871e-03, 1.73932464e-03, 2.30872976e-03, 3.12261795e-03,</text:p>
            <text:p>       4.09715882e-03, 6.23007121e-03, 1.04833997e-02, 1.98834936e-02,</text:p>
            <text:p>       4.54409073e-02, 2.04490136e-01, 8.20619801e-01]), array([0.01492537, 0.        , 0.        , 0.04477612, 0.04545455,</text:p>
            <text:p>       0.07462687, 0.08955224, 0.07575758, 0.13432836, 0.16666667,</text:p>
            <text:p>       0.14925373, 0.1641791 , 0.1969697 , 0.20895522, 0.26865672]), array([67, 67, 66, 67, 66, 67, 67, 66, 67, 66, 67, 67, 66, 67, 67,  0]))</text:p>
          </table:table-cell>
          <table:table-cell office:value-type="string" calcext:value-type="string">
            <text:p>(array([0.00344922, 0.02791525, 0.04922784, 0.07204391, 0.08752816,</text:p>
            <text:p>       0.10787709, 0.13141795, 0.15155475, 0.17370021, 0.1863505 ,</text:p>
            <text:p>       0.20920836, 0.2356845 , 0.24822494, 0.26556702, 0.28651843,</text:p>
            <text:p>       0.3286302 , 0.38617602, 0.40435842, 0.43995482, 0.44605477,</text:p>
            <text:p>       0.46449669, 0.49132782, 0.53516632, 0.55497214, 0.57654411,</text:p>
            <text:p>       0.58948872, 0.61222112, 0.65484583, 0.66165775, 0.68306214,</text:p>
            <text:p>       0.71177232, 0.73365664, 0.75863659, 0.76842741, 0.78898767,</text:p>
            <text:p>       0.85107386, 0.87221891, 0.91323093, 0.93066134, 0.95414549,</text:p>
            <text:p>       0.97386916, 0.99098429]), array([0.0745098 , 0.1875    , 0.11111111, 0.41666667, 0.42857143,</text:p>
            <text:p>       0.45454545, 0.        , 0.        , 0.25      , 0.14285714,</text:p>
            <text:p>       0.        , 0.        , 0.        , 0.5       , 0.5       ,</text:p>
            <text:p>       0.        , 0.        , 0.        , 0.        , 0.        ,</text:p>
            <text:p>       0.        , 0.33333333, 0.        , 0.5       , 0.        ,</text:p>
            <text:p>       0.33333333, 0.5       , 0.        , 0.        , 1.        ,</text:p>
            <text:p>       0.33333333, 0.33333333, 0.        , 0.        , 0.5       ,</text:p>
            <text:p>       0.        , 0.        , 0.        , 0.        , 0.5       ,</text:p>
            <text:p>       0.22222222, 0.33333333]), array([765,  64,  27,  12,   7,  11,   4,   2,   8,   7,   4,   3,   2,</text:p>
            <text:p>         2,   4,   0,   3,   0,   0,   1,   1,   1,   2,   3,   3,   0,</text:p>
            <text:p>         1,   2,   2,   3,   2,   0,   2,   1,   2,   3,   3,   1,   3,</text:p>
            <text:p>         2,   0,   0,   2,   1,   0,   4,   3,   6,   9,  12,   0]))</text:p>
          </table:table-cell>
          <table:table-cell office:value-type="float" office:value="0.35974610242595" calcext:value-type="float">
            <text:p>0.35974610242595</text:p>
          </table:table-cell>
          <table:table-cell office:value-type="float" office:value="0.107883136920501" calcext:value-type="float">
            <text:p>0.107883136920501</text:p>
          </table:table-cell>
          <table:table-cell office:value-type="float" office:value="0.397387369745619" calcext:value-type="float">
            <text:p>0.397387369745619</text:p>
          </table:table-cell>
          <table:table-cell office:value-type="float" office:value="0.911492083753858" calcext:value-type="float">
            <text:p>0.911492083753858</text:p>
          </table:table-cell>
          <table:table-cell office:value-type="float" office:value="0.551963084669255" calcext:value-type="float">
            <text:p>0.551963084669255</text:p>
          </table:table-cell>
          <table:table-cell office:value-type="float" office:value="0.930661340554555" calcext:value-type="float">
            <text:p>0.930661340554555</text:p>
          </table:table-cell>
          <table:table-cell office:value-type="float" office:value="0.123873050101783" calcext:value-type="float">
            <text:p>0.123873050101783</text:p>
          </table:table-cell>
          <table:table-cell office:value-type="string" calcext:value-type="string">
            <text:p>(array([0.01438566, 0.08959265, 0.16791142, 0.24242406, 0.28973795,</text:p>
            <text:p>       0.35329175, 0.42783272, 0.50377033, 0.55597205, 0.62925715,</text:p>
            <text:p>       0.69886727, 0.77120796, 0.82946391, 0.90508513, 0.99340307]), array([0.        , 0.        , 0.        , 0.        , 0.        ,</text:p>
            <text:p>       0.        , 0.        , 0.66666667, 1.        , 1.        ,</text:p>
            <text:p>       1.        , 1.        , 1.        , 1.        , 1.        ]), array([ 92,  19,   5,   8,   4,   4,   6,   3,   9,   3,   8,  11,  16,</text:p>
            <text:p>        18, 794,   0]))</text:p>
          </table:table-cell>
          <table:table-cell office:value-type="string" calcext:value-type="string">
            <text:p>(array([0.00641301, 0.13072653, 0.73094695, 0.95725879, 0.98300137,</text:p>
            <text:p>       0.99123113, 0.99513348, 0.99662032, 0.99751515, 0.99819082,</text:p>
            <text:p>       0.99868389, 0.9990471 , 0.9992798 , 0.99942   , 0.99955581]), array([0.        , 0.        , 0.92424242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92635, 0.02864148, 0.04511397, 0.07004206, 0.08822066,</text:p>
            <text:p>       0.10399876, 0.12778109, 0.14892614, 0.17905185, 0.18360113,</text:p>
            <text:p>       0.21127599, 0.23157259, 0.24136341, 0.26401178, 0.28973795,</text:p>
            <text:p>       0.33834225, 0.34515417, 0.38451642, 0.4057698 , 0.42345589,</text:p>
            <text:p>       0.44371128, 0.46483368, 0.49264723, 0.50933188, 0.53550331,</text:p>
            <text:p>       0.55384867, 0.56004518, 0.58782367, 0.61139132, 0.6713698 ,</text:p>
            <text:p>       0.68306214, 0.71606501, 0.73093562, 0.75177506, 0.7643155 ,</text:p>
            <text:p>       0.79048358, 0.81319127, 0.82808367, 0.84844525, 0.86858205,</text:p>
            <text:p>       0.88889097, 0.91444281, 0.92682765, 0.9506076 , 0.97263768,</text:p>
            <text:p>       0.99668311]), array([0., 0., 0., 0., 0., 0., 0., 0., 0., 0., 0., 0., 0., 0., 0., 0., 0.,</text:p>
            <text:p>       0., 0., 0., 0., 0., 0., 1., 1., 1., 1., 1., 1., 1., 1., 1., 1., 1.,</text:p>
            <text:p>       1., 1., 1., 1., 1., 1., 1., 1., 1., 1., 1., 1.]), array([ 65,  19,   6,   8,   7,   5,   1,   2,   2,   1,   1,   3,   1,</text:p>
            <text:p>         3,   4,   0,   1,   2,   0,   1,   2,   2,   1,   1,   1,   2,</text:p>
            <text:p>         3,   3,   1,   2,   2,   0,   0,   3,   2,   3,   2,   2,   3,</text:p>
            <text:p>         5,   6,   6,   2,   4,   6,   4,   7,  27,  54, 712,   0]))</text:p>
          </table:table-cell>
          <table:table-cell office:value-type="float" office:value="0.224321068017012" calcext:value-type="float">
            <text:p>0.224321068017012</text:p>
          </table:table-cell>
          <table:table-cell office:value-type="float" office:value="0.0276998233701046" calcext:value-type="float">
            <text:p>0.0276998233701046</text:p>
          </table:table-cell>
          <table:table-cell office:value-type="float" office:value="0.240072893731983" calcext:value-type="float">
            <text:p>0.240072893731983</text:p>
          </table:table-cell>
          <table:table-cell office:value-type="float" office:value="0.444027947054969" calcext:value-type="float">
            <text:p>0.444027947054969</text:p>
          </table:table-cell>
          <table:table-cell office:value-type="float" office:value="0.193295473176421" calcext:value-type="float">
            <text:p>0.193295473176421</text:p>
          </table:table-cell>
          <table:table-cell office:value-type="float" office:value="0.492647230625153" calcext:value-type="float">
            <text:p>0.492647230625153</text:p>
          </table:table-cell>
        </table:table-row>
        <table:table-row table:style-name="ro4">
          <table:table-cell office:value-type="string" calcext:value-type="string">
            <text:p>(array([0.00680875, 0.0915363 , 0.15997493, 0.23341631, 0.3038564 ,</text:p>
            <text:p>       0.35806839, 0.42658837, 0.51063493, 0.56085461, 0.64525068,</text:p>
            <text:p>       0.71141392, 0.76745701, 0.84944295, 0.89820103, 0.97822659]), array([0.0908059 , 0.29411765, 0.25      , 0.33333333, 0.22222222,</text:p>
            <text:p>       0.        , 0.2       , 0.5       , 0.2       , 0.5       ,</text:p>
            <text:p>       0.6       , 0.        , 0.28571429, 0.42857143, 0.46153846]), array([881,  17,  16,  12,   9,   3,   5,   2,   5,   2,   5,   3,   7,</text:p>
            <text:p>         7,  26,   0]))</text:p>
          </table:table-cell>
          <table:table-cell office:value-type="string" calcext:value-type="string">
            <text:p>(array([3.08507273e-04, 4.36706223e-04, 5.88926645e-04, 7.79536468e-04,</text:p>
            <text:p>       1.01479830e-03, 1.35521173e-03, 1.89426910e-03, 2.68953866e-03,</text:p>
            <text:p>       3.83842900e-03, 5.82866886e-03, 9.54143849e-03, 1.65134502e-02,</text:p>
            <text:p>       3.23701372e-02, 1.47241246e-01, 7.83695364e-01]), array([0.        , 0.02985075, 0.03030303, 0.01492537, 0.04545455,</text:p>
            <text:p>       0.04477612, 0.01492537, 0.07575758, 0.08955224, 0.10606061,</text:p>
            <text:p>       0.19402985, 0.20895522, 0.25757576, 0.31343284, 0.35820896]), array([67, 67, 66, 67, 66, 67, 67, 66, 67, 66, 67, 67, 66, 67, 67,  0]))</text:p>
          </table:table-cell>
          <table:table-cell office:value-type="string" calcext:value-type="string">
            <text:p>(array([0.00355995, 0.02777737, 0.04739921, 0.06704698, 0.09138144,</text:p>
            <text:p>       0.10109156, 0.1284797 , 0.15182026, 0.17067688, 0.18113482,</text:p>
            <text:p>       0.20820622, 0.23058248, 0.24863714, 0.27115769, 0.31039912,</text:p>
            <text:p>       0.32756655, 0.345433  , 0.38333917, 0.40888427, 0.42641273,</text:p>
            <text:p>       0.46234784, 0.48953551, 0.53498778, 0.55185974, 0.56189153,</text:p>
            <text:p>       0.59038907, 0.63104343, 0.65945792, 0.71141392, 0.75561374,</text:p>
            <text:p>       0.76463026, 0.78212702, 0.83695957, 0.85171783, 0.86876413,</text:p>
            <text:p>       0.88873724, 0.91030404, 0.93217918, 0.95257968, 0.97196051,</text:p>
            <text:p>       0.99031995]), array([0.06818182, 0.23728814, 0.36363636, 0.28571429, 0.57142857,</text:p>
            <text:p>       0.        , 0.25      , 0.375     , 0.16666667, 0.        ,</text:p>
            <text:p>       0.5       , 0.        , 0.4       , 0.25      , 0.33333333,</text:p>
            <text:p>       0.        , 0.        , 0.        , 0.5       , 0.        ,</text:p>
            <text:p>       0.        , 0.        , 0.5       , 1.        , 0.        ,</text:p>
            <text:p>       0.        , 1.        , 0.        , 0.6       , 0.        ,</text:p>
            <text:p>       0.        , 0.        , 0.5       , 0.25      , 0.5       ,</text:p>
            <text:p>       0.66666667, 0.        , 0.5       , 0.66666667, 0.25      ,</text:p>
            <text:p>       0.5       ]), array([792,  59,  22,  14,   7,   1,   4,   8,   6,   1,   4,   2,   5,</text:p>
            <text:p>         4,   0,   3,   3,   2,   0,   1,   2,   2,   0,   1,   1,   0,</text:p>
            <text:p>         2,   1,   2,   1,   0,   1,   1,   0,   0,   5,   0,   1,   1,</text:p>
            <text:p>         1,   0,   2,   4,   2,   3,   2,   2,   3,   8,  14,   0]))</text:p>
          </table:table-cell>
          <table:table-cell office:value-type="float" office:value="0.272564605759309" calcext:value-type="float">
            <text:p>0.272564605759309</text:p>
          </table:table-cell>
          <table:table-cell office:value-type="float" office:value="0.108486788983994" calcext:value-type="float">
            <text:p>0.108486788983994</text:p>
          </table:table-cell>
          <table:table-cell office:value-type="float" office:value="0.356375592864934" calcext:value-type="float">
            <text:p>0.356375592864934</text:p>
          </table:table-cell>
          <table:table-cell office:value-type="float" office:value="0.767457008361816" calcext:value-type="float">
            <text:p>0.767457008361816</text:p>
          </table:table-cell>
          <table:table-cell office:value-type="float" office:value="0.425486408507646" calcext:value-type="float">
            <text:p>0.425486408507646</text:p>
          </table:table-cell>
          <table:table-cell office:value-type="float" office:value="0.910304039716721" calcext:value-type="float">
            <text:p>0.910304039716721</text:p>
          </table:table-cell>
          <table:table-cell office:value-type="float" office:value="0.116699619932911" calcext:value-type="float">
            <text:p>0.116699619932911</text:p>
          </table:table-cell>
          <table:table-cell office:value-type="string" calcext:value-type="string">
            <text:p>(array([0.01785351, 0.09542948, 0.15164748, 0.2296953 , 0.28783978,</text:p>
            <text:p>       0.34054208, 0.43118471, 0.52109942, 0.56545095, 0.63920957,</text:p>
            <text:p>       0.69737211, 0.7636553 , 0.83938066, 0.90601037, 0.99398969]), array([0., 0., 0., 0., 0., 0., 0., 1., 1., 1., 1., 1., 1., 1., 1.]), array([ 94,   9,   9,   7,   4,   1,   5,   2,   5,   4,  10,   8,  14,</text:p>
            <text:p>        15, 813,   0]))</text:p>
          </table:table-cell>
          <table:table-cell office:value-type="string" calcext:value-type="string">
            <text:p>(array([0.00877136, 0.16821287, 0.82458975, 0.97193242, 0.98689203,</text:p>
            <text:p>       0.99284646, 0.99562184, 0.99707449, 0.99799182, 0.99857345,</text:p>
            <text:p>       0.99895847, 0.9992059 , 0.99940347, 0.99956023, 0.99969149]), array([0.        , 0.07462687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741266, 0.02796075, 0.04655063, 0.06390364, 0.09190271,</text:p>
            <text:p>       0.10505277, 0.13272773, 0.14814408, 0.17063653, 0.21346177,</text:p>
            <text:p>       0.23536974, 0.24403734, 0.26885426, 0.28355584, 0.31539318,</text:p>
            <text:p>       0.34054208, 0.4089739 , 0.43810847, 0.46175879, 0.51046449,</text:p>
            <text:p>       0.53469326, 0.55185974, 0.57358727, 0.59056833, 0.61666083,</text:p>
            <text:p>       0.63104343, 0.654567  , 0.67243345, 0.69209792, 0.70806042,</text:p>
            <text:p>       0.7280745 , 0.74818003, 0.76941752, 0.79484373, 0.81886518,</text:p>
            <text:p>       0.83185515, 0.84686229, 0.87226623, 0.89005764, 0.91078476,</text:p>
            <text:p>       0.93138353, 0.95211951, 0.97225605, 0.9966405 ]), array([0., 0., 0., 0., 0., 0., 0., 0., 0., 0., 0., 0., 0., 0., 0., 0., 0.,</text:p>
            <text:p>       0., 0., 1., 1., 1., 1., 1., 1., 1., 1., 1., 1., 1., 1., 1., 1., 1.,</text:p>
            <text:p>       1., 1., 1., 1., 1., 1., 1., 1., 1., 1.]), array([ 61,  20,   9,   5,   6,   1,   2,   6,   2,   0,   3,   1,   3,</text:p>
            <text:p>         1,   2,   1,   0,   1,   0,   0,   2,   2,   0,   1,   0,   1,</text:p>
            <text:p>         2,   1,   2,   1,   1,   1,   2,   3,   2,   3,   3,   3,   2,</text:p>
            <text:p>         2,   1,   6,   6,   4,   3,   3,  11,  16,  47, 745,   0]))</text:p>
          </table:table-cell>
          <table:table-cell office:value-type="float" office:value="0.241868285025426" calcext:value-type="float">
            <text:p>0.241868285025426</text:p>
          </table:table-cell>
          <table:table-cell office:value-type="float" office:value="0.0226677038341889" calcext:value-type="float">
            <text:p>0.0226677038341889</text:p>
          </table:table-cell>
          <table:table-cell office:value-type="float" office:value="0.231925093571002" calcext:value-type="float">
            <text:p>0.231925093571002</text:p>
          </table:table-cell>
          <table:table-cell office:value-type="float" office:value="0.478900581598282" calcext:value-type="float">
            <text:p>0.478900581598282</text:p>
          </table:table-cell>
          <table:table-cell office:value-type="float" office:value="0.175410249524496" calcext:value-type="float">
            <text:p>0.175410249524496</text:p>
          </table:table-cell>
          <table:table-cell office:value-type="float" office:value="0.489535510540009" calcext:value-type="float">
            <text:p>0.489535510540009</text:p>
          </table:table-cell>
        </table:table-row>
        <table:table-row table:style-name="ro4">
          <table:table-cell office:value-type="string" calcext:value-type="string">
            <text:p>(array([0.00511549, 0.10030888, 0.16418563, 0.23145635, 0.29967298,</text:p>
            <text:p>       0.36187899, 0.43582353, 0.50969407, 0.58283857, 0.6426469 ,</text:p>
            <text:p>       0.70439406, 0.7822625 , 0.82753459, 0.9015901 , 0.98186971]), array([0.09204545, 0.32142857, 0.5       , 0.22222222, 0.        ,</text:p>
            <text:p>       0.33333333, 0.5       , 0.6       , 0.6       , 0.44444444,</text:p>
            <text:p>       0.5       , 1.        , 0.5       , 0.4       , 0.52631579]), array([880,  28,  12,   9,   6,   3,   4,   5,   5,   9,   4,   2,   4,</text:p>
            <text:p>        10,  19,   0]))</text:p>
          </table:table-cell>
          <table:table-cell office:value-type="string" calcext:value-type="string">
            <text:p>(array([2.56315148e-04, 3.19142568e-04, 3.92583586e-04, 4.91258004e-04,</text:p>
            <text:p>       6.39009694e-04, 8.44165492e-04, 1.16547950e-03, 1.59570433e-03,</text:p>
            <text:p>       2.26059037e-03, 3.62128060e-03, 6.03279554e-03, 1.13189571e-02,</text:p>
            <text:p>       2.66807142e-02, 1.31806676e-01, 7.47406162e-01]), array([0.01492537, 0.04477612, 0.        , 0.07462687, 0.06060606,</text:p>
            <text:p>       0.07462687, 0.08955224, 0.10606061, 0.05970149, 0.15151515,</text:p>
            <text:p>       0.07462687, 0.19402985, 0.1969697 , 0.32835821, 0.49253731]), array([67, 67, 66, 67, 66, 67, 67, 66, 67, 66, 67, 67, 66, 67, 67,  0]))</text:p>
          </table:table-cell>
          <table:table-cell office:value-type="string" calcext:value-type="string">
            <text:p>(array([0.0028411 , 0.02663117, 0.04842184, 0.07018868, 0.08976024,</text:p>
            <text:p>       0.10801732, 0.12633201, 0.15094774, 0.17185683, 0.19138692,</text:p>
            <text:p>       0.20922604, 0.23103974, 0.25472818, 0.27198038, 0.29211681,</text:p>
            <text:p>       0.30520049, 0.3314229 , 0.35642663, 0.37278372, 0.40952091,</text:p>
            <text:p>       0.45767921, 0.46657309, 0.49678351, 0.50492913, 0.5249871 ,</text:p>
            <text:p>       0.57014608, 0.59130023, 0.61134458, 0.62423279, 0.6446076 ,</text:p>
            <text:p>       0.66379289, 0.68449062, 0.72429749, 0.76972109, 0.79480392,</text:p>
            <text:p>       0.81229156, 0.83261559, 0.8746921 , 0.89536628, 0.91271955,</text:p>
            <text:p>       0.9325194 , 0.95803595, 0.97008874, 0.99096223]), array([0.08029197, 0.21212121, 0.3       , 0.36363636, 0.5       ,</text:p>
            <text:p>       0.16666667, 0.3       , 0.5       , 0.57142857, 0.        ,</text:p>
            <text:p>       0.5       , 0.2       , 0.        , 0.        , 0.        ,</text:p>
            <text:p>       0.        , 0.        , 0.        , 1.        , 0.        ,</text:p>
            <text:p>       1.        , 1.        , 0.5       , 0.        , 1.        ,</text:p>
            <text:p>       0.        , 1.        , 1.        , 0.        , 1.        ,</text:p>
            <text:p>       0.5       , 0.        , 1.        , 1.        , 1.        ,</text:p>
            <text:p>       0.        , 0.66666667, 0.66666667, 0.5       , 0.        ,</text:p>
            <text:p>       0.66666667, 0.        , 0.        , 0.69230769]), array([822,  33,  20,  11,   8,   6,  10,   2,   7,   1,   2,   5,   2,</text:p>
            <text:p>         1,   2,   2,   1,   2,   1,   0,   2,   0,   1,   1,   2,   1,</text:p>
            <text:p>         2,   0,   2,   3,   1,   3,   1,   4,   2,   0,   2,   0,   1,</text:p>
            <text:p>         1,   1,   3,   0,   3,   2,   3,   3,   1,   4,  13,   0]))</text:p>
          </table:table-cell>
          <table:table-cell office:value-type="float" office:value="0.203864882837793" calcext:value-type="float">
            <text:p>0.203864882837793</text:p>
          </table:table-cell>
          <table:table-cell office:value-type="float" office:value="0.102573649233212" calcext:value-type="float">
            <text:p>0.102573649233212</text:p>
          </table:table-cell>
          <table:table-cell office:value-type="float" office:value="0.375305419130226" calcext:value-type="float">
            <text:p>0.375305419130226</text:p>
          </table:table-cell>
          <table:table-cell office:value-type="float" office:value="0.501590102910996" calcext:value-type="float">
            <text:p>0.501590102910996</text:p>
          </table:table-cell>
          <table:table-cell office:value-type="float" office:value="0.254868848110313" calcext:value-type="float">
            <text:p>0.254868848110313</text:p>
          </table:table-cell>
          <table:table-cell office:value-type="float" office:value="0.970088735222817" calcext:value-type="float">
            <text:p>0.970088735222817</text:p>
          </table:table-cell>
          <table:table-cell office:value-type="float" office:value="0.116052460464174" calcext:value-type="float">
            <text:p>0.116052460464174</text:p>
          </table:table-cell>
          <table:table-cell office:value-type="string" calcext:value-type="string">
            <text:p>(array([0.0123093 , 0.09414831, 0.16694849, 0.21844284, 0.31550938,</text:p>
            <text:p>       0.36276025, 0.44599003, 0.50900132, 0.59097177, 0.6457911 ,</text:p>
            <text:p>       0.70631964, 0.76870039, 0.83443734, 0.89649901, 0.99537914]), array([0. , 0. , 0. , 0. , 0. , 0. , 0. , 0.6, 1. , 1. , 1. , 1. , 1. ,</text:p>
            <text:p>       1. , 1. ]), array([ 90,  15,   8,   2,   2,   6,   4,   5,   5,   6,   8,   9,   8,</text:p>
            <text:p>        23, 809,   0]))</text:p>
          </table:table-cell>
          <table:table-cell office:value-type="string" calcext:value-type="string">
            <text:p>(array([0.0043755 , 0.18358367, 0.81800046, 0.9755833 , 0.99063687,</text:p>
            <text:p>       0.99502045, 0.9971253 , 0.99815885, 0.99870948, 0.99907686,</text:p>
            <text:p>       0.99933302, 0.99949627, 0.99960264, 0.99967874, 0.99974348]), array([0.        , 0.07462687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98672, 0.02717871, 0.04771761, 0.06978841, 0.08605889,</text:p>
            <text:p>       0.10877137, 0.12624671, 0.14401852, 0.17359588, 0.18770844,</text:p>
            <text:p>       0.20116736, 0.23571832, 0.31550938, 0.33823806, 0.37502134,</text:p>
            <text:p>       0.42985392, 0.45767921, 0.46657309, 0.49591757, 0.50319725,</text:p>
            <text:p>       0.5249871 , 0.59097177, 0.61134458, 0.64391812, 0.6667416 ,</text:p>
            <text:p>       0.69479951, 0.70788319, 0.7255382 , 0.74527182, 0.77004814,</text:p>
            <text:p>       0.7887596 , 0.80861308, 0.83256567, 0.84212303, 0.87397146,</text:p>
            <text:p>       0.8933619 , 0.90562224, 0.93049164, 0.95168732, 0.97309586,</text:p>
            <text:p>       0.99724993]), array([0., 0., 0., 0., 0., 0., 0., 0., 0., 0., 0., 0., 0., 0., 0., 0., 0.,</text:p>
            <text:p>       0., 0., 1., 1., 1., 1., 1., 1., 1., 1., 1., 1., 1., 1., 1., 1., 1.,</text:p>
            <text:p>       1., 1., 1., 1., 1., 1., 1.]), array([ 70,  11,   7,   5,   7,   2,   4,   1,   5,   1,   1,   1,   0,</text:p>
            <text:p>         0,   0,   2,   2,   0,   4,   0,   0,   2,   1,   1,   2,   1,</text:p>
            <text:p>         2,   0,   0,   5,   1,   0,   3,   3,   2,   2,   3,   2,   5,</text:p>
            <text:p>         2,   1,   5,   1,   9,   6,   4,   9,  14,  26, 765,   0]))</text:p>
          </table:table-cell>
          <table:table-cell office:value-type="float" office:value="0.217933925369266" calcext:value-type="float">
            <text:p>0.217933925369266</text:p>
          </table:table-cell>
          <table:table-cell office:value-type="float" office:value="0.0228777721261023" calcext:value-type="float">
            <text:p>0.0228777721261023</text:p>
          </table:table-cell>
          <table:table-cell office:value-type="float" office:value="0.227061134156744" calcext:value-type="float">
            <text:p>0.227061134156744</text:p>
          </table:table-cell>
          <table:table-cell office:value-type="float" office:value="0.445990033447742" calcext:value-type="float">
            <text:p>0.445990033447742</text:p>
          </table:table-cell>
          <table:table-cell office:value-type="float" office:value="0.181999542101315" calcext:value-type="float">
            <text:p>0.181999542101315</text:p>
          </table:table-cell>
          <table:table-cell office:value-type="float" office:value="0.496802747249603" calcext:value-type="float">
            <text:p>0.496802747249603</text:p>
          </table:table-cell>
        </table:table-row>
        <table:table-row table:style-name="ro4">
          <table:table-cell office:value-type="string" calcext:value-type="string">
            <text:p>(array([0.00891051, 0.09270609, 0.15855617, 0.2317062 , 0.2943388 ,</text:p>
            <text:p>       0.36098718, 0.43822742, 0.49076464, 0.56444561, 0.6260647 ,</text:p>
            <text:p>       0.7072064 , 0.76641232, 0.82513169, 0.90705671, 0.98048383]), array([0.0625    , 0.23333333, 0.26315789, 0.14285714, 0.125     ,</text:p>
            <text:p>       0.14285714, 0.        , 0.375     , 0.45454545, 0.375     ,</text:p>
            <text:p>       0.36363636, 0.3       , 0.55555556, 0.17857143, 0.34328358]), array([768,  30,  19,  14,   8,   7,   2,   8,  11,   8,  11,  10,   9,</text:p>
            <text:p>        28,  67,   0]))</text:p>
          </table:table-cell>
          <table:table-cell office:value-type="string" calcext:value-type="string">
            <text:p>(array([5.56547137e-04, 7.28556625e-04, 9.30822668e-04, 1.25421606e-03,</text:p>
            <text:p>       1.80352012e-03, 2.68707145e-03, 4.19453730e-03, 6.40569682e-03,</text:p>
            <text:p>       1.01598046e-02, 1.59181058e-02, 2.96114155e-02, 7.38732801e-02,</text:p>
            <text:p>       3.22397369e-01, 8.04063226e-01, 9.80483829e-01]), array([0.01492537, 0.        , 0.01515152, 0.01492537, 0.03030303,</text:p>
            <text:p>       0.05970149, 0.08955224, 0.01515152, 0.05970149, 0.10606061,</text:p>
            <text:p>       0.17910448, 0.23880597, 0.25757576, 0.29850746, 0.34328358]), array([67, 67, 66, 67, 66, 67, 67, 66, 67, 66, 67, 67, 66, 67, 67,  0]))</text:p>
          </table:table-cell>
          <table:table-cell office:value-type="string" calcext:value-type="string">
            <text:p>(array([0.0042818 , 0.02763665, 0.04987223, 0.06752851, 0.0906346 ,</text:p>
            <text:p>       0.11312278, 0.13399703, 0.14856858, 0.16943207, 0.18074486,</text:p>
            <text:p>       0.21289387, 0.23091442, 0.24816379, 0.27336327, 0.29351988,</text:p>
            <text:p>       0.30367714, 0.33073908, 0.34591134, 0.37201151, 0.3856267 ,</text:p>
            <text:p>       0.43822742, 0.47555032, 0.48411344, 0.5075587 , 0.55080684,</text:p>
            <text:p>       0.58831348, 0.61567467, 0.6348364 , 0.64130968, 0.69473246,</text:p>
            <text:p>       0.70939313, 0.73379427, 0.76663522, 0.79399526, 0.8057191 ,</text:p>
            <text:p>       0.82801294, 0.84848806, 0.87267163, 0.88970625, 0.91031484,</text:p>
            <text:p>       0.92947195, 0.94535399, 0.96833004, 0.99260438]), array([0.03793627, 0.19117647, 0.3030303 , 0.0625    , 0.13333333,</text:p>
            <text:p>       0.75      , 0.28571429, 0.2       , 0.25      , 0.5       ,</text:p>
            <text:p>       0.        , 0.        , 0.4       , 0.        , 0.        ,</text:p>
            <text:p>       0.5       , 0.        , 0.25      , 0.        , 0.        ,</text:p>
            <text:p>       0.        , 0.5       , 0.33333333, 0.33333333, 0.71428571,</text:p>
            <text:p>       0.        , 0.25      , 0.66666667, 0.        , 0.5       ,</text:p>
            <text:p>       0.4       , 0.2       , 0.        , 0.66666667, 0.66666667,</text:p>
            <text:p>       0.5       , 0.5       , 0.        , 0.        , 0.36363636,</text:p>
            <text:p>       0.18181818, 0.16666667, 0.26666667, 0.39534884]), array([659,  68,  33,  16,  15,   4,   7,   5,   8,   2,   6,   2,   5,</text:p>
            <text:p>         4,   2,   2,   1,   4,   1,   2,   0,   2,   0,   2,   3,   3,</text:p>
            <text:p>         0,   7,   0,   4,   4,   3,   1,   0,   4,   5,   5,   0,   4,</text:p>
            <text:p>         3,   3,   4,   2,   2,   7,  11,  11,   6,  15,  43,   0]))</text:p>
          </table:table-cell>
          <table:table-cell office:value-type="float" office:value="0.275689152143574" calcext:value-type="float">
            <text:p>0.275689152143574</text:p>
          </table:table-cell>
          <table:table-cell office:value-type="float" office:value="0.125619616334655" calcext:value-type="float">
            <text:p>0.125619616334655</text:p>
          </table:table-cell>
          <table:table-cell office:value-type="float" office:value="0.335025244383602" calcext:value-type="float">
            <text:p>0.335025244383602</text:p>
          </table:table-cell>
          <table:table-cell office:value-type="float" office:value="0.728485284107072" calcext:value-type="float">
            <text:p>0.728485284107072</text:p>
          </table:table-cell>
          <table:table-cell office:value-type="float" office:value="0.637200246995954" calcext:value-type="float">
            <text:p>0.637200246995954</text:p>
          </table:table-cell>
          <table:table-cell office:value-type="float" office:value="0.889706245490483" calcext:value-type="float">
            <text:p>0.889706245490483</text:p>
          </table:table-cell>
          <table:table-cell office:value-type="float" office:value="0.139652693992282" calcext:value-type="float">
            <text:p>0.139652693992282</text:p>
          </table:table-cell>
          <table:table-cell office:value-type="string" calcext:value-type="string">
            <text:p>(array([0.0217507 , 0.0964245 , 0.16728939, 0.24042009, 0.29246695,</text:p>
            <text:p>       0.37083998, 0.42350226, 0.49852913, 0.5533515 , 0.63407191,</text:p>
            <text:p>       0.70584505, 0.77226781, 0.83785382, 0.91104072, 0.99172303]), array([0. , 0. , 0. , 0. , 0. , 0. , 0. , 0.5, 1. , 1. , 1. , 1. , 1. ,</text:p>
            <text:p>       1. , 1. ]), array([ 92,  30,   9,   9,   8,   6,   6,   8,   7,   9,  11,  15,  19,</text:p>
            <text:p>        28, 743,   0]))</text:p>
          </table:table-cell>
          <table:table-cell office:value-type="string" calcext:value-type="string">
            <text:p>(array([0.01192316, 0.09352196, 0.51015881, 0.87557978, 0.9633008 ,</text:p>
            <text:p>       0.98309324, 0.9895721 , 0.99333343, 0.99572115, 0.99728451,</text:p>
            <text:p>       0.99817706, 0.9987405 , 0.99906334, 0.9992688 , 0.99944087]), array([0.        , 0.        , 0.54545455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759438, 0.02918237, 0.05246562, 0.07192068, 0.08960796,</text:p>
            <text:p>       0.11087989, 0.13068982, 0.15209072, 0.17120409, 0.18924723,</text:p>
            <text:p>       0.20752829, 0.23336478, 0.24945071, 0.26762928, 0.29147349,</text:p>
            <text:p>       0.30622999, 0.35003667, 0.37313223, 0.38394477, 0.41168652,</text:p>
            <text:p>       0.44713372, 0.47337413, 0.4870416 , 0.51048686, 0.52227348,</text:p>
            <text:p>       0.54998306, 0.56177258, 0.61442653, 0.63520997, 0.65257922,</text:p>
            <text:p>       0.66926092, 0.69675517, 0.70858659, 0.72920708, 0.75269416,</text:p>
            <text:p>       0.76908558, 0.78901885, 0.81138734, 0.83017645, 0.85166294,</text:p>
            <text:p>       0.86602466, 0.88425146, 0.90943623, 0.93311424, 0.95055519,</text:p>
            <text:p>       0.9719667 , 0.99577203]), array([0., 0., 0., 0., 0., 0., 0., 0., 0., 0., 0., 0., 0., 0., 0., 0., 0.,</text:p>
            <text:p>       0., 0., 0., 0., 0., 0., 1., 1., 1., 1., 1., 1., 1., 1., 1., 1., 1.,</text:p>
            <text:p>       1., 1., 1., 1., 1., 1., 1., 1., 1., 1., 1., 1., 1.]), array([ 51,  24,  15,  10,   9,  10,   4,   2,   4,   2,   1,   4,   2,</text:p>
            <text:p>         4,   3,   3,   0,   2,   1,   3,   4,   0,   2,   1,   3,   3,</text:p>
            <text:p>         1,   5,   2,   0,   3,   3,   3,   1,   3,   4,   5,   3,   2,</text:p>
            <text:p>         8,   3,   8,   5,   5,   1,  17,  17,  24,  59, 651,   0]))</text:p>
          </table:table-cell>
          <table:table-cell office:value-type="float" office:value="0.213867393557224" calcext:value-type="float">
            <text:p>0.213867393557224</text:p>
          </table:table-cell>
          <table:table-cell office:value-type="float" office:value="0.0232110183253721" calcext:value-type="float">
            <text:p>0.0232110183253721</text:p>
          </table:table-cell>
          <table:table-cell office:value-type="float" office:value="0.240877055941383" calcext:value-type="float">
            <text:p>0.240877055941383</text:p>
          </table:table-cell>
          <table:table-cell office:value-type="float" office:value="0.446648504052843" calcext:value-type="float">
            <text:p>0.446648504052843</text:p>
          </table:table-cell>
          <table:table-cell office:value-type="float" office:value="0.124420215389622" calcext:value-type="float">
            <text:p>0.124420215389622</text:p>
          </table:table-cell>
          <table:table-cell office:value-type="float" office:value="0.489513138930003" calcext:value-type="float">
            <text:p>0.489513138930003</text:p>
          </table:table-cell>
        </table:table-row>
        <table:table-row table:style-name="ro5">
          <table:table-cell office:value-type="string" calcext:value-type="string">
            <text:p>(array([0.00559434, 0.09719226, 0.16241094, 0.23288046, 0.30175095,</text:p>
            <text:p>       0.3534465 , 0.44588455, 0.50614735, 0.55156693, 0.62000996,</text:p>
            <text:p>       0.70825759, 0.79551774, 0.81529853, 0.89890202, 0.97676241]), array([0.09924488, 0.125     , 0.42857143, 0.66666667, 0.16666667,</text:p>
            <text:p>       0.2       , 1.        , 0.5       , 0.5       , 0.        ,</text:p>
            <text:p>       0.5       , 1.        , 0.5       , 0.        , 0.36363636]), array([927,  24,   7,   3,   6,   5,   4,   2,   2,   1,   2,   1,   2,</text:p>
            <text:p>         3,  11,   0]))</text:p>
          </table:table-cell>
          <table:table-cell office:value-type="string" calcext:value-type="string">
            <text:p>(array([2.08589655e-04, 2.86094828e-04, 3.99979798e-04, 5.73989623e-04,</text:p>
            <text:p>       8.56226569e-04, 1.13788294e-03, 1.46827747e-03, 1.90790037e-03,</text:p>
            <text:p>       2.61246891e-03, 3.68756674e-03, 5.48193443e-03, 8.49745467e-03,</text:p>
            <text:p>       1.50602182e-02, 4.24230148e-02, 4.34151150e-01]), array([0.01492537, 0.04477612, 0.01515152, 0.08955224, 0.07575758,</text:p>
            <text:p>       0.05970149, 0.05970149, 0.07575758, 0.13432836, 0.10606061,</text:p>
            <text:p>       0.11940299, 0.11940299, 0.22727273, 0.25373134, 0.32835821]), array([67, 67, 66, 67, 66, 67, 67, 66, 67, 66, 67, 67, 66, 67, 67,  0]))</text:p>
          </table:table-cell>
          <table:table-cell office:value-type="string" calcext:value-type="string">
            <text:p>(array([0.00311505, 0.02951826, 0.04870566, 0.06743903, 0.08845587,</text:p>
            <text:p>       0.11152904, 0.13495851, 0.15567748, 0.19577654, 0.20647176,</text:p>
            <text:p>       0.24608482, 0.27718121, 0.28768939, 0.30561284, 0.33317527,</text:p>
            <text:p>       0.35346853, 0.36927295, 0.43376145, 0.44197467, 0.46582741,</text:p>
            <text:p>       0.49135011, 0.5209446 , 0.54114991, 0.56198394, 0.62000996,</text:p>
            <text:p>       0.68565011, 0.73086506, 0.79551774, 0.8031354 , 0.82746166,</text:p>
            <text:p>       0.88631108, 0.92891678, 0.9508096 , 0.97250779, 0.99395922]), array([0.0872093 , 0.23255814, 0.26315789, 0.22222222, 0.11111111,</text:p>
            <text:p>       0.2       , 0.66666667, 0.33333333, 0.        , 1.        ,</text:p>
            <text:p>       0.5       , 1.        , 0.        , 0.        , 0.        ,</text:p>
            <text:p>       0.33333333, 0.        , 1.        , 1.        , 1.        ,</text:p>
            <text:p>       1.        , 0.        , 1.        , 0.        , 0.        ,</text:p>
            <text:p>       1.        , 0.        , 1.        , 1.        , 0.        ,</text:p>
            <text:p>       0.        , 0.5       , 1.        , 0.25      , 0.2       ]), array([860,  43,  19,   9,   9,  10,   3,   3,   0,   2,   1,   0,   2,</text:p>
            <text:p>         1,   1,   3,   2,   3,   1,   0,   0,   1,   2,   1,   1,   0,</text:p>
            <text:p>         1,   1,   1,   0,   0,   1,   0,   0,   1,   0,   1,   0,   0,</text:p>
            <text:p>         1,   1,   1,   0,   0,   2,   0,   2,   1,   4,   5,   0]))</text:p>
          </table:table-cell>
          <table:table-cell office:value-type="float" office:value="0.305456125997353" calcext:value-type="float">
            <text:p>0.305456125997353</text:p>
          </table:table-cell>
          <table:table-cell office:value-type="float" office:value="0.0944475819997335" calcext:value-type="float">
            <text:p>0.0944475819997335</text:p>
          </table:table-cell>
          <table:table-cell office:value-type="float" office:value="0.406930510853189" calcext:value-type="float">
            <text:p>0.406930510853189</text:p>
          </table:table-cell>
          <table:table-cell office:value-type="float" office:value="0.89890201886495" calcext:value-type="float">
            <text:p>0.89890201886495</text:p>
          </table:table-cell>
          <table:table-cell office:value-type="float" office:value="0.212212509094653" calcext:value-type="float">
            <text:p>0.212212509094653</text:p>
          </table:table-cell>
          <table:table-cell office:value-type="float" office:value="0.886311084032059" calcext:value-type="float">
            <text:p>0.886311084032059</text:p>
          </table:table-cell>
          <table:table-cell office:value-type="float" office:value="0.111351628006975" calcext:value-type="float">
            <text:p>0.111351628006975</text:p>
          </table:table-cell>
          <table:table-cell office:value-type="string" calcext:value-type="string">
            <text:p>(array([0.01203571, 0.10192795, 0.15195762, 0.22892816, 0.27315807,</text:p>
            <text:p>       0.36381909, 0.44431085, 0.48520276, 0.54114991, 0.64510391,</text:p>
            <text:p>       0.69205427, 0.77736633, 0.8203102 , 0.90360284, 0.99493441]), array([0., 0., 0., 0., 0., 0., 0., 0., 1., 1., 1., 1., 1., 1., 1.]), array([ 99,   6,   4,   2,   2,   2,   5,   2,   1,   4,   6,   2,   5,</text:p>
            <text:p>        21, 839,   0]))</text:p>
          </table:table-cell>
          <table:table-cell office:value-type="string" calcext:value-type="string">
            <text:p>(array([0.00345443, 0.22591587, 0.92794101, 0.98404389, 0.99211815,</text:p>
            <text:p>       0.99515787, 0.99684482, 0.99785249, 0.99839537, 0.99877383,</text:p>
            <text:p>       0.99907755, 0.99939565, 0.99958985, 0.9997104 , 0.99979041]), array([0.        , 0.17910448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19949, 0.03026274, 0.05262832, 0.06671168, 0.08504435,</text:p>
            <text:p>       0.11265182, 0.13914551, 0.15700112, 0.17253834, 0.20647176,</text:p>
            <text:p>       0.25138456, 0.27315807, 0.34764814, 0.37999004, 0.43588875,</text:p>
            <text:p>       0.44197467, 0.47244141, 0.49135011, 0.54114991, 0.63072705,</text:p>
            <text:p>       0.64362128, 0.66682473, 0.6922029 , 0.71231061, 0.75921492,</text:p>
            <text:p>       0.79551774, 0.80386077, 0.84498434, 0.87341549, 0.88849238,</text:p>
            <text:p>       0.91111769, 0.93137717, 0.95256958, 0.97100476, 0.99707584]), array([0., 0., 0., 0., 0., 0., 0., 0., 0., 0., 0., 0., 0., 0., 0., 0., 0.,</text:p>
            <text:p>       0., 1., 1., 1., 1., 1., 1., 1., 1., 1., 1., 1., 1., 1., 1., 1., 1.,</text:p>
            <text:p>       1.]), array([ 79,  13,   5,   3,   1,   4,   2,   1,   1,   0,   1,   0,   1,</text:p>
            <text:p>         2,   0,   0,   0,   1,   1,   0,   0,   2,   2,   2,   1,   0,</text:p>
            <text:p>         0,   1,   0,   0,   0,   1,   2,   2,   4,   1,   0,   1,   0,</text:p>
            <text:p>         1,   3,   0,   2,   1,   8,   8,   8,  15,  34, 786,   0]))</text:p>
          </table:table-cell>
          <table:table-cell office:value-type="float" office:value="0.245787889938257" calcext:value-type="float">
            <text:p>0.245787889938257</text:p>
          </table:table-cell>
          <table:table-cell office:value-type="float" office:value="0.0107716355524175" calcext:value-type="float">
            <text:p>0.0107716355524175</text:p>
          </table:table-cell>
          <table:table-cell office:value-type="float" office:value="0.214457820667938" calcext:value-type="float">
            <text:p>0.214457820667938</text:p>
          </table:table-cell>
          <table:table-cell office:value-type="float" office:value="0.485202759504318" calcext:value-type="float">
            <text:p>0.485202759504318</text:p>
          </table:table-cell>
          <table:table-cell office:value-type="float" office:value="0.0720589919805978" calcext:value-type="float">
            <text:p>0.0720589919805978</text:p>
          </table:table-cell>
          <table:table-cell office:value-type="float" office:value="0.491350114345551" calcext:value-type="float">
            <text:p>0.491350114345551</text:p>
          </table:table-cell>
        </table:table-row>
        <table:table-row table:style-name="ro2">
          <table:table-cell office:value-type="string" calcext:value-type="string">
            <text:p>(array([0.00828283, 0.09321005, 0.16288272, 0.22860077, 0.29772029,</text:p>
            <text:p>       0.3613999 , 0.41960385, 0.49780717, 0.55461047, 0.63189575,</text:p>
            <text:p>       0.70864958, 0.77638144, 0.84231659, 0.89498768, 0.98333014]), array([0.05633803, 0.12      , 0.13793103, 0.25      , 0.22222222,</text:p>
            <text:p>       0.18181818, 0.2       , 0.1       , 0.57142857, 0.1       ,</text:p>
            <text:p>       0.        , 0.2       , 0.        , 0.17647059, 0.32653061]), array([710,  50,  29,  24,   9,  11,   5,  10,   7,  10,   3,  10,   7,</text:p>
            <text:p>        17,  98,   0]))</text:p>
          </table:table-cell>
          <table:table-cell office:value-type="string" calcext:value-type="string">
            <text:p>(array([4.94924560e-04, 6.76087013e-04, 8.92771330e-04, 1.27504690e-03,</text:p>
            <text:p>       1.84345552e-03, 2.72298369e-03, 3.97550527e-03, 6.18326015e-03,</text:p>
            <text:p>       1.16036012e-02, 2.61993687e-02, 5.83952119e-02, 1.49099245e-01,</text:p>
            <text:p>       4.20710226e-01, 8.97129348e-01, 9.93535788e-01]), array([0.        , 0.04477612, 0.09090909, 0.05970149, 0.        ,</text:p>
            <text:p>       0.03030303, 0.04477612, 0.06060606, 0.07462687, 0.12121212,</text:p>
            <text:p>       0.11940299, 0.13432836, 0.22727273, 0.1641791 , 0.3880597 ]), array([67, 67, 66, 67, 67, 66, 67, 66, 67, 66, 67, 67, 66, 67, 67,  0]))</text:p>
          </table:table-cell>
          <table:table-cell office:value-type="string" calcext:value-type="string">
            <text:p>(array([0.00360328, 0.02882604, 0.04898366, 0.07081578, 0.09086129,</text:p>
            <text:p>       0.1059034 , 0.130418  , 0.14876904, 0.1697483 , 0.18945617,</text:p>
            <text:p>       0.20743216, 0.23357798, 0.24798663, 0.27124062, 0.29090428,</text:p>
            <text:p>       0.31201545, 0.32820776, 0.3446848 , 0.36751943, 0.3842714 ,</text:p>
            <text:p>       0.4027833 , 0.42486143, 0.44272977, 0.47664489, 0.48791049,</text:p>
            <text:p>       0.50985432, 0.53215499, 0.55165201, 0.56792688, 0.61088339,</text:p>
            <text:p>       0.62839913, 0.64406312, 0.66432384, 0.69255966, 0.71669453,</text:p>
            <text:p>       0.73758483, 0.7579214 , 0.77032288, 0.79146791, 0.81408185,</text:p>
            <text:p>       0.83496872, 0.84937437, 0.87288344, 0.88978796, 0.90806905,</text:p>
            <text:p>       0.93295171, 0.95384969, 0.97020108, 0.99407365]), array([0.04575163, 0.11666667, 0.125     , 0.16666667, 0.06666667,</text:p>
            <text:p>       0.125     , 0.1875    , 0.16666667, 0.125     , 0.        ,</text:p>
            <text:p>       0.125     , 0.27272727, 0.5       , 0.25      , 0.        ,</text:p>
            <text:p>       0.        , 1.        , 0.        , 0.2       , 0.        ,</text:p>
            <text:p>       0.5       , 0.        , 0.        , 0.        , 0.        ,</text:p>
            <text:p>       0.5       , 0.5       , 0.        , 0.66666667, 0.        ,</text:p>
            <text:p>       0.        , 0.        , 0.5       , 0.        , 0.        ,</text:p>
            <text:p>       0.        , 1.        , 0.33333333, 0.        , 0.        ,</text:p>
            <text:p>       0.        , 0.        , 0.2       , 0.16666667, 0.16666667,</text:p>
            <text:p>       0.        , 0.08333333, 0.31578947, 0.38461538]), array([612,  60,  32,  24,  15,   8,  16,   6,   8,   8,   8,  11,   4,</text:p>
            <text:p>         4,   1,   4,   2,   3,   5,   2,   2,   2,   1,   2,   4,   2,</text:p>
            <text:p>         4,   2,   3,   0,   3,   4,   1,   2,   1,   2,   1,   1,   3,</text:p>
            <text:p>         5,   1,   2,   3,   5,   6,   6,   3,  12,  19,  65,   0]))</text:p>
          </table:table-cell>
          <table:table-cell office:value-type="float" office:value="0.336337663413237" calcext:value-type="float">
            <text:p>0.336337663413237</text:p>
          </table:table-cell>
          <table:table-cell office:value-type="float" office:value="0.138890876298395" calcext:value-type="float">
            <text:p>0.138890876298395</text:p>
          </table:table-cell>
          <table:table-cell office:value-type="float" office:value="0.392047622680417" calcext:value-type="float">
            <text:p>0.392047622680417</text:p>
          </table:table-cell>
          <table:table-cell office:value-type="float" office:value="0.842316593442644" calcext:value-type="float">
            <text:p>0.842316593442644</text:p>
          </table:table-cell>
          <table:table-cell office:value-type="float" office:value="0.732950243487287" calcext:value-type="float">
            <text:p>0.732950243487287</text:p>
          </table:table-cell>
          <table:table-cell office:value-type="float" office:value="0.932951708634695" calcext:value-type="float">
            <text:p>0.932951708634695</text:p>
          </table:table-cell>
          <table:table-cell office:value-type="float" office:value="0.151163295144727" calcext:value-type="float">
            <text:p>0.151163295144727</text:p>
          </table:table-cell>
          <table:table-cell office:value-type="string" calcext:value-type="string">
            <text:p>(array([0.01768609, 0.09949221, 0.15455788, 0.22628819, 0.29411986,</text:p>
            <text:p>       0.36897576, 0.43475361, 0.5059523 , 0.56540857, 0.6402292 ,</text:p>
            <text:p>       0.70243792, 0.77227153, 0.83491015, 0.90519431, 0.99196619]), array([0. , 0. , 0. , 0. , 0. , 0. , 0. , 0.7, 1. , 1. , 1. , 1. , 1. ,</text:p>
            <text:p>       1. , 1. ]), array([106,  20,  11,  14,   5,  11,   4,  10,   8,  10,   7,  20,  25,</text:p>
            <text:p>        47, 702,   0]))</text:p>
          </table:table-cell>
          <table:table-cell office:value-type="string" calcext:value-type="string">
            <text:p>(array([0.00520758, 0.06997601, 0.41864661, 0.81581335, 0.93470098,</text:p>
            <text:p>       0.97305754, 0.9878605 , 0.9936431 , 0.9959606 , 0.99719585,</text:p>
            <text:p>       0.99805763, 0.99865311, 0.99908863, 0.99932315, 0.99950664]), array([0.        , 0.        , 0.39393939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4198 , 0.03070084, 0.04669448, 0.06890801, 0.09305205,</text:p>
            <text:p>       0.10714995, 0.12979119, 0.1496195 , 0.16840788, 0.18591815,</text:p>
            <text:p>       0.20775541, 0.23124473, 0.25143167, 0.26887614, 0.28330547,</text:p>
            <text:p>       0.30744034, 0.33062104, 0.35593688, 0.3729589 , 0.38911661,</text:p>
            <text:p>       0.40437776, 0.43794072, 0.44834799, 0.47328433, 0.4990887 ,</text:p>
            <text:p>       0.51343107, 0.53047471, 0.55727023, 0.57299963, 0.59881115,</text:p>
            <text:p>       0.6157286 , 0.63519847, 0.6553152 , 0.66409528, 0.68798455,</text:p>
            <text:p>       0.70909572, 0.73012487, 0.75627941, 0.76642606, 0.79205924,</text:p>
            <text:p>       0.81054383, 0.83102495, 0.85079738, 0.87044768, 0.89180004,</text:p>
            <text:p>       0.90958715, 0.92908162, 0.9510047 , 0.97149618, 0.9963516 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68,  20,  15,   7,   6,   6,   7,   4,   3,   1,   6,   5,   2,</text:p>
            <text:p>         2,   2,   1,   3,   1,   5,   3,   1,   1,   2,   2,   1,   5,</text:p>
            <text:p>         4,   1,   4,   1,   2,   4,   3,   1,   4,   1,   3,   3,   9,</text:p>
            <text:p>         7,   8,   7,   5,  14,   8,  15,  20,  29,  59, 609,   0]))</text:p>
          </table:table-cell>
          <table:table-cell office:value-type="float" office:value="0.225166896186688" calcext:value-type="float">
            <text:p>0.225166896186688</text:p>
          </table:table-cell>
          <table:table-cell office:value-type="float" office:value="0.0271353146158244" calcext:value-type="float">
            <text:p>0.0271353146158244</text:p>
          </table:table-cell>
          <table:table-cell office:value-type="float" office:value="0.248999183901401" calcext:value-type="float">
            <text:p>0.248999183901401</text:p>
          </table:table-cell>
          <table:table-cell office:value-type="float" office:value="0.434753611683846" calcext:value-type="float">
            <text:p>0.434753611683846</text:p>
          </table:table-cell>
          <table:table-cell office:value-type="float" office:value="0.184186651969134" calcext:value-type="float">
            <text:p>0.184186651969134</text:p>
          </table:table-cell>
          <table:table-cell office:value-type="float" office:value="0.499088704586029" calcext:value-type="float">
            <text:p>0.499088704586029</text:p>
          </table:table-cell>
        </table:table-row>
        <table:table-row table:style-name="ro3">
          <table:table-cell office:value-type="string" calcext:value-type="string">
            <text:p>(array([0.00413868, 0.0935936 , 0.14852973, 0.22537964, 0.28643367,</text:p>
            <text:p>       0.36454018, 0.41322077, 0.49596637, 0.54967704, 0.60887325,</text:p>
            <text:p>       0.70620412, 0.74864986, 0.83802134, 0.90703728, 0.96766334]), array([0.09777778, 0.30434783, 0.25      , 0.16666667, 1.        ,</text:p>
            <text:p>       0.28571429, 0.25      , 0.5       , 0.5       , 0.5       ,</text:p>
            <text:p>       0.4       , 0.33333333, 0.55555556, 0.33333333, 0.26666667]), array([900,  23,   8,   6,   6,   7,   4,   4,   2,   2,   5,   3,   9,</text:p>
            <text:p>         6,  15,   0]))</text:p>
          </table:table-cell>
          <table:table-cell office:value-type="string" calcext:value-type="string">
            <text:p>(array([3.43578367e-04, 4.14130581e-04, 4.79930968e-04, 5.55484256e-04,</text:p>
            <text:p>       6.67503991e-04, 8.46514187e-04, 1.16209656e-03, 1.48405735e-03,</text:p>
            <text:p>       1.88878267e-03, 2.52058129e-03, 3.72463443e-03, 6.52352488e-03,</text:p>
            <text:p>       1.41874850e-02, 7.70451956e-02, 6.63351472e-01]), array([0.02985075, 0.02985075, 0.        , 0.02985075, 0.02985075,</text:p>
            <text:p>       0.07575758, 0.10447761, 0.07575758, 0.08955224, 0.06060606,</text:p>
            <text:p>       0.13432836, 0.2238806 , 0.28787879, 0.29850746, 0.40298507]), array([67, 67, 66, 67, 67, 66, 67, 66, 67, 66, 67, 67, 66, 67, 67,  0]))</text:p>
          </table:table-cell>
          <table:table-cell office:value-type="string" calcext:value-type="string">
            <text:p>(array([0.00244853, 0.02684867, 0.04974601, 0.07010539, 0.08640897,</text:p>
            <text:p>       0.11100703, 0.1299692 , 0.15030811, 0.17547309, 0.20701612,</text:p>
            <text:p>       0.23284461, 0.27116881, 0.28375137, 0.30785784, 0.3499358 ,</text:p>
            <text:p>       0.36331469, 0.38767223, 0.40432404, 0.4221175 , 0.47778261,</text:p>
            <text:p>       0.49015181, 0.53286508, 0.55940318, 0.60887325, 0.66685045,</text:p>
            <text:p>       0.69821435, 0.71638271, 0.73346001, 0.74438602, 0.76783389,</text:p>
            <text:p>       0.80796808, 0.82843198, 0.84978561, 0.89216232, 0.90740411,</text:p>
            <text:p>       0.92990287, 0.94936991, 0.9694762 , 0.99015328]), array([0.08761682, 0.30769231, 0.26666667, 0.36363636, 0.57142857,</text:p>
            <text:p>       0.        , 0.125     , 0.25      , 0.        , 0.33333333,</text:p>
            <text:p>       0.        , 0.75      , 1.        , 1.        , 0.        ,</text:p>
            <text:p>       0.        , 1.        , 0.5       , 0.        , 0.        ,</text:p>
            <text:p>       0.5       , 0.5       , 1.        , 0.5       , 0.        ,</text:p>
            <text:p>       0.        , 0.5       , 1.        , 0.        , 0.        ,</text:p>
            <text:p>       1.        , 0.33333333, 0.6       , 0.        , 0.5       ,</text:p>
            <text:p>       0.33333333, 0.        , 0.42857143, 0.        ]), array([856,  26,  15,  11,   7,   3,   8,   4,   1,   0,   3,   2,   0,</text:p>
            <text:p>         4,   1,   2,   0,   3,   2,   2,   2,   2,   0,   1,   2,   0,</text:p>
            <text:p>         2,   1,   0,   0,   2,   0,   0,   1,   1,   2,   2,   1,   1,</text:p>
            <text:p>         0,   1,   3,   5,   0,   1,   4,   3,   2,   7,   4,   0]))</text:p>
          </table:table-cell>
          <table:table-cell office:value-type="float" office:value="0.25743070205773" calcext:value-type="float">
            <text:p>0.25743070205773</text:p>
          </table:table-cell>
          <table:table-cell office:value-type="float" office:value="0.107975467509092" calcext:value-type="float">
            <text:p>0.107975467509092</text:p>
          </table:table-cell>
          <table:table-cell office:value-type="float" office:value="0.399641881142011" calcext:value-type="float">
            <text:p>0.399641881142011</text:p>
          </table:table-cell>
          <table:table-cell office:value-type="float" office:value="0.713566328088443" calcext:value-type="float">
            <text:p>0.713566328088443</text:p>
          </table:table-cell>
          <table:table-cell office:value-type="float" office:value="0.273691302870936" calcext:value-type="float">
            <text:p>0.273691302870936</text:p>
          </table:table-cell>
          <table:table-cell office:value-type="float" office:value="0.990153282880783" calcext:value-type="float">
            <text:p>0.990153282880783</text:p>
          </table:table-cell>
          <table:table-cell office:value-type="float" office:value="0.121697874173639" calcext:value-type="float">
            <text:p>0.121697874173639</text:p>
          </table:table-cell>
          <table:table-cell office:value-type="string" calcext:value-type="string">
            <text:p>(array([0.01189373, 0.08624183, 0.15248273, 0.23008457, 0.293281  ,</text:p>
            <text:p>       0.38744208, 0.43299249, 0.51051789, 0.578114  , 0.63804858,</text:p>
            <text:p>       0.72597378, 0.76398757, 0.84262279, 0.90212395, 0.99628385]), array([0.  , 0.  , 0.  , 0.  , 0.  , 0.  , 0.  , 0.75, 1.  , 1.  , 1.  ,</text:p>
            <text:p>       1.  , 1.  , 1.  , 1.  ]), array([ 99,  11,   6,   3,   9,   3,   2,   4,   4,   6,   2,   6,  11,</text:p>
            <text:p>        18, 816,   0]))</text:p>
          </table:table-cell>
          <table:table-cell office:value-type="string" calcext:value-type="string">
            <text:p>(array([0.00391361, 0.12871802, 0.82449018, 0.98379193, 0.99458883,</text:p>
            <text:p>       0.99695219, 0.99785523, 0.9983793 , 0.99874585, 0.99910157,</text:p>
            <text:p>       0.99931864, 0.99943727, 0.99951607, 0.99958301, 0.99965579]), array([0., 0., 1., 1., 1., 1., 1., 1., 1., 1., 1., 1., 1., 1., 1.]), array([67, 67, 66, 67, 67, 66, 67, 66, 67, 67, 66, 67, 66, 67, 67,  0]))</text:p>
          </table:table-cell>
          <table:table-cell office:value-type="string" calcext:value-type="string">
            <text:p>(array([0.00532806, 0.02820493, 0.04845967, 0.07261972, 0.08874151,</text:p>
            <text:p>       0.10783768, 0.13436836, 0.14844188, 0.1676012 , 0.20247363,</text:p>
            <text:p>       0.23216611, 0.25561398, 0.27304499, 0.28487158, 0.30583378,</text:p>
            <text:p>       0.33314955, 0.38744208, 0.40593588, 0.46004909, 0.48718926,</text:p>
            <text:p>       0.50688565, 0.52399832, 0.55940318, 0.5778825 , 0.5972878 ,</text:p>
            <text:p>       0.60472828, 0.63668531, 0.6500642 , 0.71875721, 0.73379325,</text:p>
            <text:p>       0.76715539, 0.79071264, 0.80796808, 0.82251263, 0.84883688,</text:p>
            <text:p>       0.87065925, 0.88899297, 0.91144054, 0.93178345, 0.9493916 ,</text:p>
            <text:p>       0.97270129, 0.99780485]), array([0., 0., 0., 0., 0., 0., 0., 0., 0., 0., 0., 0., 0., 0., 0., 0., 0.,</text:p>
            <text:p>       0., 0., 0., 1., 1., 1., 1., 1., 1., 1., 1., 1., 1., 1., 1., 1., 1.,</text:p>
            <text:p>       1., 1., 1., 1., 1., 1., 1., 1.]), array([ 79,  12,   6,   6,   6,   1,   1,   3,   2,   0,   1,   1,   1,</text:p>
            <text:p>         3,   2,   3,   1,   0,   0,   3,   1,   0,   0,   1,   1,   1,</text:p>
            <text:p>         2,   1,   2,   1,   1,   2,   3,   0,   0,   1,   3,   0,   2,</text:p>
            <text:p>         2,   1,   2,   6,   7,   3,   5,   8,  11,  21, 781,   0]))</text:p>
          </table:table-cell>
          <table:table-cell office:value-type="float" office:value="0.225783068491674" calcext:value-type="float">
            <text:p>0.225783068491674</text:p>
          </table:table-cell>
          <table:table-cell office:value-type="float" office:value="0.0227477180142258" calcext:value-type="float">
            <text:p>0.0227477180142258</text:p>
          </table:table-cell>
          <table:table-cell office:value-type="float" office:value="0.232379230522067" calcext:value-type="float">
            <text:p>0.232379230522067</text:p>
          </table:table-cell>
          <table:table-cell office:value-type="float" office:value="0.432992488145828" calcext:value-type="float">
            <text:p>0.432992488145828</text:p>
          </table:table-cell>
          <table:table-cell office:value-type="float" office:value="0.175509820156025" calcext:value-type="float">
            <text:p>0.175509820156025</text:p>
          </table:table-cell>
          <table:table-cell office:value-type="float" office:value="0.493114352226257" calcext:value-type="float">
            <text:p>0.493114352226257</text:p>
          </table:table-cell>
        </table:table-row>
        <table:table-row table:style-name="ro4">
          <table:table-cell office:value-type="string" calcext:value-type="string">
            <text:p>(array([0.00624624, 0.09680556, 0.16542397, 0.22863446, 0.30803876,</text:p>
            <text:p>       0.36353331, 0.44330463, 0.50391182, 0.54798422, 0.62767071,</text:p>
            <text:p>       0.69864103, 0.74974887, 0.82261347, 0.90025107, 0.98249536]), array([0.08535179, 0.31818182, 0.31578947, 0.69230769, 0.4       ,</text:p>
            <text:p>       0.33333333, 0.2       , 0.33333333, 0.66666667, 0.66666667,</text:p>
            <text:p>       0.        , 0.33333333, 0.57142857, 0.42857143, 0.4       ]), array([867,  22,  19,  13,  10,   3,   5,   3,   3,   3,   2,   6,   7,</text:p>
            <text:p>         7,  30,   0]))</text:p>
          </table:table-cell>
          <table:table-cell office:value-type="string" calcext:value-type="string">
            <text:p>(array([2.81945642e-04, 3.73930981e-04, 4.83596820e-04, 6.21712726e-04,</text:p>
            <text:p>       8.05276347e-04, 1.09466386e-03, 1.58237217e-03, 2.18510366e-03,</text:p>
            <text:p>       3.13921724e-03, 5.03876711e-03, 8.96380608e-03, 1.74872978e-02,</text:p>
            <text:p>       3.85373914e-02, 1.80675235e-01, 8.21781403e-01]), array([0.        , 0.05970149, 0.03030303, 0.02985075, 0.06060606,</text:p>
            <text:p>       0.        , 0.02985075, 0.06060606, 0.07462687, 0.13636364,</text:p>
            <text:p>       0.1641791 , 0.19402985, 0.27272727, 0.40298507, 0.40298507]), array([67, 67, 66, 67, 66, 67, 67, 66, 67, 66, 67, 67, 66, 67, 67,  0]))</text:p>
          </table:table-cell>
          <table:table-cell office:value-type="string" calcext:value-type="string">
            <text:p>(array([0.00298151, 0.02786551, 0.04786497, 0.06564564, 0.08917625,</text:p>
            <text:p>       0.10901045, 0.13498322, 0.14675822, 0.16906018, 0.18999391,</text:p>
            <text:p>       0.21046777, 0.23129735, 0.25643754, 0.26901705, 0.2915942 ,</text:p>
            <text:p>       0.30481219, 0.3243112 , 0.34834421, 0.37112786, 0.4326304 ,</text:p>
            <text:p>       0.45042079, 0.47103491, 0.50741857, 0.53472674, 0.54341507,</text:p>
            <text:p>       0.5643661 , 0.6071322 , 0.6214155 , 0.65446442, 0.67844713,</text:p>
            <text:p>       0.71883494, 0.73818066, 0.75541642, 0.77311838, 0.81258547,</text:p>
            <text:p>       0.83514059, 0.86503044, 0.89173659, 0.91276178, 0.93118966,</text:p>
            <text:p>       0.95137743, 0.9728012 , 0.99269839]), array([0.0655527 , 0.29508197, 0.16666667, 0.57142857, 0.1       ,</text:p>
            <text:p>       0.28571429, 0.25      , 0.16666667, 0.6       , 0.33333333,</text:p>
            <text:p>       0.66666667, 0.75      , 1.        , 0.66666667, 0.33333333,</text:p>
            <text:p>       0.        , 0.4       , 1.        , 0.        , 0.5       ,</text:p>
            <text:p>       0.        , 0.        , 1.        , 0.5       , 0.        ,</text:p>
            <text:p>       1.        , 1.        , 0.        , 1.        , 0.        ,</text:p>
            <text:p>       0.        , 0.        , 0.5       , 1.        , 0.6       ,</text:p>
            <text:p>       1.        , 0.5       , 0.66666667, 0.        , 0.        ,</text:p>
            <text:p>       0.8       , 0.2       , 0.35      ]), array([778,  61,  24,   7,  10,   7,   4,   6,   5,   6,   6,   4,   1,</text:p>
            <text:p>         3,   3,   1,   5,   1,   2,   0,   0,   2,   3,   1,   0,   1,</text:p>
            <text:p>         2,   1,   1,   0,   1,   1,   1,   1,   0,   1,   3,   2,   1,</text:p>
            <text:p>         0,   5,   1,   0,   2,   3,   2,   1,   5,   5,  20,   0]))</text:p>
          </table:table-cell>
          <table:table-cell office:value-type="float" office:value="0.268577317562425" calcext:value-type="float">
            <text:p>0.268577317562425</text:p>
          </table:table-cell>
          <table:table-cell office:value-type="float" office:value="0.111740611456737" calcext:value-type="float">
            <text:p>0.111740611456737</text:p>
          </table:table-cell>
          <table:table-cell office:value-type="float" office:value="0.378218081429046" calcext:value-type="float">
            <text:p>0.378218081429046</text:p>
          </table:table-cell>
          <table:table-cell office:value-type="float" office:value="0.698641031980515" calcext:value-type="float">
            <text:p>0.698641031980515</text:p>
          </table:table-cell>
          <table:table-cell office:value-type="float" office:value="0.41879632846633" calcext:value-type="float">
            <text:p>0.41879632846633</text:p>
          </table:table-cell>
          <table:table-cell office:value-type="float" office:value="0.931189656257629" calcext:value-type="float">
            <text:p>0.931189656257629</text:p>
          </table:table-cell>
          <table:table-cell office:value-type="float" office:value="0.120875675249606" calcext:value-type="float">
            <text:p>0.120875675249606</text:p>
          </table:table-cell>
          <table:table-cell office:value-type="string" calcext:value-type="string">
            <text:p>(array([0.01384377, 0.09114246, 0.17082248, 0.23706148, 0.30416837,</text:p>
            <text:p>       0.36346436, 0.44404942, 0.50103389, 0.55258806, 0.62983523,</text:p>
            <text:p>       0.69031745, 0.76800741, 0.8325083 , 0.89858902, 0.99420248]), array([0.        , 0.        , 0.        , 0.        , 0.        ,</text:p>
            <text:p>       0.        , 0.        , 0.66666667, 1.        , 1.        ,</text:p>
            <text:p>       1.        , 1.        , 1.        , 1.        , 1.        ]), array([ 92,  11,   9,  13,   6,   2,   2,   3,   6,   4,   6,   6,  17,</text:p>
            <text:p>        18, 805,   0]))</text:p>
          </table:table-cell>
          <table:table-cell office:value-type="string" calcext:value-type="string">
            <text:p>(array([0.00627981, 0.14116568, 0.78140213, 0.96595291, 0.98677125,</text:p>
            <text:p>       0.9934333 , 0.99637496, 0.99762756, 0.99829033, 0.99883717,</text:p>
            <text:p>       0.99915841, 0.99936136, 0.99950724, 0.99962313, 0.99971805]), array([0.        , 0.        , 0.96969697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61009, 0.02782671, 0.04821912, 0.06846063, 0.08925368,</text:p>
            <text:p>       0.10753725, 0.13548105, 0.14297321, 0.1699438 , 0.18620601,</text:p>
            <text:p>       0.20978614, 0.23057719, 0.25096253, 0.26564696, 0.28510432,</text:p>
            <text:p>       0.32518827, 0.34834421, 0.3785845 , 0.43151391, 0.45658493,</text:p>
            <text:p>       0.46671802, 0.50741857, 0.53256829, 0.54957921, 0.5653096 ,</text:p>
            <text:p>       0.6071322 , 0.62887214, 0.65446442, 0.67748531, 0.69518781,</text:p>
            <text:p>       0.70713049, 0.73572561, 0.75632036, 0.76983028, 0.78816896,</text:p>
            <text:p>       0.809684  , 0.83322369, 0.85248477, 0.86527252, 0.89067834,</text:p>
            <text:p>       0.91128023, 0.93799112, 0.95205098, 0.97219085, 0.99712998]), array([0., 0., 0., 0., 0., 0., 0., 0., 0., 0., 0., 0., 0., 0., 0., 0., 0.,</text:p>
            <text:p>       0., 0., 0., 0., 1., 1., 1., 1., 1., 1., 1., 1., 1., 1., 1., 1., 1.,</text:p>
            <text:p>       1., 1., 1., 1., 1., 1., 1., 1., 1., 1., 1.]), array([ 64,  22,   5,   5,   3,   3,   2,   1,   3,   4,   4,   3,   2,</text:p>
            <text:p>         5,   2,   0,   3,   1,   1,   0,   0,   1,   1,   1,   0,   1,</text:p>
            <text:p>         2,   3,   2,   0,   1,   2,   1,   3,   1,   2,   1,   1,   2,</text:p>
            <text:p>         2,   7,   3,   5,   4,   7,   9,   3,  24,  44, 734,   0]))</text:p>
          </table:table-cell>
          <table:table-cell office:value-type="float" office:value="0.22827581049704" calcext:value-type="float">
            <text:p>0.22827581049704</text:p>
          </table:table-cell>
          <table:table-cell office:value-type="float" office:value="0.0267389760351894" calcext:value-type="float">
            <text:p>0.0267389760351894</text:p>
          </table:table-cell>
          <table:table-cell office:value-type="float" office:value="0.231852062209403" calcext:value-type="float">
            <text:p>0.231852062209403</text:p>
          </table:table-cell>
          <table:table-cell office:value-type="float" office:value="0.447411944468816" calcext:value-type="float">
            <text:p>0.447411944468816</text:p>
          </table:table-cell>
          <table:table-cell office:value-type="float" office:value="0.188294838718844" calcext:value-type="float">
            <text:p>0.188294838718844</text:p>
          </table:table-cell>
          <table:table-cell office:value-type="float" office:value="0.492581427097321" calcext:value-type="float">
            <text:p>0.492581427097321</text:p>
          </table:table-cell>
        </table:table-row>
        <table:table-row table:style-name="ro3">
          <table:table-cell office:value-type="string" calcext:value-type="string">
            <text:p>(array([0.00494669, 0.09759541, 0.15891512, 0.22599934, 0.28805102,</text:p>
            <text:p>       0.3653209 , 0.43907019, 0.49195178, 0.58847048, 0.63558987,</text:p>
            <text:p>       0.69213787, 0.75332031, 0.85720605, 0.906863  , 0.9788095 ]), array([0.10382514, 0.3       , 0.27272727, 0.28571429, 0.        ,</text:p>
            <text:p>       0.        , 1.        , 0.66666667, 0.66666667, 0.5       ,</text:p>
            <text:p>       1.        , 0.75      , 0.        , 0.33333333, 0.35714286]), array([915,  20,  11,   7,   4,   5,   3,   3,   3,   2,   2,   4,   1,</text:p>
            <text:p>         6,  14,   0]))</text:p>
          </table:table-cell>
          <table:table-cell office:value-type="string" calcext:value-type="string">
            <text:p>(array([4.41037763e-04, 5.17401755e-04, 6.04704308e-04, 7.02777161e-04,</text:p>
            <text:p>       8.46601303e-04, 1.03180712e-03, 1.28660107e-03, 1.64177885e-03,</text:p>
            <text:p>       2.05426716e-03, 2.95831611e-03, 4.31386321e-03, 7.25867778e-03,</text:p>
            <text:p>       1.47539364e-02, 5.47319766e-02, 5.49215850e-01]), array([0.01492537, 0.02985075, 0.01515152, 0.04477612, 0.        ,</text:p>
            <text:p>       0.02985075, 0.04477612, 0.13636364, 0.07462687, 0.13432836,</text:p>
            <text:p>       0.16666667, 0.2238806 , 0.28787879, 0.31343284, 0.37313433]), array([67, 67, 66, 67, 66, 67, 67, 66, 67, 67, 66, 67, 66, 67, 67,  0]))</text:p>
          </table:table-cell>
          <table:table-cell office:value-type="string" calcext:value-type="string">
            <text:p>(array([0.00276992, 0.02878503, 0.04930263, 0.07268487, 0.091008  ,</text:p>
            <text:p>       0.11028992, 0.12974842, 0.15147041, 0.1756209 , 0.1873979 ,</text:p>
            <text:p>       0.20430146, 0.23205474, 0.24567874, 0.27692339, 0.28285296,</text:p>
            <text:p>       0.30957478, 0.33880076, 0.35261846, 0.3615171 , 0.38683408,</text:p>
            <text:p>       0.41406041, 0.45157507, 0.47790727, 0.49554339, 0.50240469,</text:p>
            <text:p>       0.58847048, 0.62484527, 0.64633447, 0.67964309, 0.70463264,</text:p>
            <text:p>       0.73583746, 0.75500503, 0.7674337 , 0.85720605, 0.87318748,</text:p>
            <text:p>       0.90615898, 0.92954803, 0.9509935 , 0.97112045, 0.98979018]), array([0.08974359, 0.33333333, 0.26086957, 0.28571429, 0.28571429,</text:p>
            <text:p>       0.        , 0.5       , 0.4       , 0.        , 0.        ,</text:p>
            <text:p>       0.        , 1.        , 0.33333333, 0.        , 0.        ,</text:p>
            <text:p>       0.        , 0.        , 0.        , 0.        , 0.        ,</text:p>
            <text:p>       1.        , 1.        , 1.        , 1.        , 0.        ,</text:p>
            <text:p>       0.66666667, 0.        , 1.        , 1.        , 1.        ,</text:p>
            <text:p>       1.        , 1.        , 0.        , 0.        , 0.5       ,</text:p>
            <text:p>       0.        , 0.33333333, 0.33333333, 0.5       , 0.33333333]), array([858,  33,  23,   7,   7,   1,   8,   5,   3,   1,   3,   1,   3,</text:p>
            <text:p>         1,   2,   1,   1,   1,   1,   2,   1,   0,   2,   1,   1,   1,</text:p>
            <text:p>         0,   0,   0,   3,   0,   1,   1,   1,   0,   1,   1,   2,   1,</text:p>
            <text:p>         0,   0,   0,   1,   2,   0,   1,   3,   3,   2,   9,   0]))</text:p>
          </table:table-cell>
          <table:table-cell office:value-type="float" office:value="0.296079840799498" calcext:value-type="float">
            <text:p>0.296079840799498</text:p>
          </table:table-cell>
          <table:table-cell office:value-type="float" office:value="0.106742622966845" calcext:value-type="float">
            <text:p>0.106742622966845</text:p>
          </table:table-cell>
          <table:table-cell office:value-type="float" office:value="0.389057075217032" calcext:value-type="float">
            <text:p>0.389057075217032</text:p>
          </table:table-cell>
          <table:table-cell office:value-type="float" office:value="0.857206046581268" calcext:value-type="float">
            <text:p>0.857206046581268</text:p>
          </table:table-cell>
          <table:table-cell office:value-type="float" office:value="0.273124851441632" calcext:value-type="float">
            <text:p>0.273124851441632</text:p>
          </table:table-cell>
          <table:table-cell office:value-type="float" office:value="0.906158983707428" calcext:value-type="float">
            <text:p>0.906158983707428</text:p>
          </table:table-cell>
          <table:table-cell office:value-type="float" office:value="0.119236410349924" calcext:value-type="float">
            <text:p>0.119236410349924</text:p>
          </table:table-cell>
          <table:table-cell office:value-type="string" calcext:value-type="string">
            <text:p>(array([0.01230977, 0.09988472, 0.14657003, 0.235918  , 0.37515473,</text:p>
            <text:p>       0.43372765, 0.49034866, 0.59155574, 0.63662166, 0.70534527,</text:p>
            <text:p>       0.76737998, 0.83692748, 0.90550732, 0.99570585]), array([0., 0., 0., 0., 0., 0., 0., 1., 1., 1., 1., 1., 1., 1.]), array([104,  10,   4,   3,   0,   1,   4,   3,   2,   6,   6,   8,   8,</text:p>
            <text:p>        16, 825,   0]))</text:p>
          </table:table-cell>
          <table:table-cell office:value-type="string" calcext:value-type="string">
            <text:p>(array([0.00406082, 0.14820986, 0.86905414, 0.98357544, 0.99386903,</text:p>
            <text:p>       0.99639484, 0.99765641, 0.99826444, 0.99866585, 0.99893896,</text:p>
            <text:p>       0.99913617, 0.99928601, 0.99939139, 0.99947981, 0.99955814]), array([0.        , 0.07462687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00637, 0.02783882, 0.04773209, 0.06975542, 0.09168885,</text:p>
            <text:p>       0.12966036, 0.14950095, 0.23231052, 0.24313295, 0.37515473,</text:p>
            <text:p>       0.41588023, 0.45157507, 0.47790727, 0.49656935, 0.59155574,</text:p>
            <text:p>       0.61316592, 0.6384829 , 0.64685801, 0.67042117, 0.69042522,</text:p>
            <text:p>       0.71297557, 0.72945704, 0.7540267 , 0.79569854, 0.8126021 ,</text:p>
            <text:p>       0.8243791 , 0.84945229, 0.87133788, 0.88971008, 0.9088339 ,</text:p>
            <text:p>       0.92647861, 0.9500487 , 0.97071308, 0.99748731]), array([0., 0., 0., 0., 0., 0., 0., 0., 0., 0., 0., 0., 0., 0., 1., 1., 1.,</text:p>
            <text:p>       1., 1., 1., 1., 1., 1., 1., 1., 1., 1., 1., 1., 1., 1., 1., 1., 1.]), array([ 83,  12,   8,   4,   3,   0,   5,   3,   0,   0,   0,   2,   1,</text:p>
            <text:p>         0,   0,   0,   0,   0,   1,   0,   2,   0,   2,   1,   2,   0,</text:p>
            <text:p>         0,   0,   0,   2,   2,   1,   2,   2,   1,   3,   2,   4,   0,</text:p>
            <text:p>         3,   1,   3,   3,   5,   1,   5,   6,  18,  23, 784,   0]))</text:p>
          </table:table-cell>
          <table:table-cell office:value-type="float" office:value="0.239633589801422" calcext:value-type="float">
            <text:p>0.239633589801422</text:p>
          </table:table-cell>
          <table:table-cell office:value-type="float" office:value="0.0162915459720037" calcext:value-type="float">
            <text:p>0.0162915459720037</text:p>
          </table:table-cell>
          <table:table-cell office:value-type="float" office:value="0.216782445380476" calcext:value-type="float">
            <text:p>0.216782445380476</text:p>
          </table:table-cell>
          <table:table-cell office:value-type="float" office:value="0.490348656972249" calcext:value-type="float">
            <text:p>0.490348656972249</text:p>
          </table:table-cell>
          <table:table-cell office:value-type="float" office:value="0.130945864669753" calcext:value-type="float">
            <text:p>0.130945864669753</text:p>
          </table:table-cell>
          <table:table-cell office:value-type="float" office:value="0.496569350361824" calcext:value-type="float">
            <text:p>0.496569350361824</text:p>
          </table:table-cell>
        </table:table-row>
        <table:table-row table:style-name="ro4">
          <table:table-cell office:value-type="string" calcext:value-type="string">
            <text:p>(array([0.00519357, 0.09544671, 0.16294682, 0.22493674, 0.29253729,</text:p>
            <text:p>       0.37453104, 0.42878406, 0.50145219, 0.5596287 , 0.65438006,</text:p>
            <text:p>       0.68924046, 0.76133736, 0.83661713, 0.90885157, 0.97213438]), array([0.07534247, 0.45454545, 0.35714286, 0.33333333, 0.16666667,</text:p>
            <text:p>       0.36363636, 0.33333333, 0.28571429, 0.33333333, 0.        ,</text:p>
            <text:p>       0.25      , 0.6       , 0.16666667, 0.55555556, 0.46666667]), array([876,  11,  14,   9,   6,  11,   3,   7,   6,   3,   4,   5,   6,</text:p>
            <text:p>         9,  30,   0]))</text:p>
          </table:table-cell>
          <table:table-cell office:value-type="string" calcext:value-type="string">
            <text:p>(array([1.35079937e-04, 1.73278598e-04, 2.19945611e-04, 2.93017346e-04,</text:p>
            <text:p>       4.10209665e-04, 6.07046138e-04, 8.57348497e-04, 1.20870156e-03,</text:p>
            <text:p>       1.86285642e-03, 2.98794796e-03, 5.67354779e-03, 1.19505501e-02,</text:p>
            <text:p>       3.29231012e-02, 2.17486760e-01, 8.40560791e-01]), array([0.        , 0.01492537, 0.04545455, 0.04477612, 0.03030303,</text:p>
            <text:p>       0.07462687, 0.08955224, 0.03030303, 0.04477612, 0.07575758,</text:p>
            <text:p>       0.11940299, 0.13432836, 0.27272727, 0.32835821, 0.3880597 ]), array([67, 67, 66, 67, 66, 67, 67, 66, 67, 66, 67, 67, 66, 67, 67,  0]))</text:p>
          </table:table-cell>
          <table:table-cell office:value-type="string" calcext:value-type="string">
            <text:p>(array([0.00232957, 0.02852393, 0.04779158, 0.06918608, 0.09597098,</text:p>
            <text:p>       0.11101689, 0.13118636, 0.14763541, 0.16671308, 0.18852778,</text:p>
            <text:p>       0.20980718, 0.22770574, 0.25104237, 0.27651449, 0.295174  ,</text:p>
            <text:p>       0.31525314, 0.33972991, 0.35162841, 0.37486042, 0.39435326,</text:p>
            <text:p>       0.41202241, 0.43716489, 0.4751081 , 0.49033546, 0.51311419,</text:p>
            <text:p>       0.5342744 , 0.54050064, 0.5627985 , 0.59059829, 0.65438006,</text:p>
            <text:p>       0.67857867, 0.69279438, 0.75161672, 0.76376753, 0.81109428,</text:p>
            <text:p>       0.82770202, 0.85106816, 0.87740731, 0.89627671, 0.91313656,</text:p>
            <text:p>       0.93197715, 0.94890107, 0.97492332, 0.99481712]), array([0.05955335, 0.3       , 0.20833333, 0.3       , 0.33333333,</text:p>
            <text:p>       0.66666667, 0.        , 0.        , 0.5       , 0.66666667,</text:p>
            <text:p>       0.25      , 0.33333333, 0.5       , 0.        , 0.        ,</text:p>
            <text:p>       0.5       , 0.        , 1.        , 0.        , 0.5       ,</text:p>
            <text:p>       0.        , 0.5       , 0.5       , 1.        , 0.        ,</text:p>
            <text:p>       0.        , 1.        , 0.33333333, 0.        , 0.        ,</text:p>
            <text:p>       1.        , 0.        , 1.        , 0.5       , 0.        ,</text:p>
            <text:p>       0.        , 0.33333333, 0.        , 0.5       , 0.5       ,</text:p>
            <text:p>       1.        , 0.45454545, 0.5       , 0.41666667]), array([806,  40,  24,  10,   3,   3,   3,   3,   6,   3,   4,   3,   2,</text:p>
            <text:p>         3,   1,   2,   1,   2,   4,   4,   1,   2,   0,   2,   1,   3,</text:p>
            <text:p>         2,   1,   3,   1,   0,   0,   3,   1,   3,   0,   0,   1,   4,</text:p>
            <text:p>         0,   1,   2,   3,   1,   2,   4,   3,  11,   6,  12,   0]))</text:p>
          </table:table-cell>
          <table:table-cell office:value-type="float" office:value="0.279317441822202" calcext:value-type="float">
            <text:p>0.279317441822202</text:p>
          </table:table-cell>
          <table:table-cell office:value-type="float" office:value="0.098751572163921" calcext:value-type="float">
            <text:p>0.098751572163921</text:p>
          </table:table-cell>
          <table:table-cell office:value-type="float" office:value="0.368160299299534" calcext:value-type="float">
            <text:p>0.368160299299534</text:p>
          </table:table-cell>
          <table:table-cell office:value-type="float" office:value="0.669950465361277" calcext:value-type="float">
            <text:p>0.669950465361277</text:p>
          </table:table-cell>
          <table:table-cell office:value-type="float" office:value="0.452501089715246" calcext:value-type="float">
            <text:p>0.452501089715246</text:p>
          </table:table-cell>
          <table:table-cell office:value-type="float" office:value="0.877407312393189" calcext:value-type="float">
            <text:p>0.877407312393189</text:p>
          </table:table-cell>
          <table:table-cell office:value-type="float" office:value="0.108096782626681" calcext:value-type="float">
            <text:p>0.108096782626681</text:p>
          </table:table-cell>
          <table:table-cell office:value-type="string" calcext:value-type="string">
            <text:p>(array([0.01533881, 0.09821775, 0.16960956, 0.23220272, 0.3103606 ,</text:p>
            <text:p>       0.36028745, 0.4365197 , 0.48835961, 0.56350462, 0.62361584,</text:p>
            <text:p>       0.70719675, 0.77147441, 0.84345429, 0.91033728, 0.99499059]), array([0.        , 0.        , 0.        , 0.        , 0.        ,</text:p>
            <text:p>       0.        , 0.        , 0.14285714, 1.        , 1.        ,</text:p>
            <text:p>       1.        , 1.        , 1.        , 1.        , 1.        ]), array([ 82,   9,  10,   5,   4,   7,   5,   7,   4,   7,   6,   9,  10,</text:p>
            <text:p>        11, 824,   0]))</text:p>
          </table:table-cell>
          <table:table-cell office:value-type="string" calcext:value-type="string">
            <text:p>(array([0.00822041, 0.24877515, 0.85003093, 0.97603134, 0.99170468,</text:p>
            <text:p>       0.99631378, 0.99783864, 0.99863408, 0.99905199, 0.99935089,</text:p>
            <text:p>       0.99956754, 0.99969856, 0.99977757, 0.99982642, 0.99986492]), array([0.        , 0.08955224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61429, 0.02672265, 0.04915925, 0.07285229, 0.09449851,</text:p>
            <text:p>       0.10724007, 0.12259269, 0.14513868, 0.16713988, 0.19003963,</text:p>
            <text:p>       0.21357027, 0.23388226, 0.24579653, 0.3103606 , 0.34802333,</text:p>
            <text:p>       0.39094777, 0.40940171, 0.43715818, 0.46848567, 0.48774822,</text:p>
            <text:p>       0.52378961, 0.54050064, 0.56277013, 0.58797759, 0.60224125,</text:p>
            <text:p>       0.62513958, 0.66942438, 0.68931928, 0.704826  , 0.72348551,</text:p>
            <text:p>       0.74766426, 0.76839992, 0.79144718, 0.81562982, 0.83027498,</text:p>
            <text:p>       0.8501439 , 0.86881364, 0.89061148, 0.9120322 , 0.93226276,</text:p>
            <text:p>       0.9513194 , 0.97127169, 0.99779025]), array([0., 0., 0., 0., 0., 0., 0., 0., 0., 0., 0., 0., 0., 0., 0., 0., 0.,</text:p>
            <text:p>       0., 0., 0., 1., 1., 1., 1., 1., 1., 1., 1., 1., 1., 1., 1., 1., 1.,</text:p>
            <text:p>       1., 1., 1., 1., 1., 1., 1., 1., 1.]), array([ 55,  15,  11,   3,   3,   3,   1,   2,   5,   3,   1,   3,   1,</text:p>
            <text:p>         0,   0,   4,   0,   5,   0,   2,   1,   3,   0,   3,   4,   0,</text:p>
            <text:p>         1,   1,   2,   1,   2,   4,   0,   2,   1,   1,   3,   2,   4,</text:p>
            <text:p>         3,   1,   3,   4,   3,   2,   4,  10,  24,  31, 763,   0]))</text:p>
          </table:table-cell>
          <table:table-cell office:value-type="float" office:value="0.236897686099821" calcext:value-type="float">
            <text:p>0.236897686099821</text:p>
          </table:table-cell>
          <table:table-cell office:value-type="float" office:value="0.0239834646793492" calcext:value-type="float">
            <text:p>0.0239834646793492</text:p>
          </table:table-cell>
          <table:table-cell office:value-type="float" office:value="0.231819465893517" calcext:value-type="float">
            <text:p>0.231819465893517</text:p>
          </table:table-cell>
          <table:table-cell office:value-type="float" office:value="0.436519700288773" calcext:value-type="float">
            <text:p>0.436519700288773</text:p>
          </table:table-cell>
          <table:table-cell office:value-type="float" office:value="0.159222907928833" calcext:value-type="float">
            <text:p>0.159222907928833</text:p>
          </table:table-cell>
          <table:table-cell office:value-type="float" office:value="0.487748220562935" calcext:value-type="float">
            <text:p>0.487748220562935</text:p>
          </table:table-cell>
        </table:table-row>
        <table:table-row table:style-name="ro2">
          <table:table-cell office:value-type="string" calcext:value-type="string">
            <text:p>(array([0.00619832, 0.09675782, 0.16266078, 0.22080508, 0.30520685,</text:p>
            <text:p>       0.37179857, 0.44529422, 0.49234587, 0.56710919, 0.63536689,</text:p>
            <text:p>       0.69798341, 0.77644981, 0.82736371, 0.89415615, 0.97511769]), array([0.09316038, 0.24      , 0.33333333, 0.33333333, 0.5       ,</text:p>
            <text:p>       0.5       , 0.16666667, 0.1       , 0.42857143, 0.375     ,</text:p>
            <text:p>       0.5       , 0.        , 0.375     , 0.375     , 0.37931034]), array([848,  25,  12,  15,   6,   6,   6,  10,   7,   8,   6,   6,   8,</text:p>
            <text:p>         8,  29,   0]))</text:p>
          </table:table-cell>
          <table:table-cell office:value-type="string" calcext:value-type="string">
            <text:p>(array([3.97574268e-04, 5.34219721e-04, 6.85161111e-04, 9.67603640e-04,</text:p>
            <text:p>       1.27145427e-03, 1.64529535e-03, 2.09728334e-03, 2.84077002e-03,</text:p>
            <text:p>       4.17672233e-03, 6.11374511e-03, 9.40603116e-03, 1.88984641e-02,</text:p>
            <text:p>       5.32576905e-02, 3.07280421e-01, 8.53269743e-01]), array([0.01492537, 0.04477612, 0.03030303, 0.07462687, 0.03030303,</text:p>
            <text:p>       0.08955224, 0.07462687, 0.13636364, 0.07462687, 0.16666667,</text:p>
            <text:p>       0.10447761, 0.17910448, 0.24242424, 0.29850746, 0.35820896]), array([67, 67, 66, 67, 66, 67, 67, 66, 67, 66, 67, 67, 66, 67, 67,  0]))</text:p>
          </table:table-cell>
          <table:table-cell office:value-type="string" calcext:value-type="string">
            <text:p>(array([0.00340613, 0.02942233, 0.04828899, 0.067988  , 0.08991666,</text:p>
            <text:p>       0.11447502, 0.13019349, 0.15312543, 0.17261096, 0.18139775,</text:p>
            <text:p>       0.2097604 , 0.22980772, 0.24493648, 0.27099174, 0.29232255,</text:p>
            <text:p>       0.32520141, 0.35151273, 0.36793242, 0.38774073, 0.41427004,</text:p>
            <text:p>       0.42845815, 0.45034319, 0.46829561, 0.48916436, 0.50611392,</text:p>
            <text:p>       0.53023121, 0.54649639, 0.56418622, 0.59090008, 0.61128101,</text:p>
            <text:p>       0.63319057, 0.6477018 , 0.67001736, 0.68944511, 0.73409492,</text:p>
            <text:p>       0.77388573, 0.78672108, 0.81758319, 0.82124785, 0.84366125,</text:p>
            <text:p>       0.87281657, 0.8997013 , 0.91494328, 0.9219985 , 0.95217584,</text:p>
            <text:p>       0.97139335, 0.99004939]), array([0.08258065, 0.1509434 , 0.35714286, 0.33333333, 0.27272727,</text:p>
            <text:p>       0.5       , 0.125     , 0.33333333, 0.33333333, 0.        ,</text:p>
            <text:p>       0.44444444, 0.        , 0.33333333, 0.        , 0.        ,</text:p>
            <text:p>       1.        , 1.        , 0.66666667, 0.        , 0.        ,</text:p>
            <text:p>       0.        , 0.        , 0.25      , 0.        , 0.5       ,</text:p>
            <text:p>       0.5       , 0.5       , 0.        , 0.33333333, 0.        ,</text:p>
            <text:p>       0.        , 1.        , 0.33333333, 1.        , 0.33333333,</text:p>
            <text:p>       0.        , 0.        , 0.25      , 0.        , 1.        ,</text:p>
            <text:p>       0.4       , 0.        , 0.5       , 1.        , 0.14285714,</text:p>
            <text:p>       0.33333333, 0.53846154]), array([775,  53,  14,  12,  11,   2,   8,   3,   6,   1,   9,   3,   3,</text:p>
            <text:p>         1,   2,   0,   3,   1,   3,   2,   1,   1,   2,   4,   5,   2,</text:p>
            <text:p>         2,   2,   1,   3,   2,   3,   2,   3,   2,   0,   3,   0,   1,</text:p>
            <text:p>         4,   4,   2,   1,   5,   1,   2,   1,   7,   9,  13,   0]))</text:p>
          </table:table-cell>
          <table:table-cell office:value-type="float" office:value="0.296535875517674" calcext:value-type="float">
            <text:p>0.296535875517674</text:p>
          </table:table-cell>
          <table:table-cell office:value-type="float" office:value="0.110954583694261" calcext:value-type="float">
            <text:p>0.110954583694261</text:p>
          </table:table-cell>
          <table:table-cell office:value-type="float" office:value="0.370570587012937" calcext:value-type="float">
            <text:p>0.370570587012937</text:p>
          </table:table-cell>
          <table:table-cell office:value-type="float" office:value="0.776449809471766" calcext:value-type="float">
            <text:p>0.776449809471766</text:p>
          </table:table-cell>
          <table:table-cell office:value-type="float" office:value="0.495060788161719" calcext:value-type="float">
            <text:p>0.495060788161719</text:p>
          </table:table-cell>
          <table:table-cell office:value-type="float" office:value="0.899701297283173" calcext:value-type="float">
            <text:p>0.899701297283173</text:p>
          </table:table-cell>
          <table:table-cell office:value-type="float" office:value="0.129895590463343" calcext:value-type="float">
            <text:p>0.129895590463343</text:p>
          </table:table-cell>
          <table:table-cell office:value-type="string" calcext:value-type="string">
            <text:p>(array([0.0148482 , 0.1000314 , 0.17225498, 0.22080603, 0.31630026,</text:p>
            <text:p>       0.37090848, 0.43589398, 0.50808286, 0.55968362, 0.63656858,</text:p>
            <text:p>       0.70907683, 0.7775489 , 0.8379341 , 0.90157496, 0.99418271]), array([0. , 0. , 0. , 0. , 0. , 0. , 0. , 0.8, 1. , 1. , 1. , 1. , 1. ,</text:p>
            <text:p>       1. , 1. ]), array([ 97,  11,   9,  11,   6,   8,   5,  10,   8,   6,   6,  10,  11,</text:p>
            <text:p>        22, 780,   0]))</text:p>
          </table:table-cell>
          <table:table-cell office:value-type="string" calcext:value-type="string">
            <text:p>(array([0.0050914 , 0.12054418, 0.62887426, 0.94479879, 0.98392814,</text:p>
            <text:p>       0.99174439, 0.99474453, 0.99655791, 0.99767676, 0.99825381,</text:p>
            <text:p>       0.99866398, 0.99899344, 0.99929747, 0.99946173, 0.99960135]), array([0.        , 0.        , 0.77272727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59621, 0.02951622, 0.04635526, 0.06752822, 0.09047282,</text:p>
            <text:p>       0.10998428, 0.12789501, 0.14873303, 0.17857485, 0.18315367,</text:p>
            <text:p>       0.21119698, 0.22611427, 0.25110498, 0.26446143, 0.32618998,</text:p>
            <text:p>       0.35151273, 0.36766343, 0.38871899, 0.41165188, 0.43581378,</text:p>
            <text:p>       0.45782256, 0.47097625, 0.48991579, 0.50938697, 0.53230812,</text:p>
            <text:p>       0.55004299, 0.57154185, 0.59086698, 0.61225927, 0.63409159,</text:p>
            <text:p>       0.6477018 , 0.66539776, 0.68944511, 0.70767745, 0.73010793,</text:p>
            <text:p>       0.75814778, 0.77019228, 0.78972332, 0.819198  , 0.83028234,</text:p>
            <text:p>       0.84433933, 0.87045722, 0.89071981, 0.91141051, 0.93069505,</text:p>
            <text:p>       0.94990928, 0.97075799, 0.9966889 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70,  14,  11,   4,   4,   2,   4,   1,   4,   3,   8,   1,   1,</text:p>
            <text:p>         2,   0,   0,   5,   1,   5,   2,   2,   1,   1,   2,   1,   6,</text:p>
            <text:p>         4,   3,   1,   2,   2,   1,   2,   1,   2,   2,   2,   2,   3,</text:p>
            <text:p>         5,   2,   4,   3,   9,   1,   9,   9,  10,  48, 718,   0]))</text:p>
          </table:table-cell>
          <table:table-cell office:value-type="float" office:value="0.23375938487995" calcext:value-type="float">
            <text:p>0.23375938487995</text:p>
          </table:table-cell>
          <table:table-cell office:value-type="float" office:value="0.0243844200828498" calcext:value-type="float">
            <text:p>0.0243844200828498</text:p>
          </table:table-cell>
          <table:table-cell office:value-type="float" office:value="0.247241729137723" calcext:value-type="float">
            <text:p>0.247241729137723</text:p>
          </table:table-cell>
          <table:table-cell office:value-type="float" office:value="0.440316382795572" calcext:value-type="float">
            <text:p>0.440316382795572</text:p>
          </table:table-cell>
          <table:table-cell office:value-type="float" office:value="0.143853016649232" calcext:value-type="float">
            <text:p>0.143853016649232</text:p>
          </table:table-cell>
          <table:table-cell office:value-type="float" office:value="0.490613033374151" calcext:value-type="float">
            <text:p>0.490613033374151</text:p>
          </table:table-cell>
        </table:table-row>
        <table:table-row table:style-name="ro4">
          <table:table-cell office:value-type="string" calcext:value-type="string">
            <text:p>(array([0.00491519, 0.09644462, 0.15817879, 0.23443106, 0.28984105,</text:p>
            <text:p>       0.36695927, 0.43832199, 0.4901615 , 0.56304064, 0.64516589,</text:p>
            <text:p>       0.70201365, 0.76608869, 0.83793312, 0.90202583, 0.97275565]), array([0.08671171, 0.22222222, 0.14285714, 0.        , 0.        ,</text:p>
            <text:p>       0.33333333, 0.        , 0.        , 0.5       , 0.25      ,</text:p>
            <text:p>       0.2       , 0.14285714, 0.        , 0.38461538, 0.33333333]), array([888,  27,   7,   5,   5,   9,   4,   4,   2,   4,   5,   7,   2,</text:p>
            <text:p>        13,  18,   0]))</text:p>
          </table:table-cell>
          <table:table-cell office:value-type="string" calcext:value-type="string">
            <text:p>(array([4.09624191e-04, 5.04287744e-04, 5.99740601e-04, 7.21426573e-04,</text:p>
            <text:p>       8.93251740e-04, 1.12316319e-03, 1.51879661e-03, 2.01489933e-03,</text:p>
            <text:p>       2.74921137e-03, 3.91324274e-03, 5.69649801e-03, 8.98425560e-03,</text:p>
            <text:p>       2.13381029e-02, 1.14674880e-01, 7.48800370e-01]), array([0.        , 0.04477612, 0.03030303, 0.02985075, 0.07462687,</text:p>
            <text:p>       0.07575758, 0.05970149, 0.07575758, 0.07462687, 0.13636364,</text:p>
            <text:p>       0.1641791 , 0.14925373, 0.16666667, 0.17910448, 0.26865672]), array([67, 67, 66, 67, 67, 66, 67, 66, 67, 66, 67, 67, 66, 67, 67,  0]))</text:p>
          </table:table-cell>
          <table:table-cell office:value-type="string" calcext:value-type="string">
            <text:p>(array([0.00296691, 0.02995025, 0.0464696 , 0.07044067, 0.09087539,</text:p>
            <text:p>       0.10954277, 0.129178  , 0.14670411, 0.17720027, 0.18045044,</text:p>
            <text:p>       0.20814439, 0.24699496, 0.26943311, 0.28983242, 0.30271837,</text:p>
            <text:p>       0.33818024, 0.34435099, 0.37334263, 0.39119035, 0.40836254,</text:p>
            <text:p>       0.44830848, 0.47393133, 0.50639167, 0.53390175, 0.59217954,</text:p>
            <text:p>       0.60176003, 0.65750495, 0.67006072, 0.69283712, 0.70945412,</text:p>
            <text:p>       0.72209507, 0.75165814, 0.76969429, 0.79856354, 0.8281067 ,</text:p>
            <text:p>       0.84775954, 0.87202738, 0.88266957, 0.90794281, 0.92964169,</text:p>
            <text:p>       0.9519309 , 0.97736639, 0.99090969]), array([0.07904192, 0.16216216, 0.28571429, 0.3       , 0.28571429,</text:p>
            <text:p>       0.        , 0.28571429, 0.        , 0.        , 1.        ,</text:p>
            <text:p>       0.        , 0.        , 0.        , 0.        , 0.        ,</text:p>
            <text:p>       0.        , 0.5       , 0.25      , 0.5       , 0.        ,</text:p>
            <text:p>       0.        , 0.        , 0.        , 0.        , 1.        ,</text:p>
            <text:p>       0.        , 0.        , 0.5       , 0.        , 0.5       ,</text:p>
            <text:p>       0.        , 0.        , 0.33333333, 0.        , 0.        ,</text:p>
            <text:p>       0.        , 0.66666667, 0.        , 0.5       , 0.        ,</text:p>
            <text:p>       0.33333333, 0.33333333, 0.375     ]), array([835,  37,  14,  10,   7,   7,   7,   2,   2,   1,   2,   0,   2,</text:p>
            <text:p>         2,   3,   1,   1,   2,   4,   2,   1,   0,   3,   2,   0,   2,</text:p>
            <text:p>         1,   0,   0,   1,   1,   0,   2,   2,   1,   2,   1,   3,   3,</text:p>
            <text:p>         1,   0,   1,   1,   3,   1,   6,   4,   6,   3,   8,   0]))</text:p>
          </table:table-cell>
          <table:table-cell office:value-type="float" office:value="0.352499661972779" calcext:value-type="float">
            <text:p>0.352499661972779</text:p>
          </table:table-cell>
          <table:table-cell office:value-type="float" office:value="0.105119293944172" calcext:value-type="float">
            <text:p>0.105119293944172</text:p>
          </table:table-cell>
          <table:table-cell office:value-type="float" office:value="0.421479066175904" calcext:value-type="float">
            <text:p>0.421479066175904</text:p>
          </table:table-cell>
          <table:table-cell office:value-type="float" office:value="0.837933123111725" calcext:value-type="float">
            <text:p>0.837933123111725</text:p>
          </table:table-cell>
          <table:table-cell office:value-type="float" office:value="0.480143653367882" calcext:value-type="float">
            <text:p>0.480143653367882</text:p>
          </table:table-cell>
          <table:table-cell office:value-type="float" office:value="0.92964169383049" calcext:value-type="float">
            <text:p>0.92964169383049</text:p>
          </table:table-cell>
          <table:table-cell office:value-type="float" office:value="0.112754434253344" calcext:value-type="float">
            <text:p>0.112754434253344</text:p>
          </table:table-cell>
          <table:table-cell office:value-type="string" calcext:value-type="string">
            <text:p>(array([0.01206597, 0.09437422, 0.16819473, 0.2340165 , 0.30120021,</text:p>
            <text:p>       0.36625989, 0.46609825, 0.5098385 , 0.56777831, 0.63936992,</text:p>
            <text:p>       0.71094397, 0.76576075, 0.84553315, 0.90167577, 0.99537183]), array([0. , 0. , 0. , 0. , 0. , 0. , 0. , 0.5, 1. , 1. , 1. , 1. , 1. ,</text:p>
            <text:p>       1. , 1. ]), array([ 89,  14,   3,   6,   4,   6,   1,   4,   5,   7,   6,   6,   6,</text:p>
            <text:p>        26, 817,   0]))</text:p>
          </table:table-cell>
          <table:table-cell office:value-type="string" calcext:value-type="string">
            <text:p>(array([0.0043586 , 0.20878643, 0.86115792, 0.97964297, 0.99199119,</text:p>
            <text:p>       0.99503309, 0.99678463, 0.99773923, 0.99834649, 0.99880406,</text:p>
            <text:p>       0.99907979, 0.99926499, 0.99939204, 0.99949497, 0.99959038]), array([0.        , 0.13432836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9911 , 0.02736684, 0.04690811, 0.06997748, 0.09135861,</text:p>
            <text:p>       0.11733043, 0.12752562, 0.15224046, 0.1718933 , 0.18045044,</text:p>
            <text:p>       0.20143646, 0.22881848, 0.24834186, 0.27790493, 0.29596084,</text:p>
            <text:p>       0.30716288, 0.32377219, 0.34387508, 0.37536725, 0.39528343,</text:p>
            <text:p>       0.46609825, 0.49360833, 0.52606867, 0.55169152, 0.5919085 ,</text:p>
            <text:p>       0.60994619, 0.62733224, 0.65793315, 0.6628567 , 0.69728163,</text:p>
            <text:p>       0.71134295, 0.73056689, 0.75300504, 0.76671982, 0.79185561,</text:p>
            <text:p>       0.82279973, 0.85329589, 0.87063043, 0.89045723, 0.90854027,</text:p>
            <text:p>       0.92914321, 0.95302299, 0.97008983, 0.9971558 ]), array([0., 0., 0., 0., 0., 0., 0., 0., 0., 0., 0., 0., 0., 0., 0., 0., 0.,</text:p>
            <text:p>       0., 0., 0., 0., 0., 1., 1., 1., 1., 1., 1., 1., 1., 1., 1., 1., 1.,</text:p>
            <text:p>       1., 1., 1., 1., 1., 1., 1., 1., 1., 1.]), array([ 71,   8,   8,   7,   5,   1,   3,   1,   1,   1,   1,   2,   3,</text:p>
            <text:p>         1,   1,   1,   1,   3,   1,   2,   0,   0,   0,   1,   2,   0,</text:p>
            <text:p>         2,   3,   0,   2,   1,   3,   1,   2,   1,   4,   2,   2,   1,</text:p>
            <text:p>         2,   0,   2,   2,   7,   7,   8,   7,  12,  32, 772,   0]))</text:p>
          </table:table-cell>
          <table:table-cell office:value-type="float" office:value="0.215040970351809" calcext:value-type="float">
            <text:p>0.215040970351809</text:p>
          </table:table-cell>
          <table:table-cell office:value-type="float" office:value="0.0174996623728114" calcext:value-type="float">
            <text:p>0.0174996623728114</text:p>
          </table:table-cell>
          <table:table-cell office:value-type="float" office:value="0.228955183552475" calcext:value-type="float">
            <text:p>0.228955183552475</text:p>
          </table:table-cell>
          <table:table-cell office:value-type="float" office:value="0.466098248958588" calcext:value-type="float">
            <text:p>0.466098248958588</text:p>
          </table:table-cell>
          <table:table-cell office:value-type="float" office:value="0.138842081989754" calcext:value-type="float">
            <text:p>0.138842081989754</text:p>
          </table:table-cell>
          <table:table-cell office:value-type="float" office:value="0.493608325719833" calcext:value-type="float">
            <text:p>0.493608325719833</text:p>
          </table:table-cell>
        </table:table-row>
        <table:table-row table:style-name="ro4">
          <table:table-cell office:value-type="string" calcext:value-type="string">
            <text:p>(array([0.00565604, 0.09587765, 0.15817658, 0.2281823 , 0.30647127,</text:p>
            <text:p>       0.36601462, 0.42751403, 0.51126613, 0.57286911, 0.63084875,</text:p>
            <text:p>       0.70624428, 0.76607921, 0.82935032, 0.90293666, 0.97550181]), array([0.06713781, 0.33333333, 0.3125    , 0.36363636, 0.36363636,</text:p>
            <text:p>       0.25      , 0.25      , 0.33333333, 0.14285714, 0.66666667,</text:p>
            <text:p>       0.57142857, 0.33333333, 0.42857143, 0.22222222, 0.45833333]), array([849,  36,  16,  11,  11,   4,   4,   3,   7,   3,   7,   9,   7,</text:p>
            <text:p>         9,  24,   0]))</text:p>
          </table:table-cell>
          <table:table-cell office:value-type="string" calcext:value-type="string">
            <text:p>(array([2.19412228e-04, 3.05800106e-04, 3.87449468e-04, 5.08366672e-04,</text:p>
            <text:p>       7.37181879e-04, 1.06569833e-03, 1.44098437e-03, 2.03528171e-03,</text:p>
            <text:p>       3.12562662e-03, 4.87150108e-03, 8.83798777e-03, 1.75390849e-02,</text:p>
            <text:p>       5.10054313e-02, 2.20133860e-01, 8.29838801e-01]), array([0.01492537, 0.        , 0.01515152, 0.01492537, 0.04545455,</text:p>
            <text:p>       0.05970149, 0.04477612, 0.07575758, 0.02985075, 0.12121212,</text:p>
            <text:p>       0.1641791 , 0.13432836, 0.22727273, 0.32835821, 0.3880597 ]), array([67, 67, 66, 67, 66, 67, 67, 66, 67, 66, 67, 67, 66, 67, 67,  0]))</text:p>
          </table:table-cell>
          <table:table-cell office:value-type="string" calcext:value-type="string">
            <text:p>(array([0.00295548, 0.02772284, 0.04807919, 0.06993599, 0.08700616,</text:p>
            <text:p>       0.10960256, 0.1314162 , 0.15254109, 0.17051884, 0.18298103,</text:p>
            <text:p>       0.21293262, 0.23739715, 0.25180545, 0.26904699, 0.29329463,</text:p>
            <text:p>       0.31357127, 0.32887623, 0.37632619, 0.40567409, 0.44935398,</text:p>
            <text:p>       0.51126613, 0.54634762, 0.56277011, 0.59180862, 0.60440254,</text:p>
            <text:p>       0.62421525, 0.6715523 , 0.6900079 , 0.70538348, 0.72637818,</text:p>
            <text:p>       0.75343874, 0.76358604, 0.79509988, 0.80591875, 0.82974233,</text:p>
            <text:p>       0.85219386, 0.87885988, 0.88703611, 0.91303184, 0.93345877,</text:p>
            <text:p>       0.95409507, 0.97430044, 0.99069985]), array([0.06017926, 0.11904762, 0.19047619, 0.375     , 0.22222222,</text:p>
            <text:p>       0.2       , 0.33333333, 0.66666667, 0.16666667, 0.        ,</text:p>
            <text:p>       0.28571429, 0.        , 1.        , 0.33333333, 0.5       ,</text:p>
            <text:p>       0.        , 0.5       , 0.33333333, 0.5       , 0.        ,</text:p>
            <text:p>       0.33333333, 0.        , 0.        , 0.33333333, 0.        ,</text:p>
            <text:p>       1.        , 1.        , 0.5       , 1.        , 0.33333333,</text:p>
            <text:p>       0.25      , 0.33333333, 0.5       , 0.5       , 0.66666667,</text:p>
            <text:p>       0.        , 0.        , 0.        , 0.66666667, 0.2       ,</text:p>
            <text:p>       0.        , 0.5       , 0.54545455]), array([781,  42,  21,  16,   9,  10,   9,   6,   6,   1,   7,   1,   1,</text:p>
            <text:p>         3,   4,   3,   4,   0,   3,   0,   2,   0,   2,   0,   0,   3,</text:p>
            <text:p>         0,   1,   3,   3,   1,   1,   0,   2,   2,   1,   3,   4,   3,</text:p>
            <text:p>         2,   2,   3,   2,   2,   2,   3,   5,   2,   8,  11,   0]))</text:p>
          </table:table-cell>
          <table:table-cell office:value-type="float" office:value="0.249959650389321" calcext:value-type="float">
            <text:p>0.249959650389321</text:p>
          </table:table-cell>
          <table:table-cell office:value-type="float" office:value="0.0937380196006174" calcext:value-type="float">
            <text:p>0.0937380196006174</text:p>
          </table:table-cell>
          <table:table-cell office:value-type="float" office:value="0.349451215552313" calcext:value-type="float">
            <text:p>0.349451215552313</text:p>
          </table:table-cell>
          <table:table-cell office:value-type="float" office:value="0.680714435047574" calcext:value-type="float">
            <text:p>0.680714435047574</text:p>
          </table:table-cell>
          <table:table-cell office:value-type="float" office:value="0.441779099293609" calcext:value-type="float">
            <text:p>0.441779099293609</text:p>
          </table:table-cell>
          <table:table-cell office:value-type="float" office:value="0.95409506559372" calcext:value-type="float">
            <text:p>0.95409506559372</text:p>
          </table:table-cell>
          <table:table-cell office:value-type="float" office:value="0.106427216803701" calcext:value-type="float">
            <text:p>0.106427216803701</text:p>
          </table:table-cell>
          <table:table-cell office:value-type="string" calcext:value-type="string">
            <text:p>(array([0.01476053, 0.09862026, 0.16310631, 0.23582815, 0.30026908,</text:p>
            <text:p>       0.38608594, 0.42724222, 0.49799961, 0.5726808 , 0.64013193,</text:p>
            <text:p>       0.69767359, 0.77429891, 0.83875598, 0.90571613, 0.99457447]), array([0.        , 0.        , 0.        , 0.        , 0.        ,</text:p>
            <text:p>       0.        , 0.        , 0.33333333, 1.        , 1.        ,</text:p>
            <text:p>       1.        , 1.        , 1.        , 1.        , 1.        ]), array([ 70,  19,   9,  10,   7,   2,   7,   3,   4,   5,  11,  10,  14,</text:p>
            <text:p>        26, 803,   0]))</text:p>
          </table:table-cell>
          <table:table-cell office:value-type="string" calcext:value-type="string">
            <text:p>(array([0.0125908 , 0.25986509, 0.83095796, 0.96704794, 0.98736816,</text:p>
            <text:p>       0.99387042, 0.99651488, 0.99775473, 0.99847186, 0.99889043,</text:p>
            <text:p>       0.99924387, 0.99948639, 0.99961002, 0.99969303, 0.99977972]), array([0.        , 0.11940299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29993, 0.02555782, 0.04766108, 0.069505  , 0.09327083,</text:p>
            <text:p>       0.11570949, 0.12514757, 0.15200877, 0.1781238 , 0.19965655,</text:p>
            <text:p>       0.21109358, 0.23684186, 0.24648539, 0.27035619, 0.2933747 ,</text:p>
            <text:p>       0.31861711, 0.32541199, 0.37657443, 0.39559746, 0.40845116,</text:p>
            <text:p>       0.43722989, 0.45365238, 0.49005011, 0.51389861, 0.55064602,</text:p>
            <text:p>       0.59471558, 0.62393703, 0.66960592, 0.68947977, 0.70631812,</text:p>
            <text:p>       0.72768738, 0.74789107, 0.76352235, 0.78882536, 0.81425651,</text:p>
            <text:p>       0.83176593, 0.8505969 , 0.8667853 , 0.89261057, 0.91509473,</text:p>
            <text:p>       0.93121527, 0.95202904, 0.97219669, 0.99718522]), array([0., 0., 0., 0., 0., 0., 0., 0., 0., 0., 0., 0., 0., 0., 0., 0., 0.,</text:p>
            <text:p>       0., 0., 0., 0., 0., 0., 1., 1., 1., 1., 1., 1., 1., 1., 1., 1., 1.,</text:p>
            <text:p>       1., 1., 1., 1., 1., 1., 1., 1., 1., 1.]), array([ 52,   9,   6,  10,   3,   4,   5,   6,   2,   1,   3,   2,   4,</text:p>
            <text:p>         3,   2,   1,   2,   0,   1,   1,   3,   3,   1,   0,   2,   1,</text:p>
            <text:p>         0,   2,   0,   2,   0,   3,   0,   4,   4,   3,   3,   1,   2,</text:p>
            <text:p>         6,   2,   7,   2,   6,   8,   9,  11,  17,  41, 740,   0]))</text:p>
          </table:table-cell>
          <table:table-cell office:value-type="float" office:value="0.224449796480071" calcext:value-type="float">
            <text:p>0.224449796480071</text:p>
          </table:table-cell>
          <table:table-cell office:value-type="float" office:value="0.0256242324015938" calcext:value-type="float">
            <text:p>0.0256242324015938</text:p>
          </table:table-cell>
          <table:table-cell office:value-type="float" office:value="0.229009402640823" calcext:value-type="float">
            <text:p>0.229009402640823</text:p>
          </table:table-cell>
          <table:table-cell office:value-type="float" office:value="0.427319198846817" calcext:value-type="float">
            <text:p>0.427319198846817</text:p>
          </table:table-cell>
          <table:table-cell office:value-type="float" office:value="0.169042042597677" calcext:value-type="float">
            <text:p>0.169042042597677</text:p>
          </table:table-cell>
          <table:table-cell office:value-type="float" office:value="0.490050107240677" calcext:value-type="float">
            <text:p>0.490050107240677</text:p>
          </table:table-cell>
        </table:table-row>
        <table:table-row table:style-name="ro5">
          <table:table-cell office:value-type="string" calcext:value-type="string">
            <text:p>(array([0.00413672, 0.09325559, 0.15790652, 0.23394058, 0.29019445,</text:p>
            <text:p>       0.3667924 , 0.41025612, 0.51998359, 0.58293086, 0.71304417,</text:p>
            <text:p>       0.76027554, 0.85852182, 0.90300866, 0.9755327 ]), array([0.09891304, 0.5       , 0.35714286, 0.44444444, 0.        ,</text:p>
            <text:p>       0.33333333, 1.        , 1.        , 0.5       , 0.33333333,</text:p>
            <text:p>       0.33333333, 0.        , 0.4       , 0.45454545]), array([920,  10,  14,   9,   2,   6,   1,   2,   2,   0,   3,   3,   1,</text:p>
            <text:p>         5,  22,   0]))</text:p>
          </table:table-cell>
          <table:table-cell office:value-type="string" calcext:value-type="string">
            <text:p>(array([1.78159711e-04, 2.09952119e-04, 2.56539998e-04, 3.29450093e-04,</text:p>
            <text:p>       4.21830408e-04, 5.33014852e-04, 7.02174081e-04, 9.24029523e-04,</text:p>
            <text:p>       1.37194282e-03, 2.11021749e-03, 3.39092641e-03, 6.08963177e-03,</text:p>
            <text:p>       1.25658189e-02, 4.81494046e-02, 6.05203389e-01]), array([0.01492537, 0.01492537, 0.03030303, 0.        , 0.        ,</text:p>
            <text:p>       0.05970149, 0.05970149, 0.10606061, 0.13432836, 0.16666667,</text:p>
            <text:p>       0.14925373, 0.17910448, 0.25757576, 0.26865672, 0.43283582]), array([67, 67, 66, 67, 66, 67, 67, 66, 67, 66, 67, 67, 66, 67, 67,  0]))</text:p>
          </table:table-cell>
          <table:table-cell office:value-type="string" calcext:value-type="string">
            <text:p>(array([0.0022703 , 0.02781372, 0.04935322, 0.06734268, 0.09294792,</text:p>
            <text:p>       0.11916015, 0.13092494, 0.14574097, 0.16503047, 0.18687286,</text:p>
            <text:p>       0.21176244, 0.22793245, 0.2463029 , 0.26644843, 0.30495128,</text:p>
            <text:p>       0.35110891, 0.37113674, 0.38512635, 0.41025612, 0.51925063,</text:p>
            <text:p>       0.52071655, 0.57502818, 0.59083354, 0.68665153, 0.72624049,</text:p>
            <text:p>       0.74528542, 0.79025578, 0.85852182, 0.88130608, 0.91284469,</text:p>
            <text:p>       0.93198524, 0.95325849, 0.97203817, 0.99095464]), array([0.08986175, 0.25      , 0.30769231, 0.28571429, 0.66666667,</text:p>
            <text:p>       1.        , 0.        , 0.16666667, 0.6       , 0.5       ,</text:p>
            <text:p>       1.        , 0.25      , 0.        , 0.33333333, 0.        ,</text:p>
            <text:p>       0.5       , 0.33333333, 0.        , 1.        , 1.        ,</text:p>
            <text:p>       1.        , 1.        , 0.        , 0.        , 0.5       ,</text:p>
            <text:p>       0.5       , 0.        , 0.        , 1.        , 0.        ,</text:p>
            <text:p>       0.        , 0.66666667, 0.5       , 0.45454545]), array([868,  36,  13,   7,   3,   1,   3,   6,   5,   2,   2,   4,   1,</text:p>
            <text:p>         3,   0,   1,   0,   2,   3,   1,   1,   0,   0,   0,   0,   1,</text:p>
            <text:p>         1,   0,   1,   1,   0,   0,   0,   0,   1,   0,   2,   2,   0,</text:p>
            <text:p>         1,   0,   0,   1,   0,   2,   2,   3,   3,   6,  11,   0]))</text:p>
          </table:table-cell>
          <table:table-cell office:value-type="float" office:value="0.362626884513903" calcext:value-type="float">
            <text:p>0.362626884513903</text:p>
          </table:table-cell>
          <table:table-cell office:value-type="float" office:value="0.102522674110639" calcext:value-type="float">
            <text:p>0.102522674110639</text:p>
          </table:table-cell>
          <table:table-cell office:value-type="float" office:value="0.405069397232495" calcext:value-type="float">
            <text:p>0.405069397232495</text:p>
          </table:table-cell>
          <table:table-cell office:value-type="float" office:value="0.858521819114685" calcext:value-type="float">
            <text:p>0.858521819114685</text:p>
          </table:table-cell>
          <table:table-cell office:value-type="float" office:value="0.245009938706503" calcext:value-type="float">
            <text:p>0.245009938706503</text:p>
          </table:table-cell>
          <table:table-cell office:value-type="float" office:value="0.931985239187876" calcext:value-type="float">
            <text:p>0.931985239187876</text:p>
          </table:table-cell>
          <table:table-cell office:value-type="float" office:value="0.119800085842564" calcext:value-type="float">
            <text:p>0.119800085842564</text:p>
          </table:table-cell>
          <table:table-cell office:value-type="string" calcext:value-type="string">
            <text:p>(array([0.01114795, 0.08516956, 0.16346554, 0.23200632, 0.29419017,</text:p>
            <text:p>       0.36885136, 0.40971129, 0.51998359, 0.57502818, 0.63423708,</text:p>
            <text:p>       0.71570798, 0.76123322, 0.84762486, 0.89483485, 0.99619091]), array([0., 0., 0., 0., 0., 0., 0., 1., 1., 1., 1., 1., 1., 1., 1.]), array([103,   8,   6,   6,   2,   2,   2,   2,   1,   4,   3,   6,   9,</text:p>
            <text:p>         7, 839,   0]))</text:p>
          </table:table-cell>
          <table:table-cell office:value-type="string" calcext:value-type="string">
            <text:p>(array([0.00293809, 0.1344355 , 0.90093139, 0.98711075, 0.99473612,</text:p>
            <text:p>       0.99725334, 0.99834731, 0.998986  , 0.99926782, 0.99945609,</text:p>
            <text:p>       0.99957293, 0.99966505, 0.99974137, 0.99978916, 0.99982174]), array([0.        , 0.07462687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00272, 0.02664731, 0.05549127, 0.067618  , 0.0887231 ,</text:p>
            <text:p>       0.11916015, 0.14683102, 0.16452844, 0.19354591, 0.2110897 ,</text:p>
            <text:p>       0.23624904, 0.25900829, 0.26927169, 0.31334847, 0.35956961,</text:p>
            <text:p>       0.37813312, 0.40971129, 0.51925063, 0.52071655, 0.57502818,</text:p>
            <text:p>       0.61487365, 0.63236144, 0.65735179, 0.69504872, 0.73055969,</text:p>
            <text:p>       0.75163811, 0.77483975, 0.81980018, 0.83421648, 0.85554761,</text:p>
            <text:p>       0.86907506, 0.88130608, 0.90173804, 0.93252939, 0.95414908,</text:p>
            <text:p>       0.9716901 , 0.99792466]), array([0., 0., 0., 0., 0., 0., 0., 0., 0., 0., 0., 0., 0., 0., 0., 0., 0.,</text:p>
            <text:p>       1., 1., 1., 1., 1., 1., 1., 1., 1., 1., 1., 1., 1., 1., 1., 1., 1.,</text:p>
            <text:p>       1., 1., 1.]), array([ 84,  12,   5,   5,   4,   1,   0,   2,   3,   1,   3,   1,   1,</text:p>
            <text:p>         2,   0,   1,   0,   1,   1,   0,   2,   0,   0,   0,   0,   1,</text:p>
            <text:p>         1,   0,   1,   0,   1,   2,   1,   0,   1,   0,   3,   2,   3,</text:p>
            <text:p>         0,   1,   2,   5,   3,   2,   1,   5,  11,  30, 795,   0]))</text:p>
          </table:table-cell>
          <table:table-cell office:value-type="float" office:value="0.2413134345444" calcext:value-type="float">
            <text:p>0.2413134345444</text:p>
          </table:table-cell>
          <table:table-cell office:value-type="float" office:value="0.0125378436401026" calcext:value-type="float">
            <text:p>0.0125378436401026</text:p>
          </table:table-cell>
          <table:table-cell office:value-type="float" office:value="0.211196862469924" calcext:value-type="float">
            <text:p>0.211196862469924</text:p>
          </table:table-cell>
          <table:table-cell office:value-type="float" office:value="0.4800164103508" calcext:value-type="float">
            <text:p>0.4800164103508</text:p>
          </table:table-cell>
          <table:table-cell office:value-type="float" office:value="0.0990686096589674" calcext:value-type="float">
            <text:p>0.0990686096589674</text:p>
          </table:table-cell>
          <table:table-cell office:value-type="float" office:value="0.480749368667603" calcext:value-type="float">
            <text:p>0.480749368667603</text:p>
          </table:table-cell>
        </table:table-row>
        <table:table-row table:style-name="ro3">
          <table:table-cell office:value-type="string" calcext:value-type="string">
            <text:p>(array([0.00385725, 0.09677053, 0.16610746, 0.23736808, 0.29897139,</text:p>
            <text:p>       0.37422508, 0.43454447, 0.51425092, 0.57161693, 0.61036062,</text:p>
            <text:p>       0.67002541, 0.77072573, 0.8227632 , 0.91343269, 0.97367582]), array([0.09860665, 0.33333333, 0.57142857, 0.5       , 0.4       ,</text:p>
            <text:p>       0.42857143, 0.        , 0.4       , 0.75      , 0.        ,</text:p>
            <text:p>       1.        , 0.        , 0.75      , 0.5       , 0.33333333]), array([933,  12,   7,   4,   5,   7,   3,   5,   4,   1,   1,   3,   4,</text:p>
            <text:p>         2,   9,   0]))</text:p>
          </table:table-cell>
          <table:table-cell office:value-type="string" calcext:value-type="string">
            <text:p>(array([2.08570789e-04, 2.56705785e-04, 3.08537726e-04, 3.66402222e-04,</text:p>
            <text:p>       4.50527217e-04, 5.61419196e-04, 7.47980962e-04, 1.02011081e-03,</text:p>
            <text:p>       1.34824692e-03, 1.82358156e-03, 2.62923206e-03, 4.45294333e-03,</text:p>
            <text:p>       9.08842441e-03, 3.06404336e-02, 4.63027208e-01]), array([0.01492537, 0.        , 0.01515152, 0.11940299, 0.06060606,</text:p>
            <text:p>       0.04477612, 0.01492537, 0.03030303, 0.13432836, 0.12121212,</text:p>
            <text:p>       0.14925373, 0.1641791 , 0.1969697 , 0.31343284, 0.41791045]), array([67, 67, 66, 67, 66, 67, 67, 66, 67, 66, 67, 67, 66, 67, 67,  0]))</text:p>
          </table:table-cell>
          <table:table-cell office:value-type="string" calcext:value-type="string">
            <text:p>(array([0.0021142 , 0.02915475, 0.04785391, 0.07081521, 0.09063497,</text:p>
            <text:p>       0.10980284, 0.13024924, 0.14847874, 0.17312448, 0.19073151,</text:p>
            <text:p>       0.20118295, 0.24942979, 0.27638613, 0.31402823, 0.35998124,</text:p>
            <text:p>       0.36971276, 0.39037164, 0.41619366, 0.43292135, 0.45451841,</text:p>
            <text:p>       0.49132144, 0.50198001, 0.52598439, 0.54938233, 0.57902847,</text:p>
            <text:p>       0.61036062, 0.67002541, 0.75331128, 0.76727849, 0.79158741,</text:p>
            <text:p>       0.80961052, 0.82568949, 0.84614229, 0.89901417, 0.9278512 ,</text:p>
            <text:p>       0.94766065, 0.97211686, 0.99309788]), array([0.08916479, 0.31034483, 0.17647059, 0.25      , 0.5       ,</text:p>
            <text:p>       0.33333333, 0.33333333, 1.        , 0.5       , 0.5       ,</text:p>
            <text:p>       1.        , 0.33333333, 0.        , 0.66666667, 0.        ,</text:p>
            <text:p>       0.5       , 0.5       , 0.        , 0.        , 0.        ,</text:p>
            <text:p>       0.        , 1.        , 0.33333333, 1.        , 0.66666667,</text:p>
            <text:p>       0.        , 1.        , 0.        , 0.        , 0.        ,</text:p>
            <text:p>       0.5       , 1.        , 1.        , 1.        , 0.        ,</text:p>
            <text:p>       0.        , 0.5       , 0.33333333]), array([886,  29,  17,   4,   4,   3,   3,   2,   2,   2,   1,   0,   3,</text:p>
            <text:p>         2,   0,   3,   0,   1,   4,   2,   1,   1,   1,   0,   1,   1,</text:p>
            <text:p>         3,   1,   3,   0,   1,   0,   0,   1,   0,   0,   0,   1,   1,</text:p>
            <text:p>         1,   2,   1,   1,   0,   1,   0,   1,   2,   4,   3,   0]))</text:p>
          </table:table-cell>
          <table:table-cell office:value-type="float" office:value="0.314627864848623" calcext:value-type="float">
            <text:p>0.314627864848623</text:p>
          </table:table-cell>
          <table:table-cell office:value-type="float" office:value="0.0914128906659709" calcext:value-type="float">
            <text:p>0.0914128906659709</text:p>
          </table:table-cell>
          <table:table-cell office:value-type="float" office:value="0.398260026233402" calcext:value-type="float">
            <text:p>0.398260026233402</text:p>
          </table:table-cell>
          <table:table-cell office:value-type="float" office:value="0.770725727081299" calcext:value-type="float">
            <text:p>0.770725727081299</text:p>
          </table:table-cell>
          <table:table-cell office:value-type="float" office:value="0.282792402222864" calcext:value-type="float">
            <text:p>0.282792402222864</text:p>
          </table:table-cell>
          <table:table-cell office:value-type="float" office:value="0.947660654783249" calcext:value-type="float">
            <text:p>0.947660654783249</text:p>
          </table:table-cell>
          <table:table-cell office:value-type="float" office:value="0.113122922692862" calcext:value-type="float">
            <text:p>0.113122922692862</text:p>
          </table:table-cell>
          <table:table-cell office:value-type="string" calcext:value-type="string">
            <text:p>(array([0.01020358, 0.09755087, 0.16822506, 0.22847726, 0.31496069,</text:p>
            <text:p>       0.37845775, 0.42009979, 0.49687548, 0.56715568, 0.62615401,</text:p>
            <text:p>       0.70127246, 0.75254559, 0.82823765, 0.90593038, 0.99664007]), array([0. , 0. , 0. , 0. , 0. , 0. , 0. , 0.6, 1. , 1. , 1. , 1. , 1. ,</text:p>
            <text:p>       1. , 1. ]), array([ 98,   5,   5,   5,   2,   4,   1,   5,   6,   4,   4,   2,   6,</text:p>
            <text:p>         9, 844,   0]))</text:p>
          </table:table-cell>
          <table:table-cell office:value-type="string" calcext:value-type="string">
            <text:p>(array([0.0026935 , 0.20308229, 0.9183554 , 0.99111861, 0.99617377,</text:p>
            <text:p>       0.99780833, 0.99846248, 0.99889442, 0.99918752, 0.99940008,</text:p>
            <text:p>       0.99953157, 0.99962716, 0.99969045, 0.99974253, 0.99979121]), array([0.        , 0.17910448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68782, 0.02869224, 0.04759905, 0.06938835, 0.08999156,</text:p>
            <text:p>       0.10530778, 0.13031463, 0.14847874, 0.16649716, 0.18883532,</text:p>
            <text:p>       0.20479777, 0.23272151, 0.25003463, 0.31496069, 0.36951771,</text:p>
            <text:p>       0.38739778, 0.42009979, 0.47394142, 0.50532928, 0.52583599,</text:p>
            <text:p>       0.54743196, 0.57475462, 0.58380634, 0.60441291, 0.63009219,</text:p>
            <text:p>       0.64001876, 0.67002541, 0.68783668, 0.72361387, 0.75254559,</text:p>
            <text:p>       0.80771433, 0.82296884, 0.84614229, 0.86978346, 0.89163781,</text:p>
            <text:p>       0.90872161, 0.92778902, 0.9514143 , 0.97084519, 0.99812602]), array([0., 0., 0., 0., 0., 0., 0., 0., 0., 0., 0., 0., 0., 0., 0., 0., 0.,</text:p>
            <text:p>       0., 1., 1., 1., 1., 1., 1., 1., 1., 1., 1., 1., 1., 1., 1., 1., 1.,</text:p>
            <text:p>       1., 1., 1., 1., 1., 1.]), array([ 81,  11,   5,   2,   2,   1,   1,   2,   1,   2,   2,   1,   2,</text:p>
            <text:p>         0,   0,   2,   0,   0,   2,   2,   0,   1,   0,   2,   0,   2,</text:p>
            <text:p>         1,   2,   3,   1,   1,   2,   1,   1,   1,   0,   2,   2,   0,</text:p>
            <text:p>         0,   2,   2,   1,   2,   3,   2,   3,  14,  22, 808,   0]))</text:p>
          </table:table-cell>
          <table:table-cell office:value-type="float" office:value="0.222877579402643" calcext:value-type="float">
            <text:p>0.222877579402643</text:p>
          </table:table-cell>
          <table:table-cell office:value-type="float" office:value="0.00859252031235368" calcext:value-type="float">
            <text:p>0.00859252031235368</text:p>
          </table:table-cell>
          <table:table-cell office:value-type="float" office:value="0.229810437386555" calcext:value-type="float">
            <text:p>0.229810437386555</text:p>
          </table:table-cell>
          <table:table-cell office:value-type="float" office:value="0.43284431596597" calcext:value-type="float">
            <text:p>0.43284431596597</text:p>
          </table:table-cell>
          <table:table-cell office:value-type="float" office:value="0.0816446005677184" calcext:value-type="float">
            <text:p>0.0816446005677184</text:p>
          </table:table-cell>
          <table:table-cell office:value-type="float" office:value="0.49467071890831" calcext:value-type="float">
            <text:p>0.49467071890831</text:p>
          </table:table-cell>
        </table:table-row>
        <table:table-row table:style-name="ro5">
          <table:table-cell office:value-type="string" calcext:value-type="string">
            <text:p>(array([0.00555081, 0.09329068, 0.16232505, 0.22383935, 0.31010382,</text:p>
            <text:p>       0.33790746, 0.42501797, 0.506194  , 0.55523307, 0.64251071,</text:p>
            <text:p>       0.69788677, 0.76754206, 0.83971161, 0.90350313, 0.97659124]), array([0.10186199, 0.17647059, 0.57142857, 0.5       , 0.5       ,</text:p>
            <text:p>       0.        , 0.25      , 0.25      , 0.8       , 0.        ,</text:p>
            <text:p>       0.        , 0.66666667, 0.33333333, 0.55555556, 0.52631579]), array([913,  17,   7,   6,   6,   1,   4,   4,   5,   1,   2,   3,   3,</text:p>
            <text:p>         9,  19,   0]))</text:p>
          </table:table-cell>
          <table:table-cell office:value-type="string" calcext:value-type="string">
            <text:p>(array([3.84333802e-04, 4.65511715e-04, 5.51246225e-04, 6.71181675e-04,</text:p>
            <text:p>       8.25467703e-04, 1.04592838e-03, 1.47039232e-03, 2.03491947e-03,</text:p>
            <text:p>       2.82393430e-03, 3.91071510e-03, 5.69102050e-03, 9.17205871e-03,</text:p>
            <text:p>       1.74770727e-02, 5.98757164e-02, 6.60828731e-01]), array([0.        , 0.01492537, 0.01515152, 0.        , 0.07575758,</text:p>
            <text:p>       0.04477612, 0.04477612, 0.06060606, 0.08955224, 0.10606061,</text:p>
            <text:p>       0.2238806 , 0.23880597, 0.3030303 , 0.25373134, 0.47761194]), array([67, 67, 66, 67, 66, 67, 67, 66, 67, 66, 67, 67, 66, 67, 67,  0]))</text:p>
          </table:table-cell>
          <table:table-cell office:value-type="string" calcext:value-type="string">
            <text:p>(array([0.00317228, 0.02773306, 0.04970079, 0.06772115, 0.08896656,</text:p>
            <text:p>       0.11298175, 0.12723815, 0.15226151, 0.16811303, 0.19100322,</text:p>
            <text:p>       0.20694509, 0.23896417, 0.24161833, 0.29594895, 0.3142589 ,</text:p>
            <text:p>       0.33214154, 0.40187368, 0.43273273, 0.46935996, 0.51752964,</text:p>
            <text:p>       0.52035677, 0.54191741, 0.56411018, 0.64251071, 0.69788677,</text:p>
            <text:p>       0.75470954, 0.77395833, 0.82755122, 0.86686876, 0.88392101,</text:p>
            <text:p>       0.91677663, 0.92550226, 0.9481079 , 0.97097009, 0.98899288]), array([0.08962264, 0.24390244, 0.3       , 0.375     , 0.        ,</text:p>
            <text:p>       0.25      , 0.        , 0.75      , 0.        , 1.        ,</text:p>
            <text:p>       0.66666667, 0.        , 0.5       , 0.33333333, 1.        ,</text:p>
            <text:p>       0.33333333, 0.        , 0.33333333, 0.        , 0.5       ,</text:p>
            <text:p>       0.        , 1.        , 0.66666667, 0.        , 0.        ,</text:p>
            <text:p>       1.        , 0.5       , 0.5       , 0.        , 1.        ,</text:p>
            <text:p>       0.5       , 0.33333333, 0.25      , 1.        , 0.45454545]), array([848,  41,  20,   8,   8,   4,   1,   4,   2,   1,   3,   1,   2,</text:p>
            <text:p>         0,   3,   1,   3,   0,   0,   0,   1,   3,   0,   1,   0,   2,</text:p>
            <text:p>         1,   2,   3,   0,   0,   0,   1,   0,   2,   0,   0,   1,   2,</text:p>
            <text:p>         0,   0,   2,   0,   2,   3,   2,   3,   4,   4,  11,   0]))</text:p>
          </table:table-cell>
          <table:table-cell office:value-type="float" office:value="0.320960799198432" calcext:value-type="float">
            <text:p>0.320960799198432</text:p>
          </table:table-cell>
          <table:table-cell office:value-type="float" office:value="0.103332142962501" calcext:value-type="float">
            <text:p>0.103332142962501</text:p>
          </table:table-cell>
          <table:table-cell office:value-type="float" office:value="0.342271094127133" calcext:value-type="float">
            <text:p>0.342271094127133</text:p>
          </table:table-cell>
          <table:table-cell office:value-type="float" office:value="0.697886765003204" calcext:value-type="float">
            <text:p>0.697886765003204</text:p>
          </table:table-cell>
          <table:table-cell office:value-type="float" office:value="0.285553230367827" calcext:value-type="float">
            <text:p>0.285553230367827</text:p>
          </table:table-cell>
          <table:table-cell office:value-type="float" office:value="0.866868764162064" calcext:value-type="float">
            <text:p>0.866868764162064</text:p>
          </table:table-cell>
          <table:table-cell office:value-type="float" office:value="0.118627359741857" calcext:value-type="float">
            <text:p>0.118627359741857</text:p>
          </table:table-cell>
          <table:table-cell office:value-type="string" calcext:value-type="string">
            <text:p>(array([0.0134747 , 0.0871734 , 0.16056885, 0.21882159, 0.30887375,</text:p>
            <text:p>       0.35748929, 0.43297437, 0.50356074, 0.56314889, 0.66209254,</text:p>
            <text:p>       0.69317313, 0.76697529, 0.83656815, 0.90293687, 0.99501417]), array([0. , 0. , 0. , 0. , 0. , 0. , 0. , 0.5, 1. , 1. , 1. , 1. , 1. ,</text:p>
            <text:p>       1. , 1. ]), array([102,   7,   6,   4,   5,   1,   2,   4,   7,   1,   3,   5,   4,</text:p>
            <text:p>        19, 830,   0]))</text:p>
          </table:table-cell>
          <table:table-cell office:value-type="string" calcext:value-type="string">
            <text:p>(array([0.00520964, 0.14778151, 0.87923954, 0.98159591, 0.99213716,</text:p>
            <text:p>       0.99537557, 0.99685236, 0.99779831, 0.99845068, 0.99890613,</text:p>
            <text:p>       0.99916152, 0.99932464, 0.99944635, 0.99953443, 0.99961567]), array([0.        , 0.07462687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711436, 0.02664914, 0.05161525, 0.07082378, 0.08102942,</text:p>
            <text:p>       0.10478389, 0.13313124, 0.15402374, 0.17437106, 0.19100322,</text:p>
            <text:p>       0.20370539, 0.22602892, 0.24184665, 0.2973578 , 0.30616179,</text:p>
            <text:p>       0.3285256 , 0.35748929, 0.43297437, 0.47964323, 0.48445022,</text:p>
            <text:p>       0.51950949, 0.53064004, 0.54191741, 0.56502027, 0.59812632,</text:p>
            <text:p>       0.66605049, 0.70475547, 0.75665977, 0.7674907 , 0.78657553,</text:p>
            <text:p>       0.83108248, 0.85302515, 0.87276185, 0.88410332, 0.9114278 ,</text:p>
            <text:p>       0.93147608, 0.95086354, 0.97180903, 0.99713283]), array([0., 0., 0., 0., 0., 0., 0., 0., 0., 0., 0., 0., 0., 0., 0., 0., 0.,</text:p>
            <text:p>       0., 0., 0., 1., 1., 1., 1., 1., 1., 1., 1., 1., 1., 1., 1., 1., 1.,</text:p>
            <text:p>       1., 1., 1., 1., 1.]), array([ 82,  10,   9,   5,   1,   1,   2,   3,   1,   1,   2,   1,   1,</text:p>
            <text:p>         0,   1,   3,   1,   1,   0,   0,   0,   2,   0,   1,   1,   1,</text:p>
            <text:p>         1,   2,   4,   1,   0,   0,   0,   2,   0,   2,   0,   2,   2,</text:p>
            <text:p>         1,   0,   3,   1,   1,   6,   9,   6,  15,  35, 777,   0]))</text:p>
          </table:table-cell>
          <table:table-cell office:value-type="float" office:value="0.210868510922579" calcext:value-type="float">
            <text:p>0.210868510922579</text:p>
          </table:table-cell>
          <table:table-cell office:value-type="float" office:value="0.0160617332243378" calcext:value-type="float">
            <text:p>0.0160617332243378</text:p>
          </table:table-cell>
          <table:table-cell office:value-type="float" office:value="0.223392327619661" calcext:value-type="float">
            <text:p>0.223392327619661</text:p>
          </table:table-cell>
          <table:table-cell office:value-type="float" office:value="0.436851109777178" calcext:value-type="float">
            <text:p>0.436851109777178</text:p>
          </table:table-cell>
          <table:table-cell office:value-type="float" office:value="0.120760455896909" calcext:value-type="float">
            <text:p>0.120760455896909</text:p>
          </table:table-cell>
          <table:table-cell office:value-type="float" office:value="0.484450221061707" calcext:value-type="float">
            <text:p>0.484450221061707</text:p>
          </table:table-cell>
        </table:table-row>
        <table:table-row table:style-name="ro4">
          <table:table-cell office:value-type="string" calcext:value-type="string">
            <text:p>(array([0.00633756, 0.09669873, 0.1586009 , 0.23341344, 0.30323422,</text:p>
            <text:p>       0.36714914, 0.43997872, 0.48793083, 0.55409751, 0.63157009,</text:p>
            <text:p>       0.72421169, 0.75269985, 0.82688483, 0.9032042 , 0.9746571 ]), array([0.09058824, 0.35135135, 0.21052632, 0.36363636, 0.66666667,</text:p>
            <text:p>       0.        , 0.5       , 0.        , 0.33333333, 0.25      ,</text:p>
            <text:p>       1.        , 0.8       , 0.58333333, 0.41666667, 0.32258065]), array([850,  37,  19,  11,   6,   4,   2,   3,   3,   4,   1,   5,  12,</text:p>
            <text:p>        12,  31,   0]))</text:p>
          </table:table-cell>
          <table:table-cell office:value-type="string" calcext:value-type="string">
            <text:p>(array([5.55057106e-04, 7.19312336e-04, 8.69292836e-04, 1.06051771e-03,</text:p>
            <text:p>       1.34140116e-03, 1.71278224e-03, 2.16524767e-03, 2.85448087e-03,</text:p>
            <text:p>       3.87670849e-03, 5.44980786e-03, 9.38167538e-03, 1.91862310e-02,</text:p>
            <text:p>       5.08166230e-02, 2.10068987e-01, 8.82338165e-01]), array([0.04477612, 0.04477612, 0.03030303, 0.02985075, 0.04545455,</text:p>
            <text:p>       0.01492537, 0.08955224, 0.06060606, 0.10447761, 0.07575758,</text:p>
            <text:p>       0.1641791 , 0.26865672, 0.24242424, 0.34328358, 0.41791045]), array([67, 67, 66, 67, 66, 67, 67, 66, 67, 66, 67, 67, 66, 67, 67,  0]))</text:p>
          </table:table-cell>
          <table:table-cell office:value-type="string" calcext:value-type="string">
            <text:p>(array([0.00342156, 0.02967157, 0.0483085 , 0.07025865, 0.08888631,</text:p>
            <text:p>       0.10594275, 0.13096653, 0.14707516, 0.16461388, 0.19156284,</text:p>
            <text:p>       0.21145796, 0.23198917, 0.25577417, 0.26167977, 0.28706038,</text:p>
            <text:p>       0.30815804, 0.32081044, 0.34944412, 0.37235662, 0.39735171,</text:p>
            <text:p>       0.42119706, 0.45876038, 0.48793083, 0.53506529, 0.55039525,</text:p>
            <text:p>       0.576832  , 0.60267627, 0.62589788, 0.64885309, 0.73242569,</text:p>
            <text:p>       0.75553185, 0.76745102, 0.80972411, 0.82953743, 0.85324845,</text:p>
            <text:p>       0.87482156, 0.89136527, 0.91145408, 0.92711323, 0.94939093,</text:p>
            <text:p>       0.96889235, 0.99221675]), array([0.07373868, 0.26785714, 0.25      , 0.26666667, 0.25      ,</text:p>
            <text:p>       0.42857143, 0.46153846, 0.        , 0.33333333, 0.2       ,</text:p>
            <text:p>       0.66666667, 0.2       , 0.5       , 0.        , 0.5       ,</text:p>
            <text:p>       0.66666667, 1.        , 0.        , 0.        , 0.        ,</text:p>
            <text:p>       1.        , 0.        , 0.        , 1.        , 0.        ,</text:p>
            <text:p>       0.        , 1.        , 0.        , 0.        , 0.66666667,</text:p>
            <text:p>       1.        , 1.        , 0.5       , 0.5       , 1.        ,</text:p>
            <text:p>       0.33333333, 0.33333333, 1.        , 0.5       , 0.42857143,</text:p>
            <text:p>       0.25      , 0.26666667]), array([773,  56,  16,  15,  12,   7,  13,   6,   3,   5,   3,   5,   2,</text:p>
            <text:p>         1,   2,   3,   1,   2,   1,   1,   0,   1,   1,   0,   3,   0,</text:p>
            <text:p>         1,   1,   1,   0,   1,   1,   2,   0,   0,   0,   3,   1,   2,</text:p>
            <text:p>         0,   4,   6,   2,   3,   3,   1,   6,   7,   8,  15,   0]))</text:p>
          </table:table-cell>
          <table:table-cell office:value-type="float" office:value="0.2738115697284" calcext:value-type="float">
            <text:p>0.2738115697284</text:p>
          </table:table-cell>
          <table:table-cell office:value-type="float" office:value="0.114226177318701" calcext:value-type="float">
            <text:p>0.114226177318701</text:p>
          </table:table-cell>
          <table:table-cell office:value-type="float" office:value="0.354928651152348" calcext:value-type="float">
            <text:p>0.354928651152348</text:p>
          </table:table-cell>
          <table:table-cell office:value-type="float" office:value="0.652076459700061" calcext:value-type="float">
            <text:p>0.652076459700061</text:p>
          </table:table-cell>
          <table:table-cell office:value-type="float" office:value="0.464427717586062" calcext:value-type="float">
            <text:p>0.464427717586062</text:p>
          </table:table-cell>
          <table:table-cell office:value-type="float" office:value="0.725550087292989" calcext:value-type="float">
            <text:p>0.725550087292989</text:p>
          </table:table-cell>
          <table:table-cell office:value-type="float" office:value="0.128227439443695" calcext:value-type="float">
            <text:p>0.128227439443695</text:p>
          </table:table-cell>
          <table:table-cell office:value-type="string" calcext:value-type="string">
            <text:p>(array([0.01522756, 0.0999572 , 0.16893827, 0.23650398, 0.30703064,</text:p>
            <text:p>       0.35879864, 0.43132327, 0.51206917, 0.53815246, 0.62681594,</text:p>
            <text:p>       0.71097631, 0.76167921, 0.83771115, 0.90550832, 0.99402266]), array([0., 0., 0., 0., 0., 0., 0., 1., 1., 1., 1., 1., 1., 1., 1.]), array([ 98,  20,   9,   5,   4,   3,   3,   3,   2,   5,   3,  11,  22,</text:p>
            <text:p>        29, 783,   0]))</text:p>
          </table:table-cell>
          <table:table-cell office:value-type="string" calcext:value-type="string">
            <text:p>(array([0.00661193, 0.09467372, 0.73222487, 0.94838866, 0.98435599,</text:p>
            <text:p>       0.99303874, 0.99559296, 0.99685402, 0.99769458, 0.99820755,</text:p>
            <text:p>       0.99860844, 0.99890132, 0.999115  , 0.99927293, 0.99944227]), array([0.        , 0.        , 0.87878788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80625, 0.02805993, 0.04740385, 0.07114323, 0.08993591,</text:p>
            <text:p>       0.1052465 , 0.12967909, 0.16783106, 0.19259165, 0.2133946 ,</text:p>
            <text:p>       0.237702  , 0.25395146, 0.26407725, 0.28714037, 0.31008588,</text:p>
            <text:p>       0.32081044, 0.35114691, 0.37410212, 0.42218253, 0.44960475,</text:p>
            <text:p>       0.51206917, 0.53506529, 0.54123962, 0.60266228, 0.62764338,</text:p>
            <text:p>       0.65055588, 0.69569764, 0.71301961, 0.73322485, 0.74896748,</text:p>
            <text:p>       0.76877636, 0.79241531, 0.80980953, 0.83094143, 0.85300574,</text:p>
            <text:p>       0.86991656, 0.89174581, 0.91146261, 0.92905731, 0.95013542,</text:p>
            <text:p>       0.96927417, 0.99680723]), array([0., 0., 0., 0., 0., 0., 0., 0., 0., 0., 0., 0., 0., 0., 0., 0., 0.,</text:p>
            <text:p>       0., 0., 0., 1., 1., 1., 1., 1., 1., 1., 1., 1., 1., 1., 1., 1., 1.,</text:p>
            <text:p>       1., 1., 1., 1., 1., 1., 1., 1.]), array([ 68,  21,   8,   7,   3,   5,   8,   0,   4,   3,   2,   1,   1,</text:p>
            <text:p>         1,   1,   2,   1,   2,   1,   0,   0,   2,   1,   0,   0,   3,</text:p>
            <text:p>         1,   1,   0,   0,   2,   1,   2,   0,   1,   1,   3,   2,   6,</text:p>
            <text:p>         1,   6,   5,   8,   8,   5,  10,  14,  15,  43, 720,   0]))</text:p>
          </table:table-cell>
          <table:table-cell office:value-type="float" office:value="0.248722956294645" calcext:value-type="float">
            <text:p>0.248722956294645</text:p>
          </table:table-cell>
          <table:table-cell office:value-type="float" office:value="0.0225584137817541" calcext:value-type="float">
            <text:p>0.0225584137817541</text:p>
          </table:table-cell>
          <table:table-cell office:value-type="float" office:value="0.223557216065118" calcext:value-type="float">
            <text:p>0.223557216065118</text:p>
          </table:table-cell>
          <table:table-cell office:value-type="float" office:value="0.487930834293366" calcext:value-type="float">
            <text:p>0.487930834293366</text:p>
          </table:table-cell>
          <table:table-cell office:value-type="float" office:value="0.146563006847194" calcext:value-type="float">
            <text:p>0.146563006847194</text:p>
          </table:table-cell>
          <table:table-cell office:value-type="float" office:value="0.487930834293366" calcext:value-type="float">
            <text:p>0.487930834293366</text:p>
          </table:table-cell>
        </table:table-row>
        <table:table-row table:style-name="ro2">
          <table:table-cell office:value-type="string" calcext:value-type="string">
            <text:p>(array([0.01017705, 0.09639438, 0.16485199, 0.22602453, 0.29618266,</text:p>
            <text:p>       0.37090684, 0.42264387, 0.50502289, 0.5830423 , 0.63548434,</text:p>
            <text:p>       0.69249091, 0.76727782, 0.82845654, 0.90332936, 0.98219839]), array([0.06374502, 0.11111111, 0.22580645, 0.27272727, 0.23076923,</text:p>
            <text:p>       0.15384615, 0.25      , 0.09090909, 0.25      , 0.08333333,</text:p>
            <text:p>       0.1875    , 0.11111111, 0.625     , 0.375     , 0.34210526]), array([753,  45,  31,  11,  13,  13,   8,  11,   8,  12,  16,   9,   8,</text:p>
            <text:p>        24,  38,   0]))</text:p>
          </table:table-cell>
          <table:table-cell office:value-type="string" calcext:value-type="string">
            <text:p>(array([3.71659599e-04, 5.63779599e-04, 8.24463622e-04, 1.19698062e-03,</text:p>
            <text:p>       1.76664030e-03, 2.71756221e-03, 4.50707459e-03, 7.42151090e-03,</text:p>
            <text:p>       1.29433594e-02, 2.28879770e-02, 4.17927705e-02, 8.67932370e-02,</text:p>
            <text:p>       2.42273245e-01, 6.21297507e-01, 9.43523444e-01]), array([0.01492537, 0.04477612, 0.03030303, 0.07462687, 0.01492537,</text:p>
            <text:p>       0.04545455, 0.04477612, 0.07575758, 0.07462687, 0.09090909,</text:p>
            <text:p>       0.14925373, 0.14925373, 0.21212121, 0.17910448, 0.37313433]), array([67, 67, 66, 67, 67, 66, 67, 66, 67, 66, 67, 67, 66, 67, 67,  0]))</text:p>
          </table:table-cell>
          <table:table-cell office:value-type="string" calcext:value-type="string">
            <text:p>(array([0.00399905, 0.02856136, 0.04988371, 0.06723746, 0.08955755,</text:p>
            <text:p>       0.11072174, 0.12581026, 0.15065213, 0.16776444, 0.18842803,</text:p>
            <text:p>       0.21478442, 0.22969177, 0.26939825, 0.29327644, 0.30755118,</text:p>
            <text:p>       0.3302651 , 0.35168476, 0.36385971, 0.38823329, 0.40733902,</text:p>
            <text:p>       0.4310253 , 0.45249492, 0.47073529, 0.49099908, 0.50970253,</text:p>
            <text:p>       0.52789479, 0.57609227, 0.58535898, 0.61134668, 0.6315563 ,</text:p>
            <text:p>       0.64853059, 0.67054585, 0.68652494, 0.7021848 , 0.73073409,</text:p>
            <text:p>       0.74527404, 0.76715067, 0.78577505, 0.80500829, 0.82987845,</text:p>
            <text:p>       0.85095686, 0.87089535, 0.89587694, 0.90966727, 0.92883466,</text:p>
            <text:p>       0.95401682, 0.97182892, 0.99190162]), array([0.04538088, 0.1375    , 0.19565217, 0.04545455, 0.13333333,</text:p>
            <text:p>       0.125     , 0.09090909, 0.25      , 0.18181818, 0.28571429,</text:p>
            <text:p>       0.2       , 0.4       , 0.2       , 0.66666667, 0.        ,</text:p>
            <text:p>       0.        , 0.25      , 0.        , 0.14285714, 0.2       ,</text:p>
            <text:p>       0.        , 1.        , 0.        , 0.        , 0.5       ,</text:p>
            <text:p>       0.        , 0.        , 0.33333333, 0.        , 0.        ,</text:p>
            <text:p>       0.25      , 0.16666667, 0.125     , 0.        , 0.25      ,</text:p>
            <text:p>       0.        , 0.5       , 0.        , 0.66666667, 1.        ,</text:p>
            <text:p>       0.33333333, 0.28571429, 0.5       , 0.42857143, 0.33333333,</text:p>
            <text:p>       0.5       , 0.25      , 0.36      ]), array([617,  80,  46,  22,  15,   8,  11,  12,  11,   7,   5,   5,   0,</text:p>
            <text:p>         5,   3,   4,   3,   4,   1,   7,   5,   1,   1,   3,   3,   2,</text:p>
            <text:p>         4,   0,   2,   6,   4,   2,   4,   6,   8,   1,   4,   2,   2,</text:p>
            <text:p>         4,   3,   2,   3,   7,   2,   7,   9,   4,   8,  25,   0]))</text:p>
          </table:table-cell>
          <table:table-cell office:value-type="float" office:value="0.297560242068929" calcext:value-type="float">
            <text:p>0.297560242068929</text:p>
          </table:table-cell>
          <table:table-cell office:value-type="float" office:value="0.111235705613406" calcext:value-type="float">
            <text:p>0.111235705613406</text:p>
          </table:table-cell>
          <table:table-cell office:value-type="float" office:value="0.34356036562037" calcext:value-type="float">
            <text:p>0.34356036562037</text:p>
          </table:table-cell>
          <table:table-cell office:value-type="float" office:value="0.656166712443034" calcext:value-type="float">
            <text:p>0.656166712443034</text:p>
          </table:table-cell>
          <table:table-cell office:value-type="float" office:value="0.570389115988319" calcext:value-type="float">
            <text:p>0.570389115988319</text:p>
          </table:table-cell>
          <table:table-cell office:value-type="float" office:value="0.785775050520897" calcext:value-type="float">
            <text:p>0.785775050520897</text:p>
          </table:table-cell>
          <table:table-cell office:value-type="float" office:value="0.124758000249666" calcext:value-type="float">
            <text:p>0.124758000249666</text:p>
          </table:table-cell>
          <table:table-cell office:value-type="string" calcext:value-type="string">
            <text:p>(array([0.01833184, 0.09835689, 0.16478192, 0.22963363, 0.30516779,</text:p>
            <text:p>       0.36595689, 0.42203601, 0.49756882, 0.58243445, 0.63012189,</text:p>
            <text:p>       0.70093574, 0.77168894, 0.83327793, 0.90427133, 0.99024853]), array([0.        , 0.        , 0.        , 0.        , 0.        ,</text:p>
            <text:p>       0.        , 0.        , 0.54545455, 1.        , 1.        ,</text:p>
            <text:p>       1.        , 1.        , 1.        , 1.        , 1.        ]), array([ 73,  20,  10,  11,  16,  13,   8,  11,   8,  12,  13,   9,  29,</text:p>
            <text:p>        49, 718,   0]))</text:p>
          </table:table-cell>
          <table:table-cell office:value-type="string" calcext:value-type="string">
            <text:p>(array([0.0147925 , 0.19022016, 0.56623696, 0.86138227, 0.94364837,</text:p>
            <text:p>       0.9718103 , 0.98454861, 0.99144375, 0.99499006, 0.99700608,</text:p>
            <text:p>       0.99811798, 0.99874124, 0.99915202, 0.99942669, 0.99962752]), array([0.        , 0.        , 0.66666667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59213, 0.02880506, 0.04888948, 0.06929806, 0.0933518 ,</text:p>
            <text:p>       0.1033636 , 0.12998564, 0.14938209, 0.17070425, 0.18650008,</text:p>
            <text:p>       0.21409154, 0.22787036, 0.25472596, 0.27090131, 0.29847512,</text:p>
            <text:p>       0.31262933, 0.33090152, 0.35152406, 0.3684437 , 0.38752928,</text:p>
            <text:p>       0.41519555, 0.42390773, 0.45249492, 0.47210521, 0.49484932,</text:p>
            <text:p>       0.51031429, 0.52926471, 0.5689747 , 0.59190609, 0.61090001,</text:p>
            <text:p>       0.63614029, 0.64836989, 0.67174684, 0.69008   , 0.71778083,</text:p>
            <text:p>       0.73191007, 0.76736339, 0.78490895, 0.80793271, 0.83234151,</text:p>
            <text:p>       0.84919555, 0.8743557 , 0.88908839, 0.91152615, 0.93189059,</text:p>
            <text:p>       0.95023592, 0.97154096, 0.99594679]), array([0., 0., 0., 0., 0., 0., 0., 0., 0., 0., 0., 0., 0., 0., 0., 0., 0.,</text:p>
            <text:p>       0., 0., 0., 0., 0., 0., 0., 0., 1., 1., 1., 1., 1., 1., 1., 1., 1.,</text:p>
            <text:p>       1., 1., 1., 1., 1., 1., 1., 1., 1., 1., 1., 1., 1., 1.]), array([ 44,  17,  11,   7,   6,   2,   6,   5,   2,   3,   5,   3,   2,</text:p>
            <text:p>         4,   3,   7,   5,   4,   2,   5,   5,   2,   1,   4,   1,   4,</text:p>
            <text:p>         3,   0,   1,   6,   6,   1,   4,   4,   5,   1,   5,   0,   4,</text:p>
            <text:p>         4,   7,  11,  10,  12,   8,  16,  24,  39,  71, 598,   0]))</text:p>
          </table:table-cell>
          <table:table-cell office:value-type="float" office:value="0.215944793012241" calcext:value-type="float">
            <text:p>0.215944793012241</text:p>
          </table:table-cell>
          <table:table-cell office:value-type="float" office:value="0.0377031655765953" calcext:value-type="float">
            <text:p>0.0377031655765953</text:p>
          </table:table-cell>
          <table:table-cell office:value-type="float" office:value="0.24557922415006" calcext:value-type="float">
            <text:p>0.24557922415006</text:p>
          </table:table-cell>
          <table:table-cell office:value-type="float" office:value="0.42203601449728" calcext:value-type="float">
            <text:p>0.42203601449728</text:p>
          </table:table-cell>
          <table:table-cell office:value-type="float" office:value="0.190220164440906" calcext:value-type="float">
            <text:p>0.190220164440906</text:p>
          </table:table-cell>
          <table:table-cell office:value-type="float" office:value="0.494849324226379" calcext:value-type="float">
            <text:p>0.494849324226379</text:p>
          </table:table-cell>
        </table:table-row>
        <table:table-row table:style-name="ro2">
          <table:table-cell office:value-type="string" calcext:value-type="string">
            <text:p>(array([0.00833587, 0.09241406, 0.16208975, 0.23797578, 0.31202662,</text:p>
            <text:p>       0.36005561, 0.436286  , 0.50644511, 0.56884338, 0.63365012,</text:p>
            <text:p>       0.69435691, 0.77083979, 0.83403271, 0.90376941, 0.98068242]), array([0.08241082, 0.29268293, 0.33333333, 0.18181818, 0.33333333,</text:p>
            <text:p>       0.1       , 0.        , 0.25      , 0.2       , 0.11111111,</text:p>
            <text:p>       0.16666667, 0.33333333, 0.5       , 0.26666667, 0.42857143]), array([813,  41,  18,  11,   6,  10,   4,   8,  10,   9,   6,   9,  12,</text:p>
            <text:p>        15,  28,   0]))</text:p>
          </table:table-cell>
          <table:table-cell office:value-type="string" calcext:value-type="string">
            <text:p>(array([3.48629147e-04, 4.70700709e-04, 6.51787010e-04, 8.83648394e-04,</text:p>
            <text:p>       1.19344561e-03, 1.77532163e-03, 2.69430812e-03, 4.47041564e-03,</text:p>
            <text:p>       7.03115640e-03, 1.18113374e-02, 1.91264214e-02, 3.92459079e-02,</text:p>
            <text:p>       9.72330167e-02, 4.23582190e-01, 8.97030561e-01]), array([0.        , 0.04477612, 0.        , 0.01492537, 0.01492537,</text:p>
            <text:p>       0.01515152, 0.10447761, 0.07575758, 0.08955224, 0.18181818,</text:p>
            <text:p>       0.10447761, 0.29850746, 0.27272727, 0.20895522, 0.3880597 ]), array([67, 67, 66, 67, 67, 66, 67, 66, 67, 66, 67, 67, 66, 67, 67,  0]))</text:p>
          </table:table-cell>
          <table:table-cell office:value-type="string" calcext:value-type="string">
            <text:p>(array([0.0039538 , 0.02833419, 0.05069001, 0.06876479, 0.08709389,</text:p>
            <text:p>       0.10916599, 0.12975196, 0.14678361, 0.16801725, 0.18465292,</text:p>
            <text:p>       0.21404863, 0.22850259, 0.24819426, 0.26572005, 0.30925639,</text:p>
            <text:p>       0.3312216 , 0.35385741, 0.37233067, 0.39431876, 0.41069232,</text:p>
            <text:p>       0.4582172 , 0.47267251, 0.48722559, 0.50375209, 0.52442539,</text:p>
            <text:p>       0.54882385, 0.56644726, 0.59006096, 0.60783941, 0.63069622,</text:p>
            <text:p>       0.65062916, 0.66914097, 0.68239981, 0.71314927, 0.73781806,</text:p>
            <text:p>       0.7448315 , 0.77228756, 0.7885861 , 0.81378551, 0.82922632,</text:p>
            <text:p>       0.85745984, 0.87101391, 0.8882739 , 0.90664101, 0.93056792,</text:p>
            <text:p>       0.9552398 , 0.97471926, 0.99002466]), array([0.0579096 , 0.25      , 0.23529412, 0.27777778, 0.27777778,</text:p>
            <text:p>       0.5       , 0.14285714, 0.        , 0.375     , 1.        ,</text:p>
            <text:p>       0.        , 0.        , 0.5       , 0.        , 0.5       ,</text:p>
            <text:p>       0.2       , 0.25      , 0.        , 0.        , 0.        ,</text:p>
            <text:p>       0.        , 0.        , 0.        , 0.33333333, 0.33333333,</text:p>
            <text:p>       0.        , 0.5       , 0.25      , 0.        , 0.25      ,</text:p>
            <text:p>       0.        , 0.        , 0.        , 0.33333333, 1.        ,</text:p>
            <text:p>       0.        , 0.5       , 0.        , 0.75      , 0.25      ,</text:p>
            <text:p>       0.66666667, 0.        , 0.5       , 0.        , 0.25      ,</text:p>
            <text:p>       0.25      , 0.375     , 0.5       ]), array([708,  64,  34,  18,  18,   6,   7,   6,   8,   3,   3,   2,   4,</text:p>
            <text:p>         3,   0,   2,   5,   4,   3,   1,   2,   0,   1,   2,   1,   3,</text:p>
            <text:p>         3,   4,   2,   4,   2,   4,   2,   3,   1,   3,   1,   1,   4,</text:p>
            <text:p>         3,   4,   4,   3,   2,   6,   4,   4,   4,   8,  16,   0]))</text:p>
          </table:table-cell>
          <table:table-cell office:value-type="float" office:value="0.323710932763177" calcext:value-type="float">
            <text:p>0.323710932763177</text:p>
          </table:table-cell>
          <table:table-cell office:value-type="float" office:value="0.117050593225485" calcext:value-type="float">
            <text:p>0.117050593225485</text:p>
          </table:table-cell>
          <table:table-cell office:value-type="float" office:value="0.38843476830885" calcext:value-type="float">
            <text:p>0.38843476830885</text:p>
          </table:table-cell>
          <table:table-cell office:value-type="float" office:value="0.637102746963501" calcext:value-type="float">
            <text:p>0.637102746963501</text:p>
          </table:table-cell>
          <table:table-cell office:value-type="float" office:value="0.50897085933543" calcext:value-type="float">
            <text:p>0.50897085933543</text:p>
          </table:table-cell>
          <table:table-cell office:value-type="float" office:value="0.906641006469727" calcext:value-type="float">
            <text:p>0.906641006469727</text:p>
          </table:table-cell>
          <table:table-cell office:value-type="float" office:value="0.127667344110877" calcext:value-type="float">
            <text:p>0.127667344110877</text:p>
          </table:table-cell>
          <table:table-cell office:value-type="string" calcext:value-type="string">
            <text:p>(array([0.02054191, 0.093287  , 0.16914082, 0.22904855, 0.31070841,</text:p>
            <text:p>       0.3631285 , 0.43340225, 0.50150232, 0.56841796, 0.63704515,</text:p>
            <text:p>       0.69378812, 0.76268441, 0.84002594, 0.90645957, 0.99259502]), array([0. , 0. , 0. , 0. , 0. , 0. , 0. , 0.5, 1. , 1. , 1. , 1. , 1. ,</text:p>
            <text:p>       1. , 1. ]), array([ 83,  23,  12,   8,   7,   9,   8,   8,   6,  10,   5,  12,  18,</text:p>
            <text:p>        33, 758,   0]))</text:p>
          </table:table-cell>
          <table:table-cell office:value-type="string" calcext:value-type="string">
            <text:p>(array([0.0135495 , 0.1390548 , 0.60968333, 0.91411086, 0.97196244,</text:p>
            <text:p>       0.98560703, 0.99184682, 0.99506846, 0.99717975, 0.99817094,</text:p>
            <text:p>       0.99878134, 0.99910206, 0.99933786, 0.99952421, 0.99965137]), array([0.       , 0.       , 0.6969697, 1.       , 1.       , 1.       ,</text:p>
            <text:p>       1.       , 1.       , 1.       , 1.       , 1.       , 1.       ,</text:p>
            <text:p>       1.       , 1.       , 1.       ]), array([67, 67, 66, 67, 67, 66, 67, 66, 67, 67, 66, 67, 66, 67, 67,  0]))</text:p>
          </table:table-cell>
          <table:table-cell office:value-type="string" calcext:value-type="string">
            <text:p>(array([0.00841125, 0.02926855, 0.05012314, 0.06825754, 0.09088084,</text:p>
            <text:p>       0.1098974 , 0.1283654 , 0.14114112, 0.16791783, 0.18625188,</text:p>
            <text:p>       0.2114139 , 0.22641703, 0.24843754, 0.28526905, 0.31218845,</text:p>
            <text:p>       0.32922869, 0.34865288, 0.36700191, 0.39216059, 0.40863166,</text:p>
            <text:p>       0.43661839, 0.45117615, 0.47823068, 0.49539796, 0.5074133 ,</text:p>
            <text:p>       0.52813084, 0.5417828 , 0.5695129 , 0.5882514 , 0.60568124,</text:p>
            <text:p>       0.62669966, 0.64392911, 0.66705742, 0.68826392, 0.70998591,</text:p>
            <text:p>       0.73516448, 0.74868355, 0.77124478, 0.78595137, 0.81539692,</text:p>
            <text:p>       0.83004571, 0.85410237, 0.86981005, 0.88900532, 0.91360011,</text:p>
            <text:p>       0.9307547 , 0.94995753, 0.97252952, 0.99622705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49,  21,  11,   8,   9,   6,   3,   1,   6,   4,   3,   2,   3,</text:p>
            <text:p>         0,   2,   2,   4,   3,   3,   2,   3,   1,   4,   2,   2,   2,</text:p>
            <text:p>         3,   1,   1,   3,   1,   4,   3,   4,   1,   1,   4,   2,   4,</text:p>
            <text:p>         3,   3,   6,   8,   6,   6,  13,  14,  27,  51, 675,   0]))</text:p>
          </table:table-cell>
          <table:table-cell office:value-type="float" office:value="0.214649572943003" calcext:value-type="float">
            <text:p>0.214649572943003</text:p>
          </table:table-cell>
          <table:table-cell office:value-type="float" office:value="0.0259698346561464" calcext:value-type="float">
            <text:p>0.0259698346561464</text:p>
          </table:table-cell>
          <table:table-cell office:value-type="float" office:value="0.249635874812298" calcext:value-type="float">
            <text:p>0.249635874812298</text:p>
          </table:table-cell>
          <table:table-cell office:value-type="float" office:value="0.433402247726917" calcext:value-type="float">
            <text:p>0.433402247726917</text:p>
          </table:table-cell>
          <table:table-cell office:value-type="float" office:value="0.139054795032117" calcext:value-type="float">
            <text:p>0.139054795032117</text:p>
          </table:table-cell>
          <table:table-cell office:value-type="float" office:value="0.495397955179215" calcext:value-type="float">
            <text:p>0.495397955179215</text:p>
          </table:table-cell>
        </table:table-row>
        <table:table-row table:style-name="ro2">
          <table:table-cell office:value-type="string" calcext:value-type="string">
            <text:p>(array([0.00680307, 0.09816462, 0.17233357, 0.23072461, 0.30733059,</text:p>
            <text:p>       0.369822  , 0.42257133, 0.50037959, 0.56715149, 0.6209738 ,</text:p>
            <text:p>       0.68472606, 0.77536643, 0.83437596, 0.89606762, 0.96918024]), array([0.07728337, 0.15789474, 0.375     , 0.22222222, 0.        ,</text:p>
            <text:p>       0.28571429, 0.16666667, 0.25      , 0.66666667, 0.4       ,</text:p>
            <text:p>       0.42857143, 0.25      , 0.25      , 0.45454545, 0.41176471]), array([854,  38,  16,   9,   7,   7,   6,   8,   3,   5,   7,   8,   4,</text:p>
            <text:p>        11,  17,   0]))</text:p>
          </table:table-cell>
          <table:table-cell office:value-type="string" calcext:value-type="string">
            <text:p>(array([5.54028834e-04, 6.79228613e-04, 8.24482041e-04, 9.78237471e-04,</text:p>
            <text:p>       1.22933473e-03, 1.56371447e-03, 2.03937996e-03, 2.76800668e-03,</text:p>
            <text:p>       4.12289237e-03, 6.65145502e-03, 1.12683562e-02, 1.99289070e-02,</text:p>
            <text:p>       4.88030344e-02, 1.96972806e-01, 7.64089676e-01]), array([0.01492537, 0.04477612, 0.03030303, 0.04477612, 0.05970149,</text:p>
            <text:p>       0.01515152, 0.05970149, 0.04545455, 0.10447761, 0.07575758,</text:p>
            <text:p>       0.13432836, 0.26865672, 0.13636364, 0.20895522, 0.35820896]), array([67, 67, 66, 67, 67, 66, 67, 66, 67, 66, 67, 67, 66, 67, 67,  0]))</text:p>
          </table:table-cell>
          <table:table-cell office:value-type="string" calcext:value-type="string">
            <text:p>(array([0.00360699, 0.02796689, 0.04804709, 0.06909746, 0.0890363 ,</text:p>
            <text:p>       0.10718032, 0.12703878, 0.1480478 , 0.16689643, 0.19259499,</text:p>
            <text:p>       0.21237355, 0.23335771, 0.24867868, 0.26865564, 0.28017822,</text:p>
            <text:p>       0.30590357, 0.32832401, 0.35432658, 0.36707701, 0.38943492,</text:p>
            <text:p>       0.41000588, 0.42878661, 0.44783714, 0.47360752, 0.4986096 ,</text:p>
            <text:p>       0.51685723, 0.53303289, 0.55397904, 0.56017268, 0.58730274,</text:p>
            <text:p>       0.60603253, 0.64338571, 0.67194196, 0.69080371, 0.70484543,</text:p>
            <text:p>       0.74894148, 0.7775837 , 0.79076578, 0.81002951, 0.8304134 ,</text:p>
            <text:p>       0.87297754, 0.8847129 , 0.90647012, 0.92791533, 0.9482478 ,</text:p>
            <text:p>       0.97168038, 0.99014992]), array([0.06380208, 0.27586207, 0.04347826, 0.15384615, 0.27272727,</text:p>
            <text:p>       0.        , 0.125     , 0.5       , 0.42857143, 0.33333333,</text:p>
            <text:p>       0.25      , 0.5       , 0.        , 0.        , 0.        ,</text:p>
            <text:p>       0.        , 0.        , 0.5       , 0.33333333, 0.        ,</text:p>
            <text:p>       0.33333333, 0.        , 0.        , 0.66666667, 0.        ,</text:p>
            <text:p>       0.        , 0.        , 1.        , 0.        , 1.        ,</text:p>
            <text:p>       0.        , 1.        , 0.33333333, 0.66666667, 0.        ,</text:p>
            <text:p>       0.        , 0.33333333, 0.33333333, 0.        , 0.5       ,</text:p>
            <text:p>       0.        , 0.5       , 0.5       , 0.75      , 0.4       ,</text:p>
            <text:p>       0.6       , 0.33333333]), array([768,  58,  23,  13,  11,  12,   8,   2,   7,   6,   4,   2,   2,</text:p>
            <text:p>         2,   1,   2,   3,   2,   3,   2,   3,   2,   1,   3,   1,   3,</text:p>
            <text:p>         1,   1,   1,   1,   3,   0,   2,   3,   3,   1,   0,   2,   3,</text:p>
            <text:p>         3,   1,   2,   0,   5,   2,   2,   4,   5,   5,   6,   0]))</text:p>
          </table:table-cell>
          <table:table-cell office:value-type="float" office:value="0.26162836721633" calcext:value-type="float">
            <text:p>0.26162836721633</text:p>
          </table:table-cell>
          <table:table-cell office:value-type="float" office:value="0.0900550444998494" calcext:value-type="float">
            <text:p>0.0900550444998494</text:p>
          </table:table-cell>
          <table:table-cell office:value-type="float" office:value="0.342625875626632" calcext:value-type="float">
            <text:p>0.342625875626632</text:p>
          </table:table-cell>
          <table:table-cell office:value-type="float" office:value="0.584375962615013" calcext:value-type="float">
            <text:p>0.584375962615013</text:p>
          </table:table-cell>
          <table:table-cell office:value-type="float" office:value="0.405880720757726" calcext:value-type="float">
            <text:p>0.405880720757726</text:p>
          </table:table-cell>
          <table:table-cell office:value-type="float" office:value="0.872977542877197" calcext:value-type="float">
            <text:p>0.872977542877197</text:p>
          </table:table-cell>
          <table:table-cell office:value-type="float" office:value="0.105591889794455" calcext:value-type="float">
            <text:p>0.105591889794455</text:p>
          </table:table-cell>
          <table:table-cell office:value-type="string" calcext:value-type="string">
            <text:p>(array([0.01400675, 0.1036165 , 0.16842363, 0.22860124, 0.31684986,</text:p>
            <text:p>       0.38063226, 0.42293836, 0.48752121, 0.57312903, 0.63132518,</text:p>
            <text:p>       0.69091677, 0.7728022 , 0.82690722, 0.90188882, 0.99337202]), array([0.  , 0.  , 0.  , 0.  , 0.  , 0.  , 0.  , 0.25, 1.  , 1.  , 1.  ,</text:p>
            <text:p>       1.  , 1.  , 1.  , 1.  ]), array([ 76,  12,   9,   8,   4,   5,   2,   8,   7,   7,  10,   9,  11,</text:p>
            <text:p>        37, 795,   0]))</text:p>
          </table:table-cell>
          <table:table-cell office:value-type="string" calcext:value-type="string">
            <text:p>(array([0.00997087, 0.27999945, 0.82218038, 0.95702444, 0.98377881,</text:p>
            <text:p>       0.9912375 , 0.99499592, 0.99690732, 0.99781476, 0.9983489 ,</text:p>
            <text:p>       0.99872314, 0.99899677, 0.99916533, 0.99931411, 0.99944594]), array([0.        , 0.17910448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50691, 0.02530558, 0.04991755, 0.06910494, 0.08991496,</text:p>
            <text:p>       0.11775005, 0.12608368, 0.14733139, 0.16314754, 0.19417955,</text:p>
            <text:p>       0.21377271, 0.22845824, 0.25105852, 0.29515457, 0.31491363,</text:p>
            <text:p>       0.32866561, 0.35807738, 0.3631815 , 0.39396747, 0.4060494 ,</text:p>
            <text:p>       0.43982732, 0.47285677, 0.48314277, 0.5013904 , 0.53078064,</text:p>
            <text:p>       0.55307095, 0.57121339, 0.58777817, 0.61056508, 0.63097523,</text:p>
            <text:p>       0.64539855, 0.67204627, 0.6938794 , 0.71982178, 0.73134436,</text:p>
            <text:p>       0.75132132, 0.7757052 , 0.79103032, 0.80924956, 0.82902839,</text:p>
            <text:p>       0.85123579, 0.87215423, 0.89238554, 0.91035564, 0.93005066,</text:p>
            <text:p>       0.95149275, 0.9709294 , 0.99655422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53,  18,   4,   3,   4,   1,   6,   1,   4,   3,   3,   3,   2,</text:p>
            <text:p>         0,   1,   1,   2,   1,   1,   3,   1,   1,   0,   3,   3,   1,</text:p>
            <text:p>         1,   2,   2,   3,   2,   2,   3,   4,   4,   1,   2,   2,   2,</text:p>
            <text:p>         4,   4,   5,   1,   7,  13,   9,  14,  24,  45, 721,   0]))</text:p>
          </table:table-cell>
          <table:table-cell office:value-type="float" office:value="0.232149904661309" calcext:value-type="float">
            <text:p>0.232149904661309</text:p>
          </table:table-cell>
          <table:table-cell office:value-type="float" office:value="0.0248621684180799" calcext:value-type="float">
            <text:p>0.0248621684180799</text:p>
          </table:table-cell>
          <table:table-cell office:value-type="float" office:value="0.244971058350196" calcext:value-type="float">
            <text:p>0.244971058350196</text:p>
          </table:table-cell>
          <table:table-cell office:value-type="float" office:value="0.426870971918106" calcext:value-type="float">
            <text:p>0.426870971918106</text:p>
          </table:table-cell>
          <table:table-cell office:value-type="float" office:value="0.177819622736989" calcext:value-type="float">
            <text:p>0.177819622736989</text:p>
          </table:table-cell>
          <table:table-cell office:value-type="float" office:value="0.498609602451324" calcext:value-type="float">
            <text:p>0.498609602451324</text:p>
          </table:table-cell>
        </table:table-row>
        <table:table-row table:style-name="ro4">
          <table:table-cell office:value-type="string" calcext:value-type="string">
            <text:p>(array([0.00533023, 0.09538931, 0.15866534, 0.23291181, 0.29329801,</text:p>
            <text:p>       0.35757431, 0.44363067, 0.5015077 , 0.57215152, 0.64620023,</text:p>
            <text:p>       0.70097668, 0.77103755, 0.82022677, 0.90843302, 0.97523499]), array([0.08548009, 0.32142857, 0.36363636, 0.42857143, 0.35714286,</text:p>
            <text:p>       0.2       , 0.        , 0.25      , 0.33333333, 0.44444444,</text:p>
            <text:p>       0.33333333, 0.83333333, 0.5       , 0.61538462, 0.41935484]), array([854,  28,  11,   7,  14,   5,   2,   4,   3,   9,   9,   6,   4,</text:p>
            <text:p>        13,  31,   0]))</text:p>
          </table:table-cell>
          <table:table-cell office:value-type="string" calcext:value-type="string">
            <text:p>(array([2.09977961e-04, 2.77910099e-04, 3.61330557e-04, 4.49363157e-04,</text:p>
            <text:p>       5.97308813e-04, 8.60835055e-04, 1.25097512e-03, 1.81424291e-03,</text:p>
            <text:p>       2.64151388e-03, 4.13367886e-03, 7.33590778e-03, 1.56393750e-02,</text:p>
            <text:p>       4.69388304e-02, 2.80563248e-01, 8.79162745e-01]), array([0.05970149, 0.02985075, 0.04545455, 0.04477612, 0.03030303,</text:p>
            <text:p>       0.02985075, 0.        , 0.09090909, 0.10447761, 0.16666667,</text:p>
            <text:p>       0.14925373, 0.2238806 , 0.18181818, 0.31343284, 0.50746269]), array([67, 67, 66, 67, 66, 67, 67, 66, 67, 66, 67, 67, 66, 67, 67,  0]))</text:p>
          </table:table-cell>
          <table:table-cell office:value-type="string" calcext:value-type="string">
            <text:p>(array([0.00275226, 0.02876118, 0.04698958, 0.06947085, 0.09120991,</text:p>
            <text:p>       0.10899727, 0.13131045, 0.15247371, 0.17106458, 0.19861728,</text:p>
            <text:p>       0.21316294, 0.23131958, 0.24713922, 0.2715358 , 0.28847533,</text:p>
            <text:p>       0.31022036, 0.3370508 , 0.34971388, 0.3756965 , 0.42493683,</text:p>
            <text:p>       0.46557058, 0.49907818, 0.50813043, 0.53000551, 0.55345726,</text:p>
            <text:p>       0.56854665, 0.59445065, 0.61317453, 0.64957994, 0.66769212,</text:p>
            <text:p>       0.69059577, 0.71600008, 0.72883764, 0.74526292, 0.76723643,</text:p>
            <text:p>       0.78962654, 0.8097848 , 0.83066875, 0.88720612, 0.91017278,</text:p>
            <text:p>       0.928221  , 0.94828024, 0.97129475, 0.9909912 ]), array([0.08091024, 0.13888889, 0.17391304, 0.16666667, 0.375     ,</text:p>
            <text:p>       0.33333333, 0.2       , 0.2       , 0.66666667, 1.        ,</text:p>
            <text:p>       0.        , 0.5       , 0.66666667, 0.2       , 1.        ,</text:p>
            <text:p>       0.28571429, 0.        , 0.5       , 0.        , 0.        ,</text:p>
            <text:p>       0.        , 0.        , 1.        , 0.        , 0.        ,</text:p>
            <text:p>       0.        , 1.        , 0.        , 0.5       , 0.4       ,</text:p>
            <text:p>       0.33333333, 0.5       , 0.5       , 0.        , 1.        ,</text:p>
            <text:p>       1.        , 1.        , 0.        , 0.33333333, 0.57142857,</text:p>
            <text:p>       1.        , 0.16666667, 0.66666667, 0.33333333]), array([791,  36,  23,  12,   8,   9,   5,   5,   3,   1,   2,   2,   3,</text:p>
            <text:p>         5,   2,   7,   1,   2,   2,   0,   0,   1,   0,   2,   1,   1,</text:p>
            <text:p>         1,   1,   1,   1,   2,   0,   4,   5,   3,   2,   2,   1,   3,</text:p>
            <text:p>         2,   2,   2,   0,   0,   3,   7,   4,   6,   9,  15,   0]))</text:p>
          </table:table-cell>
          <table:table-cell office:value-type="float" office:value="0.244203046818612" calcext:value-type="float">
            <text:p>0.244203046818612</text:p>
          </table:table-cell>
          <table:table-cell office:value-type="float" office:value="0.0987668604329148" calcext:value-type="float">
            <text:p>0.0987668604329148</text:p>
          </table:table-cell>
          <table:table-cell office:value-type="float" office:value="0.354428241283217" calcext:value-type="float">
            <text:p>0.354428241283217</text:p>
          </table:table-cell>
          <table:table-cell office:value-type="float" office:value="0.555880154332807" calcext:value-type="float">
            <text:p>0.555880154332807</text:p>
          </table:table-cell>
          <table:table-cell office:value-type="float" office:value="0.371700058232492" calcext:value-type="float">
            <text:p>0.371700058232492</text:p>
          </table:table-cell>
          <table:table-cell office:value-type="float" office:value="0.830668747425079" calcext:value-type="float">
            <text:p>0.830668747425079</text:p>
          </table:table-cell>
          <table:table-cell office:value-type="float" office:value="0.119733892106064" calcext:value-type="float">
            <text:p>0.119733892106064</text:p>
          </table:table-cell>
          <table:table-cell office:value-type="string" calcext:value-type="string">
            <text:p>(array([0.01253148, 0.09727056, 0.17033193, 0.24399759, 0.29819922,</text:p>
            <text:p>       0.35882   , 0.43899804, 0.50255752, 0.56906311, 0.64760631,</text:p>
            <text:p>       0.70690078, 0.7746481 , 0.8397311 , 0.90742653, 0.99473631]), array([0.  , 0.  , 0.  , 0.  , 0.  , 0.  , 0.  , 0.75, 1.  , 1.  , 1.  ,</text:p>
            <text:p>       1.  , 1.  , 1.  , 1.  ]), array([ 91,  14,   6,   4,  11,   6,   2,   4,   3,   8,  12,   9,   9,</text:p>
            <text:p>        27, 794,   0]))</text:p>
          </table:table-cell>
          <table:table-cell office:value-type="string" calcext:value-type="string">
            <text:p>(array([0.00461422, 0.1567476 , 0.77033439, 0.95948856, 0.98675269,</text:p>
            <text:p>       0.99432211, 0.9967882 , 0.99799069, 0.99863191, 0.99905486,</text:p>
            <text:p>       0.99936255, 0.99953227, 0.99962917, 0.99971635, 0.99978847]), array([0.        , 0.        , 0.98484848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9014 , 0.03067925, 0.05091407, 0.07034508, 0.09013555,</text:p>
            <text:p>       0.10959327, 0.13231805, 0.15045892, 0.16822884, 0.19861728,</text:p>
            <text:p>       0.22365743, 0.25077764, 0.27109984, 0.28574429, 0.30702157,</text:p>
            <text:p>       0.32927825, 0.34803563, 0.38682547, 0.43145335, 0.44654274,</text:p>
            <text:p>       0.46999449, 0.50452612, 0.53442942, 0.57506317, 0.59445065,</text:p>
            <text:p>       0.6243035 , 0.64766631, 0.66308153, 0.68805518, 0.71228236,</text:p>
            <text:p>       0.72843919, 0.75617817, 0.76568189, 0.7882318 , 0.8097848 ,</text:p>
            <text:p>       0.82105912, 0.84702259, 0.86894145, 0.88980132, 0.90914927,</text:p>
            <text:p>       0.92999457, 0.95335738, 0.97166714, 0.99743789]), array([0., 0., 0., 0., 0., 0., 0., 0., 0., 0., 0., 0., 0., 0., 0., 0., 0.,</text:p>
            <text:p>       0., 0., 0., 0., 1., 1., 1., 1., 1., 1., 1., 1., 1., 1., 1., 1., 1.,</text:p>
            <text:p>       1., 1., 1., 1., 1., 1., 1., 1., 1., 1.]), array([ 74,   8,   9,   2,   6,   5,   1,   1,   4,   1,   0,   1,   3,</text:p>
            <text:p>         2,   3,   4,   3,   3,   0,   2,   0,   1,   1,   1,   0,   2,</text:p>
            <text:p>         2,   0,   1,   1,   0,   2,   3,   3,   6,   1,   5,   1,   4,</text:p>
            <text:p>         4,   2,   1,   4,   4,   7,   9,  14,  20,  37, 732,   0]))</text:p>
          </table:table-cell>
          <table:table-cell office:value-type="float" office:value="0.228498603978067" calcext:value-type="float">
            <text:p>0.228498603978067</text:p>
          </table:table-cell>
          <table:table-cell office:value-type="float" office:value="0.029654539628902" calcext:value-type="float">
            <text:p>0.029654539628902</text:p>
          </table:table-cell>
          <table:table-cell office:value-type="float" office:value="0.231295854061391" calcext:value-type="float">
            <text:p>0.231295854061391</text:p>
          </table:table-cell>
          <table:table-cell office:value-type="float" office:value="0.43899804353714" calcext:value-type="float">
            <text:p>0.43899804353714</text:p>
          </table:table-cell>
          <table:table-cell office:value-type="float" office:value="0.214514095900637" calcext:value-type="float">
            <text:p>0.214514095900637</text:p>
          </table:table-cell>
          <table:table-cell office:value-type="float" office:value="0.495473876595497" calcext:value-type="float">
            <text:p>0.495473876595497</text:p>
          </table:table-cell>
        </table:table-row>
        <table:table-row table:style-name="ro2">
          <table:table-cell office:value-type="string" calcext:value-type="string">
            <text:p>(array([0.0124788 , 0.09556577, 0.15958869, 0.23318123, 0.29802634,</text:p>
            <text:p>       0.37237949, 0.44251064, 0.52415868, 0.56983709, 0.6317488 ,</text:p>
            <text:p>       0.706834  , 0.74907494, 0.83807243, 0.90226858, 0.97724239]), array([0.09045849, 0.21052632, 0.2       , 0.33333333, 0.4       ,</text:p>
            <text:p>       0.14285714, 0.375     , 0.4       , 0.25      , 0.71428571,</text:p>
            <text:p>       0.33333333, 0.66666667, 0.28571429, 0.1875    , 0.32692308]), array([807,  38,  20,  15,   5,   7,   8,   5,   4,   7,   6,   3,   7,</text:p>
            <text:p>        16,  52,   0]))</text:p>
          </table:table-cell>
          <table:table-cell office:value-type="string" calcext:value-type="string">
            <text:p>(array([0.00263804, 0.00327032, 0.00386421, 0.00446324, 0.00538697,</text:p>
            <text:p>       0.00655381, 0.00829489, 0.01035577, 0.01376214, 0.01786098,</text:p>
            <text:p>       0.02495352, 0.04263319, 0.11344542, 0.49971503, 0.96085011]), array([0.04477612, 0.        , 0.03030303, 0.05970149, 0.03030303,</text:p>
            <text:p>       0.02985075, 0.04477612, 0.13636364, 0.1641791 , 0.04545455,</text:p>
            <text:p>       0.26865672, 0.20895522, 0.22727273, 0.35820896, 0.29850746]), array([67, 67, 66, 67, 66, 67, 67, 66, 67, 66, 67, 67, 66, 67, 67,  0]))</text:p>
          </table:table-cell>
          <table:table-cell office:value-type="string" calcext:value-type="string">
            <text:p>(array([0.00745847, 0.02750477, 0.04836766, 0.06934061, 0.0908256 ,</text:p>
            <text:p>       0.1085716 , 0.13142012, 0.1510693 , 0.16813458, 0.18625747,</text:p>
            <text:p>       0.21484844, 0.23148036, 0.24432148, 0.26819857, 0.28241453,</text:p>
            <text:p>       0.30954995, 0.33899349, 0.36648777, 0.38939988, 0.40968995,</text:p>
            <text:p>       0.43398118, 0.45293583, 0.46395826, 0.50406748, 0.52918148,</text:p>
            <text:p>       0.55398428, 0.57609707, 0.59528273, 0.61017174, 0.63083041,</text:p>
            <text:p>       0.64938915, 0.66767892, 0.69574511, 0.71772242, 0.73065736,</text:p>
            <text:p>       0.74882072, 0.76498324, 0.80513817, 0.83662593, 0.84789106,</text:p>
            <text:p>       0.86990754, 0.88730502, 0.90932071, 0.93187865, 0.95021101,</text:p>
            <text:p>       0.97335244, 0.98957665]), array([0.05783866, 0.24299065, 0.20588235, 0.16666667, 0.28571429,</text:p>
            <text:p>       0.27272727, 0.11111111, 0.4       , 0.        , 0.25      ,</text:p>
            <text:p>       0.66666667, 0.33333333, 0.        , 0.        , 0.        ,</text:p>
            <text:p>       0.66666667, 0.        , 0.        , 0.33333333, 0.        ,</text:p>
            <text:p>       1.        , 0.33333333, 0.5       , 1.        , 0.25      ,</text:p>
            <text:p>       0.5       , 0.        , 0.        , 1.        , 0.        ,</text:p>
            <text:p>       1.        , 0.        , 0.5       , 1.        , 0.        ,</text:p>
            <text:p>       1.        , 1.        , 0.5       , 0.        , 0.        ,</text:p>
            <text:p>       0.25      , 0.25      , 0.25      , 0.33333333, 0.125     ,</text:p>
            <text:p>       0.23529412, 0.42307692]), array([657, 107,  34,  18,  14,  11,   9,   5,   6,   4,   3,   9,   1,</text:p>
            <text:p>         3,   1,   3,   1,   0,   3,   3,   2,   1,   3,   2,   0,   1,</text:p>
            <text:p>         4,   2,   1,   1,   3,   1,   2,   2,   2,   1,   3,   1,   1,</text:p>
            <text:p>         0,   2,   1,   2,   4,   4,   8,   3,   8,  17,  26,   0]))</text:p>
          </table:table-cell>
          <table:table-cell office:value-type="float" office:value="0.242159863263666" calcext:value-type="float">
            <text:p>0.242159863263666</text:p>
          </table:table-cell>
          <table:table-cell office:value-type="float" office:value="0.122899957090593" calcext:value-type="float">
            <text:p>0.122899957090593</text:p>
          </table:table-cell>
          <table:table-cell office:value-type="float" office:value="0.369112696748717" calcext:value-type="float">
            <text:p>0.369112696748717</text:p>
          </table:table-cell>
          <table:table-cell office:value-type="float" office:value="0.714768581092358" calcext:value-type="float">
            <text:p>0.714768581092358</text:p>
          </table:table-cell>
          <table:table-cell office:value-type="float" office:value="0.662342645339112" calcext:value-type="float">
            <text:p>0.662342645339112</text:p>
          </table:table-cell>
          <table:table-cell office:value-type="float" office:value="0.847891062498093" calcext:value-type="float">
            <text:p>0.847891062498093</text:p>
          </table:table-cell>
          <table:table-cell office:value-type="float" office:value="0.142483920567785" calcext:value-type="float">
            <text:p>0.142483920567785</text:p>
          </table:table-cell>
          <table:table-cell office:value-type="string" calcext:value-type="string">
            <text:p>(array([0.02233693, 0.09684961, 0.1573982 , 0.23046318, 0.29829077,</text:p>
            <text:p>       0.36894848, 0.43812074, 0.48958853, 0.56133129, 0.62931188,</text:p>
            <text:p>       0.70812339, 0.76102379, 0.8384065 , 0.9042012 , 0.98822716]), array([0. , 0. , 0. , 0. , 0. , 0. , 0. , 0.4, 1. , 1. , 1. , 1. , 1. ,</text:p>
            <text:p>       1. , 1. ]), array([108,  21,   9,   6,   6,   3,   6,   5,   6,  11,   5,  12,  18,</text:p>
            <text:p>        33, 751,   0]))</text:p>
          </table:table-cell>
          <table:table-cell office:value-type="string" calcext:value-type="string">
            <text:p>(array([0.01268524, 0.06444845, 0.52457994, 0.89920107, 0.96527245,</text:p>
            <text:p>       0.97937548, 0.98496644, 0.98897459, 0.99143642, 0.99327617,</text:p>
            <text:p>       0.99450311, 0.99548871, 0.99611643, 0.99671912, 0.9973486 ]), array([0.        , 0.        , 0.57575758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1007358, 0.02744311, 0.04840064, 0.06896947, 0.09227472,</text:p>
            <text:p>       0.10877565, 0.12908501, 0.15161345, 0.16337407, 0.18730415,</text:p>
            <text:p>       0.21259357, 0.2303376 , 0.26934264, 0.30717867, 0.33232108,</text:p>
            <text:p>       0.36916959, 0.39979357, 0.40471727, 0.42894205, 0.45041831,</text:p>
            <text:p>       0.46971527, 0.50406748, 0.53383525, 0.54999923, 0.59031005,</text:p>
            <text:p>       0.61242183, 0.63351223, 0.64938915, 0.66100651, 0.69218819,</text:p>
            <text:p>       0.71765395, 0.73180143, 0.75224962, 0.76752469, 0.78064181,</text:p>
            <text:p>       0.80996368, 0.83186542, 0.84896314, 0.86813212, 0.88973182,</text:p>
            <text:p>       0.91047954, 0.93077202, 0.95124273, 0.97263838, 0.99263917]), array([0., 0., 0., 0., 0., 0., 0., 0., 0., 0., 0., 0., 0., 0., 0., 0., 0.,</text:p>
            <text:p>       0., 0., 0., 0., 1., 1., 1., 1., 1., 1., 1., 1., 1., 1., 1., 1., 1.,</text:p>
            <text:p>       1., 1., 1., 1., 1., 1., 1., 1., 1., 1., 1.]), array([ 53,  39,  14,   5,  10,   6,   4,   4,   1,   2,   2,   3,   0,</text:p>
            <text:p>         3,   0,   3,   2,   0,   1,   1,   1,   2,   2,   4,   0,   1,</text:p>
            <text:p>         2,   3,   0,   2,   5,   3,   2,   1,   2,   2,   3,   2,   7,</text:p>
            <text:p>         1,   4,   6,   3,   9,   9,  12,  16,  28,  85, 630,   0]))</text:p>
          </table:table-cell>
          <table:table-cell office:value-type="float" office:value="0.220758083034563" calcext:value-type="float">
            <text:p>0.220758083034563</text:p>
          </table:table-cell>
          <table:table-cell office:value-type="float" office:value="0.023042182691016" calcext:value-type="float">
            <text:p>0.023042182691016</text:p>
          </table:table-cell>
          <table:table-cell office:value-type="float" office:value="0.237306978378042" calcext:value-type="float">
            <text:p>0.237306978378042</text:p>
          </table:table-cell>
          <table:table-cell office:value-type="float" office:value="0.438668712973595" calcext:value-type="float">
            <text:p>0.438668712973595</text:p>
          </table:table-cell>
          <table:table-cell office:value-type="float" office:value="0.100798930472402" calcext:value-type="float">
            <text:p>0.100798930472402</text:p>
          </table:table-cell>
          <table:table-cell office:value-type="float" office:value="0.495932519435883" calcext:value-type="float">
            <text:p>0.495932519435883</text:p>
          </table:table-cell>
        </table:table-row>
        <table:table-row table:style-name="ro5">
          <table:table-cell office:value-type="string" calcext:value-type="string">
            <text:p>(array([0.00637474, 0.09478892, 0.15610413, 0.2205105 , 0.29996674,</text:p>
            <text:p>       0.36031807, 0.45212097, 0.48976067, 0.54402536, 0.64556843,</text:p>
            <text:p>       0.69362816, 0.77819803, 0.83258788, 0.89118274, 0.984429  ]), array([0.09673913, 0.25      , 0.45454545, 0.5       , 0.5       ,</text:p>
            <text:p>       0.2       , 0.33333333, 1.        , 1.        , 0.5       ,</text:p>
            <text:p>       1.        , 0.        , 1.        , 0.16666667, 0.42105263]), array([920,  16,  11,   2,   4,   5,   3,   2,   1,   2,   2,   4,   3,</text:p>
            <text:p>         6,  19,   0]))</text:p>
          </table:table-cell>
          <table:table-cell office:value-type="string" calcext:value-type="string">
            <text:p>(array([0.00075704, 0.00085165, 0.00095762, 0.00110939, 0.00130886,</text:p>
            <text:p>       0.00158524, 0.00207709, 0.0026553 , 0.00352782, 0.00488484,</text:p>
            <text:p>       0.00722797, 0.01098996, 0.019227  , 0.04801544, 0.60811462]), array([0.01492537, 0.        , 0.07575758, 0.02985075, 0.01492537,</text:p>
            <text:p>       0.04545455, 0.02985075, 0.06060606, 0.07462687, 0.03030303,</text:p>
            <text:p>       0.13432836, 0.25373134, 0.3030303 , 0.28358209, 0.46268657]), array([67, 67, 66, 67, 67, 66, 67, 66, 67, 66, 67, 67, 66, 67, 67,  0]))</text:p>
          </table:table-cell>
          <table:table-cell office:value-type="string" calcext:value-type="string">
            <text:p>(array([0.00375102, 0.02777619, 0.0497722 , 0.06802404, 0.09187746,</text:p>
            <text:p>       0.10184874, 0.12964163, 0.148248  , 0.16703777, 0.18206183,</text:p>
            <text:p>       0.21427445, 0.22674654, 0.27028239, 0.30986152, 0.3530195 ,</text:p>
            <text:p>       0.37126593, 0.43379042, 0.45773634, 0.46483615, 0.48976067,</text:p>
            <text:p>       0.54402536, 0.63913804, 0.65199882, 0.66763103, 0.71962529,</text:p>
            <text:p>       0.76847827, 0.78791779, 0.83258788, 0.87403634, 0.89418364,</text:p>
            <text:p>       0.90532824, 0.95115405, 0.97112817, 0.99385232]), array([0.07646356, 0.27692308, 0.4375    , 0.        , 0.125     ,</text:p>
            <text:p>       0.33333333, 1.        , 0.5       , 0.        , 0.5       ,</text:p>
            <text:p>       0.        , 1.        , 0.        , 0.66666667, 0.33333333,</text:p>
            <text:p>       0.        , 1.        , 0.        , 0.        , 1.        ,</text:p>
            <text:p>       1.        , 0.        , 1.        , 1.        , 1.        ,</text:p>
            <text:p>       0.        , 0.        , 1.        , 0.5       , 0.        ,</text:p>
            <text:p>       0.        , 1.        , 0.16666667, 0.5       ]), array([837,  65,  16,   5,   8,   3,   2,   8,   1,   2,   1,   1,   0,</text:p>
            <text:p>         1,   0,   3,   0,   3,   2,   0,   0,   1,   1,   1,   2,   0,</text:p>
            <text:p>         0,   1,   0,   0,   0,   1,   1,   1,   0,   1,   0,   0,   2,</text:p>
            <text:p>         2,   0,   3,   0,   2,   2,   2,   0,   1,   6,  12,   0]))</text:p>
          </table:table-cell>
          <table:table-cell office:value-type="float" office:value="0.330286806757563" calcext:value-type="float">
            <text:p>0.330286806757563</text:p>
          </table:table-cell>
          <table:table-cell office:value-type="float" office:value="0.0928619032494335" calcext:value-type="float">
            <text:p>0.0928619032494335</text:p>
          </table:table-cell>
          <table:table-cell office:value-type="float" office:value="0.413360805575266" calcext:value-type="float">
            <text:p>0.413360805575266</text:p>
          </table:table-cell>
          <table:table-cell office:value-type="float" office:value="0.778198033571243" calcext:value-type="float">
            <text:p>0.778198033571243</text:p>
          </table:table-cell>
          <table:table-cell office:value-type="float" office:value="0.283803301468266" calcext:value-type="float">
            <text:p>0.283803301468266</text:p>
          </table:table-cell>
          <table:table-cell office:value-type="float" office:value="0.905328243970871" calcext:value-type="float">
            <text:p>0.905328243970871</text:p>
          </table:table-cell>
          <table:table-cell office:value-type="float" office:value="0.115379644347727" calcext:value-type="float">
            <text:p>0.115379644347727</text:p>
          </table:table-cell>
          <table:table-cell office:value-type="string" calcext:value-type="string">
            <text:p>(array([0.01546331, 0.10979209, 0.15831363, 0.22279088, 0.31040896,</text:p>
            <text:p>       0.3571185 , 0.43379042, 0.48976067, 0.54048429, 0.6407567 ,</text:p>
            <text:p>       0.70205183, 0.78572555, 0.84135404, 0.90912326, 0.99450027]), array([0., 0., 0., 0., 0., 0., 0., 0., 1., 1., 1., 1., 1., 1., 1.]), array([100,   9,   5,   5,   2,   2,   1,   2,   3,   5,   4,   1,   9,</text:p>
            <text:p>        13, 839,   0]))</text:p>
          </table:table-cell>
          <table:table-cell office:value-type="string" calcext:value-type="string">
            <text:p>(array([0.00760418, 0.17170307, 0.91664559, 0.98296279, 0.99131471,</text:p>
            <text:p>       0.99442066, 0.99612312, 0.99718862, 0.99782216, 0.99836072,</text:p>
            <text:p>       0.99866423, 0.99886966, 0.99903591, 0.99914681, 0.99924206]), array([0.        , 0.11940299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808023, 0.02751131, 0.0497078 , 0.0962968 , 0.10543315,</text:p>
            <text:p>       0.12764631, 0.15229497, 0.18238831, 0.21208221, 0.22993   ,</text:p>
            <text:p>       0.31040896, 0.35337505, 0.36086196, 0.43379042, 0.48976067,</text:p>
            <text:p>       0.53516385, 0.54314451, 0.62873407, 0.64877179, 0.66763103,</text:p>
            <text:p>       0.69123337, 0.71962529, 0.72971761, 0.78572555, 0.81826465,</text:p>
            <text:p>       0.83268147, 0.85579897, 0.87172836, 0.89956025, 0.90921818,</text:p>
            <text:p>       0.93197596, 0.95027535, 0.97195994, 0.99660108]), array([0., 0., 0., 0., 0., 0., 0., 0., 0., 0., 0., 0., 0., 0., 0., 1., 1.,</text:p>
            <text:p>       1., 1., 1., 1., 1., 1., 1., 1., 1., 1., 1., 1., 1., 1., 1., 1., 1.]), array([ 70,  23,   7,   0,   3,   3,   3,   4,   0,   1,   2,   3,   0,</text:p>
            <text:p>         0,   0,   2,   0,   1,   1,   0,   0,   1,   0,   0,   2,   0,</text:p>
            <text:p>         1,   2,   0,   0,   0,   2,   3,   1,   1,   1,   1,   0,   0,</text:p>
            <text:p>         1,   1,   4,   4,   1,   2,   7,   5,  10,  48, 779,   0]))</text:p>
          </table:table-cell>
          <table:table-cell office:value-type="float" office:value="0.245562834558784" calcext:value-type="float">
            <text:p>0.245562834558784</text:p>
          </table:table-cell>
          <table:table-cell office:value-type="float" office:value="0.012673814542099" calcext:value-type="float">
            <text:p>0.012673814542099</text:p>
          </table:table-cell>
          <table:table-cell office:value-type="float" office:value="0.210345790136192" calcext:value-type="float">
            <text:p>0.210345790136192</text:p>
          </table:table-cell>
          <table:table-cell office:value-type="float" office:value="0.489760667085648" calcext:value-type="float">
            <text:p>0.489760667085648</text:p>
          </table:table-cell>
          <table:table-cell office:value-type="float" office:value="0.0833544139326974" calcext:value-type="float">
            <text:p>0.0833544139326974</text:p>
          </table:table-cell>
          <table:table-cell office:value-type="float" office:value="0.489760667085648" calcext:value-type="float">
            <text:p>0.489760667085648</text:p>
          </table:table-cell>
        </table:table-row>
        <table:table-row table:style-name="ro4">
          <table:table-cell office:value-type="string" calcext:value-type="string">
            <text:p>(array([0.00576527, 0.09344567, 0.16630714, 0.2275443 , 0.28959128,</text:p>
            <text:p>       0.35257576, 0.4355987 , 0.4992408 , 0.57388935, 0.64129269,</text:p>
            <text:p>       0.69537847, 0.76575798, 0.83947239, 0.90423755, 0.97538192]), array([0.09593679, 0.21052632, 0.30769231, 0.375     , 0.22222222,</text:p>
            <text:p>       0.        , 0.66666667, 0.25      , 0.66666667, 0.        ,</text:p>
            <text:p>       0.33333333, 0.66666667, 0.2       , 0.28571429, 0.41666667]), array([886,  19,  13,   8,   9,   3,   3,   8,   3,   3,   6,   3,   5,</text:p>
            <text:p>         7,  24,   0]))</text:p>
          </table:table-cell>
          <table:table-cell office:value-type="string" calcext:value-type="string">
            <text:p>(array([2.32635802e-04, 2.97481411e-04, 3.66578518e-04, 4.72521096e-04,</text:p>
            <text:p>       6.74941616e-04, 9.12317630e-04, 1.30879802e-03, 2.05370444e-03,</text:p>
            <text:p>       3.05772875e-03, 5.07598568e-03, 8.34816524e-03, 1.36807576e-02,</text:p>
            <text:p>       2.54316404e-02, 1.30376558e-01, 7.61672814e-01]), array([0.01492537, 0.02985075, 0.        , 0.02985075, 0.09090909,</text:p>
            <text:p>       0.05970149, 0.04477612, 0.13636364, 0.13432836, 0.16666667,</text:p>
            <text:p>       0.14925373, 0.23880597, 0.15151515, 0.2238806 , 0.34328358]), array([67, 67, 66, 67, 66, 67, 67, 66, 67, 66, 67, 67, 66, 67, 67,  0]))</text:p>
          </table:table-cell>
          <table:table-cell office:value-type="string" calcext:value-type="string">
            <text:p>(array([0.00327888, 0.02689132, 0.04791009, 0.07042473, 0.08993801,</text:p>
            <text:p>       0.10705812, 0.12429152, 0.14795903, 0.16735469, 0.18867616,</text:p>
            <text:p>       0.20833876, 0.23534392, 0.24465318, 0.27386943, 0.29059156,</text:p>
            <text:p>       0.3111735 , 0.33746082, 0.34741351, 0.37285295, 0.42949381,</text:p>
            <text:p>       0.44780847, 0.47446628, 0.48841543, 0.50605711, 0.53180907,</text:p>
            <text:p>       0.5911448 , 0.63247201, 0.65893406, 0.66679227, 0.68280399,</text:p>
            <text:p>       0.70991021, 0.72766131, 0.77528799, 0.78671348, 0.82924698,</text:p>
            <text:p>       0.84405679, 0.87248629, 0.89237718, 0.91993707, 0.92910129,</text:p>
            <text:p>       0.95194356, 0.97154515, 0.99222856]), array([0.09482759, 0.11111111, 0.11111111, 0.        , 0.25      ,</text:p>
            <text:p>       0.33333333, 0.33333333, 0.25      , 0.33333333, 0.33333333,</text:p>
            <text:p>       0.66666667, 0.33333333, 0.        , 0.33333333, 0.25      ,</text:p>
            <text:p>       0.        , 0.        , 0.        , 0.        , 0.5       ,</text:p>
            <text:p>       1.        , 0.        , 0.        , 0.5       , 0.33333333,</text:p>
            <text:p>       1.        , 0.        , 0.        , 0.        , 0.5       ,</text:p>
            <text:p>       0.5       , 0.5       , 1.        , 0.        , 0.        ,</text:p>
            <text:p>       0.        , 0.5       , 0.33333333, 0.        , 0.66666667,</text:p>
            <text:p>       0.6       , 0.28571429, 0.36363636]), array([812,  54,  18,   7,   8,   3,   3,   4,   6,   3,   3,   3,   2,</text:p>
            <text:p>         3,   4,   2,   1,   1,   1,   0,   0,   2,   1,   2,   2,   2,</text:p>
            <text:p>         3,   0,   0,   2,   0,   2,   1,   1,   2,   2,   2,   0,   1,</text:p>
            <text:p>         1,   0,   3,   1,   2,   3,   1,   3,   5,   7,  11,   0]))</text:p>
          </table:table-cell>
          <table:table-cell office:value-type="float" office:value="0.293884265654674" calcext:value-type="float">
            <text:p>0.293884265654674</text:p>
          </table:table-cell>
          <table:table-cell office:value-type="float" office:value="0.113177350269464" calcext:value-type="float">
            <text:p>0.113177350269464</text:p>
          </table:table-cell>
          <table:table-cell office:value-type="float" office:value="0.344881763481023" calcext:value-type="float">
            <text:p>0.344881763481023</text:p>
          </table:table-cell>
          <table:table-cell office:value-type="float" office:value="0.641292691230774" calcext:value-type="float">
            <text:p>0.641292691230774</text:p>
          </table:table-cell>
          <table:table-cell office:value-type="float" office:value="0.41838923185619" calcext:value-type="float">
            <text:p>0.41838923185619</text:p>
          </table:table-cell>
          <table:table-cell office:value-type="float" office:value="0.919937074184418" calcext:value-type="float">
            <text:p>0.919937074184418</text:p>
          </table:table-cell>
          <table:table-cell office:value-type="float" office:value="0.1218714740691" calcext:value-type="float">
            <text:p>0.1218714740691</text:p>
          </table:table-cell>
          <table:table-cell office:value-type="string" calcext:value-type="string">
            <text:p>(array([0.01056681, 0.09873973, 0.16796456, 0.21697258, 0.29893043,</text:p>
            <text:p>       0.35870731, 0.44636269, 0.50823112, 0.58465335, 0.64742424,</text:p>
            <text:p>       0.70661465, 0.76354426, 0.83790856, 0.90840309, 0.99426295]), array([0.  , 0.  , 0.  , 0.  , 0.  , 0.  , 0.  , 0.75, 1.  , 1.  , 1.  ,</text:p>
            <text:p>       1.  , 1.  , 1.  , 1.  ]), array([ 99,   9,   8,   4,   6,   3,   3,   8,   3,   3,   9,   7,  10,</text:p>
            <text:p>        17, 811,   0]))</text:p>
          </table:table-cell>
          <table:table-cell office:value-type="string" calcext:value-type="string">
            <text:p>(array([0.00423294, 0.13482521, 0.79841229, 0.97098594, 0.98692672,</text:p>
            <text:p>       0.99278354, 0.99603478, 0.99763471, 0.99851209, 0.99903127,</text:p>
            <text:p>       0.99929775, 0.99951729, 0.9996303 , 0.99970043, 0.99976649]), array([0., 0., 1., 1., 1., 1., 1., 1., 1., 1., 1., 1., 1., 1., 1.]), array([67, 67, 66, 67, 67, 66, 67, 66, 67, 67, 66, 67, 66, 67, 67,  0]))</text:p>
          </table:table-cell>
          <table:table-cell office:value-type="string" calcext:value-type="string">
            <text:p>(array([0.0066109 , 0.02743617, 0.04725027, 0.07712948, 0.08317883,</text:p>
            <text:p>       0.10652678, 0.12120563, 0.15457871, 0.16883138, 0.19040214,</text:p>
            <text:p>       0.21045735, 0.23651825, 0.27865031, 0.29387964, 0.31531495,</text:p>
            <text:p>       0.33320773, 0.34106594, 0.36752799, 0.43065807, 0.44780847,</text:p>
            <text:p>       0.46553582, 0.4912746 , 0.50885265, 0.52585543, 0.57167044,</text:p>
            <text:p>       0.5911448 , 0.62714705, 0.65258649, 0.66253918, 0.68619198,</text:p>
            <text:p>       0.71130337, 0.73033832, 0.75534682, 0.76859149, 0.79306926,</text:p>
            <text:p>       0.81218683, 0.83194242, 0.85379269, 0.87150309, 0.89184584,</text:p>
            <text:p>       0.90832824, 0.93016225, 0.95191249, 0.97300965, 0.99703298]), array([0., 0., 0., 0., 0., 0., 0., 0., 0., 0., 0., 0., 0., 0., 0., 0., 0.,</text:p>
            <text:p>       0., 0., 0., 0., 0., 1., 1., 1., 1., 1., 1., 1., 1., 1., 1., 1., 1.,</text:p>
            <text:p>       1., 1., 1., 1., 1., 1., 1., 1., 1., 1., 1.]), array([ 84,  11,   4,   1,   3,   3,   2,   2,   5,   1,   3,   1,   0,</text:p>
            <text:p>         2,   2,   1,   1,   1,   2,   0,   0,   1,   1,   2,   1,   3,</text:p>
            <text:p>         3,   0,   1,   2,   0,   1,   1,   1,   3,   4,   3,   2,   3,</text:p>
            <text:p>         1,   2,   4,   3,   3,   3,   6,   9,  19,  50, 739,   0]))</text:p>
          </table:table-cell>
          <table:table-cell office:value-type="float" office:value="0.22648012515119" calcext:value-type="float">
            <text:p>0.22648012515119</text:p>
          </table:table-cell>
          <table:table-cell office:value-type="float" office:value="0.0267216370382105" calcext:value-type="float">
            <text:p>0.0267216370382105</text:p>
          </table:table-cell>
          <table:table-cell office:value-type="float" office:value="0.235304347524279" calcext:value-type="float">
            <text:p>0.235304347524279</text:p>
          </table:table-cell>
          <table:table-cell office:value-type="float" office:value="0.446362694104513" calcext:value-type="float">
            <text:p>0.446362694104513</text:p>
          </table:table-cell>
          <table:table-cell office:value-type="float" office:value="0.20158770940069" calcext:value-type="float">
            <text:p>0.20158770940069</text:p>
          </table:table-cell>
          <table:table-cell office:value-type="float" office:value="0.49127459526062" calcext:value-type="float">
            <text:p>0.49127459526062</text:p>
          </table:table-cell>
        </table:table-row>
        <table:table-row table:style-name="ro5">
          <table:table-cell office:value-type="string" calcext:value-type="string">
            <text:p>(array([0.00324746, 0.08846435, 0.16496885, 0.24328508, 0.2807834 ,</text:p>
            <text:p>       0.34906682, 0.41994762, 0.51308134, 0.56710354, 0.69555871,</text:p>
            <text:p>       0.76508963, 0.82698202, 0.90593576, 0.96369161]), array([0.1141649 , 0.30769231, 1.        , 1.        , 0.        ,</text:p>
            <text:p>       0.        , 0.2       , 0.66666667, 0.33333333, 0.5       ,</text:p>
            <text:p>       0.        , 0.5       , 0.        , 0.28571429]), array([946,  13,   6,   2,   2,   1,   5,   3,   3,   0,   4,   2,   2,</text:p>
            <text:p>         4,   7,   0]))</text:p>
          </table:table-cell>
          <table:table-cell office:value-type="string" calcext:value-type="string">
            <text:p>(array([2.21157578e-04, 2.57631508e-04, 2.91272506e-04, 3.27671226e-04,</text:p>
            <text:p>       3.83460416e-04, 4.94324887e-04, 6.28546554e-04, 8.26107641e-04,</text:p>
            <text:p>       1.14277237e-03, 1.53401378e-03, 2.11497247e-03, 3.42032553e-03,</text:p>
            <text:p>       6.18880854e-03, 1.78242614e-02, 3.86652525e-01]), array([0.02985075, 0.        , 0.01515152, 0.07462687, 0.03030303,</text:p>
            <text:p>       0.07462687, 0.11940299, 0.10606061, 0.11940299, 0.07575758,</text:p>
            <text:p>       0.2238806 , 0.19402985, 0.22727273, 0.26865672, 0.37313433]), array([67, 67, 66, 67, 66, 67, 67, 66, 67, 66, 67, 67, 66, 67, 67,  0]))</text:p>
          </table:table-cell>
          <table:table-cell office:value-type="string" calcext:value-type="string">
            <text:p>(array([0.00194481, 0.02665355, 0.04839626, 0.0667531 , 0.08591367,</text:p>
            <text:p>       0.10955729, 0.14896677, 0.17532265, 0.18379505, 0.2378405 ,</text:p>
            <text:p>       0.24872966, 0.27152318, 0.29004362, 0.34906682, 0.41071287,</text:p>
            <text:p>       0.43379976, 0.48569891, 0.52677256, 0.56710354, 0.66977972,</text:p>
            <text:p>       0.71171808, 0.73422906, 0.79267848, 0.81604791, 0.83791614,</text:p>
            <text:p>       0.87177503, 0.91463214, 0.92913437, 0.95073265, 0.96850866,</text:p>
            <text:p>       0.98589683]), array([0.10745614, 0.27777778, 0.30769231, 0.375     , 0.66666667,</text:p>
            <text:p>       0.        , 1.        , 1.        , 1.        , 1.        ,</text:p>
            <text:p>       1.        , 0.        , 0.        , 0.        , 0.33333333,</text:p>
            <text:p>       0.        , 0.        , 1.        , 0.33333333, 0.5       ,</text:p>
            <text:p>       1.        , 0.        , 0.        , 0.        , 1.        ,</text:p>
            <text:p>       0.        , 0.        , 0.5       , 0.        , 0.5       ,</text:p>
            <text:p>       0.        ]), array([912,  18,  13,   8,   3,   5,   0,   3,   1,   2,   0,   1,   1,</text:p>
            <text:p>         1,   1,   0,   0,   1,   0,   0,   3,   2,   0,   0,   1,   0,</text:p>
            <text:p>         2,   0,   3,   0,   0,   0,   0,   2,   0,   1,   2,   0,   0,</text:p>
            <text:p>         1,   1,   1,   0,   1,   0,   2,   2,   2,   2,   2,   0]))</text:p>
          </table:table-cell>
          <table:table-cell office:value-type="float" office:value="0.430756308084789" calcext:value-type="float">
            <text:p>0.430756308084789</text:p>
          </table:table-cell>
          <table:table-cell office:value-type="float" office:value="0.102493413316913" calcext:value-type="float">
            <text:p>0.102493413316913</text:p>
          </table:table-cell>
          <table:table-cell office:value-type="float" office:value="0.510262072827618" calcext:value-type="float">
            <text:p>0.510262072827618</text:p>
          </table:table-cell>
          <table:table-cell office:value-type="float" office:value="0.905935764312744" calcext:value-type="float">
            <text:p>0.905935764312744</text:p>
          </table:table-cell>
          <table:table-cell office:value-type="float" office:value="0.250832454968633" calcext:value-type="float">
            <text:p>0.250832454968633</text:p>
          </table:table-cell>
          <table:table-cell office:value-type="float" office:value="0.985896825790405" calcext:value-type="float">
            <text:p>0.985896825790405</text:p>
          </table:table-cell>
          <table:table-cell office:value-type="float" office:value="0.129263465203679" calcext:value-type="float">
            <text:p>0.129263465203679</text:p>
          </table:table-cell>
          <table:table-cell office:value-type="string" calcext:value-type="string">
            <text:p>(array([0.00800387, 0.08532356, 0.16768074, 0.23909773, 0.29958725,</text:p>
            <text:p>       0.42728419, 0.5226154 , 0.57668502, 0.65093318, 0.70496064,</text:p>
            <text:p>       0.83791614, 0.906255  , 0.99711689]), array([0., 0., 0., 0., 0., 0., 1., 1., 1., 1., 1., 1., 1.]), array([113,   8,   7,   4,   2,   0,   3,   3,   5,   1,   4,   0,   1,</text:p>
            <text:p>         9, 840,   0]))</text:p>
          </table:table-cell>
          <table:table-cell office:value-type="string" calcext:value-type="string">
            <text:p>(array([0.00139316, 0.06303006, 0.86304366, 0.99254189, 0.9966355 ,</text:p>
            <text:p>       0.99810754, 0.99864334, 0.99904697, 0.99931217, 0.99947984,</text:p>
            <text:p>       0.99960427, 0.99966842, 0.99970701, 0.99974152, 0.99977841]), array([0.        , 0.        , 0.95454545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391242, 0.02564663, 0.04937156, 0.06960642, 0.08475585,</text:p>
            <text:p>       0.12822497, 0.14896677, 0.17532265, 0.1838474 , 0.20732152,</text:p>
            <text:p>       0.2378405 , 0.24872966, 0.26577094, 0.33013183, 0.41264227,</text:p>
            <text:p>       0.43460515, 0.51430109, 0.52677256, 0.56764047, 0.59025183,</text:p>
            <text:p>       0.65093318, 0.66969126, 0.71083723, 0.72847682, 0.83791614,</text:p>
            <text:p>       0.89044271, 0.9105467 , 0.93377826, 0.95206037, 0.9722238 ,</text:p>
            <text:p>       0.99826704]), array([0., 0., 0., 0., 0., 0., 0., 0., 0., 0., 0., 0., 0., 0., 0., 0., 1.,</text:p>
            <text:p>       1., 1., 1., 1., 1., 1., 1., 1., 1., 1., 1., 1., 1., 1.]), array([100,   6,   6,   4,   4,   0,   1,   3,   1,   3,   1,   1,   1,</text:p>
            <text:p>         2,   0,   0,   1,   0,   0,   0,   1,   2,   0,   0,   0,   1,</text:p>
            <text:p>         2,   0,   3,   2,   0,   0,   1,   1,   0,   2,   1,   0,   0,</text:p>
            <text:p>         0,   0,   1,   0,   0,   5,   1,   6,   9,  14, 814,   0]))</text:p>
          </table:table-cell>
          <table:table-cell office:value-type="float" office:value="0.233115006212173" calcext:value-type="float">
            <text:p>0.233115006212173</text:p>
          </table:table-cell>
          <table:table-cell office:value-type="float" office:value="0.0115772107523876" calcext:value-type="float">
            <text:p>0.0115772107523876</text:p>
          </table:table-cell>
          <table:table-cell office:value-type="float" office:value="0.21137280936447" calcext:value-type="float">
            <text:p>0.21137280936447</text:p>
          </table:table-cell>
          <table:table-cell office:value-type="float" office:value="0.477384597063065" calcext:value-type="float">
            <text:p>0.477384597063065</text:p>
          </table:table-cell>
          <table:table-cell office:value-type="float" office:value="0.0915017972672076" calcext:value-type="float">
            <text:p>0.0915017972672076</text:p>
          </table:table-cell>
          <table:table-cell office:value-type="float" office:value="0.485698908567429" calcext:value-type="float">
            <text:p>0.485698908567429</text:p>
          </table:table-cell>
        </table:table-row>
        <table:table-row table:style-name="ro5">
          <table:table-cell office:value-type="string" calcext:value-type="string">
            <text:p>(array([0.00424233, 0.09644914, 0.16518888, 0.25513322, 0.31372309,</text:p>
            <text:p>       0.37630077, 0.43683417, 0.52790034, 0.55872619, 0.70044796,</text:p>
            <text:p>       0.77943683, 0.84079291, 0.89725536, 0.97993375]), array([0.10744681, 0.25      , 0.4       , 0.66666667, 0.33333333,</text:p>
            <text:p>       0.        , 0.2       , 0.        , 0.        , 0.33333333,</text:p>
            <text:p>       0.        , 0.33333333, 0.66666667, 0.47058824]), array([940,  12,   5,   3,   3,   3,   5,   1,   1,   0,   3,   1,   3,</text:p>
            <text:p>         3,  17,   0]))</text:p>
          </table:table-cell>
          <table:table-cell office:value-type="string" calcext:value-type="string">
            <text:p>(array([4.66541933e-04, 5.79099087e-04, 6.80425324e-04, 7.88445586e-04,</text:p>
            <text:p>       9.16841811e-04, 1.08104964e-03, 1.32550583e-03, 1.63022895e-03,</text:p>
            <text:p>       2.04261619e-03, 2.70104744e-03, 3.96189294e-03, 5.74719355e-03,</text:p>
            <text:p>       9.77784867e-03, 2.23066678e-02, 4.95948340e-01]), array([0.        , 0.04477612, 0.01515152, 0.05970149, 0.04545455,</text:p>
            <text:p>       0.07462687, 0.05970149, 0.09090909, 0.10447761, 0.21212121,</text:p>
            <text:p>       0.19402985, 0.11940299, 0.1969697 , 0.25373134, 0.35820896]), array([67, 67, 66, 67, 66, 67, 67, 66, 67, 66, 67, 67, 66, 67, 67,  0]))</text:p>
          </table:table-cell>
          <table:table-cell office:value-type="string" calcext:value-type="string">
            <text:p>(array([0.00286545, 0.02763412, 0.04977335, 0.07001885, 0.09026801,</text:p>
            <text:p>       0.11315218, 0.12694745, 0.14960448, 0.16883596, 0.18906349,</text:p>
            <text:p>       0.2395881 , 0.26290578, 0.29421911, 0.32347508, 0.35748842,</text:p>
            <text:p>       0.37441996, 0.39699394, 0.40478012, 0.42349827, 0.45196416,</text:p>
            <text:p>       0.52790034, 0.55872619, 0.6720643 , 0.69968176, 0.72959781,</text:p>
            <text:p>       0.77943683, 0.80037534, 0.85919774, 0.86280566, 0.89279097,</text:p>
            <text:p>       0.90618414, 0.9465661 , 0.97084682, 0.99319164]), array([0.10044643, 0.22222222, 0.33333333, 0.5       , 0.        ,</text:p>
            <text:p>       0.33333333, 0.        , 0.5       , 0.        , 1.        ,</text:p>
            <text:p>       0.        , 1.        , 0.        , 0.5       , 0.        ,</text:p>
            <text:p>       0.        , 0.        , 0.        , 0.        , 0.33333333,</text:p>
            <text:p>       0.        , 0.        , 0.        , 0.        , 1.        ,</text:p>
            <text:p>       0.        , 0.        , 0.        , 1.        , 0.5       ,</text:p>
            <text:p>       1.        , 0.        , 0.375     , 0.625     ]), array([896,  36,   6,   6,   3,   3,   2,   2,   2,   1,   0,   1,   0,</text:p>
            <text:p>         2,   1,   0,   2,   1,   1,   1,   1,   1,   3,   0,   0,   0,</text:p>
            <text:p>         1,   1,   0,   0,   0,   0,   0,   1,   1,   0,   1,   0,   1,</text:p>
            <text:p>         0,   1,   0,   1,   1,   2,   1,   0,   1,   8,   8,   0]))</text:p>
          </table:table-cell>
          <table:table-cell office:value-type="float" office:value="0.358315490801749" calcext:value-type="float">
            <text:p>0.358315490801749</text:p>
          </table:table-cell>
          <table:table-cell office:value-type="float" office:value="0.103714725703987" calcext:value-type="float">
            <text:p>0.103714725703987</text:p>
          </table:table-cell>
          <table:table-cell office:value-type="float" office:value="0.411726562332358" calcext:value-type="float">
            <text:p>0.411726562332358</text:p>
          </table:table-cell>
          <table:table-cell office:value-type="float" office:value="0.779436826705933" calcext:value-type="float">
            <text:p>0.779436826705933</text:p>
          </table:table-cell>
          <table:table-cell office:value-type="float" office:value="0.231424675503773" calcext:value-type="float">
            <text:p>0.231424675503773</text:p>
          </table:table-cell>
          <table:table-cell office:value-type="float" office:value="0.946566104888916" calcext:value-type="float">
            <text:p>0.946566104888916</text:p>
          </table:table-cell>
          <table:table-cell office:value-type="float" office:value="0.119737575243156" calcext:value-type="float">
            <text:p>0.119737575243156</text:p>
          </table:table-cell>
          <table:table-cell office:value-type="string" calcext:value-type="string">
            <text:p>(array([0.00963962, 0.08860741, 0.17124531, 0.24879158, 0.31655594,</text:p>
            <text:p>       0.44548453, 0.47209966, 0.5663811 , 0.62369923, 0.70328081,</text:p>
            <text:p>       0.7604119 , 0.84535391, 0.89898236, 0.99614102]), array([0., 0., 0., 0., 0., 0., 0., 1., 1., 1., 1., 1., 1., 1.]), array([110,   4,   4,   3,   3,   0,   2,   1,   4,   3,   3,   1,   4,</text:p>
            <text:p>        11, 847,   0]))</text:p>
          </table:table-cell>
          <table:table-cell office:value-type="string" calcext:value-type="string">
            <text:p>(array([0.00247167, 0.13626718, 0.93711198, 0.9896118 , 0.99450845,</text:p>
            <text:p>       0.99637296, 0.9976695 , 0.99822169, 0.99859186, 0.9988764 ,</text:p>
            <text:p>       0.99906181, 0.99919979, 0.9993152 , 0.99941762, 0.99953346]), array([0.        , 0.10447761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01351, 0.02847818, 0.05354156, 0.0668991 , 0.10849693,</text:p>
            <text:p>       0.14814655, 0.19434407, 0.22056317, 0.26290578, 0.30031824,</text:p>
            <text:p>       0.32467479, 0.44548453, 0.47209966, 0.54690139, 0.57650173,</text:p>
            <text:p>       0.59521988, 0.60300606, 0.62558004, 0.64251158, 0.67446372,</text:p>
            <text:p>       0.70578089, 0.72959781, 0.7604119 , 0.83116404, 0.85628188,</text:p>
            <text:p>       0.86963692, 0.88770642, 0.90884503, 0.9268614 , 0.95213767,</text:p>
            <text:p>       0.97232782, 0.99734198]), array([0., 0., 0., 0., 0., 0., 0., 0., 0., 0., 0., 0., 0., 1., 1., 1., 1.,</text:p>
            <text:p>       1., 1., 1., 1., 1., 1., 1., 1., 1., 1., 1., 1., 1., 1., 1.]), array([ 93,  13,   3,   3,   0,   2,   0,   2,   0,   2,   0,   1,   0,</text:p>
            <text:p>         2,   0,   1,   2,   0,   0,   0,   0,   0,   2,   1,   0,   0,</text:p>
            <text:p>         0,   2,   1,   1,   1,   1,   1,   1,   0,   1,   1,   0,   1,</text:p>
            <text:p>         0,   0,   2,   1,   3,   3,   4,   3,   4,  31, 811,   0]))</text:p>
          </table:table-cell>
          <table:table-cell office:value-type="float" office:value="0.239869552599056" calcext:value-type="float">
            <text:p>0.239869552599056</text:p>
          </table:table-cell>
          <table:table-cell office:value-type="float" office:value="0.00845124705351109" calcext:value-type="float">
            <text:p>0.00845124705351109</text:p>
          </table:table-cell>
          <table:table-cell office:value-type="float" office:value="0.217771497443965" calcext:value-type="float">
            <text:p>0.217771497443965</text:p>
          </table:table-cell>
          <table:table-cell office:value-type="float" office:value="0.472099661827087" calcext:value-type="float">
            <text:p>0.472099661827087</text:p>
          </table:table-cell>
          <table:table-cell office:value-type="float" office:value="0.0628880158236081" calcext:value-type="float">
            <text:p>0.0628880158236081</text:p>
          </table:table-cell>
          <table:table-cell office:value-type="float" office:value="0.472099661827087" calcext:value-type="float">
            <text:p>0.472099661827087</text:p>
          </table:table-cell>
        </table:table-row>
        <table:table-row table:style-name="ro4">
          <table:table-cell office:value-type="string" calcext:value-type="string">
            <text:p>(array([0.00378701, 0.0948713 , 0.16269004, 0.22802512, 0.29459601,</text:p>
            <text:p>       0.3744062 , 0.44762301, 0.48696464, 0.54940808, 0.63556564,</text:p>
            <text:p>       0.70602414, 0.76834263, 0.8362641 , 0.90709028, 0.97453124]), array([0.11447811, 0.07142857, 0.16666667, 0.33333333, 0.5       ,</text:p>
            <text:p>       0.33333333, 0.25      , 0.        , 0.        , 0.33333333,</text:p>
            <text:p>       0.        , 0.57142857, 0.125     , 0.16666667, 0.48148148]), array([891,  14,  12,   9,   4,   6,   4,   6,   1,   3,   2,   7,   8,</text:p>
            <text:p>         6,  27,   0]))</text:p>
          </table:table-cell>
          <table:table-cell office:value-type="string" calcext:value-type="string">
            <text:p>(array([2.52014990e-04, 2.95864080e-04, 3.39912424e-04, 3.98505891e-04,</text:p>
            <text:p>       4.95743339e-04, 6.30709948e-04, 8.65494746e-04, 1.18117776e-03,</text:p>
            <text:p>       1.63245554e-03, 2.18169971e-03, 3.18668007e-03, 5.89306591e-03,</text:p>
            <text:p>       1.60823028e-02, 1.30941651e-01, 7.99145042e-01]), array([0.01492537, 0.04477612, 0.07575758, 0.02985075, 0.04477612,</text:p>
            <text:p>       0.09090909, 0.05970149, 0.15151515, 0.14925373, 0.13636364,</text:p>
            <text:p>       0.14925373, 0.28358209, 0.1969697 , 0.23880597, 0.32835821]), array([67, 67, 66, 67, 67, 66, 67, 66, 67, 66, 67, 67, 66, 67, 67,  0]))</text:p>
          </table:table-cell>
          <table:table-cell office:value-type="string" calcext:value-type="string">
            <text:p>(array([0.00212847, 0.02956225, 0.04919901, 0.06789447, 0.09042236,</text:p>
            <text:p>       0.10315803, 0.13011867, 0.15003651, 0.16945028, 0.18521846,</text:p>
            <text:p>       0.21303752, 0.22646798, 0.24152064, 0.27014245, 0.29438461,</text:p>
            <text:p>       0.31342861, 0.37071364, 0.38179132, 0.43807945, 0.44350305,</text:p>
            <text:p>       0.46982834, 0.49388692, 0.50699705, 0.54940808, 0.62813586,</text:p>
            <text:p>       0.6504252 , 0.6812107 , 0.73278975, 0.75016907, 0.77239913,</text:p>
            <text:p>       0.79926005, 0.80902803, 0.8320801 , 0.85197413, 0.87204218,</text:p>
            <text:p>       0.89837354, 0.91213197, 0.923931  , 0.94782006, 0.97261348,</text:p>
            <text:p>       0.98725904]), array([0.10823529, 0.12      , 0.38461538, 0.28571429, 0.        ,</text:p>
            <text:p>       0.2       , 0.        , 0.2       , 0.        , 0.33333333,</text:p>
            <text:p>       0.5       , 0.5       , 0.        , 0.        , 1.        ,</text:p>
            <text:p>       0.        , 0.25      , 0.5       , 0.        , 0.        ,</text:p>
            <text:p>       0.25      , 0.        , 0.        , 0.        , 0.5       ,</text:p>
            <text:p>       0.        , 0.        , 0.5       , 1.        , 0.5       ,</text:p>
            <text:p>       0.        , 0.        , 0.5       , 0.        , 0.        ,</text:p>
            <text:p>       0.        , 0.        , 0.5       , 0.6       , 0.5       ,</text:p>
            <text:p>       0.41666667]), array([850,  25,  13,   7,   3,   5,   3,   5,   3,   3,   4,   2,   2,</text:p>
            <text:p>         2,   2,   1,   0,   0,   4,   2,   0,   1,   2,   4,   1,   2,</text:p>
            <text:p>         0,   1,   0,   0,   0,   2,   1,   0,   1,   0,   2,   2,   2,</text:p>
            <text:p>         2,   2,   2,   4,   1,   1,   2,   2,   5,  10,  12,   0]))</text:p>
          </table:table-cell>
          <table:table-cell office:value-type="float" office:value="0.324919949838989" calcext:value-type="float">
            <text:p>0.324919949838989</text:p>
          </table:table-cell>
          <table:table-cell office:value-type="float" office:value="0.131523338597338" calcext:value-type="float">
            <text:p>0.131523338597338</text:p>
          </table:table-cell>
          <table:table-cell office:value-type="float" office:value="0.388320918740251" calcext:value-type="float">
            <text:p>0.388320918740251</text:p>
          </table:table-cell>
          <table:table-cell office:value-type="float" office:value="0.740423609813054" calcext:value-type="float">
            <text:p>0.740423609813054</text:p>
          </table:table-cell>
          <table:table-cell office:value-type="float" office:value="0.470786832606615" calcext:value-type="float">
            <text:p>0.470786832606615</text:p>
          </table:table-cell>
          <table:table-cell office:value-type="float" office:value="0.91213196516037" calcext:value-type="float">
            <text:p>0.91213196516037</text:p>
          </table:table-cell>
          <table:table-cell office:value-type="float" office:value="0.136823362277457" calcext:value-type="float">
            <text:p>0.136823362277457</text:p>
          </table:table-cell>
          <table:table-cell office:value-type="string" calcext:value-type="string">
            <text:p>(array([0.00945593, 0.09654165, 0.1652244 , 0.21468534, 0.29418024,</text:p>
            <text:p>       0.3694879 , 0.45799921, 0.51303536, 0.55830482, 0.62764226,</text:p>
            <text:p>       0.7051926 , 0.76142844, 0.8386229 , 0.90668524, 0.996303  ]), array([0.        , 0.        , 0.        , 0.        , 0.        ,</text:p>
            <text:p>       0.        , 0.        , 0.66666667, 1.        , 1.        ,</text:p>
            <text:p>       1.        , 1.        , 1.        , 1.        , 1.        ]), array([116,   6,   9,   6,   4,   4,   2,   6,   3,   5,   2,  10,  11,</text:p>
            <text:p>        14, 802,   0]))</text:p>
          </table:table-cell>
          <table:table-cell office:value-type="string" calcext:value-type="string">
            <text:p>(array([0.00161261, 0.05477231, 0.68124117, 0.97395793, 0.99333814,</text:p>
            <text:p>       0.99698355, 0.99799644, 0.99860517, 0.99903601, 0.99931807,</text:p>
            <text:p>       0.99947868, 0.99959046, 0.99965522, 0.99970223, 0.99974732]), array([0.        , 0.        , 0.77272727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08273, 0.02441156, 0.05311822, 0.06606886, 0.08786803,</text:p>
            <text:p>       0.10146363, 0.12795782, 0.15020688, 0.16210079, 0.1912948 ,</text:p>
            <text:p>       0.20833425, 0.22738751, 0.26916242, 0.29438461, 0.3187893 ,</text:p>
            <text:p>       0.3495748 , 0.37333134, 0.38171414, 0.45059192, 0.46540651,</text:p>
            <text:p>       0.49300295, 0.50611308, 0.52869772, 0.55649695, 0.56192055,</text:p>
            <text:p>       0.61813149, 0.63001996, 0.68657139, 0.73148567, 0.75432421,</text:p>
            <text:p>       0.77331866, 0.7898535 , 0.81814255, 0.82947753, 0.85218709,</text:p>
            <text:p>       0.86988133, 0.89637766, 0.90957764, 0.92846789, 0.95194006,</text:p>
            <text:p>       0.96971744, 0.99795819]), array([0., 0., 0., 0., 0., 0., 0., 0., 0., 0., 0., 0., 0., 0., 0., 0., 0.,</text:p>
            <text:p>       0., 0., 0., 0., 1., 1., 1., 1., 1., 1., 1., 1., 1., 1., 1., 1., 1.,</text:p>
            <text:p>       1., 1., 1., 1., 1., 1., 1., 1.]), array([ 99,   8,   7,   3,   2,   2,   1,   5,   1,   3,   4,   2,   0,</text:p>
            <text:p>         1,   2,   1,   0,   1,   2,   1,   0,   0,   1,   1,   2,   1,</text:p>
            <text:p>         3,   2,   1,   0,   1,   4,   0,   0,   1,   0,   3,   4,   2,</text:p>
            <text:p>         2,   2,   4,   4,   3,   4,   3,   6,  11,  27, 763,   0]))</text:p>
          </table:table-cell>
          <table:table-cell office:value-type="float" office:value="0.224468448430778" calcext:value-type="float">
            <text:p>0.224468448430778</text:p>
          </table:table-cell>
          <table:table-cell office:value-type="float" office:value="0.0126974540037925" calcext:value-type="float">
            <text:p>0.0126974540037925</text:p>
          </table:table-cell>
          <table:table-cell office:value-type="float" office:value="0.229514107435307" calcext:value-type="float">
            <text:p>0.229514107435307</text:p>
          </table:table-cell>
          <table:table-cell office:value-type="float" office:value="0.457999214529991" calcext:value-type="float">
            <text:p>0.457999214529991</text:p>
          </table:table-cell>
          <table:table-cell office:value-type="float" office:value="0.0914861042278282" calcext:value-type="float">
            <text:p>0.0914861042278282</text:p>
          </table:table-cell>
          <table:table-cell office:value-type="float" office:value="0.493886917829514" calcext:value-type="float">
            <text:p>0.493886917829514</text:p>
          </table:table-cell>
        </table:table-row>
        <table:table-row table:style-name="ro2">
          <table:table-cell office:value-type="string" calcext:value-type="string">
            <text:p>(array([0.0082345 , 0.08484268, 0.16713618, 0.23529955, 0.29815655,</text:p>
            <text:p>       0.36793385, 0.41714006, 0.50277414, 0.56909472, 0.63659291,</text:p>
            <text:p>       0.69738863, 0.76782333, 0.83774994, 0.90607286, 0.98164357]), array([0.07295597, 0.24324324, 0.38095238, 0.3125    , 0.33333333,</text:p>
            <text:p>       0.4       , 0.25      , 0.18181818, 0.16666667, 0.2       ,</text:p>
            <text:p>       0.25      , 0.5       , 0.27272727, 0.30769231, 0.43589744]), array([795,  37,  21,  16,   9,   5,   8,  11,  12,   5,   8,  10,  11,</text:p>
            <text:p>        13,  39,   0]))</text:p>
          </table:table-cell>
          <table:table-cell office:value-type="string" calcext:value-type="string">
            <text:p>(array([4.44875789e-04, 5.86667392e-04, 7.78348891e-04, 1.04059264e-03,</text:p>
            <text:p>       1.38618751e-03, 1.96500281e-03, 2.84951431e-03, 4.19024220e-03,</text:p>
            <text:p>       6.69616626e-03, 1.14327449e-02, 2.18275901e-02, 4.98556201e-02,</text:p>
            <text:p>       1.40911191e-01, 5.11426526e-01, 9.32032723e-01]), array([0.01492537, 0.        , 0.03030303, 0.01492537, 0.04545455,</text:p>
            <text:p>       0.04477612, 0.01492537, 0.09090909, 0.11940299, 0.13636364,</text:p>
            <text:p>       0.19402985, 0.1641791 , 0.31818182, 0.25373134, 0.40298507]), array([67, 67, 66, 67, 66, 67, 67, 66, 67, 66, 67, 67, 66, 67, 67,  0]))</text:p>
          </table:table-cell>
          <table:table-cell office:value-type="string" calcext:value-type="string">
            <text:p>(array([0.00369353, 0.02815051, 0.05034247, 0.06833888, 0.08788529,</text:p>
            <text:p>       0.10793699, 0.13560488, 0.148996  , 0.17092597, 0.19142471,</text:p>
            <text:p>       0.21638545, 0.22899261, 0.24966048, 0.26701169, 0.2894663 ,</text:p>
            <text:p>       0.30772853, 0.32935567, 0.35191936, 0.39195557, 0.40597482,</text:p>
            <text:p>       0.42457826, 0.45808989, 0.47079904, 0.48981981, 0.51091756,</text:p>
            <text:p>       0.52980781, 0.54995012, 0.56914818, 0.59320464, 0.6075803 ,</text:p>
            <text:p>       0.62899929, 0.65348524, 0.66810605, 0.68944232, 0.70961761,</text:p>
            <text:p>       0.73549569, 0.74044019, 0.76630167, 0.79197417, 0.80118734,</text:p>
            <text:p>       0.8371352 , 0.8461759 , 0.87131757, 0.89804819, 0.90849189,</text:p>
            <text:p>       0.92649855, 0.95218476, 0.97212586, 0.99030502]), array([0.05331412, 0.26785714, 0.17647059, 0.07407407, 0.33333333,</text:p>
            <text:p>       0.4       , 0.2       , 0.33333333, 0.625     , 0.16666667,</text:p>
            <text:p>       0.33333333, 0.28571429, 0.4       , 0.5       , 0.2       ,</text:p>
            <text:p>       0.        , 0.5       , 0.66666667, 0.        , 0.        ,</text:p>
            <text:p>       0.5       , 1.        , 0.        , 0.5       , 0.        ,</text:p>
            <text:p>       0.33333333, 0.        , 0.16666667, 0.33333333, 0.        ,</text:p>
            <text:p>       0.        , 1.        , 0.5       , 0.        , 0.25      ,</text:p>
            <text:p>       0.        , 1.        , 0.33333333, 0.75      , 0.5       ,</text:p>
            <text:p>       0.        , 0.33333333, 0.        , 0.5       , 0.5       ,</text:p>
            <text:p>       0.        , 0.33333333, 0.33333333, 0.48148148]), array([694,  56,  34,  27,  15,   5,   5,   3,   8,   6,   3,   7,   5,</text:p>
            <text:p>         2,   5,   1,   2,   3,   0,   2,   5,   2,   1,   2,   2,   5,</text:p>
            <text:p>         3,   2,   6,   3,   1,   2,   1,   2,   3,   4,   2,   1,   3,</text:p>
            <text:p>         4,   2,   2,   6,   3,   2,   6,   3,   6,   6,  27,   0]))</text:p>
          </table:table-cell>
          <table:table-cell office:value-type="float" office:value="0.28885732886782" calcext:value-type="float">
            <text:p>0.28885732886782</text:p>
          </table:table-cell>
          <table:table-cell office:value-type="float" office:value="0.115488514815614" calcext:value-type="float">
            <text:p>0.115488514815614</text:p>
          </table:table-cell>
          <table:table-cell office:value-type="float" office:value="0.353755786148373" calcext:value-type="float">
            <text:p>0.353755786148373</text:p>
          </table:table-cell>
          <table:table-cell office:value-type="float" office:value="0.598380556473365" calcext:value-type="float">
            <text:p>0.598380556473365</text:p>
          </table:table-cell>
          <table:table-cell office:value-type="float" office:value="0.52904764840852" calcext:value-type="float">
            <text:p>0.52904764840852</text:p>
          </table:table-cell>
          <table:table-cell office:value-type="float" office:value="0.926498552163442" calcext:value-type="float">
            <text:p>0.926498552163442</text:p>
          </table:table-cell>
          <table:table-cell office:value-type="float" office:value="0.126833256490494" calcext:value-type="float">
            <text:p>0.126833256490494</text:p>
          </table:table-cell>
          <table:table-cell office:value-type="string" calcext:value-type="string">
            <text:p>(array([0.01821164, 0.09103818, 0.16436086, 0.23680392, 0.2991174 ,</text:p>
            <text:p>       0.36113397, 0.4351171 , 0.50149751, 0.58917766, 0.62752479,</text:p>
            <text:p>       0.69846959, 0.76759248, 0.83344771, 0.91495173, 0.99230054]), array([0.        , 0.        , 0.        , 0.        , 0.        ,</text:p>
            <text:p>       0.        , 0.        , 0.36363636, 1.        , 1.        ,</text:p>
            <text:p>       1.        , 1.        , 1.        , 1.        , 1.        ]), array([ 80,  18,  16,  10,   9,   6,  12,  11,   8,   4,   8,  16,  16,</text:p>
            <text:p>        32, 754,   0]))</text:p>
          </table:table-cell>
          <table:table-cell office:value-type="string" calcext:value-type="string">
            <text:p>(array([0.01263702, 0.15335682, 0.59495321, 0.90665448, 0.96712256,</text:p>
            <text:p>       0.98629931, 0.99232835, 0.9954848 , 0.9969997 , 0.99795326,</text:p>
            <text:p>       0.99857755, 0.9989417 , 0.99921441, 0.99941093, 0.99955366]), array([0.        , 0.        , 0.63636364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801848, 0.02864657, 0.05037035, 0.07407785, 0.08848236,</text:p>
            <text:p>       0.10428098, 0.1298732 , 0.15559772, 0.16913266, 0.19797995,</text:p>
            <text:p>       0.20699719, 0.23115173, 0.25021466, 0.2662154 , 0.29050578,</text:p>
            <text:p>       0.31055768, 0.33241118, 0.34814157, 0.37100071, 0.3924197 ,</text:p>
            <text:p>       0.40875882, 0.43007188, 0.45272988, 0.46936896, 0.49012416,</text:p>
            <text:p>       0.5156931 , 0.52885442, 0.57308191, 0.59454291, 0.60804443,</text:p>
            <text:p>       0.64700514, 0.67116156, 0.69227147, 0.71063242, 0.73561421,</text:p>
            <text:p>       0.74814177, 0.77009394, 0.78654694, 0.80829772, 0.83026375,</text:p>
            <text:p>       0.85201399, 0.86385527, 0.89231359, 0.91081007, 0.9321894 ,</text:p>
            <text:p>       0.95017228, 0.97210724, 0.99639384]), array([0., 0., 0., 0., 0., 0., 0., 0., 0., 0., 0., 0., 0., 0., 0., 0., 0.,</text:p>
            <text:p>       0., 0., 0., 0., 0., 0., 0., 0., 1., 1., 1., 1., 1., 1., 1., 1., 1.,</text:p>
            <text:p>       1., 1., 1., 1., 1., 1., 1., 1., 1., 1., 1., 1., 1., 1.]), array([ 51,  19,  10,   5,   8,   3,   4,   5,   7,   2,   2,   4,   2,</text:p>
            <text:p>         3,   4,   3,   2,   2,   2,   1,   2,   6,   3,   2,   6,   1,</text:p>
            <text:p>         3,   0,   2,   6,   2,   0,   2,   2,   1,   5,   1,   4,   6,</text:p>
            <text:p>         5,   6,   3,   4,   4,   4,  13,  25,  30,  43, 670,   0]))</text:p>
          </table:table-cell>
          <table:table-cell office:value-type="float" office:value="0.221345314542924" calcext:value-type="float">
            <text:p>0.221345314542924</text:p>
          </table:table-cell>
          <table:table-cell office:value-type="float" office:value="0.0245909031708941" calcext:value-type="float">
            <text:p>0.0245909031708941</text:p>
          </table:table-cell>
          <table:table-cell office:value-type="float" office:value="0.243063084095426" calcext:value-type="float">
            <text:p>0.243063084095426</text:p>
          </table:table-cell>
          <table:table-cell office:value-type="float" office:value="0.435117098192374" calcext:value-type="float">
            <text:p>0.435117098192374</text:p>
          </table:table-cell>
          <table:table-cell office:value-type="float" office:value="0.15335681889929" calcext:value-type="float">
            <text:p>0.15335681889929</text:p>
          </table:table-cell>
          <table:table-cell office:value-type="float" office:value="0.490124156077703" calcext:value-type="float">
            <text:p>0.490124156077703</text:p>
          </table:table-cell>
        </table:table-row>
        <table:table-row table:style-name="ro3">
          <table:table-cell office:value-type="string" calcext:value-type="string">
            <text:p>(array([0.00506101, 0.09322475, 0.17690041, 0.23014922, 0.29153185,</text:p>
            <text:p>       0.36020524, 0.42639323, 0.50939596, 0.57564908, 0.6272308 ,</text:p>
            <text:p>       0.68242269, 0.78190501, 0.83679731, 0.90939415, 0.97700472]), array([0.09297052, 0.29032258, 0.33333333, 0.6       , 0.25      ,</text:p>
            <text:p>       0.5       , 0.16666667, 0.66666667, 0.        , 0.        ,</text:p>
            <text:p>       0.25      , 0.        , 0.5       , 0.28571429, 0.33333333]), array([882,  31,  12,   5,   4,   4,   6,   3,   2,   3,   8,   5,   4,</text:p>
            <text:p>         7,  24,   0]))</text:p>
          </table:table-cell>
          <table:table-cell office:value-type="string" calcext:value-type="string">
            <text:p>(array([1.55666254e-04, 1.99862871e-04, 2.51770063e-04, 3.14771989e-04,</text:p>
            <text:p>       4.00146858e-04, 5.24936168e-04, 6.93014079e-04, 1.04318541e-03,</text:p>
            <text:p>       1.58911586e-03, 2.66482718e-03, 5.08420430e-03, 1.06949975e-02,</text:p>
            <text:p>       2.99932325e-02, 1.18228212e-01, 7.67238712e-01]), array([0.        , 0.02985075, 0.        , 0.        , 0.06060606,</text:p>
            <text:p>       0.02985075, 0.02985075, 0.09090909, 0.08955224, 0.12121212,</text:p>
            <text:p>       0.17910448, 0.25373134, 0.27272727, 0.31343284, 0.29850746]), array([67, 67, 66, 67, 66, 67, 67, 66, 67, 66, 67, 67, 66, 67, 67,  0]))</text:p>
          </table:table-cell>
          <table:table-cell office:value-type="string" calcext:value-type="string">
            <text:p>(array([0.00218852, 0.02809358, 0.04950296, 0.07132087, 0.0917874 ,</text:p>
            <text:p>       0.11337484, 0.12396763, 0.14608654, 0.1687145 , 0.19262897,</text:p>
            <text:p>       0.21664256, 0.23123452, 0.2404    , 0.26938707, 0.29103673,</text:p>
            <text:p>       0.3146669 , 0.35105053, 0.36935996, 0.41002474, 0.43145402,</text:p>
            <text:p>       0.47084901, 0.52593347, 0.56644779, 0.58485037, 0.6272308 ,</text:p>
            <text:p>       0.67373083, 0.69442686, 0.70187366, 0.7428804 , 0.79166116,</text:p>
            <text:p>       0.8134982 , 0.82296461, 0.85536322, 0.89171898, 0.91289932,</text:p>
            <text:p>       0.93072379, 0.95019381, 0.97070587, 0.99190774]), array([0.07521578, 0.29268293, 0.30769231, 0.23076923, 0.33333333,</text:p>
            <text:p>       0.66666667, 0.        , 0.5       , 0.25      , 0.33333333,</text:p>
            <text:p>       0.        , 0.66666667, 1.        , 0.        , 0.        ,</text:p>
            <text:p>       1.        , 0.5       , 0.5       , 0.33333333, 0.        ,</text:p>
            <text:p>       0.5       , 0.5       , 0.        , 0.        , 0.        ,</text:p>
            <text:p>       0.4       , 0.        , 0.        , 0.        , 0.        ,</text:p>
            <text:p>       0.        , 1.        , 0.5       , 0.        , 0.5       ,</text:p>
            <text:p>       0.        , 0.25      , 0.33333333, 0.36363636]), array([811,  41,  26,  13,  15,   3,   4,   2,   4,   6,   1,   3,   1,</text:p>
            <text:p>         1,   2,   1,   0,   2,   2,   0,   3,   2,   0,   2,   0,   0,</text:p>
            <text:p>         2,   0,   1,   1,   0,   3,   0,   5,   2,   1,   0,   1,   0,</text:p>
            <text:p>         4,   1,   1,   2,   0,   2,   4,   1,   4,   9,  11,   0]))</text:p>
          </table:table-cell>
          <table:table-cell office:value-type="float" office:value="0.362064737536516" calcext:value-type="float">
            <text:p>0.362064737536516</text:p>
          </table:table-cell>
          <table:table-cell office:value-type="float" office:value="0.11794436018006" calcext:value-type="float">
            <text:p>0.11794436018006</text:p>
          </table:table-cell>
          <table:table-cell office:value-type="float" office:value="0.417445962590175" calcext:value-type="float">
            <text:p>0.417445962590175</text:p>
          </table:table-cell>
          <table:table-cell office:value-type="float" office:value="0.781905007362366" calcext:value-type="float">
            <text:p>0.781905007362366</text:p>
          </table:table-cell>
          <table:table-cell office:value-type="float" office:value="0.468731249001489" calcext:value-type="float">
            <text:p>0.468731249001489</text:p>
          </table:table-cell>
          <table:table-cell office:value-type="float" office:value="0.930723786354065" calcext:value-type="float">
            <text:p>0.930723786354065</text:p>
          </table:table-cell>
          <table:table-cell office:value-type="float" office:value="0.125080685614547" calcext:value-type="float">
            <text:p>0.125080685614547</text:p>
          </table:table-cell>
          <table:table-cell office:value-type="string" calcext:value-type="string">
            <text:p>(array([0.01500232, 0.09182407, 0.17117847, 0.2234471 , 0.31418619,</text:p>
            <text:p>       0.36571493, 0.42054435, 0.48893468, 0.57091437, 0.63472304,</text:p>
            <text:p>       0.69851149, 0.77317787, 0.82514551, 0.90672203, 0.99561204]), array([0.        , 0.        , 0.        , 0.        , 0.        ,</text:p>
            <text:p>       0.        , 0.        , 0.33333333, 1.        , 1.        ,</text:p>
            <text:p>       1.        , 1.        , 1.        , 1.        , 1.        ]), array([ 98,  14,   6,   8,   7,   5,   3,   3,   5,   2,   5,   2,  10,</text:p>
            <text:p>        24, 808,   0]))</text:p>
          </table:table-cell>
          <table:table-cell office:value-type="string" calcext:value-type="string">
            <text:p>(array([0.00561226, 0.11546268, 0.77141441, 0.97119148, 0.99208272,</text:p>
            <text:p>       0.99643857, 0.99814953, 0.99886891, 0.99926549, 0.99946128,</text:p>
            <text:p>       0.99959176, 0.99968299, 0.99974655, 0.99979946, 0.99984433]), array([0.        , 0.        , 0.86363636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82243, 0.02662842, 0.04855657, 0.06934786, 0.08938031,</text:p>
            <text:p>       0.11083784, 0.1432825 , 0.16210262, 0.19280106, 0.20833884,</text:p>
            <text:p>       0.22835092, 0.2487598 , 0.29812634, 0.30860439, 0.32512128,</text:p>
            <text:p>       0.34230521, 0.37156735, 0.41404042, 0.43355221, 0.4728145 ,</text:p>
            <text:p>       0.52789897, 0.56854598, 0.59142849, 0.62924191, 0.64020416,</text:p>
            <text:p>       0.67200899, 0.70896327, 0.73061293, 0.7629983 , 0.78335744,</text:p>
            <text:p>       0.80903188, 0.8275523 , 0.85255919, 0.87603237, 0.88666482,</text:p>
            <text:p>       0.9083707 , 0.92809439, 0.94988529, 0.97074461, 0.99805308]), array([0., 0., 0., 0., 0., 0., 0., 0., 0., 0., 0., 0., 0., 0., 0., 0., 0.,</text:p>
            <text:p>       0., 0., 0., 1., 1., 1., 1., 1., 1., 1., 1., 1., 1., 1., 1., 1., 1.,</text:p>
            <text:p>       1., 1., 1., 1., 1., 1.]), array([ 68,  18,  11,   4,   7,   4,   0,   2,   1,   3,   4,   2,   2,</text:p>
            <text:p>         0,   1,   3,   3,   1,   4,   0,   2,   1,   0,   2,   0,   0,</text:p>
            <text:p>         2,   0,   2,   2,   0,   1,   1,   2,   0,   2,   1,   0,   1,</text:p>
            <text:p>         1,   4,   4,   2,   4,   1,  12,  10,  19,  32, 754,   0]))</text:p>
          </table:table-cell>
          <table:table-cell office:value-type="float" office:value="0.223512827416813" calcext:value-type="float">
            <text:p>0.223512827416813</text:p>
          </table:table-cell>
          <table:table-cell office:value-type="float" office:value="0.0172782535805836" calcext:value-type="float">
            <text:p>0.0172782535805836</text:p>
          </table:table-cell>
          <table:table-cell office:value-type="float" office:value="0.221952295064922" calcext:value-type="float">
            <text:p>0.221952295064922</text:p>
          </table:table-cell>
          <table:table-cell office:value-type="float" office:value="0.429085630178452" calcext:value-type="float">
            <text:p>0.429085630178452</text:p>
          </table:table-cell>
          <table:table-cell office:value-type="float" office:value="0.11546267563505" calcext:value-type="float">
            <text:p>0.11546267563505</text:p>
          </table:table-cell>
          <table:table-cell office:value-type="float" office:value="0.472814500331879" calcext:value-type="float">
            <text:p>0.472814500331879</text:p>
          </table:table-cell>
        </table:table-row>
        <table:table-row table:style-name="ro4">
          <table:table-cell office:value-type="string" calcext:value-type="string">
            <text:p>(array([0.00499099, 0.09474868, 0.17074821, 0.2386073 , 0.28905696,</text:p>
            <text:p>       0.37459891, 0.42629677, 0.50821809, 0.55608743, 0.62586353,</text:p>
            <text:p>       0.70068511, 0.77101246, 0.83530185, 0.89983205, 0.97425755]), array([0.08127208, 0.10714286, 0.27272727, 0.27272727, 0.33333333,</text:p>
            <text:p>       0.30769231, 0.33333333, 0.        , 0.        , 0.33333333,</text:p>
            <text:p>       0.42857143, 0.        , 0.375     , 0.4       , 0.33333333]), array([849,  28,  11,  11,   6,  13,   9,   4,   1,   3,   7,   4,   8,</text:p>
            <text:p>        10,  36,   0]))</text:p>
          </table:table-cell>
          <table:table-cell office:value-type="string" calcext:value-type="string">
            <text:p>(array([2.88664558e-04, 3.65470892e-04, 4.68945898e-04, 5.91527089e-04,</text:p>
            <text:p>       7.77293454e-04, 1.01429732e-03, 1.35355634e-03, 1.91373790e-03,</text:p>
            <text:p>       2.68613673e-03, 4.15385175e-03, 6.83524106e-03, 1.37569095e-02,</text:p>
            <text:p>       5.08042970e-02, 2.89453855e-01, 8.95752015e-01]), array([0.        , 0.        , 0.01515152, 0.05970149, 0.07462687,</text:p>
            <text:p>       0.07575758, 0.05970149, 0.04545455, 0.10447761, 0.14925373,</text:p>
            <text:p>       0.15151515, 0.11940299, 0.1969697 , 0.26865672, 0.32835821]), array([67, 67, 66, 67, 67, 66, 67, 66, 67, 67, 66, 67, 66, 67, 67,  0]))</text:p>
          </table:table-cell>
          <table:table-cell office:value-type="string" calcext:value-type="string">
            <text:p>(array([0.00264131, 0.02640086, 0.04855908, 0.0690514 , 0.09054273,</text:p>
            <text:p>       0.1103568 , 0.1267688 , 0.14486142, 0.16472692, 0.18591996,</text:p>
            <text:p>       0.20646574, 0.2283557 , 0.24862437, 0.26585118, 0.2935096 ,</text:p>
            <text:p>       0.30242199, 0.3241117 , 0.35052493, 0.37351814, 0.386771  ,</text:p>
            <text:p>       0.41335329, 0.43141984, 0.44449914, 0.46965909, 0.49846324,</text:p>
            <text:p>       0.53237501, 0.55608743, 0.6118702 , 0.6538502 , 0.66956294,</text:p>
            <text:p>       0.6849489 , 0.71840513, 0.7309905 , 0.7494067 , 0.79261822,</text:p>
            <text:p>       0.81623006, 0.82640895, 0.85018528, 0.86852441, 0.89363676,</text:p>
            <text:p>       0.91049074, 0.93005246, 0.95012171, 0.97355389, 0.98930197]), array([0.07079646, 0.15151515, 0.33333333, 0.16666667, 0.        ,</text:p>
            <text:p>       0.2       , 0.        , 0.        , 0.25      , 0.4       ,</text:p>
            <text:p>       0.5       , 0.33333333, 0.33333333, 0.16666667, 0.        ,</text:p>
            <text:p>       0.        , 1.        , 0.25      , 0.        , 0.375     ,</text:p>
            <text:p>       0.        , 0.66666667, 0.5       , 0.        , 0.        ,</text:p>
            <text:p>       0.        , 0.        , 0.5       , 0.        , 0.        ,</text:p>
            <text:p>       0.33333333, 1.        , 0.5       , 0.        , 0.        ,</text:p>
            <text:p>       0.        , 0.5       , 0.        , 0.33333333, 0.66666667,</text:p>
            <text:p>       0.25      , 1.        , 0.11111111, 0.25      , 0.53333333]), array([791,  33,  21,  12,   8,  10,   2,   2,   4,   5,   2,   3,   3,</text:p>
            <text:p>         6,   1,   1,   1,   4,   1,   8,   4,   3,   2,   1,   1,   0,</text:p>
            <text:p>         2,   1,   0,   0,   2,   0,   1,   1,   3,   1,   2,   2,   0,</text:p>
            <text:p>         2,   1,   4,   2,   3,   3,   4,   1,   9,  12,  15,   0]))</text:p>
          </table:table-cell>
          <table:table-cell office:value-type="float" office:value="0.295329380415105" calcext:value-type="float">
            <text:p>0.295329380415105</text:p>
          </table:table-cell>
          <table:table-cell office:value-type="float" office:value="0.10376679669114" calcext:value-type="float">
            <text:p>0.10376679669114</text:p>
          </table:table-cell>
          <table:table-cell office:value-type="float" office:value="0.350511541917535" calcext:value-type="float">
            <text:p>0.350511541917535</text:p>
          </table:table-cell>
          <table:table-cell office:value-type="float" office:value="0.771012455224991" calcext:value-type="float">
            <text:p>0.771012455224991</text:p>
          </table:table-cell>
          <table:table-cell office:value-type="float" office:value="0.567393806443286" calcext:value-type="float">
            <text:p>0.567393806443286</text:p>
          </table:table-cell>
          <table:table-cell office:value-type="float" office:value="0.85018527507782" calcext:value-type="float">
            <text:p>0.85018527507782</text:p>
          </table:table-cell>
          <table:table-cell office:value-type="float" office:value="0.118687470655423" calcext:value-type="float">
            <text:p>0.118687470655423</text:p>
          </table:table-cell>
          <table:table-cell office:value-type="string" calcext:value-type="string">
            <text:p>(array([0.016538  , 0.10182178, 0.16954451, 0.22932257, 0.30389857,</text:p>
            <text:p>       0.37300169, 0.43749574, 0.49178191, 0.57823324, 0.62458149,</text:p>
            <text:p>       0.71340649, 0.75807844, 0.83277642, 0.9055777 , 0.99542166]), array([0. , 0. , 0. , 0. , 0. , 0. , 0. , 0.5, 1. , 1. , 1. , 1. , 1. ,</text:p>
            <text:p>       1. , 1. ]), array([ 93,   9,   8,   7,   6,   6,   4,   4,   6,  10,   7,   8,  11,</text:p>
            <text:p>        29, 792,   0]))</text:p>
          </table:table-cell>
          <table:table-cell office:value-type="string" calcext:value-type="string">
            <text:p>(array([0.00642951, 0.16812323, 0.76162575, 0.96312951, 0.98976416,</text:p>
            <text:p>       0.99469742, 0.99682482, 0.99786607, 0.99852154, 0.99893328,</text:p>
            <text:p>       0.999201  , 0.99940127, 0.99953084, 0.99963453, 0.99971134]), array([0.        , 0.        , 0.98484848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46114, 0.0271858 , 0.049813  , 0.06792644, 0.08701938,</text:p>
            <text:p>       0.11035512, 0.12730259, 0.14981472, 0.16732503, 0.18491718,</text:p>
            <text:p>       0.20843589, 0.22273457, 0.25240526, 0.26981388, 0.31460744,</text:p>
            <text:p>       0.32727438, 0.35211764, 0.38344371, 0.43064632, 0.44434516,</text:p>
            <text:p>       0.46762499, 0.50153676, 0.53034091, 0.55577949, 0.56703311,</text:p>
            <text:p>       0.58664671, 0.61055787, 0.62648186, 0.65199525, 0.6908198 ,</text:p>
            <text:p>       0.71244776, 0.73441694, 0.75507803, 0.76883373, 0.79761264,</text:p>
            <text:p>       0.81379394, 0.82974065, 0.85513858, 0.86888027, 0.89084076,</text:p>
            <text:p>       0.90874214, 0.93066259, 0.95190332, 0.97393611, 0.99743513]), array([0., 0., 0., 0., 0., 0., 0., 0., 0., 0., 0., 0., 0., 0., 0., 0., 0.,</text:p>
            <text:p>       0., 0., 0., 0., 1., 1., 1., 1., 1., 1., 1., 1., 1., 1., 1., 1., 1.,</text:p>
            <text:p>       1., 1., 1., 1., 1., 1., 1., 1., 1., 1., 1.]), array([ 63,  14,  15,   2,   3,   3,   2,   2,   3,   3,   3,   1,   3,</text:p>
            <text:p>         2,   0,   2,   2,   2,   0,   4,   0,   2,   2,   2,   0,   1,</text:p>
            <text:p>         1,   1,   1,   4,   6,   1,   3,   0,   2,   2,   6,   2,   2,</text:p>
            <text:p>         1,   3,   5,   2,   3,  10,   9,  11,  15,  31, 743,   0]))</text:p>
          </table:table-cell>
          <table:table-cell office:value-type="float" office:value="0.215451033259113" calcext:value-type="float">
            <text:p>0.215451033259113</text:p>
          </table:table-cell>
          <table:table-cell office:value-type="float" office:value="0.0307039792036354" calcext:value-type="float">
            <text:p>0.0307039792036354</text:p>
          </table:table-cell>
          <table:table-cell office:value-type="float" office:value="0.234220340107824" calcext:value-type="float">
            <text:p>0.234220340107824</text:p>
          </table:table-cell>
          <table:table-cell office:value-type="float" office:value="0.437495738267899" calcext:value-type="float">
            <text:p>0.437495738267899</text:p>
          </table:table-cell>
          <table:table-cell office:value-type="float" office:value="0.223222737059449" calcext:value-type="float">
            <text:p>0.223222737059449</text:p>
          </table:table-cell>
          <table:table-cell office:value-type="float" office:value="0.498463243246079" calcext:value-type="float">
            <text:p>0.498463243246079</text:p>
          </table:table-cell>
        </table:table-row>
        <table:table-row table:style-name="ro3">
          <table:table-cell office:value-type="string" calcext:value-type="string">
            <text:p>(array([0.00292442, 0.09176623, 0.17120414, 0.21791154, 0.29748811,</text:p>
            <text:p>       0.36201933, 0.43805124, 0.55742979, 0.63434169, 0.69552714,</text:p>
            <text:p>       0.75822183, 0.82558139, 0.91171625, 0.97281179]), array([0.10601093, 0.25      , 0.125     , 0.25      , 0.16666667,</text:p>
            <text:p>       0.14285714, 0.        , 0.5       , 0.25      , 0.33333333,</text:p>
            <text:p>       0.        , 0.25      , 0.5       , 0.44444444]), array([915,  12,   8,   8,   6,   7,   3,   0,   2,   4,   3,   2,   4,</text:p>
            <text:p>         8,  18,   0]))</text:p>
          </table:table-cell>
          <table:table-cell office:value-type="string" calcext:value-type="string">
            <text:p>(array([1.41057031e-04, 1.68702428e-04, 1.99886870e-04, 2.38355555e-04,</text:p>
            <text:p>       3.03736632e-04, 3.81892592e-04, 5.03388181e-04, 6.84531922e-04,</text:p>
            <text:p>       9.49706478e-04, 1.40165984e-03, 2.24455361e-03, 3.57034273e-03,</text:p>
            <text:p>       7.87920940e-03, 5.26875090e-02, 6.43505859e-01]), array([0.01492537, 0.01492537, 0.03030303, 0.02985075, 0.01492537,</text:p>
            <text:p>       0.06060606, 0.05970149, 0.06060606, 0.10447761, 0.16666667,</text:p>
            <text:p>       0.17910448, 0.23880597, 0.33333333, 0.20895522, 0.29850746]), array([67, 67, 66, 67, 67, 66, 67, 66, 67, 66, 67, 67, 66, 67, 67,  0]))</text:p>
          </table:table-cell>
          <table:table-cell office:value-type="string" calcext:value-type="string">
            <text:p>(array([0.00173147, 0.02805421, 0.04925425, 0.07179939, 0.08391243,</text:p>
            <text:p>       0.11737265, 0.12896674, 0.15859954, 0.17335692, 0.18547074,</text:p>
            <text:p>       0.2077248 , 0.24847176, 0.27871138, 0.29014096, 0.30386999,</text:p>
            <text:p>       0.33192441, 0.34747925, 0.37011928, 0.38133967, 0.41748881,</text:p>
            <text:p>       0.43702412, 0.4596408 , 0.55269265, 0.56216693, 0.60024947,</text:p>
            <text:p>       0.62816525, 0.64434588, 0.66848031, 0.70711347, 0.75430447,</text:p>
            <text:p>       0.7621392 , 0.80067205, 0.85049072, 0.88890091, 0.91144915,</text:p>
            <text:p>       0.93086699, 0.95101917, 0.96921402, 0.99006693]), array([0.10192525, 0.23809524, 0.1       , 0.28571429, 0.5       ,</text:p>
            <text:p>       1.        , 0.        , 0.5       , 0.        , 0.        ,</text:p>
            <text:p>       0.16666667, 0.5       , 1.        , 0.        , 0.        ,</text:p>
            <text:p>       0.        , 0.        , 0.33333333, 0.        , 0.        ,</text:p>
            <text:p>       0.        , 0.        , 1.        , 0.        , 0.        ,</text:p>
            <text:p>       0.        , 1.        , 0.5       , 0.        , 0.        ,</text:p>
            <text:p>       0.        , 0.5       , 0.        , 0.5       , 0.33333333,</text:p>
            <text:p>       0.4       , 0.5       , 0.66666667, 0.375     ]), array([883,  21,  10,   7,   2,   1,   4,   2,   1,   4,   6,   0,   2,</text:p>
            <text:p>         1,   3,   1,   1,   3,   3,   1,   1,   1,   1,   0,   0,   0,</text:p>
            <text:p>         0,   1,   1,   0,   1,   1,   1,   2,   0,   2,   0,   1,   1,</text:p>
            <text:p>         0,   2,   0,   2,   0,   2,   3,   5,   2,   6,   8,   0]))</text:p>
          </table:table-cell>
          <table:table-cell office:value-type="float" office:value="0.300392845727594" calcext:value-type="float">
            <text:p>0.300392845727594</text:p>
          </table:table-cell>
          <table:table-cell office:value-type="float" office:value="0.11938871047757" calcext:value-type="float">
            <text:p>0.11938871047757</text:p>
          </table:table-cell>
          <table:table-cell office:value-type="float" office:value="0.403221402941287" calcext:value-type="float">
            <text:p>0.403221402941287</text:p>
          </table:table-cell>
          <table:table-cell office:value-type="float" office:value="0.758221834897995" calcext:value-type="float">
            <text:p>0.758221834897995</text:p>
          </table:table-cell>
          <table:table-cell office:value-type="float" office:value="0.34499839615466" calcext:value-type="float">
            <text:p>0.34499839615466</text:p>
          </table:table-cell>
          <table:table-cell office:value-type="float" office:value="0.882627353072166" calcext:value-type="float">
            <text:p>0.882627353072166</text:p>
          </table:table-cell>
          <table:table-cell office:value-type="float" office:value="0.122561118576864" calcext:value-type="float">
            <text:p>0.122561118576864</text:p>
          </table:table-cell>
          <table:table-cell office:value-type="string" calcext:value-type="string">
            <text:p>(array([0.00838858, 0.09034621, 0.16404908, 0.23226753, 0.28816148,</text:p>
            <text:p>       0.36860316, 0.43783307, 0.55963473, 0.63966344, 0.6943562 ,</text:p>
            <text:p>       0.78370358, 0.8236111 , 0.90961221, 0.99725466]), array([0., 0., 0., 0., 0., 0., 0., 1., 1., 1., 1., 1., 1., 1.]), array([107,   7,   4,   4,   3,   4,   1,   0,   4,   7,   6,   6,   8,</text:p>
            <text:p>        13, 826,   0]))</text:p>
          </table:table-cell>
          <table:table-cell office:value-type="string" calcext:value-type="string">
            <text:p>(array([0.0019158 , 0.11943549, 0.86021008, 0.98967219, 0.99681176,</text:p>
            <text:p>       0.99816325, 0.99891828, 0.9992529 , 0.99946594, 0.99960429,</text:p>
            <text:p>       0.99968969, 0.99975833, 0.99979834, 0.99983069, 0.99985876]), array([0.        , 0.05970149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33125, 0.02719773, 0.05160391, 0.06674756, 0.08589965,</text:p>
            <text:p>       0.11675192, 0.15226757, 0.19939363, 0.20395061, 0.2378608 ,</text:p>
            <text:p>       0.24362936, 0.27871138, 0.29288653, 0.33539385, 0.36963412,</text:p>
            <text:p>       0.39975053, 0.43783307, 0.54652593, 0.56297588, 0.58251119,</text:p>
            <text:p>       0.61866033, 0.62853782, 0.65047703, 0.67021503, 0.69613001,</text:p>
            <text:p>       0.70985904, 0.74461967, 0.79152036, 0.81177095, 0.82664308,</text:p>
            <text:p>       0.84058505, 0.87103326, 0.893933  , 0.91211077, 0.92649672,</text:p>
            <text:p>       0.95127037, 0.97082649, 0.99849637]), array([0., 0., 0., 0., 0., 0., 0., 0., 0., 0., 0., 0., 0., 0., 0., 0., 0.,</text:p>
            <text:p>       1., 1., 1., 1., 1., 1., 1., 1., 1., 1., 1., 1., 1., 1., 1., 1., 1.,</text:p>
            <text:p>       1., 1., 1., 1.]), array([ 95,   7,   2,   5,   3,   2,   0,   3,   0,   1,   1,   1,   2,</text:p>
            <text:p>         1,   2,   0,   1,   0,   2,   1,   0,   1,   0,   0,   0,   0,</text:p>
            <text:p>         0,   2,   1,   1,   1,   2,   4,   2,   1,   3,   0,   1,   0,</text:p>
            <text:p>         5,   5,   1,   1,   4,   1,   2,   7,  10,  20, 796,   0]))</text:p>
          </table:table-cell>
          <table:table-cell office:value-type="float" office:value="0.227272370719909" calcext:value-type="float">
            <text:p>0.227272370719909</text:p>
          </table:table-cell>
          <table:table-cell office:value-type="float" office:value="0.0147076859638072" calcext:value-type="float">
            <text:p>0.0147076859638072</text:p>
          </table:table-cell>
          <table:table-cell office:value-type="float" office:value="0.218385397479203" calcext:value-type="float">
            <text:p>0.218385397479203</text:p>
          </table:table-cell>
          <table:table-cell office:value-type="float" office:value="0.440365269780159" calcext:value-type="float">
            <text:p>0.440365269780159</text:p>
          </table:table-cell>
          <table:table-cell office:value-type="float" office:value="0.139789915135638" calcext:value-type="float">
            <text:p>0.139789915135638</text:p>
          </table:table-cell>
          <table:table-cell office:value-type="float" office:value="0.453474074602127" calcext:value-type="float">
            <text:p>0.453474074602127</text:p>
          </table:table-cell>
        </table:table-row>
        <table:table-row table:style-name="ro4">
          <table:table-cell office:value-type="string" calcext:value-type="string">
            <text:p>(array([0.00483251, 0.09141093, 0.17329941, 0.22358406, 0.29261373,</text:p>
            <text:p>       0.36861398, 0.43097186, 0.50377185, 0.56760281, 0.63053871,</text:p>
            <text:p>       0.70127918, 0.75505433, 0.83735591, 0.89707656, 0.98421298]), array([0.10554951, 0.38095238, 0.57142857, 0.16666667, 0.5       ,</text:p>
            <text:p>       0.4       , 0.16666667, 0.        , 0.        , 0.28571429,</text:p>
            <text:p>       1.        , 0.33333333, 1.        , 0.375     , 1.        ]), array([919,  21,   7,   6,   2,   5,   6,   3,   1,   7,   4,   3,   3,</text:p>
            <text:p>         8,   5,   0]))</text:p>
          </table:table-cell>
          <table:table-cell office:value-type="string" calcext:value-type="string">
            <text:p>(array([2.76464604e-04, 3.76358027e-04, 4.87433382e-04, 5.89338317e-04,</text:p>
            <text:p>       7.06326293e-04, 8.63925576e-04, 1.10092795e-03, 1.44921433e-03,</text:p>
            <text:p>       1.97964418e-03, 2.74711859e-03, 4.17424967e-03, 6.74185243e-03,</text:p>
            <text:p>       1.46494168e-02, 4.75068967e-02, 5.15189434e-01]), array([0.        , 0.01492537, 0.01515152, 0.        , 0.06060606,</text:p>
            <text:p>       0.04477612, 0.11940299, 0.09090909, 0.17910448, 0.09090909,</text:p>
            <text:p>       0.11940299, 0.19402985, 0.31818182, 0.29850746, 0.43283582]), array([67, 67, 66, 67, 66, 67, 67, 66, 67, 66, 67, 67, 66, 67, 67,  0]))</text:p>
          </table:table-cell>
          <table:table-cell office:value-type="string" calcext:value-type="string">
            <text:p>(array([0.00252795, 0.02847601, 0.04912318, 0.06784613, 0.08864907,</text:p>
            <text:p>       0.11801376, 0.127287  , 0.14202434, 0.16894934, 0.19071748,</text:p>
            <text:p>       0.20724844, 0.23578831, 0.24818243, 0.29261373, 0.33481431,</text:p>
            <text:p>       0.34913355, 0.37699416, 0.39106394, 0.40707667, 0.4338585 ,</text:p>
            <text:p>       0.44161734, 0.46530114, 0.51390451, 0.52915221, 0.56760281,</text:p>
            <text:p>       0.6083411 , 0.62620425, 0.64055324, 0.6609951 , 0.68715799,</text:p>
            <text:p>       0.70176888, 0.72903186, 0.74036032, 0.76240134, 0.83198857,</text:p>
            <text:p>       0.84809059, 0.87501198, 0.89249444, 0.91415435, 0.92079651,</text:p>
            <text:p>       0.97403604, 0.98675722]), array([0.09239766, 0.33333333, 0.21428571, 0.2       , 0.33333333,</text:p>
            <text:p>       1.        , 0.25      , 0.        , 0.        , 1.        ,</text:p>
            <text:p>       0.        , 0.5       , 0.        , 0.5       , 0.        ,</text:p>
            <text:p>       0.        , 1.        , 0.5       , 0.        , 0.        ,</text:p>
            <text:p>       0.        , 0.5       , 0.        , 0.        , 0.        ,</text:p>
            <text:p>       0.33333333, 0.        , 1.        , 0.        , 1.        ,</text:p>
            <text:p>       1.        , 1.        , 1.        , 0.        , 1.        ,</text:p>
            <text:p>       1.        , 0.5       , 0.33333333, 0.5       , 0.        ,</text:p>
            <text:p>       1.        , 1.        ]), array([855,  45,  14,  10,  12,   1,   4,   1,   1,   4,   3,   2,   1,</text:p>
            <text:p>         0,   2,   0,   1,   1,   1,   2,   2,   2,   1,   2,   0,   1,</text:p>
            <text:p>         1,   0,   1,   0,   3,   1,   1,   2,   2,   1,   1,   1,   2,</text:p>
            <text:p>         0,   0,   2,   1,   2,   3,   2,   1,   0,   1,   4,   0]))</text:p>
          </table:table-cell>
          <table:table-cell office:value-type="float" office:value="0.279035404588357" calcext:value-type="float">
            <text:p>0.279035404588357</text:p>
          </table:table-cell>
          <table:table-cell office:value-type="float" office:value="0.10308952541067" calcext:value-type="float">
            <text:p>0.10308952541067</text:p>
          </table:table-cell>
          <table:table-cell office:value-type="float" office:value="0.352059531879062" calcext:value-type="float">
            <text:p>0.352059531879062</text:p>
          </table:table-cell>
          <table:table-cell office:value-type="float" office:value="0.567602813243866" calcext:value-type="float">
            <text:p>0.567602813243866</text:p>
          </table:table-cell>
          <table:table-cell office:value-type="float" office:value="0.30353240138202" calcext:value-type="float">
            <text:p>0.30353240138202</text:p>
          </table:table-cell>
          <table:table-cell office:value-type="float" office:value="0.920796513557434" calcext:value-type="float">
            <text:p>0.920796513557434</text:p>
          </table:table-cell>
          <table:table-cell office:value-type="float" office:value="0.117333648777949" calcext:value-type="float">
            <text:p>0.117333648777949</text:p>
          </table:table-cell>
          <table:table-cell office:value-type="string" calcext:value-type="string">
            <text:p>(array([0.01043597, 0.09505023, 0.19071748, 0.23581169, 0.29592764,</text:p>
            <text:p>       0.37418471, 0.44737032, 0.49622815, 0.57530246, 0.63799881,</text:p>
            <text:p>       0.70316338, 0.77184895, 0.8436403 , 0.90578975, 0.9957585 ]), array([0.        , 0.        , 0.        , 0.        , 0.        ,</text:p>
            <text:p>       0.        , 0.        , 0.33333333, 1.        , 1.        ,</text:p>
            <text:p>       1.        , 1.        , 1.        , 1.        , 1.        ]), array([ 97,  13,   4,   3,   1,   7,   2,   3,   5,   5,   5,   6,   6,</text:p>
            <text:p>        16, 827,   0]))</text:p>
          </table:table-cell>
          <table:table-cell office:value-type="string" calcext:value-type="string">
            <text:p>(array([0.00357423, 0.16503225, 0.86749176, 0.98403398, 0.9938943 ,</text:p>
            <text:p>       0.99645674, 0.99769715, 0.99837967, 0.99884272, 0.99911104,</text:p>
            <text:p>       0.99928395, 0.99940768, 0.99951078, 0.99962274, 0.99972354]), array([0.        , 0.07462687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45851, 0.02780386, 0.05466971, 0.07584031, 0.08328273,</text:p>
            <text:p>       0.1133806 , 0.12578832, 0.19071748, 0.23581169, 0.29592764,</text:p>
            <text:p>       0.3390049 , 0.37539496, 0.39683109, 0.43239719, 0.46659562,</text:p>
            <text:p>       0.48609549, 0.53174117, 0.55838266, 0.5661415 , 0.59292333,</text:p>
            <text:p>       0.61669433, 0.64570984, 0.66518569, 0.68715799, 0.70623453,</text:p>
            <text:p>       0.72903186, 0.74608894, 0.76066114, 0.79275156, 0.83167594,</text:p>
            <text:p>       0.85303313, 0.87311315, 0.89961135, 0.90899261, 0.93373202,</text:p>
            <text:p>       0.95238951, 0.97127979, 0.99771391]), array([0., 0., 0., 0., 0., 0., 0., 0., 0., 0., 0., 0., 0., 0., 0., 0., 1.,</text:p>
            <text:p>       1., 1., 1., 1., 1., 1., 1., 1., 1., 1., 1., 1., 1., 1., 1., 1., 1.,</text:p>
            <text:p>       1., 1., 1., 1.]), array([ 79,  15,   3,   3,   5,   3,   2,   0,   0,   4,   0,   3,   0,</text:p>
            <text:p>         0,   1,   0,   2,   0,   2,   3,   0,   1,   0,   2,   1,   0,</text:p>
            <text:p>         1,   1,   2,   2,   2,   0,   2,   1,   2,   2,   1,   2,   1,</text:p>
            <text:p>         3,   0,   3,   2,   4,   1,   9,   8,  11,  31, 780,   0]))</text:p>
          </table:table-cell>
          <table:table-cell office:value-type="float" office:value="0.225259381338514" calcext:value-type="float">
            <text:p>0.225259381338514</text:p>
          </table:table-cell>
          <table:table-cell office:value-type="float" office:value="0.0173682366774632" calcext:value-type="float">
            <text:p>0.0173682366774632</text:p>
          </table:table-cell>
          <table:table-cell office:value-type="float" office:value="0.233809319656283" calcext:value-type="float">
            <text:p>0.233809319656283</text:p>
          </table:table-cell>
          <table:table-cell office:value-type="float" office:value="0.447370320558548" calcext:value-type="float">
            <text:p>0.447370320558548</text:p>
          </table:table-cell>
          <table:table-cell office:value-type="float" office:value="0.132508243885682" calcext:value-type="float">
            <text:p>0.132508243885682</text:p>
          </table:table-cell>
          <table:table-cell office:value-type="float" office:value="0.486095488071442" calcext:value-type="float">
            <text:p>0.486095488071442</text:p>
          </table:table-cell>
        </table:table-row>
        <table:table-row table:style-name="ro4">
          <table:table-cell office:value-type="string" calcext:value-type="string">
            <text:p>(array([0.00689114, 0.0927342 , 0.16701034, 0.22803958, 0.28970768,</text:p>
            <text:p>       0.35662818, 0.42555401, 0.47340227, 0.55630954, 0.62842841,</text:p>
            <text:p>       0.70416927, 0.75549451, 0.8416886 , 0.91175435, 0.98292683]), array([0.10153483, 0.2       , 0.15384615, 0.1       , 0.33333333,</text:p>
            <text:p>       0.14285714, 0.2       , 0.5       , 0.        , 0.4       ,</text:p>
            <text:p>       0.375     , 0.        , 0.18181818, 0.3       , 0.32608696]), array([847,  20,  13,  10,   6,   7,   5,   4,   3,   5,   8,   5,  11,</text:p>
            <text:p>        10,  46,   0]))</text:p>
          </table:table-cell>
          <table:table-cell office:value-type="string" calcext:value-type="string">
            <text:p>(array([5.12160282e-04, 6.57177126e-04, 8.27370948e-04, 1.03693719e-03,</text:p>
            <text:p>       1.38356367e-03, 1.89611742e-03, 2.65719861e-03, 3.70129634e-03,</text:p>
            <text:p>       5.42601516e-03, 7.95960625e-03, 1.23711811e-02, 2.09987872e-02,</text:p>
            <text:p>       5.44425361e-02, 4.03879953e-01, 9.49115709e-01]), array([0.        , 0.01492537, 0.04545455, 0.05970149, 0.01515152,</text:p>
            <text:p>       0.11940299, 0.02985075, 0.15151515, 0.14925373, 0.10606061,</text:p>
            <text:p>       0.17910448, 0.20895522, 0.25757576, 0.2238806 , 0.29850746]), array([67, 67, 66, 67, 66, 67, 67, 66, 67, 66, 67, 67, 66, 67, 67,  0]))</text:p>
          </table:table-cell>
          <table:table-cell office:value-type="string" calcext:value-type="string">
            <text:p>(array([0.00401001, 0.02832225, 0.04925764, 0.0716687 , 0.0877156 ,</text:p>
            <text:p>       0.11471487, 0.13327941, 0.14793252, 0.1725643 , 0.19443169,</text:p>
            <text:p>       0.21138078, 0.22895054, 0.24934036, 0.27594513, 0.28907295,</text:p>
            <text:p>       0.30410497, 0.33757121, 0.36145476, 0.39232884, 0.41262467,</text:p>
            <text:p>       0.44494803, 0.47093437, 0.48080596, 0.53867471, 0.56512696,</text:p>
            <text:p>       0.6076467 , 0.63232723, 0.66219419, 0.69073594, 0.71222928,</text:p>
            <text:p>       0.74639136, 0.79190713, 0.81704798, 0.8314825 , 0.84772018,</text:p>
            <text:p>       0.86145636, 0.88405323, 0.91143446, 0.93149439, 0.94914388,</text:p>
            <text:p>       0.97436104, 0.99522363]), array([0.08015769, 0.28571429, 0.33333333, 0.125     , 0.16666667,</text:p>
            <text:p>       0.16666667, 0.5       , 0.2       , 0.33333333, 0.        ,</text:p>
            <text:p>       0.        , 0.        , 0.33333333, 1.        , 0.        ,</text:p>
            <text:p>       0.        , 0.25      , 0.        , 0.        , 0.33333333,</text:p>
            <text:p>       0.        , 0.33333333, 1.        , 0.        , 0.        ,</text:p>
            <text:p>       0.5       , 0.        , 1.        , 0.        , 0.6       ,</text:p>
            <text:p>       0.        , 0.        , 0.5       , 0.        , 0.        ,</text:p>
            <text:p>       0.5       , 1.        , 0.28571429, 0.25      , 0.28571429,</text:p>
            <text:p>       0.        , 0.38709677]), array([761,  70,  15,   8,   6,   6,   2,   5,   3,   4,   4,   3,   3,</text:p>
            <text:p>         2,   2,   2,   4,   0,   1,   2,   3,   0,   2,   3,   1,   0,</text:p>
            <text:p>         1,   0,   2,   0,   2,   2,   0,   1,   3,   5,   0,   4,   0,</text:p>
            <text:p>         1,   2,   2,   5,   2,   1,   7,   4,   7,   6,  31,   0]))</text:p>
          </table:table-cell>
          <table:table-cell office:value-type="float" office:value="0.310035205714798" calcext:value-type="float">
            <text:p>0.310035205714798</text:p>
          </table:table-cell>
          <table:table-cell office:value-type="float" office:value="0.136980905385178" calcext:value-type="float">
            <text:p>0.136980905385178</text:p>
          </table:table-cell>
          <table:table-cell office:value-type="float" office:value="0.380700372606819" calcext:value-type="float">
            <text:p>0.380700372606819</text:p>
          </table:table-cell>
          <table:table-cell office:value-type="float" office:value="0.755494511127472" calcext:value-type="float">
            <text:p>0.755494511127472</text:p>
          </table:table-cell>
          <table:table-cell office:value-type="float" office:value="0.650608246006183" calcext:value-type="float">
            <text:p>0.650608246006183</text:p>
          </table:table-cell>
          <table:table-cell office:value-type="float" office:value="0.974361042181651" calcext:value-type="float">
            <text:p>0.974361042181651</text:p>
          </table:table-cell>
          <table:table-cell office:value-type="float" office:value="0.144664196723973" calcext:value-type="float">
            <text:p>0.144664196723973</text:p>
          </table:table-cell>
          <table:table-cell office:value-type="string" calcext:value-type="string">
            <text:p>(array([0.01536657, 0.08962247, 0.15921707, 0.244714  , 0.29169319,</text:p>
            <text:p>       0.36663604, 0.43552908, 0.50247612, 0.57081872, 0.63903612,</text:p>
            <text:p>       0.70528006, 0.77392897, 0.833756  , 0.90782667, 0.99378315]), array([0. , 0. , 0. , 0. , 0. , 0. , 0. , 0.5, 1. , 1. , 1. , 1. , 1. ,</text:p>
            <text:p>       1. , 1. ]), array([117,  11,  11,   6,   7,   4,   4,   4,   4,   8,   7,   9,  13,</text:p>
            <text:p>        19, 776,   0]))</text:p>
          </table:table-cell>
          <table:table-cell office:value-type="string" calcext:value-type="string">
            <text:p>(array([0.00445041, 0.05051025, 0.53674711, 0.93855128, 0.98224587,</text:p>
            <text:p>       0.98998863, 0.99371199, 0.99585368, 0.99717952, 0.99800003,</text:p>
            <text:p>       0.99857884, 0.99894619, 0.99917063, 0.99934358, 0.99948784]), array([0.        , 0.        , 0.57575758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16982, 0.02814827, 0.05067324, 0.07097054, 0.08649943,</text:p>
            <text:p>       0.11817782, 0.13525068, 0.15263216, 0.17098149, 0.18265563,</text:p>
            <text:p>       0.20809287, 0.25203823, 0.27594513, 0.28108492, 0.30926406,</text:p>
            <text:p>       0.33609152, 0.36767277, 0.39510709, 0.41104496, 0.43487304,</text:p>
            <text:p>       0.46613805, 0.48080596, 0.52907385, 0.55505197, 0.58658548,</text:p>
            <text:p>       0.60858094, 0.63854524, 0.66200022, 0.69589503, 0.70903407,</text:p>
            <text:p>       0.74886775, 0.77104946, 0.78861922, 0.80780497, 0.82910828,</text:p>
            <text:p>       0.85368282, 0.86342763, 0.88565697, 0.91039203, 0.92956376,</text:p>
            <text:p>       0.95098958, 0.97190928, 0.9961993 ]), array([0., 0., 0., 0., 0., 0., 0., 0., 0., 0., 0., 0., 0., 0., 0., 0., 0.,</text:p>
            <text:p>       0., 0., 0., 0., 0., 1., 1., 1., 1., 1., 1., 1., 1., 1., 1., 1., 1.,</text:p>
            <text:p>       1., 1., 1., 1., 1., 1., 1., 1., 1.]), array([ 80,  26,  10,   4,   6,   1,   2,   6,   3,   1,   1,   0,   5,</text:p>
            <text:p>         2,   2,   3,   1,   0,   2,   1,   1,   2,   0,   2,   1,   0,</text:p>
            <text:p>         2,   2,   0,   2,   3,   1,   0,   4,   2,   5,   0,   2,   3,</text:p>
            <text:p>         4,   5,   2,   4,   2,   6,   7,   8,  12,  50, 712,   0]))</text:p>
          </table:table-cell>
          <table:table-cell office:value-type="float" office:value="0.212054990151769" calcext:value-type="float">
            <text:p>0.212054990151769</text:p>
          </table:table-cell>
          <table:table-cell office:value-type="float" office:value="0.0135275366247758" calcext:value-type="float">
            <text:p>0.0135275366247758</text:p>
          </table:table-cell>
          <table:table-cell office:value-type="float" office:value="0.230890228769397" calcext:value-type="float">
            <text:p>0.230890228769397</text:p>
          </table:table-cell>
          <table:table-cell office:value-type="float" office:value="0.435529083013535" calcext:value-type="float">
            <text:p>0.435529083013535</text:p>
          </table:table-cell>
          <table:table-cell office:value-type="float" office:value="0.0614487203255073" calcext:value-type="float">
            <text:p>0.0614487203255073</text:p>
          </table:table-cell>
          <table:table-cell office:value-type="float" office:value="0.480805963277817" calcext:value-type="float">
            <text:p>0.480805963277817</text:p>
          </table:table-cell>
        </table:table-row>
        <table:table-row table:style-name="ro2">
          <table:table-cell office:value-type="string" calcext:value-type="string">
            <text:p>(array([0.00491428, 0.09825234, 0.16197209, 0.2345323 , 0.2985762 ,</text:p>
            <text:p>       0.36404298, 0.43338698, 0.49421041, 0.57997221, 0.62899766,</text:p>
            <text:p>       0.69842329, 0.77509796, 0.82316884, 0.90371037, 0.98847776]), array([0.05802969, 0.16666667, 0.17647059, 0.23076923, 0.2       ,</text:p>
            <text:p>       0.5       , 0.2       , 0.        , 0.25      , 0.        ,</text:p>
            <text:p>       0.16666667, 0.28571429, 0.375     , 0.        , 0.36290323]), array([741,  30,  17,  13,  10,   4,  10,   5,   4,   6,   6,   7,   8,</text:p>
            <text:p>        15, 124,   0]))</text:p>
          </table:table-cell>
          <table:table-cell office:value-type="string" calcext:value-type="string">
            <text:p>(array([1.22208816e-04, 1.66147599e-04, 2.23940027e-04, 3.28409676e-04,</text:p>
            <text:p>       5.12849809e-04, 8.68751540e-04, 1.53212242e-03, 2.48720448e-03,</text:p>
            <text:p>       4.72853515e-03, 9.93967343e-03, 2.66808027e-02, 1.33673505e-01,</text:p>
            <text:p>       5.78979858e-01, 9.68021370e-01, 9.97896477e-01]), array([0.        , 0.01492537, 0.        , 0.01492537, 0.03030303,</text:p>
            <text:p>       0.05970149, 0.02985075, 0.12121212, 0.07462687, 0.10606061,</text:p>
            <text:p>       0.19402985, 0.14925373, 0.21212121, 0.26865672, 0.40298507]), array([67, 67, 66, 67, 66, 67, 67, 66, 67, 66, 67, 67, 66, 67, 67,  0]))</text:p>
          </table:table-cell>
          <table:table-cell office:value-type="string" calcext:value-type="string">
            <text:p>(array([0.00259719, 0.02781006, 0.0492604 , 0.06950103, 0.09079126,</text:p>
            <text:p>       0.11146219, 0.13149297, 0.14886436, 0.16822137, 0.18833541,</text:p>
            <text:p>       0.21204491, 0.23234834, 0.25467379, 0.27424681, 0.29277362,</text:p>
            <text:p>       0.3039705 , 0.33256154, 0.36739662, 0.38192689, 0.40938241,</text:p>
            <text:p>       0.42929985, 0.45469412, 0.46691815, 0.48967235, 0.52963275,</text:p>
            <text:p>       0.55220443, 0.57153171, 0.59807634, 0.61154258, 0.62944645,</text:p>
            <text:p>       0.66936013, 0.68911329, 0.71205145, 0.75826156, 0.77167895,</text:p>
            <text:p>       0.79035416, 0.80919325, 0.82351943, 0.84360635, 0.87061888,</text:p>
            <text:p>       0.89263014, 0.90915658, 0.93171923, 0.95189011, 0.97113871,</text:p>
            <text:p>       0.99441975]), array([0.04644412, 0.25714286, 0.14285714, 0.1       , 0.25      ,</text:p>
            <text:p>       0.16666667, 0.        , 0.        , 0.        , 0.5       ,</text:p>
            <text:p>       0.33333333, 0.16666667, 0.25      , 0.        , 0.25      ,</text:p>
            <text:p>       0.5       , 0.33333333, 0.5       , 0.        , 0.25      ,</text:p>
            <text:p>       0.        , 0.5       , 0.        , 0.        , 0.        ,</text:p>
            <text:p>       0.        , 0.        , 0.5       , 0.        , 0.        ,</text:p>
            <text:p>       0.5       , 0.        , 0.        , 0.        , 0.        ,</text:p>
            <text:p>       1.        , 0.66666667, 0.        , 0.5       , 0.        ,</text:p>
            <text:p>       0.        , 0.        , 0.        , 0.57142857, 0.21428571,</text:p>
            <text:p>       0.37623762]), array([689,  35,  14,  10,   8,  12,   7,   5,   2,   6,   3,   6,   4,</text:p>
            <text:p>         2,   4,   2,   3,   0,   2,   1,   4,   2,   2,   3,   3,   0,</text:p>
            <text:p>         1,   1,   1,   2,   2,   3,   0,   2,   2,   3,   0,   1,   4,</text:p>
            <text:p>         2,   3,   3,   2,   2,   5,   4,   6,   7,  14, 101,   0]))</text:p>
          </table:table-cell>
          <table:table-cell office:value-type="float" office:value="0.337299055485216" calcext:value-type="float">
            <text:p>0.337299055485216</text:p>
          </table:table-cell>
          <table:table-cell office:value-type="float" office:value="0.151696802595151" calcext:value-type="float">
            <text:p>0.151696802595151</text:p>
          </table:table-cell>
          <table:table-cell office:value-type="float" office:value="0.372920126207995" calcext:value-type="float">
            <text:p>0.372920126207995</text:p>
          </table:table-cell>
          <table:table-cell office:value-type="float" office:value="0.903710369269053" calcext:value-type="float">
            <text:p>0.903710369269053</text:p>
          </table:table-cell>
          <table:table-cell office:value-type="float" office:value="0.699364653274195" calcext:value-type="float">
            <text:p>0.699364653274195</text:p>
          </table:table-cell>
          <table:table-cell office:value-type="float" office:value="0.931719233592351" calcext:value-type="float">
            <text:p>0.931719233592351</text:p>
          </table:table-cell>
          <table:table-cell office:value-type="float" office:value="0.159225285920322" calcext:value-type="float">
            <text:p>0.159225285920322</text:p>
          </table:table-cell>
          <table:table-cell office:value-type="string" calcext:value-type="string">
            <text:p>(array([0.01206443, 0.09679526, 0.18050771, 0.23147147, 0.2979265 ,</text:p>
            <text:p>       0.36598895, 0.43125679, 0.50578959, 0.571367  , 0.62286286,</text:p>
            <text:p>       0.69891814, 0.76904479, 0.83975806, 0.90175962, 0.99515696]), array([0. , 0. , 0. , 0. , 0. , 0. , 0. , 0.8, 1. , 1. , 1. , 1. , 1. ,</text:p>
            <text:p>       1. , 1. ]), array([122,  20,   8,   8,   7,   8,   5,   5,   9,   2,   9,  12,  17,</text:p>
            <text:p>        25, 743,   0]))</text:p>
          </table:table-cell>
          <table:table-cell office:value-type="string" calcext:value-type="string">
            <text:p>(array([0.00252107, 0.03453132, 0.37023546, 0.86026926, 0.97452676,</text:p>
            <text:p>       0.99073   , 0.99549069, 0.9975925 , 0.99854301, 0.99913556,</text:p>
            <text:p>       0.99948377, 0.99966915, 0.99977489, 0.99983328, 0.99987779]), array([0.        , 0.        , 0.31818182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75428, 0.02824371, 0.04720075, 0.06878196, 0.09201474,</text:p>
            <text:p>       0.10970087, 0.12938112, 0.15564126, 0.17648057, 0.18974468,</text:p>
            <text:p>       0.20339972, 0.22933439, 0.25085004, 0.28923525, 0.30951483,</text:p>
            <text:p>       0.33844514, 0.36852663, 0.38845742, 0.4113052 , 0.42846829,</text:p>
            <text:p>       0.45260262, 0.47036725, 0.51032765, 0.53308185, 0.54802144,</text:p>
            <text:p>       0.57070015, 0.59530836, 0.61807311, 0.62765262, 0.67264197,</text:p>
            <text:p>       0.69883007, 0.70733362, 0.72575319, 0.74708883, 0.76785955,</text:p>
            <text:p>       0.78699332, 0.81130921, 0.83177863, 0.84975536, 0.86850703,</text:p>
            <text:p>       0.88935106, 0.91039745, 0.9307532 , 0.95059931, 0.97198151,</text:p>
            <text:p>       0.99740085]), array([0., 0., 0., 0., 0., 0., 0., 0., 0., 0., 0., 0., 0., 0., 0., 0., 0.,</text:p>
            <text:p>       0., 0., 0., 0., 0., 1., 1., 1., 1., 1., 1., 1., 1., 1., 1., 1., 1.,</text:p>
            <text:p>       1., 1., 1., 1., 1., 1., 1., 1., 1., 1., 1., 1.]), array([ 95,  20,   5,   7,   6,   7,   2,   1,   3,   4,   1,   5,   2,</text:p>
            <text:p>         0,   4,   3,   2,   0,   4,   2,   2,   1,   2,   1,   0,   3,</text:p>
            <text:p>         3,   1,   2,   4,   1,   1,   0,   3,   1,   3,   2,   3,   5,</text:p>
            <text:p>         4,   5,   2,   6,   7,  10,   6,   9,  16,  29, 695,   0]))</text:p>
          </table:table-cell>
          <table:table-cell office:value-type="float" office:value="0.234090272538879" calcext:value-type="float">
            <text:p>0.234090272538879</text:p>
          </table:table-cell>
          <table:table-cell office:value-type="float" office:value="0.0182786243231986" calcext:value-type="float">
            <text:p>0.0182786243231986</text:p>
          </table:table-cell>
          <table:table-cell office:value-type="float" office:value="0.239607639105411" calcext:value-type="float">
            <text:p>0.239607639105411</text:p>
          </table:table-cell>
          <table:table-cell office:value-type="float" office:value="0.43125678896904" calcext:value-type="float">
            <text:p>0.43125678896904</text:p>
          </table:table-cell>
          <table:table-cell office:value-type="float" office:value="0.139730737614098" calcext:value-type="float">
            <text:p>0.139730737614098</text:p>
          </table:table-cell>
          <table:table-cell office:value-type="float" office:value="0.489672352870305" calcext:value-type="float">
            <text:p>0.489672352870305</text:p>
          </table:table-cell>
        </table:table-row>
        <table:table-row table:style-name="ro5">
          <table:table-cell office:value-type="string" calcext:value-type="string">
            <text:p>(array([0.00353795, 0.09995998, 0.15515339, 0.22759855, 0.28790939,</text:p>
            <text:p>       0.3747605 , 0.46261402, 0.47141603, 0.53650892, 0.63577591,</text:p>
            <text:p>       0.71589325, 0.75145972, 0.83384202, 0.88997624, 0.97096386]), array([0.10423453, 0.375     , 0.09090909, 0.        , 0.5       ,</text:p>
            <text:p>       0.66666667, 0.66666667, 1.        , 1.        , 0.5       ,</text:p>
            <text:p>       0.33333333, 1.        , 0.6       , 0.4       , 0.33333333]), array([921,  16,  11,   6,   2,   9,   3,   1,   1,   4,   3,   1,   5,</text:p>
            <text:p>         5,  12,   0]))</text:p>
          </table:table-cell>
          <table:table-cell office:value-type="string" calcext:value-type="string">
            <text:p>(array([2.77098007e-04, 3.16811444e-04, 3.66634347e-04, 4.37468461e-04,</text:p>
            <text:p>       5.29055854e-04, 6.46649838e-04, 8.36928041e-04, 1.10149555e-03,</text:p>
            <text:p>       1.43378341e-03, 1.91624604e-03, 2.81295521e-03, 4.91937950e-03,</text:p>
            <text:p>       9.52409405e-03, 4.05305330e-02, 5.31392034e-01]), array([0.        , 0.04477612, 0.        , 0.02985075, 0.01515152,</text:p>
            <text:p>       0.10447761, 0.08955224, 0.09090909, 0.10447761, 0.08955224,</text:p>
            <text:p>       0.18181818, 0.17910448, 0.34848485, 0.20895522, 0.41791045]), array([67, 67, 66, 67, 66, 67, 67, 66, 67, 67, 66, 67, 66, 67, 67,  0]))</text:p>
          </table:table-cell>
          <table:table-cell office:value-type="string" calcext:value-type="string">
            <text:p>(array([0.00226487, 0.02884119, 0.045688  , 0.07198941, 0.08838642,</text:p>
            <text:p>       0.10875374, 0.12628313, 0.15155378, 0.16163651, 0.18640967,</text:p>
            <text:p>       0.21534273, 0.22745873, 0.24041367, 0.28790939, 0.3417013 ,</text:p>
            <text:p>       0.36982713, 0.38433235, 0.46481452, 0.53650892, 0.60426843,</text:p>
            <text:p>       0.63146019, 0.65368751, 0.69620657, 0.72573659, 0.75145972,</text:p>
            <text:p>       0.81179756, 0.82510889, 0.85359737, 0.87631717, 0.88839215,</text:p>
            <text:p>       0.92698219, 0.9472937 , 0.97196112, 0.99205999]), array([0.0993228 , 0.20833333, 0.25      , 0.28571429, 0.        ,</text:p>
            <text:p>       0.5       , 0.33333333, 0.14285714, 0.        , 0.        ,</text:p>
            <text:p>       0.        , 0.        , 0.        , 0.5       , 1.        ,</text:p>
            <text:p>       0.66666667, 0.6       , 0.75      , 1.        , 1.        ,</text:p>
            <text:p>       1.        , 0.        , 0.        , 0.5       , 1.        ,</text:p>
            <text:p>       0.        , 1.        , 0.5       , 0.5       , 0.5       ,</text:p>
            <text:p>       0.5       , 0.33333333, 0.33333333, 0.2       ]), array([886,  24,   8,   7,   2,   8,   3,   7,   2,   1,   1,   4,   1,</text:p>
            <text:p>         0,   2,   0,   0,   1,   3,   5,   0,   0,   0,   4,   0,   0,</text:p>
            <text:p>         1,   0,   0,   0,   1,   1,   2,   0,   1,   0,   2,   1,   0,</text:p>
            <text:p>         0,   1,   2,   2,   2,   2,   0,   2,   3,   3,   5,   0]))</text:p>
          </table:table-cell>
          <table:table-cell office:value-type="float" office:value="0.299735254205406" calcext:value-type="float">
            <text:p>0.299735254205406</text:p>
          </table:table-cell>
          <table:table-cell office:value-type="float" office:value="0.102415321515908" calcext:value-type="float">
            <text:p>0.102415321515908</text:p>
          </table:table-cell>
          <table:table-cell office:value-type="float" office:value="0.344643201899805" calcext:value-type="float">
            <text:p>0.344643201899805</text:p>
          </table:table-cell>
          <table:table-cell office:value-type="float" office:value="0.637630522251129" calcext:value-type="float">
            <text:p>0.637630522251129</text:p>
          </table:table-cell>
          <table:table-cell office:value-type="float" office:value="0.338960754431107" calcext:value-type="float">
            <text:p>0.338960754431107</text:p>
          </table:table-cell>
          <table:table-cell office:value-type="float" office:value="0.811797559261322" calcext:value-type="float">
            <text:p>0.811797559261322</text:p>
          </table:table-cell>
          <table:table-cell office:value-type="float" office:value="0.119290404923617" calcext:value-type="float">
            <text:p>0.119290404923617</text:p>
          </table:table-cell>
          <table:table-cell office:value-type="string" calcext:value-type="string">
            <text:p>(array([0.00883378, 0.1061975 , 0.15856476, 0.28820226, 0.36581887,</text:p>
            <text:p>       0.46379837, 0.47141603, 0.5381318 , 0.61936202, 0.71823387,</text:p>
            <text:p>       0.76940977, 0.84140132, 0.90052492, 0.99675733]), array([0., 0., 0., 0., 0., 0., 0., 1., 1., 1., 1., 1., 1., 1.]), array([104,   9,   3,   0,   3,   8,   2,   1,   2,   5,   2,   7,  13,</text:p>
            <text:p>        12, 829,   0]))</text:p>
          </table:table-cell>
          <table:table-cell office:value-type="string" calcext:value-type="string">
            <text:p>(array([0.0024836 , 0.14434146, 0.88455978, 0.98873725, 0.99565559,</text:p>
            <text:p>       0.99765509, 0.99833462, 0.9987957 , 0.99910225, 0.99932844,</text:p>
            <text:p>       0.99946162, 0.99955636, 0.99963082, 0.99968241, 0.9997229 ]), array([0.        , 0.05970149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78808, 0.02967298, 0.05157678, 0.07246601, 0.11099602,</text:p>
            <text:p>       0.12379545, 0.14374592, 0.18820244, 0.27173316, 0.28908017,</text:p>
            <text:p>       0.30379343, 0.34477543, 0.36782219, 0.38552676, 0.46633759,</text:p>
            <text:p>       0.5381318 , 0.61306231, 0.62881158, 0.7132614 , 0.72320634,</text:p>
            <text:p>       0.75552303, 0.77254127, 0.78465727, 0.81359033, 0.83173619,</text:p>
            <text:p>       0.84768716, 0.87379195, 0.89234689, 0.91161358, 0.92790609,</text:p>
            <text:p>       0.95466917, 0.97157028, 0.99799015]), array([0., 0., 0., 0., 0., 0., 0., 0., 0., 0., 0., 0., 0., 0., 0., 1., 1.,</text:p>
            <text:p>       1., 1., 1., 1., 1., 1., 1., 1., 1., 1., 1., 1., 1., 1., 1., 1.]), array([ 92,   7,   4,   3,   0,   5,   2,   2,   0,   1,   0,   0,   0,</text:p>
            <text:p>         1,   1,   1,   0,   3,   2,   3,   0,   0,   0,   3,   0,   0,</text:p>
            <text:p>         2,   0,   0,   0,   3,   2,   0,   0,   0,   1,   1,   2,   4,</text:p>
            <text:p>         1,   1,   4,   7,   3,   5,   2,   6,   7,  20, 799,   0]))</text:p>
          </table:table-cell>
          <table:table-cell office:value-type="float" office:value="0.248500752440053" calcext:value-type="float">
            <text:p>0.248500752440053</text:p>
          </table:table-cell>
          <table:table-cell office:value-type="float" office:value="0.0151267165487419" calcext:value-type="float">
            <text:p>0.0151267165487419</text:p>
          </table:table-cell>
          <table:table-cell office:value-type="float" office:value="0.200067139857199" calcext:value-type="float">
            <text:p>0.200067139857199</text:p>
          </table:table-cell>
          <table:table-cell office:value-type="float" office:value="0.471416026353836" calcext:value-type="float">
            <text:p>0.471416026353836</text:p>
          </table:table-cell>
          <table:table-cell office:value-type="float" office:value="0.115440222801584" calcext:value-type="float">
            <text:p>0.115440222801584</text:p>
          </table:table-cell>
          <table:table-cell office:value-type="float" office:value="0.466337591409683" calcext:value-type="float">
            <text:p>0.466337591409683</text:p>
          </table:table-cell>
        </table:table-row>
        <table:table-row table:style-name="ro3">
          <table:table-cell office:value-type="string" calcext:value-type="string">
            <text:p>(array([0.00811852, 0.09327887, 0.16130073, 0.22746144, 0.29718819,</text:p>
            <text:p>       0.36126658, 0.4542097 , 0.4901211 , 0.5429447 , 0.64660829,</text:p>
            <text:p>       0.70705263, 0.77374217, 0.83305359, 0.8949924 , 0.981018  ]), array([0.09717514, 0.29032258, 0.3       , 0.23529412, 0.16666667,</text:p>
            <text:p>       0.        , 0.5       , 0.        , 1.        , 0.        ,</text:p>
            <text:p>       0.33333333, 0.25      , 0.        , 0.16666667, 0.41666667]), array([885,  31,  20,  17,   6,   3,   2,   5,   2,   3,   3,   4,   1,</text:p>
            <text:p>         6,  12,   0]))</text:p>
          </table:table-cell>
          <table:table-cell office:value-type="string" calcext:value-type="string">
            <text:p>(array([5.45951380e-04, 7.71417699e-04, 1.01306573e-03, 1.33040174e-03,</text:p>
            <text:p>       1.74179109e-03, 2.22686367e-03, 2.90494977e-03, 3.99727796e-03,</text:p>
            <text:p>       5.36536903e-03, 7.44234521e-03, 1.10447918e-02, 1.82151976e-02,</text:p>
            <text:p>       3.49661468e-02, 9.92792684e-02, 5.50379968e-01]), array([0.02985075, 0.01492537, 0.        , 0.04477612, 0.02985075,</text:p>
            <text:p>       0.10606061, 0.08955224, 0.10606061, 0.13432836, 0.1969697 ,</text:p>
            <text:p>       0.10447761, 0.17910448, 0.21212121, 0.23880597, 0.26865672]), array([67, 67, 66, 67, 67, 66, 67, 66, 67, 66, 67, 67, 66, 67, 67,  0]))</text:p>
          </table:table-cell>
          <table:table-cell office:value-type="string" calcext:value-type="string">
            <text:p>(array([0.00430988, 0.02801447, 0.05015279, 0.06871608, 0.09221064,</text:p>
            <text:p>       0.11255571, 0.13165773, 0.15019653, 0.17516382, 0.1885316 ,</text:p>
            <text:p>       0.20582323, 0.23076647, 0.24642195, 0.2701049 , 0.28034616,</text:p>
            <text:p>       0.31062388, 0.33283895, 0.35225691, 0.37928593, 0.4542097 ,</text:p>
            <text:p>       0.47214895, 0.49461413, 0.53518629, 0.55070311, 0.62771219,</text:p>
            <text:p>       0.64648455, 0.66562814, 0.69941211, 0.71087289, 0.75435716,</text:p>
            <text:p>       0.76187795, 0.78936678, 0.83305359, 0.87120178, 0.88957381,</text:p>
            <text:p>       0.90828964, 0.92139775, 0.95650256, 0.97276875, 0.98920918]), array([0.08450704, 0.17910448, 0.2       , 0.27777778, 0.1       ,</text:p>
            <text:p>       0.42857143, 0.66666667, 0.25      , 0.        , 0.66666667,</text:p>
            <text:p>       0.16666667, 0.33333333, 0.        , 0.33333333, 0.        ,</text:p>
            <text:p>       0.5       , 0.        , 0.        , 0.        , 0.5       ,</text:p>
            <text:p>       0.        , 0.        , 1.        , 1.        , 0.        ,</text:p>
            <text:p>       0.        , 0.        , 1.        , 0.        , 0.        ,</text:p>
            <text:p>       0.        , 0.5       , 0.        , 0.5       , 0.        ,</text:p>
            <text:p>       0.        , 0.        , 1.        , 0.        , 0.375     ]), array([781,  67,  30,  18,  10,   7,   6,   8,   6,   3,   6,   6,   4,</text:p>
            <text:p>         3,   1,   2,   1,   2,   1,   0,   0,   0,   2,   1,   4,   0,</text:p>
            <text:p>         1,   1,   0,   0,   0,   1,   1,   1,   1,   2,   0,   1,   1,</text:p>
            <text:p>         2,   0,   1,   0,   2,   1,   2,   1,   2,   2,   8,   0]))</text:p>
          </table:table-cell>
          <table:table-cell office:value-type="float" office:value="0.372479166172635" calcext:value-type="float">
            <text:p>0.372479166172635</text:p>
          </table:table-cell>
          <table:table-cell office:value-type="float" office:value="0.105319220578038" calcext:value-type="float">
            <text:p>0.105319220578038</text:p>
          </table:table-cell>
          <table:table-cell office:value-type="float" office:value="0.410628344907488" calcext:value-type="float">
            <text:p>0.410628344907488</text:p>
          </table:table-cell>
          <table:table-cell office:value-type="float" office:value="0.833053588867188" calcext:value-type="float">
            <text:p>0.833053588867188</text:p>
          </table:table-cell>
          <table:table-cell office:value-type="float" office:value="0.281723251983301" calcext:value-type="float">
            <text:p>0.281723251983301</text:p>
          </table:table-cell>
          <table:table-cell office:value-type="float" office:value="0.972768753767014" calcext:value-type="float">
            <text:p>0.972768753767014</text:p>
          </table:table-cell>
          <table:table-cell office:value-type="float" office:value="0.117968330206661" calcext:value-type="float">
            <text:p>0.117968330206661</text:p>
          </table:table-cell>
          <table:table-cell office:value-type="string" calcext:value-type="string">
            <text:p>(array([0.01436981, 0.10096161, 0.15782916, 0.23587653, 0.29715885,</text:p>
            <text:p>       0.35339171, 0.44884712, 0.5098789 , 0.5421057 , 0.63873342,</text:p>
            <text:p>       0.70491755, 0.77709   , 0.83656023, 0.90833791, 0.99244243]), array([0., 0., 0., 0., 0., 0., 0., 1., 1., 1., 1., 1., 1., 1., 1.]), array([ 93,  14,   7,   7,   3,   3,   1,   5,   3,   3,   6,  14,  14,</text:p>
            <text:p>        23, 804,   0]))</text:p>
          </table:table-cell>
          <table:table-cell office:value-type="string" calcext:value-type="string">
            <text:p>(array([0.00633896, 0.15770394, 0.82532242, 0.96188817, 0.98274996,</text:p>
            <text:p>       0.99005054, 0.99358326, 0.99547935, 0.99681278, 0.99768196,</text:p>
            <text:p>       0.99821655, 0.99865281, 0.99897456, 0.99921901, 0.99945027]), array([0.        , 0.08955224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701257, 0.03006792, 0.04835187, 0.07002434, 0.09367904,</text:p>
            <text:p>       0.11190835, 0.13225059, 0.14938466, 0.16694641, 0.18495966,</text:p>
            <text:p>       0.21687275, 0.23670964, 0.24564284, 0.26161847, 0.28912711,</text:p>
            <text:p>       0.31322232, 0.33437186, 0.35351545, 0.37228781, 0.44884712,</text:p>
            <text:p>       0.50538587, 0.53151867, 0.54556541, 0.62071407, 0.64774309,</text:p>
            <text:p>       0.66716105, 0.69569333, 0.71965384, 0.72565188, 0.75357805,</text:p>
            <text:p>       0.77185202, 0.79625661, 0.80432452, 0.82483618, 0.84953284,</text:p>
            <text:p>       0.87123671, 0.8873293 , 0.90839   , 0.93112725, 0.94994357,</text:p>
            <text:p>       0.97253671, 0.99588516]), array([0., 0., 0., 0., 0., 0., 0., 0., 0., 0., 0., 0., 0., 0., 0., 0., 0.,</text:p>
            <text:p>       0., 0., 0., 1., 1., 1., 1., 1., 1., 1., 1., 1., 1., 1., 1., 1., 1.,</text:p>
            <text:p>       1., 1., 1., 1., 1., 1., 1., 1.]), array([ 71,  14,   6,   6,   3,   4,   5,   2,   1,   2,   2,   3,   1,</text:p>
            <text:p>         1,   2,   1,   1,   1,   1,   0,   0,   0,   1,   0,   0,   4,</text:p>
            <text:p>         2,   2,   0,   0,   0,   1,   2,   1,   2,   1,   2,   4,   4,</text:p>
            <text:p>         6,   1,   6,   6,   3,   4,   9,  13,  26,  55, 718,   0]))</text:p>
          </table:table-cell>
          <table:table-cell office:value-type="float" office:value="0.246557909789042" calcext:value-type="float">
            <text:p>0.246557909789042</text:p>
          </table:table-cell>
          <table:table-cell office:value-type="float" office:value="0.0224272684572835" calcext:value-type="float">
            <text:p>0.0224272684572835</text:p>
          </table:table-cell>
          <table:table-cell office:value-type="float" office:value="0.216449634123184" calcext:value-type="float">
            <text:p>0.216449634123184</text:p>
          </table:table-cell>
          <table:table-cell office:value-type="float" office:value="0.490121096372604" calcext:value-type="float">
            <text:p>0.490121096372604</text:p>
          </table:table-cell>
          <table:table-cell office:value-type="float" office:value="0.174677581667449" calcext:value-type="float">
            <text:p>0.174677581667449</text:p>
          </table:table-cell>
          <table:table-cell office:value-type="float" office:value="0.494614131748676" calcext:value-type="float">
            <text:p>0.494614131748676</text:p>
          </table:table-cell>
        </table:table-row>
        <table:table-row table:style-name="ro5">
          <table:table-cell office:value-type="string" calcext:value-type="string">
            <text:p>(array([0.00276432, 0.09368741, 0.15630009, 0.23096303, 0.29240413,</text:p>
            <text:p>       0.37850662, 0.42854639, 0.50398278, 0.57035714, 0.72843003,</text:p>
            <text:p>       0.79230559, 0.8330157 , 0.90271012, 0.97603222]), array([0.08896034, 0.25      , 0.2       , 0.        , 0.        ,</text:p>
            <text:p>       0.5       , 0.25      , 0.33333333, 0.        , 0.33333333,</text:p>
            <text:p>       0.        , 0.33333333, 0.        , 0.45454545]), array([933,  16,   5,   4,   6,   4,   4,   3,   2,   0,   3,   1,   3,</text:p>
            <text:p>         5,  11,   0]))</text:p>
          </table:table-cell>
          <table:table-cell office:value-type="string" calcext:value-type="string">
            <text:p>(array([2.64818993e-04, 3.08307539e-04, 3.54732087e-04, 4.17053312e-04,</text:p>
            <text:p>       4.88303963e-04, 5.67746985e-04, 7.03488091e-04, 8.83764474e-04,</text:p>
            <text:p>       1.12748642e-03, 1.48628618e-03, 2.08699905e-03, 3.25240973e-03,</text:p>
            <text:p>       6.57823012e-03, 2.01207668e-02, 4.71137290e-01]), array([0.        , 0.02985075, 0.04545455, 0.05970149, 0.03030303,</text:p>
            <text:p>       0.05970149, 0.04477612, 0.07575758, 0.01492537, 0.07575758,</text:p>
            <text:p>       0.13432836, 0.14925373, 0.1969697 , 0.32835821, 0.23880597]), array([67, 67, 66, 67, 66, 67, 67, 66, 67, 66, 67, 67, 66, 67, 67,  0]))</text:p>
          </table:table-cell>
          <table:table-cell office:value-type="string" calcext:value-type="string">
            <text:p>(array([0.00195213, 0.02636539, 0.04819671, 0.06837865, 0.08824075,</text:p>
            <text:p>       0.10722957, 0.132797  , 0.14183855, 0.16707012, 0.20556752,</text:p>
            <text:p>       0.23779462, 0.24269533, 0.28577413, 0.32555413, 0.35792953,</text:p>
            <text:p>       0.37997866, 0.38805914, 0.42854639, 0.48109317, 0.50022042,</text:p>
            <text:p>       0.53063476, 0.57035714, 0.72843003, 0.79230559, 0.8121354 ,</text:p>
            <text:p>       0.83850539, 0.84840631, 0.89246688, 0.91414881, 0.92200112,</text:p>
            <text:p>       0.94146046, 0.9722683 , 0.98943811]), array([0.08158765, 0.38095238, 0.25      , 0.        , 0.375     ,</text:p>
            <text:p>       0.33333333, 0.        , 1.        , 0.        , 0.        ,</text:p>
            <text:p>       0.        , 0.        , 0.        , 0.        , 1.        ,</text:p>
            <text:p>       0.        , 0.5       , 0.25      , 0.        , 0.        ,</text:p>
            <text:p>       1.        , 0.        , 0.33333333, 0.        , 0.        ,</text:p>
            <text:p>       0.        , 1.        , 0.        , 0.        , 0.        ,</text:p>
            <text:p>       1.        , 0.33333333, 0.33333333]), array([907,  21,   4,   4,   8,   3,   3,   1,   3,   0,   1,   2,   1,</text:p>
            <text:p>         0,   5,   0,   1,   1,   1,   2,   0,   4,   0,   0,   1,   1,</text:p>
            <text:p>         1,   0,   2,   0,   0,   0,   0,   0,   0,   0,   3,   0,   0,</text:p>
            <text:p>         1,   1,   1,   1,   0,   3,   1,   1,   2,   3,   6,   0]))</text:p>
          </table:table-cell>
          <table:table-cell office:value-type="float" office:value="0.3544216842536" calcext:value-type="float">
            <text:p>0.3544216842536</text:p>
          </table:table-cell>
          <table:table-cell office:value-type="float" office:value="0.0959572340759298" calcext:value-type="float">
            <text:p>0.0959572340759298</text:p>
          </table:table-cell>
          <table:table-cell office:value-type="float" office:value="0.426608696564792" calcext:value-type="float">
            <text:p>0.426608696564792</text:p>
          </table:table-cell>
          <table:table-cell office:value-type="float" office:value="0.902710115909576" calcext:value-type="float">
            <text:p>0.902710115909576</text:p>
          </table:table-cell>
          <table:table-cell office:value-type="float" office:value="0.308237442107343" calcext:value-type="float">
            <text:p>0.308237442107343</text:p>
          </table:table-cell>
          <table:table-cell office:value-type="float" office:value="0.922001123428345" calcext:value-type="float">
            <text:p>0.922001123428345</text:p>
          </table:table-cell>
          <table:table-cell office:value-type="float" office:value="0.1031485542948" calcext:value-type="float">
            <text:p>0.1031485542948</text:p>
          </table:table-cell>
          <table:table-cell office:value-type="string" calcext:value-type="string">
            <text:p>(array([0.00777786, 0.09611906, 0.16373259, 0.20769441, 0.27275452,</text:p>
            <text:p>       0.37439422, 0.4291386 , 0.51644039, 0.57131484, 0.61738099,</text:p>
            <text:p>       0.71091062, 0.76903697, 0.84174888, 0.90663529, 0.99748476]), array([0.        , 0.        , 0.        , 0.        , 0.        ,</text:p>
            <text:p>       0.        , 0.        , 0.66666667, 1.        , 1.        ,</text:p>
            <text:p>       1.        , 1.        , 1.        , 1.        , 1.        ]), array([ 89,   9,   3,   1,   2,   2,   3,   3,   3,   2,   7,   4,   5,</text:p>
            <text:p>        12, 855,   0]))</text:p>
          </table:table-cell>
          <table:table-cell office:value-type="string" calcext:value-type="string">
            <text:p>(array([0.00320243, 0.33208062, 0.96788916, 0.99447692, 0.99736813,</text:p>
            <text:p>       0.99828865, 0.99876602, 0.99904191, 0.99925073, 0.99941148,</text:p>
            <text:p>       0.99950054, 0.99957513, 0.99964236, 0.99969097, 0.99973518]), array([0.        , 0.35820896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684  , 0.02830692, 0.04380852, 0.07799888, 0.08907039,</text:p>
            <text:p>       0.10769778, 0.14183855, 0.16149461, 0.1878646 , 0.20769441,</text:p>
            <text:p>       0.27275452, 0.35792953, 0.39085892, 0.4291386 , 0.49977958,</text:p>
            <text:p>       0.51890683, 0.53063476, 0.57131484, 0.61474064, 0.62002134,</text:p>
            <text:p>       0.67444587, 0.71422587, 0.73079914, 0.75730467, 0.76220538,</text:p>
            <text:p>       0.79443248, 0.83292988, 0.84840631, 0.867203  , 0.89325153,</text:p>
            <text:p>       0.91290088, 0.93162135, 0.94678852, 0.97472863, 0.99824119]), array([0., 0., 0., 0., 0., 0., 0., 0., 0., 0., 0., 0., 0., 0., 0., 1., 1.,</text:p>
            <text:p>       1., 1., 1., 1., 1., 1., 1., 1., 1., 1., 1., 1., 1., 1., 1., 1., 1.,</text:p>
            <text:p>       1.]), array([ 78,  10,   1,   1,   4,   4,   0,   1,   1,   1,   1,   0,   0,</text:p>
            <text:p>         2,   0,   0,   0,   1,   0,   1,   0,   3,   0,   0,   1,   1,</text:p>
            <text:p>         1,   0,   3,   0,   1,   1,   0,   1,   0,   5,   1,   1,   2,</text:p>
            <text:p>         1,   0,   3,   1,   3,   2,   5,   4,   5,  14, 835,   0]))</text:p>
          </table:table-cell>
          <table:table-cell office:value-type="float" office:value="0.219155011765827" calcext:value-type="float">
            <text:p>0.219155011765827</text:p>
          </table:table-cell>
          <table:table-cell office:value-type="float" office:value="0.00511290529908843" calcext:value-type="float">
            <text:p>0.00511290529908843</text:p>
          </table:table-cell>
          <table:table-cell office:value-type="float" office:value="0.214451905594061" calcext:value-type="float">
            <text:p>0.214451905594061</text:p>
          </table:table-cell>
          <table:table-cell office:value-type="float" office:value="0.429138600826263" calcext:value-type="float">
            <text:p>0.429138600826263</text:p>
          </table:table-cell>
          <table:table-cell office:value-type="float" office:value="0.0321108379373045" calcext:value-type="float">
            <text:p>0.0321108379373045</text:p>
          </table:table-cell>
          <table:table-cell office:value-type="float" office:value="0.499779582023621" calcext:value-type="float">
            <text:p>0.499779582023621</text:p>
          </table:table-cell>
        </table:table-row>
        <table:table-row table:style-name="ro3">
          <table:table-cell office:value-type="string" calcext:value-type="string">
            <text:p>(array([0.00514711, 0.09701085, 0.17052609, 0.23025632, 0.28828873,</text:p>
            <text:p>       0.34530661, 0.43134433, 0.52341342, 0.56043984, 0.64360871,</text:p>
            <text:p>       0.70624236, 0.77238934, 0.83277911, 0.89693891, 0.97371816]), array([0.10337323, 0.25      , 0.26315789, 0.16666667, 0.25      ,</text:p>
            <text:p>       0.        , 0.        , 0.        , 0.5       , 0.33333333,</text:p>
            <text:p>       0.33333333, 0.5       , 0.6       , 0.5       , 0.66666667]), array([919,  12,  19,   6,   4,   2,   2,   1,   4,   3,   3,   4,   5,</text:p>
            <text:p>         4,  12,   0]))</text:p>
          </table:table-cell>
          <table:table-cell office:value-type="string" calcext:value-type="string">
            <text:p>(array([3.65050758e-04, 4.20099217e-04, 4.99895889e-04, 6.00518428e-04,</text:p>
            <text:p>       7.32362051e-04, 9.08174217e-04, 1.17700500e-03, 1.60731192e-03,</text:p>
            <text:p>       2.32775327e-03, 3.27174361e-03, 4.96805092e-03, 8.36533111e-03,</text:p>
            <text:p>       1.44173835e-02, 5.27920964e-02, 5.43120312e-01]), array([0.01492537, 0.        , 0.01515152, 0.02985075, 0.01515152,</text:p>
            <text:p>       0.02985075, 0.11940299, 0.09090909, 0.11940299, 0.12121212,</text:p>
            <text:p>       0.1641791 , 0.23880597, 0.24242424, 0.26865672, 0.3880597 ]), array([67, 67, 66, 67, 66, 67, 67, 66, 67, 66, 67, 67, 66, 67, 67,  0]))</text:p>
          </table:table-cell>
          <table:table-cell office:value-type="string" calcext:value-type="string">
            <text:p>(array([0.00306425, 0.02725157, 0.05006783, 0.07109097, 0.08650927,</text:p>
            <text:p>       0.11300245, 0.13244235, 0.15216548, 0.17061673, 0.1933683 ,</text:p>
            <text:p>       0.21032756, 0.23972256, 0.25541635, 0.27237973, 0.28665841,</text:p>
            <text:p>       0.3278359 , 0.35667846, 0.41566721, 0.44702145, 0.52341342,</text:p>
            <text:p>       0.55285919, 0.5831818 , 0.6293714 , 0.65072736, 0.69335216,</text:p>
            <text:p>       0.73272732, 0.77227378, 0.79192585, 0.82969107, 0.84513128,</text:p>
            <text:p>       0.88711056, 0.90676725, 0.93772799, 0.95587555, 0.97247909,</text:p>
            <text:p>       0.9890445 ]), array([0.0922722 , 0.24      , 0.33333333, 0.14285714, 0.33333333,</text:p>
            <text:p>       0.33333333, 0.33333333, 0.42857143, 0.25      , 0.14285714,</text:p>
            <text:p>       0.33333333, 0.        , 0.        , 0.        , 0.        ,</text:p>
            <text:p>       0.5       , 0.        , 0.        , 0.        , 0.        ,</text:p>
            <text:p>       0.66666667, 0.        , 0.        , 0.5       , 0.5       ,</text:p>
            <text:p>       0.5       , 0.        , 0.5       , 0.75      , 0.        ,</text:p>
            <text:p>       0.        , 1.        , 1.        , 0.        , 1.        ,</text:p>
            <text:p>       0.6       ]), array([867,  25,  24,   7,   3,   3,   3,   7,   4,   7,   3,   1,   2,</text:p>
            <text:p>         2,   1,   0,   2,   1,   0,   0,   1,   0,   1,   0,   0,   0,</text:p>
            <text:p>         1,   3,   0,   1,   0,   1,   2,   0,   2,   0,   2,   0,   1,</text:p>
            <text:p>         2,   0,   4,   1,   0,   2,   2,   1,   2,   4,   5,   0]))</text:p>
          </table:table-cell>
          <table:table-cell office:value-type="float" office:value="0.246571527196433" calcext:value-type="float">
            <text:p>0.246571527196433</text:p>
          </table:table-cell>
          <table:table-cell office:value-type="float" office:value="0.102224742941376" calcext:value-type="float">
            <text:p>0.102224742941376</text:p>
          </table:table-cell>
          <table:table-cell office:value-type="float" office:value="0.309186322058147" calcext:value-type="float">
            <text:p>0.309186322058147</text:p>
          </table:table-cell>
          <table:table-cell office:value-type="float" office:value="0.523413419723511" calcext:value-type="float">
            <text:p>0.523413419723511</text:p>
          </table:table-cell>
          <table:table-cell office:value-type="float" office:value="0.23044063904281" calcext:value-type="float">
            <text:p>0.23044063904281</text:p>
          </table:table-cell>
          <table:table-cell office:value-type="float" office:value="0.955875545740128" calcext:value-type="float">
            <text:p>0.955875545740128</text:p>
          </table:table-cell>
          <table:table-cell office:value-type="float" office:value="0.112989414569408" calcext:value-type="float">
            <text:p>0.112989414569408</text:p>
          </table:table-cell>
          <table:table-cell office:value-type="string" calcext:value-type="string">
            <text:p>(array([0.01242822, 0.11098583, 0.16551673, 0.21563239, 0.29832238,</text:p>
            <text:p>       0.36381835, 0.43386483, 0.47658658, 0.56170009, 0.65594987,</text:p>
            <text:p>       0.71513483, 0.76498809, 0.82838336, 0.90714132, 0.99541444]), array([0., 0., 0., 0., 0., 0., 0., 0., 1., 1., 1., 1., 1., 1., 1.]), array([ 99,   5,   7,   3,   3,   2,   2,   1,   4,   3,   4,   7,  17,</text:p>
            <text:p>        11, 832,   0]))</text:p>
          </table:table-cell>
          <table:table-cell office:value-type="string" calcext:value-type="string">
            <text:p>(array([0.00448074, 0.20994283, 0.89813542, 0.98462125, 0.99267943,</text:p>
            <text:p>       0.99592951, 0.99731698, 0.99819055, 0.99875728, 0.99907083,</text:p>
            <text:p>       0.99925758, 0.9993944 , 0.99949848, 0.99957898, 0.99963476]), array([0.        , 0.17910448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43952, 0.02821104, 0.04703895, 0.06269769, 0.08196197,</text:p>
            <text:p>       0.11487507, 0.12834197, 0.15417138, 0.171047  , 0.19983758,</text:p>
            <text:p>       0.20958548, 0.22772622, 0.26797724, 0.30525285, 0.32173705,</text:p>
            <text:p>       0.3570081 , 0.3706286 , 0.4168182 , 0.45091146, 0.47658658,</text:p>
            <text:p>       0.55415586, 0.58433279, 0.65089218, 0.66606525, 0.69195718,</text:p>
            <text:p>       0.71334159, 0.72955747, 0.74458365, 0.76027744, 0.79068   ,</text:p>
            <text:p>       0.80770991, 0.82973189, 0.84916462, 0.86550747, 0.88991948,</text:p>
            <text:p>       0.90899217, 0.92896984, 0.94878204, 0.97295188, 0.99723615]), array([0., 0., 0., 0., 0., 0., 0., 0., 0., 0., 0., 0., 0., 0., 0., 0., 0.,</text:p>
            <text:p>       0., 0., 0., 1., 1., 1., 1., 1., 1., 1., 1., 1., 1., 1., 1., 1., 1.,</text:p>
            <text:p>       1., 1., 1., 1., 1., 1.]), array([ 82,   6,  10,   1,   1,   3,   1,   4,   2,   1,   2,   1,   0,</text:p>
            <text:p>         1,   0,   1,   1,   1,   1,   0,   1,   0,   1,   1,   0,   0,</text:p>
            <text:p>         0,   3,   0,   1,   0,   0,   2,   1,   1,   1,   3,   2,   1,</text:p>
            <text:p>         3,   6,   6,   4,   2,   2,   4,   7,  16,  23, 790,   0]))</text:p>
          </table:table-cell>
          <table:table-cell office:value-type="float" office:value="0.24322955457355" calcext:value-type="float">
            <text:p>0.24322955457355</text:p>
          </table:table-cell>
          <table:table-cell office:value-type="float" office:value="0.0115502428789037" calcext:value-type="float">
            <text:p>0.0115502428789037</text:p>
          </table:table-cell>
          <table:table-cell office:value-type="float" office:value="0.212851127732532" calcext:value-type="float">
            <text:p>0.212851127732532</text:p>
          </table:table-cell>
          <table:table-cell office:value-type="float" office:value="0.476586580276489" calcext:value-type="float">
            <text:p>0.476586580276489</text:p>
          </table:table-cell>
          <table:table-cell office:value-type="float" office:value="0.101864580911669" calcext:value-type="float">
            <text:p>0.101864580911669</text:p>
          </table:table-cell>
          <table:table-cell office:value-type="float" office:value="0.476586580276489" calcext:value-type="float">
            <text:p>0.476586580276489</text:p>
          </table:table-cell>
        </table:table-row>
        <table:table-row table:style-name="ro4">
          <table:table-cell office:value-type="string" calcext:value-type="string">
            <text:p>(array([0.00760574, 0.09784392, 0.16514851, 0.21983953, 0.29165432,</text:p>
            <text:p>       0.3665826 , 0.42479776, 0.52997422, 0.56476569, 0.63563145,</text:p>
            <text:p>       0.69265588, 0.76186505, 0.84212018, 0.9021394 , 0.9759182 ]), array([0.08680556, 0.18181818, 0.2       , 0.        , 0.5       ,</text:p>
            <text:p>       0.125     , 0.2       , 1.        , 0.        , 0.16666667,</text:p>
            <text:p>       0.        , 0.55555556, 0.375     , 0.45454545, 0.33333333]), array([864,  22,  15,   3,   2,   8,   5,   1,   3,   6,   4,   9,   8,</text:p>
            <text:p>        11,  39,   0]))</text:p>
          </table:table-cell>
          <table:table-cell office:value-type="string" calcext:value-type="string">
            <text:p>(array([7.60529830e-04, 8.91645766e-04, 1.08072198e-03, 1.35999416e-03,</text:p>
            <text:p>       1.80598025e-03, 2.38319595e-03, 3.29277556e-03, 4.24043791e-03,</text:p>
            <text:p>       5.92983438e-03, 8.32721623e-03, 1.24888344e-02, 1.91603345e-02,</text:p>
            <text:p>       3.92061616e-02, 2.92564509e-01, 9.19075968e-01]), array([0.01492537, 0.01492537, 0.04545455, 0.01492537, 0.03030303,</text:p>
            <text:p>       0.04477612, 0.04477612, 0.06060606, 0.11940299, 0.15151515,</text:p>
            <text:p>       0.19402985, 0.14925373, 0.24242424, 0.17910448, 0.3880597 ]), array([67, 67, 66, 67, 66, 67, 67, 66, 67, 66, 67, 67, 66, 67, 67,  0]))</text:p>
          </table:table-cell>
          <table:table-cell office:value-type="string" calcext:value-type="string">
            <text:p>(array([0.0045614 , 0.02711899, 0.05110742, 0.07087603, 0.0924369 ,</text:p>
            <text:p>       0.10662981, 0.12978576, 0.15250226, 0.16962691, 0.18679089,</text:p>
            <text:p>       0.20586285, 0.24779288, 0.27800733, 0.30530131, 0.34727013,</text:p>
            <text:p>       0.37078436, 0.38309389, 0.41326652, 0.42886209, 0.45532715,</text:p>
            <text:p>       0.53174388, 0.5726698 , 0.58811373, 0.61810106, 0.63207102,</text:p>
            <text:p>       0.6497373 , 0.67931658, 0.69087097, 0.70956498, 0.75248267,</text:p>
            <text:p>       0.76635388, 0.78143924, 0.8260254 , 0.85343748, 0.86424772,</text:p>
            <text:p>       0.88715395, 0.90858926, 0.93400569, 0.94771625, 0.97231139,</text:p>
            <text:p>       0.99010639]), array([0.07244502, 0.20588235, 0.23809524, 0.        , 0.33333333,</text:p>
            <text:p>       0.125     , 0.6       , 0.16666667, 0.        , 0.25      ,</text:p>
            <text:p>       0.        , 0.        , 1.        , 0.        , 0.33333333,</text:p>
            <text:p>       0.        , 0.        , 0.33333333, 0.        , 0.        ,</text:p>
            <text:p>       0.5       , 0.        , 0.        , 0.        , 0.33333333,</text:p>
            <text:p>       0.        , 0.        , 0.        , 0.        , 0.75      ,</text:p>
            <text:p>       0.5       , 0.        , 0.5       , 0.        , 0.33333333,</text:p>
            <text:p>       1.        , 0.28571429, 0.75      , 0.16666667, 0.25      ,</text:p>
            <text:p>       0.36363636]), array([773,  68,  21,   9,   3,   8,   5,   6,   4,   4,   2,   0,   1,</text:p>
            <text:p>         1,   0,   1,   0,   3,   2,   3,   3,   1,   1,   0,   0,   0,</text:p>
            <text:p>         2,   0,   1,   1,   1,   3,   2,   1,   2,   1,   0,   4,   4,</text:p>
            <text:p>         1,   0,   4,   2,   3,   2,   7,   4,   6,   8,  22,   0]))</text:p>
          </table:table-cell>
          <table:table-cell office:value-type="float" office:value="0.336840782709016" calcext:value-type="float">
            <text:p>0.336840782709016</text:p>
          </table:table-cell>
          <table:table-cell office:value-type="float" office:value="0.111391106016427" calcext:value-type="float">
            <text:p>0.111391106016427</text:p>
          </table:table-cell>
          <table:table-cell office:value-type="float" office:value="0.374218196784602" calcext:value-type="float">
            <text:p>0.374218196784602</text:p>
          </table:table-cell>
          <table:table-cell office:value-type="float" office:value="0.692655876278877" calcext:value-type="float">
            <text:p>0.692655876278877</text:p>
          </table:table-cell>
          <table:table-cell office:value-type="float" office:value="0.531016266168053" calcext:value-type="float">
            <text:p>0.531016266168053</text:p>
          </table:table-cell>
          <table:table-cell office:value-type="float" office:value="0.853437483310699" calcext:value-type="float">
            <text:p>0.853437483310699</text:p>
          </table:table-cell>
          <table:table-cell office:value-type="float" office:value="0.123133535640099" calcext:value-type="float">
            <text:p>0.123133535640099</text:p>
          </table:table-cell>
          <table:table-cell office:value-type="string" calcext:value-type="string">
            <text:p>(array([0.01757322, 0.10415294, 0.15653288, 0.23402762, 0.30147676,</text:p>
            <text:p>       0.35836143, 0.4307989 , 0.52997422, 0.57337596, 0.62891207,</text:p>
            <text:p>       0.69469869, 0.76667217, 0.83413313, 0.90489115, 0.99284831]), array([0., 0., 0., 0., 0., 0., 0., 1., 1., 1., 1., 1., 1., 1., 1.]), array([101,  10,   8,   4,   5,   6,   4,   1,   4,   8,   1,   8,  15,</text:p>
            <text:p>        23, 802,   0]))</text:p>
          </table:table-cell>
          <table:table-cell office:value-type="string" calcext:value-type="string">
            <text:p>(array([0.00817704, 0.12111177, 0.78185008, 0.96562085, 0.9834106 ,</text:p>
            <text:p>       0.98996936, 0.99342096, 0.99553346, 0.99655462, 0.99753663,</text:p>
            <text:p>       0.99814086, 0.99861163, 0.99890561, 0.99910575, 0.99923932]), array([0.        , 0.        , 0.93939394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866411, 0.02932737, 0.05198676, 0.06199265, 0.0908893 ,</text:p>
            <text:p>       0.10861217, 0.1321918 , 0.14795935, 0.17606324, 0.18288094,</text:p>
            <text:p>       0.21856076, 0.23704481, 0.24346012, 0.27800733, 0.29043502,</text:p>
            <text:p>       0.30912903, 0.32068342, 0.3470463 , 0.36356539, 0.38189894,</text:p>
            <text:p>       0.41468947, 0.4273302 , 0.46648645, 0.52997422, 0.54467285,</text:p>
            <text:p>       0.57113791, 0.58884655, 0.61690611, 0.62725837, 0.64940155,</text:p>
            <text:p>       0.69469869, 0.75139948, 0.76975256, 0.79413715, 0.81190579,</text:p>
            <text:p>       0.82962007, 0.84714789, 0.86825778, 0.89220906, 0.90703748,</text:p>
            <text:p>       0.93001093, 0.94899466, 0.97358834, 0.99567292]), array([0., 0., 0., 0., 0., 0., 0., 0., 0., 0., 0., 0., 0., 0., 0., 0., 0.,</text:p>
            <text:p>       0., 0., 0., 0., 0., 0., 1., 1., 1., 1., 1., 1., 1., 1., 1., 1., 1.,</text:p>
            <text:p>       1., 1., 1., 1., 1., 1., 1., 1., 1., 1.]), array([ 70,  20,  10,   1,   6,   1,   5,   3,   2,   1,   1,   2,   1,</text:p>
            <text:p>         1,   1,   2,   1,   3,   2,   1,   2,   1,   0,   1,   0,   0,</text:p>
            <text:p>         1,   1,   1,   2,   3,   3,   2,   0,   1,   0,   0,   4,   2,</text:p>
            <text:p>         2,   3,   6,   5,   3,   9,   4,  12,  17,  56, 725,   0]))</text:p>
          </table:table-cell>
          <table:table-cell office:value-type="float" office:value="0.245161204288985" calcext:value-type="float">
            <text:p>0.245161204288985</text:p>
          </table:table-cell>
          <table:table-cell office:value-type="float" office:value="0.0247188671660055" calcext:value-type="float">
            <text:p>0.0247188671660055</text:p>
          </table:table-cell>
          <table:table-cell office:value-type="float" office:value="0.230597148640278" calcext:value-type="float">
            <text:p>0.230597148640278</text:p>
          </table:table-cell>
          <table:table-cell office:value-type="float" office:value="0.470025777816772" calcext:value-type="float">
            <text:p>0.470025777816772</text:p>
          </table:table-cell>
          <table:table-cell office:value-type="float" office:value="0.157543861053207" calcext:value-type="float">
            <text:p>0.157543861053207</text:p>
          </table:table-cell>
          <table:table-cell office:value-type="float" office:value="0.470025777816772" calcext:value-type="float">
            <text:p>0.470025777816772</text:p>
          </table:table-cell>
        </table:table-row>
        <table:table-row table:style-name="ro3">
          <table:table-cell office:value-type="string" calcext:value-type="string">
            <text:p>(array([0.00464338, 0.09621047, 0.15003252, 0.24004623, 0.28497233,</text:p>
            <text:p>       0.39122363, 0.41777536, 0.51251044, 0.5561659 , 0.65017277,</text:p>
            <text:p>       0.70865254, 0.76225177, 0.82609913, 0.89488286, 0.96609868]), array([0.1083151 , 0.35      , 0.        , 0.42857143, 0.28571429,</text:p>
            <text:p>       0.        , 0.6       , 0.5       , 0.5       , 0.        ,</text:p>
            <text:p>       0.5       , 1.        , 0.25      , 0.6       , 0.625     ]), array([914,  20,   6,   7,   7,   3,   5,   8,   2,   2,   6,   3,   4,</text:p>
            <text:p>         5,   8,   0]))</text:p>
          </table:table-cell>
          <table:table-cell office:value-type="string" calcext:value-type="string">
            <text:p>(array([2.80785426e-04, 3.31686688e-04, 3.87195773e-04, 4.64455734e-04,</text:p>
            <text:p>       5.79689470e-04, 7.17402427e-04, 9.12793015e-04, 1.19000733e-03,</text:p>
            <text:p>       1.57823714e-03, 2.27838480e-03, 3.54687788e-03, 6.07060802e-03,</text:p>
            <text:p>       1.52183119e-02, 5.68435999e-02, 5.45196265e-01]), array([0.02985075, 0.04477612, 0.03030303, 0.02985075, 0.07462687,</text:p>
            <text:p>       0.10606061, 0.07462687, 0.10606061, 0.07462687, 0.13636364,</text:p>
            <text:p>       0.14925373, 0.19402985, 0.28787879, 0.25373134, 0.41791045]), array([67, 67, 66, 67, 67, 66, 67, 66, 67, 66, 67, 67, 66, 67, 67,  0]))</text:p>
          </table:table-cell>
          <table:table-cell office:value-type="string" calcext:value-type="string">
            <text:p>(array([0.00226462, 0.02854462, 0.04745144, 0.06861769, 0.08942661,</text:p>
            <text:p>       0.10911511, 0.13334434, 0.14582352, 0.17105105, 0.20076647,</text:p>
            <text:p>       0.22291872, 0.24405687, 0.2695804 , 0.28508839, 0.31610695,</text:p>
            <text:p>       0.37525326, 0.39920881, 0.40605155, 0.42559123, 0.47125974,</text:p>
            <text:p>       0.48713732, 0.51648301, 0.5250407 , 0.54812682, 0.56420499,</text:p>
            <text:p>       0.65017277, 0.68508002, 0.71159664, 0.73214638, 0.75134557,</text:p>
            <text:p>       0.7975325 , 0.80984059, 0.82216752, 0.87052061, 0.88892543,</text:p>
            <text:p>       0.91164064, 0.92483419, 0.95312756, 0.97759277, 0.99277943]), array([0.10082063, 0.2       , 0.28571429, 0.1       , 0.5       ,</text:p>
            <text:p>       0.28571429, 0.2       , 0.        , 0.        , 1.        ,</text:p>
            <text:p>       0.        , 0.33333333, 0.4       , 0.        , 1.        ,</text:p>
            <text:p>       0.        , 0.        , 0.5       , 0.66666667, 1.        ,</text:p>
            <text:p>       0.        , 1.        , 0.4       , 0.        , 1.        ,</text:p>
            <text:p>       0.        , 0.5       , 0.5       , 0.66666667, 1.        ,</text:p>
            <text:p>       1.        , 0.        , 0.        , 0.66666667, 1.        ,</text:p>
            <text:p>       1.        , 0.        , 0.6       , 1.        , 0.5       ]), array([853,  35,  21,  10,   6,   7,   5,   1,   2,   0,   1,   1,   3,</text:p>
            <text:p>         5,   3,   1,   0,   0,   1,   2,   2,   3,   0,   1,   1,   1,</text:p>
            <text:p>         5,   1,   1,   0,   0,   0,   2,   0,   2,   2,   3,   1,   0,</text:p>
            <text:p>         1,   2,   1,   0,   3,   1,   1,   1,   5,   1,   2,   0]))</text:p>
          </table:table-cell>
          <table:table-cell office:value-type="float" office:value="0.243169316461163" calcext:value-type="float">
            <text:p>0.243169316461163</text:p>
          </table:table-cell>
          <table:table-cell office:value-type="float" office:value="0.108595038851971" calcext:value-type="float">
            <text:p>0.108595038851971</text:p>
          </table:table-cell>
          <table:table-cell office:value-type="float" office:value="0.320773190473019" calcext:value-type="float">
            <text:p>0.320773190473019</text:p>
          </table:table-cell>
          <table:table-cell office:value-type="float" office:value="0.650172770023346" calcext:value-type="float">
            <text:p>0.650172770023346</text:p>
          </table:table-cell>
          <table:table-cell office:value-type="float" office:value="0.272660476028581" calcext:value-type="float">
            <text:p>0.272660476028581</text:p>
          </table:table-cell>
          <table:table-cell office:value-type="float" office:value="0.924834191799164" calcext:value-type="float">
            <text:p>0.924834191799164</text:p>
          </table:table-cell>
          <table:table-cell office:value-type="float" office:value="0.120331138683614" calcext:value-type="float">
            <text:p>0.120331138683614</text:p>
          </table:table-cell>
          <table:table-cell office:value-type="string" calcext:value-type="string">
            <text:p>(array([0.00944138, 0.09815997, 0.18605043, 0.23607281, 0.29142047,</text:p>
            <text:p>       0.34982723, 0.42833347, 0.49623586, 0.57892963, 0.60877637,</text:p>
            <text:p>       0.71427641, 0.75923573, 0.85176467, 0.90210278, 0.995668  ]), array([0. , 0. , 0. , 0. , 0. , 0. , 0. , 0.5, 1. , 1. , 1. , 1. , 1. ,</text:p>
            <text:p>       1. , 1. ]), array([102,   9,   3,   3,   5,   2,   4,   8,   3,   3,   8,   7,   7,</text:p>
            <text:p>        16, 820,   0]))</text:p>
          </table:table-cell>
          <table:table-cell office:value-type="string" calcext:value-type="string">
            <text:p>(array([0.00219012, 0.14565414, 0.83323345, 0.97858047, 0.99420501,</text:p>
            <text:p>       0.99684436, 0.99803225, 0.99864601, 0.99899242, 0.99923422,</text:p>
            <text:p>       0.99939926, 0.99952269, 0.99960735, 0.99966563, 0.99971915]), array([0.        , 0.02985075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48124, 0.02718196, 0.04785996, 0.07753399, 0.09155345,</text:p>
            <text:p>       0.10342734, 0.12342834, 0.17783248, 0.19015941, 0.20076647,</text:p>
            <text:p>       0.24603042, 0.26981032, 0.28094894, 0.314072  , 0.34982723,</text:p>
            <text:p>       0.41030988, 0.42557541, 0.45187318, 0.47332468, 0.51467285,</text:p>
            <text:p>       0.52362123, 0.56929106, 0.59820679, 0.60079119, 0.62474674,</text:p>
            <text:p>       0.68219709, 0.71221926, 0.73159362, 0.75506847, 0.77708128,</text:p>
            <text:p>       0.7975325 , 0.82894895, 0.85417648, 0.8652828 , 0.88866239,</text:p>
            <text:p>       0.91243533, 0.93263614, 0.95289096, 0.97133809, 0.99797358]), array([0., 0., 0., 0., 0., 0., 0., 0., 0., 0., 0., 0., 0., 0., 0., 0., 0.,</text:p>
            <text:p>       0., 0., 1., 1., 1., 1., 1., 1., 1., 1., 1., 1., 1., 1., 1., 1., 1.,</text:p>
            <text:p>       1., 1., 1., 1., 1., 1.]), array([ 87,   7,   8,   2,   3,   2,   2,   0,   1,   2,   1,   0,   1,</text:p>
            <text:p>         3,   1,   2,   0,   2,   0,   0,   1,   2,   1,   4,   0,   2,</text:p>
            <text:p>         2,   0,   2,   1,   2,   1,   0,   0,   1,   4,   5,   3,   1,</text:p>
            <text:p>         1,   0,   2,   1,   6,   6,   4,   9,  18,  29, 768,   0]))</text:p>
          </table:table-cell>
          <table:table-cell office:value-type="float" office:value="0.212821086653923" calcext:value-type="float">
            <text:p>0.212821086653923</text:p>
          </table:table-cell>
          <table:table-cell office:value-type="float" office:value="0.0214874154285631" calcext:value-type="float">
            <text:p>0.0214874154285631</text:p>
          </table:table-cell>
          <table:table-cell office:value-type="float" office:value="0.229365747894234" calcext:value-type="float">
            <text:p>0.229365747894234</text:p>
          </table:table-cell>
          <table:table-cell office:value-type="float" office:value="0.428333468735218" calcext:value-type="float">
            <text:p>0.428333468735218</text:p>
          </table:table-cell>
          <table:table-cell office:value-type="float" office:value="0.166766547287504" calcext:value-type="float">
            <text:p>0.166766547287504</text:p>
          </table:table-cell>
          <table:table-cell office:value-type="float" office:value="0.485327154397965" calcext:value-type="float">
            <text:p>0.485327154397965</text:p>
          </table:table-cell>
        </table:table-row>
        <table:table-row table:style-name="ro4">
          <table:table-cell office:value-type="string" calcext:value-type="string">
            <text:p>(array([0.00604382, 0.09572049, 0.16371489, 0.22890217, 0.30234972,</text:p>
            <text:p>       0.35475983, 0.42501686, 0.4873547 , 0.57514209, 0.63097922,</text:p>
            <text:p>       0.69839427, 0.75841293, 0.82294161, 0.90116386, 0.97496657]), array([0.07799767, 0.28571429, 0.33333333, 0.33333333, 0.375     ,</text:p>
            <text:p>       0.25      , 0.33333333, 0.5       , 0.75      , 0.57142857,</text:p>
            <text:p>       0.16666667, 0.5       , 0.875     , 0.3       , 0.33333333]), array([859,  21,  15,   9,   8,   4,   3,   2,   4,   7,   6,   8,   8,</text:p>
            <text:p>        10,  36,   0]))</text:p>
          </table:table-cell>
          <table:table-cell office:value-type="string" calcext:value-type="string">
            <text:p>(array([2.21148221e-04, 2.67992131e-04, 3.16134070e-04, 4.02010273e-04,</text:p>
            <text:p>       5.97688191e-04, 1.00929218e-03, 1.56024946e-03, 2.31133997e-03,</text:p>
            <text:p>       3.83713332e-03, 6.54787074e-03, 1.00841499e-02, 1.70451975e-02,</text:p>
            <text:p>       4.22937856e-02, 2.90294462e-01, 8.99724068e-01]), array([0.        , 0.01492537, 0.01515152, 0.04477612, 0.04545455,</text:p>
            <text:p>       0.05970149, 0.05970149, 0.12121212, 0.04477612, 0.12121212,</text:p>
            <text:p>       0.14925373, 0.19402985, 0.16666667, 0.37313433, 0.40298507]), array([67, 67, 66, 67, 66, 67, 67, 66, 67, 66, 67, 67, 66, 67, 67,  0]))</text:p>
          </table:table-cell>
          <table:table-cell office:value-type="string" calcext:value-type="string">
            <text:p>(array([0.00328923, 0.02879872, 0.05070852, 0.06955949, 0.08993558,</text:p>
            <text:p>       0.11096719, 0.1308607 , 0.14517733, 0.17036063, 0.19121962,</text:p>
            <text:p>       0.21299755, 0.22928694, 0.25198959, 0.27262175, 0.28792229,</text:p>
            <text:p>       0.32728499, 0.34977031, 0.38078347, 0.42501686, 0.46809256,</text:p>
            <text:p>       0.50661683, 0.533351  , 0.57708871, 0.59506431, 0.60375106,</text:p>
            <text:p>       0.62769463, 0.66546428, 0.68158716, 0.70386016, 0.72707367,</text:p>
            <text:p>       0.74791743, 0.77001792, 0.78768045, 0.80492691, 0.82947332,</text:p>
            <text:p>       0.85085887, 0.87258333, 0.89103689, 0.90856224, 0.93375958,</text:p>
            <text:p>       0.94712361, 0.97348655, 0.99214174]), array([0.07024266, 0.18965517, 0.        , 0.42857143, 0.3       ,</text:p>
            <text:p>       0.2       , 0.        , 0.33333333, 0.25      , 0.5       ,</text:p>
            <text:p>       0.66666667, 0.25      , 0.        , 1.        , 0.        ,</text:p>
            <text:p>       0.4       , 0.        , 0.        , 0.33333333, 0.        ,</text:p>
            <text:p>       1.        , 1.        , 1.        , 0.5       , 0.5       ,</text:p>
            <text:p>       0.66666667, 0.33333333, 0.        , 0.33333333, 0.        ,</text:p>
            <text:p>       0.4       , 1.        , 0.        , 1.        , 0.75      ,</text:p>
            <text:p>       1.        , 0.        , 0.33333333, 0.4       , 0.16666667,</text:p>
            <text:p>       0.2       , 0.33333333, 0.4       ]), array([783,  58,  15,   7,  10,   5,   3,   6,   4,   4,   3,   4,   2,</text:p>
            <text:p>         2,   2,   0,   5,   2,   0,   1,   0,   3,   0,   1,   0,   1,</text:p>
            <text:p>         1,   0,   1,   2,   2,   3,   0,   3,   1,   3,   1,   5,   2,</text:p>
            <text:p>         1,   3,   4,   1,   1,   3,   5,   6,   5,   6,  20,   0]))</text:p>
          </table:table-cell>
          <table:table-cell office:value-type="float" office:value="0.209142717682675" calcext:value-type="float">
            <text:p>0.209142717682675</text:p>
          </table:table-cell>
          <table:table-cell office:value-type="float" office:value="0.102025887566099" calcext:value-type="float">
            <text:p>0.102025887566099</text:p>
          </table:table-cell>
          <table:table-cell office:value-type="float" office:value="0.347801367122096" calcext:value-type="float">
            <text:p>0.347801367122096</text:p>
          </table:table-cell>
          <table:table-cell office:value-type="float" office:value="0.641633232434591" calcext:value-type="float">
            <text:p>0.641633232434591</text:p>
          </table:table-cell>
          <table:table-cell office:value-type="float" office:value="0.496738993409854" calcext:value-type="float">
            <text:p>0.496738993409854</text:p>
          </table:table-cell>
          <table:table-cell office:value-type="float" office:value="0.872583329677582" calcext:value-type="float">
            <text:p>0.872583329677582</text:p>
          </table:table-cell>
          <table:table-cell office:value-type="float" office:value="0.117687410852119" calcext:value-type="float">
            <text:p>0.117687410852119</text:p>
          </table:table-cell>
          <table:table-cell office:value-type="string" calcext:value-type="string">
            <text:p>(array([0.01528585, 0.09442264, 0.17131841, 0.23257968, 0.29790672,</text:p>
            <text:p>       0.36162559, 0.41112502, 0.51926214, 0.56955356, 0.63490252,</text:p>
            <text:p>       0.69247026, 0.76352416, 0.83268941, 0.90161126, 0.99415195]), array([0., 0., 0., 0., 0., 0., 0., 1., 1., 1., 1., 1., 1., 1., 1.]), array([ 91,  13,   6,   7,   8,   4,   2,   2,   5,   7,   6,  10,  17,</text:p>
            <text:p>        18, 804,   0]))</text:p>
          </table:table-cell>
          <table:table-cell office:value-type="string" calcext:value-type="string">
            <text:p>(array([0.00638039, 0.16523686, 0.79833122, 0.96699022, 0.98651693,</text:p>
            <text:p>       0.99178964, 0.99531603, 0.99727945, 0.99830745, 0.99892244,</text:p>
            <text:p>       0.99937568, 0.99959232, 0.99968243, 0.99973143, 0.99977885]), array([0.        , 0.04477612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38039, 0.02889915, 0.05221169, 0.06913207, 0.0919416 ,</text:p>
            <text:p>       0.10552102, 0.12741667, 0.14590366, 0.17743293, 0.19061863,</text:p>
            <text:p>       0.211513  , 0.23780754, 0.25190373, 0.27272328, 0.29684865,</text:p>
            <text:p>       0.31841284, 0.33161189, 0.37886965, 0.3941589 , 0.40129352,</text:p>
            <text:p>       0.42095652, 0.50661683, 0.53262922, 0.57433155, 0.59142214,</text:p>
            <text:p>       0.61043878, 0.63097677, 0.65022969, 0.67160387, 0.70981107,</text:p>
            <text:p>       0.74782979, 0.77213913, 0.78322682, 0.8062279 , 0.8318861 ,</text:p>
            <text:p>       0.85432045, 0.8691393 , 0.88696756, 0.91056722, 0.93373952,</text:p>
            <text:p>       0.94898982, 0.97151185, 0.99686801]), array([0., 0., 0., 0., 0., 0., 0., 0., 0., 0., 0., 0., 0., 0., 0., 0., 0.,</text:p>
            <text:p>       0., 0., 0., 0., 1., 1., 1., 1., 1., 1., 1., 1., 1., 1., 1., 1., 1.,</text:p>
            <text:p>       1., 1., 1., 1., 1., 1., 1., 1., 1.]), array([ 67,  15,   4,   8,   6,   3,   1,   2,   2,   2,   3,   1,   3,</text:p>
            <text:p>         3,   2,   1,   4,   0,   1,   1,   1,   1,   0,   0,   0,   1,</text:p>
            <text:p>         2,   0,   3,   1,   2,   2,   2,   4,   0,   3,   0,   4,   5,</text:p>
            <text:p>         1,   5,   6,   5,   3,   5,   9,   5,  16,  49, 736,   0]))</text:p>
          </table:table-cell>
          <table:table-cell office:value-type="float" office:value="0.245073243309111" calcext:value-type="float">
            <text:p>0.245073243309111</text:p>
          </table:table-cell>
          <table:table-cell office:value-type="float" office:value="0.0263484687377277" calcext:value-type="float">
            <text:p>0.0263484687377277</text:p>
          </table:table-cell>
          <table:table-cell office:value-type="float" office:value="0.226048464629044" calcext:value-type="float">
            <text:p>0.226048464629044</text:p>
          </table:table-cell>
          <table:table-cell office:value-type="float" office:value="0.480737864971161" calcext:value-type="float">
            <text:p>0.480737864971161</text:p>
          </table:table-cell>
          <table:table-cell office:value-type="float" office:value="0.201668775329987" calcext:value-type="float">
            <text:p>0.201668775329987</text:p>
          </table:table-cell>
          <table:table-cell office:value-type="float" office:value="0.493383169174194" calcext:value-type="float">
            <text:p>0.493383169174194</text:p>
          </table:table-cell>
        </table:table-row>
        <table:table-row table:style-name="ro4">
          <table:table-cell office:value-type="string" calcext:value-type="string">
            <text:p>(array([0.00475439, 0.09586684, 0.16204062, 0.22912054, 0.3100669 ,</text:p>
            <text:p>       0.35810583, 0.42898521, 0.50874604, 0.55472795, 0.63430403,</text:p>
            <text:p>       0.70149133, 0.76754138, 0.84086772, 0.90392327, 0.97602463]), array([0.09545455, 0.17857143, 0.4       , 0.2       , 0.33333333,</text:p>
            <text:p>       0.25      , 0.14285714, 0.33333333, 0.        , 0.        ,</text:p>
            <text:p>       0.        , 0.4       , 0.42857143, 0.4       , 0.46153846]), array([880,  28,   5,  10,   3,   4,   7,   3,   3,   5,   4,   5,   7,</text:p>
            <text:p>        10,  26,   0]))</text:p>
          </table:table-cell>
          <table:table-cell office:value-type="string" calcext:value-type="string">
            <text:p>(array([3.77906319e-04, 4.81475489e-04, 5.83120062e-04, 6.82566684e-04,</text:p>
            <text:p>       8.53694191e-04, 1.10911192e-03, 1.47989728e-03, 1.96201280e-03,</text:p>
            <text:p>       2.69261750e-03, 3.81789118e-03, 5.58772513e-03, 9.95981063e-03,</text:p>
            <text:p>       2.34527192e-02, 1.50024549e-01, 8.21909461e-01]), array([0.        , 0.        , 0.04545455, 0.01492537, 0.06060606,</text:p>
            <text:p>       0.01492537, 0.07462687, 0.03030303, 0.08955224, 0.13636364,</text:p>
            <text:p>       0.20895522, 0.28358209, 0.22727273, 0.25373134, 0.32835821]), array([67, 67, 66, 67, 66, 67, 67, 66, 67, 66, 67, 67, 66, 67, 67,  0]))</text:p>
          </table:table-cell>
          <table:table-cell office:value-type="string" calcext:value-type="string">
            <text:p>(array([0.00293804, 0.02878027, 0.0469887 , 0.06956276, 0.0865647 ,</text:p>
            <text:p>       0.11019863, 0.13142906, 0.1559433 , 0.18951173, 0.20828359,</text:p>
            <text:p>       0.2320241 , 0.24273906, 0.26580572, 0.29852003, 0.31111205,</text:p>
            <text:p>       0.32056862, 0.349446  , 0.38408533, 0.40901364, 0.43136591,</text:p>
            <text:p>       0.45940557, 0.49303314, 0.5098772 , 0.52332777, 0.54925627,</text:p>
            <text:p>       0.56567132, 0.60641813, 0.64613435, 0.66641521, 0.69602273,</text:p>
            <text:p>       0.71789712, 0.74920595, 0.76576912, 0.7911936 , 0.81537396,</text:p>
            <text:p>       0.82830288, 0.85797632, 0.86941193, 0.89482413, 0.91285539,</text:p>
            <text:p>       0.92931523, 0.95112771, 0.97232235, 0.98848777]), array([0.08585248, 0.23809524, 0.22222222, 0.4       , 0.14285714,</text:p>
            <text:p>       0.        , 0.33333333, 1.        , 0.        , 0.25      ,</text:p>
            <text:p>       0.        , 0.33333333, 0.        , 0.        , 1.        ,</text:p>
            <text:p>       0.        , 0.33333333, 0.        , 0.5       , 0.        ,</text:p>
            <text:p>       0.        , 0.        , 1.        , 0.        , 0.        ,</text:p>
            <text:p>       0.        , 0.        , 0.        , 0.        , 0.        ,</text:p>
            <text:p>       0.        , 0.        , 0.66666667, 0.        , 1.        ,</text:p>
            <text:p>       0.33333333, 0.        , 0.5       , 0.33333333, 1.        ,</text:p>
            <text:p>       0.28571429, 0.        , 0.5       , 0.53333333]), array([827,  42,   9,  10,   7,   9,   6,   1,   0,   2,   4,   2,   3,</text:p>
            <text:p>         1,   1,   1,   1,   3,   0,   1,   2,   4,   1,   0,   1,   1,</text:p>
            <text:p>         1,   2,   1,   0,   2,   0,   2,   1,   3,   1,   0,   1,   3,</text:p>
            <text:p>         1,   1,   3,   1,   4,   3,   1,   7,   2,   6,  15,   0]))</text:p>
          </table:table-cell>
          <table:table-cell office:value-type="float" office:value="0.314811208735703" calcext:value-type="float">
            <text:p>0.314811208735703</text:p>
          </table:table-cell>
          <table:table-cell office:value-type="float" office:value="0.115500228413826" calcext:value-type="float">
            <text:p>0.115500228413826</text:p>
          </table:table-cell>
          <table:table-cell office:value-type="float" office:value="0.413444600235848" calcext:value-type="float">
            <text:p>0.413444600235848</text:p>
          </table:table-cell>
          <table:table-cell office:value-type="float" office:value="0.701491326093674" calcext:value-type="float">
            <text:p>0.701491326093674</text:p>
          </table:table-cell>
          <table:table-cell office:value-type="float" office:value="0.493551252048407" calcext:value-type="float">
            <text:p>0.493551252048407</text:p>
          </table:table-cell>
          <table:table-cell office:value-type="float" office:value="0.951127707958221" calcext:value-type="float">
            <text:p>0.951127707958221</text:p>
          </table:table-cell>
          <table:table-cell office:value-type="float" office:value="0.121433187226208" calcext:value-type="float">
            <text:p>0.121433187226208</text:p>
          </table:table-cell>
          <table:table-cell office:value-type="string" calcext:value-type="string">
            <text:p>(array([0.01362485, 0.0905761 , 0.15134595, 0.2288013 , 0.30102935,</text:p>
            <text:p>       0.36444915, 0.43438119, 0.49783877, 0.56646869, 0.64193059,</text:p>
            <text:p>       0.69045568, 0.7690508 , 0.83065777, 0.90189993, 0.99570299]), array([0.        , 0.        , 0.        , 0.        , 0.        ,</text:p>
            <text:p>       0.        , 0.        , 0.66666667, 1.        , 1.        ,</text:p>
            <text:p>       1.        , 1.        , 1.        , 1.        , 1.        ]), array([ 98,  11,   6,   5,   5,   6,   4,   3,   6,   3,   2,  10,   6,</text:p>
            <text:p>        27, 808,   0]))</text:p>
          </table:table-cell>
          <table:table-cell office:value-type="string" calcext:value-type="string">
            <text:p>(array([0.00549338, 0.13420942, 0.80716123, 0.97747009, 0.9919462 ,</text:p>
            <text:p>       0.99548876, 0.99702879, 0.99787323, 0.99845392, 0.99885317,</text:p>
            <text:p>       0.99912425, 0.99930959, 0.99941572, 0.99951852, 0.99962209]), array([0.        , 0.        , 0.96969697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70638 , 0.03074185, 0.05021945, 0.06925625, 0.08964945,</text:p>
            <text:p>       0.10508376, 0.13281443, 0.14898349, 0.16790119, 0.20698033,</text:p>
            <text:p>       0.23865902, 0.24569342, 0.28210288, 0.30576096, 0.33358479,</text:p>
            <text:p>       0.35531547, 0.39358187, 0.40170863, 0.43432868, 0.45074373,</text:p>
            <text:p>       0.47667223, 0.50842203, 0.54059443, 0.56863409, 0.58368134,</text:p>
            <text:p>       0.61591467, 0.65493855, 0.67943138, 0.70147997, 0.73419428,</text:p>
            <text:p>       0.7561878 , 0.76797955, 0.79067331, 0.81211683, 0.82071102,</text:p>
            <text:p>       0.87005519, 0.89028522, 0.91379313, 0.92911066, 0.95431927,</text:p>
            <text:p>       0.97213734, 0.99731483]), array([0., 0., 0., 0., 0., 0., 0., 0., 0., 0., 0., 0., 0., 0., 0., 0., 0.,</text:p>
            <text:p>       0., 0., 0., 0., 1., 1., 1., 1., 1., 1., 1., 1., 1., 1., 1., 1., 1.,</text:p>
            <text:p>       1., 1., 1., 1., 1., 1., 1., 1.]), array([ 78,  13,   4,   9,   1,   2,   4,   2,   2,   0,   2,   1,   2,</text:p>
            <text:p>         0,   1,   4,   1,   3,   0,   2,   1,   1,   2,   1,   0,   2,</text:p>
            <text:p>         0,   1,   4,   1,   1,   0,   2,   1,   0,   1,   1,   2,   4,</text:p>
            <text:p>         3,   3,   1,   0,   6,  10,   7,   8,   7,  35, 764,   0]))</text:p>
          </table:table-cell>
          <table:table-cell office:value-type="float" office:value="0.223791290487294" calcext:value-type="float">
            <text:p>0.223791290487294</text:p>
          </table:table-cell>
          <table:table-cell office:value-type="float" office:value="0.0232089462555975" calcext:value-type="float">
            <text:p>0.0232089462555975</text:p>
          </table:table-cell>
          <table:table-cell office:value-type="float" office:value="0.23487787605927" calcext:value-type="float">
            <text:p>0.23487787605927</text:p>
          </table:table-cell>
          <table:table-cell office:value-type="float" office:value="0.434381194412708" calcext:value-type="float">
            <text:p>0.434381194412708</text:p>
          </table:table-cell>
          <table:table-cell office:value-type="float" office:value="0.162535735772866" calcext:value-type="float">
            <text:p>0.162535735772866</text:p>
          </table:table-cell>
          <table:table-cell office:value-type="float" office:value="0.491577968001366" calcext:value-type="float">
            <text:p>0.491577968001366</text:p>
          </table:table-cell>
        </table:table-row>
        <table:table-row table:style-name="ro2">
          <table:table-cell office:value-type="string" calcext:value-type="string">
            <text:p>(array([0.00958824, 0.09544017, 0.16402212, 0.22434056, 0.29823122,</text:p>
            <text:p>       0.37199399, 0.42651292, 0.50412006, 0.562284  , 0.63111964,</text:p>
            <text:p>       0.70083098, 0.77369493, 0.82590861, 0.90869711, 0.97739576]), array([0.07362784, 0.16666667, 0.10344828, 0.13333333, 0.27272727,</text:p>
            <text:p>       0.14285714, 0.375     , 0.14285714, 0.125     , 0.23076923,</text:p>
            <text:p>       0.33333333, 0.        , 0.5       , 0.14285714, 0.36507937]), array([747,  54,  29,  15,  11,   7,   8,   7,   8,  13,   9,   3,  12,</text:p>
            <text:p>        14,  63,   0]))</text:p>
          </table:table-cell>
          <table:table-cell office:value-type="string" calcext:value-type="string">
            <text:p>(array([6.15880625e-04, 9.06544820e-04, 1.21125176e-03, 1.67803079e-03,</text:p>
            <text:p>       2.37775260e-03, 3.35071759e-03, 4.77678049e-03, 7.02618963e-03,</text:p>
            <text:p>       1.19475460e-02, 2.14425058e-02, 3.93904592e-02, 8.75910979e-02,</text:p>
            <text:p>       2.32911873e-01, 6.86081052e-01, 9.74339161e-01]), array([0.02985075, 0.        , 0.04545455, 0.01492537, 0.01515152,</text:p>
            <text:p>       0.02985075, 0.08955224, 0.13636364, 0.08955224, 0.10606061,</text:p>
            <text:p>       0.2238806 , 0.17910448, 0.16666667, 0.23880597, 0.35820896]), array([67, 67, 66, 67, 66, 67, 67, 66, 67, 66, 67, 67, 66, 67, 67,  0]))</text:p>
          </table:table-cell>
          <table:table-cell office:value-type="string" calcext:value-type="string">
            <text:p>(array([0.00439334, 0.02912496, 0.04858789, 0.07011911, 0.08727936,</text:p>
            <text:p>       0.11090512, 0.12816815, 0.14744163, 0.16917025, 0.18546002,</text:p>
            <text:p>       0.20585531, 0.23062895, 0.25699217, 0.27349699, 0.28665937,</text:p>
            <text:p>       0.30862841, 0.33299611, 0.34152734, 0.37678078, 0.39095482,</text:p>
            <text:p>       0.41329815, 0.44853753, 0.47862694, 0.49063136, 0.51723769,</text:p>
            <text:p>       0.54849002, 0.5750497 , 0.59038609, 0.60973701, 0.62975509,</text:p>
            <text:p>       0.64901354, 0.67438749, 0.68873075, 0.72671372, 0.74721533,</text:p>
            <text:p>       0.77445573, 0.79941374, 0.81206859, 0.82920471, 0.84447485,</text:p>
            <text:p>       0.86609322, 0.88718766, 0.91180641, 0.93018054, 0.95413446,</text:p>
            <text:p>       0.96918496, 0.99174135]), array([0.04928458, 0.18918919, 0.24324324, 0.12      , 0.23076923,</text:p>
            <text:p>       0.23076923, 0.09090909, 0.15384615, 0.        , 0.1       ,</text:p>
            <text:p>       0.14285714, 0.2       , 0.        , 0.25      , 0.        ,</text:p>
            <text:p>       0.5       , 0.25      , 0.        , 0.        , 0.33333333,</text:p>
            <text:p>       0.4       , 0.33333333, 0.        , 0.        , 0.25      ,</text:p>
            <text:p>       0.2       , 0.        , 0.        , 0.        , 0.25      ,</text:p>
            <text:p>       0.33333333, 0.33333333, 0.5       , 0.25      , 0.        ,</text:p>
            <text:p>       0.        , 0.        , 0.6       , 0.4       , 0.        ,</text:p>
            <text:p>       0.33333333, 0.        , 0.16666667, 0.25      , 0.33333333,</text:p>
            <text:p>       0.33333333, 0.39393939]), array([629,  74,  37,  25,  13,  13,  11,  13,   5,  10,   7,   5,   3,</text:p>
            <text:p>         4,   2,   2,   4,   1,   2,   3,   5,   0,   3,   1,   2,   4,</text:p>
            <text:p>         0,   5,   1,   2,   2,   8,   3,   3,   2,   0,   4,   1,   1,</text:p>
            <text:p>         1,   5,   5,   1,   3,   1,   6,   8,   9,  18,  33,   0]))</text:p>
          </table:table-cell>
          <table:table-cell office:value-type="float" office:value="0.309143717794612" calcext:value-type="float">
            <text:p>0.309143717794612</text:p>
          </table:table-cell>
          <table:table-cell office:value-type="float" office:value="0.127259703140058" calcext:value-type="float">
            <text:p>0.127259703140058</text:p>
          </table:table-cell>
          <table:table-cell office:value-type="float" office:value="0.349348151118352" calcext:value-type="float">
            <text:p>0.349348151118352</text:p>
          </table:table-cell>
          <table:table-cell office:value-type="float" office:value="0.773694932460785" calcext:value-type="float">
            <text:p>0.773694932460785</text:p>
          </table:table-cell>
          <table:table-cell office:value-type="float" office:value="0.616130206122327" calcext:value-type="float">
            <text:p>0.616130206122327</text:p>
          </table:table-cell>
          <table:table-cell office:value-type="float" office:value="0.887187659740448" calcext:value-type="float">
            <text:p>0.887187659740448</text:p>
          </table:table-cell>
          <table:table-cell office:value-type="float" office:value="0.136676873650428" calcext:value-type="float">
            <text:p>0.136676873650428</text:p>
          </table:table-cell>
          <table:table-cell office:value-type="string" calcext:value-type="string">
            <text:p>(array([0.02198312, 0.09296232, 0.16942194, 0.22397261, 0.2977146 ,</text:p>
            <text:p>       0.37190891, 0.43287507, 0.50101117, 0.56915322, 0.63239949,</text:p>
            <text:p>       0.7005788 , 0.77506457, 0.8337206 , 0.90468509, 0.99091176]), array([0.        , 0.        , 0.        , 0.        , 0.        ,</text:p>
            <text:p>       0.        , 0.        , 0.57142857, 1.        , 1.        ,</text:p>
            <text:p>       1.        , 1.        , 1.        , 1.        , 1.        ]), array([ 95,  21,   9,   5,   9,  11,  10,   7,   6,   9,  11,  13,  32,</text:p>
            <text:p>        47, 715,   0]))</text:p>
          </table:table-cell>
          <table:table-cell office:value-type="string" calcext:value-type="string">
            <text:p>(array([0.0123871 , 0.10364829, 0.53992002, 0.85514278, 0.94511805,</text:p>
            <text:p>       0.97402769, 0.98624768, 0.9925541 , 0.99505347, 0.99660273,</text:p>
            <text:p>       0.99757876, 0.99828212, 0.99876543, 0.99908476, 0.99938197]), array([0.        , 0.        , 0.56060606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782801, 0.03064509, 0.04691602, 0.06978747, 0.08621795,</text:p>
            <text:p>       0.10892868, 0.1291062 , 0.14682143, 0.17094503, 0.19049936,</text:p>
            <text:p>       0.20636334, 0.22717585, 0.25278467, 0.2722762 , 0.30446596,</text:p>
            <text:p>       0.32713155, 0.34873879, 0.37092564, 0.38932221, 0.41193528,</text:p>
            <text:p>       0.4249503 , 0.45121186, 0.48300284, 0.51223219, 0.52137306,</text:p>
            <text:p>       0.55096561, 0.58734084, 0.60728809, 0.62750824, 0.65149543,</text:p>
            <text:p>       0.66814318, 0.6845683 , 0.71334063, 0.72549292, 0.74300783,</text:p>
            <text:p>       0.76891567, 0.79519221, 0.81477007, 0.83042963, 0.85165436,</text:p>
            <text:p>       0.8705226 , 0.88811359, 0.91145005, 0.92985641, 0.9513935 ,</text:p>
            <text:p>       0.97101295, 0.99568458]), array([0., 0., 0., 0., 0., 0., 0., 0., 0., 0., 0., 0., 0., 0., 0., 0., 0.,</text:p>
            <text:p>       0., 0., 0., 0., 0., 0., 1., 1., 1., 1., 1., 1., 1., 1., 1., 1., 1.,</text:p>
            <text:p>       1., 1., 1., 1., 1., 1., 1., 1., 1., 1., 1., 1., 1.]), array([ 51,  26,  15,   9,   8,   4,   3,   3,   3,   3,   2,   2,   1,</text:p>
            <text:p>         4,   0,   2,   3,   2,   6,   3,   4,   1,   5,   0,   3,   3,</text:p>
            <text:p>         1,   3,   0,   3,   2,   4,   2,   4,   2,   2,   4,   3,   4,</text:p>
            <text:p>         6,  12,   7,  11,  11,  10,  11,  24,  31,  66, 611,   0]))</text:p>
          </table:table-cell>
          <table:table-cell office:value-type="float" office:value="0.218316162356716" calcext:value-type="float">
            <text:p>0.218316162356716</text:p>
          </table:table-cell>
          <table:table-cell office:value-type="float" office:value="0.0265921261632001" calcext:value-type="float">
            <text:p>0.0265921261632001</text:p>
          </table:table-cell>
          <table:table-cell office:value-type="float" office:value="0.240132506657989" calcext:value-type="float">
            <text:p>0.240132506657989</text:p>
          </table:table-cell>
          <table:table-cell office:value-type="float" office:value="0.432875069975853" calcext:value-type="float">
            <text:p>0.432875069975853</text:p>
          </table:table-cell>
          <table:table-cell office:value-type="float" office:value="0.14485722424379" calcext:value-type="float">
            <text:p>0.14485722424379</text:p>
          </table:table-cell>
          <table:table-cell office:value-type="float" office:value="0.487767805655797" calcext:value-type="float">
            <text:p>0.487767805655797</text:p>
          </table:table-cell>
        </table:table-row>
        <table:table-row table:style-name="ro4">
          <table:table-cell office:value-type="string" calcext:value-type="string">
            <text:p>(array([0.00734989, 0.09485077, 0.15912371, 0.23703728, 0.29053522,</text:p>
            <text:p>       0.36648929, 0.44508811, 0.48494291, 0.56496425, 0.60574865,</text:p>
            <text:p>       0.67978126, 0.77138167, 0.81012273, 0.90608801, 0.98040907]), array([0.09688581, 0.34210526, 0.17647059, 0.2       , 0.375     ,</text:p>
            <text:p>       0.5       , 0.28571429, 1.        , 0.22222222, 0.33333333,</text:p>
            <text:p>       0.        , 0.        , 0.        , 0.6       , 0.41176471]), array([867,  38,  17,  10,   8,   2,   7,   2,   9,   3,   2,   6,   2,</text:p>
            <text:p>        10,  17,   0]))</text:p>
          </table:table-cell>
          <table:table-cell office:value-type="string" calcext:value-type="string">
            <text:p>(array([3.11138035e-04, 3.89403794e-04, 4.77482683e-04, 6.04926061e-04,</text:p>
            <text:p>       8.00186334e-04, 1.13058218e-03, 1.56889266e-03, 2.35045338e-03,</text:p>
            <text:p>       3.83423004e-03, 6.41600394e-03, 1.10716670e-02, 2.11911697e-02,</text:p>
            <text:p>       4.47922323e-02, 1.34532999e-01, 7.03179668e-01]), array([0.        , 0.        , 0.        , 0.01492537, 0.01515152,</text:p>
            <text:p>       0.08955224, 0.02985075, 0.12121212, 0.11940299, 0.13636364,</text:p>
            <text:p>       0.20895522, 0.25373134, 0.27272727, 0.26865672, 0.35820896]), array([67, 67, 66, 67, 66, 67, 67, 66, 67, 66, 67, 67, 66, 67, 67,  0]))</text:p>
          </table:table-cell>
          <table:table-cell office:value-type="string" calcext:value-type="string">
            <text:p>(array([0.00318548, 0.02820948, 0.04889007, 0.06742788, 0.08960013,</text:p>
            <text:p>       0.10809074, 0.12884894, 0.15124494, 0.16849787, 0.18916831,</text:p>
            <text:p>       0.21037959, 0.2333253 , 0.25033166, 0.27072416, 0.28890515,</text:p>
            <text:p>       0.31184947, 0.32813764, 0.34619847, 0.38678011, 0.41056803,</text:p>
            <text:p>       0.43801454, 0.45208734, 0.46242248, 0.48494291, 0.53694442,</text:p>
            <text:p>       0.5434069 , 0.56338183, 0.59241233, 0.60574865, 0.67369634,</text:p>
            <text:p>       0.68586618, 0.73987892, 0.77735972, 0.79039081, 0.81012273,</text:p>
            <text:p>       0.87462419, 0.89212611, 0.9088096 , 0.92744008, 0.95055032,</text:p>
            <text:p>       0.96811718, 0.9919047 ]), array([0.06824147, 0.3125    , 0.375     , 0.25      , 0.25      ,</text:p>
            <text:p>       0.41666667, 0.        , 0.125     , 0.4       , 0.        ,</text:p>
            <text:p>       0.        , 0.25      , 0.33333333, 0.5       , 0.        ,</text:p>
            <text:p>       0.        , 1.        , 0.        , 1.        , 0.        ,</text:p>
            <text:p>       0.5       , 0.        , 0.5       , 1.        , 0.        ,</text:p>
            <text:p>       1.        , 0.33333333, 0.        , 0.33333333, 0.        ,</text:p>
            <text:p>       0.        , 0.        , 0.        , 0.        , 0.        ,</text:p>
            <text:p>       0.        , 1.        , 1.        , 0.5       , 0.66666667,</text:p>
            <text:p>       0.        , 0.45454545]), array([762,  64,  32,  16,  16,  12,   5,   8,   5,   2,   2,   4,   3,</text:p>
            <text:p>         4,   3,   1,   1,   1,   0,   1,   1,   2,   2,   2,   2,   0,</text:p>
            <text:p>         2,   1,   3,   3,   3,   0,   0,   1,   1,   0,   2,   0,   1,</text:p>
            <text:p>         3,   2,   0,   0,   2,   2,   2,   4,   3,   3,  11,   0]))</text:p>
          </table:table-cell>
          <table:table-cell office:value-type="float" office:value="0.335650421585031" calcext:value-type="float">
            <text:p>0.335650421585031</text:p>
          </table:table-cell>
          <table:table-cell office:value-type="float" office:value="0.10989230448191" calcext:value-type="float">
            <text:p>0.10989230448191</text:p>
          </table:table-cell>
          <table:table-cell office:value-type="float" office:value="0.381134006388698" calcext:value-type="float">
            <text:p>0.381134006388698</text:p>
          </table:table-cell>
          <table:table-cell office:value-type="float" office:value="0.810122728347778" calcext:value-type="float">
            <text:p>0.810122728347778</text:p>
          </table:table-cell>
          <table:table-cell office:value-type="float" office:value="0.344970712466026" calcext:value-type="float">
            <text:p>0.344970712466026</text:p>
          </table:table-cell>
          <table:table-cell office:value-type="float" office:value="0.96811717748642" calcext:value-type="float">
            <text:p>0.96811717748642</text:p>
          </table:table-cell>
          <table:table-cell office:value-type="float" office:value="0.123080061174245" calcext:value-type="float">
            <text:p>0.123080061174245</text:p>
          </table:table-cell>
          <table:table-cell office:value-type="string" calcext:value-type="string">
            <text:p>(array([0.01780073, 0.09240698, 0.17537463, 0.23207869, 0.30371454,</text:p>
            <text:p>       0.39335031, 0.43592813, 0.48494291, 0.55605924, 0.63215916,</text:p>
            <text:p>       0.71077068, 0.76431834, 0.84228682, 0.90411192, 0.99363021]), array([0., 0., 0., 0., 0., 0., 0., 0., 1., 1., 1., 1., 1., 1., 1.]), array([ 94,  17,   5,   8,   5,   3,   9,   2,   7,   2,   5,   8,  14,</text:p>
            <text:p>        31, 790,   0]))</text:p>
          </table:table-cell>
          <table:table-cell office:value-type="string" calcext:value-type="string">
            <text:p>(array([0.00885606, 0.13274182, 0.75007281, 0.95134092, 0.98261273,</text:p>
            <text:p>       0.99178084, 0.99539276, 0.997373  , 0.99835873, 0.99883901,</text:p>
            <text:p>       0.99919189, 0.99939324, 0.99952252, 0.9996106 , 0.99968886]), array([0.        , 0.        , 0.86363636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50379, 0.02766975, 0.05074194, 0.07113228, 0.08966478,</text:p>
            <text:p>       0.10694285, 0.12537581, 0.14810893, 0.17450484, 0.18987727,</text:p>
            <text:p>       0.20960919, 0.22956484, 0.2484301 , 0.26755993, 0.31413382,</text:p>
            <text:p>       0.32722065, 0.39335031, 0.40758767, 0.43720531, 0.46299141,</text:p>
            <text:p>       0.48494291, 0.53801811, 0.54641074, 0.56286618, 0.58943197,</text:p>
            <text:p>       0.61051679, 0.65380153, 0.68815053, 0.71109485, 0.73355047,</text:p>
            <text:p>       0.74871757, 0.7677294 , 0.78962041, 0.81083169, 0.83550678,</text:p>
            <text:p>       0.84830706, 0.87115106, 0.89131973, 0.91019116, 0.93269342,</text:p>
            <text:p>       0.95212791, 0.97125794, 0.99700816]), array([0., 0., 0., 0., 0., 0., 0., 0., 0., 0., 0., 0., 0., 0., 0., 0., 0.,</text:p>
            <text:p>       0., 0., 0., 0., 1., 1., 1., 1., 1., 1., 1., 1., 1., 1., 1., 1., 1.,</text:p>
            <text:p>       1., 1., 1., 1., 1., 1., 1., 1., 1.]), array([ 58,  23,  13,   6,   4,   5,   2,   1,   2,   2,   3,   2,   1,</text:p>
            <text:p>         4,   0,   1,   2,   0,   0,   3,   3,   3,   0,   3,   2,   0,</text:p>
            <text:p>         1,   3,   2,   1,   1,   0,   1,   0,   1,   3,   2,   2,   3,</text:p>
            <text:p>         2,   2,   3,   7,   5,   9,  14,  14,  22,  44, 715,   0]))</text:p>
          </table:table-cell>
          <table:table-cell office:value-type="float" office:value="0.248817370708408" calcext:value-type="float">
            <text:p>0.248817370708408</text:p>
          </table:table-cell>
          <table:table-cell office:value-type="float" office:value="0.0228037571556335" calcext:value-type="float">
            <text:p>0.0228037571556335</text:p>
          </table:table-cell>
          <table:table-cell office:value-type="float" office:value="0.228204998687005" calcext:value-type="float">
            <text:p>0.228204998687005</text:p>
          </table:table-cell>
          <table:table-cell office:value-type="float" office:value="0.48494291305542" calcext:value-type="float">
            <text:p>0.48494291305542</text:p>
          </table:table-cell>
          <table:table-cell office:value-type="float" office:value="0.132741819677958" calcext:value-type="float">
            <text:p>0.132741819677958</text:p>
          </table:table-cell>
          <table:table-cell office:value-type="float" office:value="0.48494291305542" calcext:value-type="float">
            <text:p>0.48494291305542</text:p>
          </table:table-cell>
        </table:table-row>
        <table:table-row table:style-name="ro2">
          <table:table-cell office:value-type="string" calcext:value-type="string">
            <text:p>(array([0.00940748, 0.09253565, 0.1680964 , 0.23552236, 0.30636374,</text:p>
            <text:p>       0.35049943, 0.44466097, 0.49565764, 0.564009  , 0.63139735,</text:p>
            <text:p>       0.69796643, 0.76104728, 0.83928462, 0.90756334, 0.97766645]), array([0.06926952, 0.28888889, 0.16666667, 0.57142857, 0.33333333,</text:p>
            <text:p>       0.4       , 0.14285714, 0.27272727, 0.2       , 0.33333333,</text:p>
            <text:p>       0.28571429, 0.27272727, 0.2       , 0.27272727, 0.31578947]), array([794,  45,  18,   7,   6,   5,   7,  11,   5,   6,   7,  11,  10,</text:p>
            <text:p>        11,  57,   0]))</text:p>
          </table:table-cell>
          <table:table-cell office:value-type="string" calcext:value-type="string">
            <text:p>(array([4.15252451e-04, 6.15021283e-04, 8.58229908e-04, 1.21984808e-03,</text:p>
            <text:p>       1.74079237e-03, 2.60293422e-03, 4.11170659e-03, 6.16125184e-03,</text:p>
            <text:p>       9.50584890e-03, 1.52866327e-02, 2.59591564e-02, 4.95747098e-02,</text:p>
            <text:p>       1.36080955e-01, 6.07988032e-01, 9.67617719e-01]), array([0.01492537, 0.04477612, 0.        , 0.05970149, 0.01515152,</text:p>
            <text:p>       0.02985075, 0.08955224, 0.13636364, 0.07462687, 0.07575758,</text:p>
            <text:p>       0.13432836, 0.1641791 , 0.3030303 , 0.25373134, 0.31343284]), array([67, 67, 66, 67, 66, 67, 67, 66, 67, 66, 67, 67, 66, 67, 67,  0]))</text:p>
          </table:table-cell>
          <table:table-cell office:value-type="string" calcext:value-type="string">
            <text:p>(array([0.00431022, 0.02828907, 0.04948905, 0.06907747, 0.08884343,</text:p>
            <text:p>       0.10939068, 0.1265559 , 0.1504006 , 0.16773898, 0.18588156,</text:p>
            <text:p>       0.21177053, 0.2317185 , 0.25417575, 0.26715542, 0.28468448,</text:p>
            <text:p>       0.30139911, 0.33029387, 0.34912255, 0.38086596, 0.41785109,</text:p>
            <text:p>       0.42847455, 0.45118192, 0.46992514, 0.49027079, 0.51256648,</text:p>
            <text:p>       0.52835139, 0.54496771, 0.57122785, 0.59545827, 0.6100283 ,</text:p>
            <text:p>       0.63265902, 0.65150473, 0.67237049, 0.68708134, 0.71928477,</text:p>
            <text:p>       0.73131139, 0.75607608, 0.7689748 , 0.79369354, 0.81815016,</text:p>
            <text:p>       0.83108259, 0.85294422, 0.87012392, 0.88533757, 0.91446146,</text:p>
            <text:p>       0.93210319, 0.95248713, 0.96999886, 0.99140792]), array([0.05530643, 0.10126582, 0.225     , 0.26315789, 0.375     ,</text:p>
            <text:p>       0.15384615, 0.33333333, 0.25      , 0.5       , 0.        ,</text:p>
            <text:p>       0.33333333, 1.        , 0.        , 1.        , 0.        ,</text:p>
            <text:p>       0.        , 0.4       , 0.5       , 0.        , 0.        ,</text:p>
            <text:p>       0.        , 0.25      , 0.        , 0.5       , 0.        ,</text:p>
            <text:p>       0.33333333, 0.        , 0.        , 1.        , 1.        ,</text:p>
            <text:p>       0.        , 0.        , 0.5       , 0.5       , 0.        ,</text:p>
            <text:p>       0.2       , 0.33333333, 0.33333333, 0.        , 1.        ,</text:p>
            <text:p>       0.2       , 0.        , 0.        , 0.        , 0.25      ,</text:p>
            <text:p>       0.6       , 0.33333333, 0.26666667, 0.32258065]), array([669,  79,  40,  19,  16,  13,   3,   8,   2,   8,   3,   1,   1,</text:p>
            <text:p>         3,   1,   1,   5,   2,   0,   1,   1,   1,   4,   4,   4,   2,</text:p>
            <text:p>         3,   1,   2,   1,   2,   2,   2,   2,   2,   1,   5,   3,   3,</text:p>
            <text:p>         2,   1,   5,   3,   2,   3,   4,   5,   9,  15,  31,   0]))</text:p>
          </table:table-cell>
          <table:table-cell office:value-type="float" office:value="0.31289322776994" calcext:value-type="float">
            <text:p>0.31289322776994</text:p>
          </table:table-cell>
          <table:table-cell office:value-type="float" office:value="0.126551268112013" calcext:value-type="float">
            <text:p>0.126551268112013</text:p>
          </table:table-cell>
          <table:table-cell office:value-type="float" office:value="0.404368459934993" calcext:value-type="float">
            <text:p>0.404368459934993</text:p>
          </table:table-cell>
          <table:table-cell office:value-type="float" office:value="0.661876978581412" calcext:value-type="float">
            <text:p>0.661876978581412</text:p>
          </table:table-cell>
          <table:table-cell office:value-type="float" office:value="0.654184883210196" calcext:value-type="float">
            <text:p>0.654184883210196</text:p>
          </table:table-cell>
          <table:table-cell office:value-type="float" office:value="0.88533757130305" calcext:value-type="float">
            <text:p>0.88533757130305</text:p>
          </table:table-cell>
          <table:table-cell office:value-type="float" office:value="0.136621568453224" calcext:value-type="float">
            <text:p>0.136621568453224</text:p>
          </table:table-cell>
          <table:table-cell office:value-type="string" calcext:value-type="string">
            <text:p>(array([0.01948581, 0.09356904, 0.15774032, 0.23816038, 0.29563481,</text:p>
            <text:p>       0.35406999, 0.44391426, 0.50573292, 0.5609985 , 0.63206137,</text:p>
            <text:p>       0.68617104, 0.76346469, 0.82954438, 0.90811549, 0.99087069]), array([0.        , 0.        , 0.        , 0.        , 0.        ,</text:p>
            <text:p>       0.        , 0.        , 0.54545455, 1.        , 1.        ,</text:p>
            <text:p>       1.        , 1.        , 1.        , 1.        , 1.        ]), array([ 94,  21,  11,  12,   7,   6,   5,  11,   7,   5,   6,   6,  17,</text:p>
            <text:p>        35, 757,   0]))</text:p>
          </table:table-cell>
          <table:table-cell office:value-type="string" calcext:value-type="string">
            <text:p>(array([0.00964087, 0.09982667, 0.54769794, 0.91362868, 0.965524  ,</text:p>
            <text:p>       0.98114744, 0.98890699, 0.99310026, 0.99551628, 0.99724346,</text:p>
            <text:p>       0.99819718, 0.99873581, 0.99912746, 0.99937788, 0.99958234]), array([0.        , 0.        , 0.59090909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752539, 0.02793906, 0.04899649, 0.07014639, 0.08860475,</text:p>
            <text:p>       0.11209806, 0.12831504, 0.14953377, 0.16958502, 0.20944239,</text:p>
            <text:p>       0.23064928, 0.24114561, 0.26882819, 0.28071523, 0.31379431,</text:p>
            <text:p>       0.32924409, 0.35016695, 0.36734098, 0.42877215, 0.44959515,</text:p>
            <text:p>       0.46877825, 0.48997612, 0.51197712, 0.52858202, 0.54647678,</text:p>
            <text:p>       0.57152545, 0.58880359, 0.61306354, 0.65526518, 0.67025097,</text:p>
            <text:p>       0.69327894, 0.71531552, 0.73688805, 0.74817185, 0.76715374,</text:p>
            <text:p>       0.79020134, 0.81456641, 0.83393005, 0.85054944, 0.87276263,</text:p>
            <text:p>       0.8904022 , 0.91216307, 0.93170993, 0.95081675, 0.97127984,</text:p>
            <text:p>       0.99577349]), array([0., 0., 0., 0., 0., 0., 0., 0., 0., 0., 0., 0., 0., 0., 0., 0., 0.,</text:p>
            <text:p>       0., 0., 0., 0., 0., 1., 1., 1., 1., 1., 1., 1., 1., 1., 1., 1., 1.,</text:p>
            <text:p>       1., 1., 1., 1., 1., 1., 1., 1., 1., 1., 1., 1.]), array([ 58,  19,  15,   7,   9,   5,   3,   5,   5,   0,   3,   3,   2,</text:p>
            <text:p>         7,   1,   1,   3,   3,   2,   0,   0,   2,   2,   2,   4,   2,</text:p>
            <text:p>         5,   3,   1,   2,   3,   0,   1,   4,   2,   1,   1,   2,   1,</text:p>
            <text:p>         2,   9,   2,   6,   2,  11,  11,  17,  34,  75, 642,   0]))</text:p>
          </table:table-cell>
          <table:table-cell office:value-type="float" office:value="0.218071337096688" calcext:value-type="float">
            <text:p>0.218071337096688</text:p>
          </table:table-cell>
          <table:table-cell office:value-type="float" office:value="0.0215060600914362" calcext:value-type="float">
            <text:p>0.0215060600914362</text:p>
          </table:table-cell>
          <table:table-cell office:value-type="float" office:value="0.240658363919559" calcext:value-type="float">
            <text:p>0.240658363919559</text:p>
          </table:table-cell>
          <table:table-cell office:value-type="float" office:value="0.443914258480072" calcext:value-type="float">
            <text:p>0.443914258480072</text:p>
          </table:table-cell>
          <table:table-cell office:value-type="float" office:value="0.099826670098883" calcext:value-type="float">
            <text:p>0.099826670098883</text:p>
          </table:table-cell>
          <table:table-cell office:value-type="float" office:value="0.489976115524769" calcext:value-type="float">
            <text:p>0.489976115524769</text:p>
          </table:table-cell>
        </table:table-row>
        <table:table-row table:style-name="ro2">
          <table:table-cell office:value-type="string" calcext:value-type="string">
            <text:p>(array([0.00797236, 0.09502318, 0.16227413, 0.22949708, 0.29532939,</text:p>
            <text:p>       0.36054298, 0.44271496, 0.50911528, 0.56256364, 0.6478111 ,</text:p>
            <text:p>       0.70097397, 0.76476756, 0.83683582, 0.89775227, 0.97540187]), array([0.06293706, 0.18518519, 0.22222222, 0.42857143, 0.38461538,</text:p>
            <text:p>       0.28571429, 0.42857143, 0.36363636, 0.25      , 0.5       ,</text:p>
            <text:p>       0.25      , 0.46666667, 0.23529412, 0.36842105, 0.4025974 ]), array([715,  54,  18,  14,  13,  14,   7,  11,   8,   6,  12,  15,  17,</text:p>
            <text:p>        19,  77,   0]))</text:p>
          </table:table-cell>
          <table:table-cell office:value-type="string" calcext:value-type="string">
            <text:p>(array([2.25461623e-04, 3.25852656e-04, 4.82258409e-04, 7.66266326e-04,</text:p>
            <text:p>       1.27088635e-03, 1.97653618e-03, 3.34384352e-03, 6.31023028e-03,</text:p>
            <text:p>       1.32812846e-02, 2.34195859e-02, 5.43996453e-02, 1.43946050e-01,</text:p>
            <text:p>       4.59704005e-01, 8.42840414e-01, 9.80595044e-01]), array([0.        , 0.01492537, 0.06060606, 0.02985075, 0.        ,</text:p>
            <text:p>       0.03030303, 0.05970149, 0.07575758, 0.14925373, 0.15151515,</text:p>
            <text:p>       0.17910448, 0.2238806 , 0.34848485, 0.31343284, 0.43283582]), array([67, 67, 66, 67, 67, 66, 67, 66, 67, 66, 67, 67, 66, 67, 67,  0]))</text:p>
          </table:table-cell>
          <table:table-cell office:value-type="string" calcext:value-type="string">
            <text:p>(array([0.00354624, 0.02705422, 0.05010537, 0.07184904, 0.09081846,</text:p>
            <text:p>       0.11157327, 0.12861268, 0.14939614, 0.17014929, 0.18673384,</text:p>
            <text:p>       0.21077878, 0.23134565, 0.24971047, 0.27056335, 0.28732421,</text:p>
            <text:p>       0.30211598, 0.32995855, 0.35162459, 0.36994318, 0.39664081,</text:p>
            <text:p>       0.43215731, 0.44741319, 0.4602932 , 0.49335352, 0.50930114,</text:p>
            <text:p>       0.52422652, 0.54437751, 0.56951192, 0.58932894, 0.63340101,</text:p>
            <text:p>       0.64851895, 0.66600603, 0.69036852, 0.71317741, 0.72825325,</text:p>
            <text:p>       0.7509825 , 0.76983394, 0.79477255, 0.80869883, 0.83010968,</text:p>
            <text:p>       0.85114752, 0.86787686, 0.88833339, 0.91499069, 0.93108578,</text:p>
            <text:p>       0.94817495, 0.96989854, 0.99069449]), array([0.05024311, 0.13846154, 0.19230769, 0.16666667, 0.11111111,</text:p>
            <text:p>       0.16666667, 0.33333333, 0.33333333, 0.14285714, 0.        ,</text:p>
            <text:p>       0.42857143, 0.        , 0.66666667, 0.16666667, 0.33333333,</text:p>
            <text:p>       1.        , 0.33333333, 1.        , 0.        , 0.        ,</text:p>
            <text:p>       0.33333333, 0.66666667, 0.        , 0.        , 0.28571429,</text:p>
            <text:p>       1.        , 0.33333333, 0.25      , 0.        , 0.5       ,</text:p>
            <text:p>       0.5       , 0.75      , 0.        , 0.        , 0.5       ,</text:p>
            <text:p>       0.5       , 0.5       , 0.33333333, 0.        , 0.33333333,</text:p>
            <text:p>       0.14285714, 0.66666667, 0.4       , 0.        , 0.33333333,</text:p>
            <text:p>       0.4       , 0.33333333, 0.46341463]), array([617,  65,  26,  24,  18,  12,   9,   6,   7,   3,   7,   2,   3,</text:p>
            <text:p>         6,   3,   3,   6,   3,   7,   1,   0,   3,   3,   1,   2,   7,</text:p>
            <text:p>         2,   3,   4,   1,   0,   2,   2,   4,   4,   4,   2,   8,   4,</text:p>
            <text:p>         3,   3,   6,   7,   6,   5,   6,   6,  15,  18,  41,   0]))</text:p>
          </table:table-cell>
          <table:table-cell office:value-type="float" office:value="0.242734218784206" calcext:value-type="float">
            <text:p>0.242734218784206</text:p>
          </table:table-cell>
          <table:table-cell office:value-type="float" office:value="0.127768599286768" calcext:value-type="float">
            <text:p>0.127768599286768</text:p>
          </table:table-cell>
          <table:table-cell office:value-type="float" office:value="0.337592148301277" calcext:value-type="float">
            <text:p>0.337592148301277</text:p>
          </table:table-cell>
          <table:table-cell office:value-type="float" office:value="0.601541701485129" calcext:value-type="float">
            <text:p>0.601541701485129</text:p>
          </table:table-cell>
          <table:table-cell office:value-type="float" office:value="0.547759223340163" calcext:value-type="float">
            <text:p>0.547759223340163</text:p>
          </table:table-cell>
          <table:table-cell office:value-type="float" office:value="0.914990693330765" calcext:value-type="float">
            <text:p>0.914990693330765</text:p>
          </table:table-cell>
          <table:table-cell office:value-type="float" office:value="0.146510468430409" calcext:value-type="float">
            <text:p>0.146510468430409</text:p>
          </table:table-cell>
          <table:table-cell office:value-type="string" calcext:value-type="string">
            <text:p>(array([0.02167309, 0.09620974, 0.16312571, 0.23270685, 0.29811498,</text:p>
            <text:p>       0.34993823, 0.43836121, 0.5024541 , 0.55779256, 0.6376025 ,</text:p>
            <text:p>       0.7041832 , 0.76776335, 0.83768953, 0.90279717, 0.99197997]), array([0.        , 0.        , 0.        , 0.        , 0.        ,</text:p>
            <text:p>       0.        , 0.        , 0.54545455, 1.        , 1.        ,</text:p>
            <text:p>       1.        , 1.        , 1.        , 1.        , 1.        ]), array([ 91,  22,  17,  14,  14,   7,   9,  11,   6,  13,  11,  15,  18,</text:p>
            <text:p>        51, 701,   0]))</text:p>
          </table:table-cell>
          <table:table-cell office:value-type="string" calcext:value-type="string">
            <text:p>(array([0.01196232, 0.10276945, 0.41704447, 0.80186713, 0.93178294,</text:p>
            <text:p>       0.97322105, 0.98534053, 0.99308587, 0.99637894, 0.99796654,</text:p>
            <text:p>       0.998673  , 0.99919586, 0.99950946, 0.99967413, 0.99977454]), array([0.        , 0.        , 0.31818182, 1.        , 1.        ,</text:p>
            <text:p>       1.        , 1.        , 1.        , 1.        , 1.        ,</text:p>
            <text:p>       1.        , 1.        , 1.        , 1.        , 1.        ]), array([67, 67, 66, 67, 66, 67, 67, 66, 67, 67, 66, 67, 66, 67, 67,  0]))</text:p>
          </table:table-cell>
          <table:table-cell office:value-type="string" calcext:value-type="string">
            <text:p>(array([0.00835475, 0.02879875, 0.05223913, 0.06870102, 0.08544606,</text:p>
            <text:p>       0.11351284, 0.12949356, 0.15107602, 0.17047181, 0.19130117,</text:p>
            <text:p>       0.20894328, 0.22654375, 0.24981125, 0.26672243, 0.28645023,</text:p>
            <text:p>       0.30641055, 0.33271886, 0.3515871 , 0.36932701, 0.41067106,</text:p>
            <text:p>       0.43236316, 0.4512818 , 0.49001411, 0.50711788, 0.52938661,</text:p>
            <text:p>       0.54801008, 0.5703428 , 0.60335919, 0.63081585, 0.64851254,</text:p>
            <text:p>       0.66891848, 0.71149409, 0.72776187, 0.75151922, 0.76743299,</text:p>
            <text:p>       0.79071652, 0.81326616, 0.83024651, 0.85405279, 0.86972148,</text:p>
            <text:p>       0.88919599, 0.90867378, 0.92780663, 0.95004564, 0.97265199,</text:p>
            <text:p>       0.9964847 ]), array([0., 0., 0., 0., 0., 0., 0., 0., 0., 0., 0., 0., 0., 0., 0., 0., 0.,</text:p>
            <text:p>       0., 0., 0., 0., 0., 0., 1., 1., 1., 1., 1., 1., 1., 1., 1., 1., 1.,</text:p>
            <text:p>       1., 1., 1., 1., 1., 1., 1., 1., 1., 1., 1., 1.]), array([ 53,  21,  14,   8,   8,   5,   5,   8,   5,   3,   5,   2,   6,</text:p>
            <text:p>         2,   5,   7,   3,   4,   1,   0,   1,   4,   4,   0,   5,   4,</text:p>
            <text:p>         3,   2,   3,   0,   1,   8,   1,   7,   0,   2,   6,   5,   4,</text:p>
            <text:p>         5,   3,   8,   5,  10,  12,  16,  22,  27,  62, 605,   0]))</text:p>
          </table:table-cell>
          <table:table-cell office:value-type="float" office:value="0.216221465127461" calcext:value-type="float">
            <text:p>0.216221465127461</text:p>
          </table:table-cell>
          <table:table-cell office:value-type="float" office:value="0.0358082945095971" calcext:value-type="float">
            <text:p>0.0358082945095971</text:p>
          </table:table-cell>
          <table:table-cell office:value-type="float" office:value="0.237276215538072" calcext:value-type="float">
            <text:p>0.237276215538072</text:p>
          </table:table-cell>
          <table:table-cell office:value-type="float" office:value="0.44220744073391" calcext:value-type="float">
            <text:p>0.44220744073391</text:p>
          </table:table-cell>
          <table:table-cell office:value-type="float" office:value="0.198132867354955" calcext:value-type="float">
            <text:p>0.198132867354955</text:p>
          </table:table-cell>
          <table:table-cell office:value-type="float" office:value="0.492882117629051" calcext:value-type="float">
            <text:p>0.492882117629051</text:p>
          </table:table-cell>
        </table:table-row>
        <table:table-row table:style-name="ro4">
          <table:table-cell office:value-type="string" calcext:value-type="string">
            <text:p>(array([0.00518813, 0.10734204, 0.16707439, 0.23424829, 0.29292298,</text:p>
            <text:p>       0.3739467 , 0.50204363, 0.56931826, 0.62902179, 0.6943858 ,</text:p>
            <text:p>       0.77039824, 0.83331357, 0.90336128, 0.97350431]), array([0.09476031, 0.4       , 0.33333333, 0.3       , 0.2       ,</text:p>
            <text:p>       0.33333333, 0.22222222, 0.2       , 0.        , 0.28571429,</text:p>
            <text:p>       0.33333333, 0.44444444, 0.4       , 0.22222222]), array([897,  15,  12,  10,   5,   3,   0,   9,   5,   2,   7,   3,   9,</text:p>
            <text:p>         5,  18,   0]))</text:p>
          </table:table-cell>
          <table:table-cell office:value-type="string" calcext:value-type="string">
            <text:p>(array([1.93243861e-04, 2.45949756e-04, 3.21595310e-04, 4.19180009e-04,</text:p>
            <text:p>       5.33004132e-04, 6.82837095e-04, 9.46927958e-04, 1.38996614e-03,</text:p>
            <text:p>       1.94261752e-03, 2.89676163e-03, 4.77746379e-03, 9.69545175e-03,</text:p>
            <text:p>       2.28527723e-02, 1.08130157e-01, 7.19006924e-01]), array([0.01492537, 0.        , 0.04545455, 0.05970149, 0.04545455,</text:p>
            <text:p>       0.04477612, 0.07462687, 0.13636364, 0.07462687, 0.12121212,</text:p>
            <text:p>       0.08955224, 0.23880597, 0.1969697 , 0.32835821, 0.26865672]), array([67, 67, 66, 67, 66, 67, 67, 66, 67, 66, 67, 67, 66, 67, 67,  0]))</text:p>
          </table:table-cell>
          <table:table-cell office:value-type="string" calcext:value-type="string">
            <text:p>(array([0.00250646, 0.02934476, 0.0499767 , 0.06911161, 0.09149411,</text:p>
            <text:p>       0.11369212, 0.12663955, 0.14704459, 0.1633855 , 0.18771903,</text:p>
            <text:p>       0.21426233, 0.22915394, 0.24933563, 0.26989539, 0.28775424,</text:p>
            <text:p>       0.30762872, 0.32944116, 0.3570919 , 0.3733553 , 0.39139289,</text:p>
            <text:p>       0.47365148, 0.51179916, 0.52799691, 0.55435866, 0.59175766,</text:p>
            <text:p>       0.61489654, 0.64314705, 0.67427824, 0.68048215, 0.70486999,</text:p>
            <text:p>       0.72625688, 0.75870597, 0.76980472, 0.78268403, 0.80941486,</text:p>
            <text:p>       0.82415444, 0.85418093, 0.86675626, 0.89560181, 0.93155   ,</text:p>
            <text:p>       0.95392849, 0.96842416, 0.99231907]), array([0.08564536, 0.16666667, 0.26086957, 0.2       , 0.5       ,</text:p>
            <text:p>       0.66666667, 0.42857143, 0.        , 0.66666667, 0.2       ,</text:p>
            <text:p>       0.5       , 0.25      , 0.25      , 0.5       , 0.        ,</text:p>
            <text:p>       0.        , 0.        , 1.        , 0.        , 0.        ,</text:p>
            <text:p>       0.5       , 0.        , 0.        , 0.33333333, 0.        ,</text:p>
            <text:p>       0.        , 0.        , 0.33333333, 0.        , 0.        ,</text:p>
            <text:p>       0.5       , 0.        , 0.        , 1.        , 0.5       ,</text:p>
            <text:p>       1.        , 0.5       , 0.        , 0.5       , 0.5       ,</text:p>
            <text:p>       0.5       , 0.        , 0.11111111]), array([829,  42,  23,   5,   4,   3,   7,   3,   3,   5,   2,   4,   4,</text:p>
            <text:p>         2,   1,   1,   1,   1,   1,   1,   0,   0,   0,   4,   0,   1,</text:p>
            <text:p>         4,   3,   0,   2,   1,   0,   1,   3,   1,   1,   2,   1,   1,</text:p>
            <text:p>         1,   4,   1,   2,   3,   2,   0,   4,   4,   3,   9,   0]))</text:p>
          </table:table-cell>
          <table:table-cell office:value-type="float" office:value="0.322513394556965" calcext:value-type="float">
            <text:p>0.322513394556965</text:p>
          </table:table-cell>
          <table:table-cell office:value-type="float" office:value="0.117776123940746" calcext:value-type="float">
            <text:p>0.117776123940746</text:p>
          </table:table-cell>
          <table:table-cell office:value-type="float" office:value="0.39605479057403" calcext:value-type="float">
            <text:p>0.39605479057403</text:p>
          </table:table-cell>
          <table:table-cell office:value-type="float" office:value="0.751282092597749" calcext:value-type="float">
            <text:p>0.751282092597749</text:p>
          </table:table-cell>
          <table:table-cell office:value-type="float" office:value="0.450350208068962" calcext:value-type="float">
            <text:p>0.450350208068962</text:p>
          </table:table-cell>
          <table:table-cell office:value-type="float" office:value="0.968424161275228" calcext:value-type="float">
            <text:p>0.968424161275228</text:p>
          </table:table-cell>
          <table:table-cell office:value-type="float" office:value="0.122760666111527" calcext:value-type="float">
            <text:p>0.122760666111527</text:p>
          </table:table-cell>
          <table:table-cell office:value-type="string" calcext:value-type="string">
            <text:p>(array([0.01305991, 0.10808975, 0.16116942, 0.23473043, 0.30196569,</text:p>
            <text:p>       0.36634944, 0.42726326, 0.48527886, 0.55564433, 0.61762591,</text:p>
            <text:p>       0.70131331, 0.76779549, 0.82878785, 0.89813487, 0.99529689]), array([0.        , 0.        , 0.        , 0.        , 0.        ,</text:p>
            <text:p>       0.        , 0.        , 0.22222222, 1.        , 1.        ,</text:p>
            <text:p>       1.        , 1.        , 1.        , 1.        , 1.        ]), array([ 99,   9,   9,   5,   6,   3,   4,   9,   1,   2,   6,   8,  12,</text:p>
            <text:p>        11, 816,   0]))</text:p>
          </table:table-cell>
          <table:table-cell office:value-type="string" calcext:value-type="string">
            <text:p>(array([0.00393714, 0.13133698, 0.78654432, 0.97491855, 0.99202889,</text:p>
            <text:p>       0.99610937, 0.99765679, 0.99837861, 0.99896527, 0.99927235,</text:p>
            <text:p>       0.99944732, 0.99957145, 0.99967402, 0.99975315, 0.99980594]), array([0.        , 0.        , 0.87878788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71021, 0.03272722, 0.04840348, 0.06606768, 0.09452247,</text:p>
            <text:p>       0.11267461, 0.13003696, 0.15080941, 0.16495834, 0.18814592,</text:p>
            <text:p>       0.2131808 , 0.23396955, 0.24626614, 0.27302508, 0.29513001,</text:p>
            <text:p>       0.31951785, 0.32554805, 0.35697243, 0.38510346, 0.40824234,</text:p>
            <text:p>       0.44628417, 0.47182726, 0.48820084, 0.52417266, 0.55564433,</text:p>
            <text:p>       0.60860711, 0.6266447 , 0.67224483, 0.69237128, 0.71224576,</text:p>
            <text:p>       0.72938657, 0.75129858, 0.77370935, 0.78367008, 0.81058368,</text:p>
            <text:p>       0.83195731, 0.85450938, 0.87350342, 0.89407554, 0.91153426,</text:p>
            <text:p>       0.9298075 , 0.95018304, 0.97143042, 0.99776564]), array([0., 0., 0., 0., 0., 0., 0., 0., 0., 0., 0., 0., 0., 0., 0., 0., 0.,</text:p>
            <text:p>       0., 0., 0., 0., 0., 0., 1., 1., 1., 1., 1., 1., 1., 1., 1., 1., 1.,</text:p>
            <text:p>       1., 1., 1., 1., 1., 1., 1., 1., 1., 1.]), array([ 79,  10,   8,   3,   2,   3,   6,   1,   2,   3,   1,   2,   2,</text:p>
            <text:p>         2,   1,   1,   2,   2,   0,   1,   2,   0,   2,   6,   1,   0,</text:p>
            <text:p>         2,   1,   0,   0,   1,   1,   0,   2,   1,   1,   2,   3,   3,</text:p>
            <text:p>         2,   6,   2,   4,   4,   2,   2,   6,  19,  35, 759,   0]))</text:p>
          </table:table-cell>
          <table:table-cell office:value-type="float" office:value="0.234072393058803" calcext:value-type="float">
            <text:p>0.234072393058803</text:p>
          </table:table-cell>
          <table:table-cell office:value-type="float" office:value="0.0181290641501447" calcext:value-type="float">
            <text:p>0.0181290641501447</text:p>
          </table:table-cell>
          <table:table-cell office:value-type="float" office:value="0.227317701058006" calcext:value-type="float">
            <text:p>0.227317701058006</text:p>
          </table:table-cell>
          <table:table-cell office:value-type="float" office:value="0.444355666637421" calcext:value-type="float">
            <text:p>0.444355666637421</text:p>
          </table:table-cell>
          <table:table-cell office:value-type="float" office:value="0.131336984502624" calcext:value-type="float">
            <text:p>0.131336984502624</text:p>
          </table:table-cell>
          <table:table-cell office:value-type="float" office:value="0.488200843334198" calcext:value-type="float">
            <text:p>0.488200843334198</text:p>
          </table:table-cell>
        </table:table-row>
        <table:table-row table:style-name="ro3">
          <table:table-cell office:value-type="string" calcext:value-type="string">
            <text:p>(array([0.00452167, 0.0895953 , 0.17306913, 0.24586273, 0.2978564 ,</text:p>
            <text:p>       0.34435061, 0.42709005, 0.50107812, 0.57796408, 0.62725282,</text:p>
            <text:p>       0.68321757, 0.75836418, 0.84914182, 0.90712691, 0.97433072]), array([0.09865471, 0.19047619, 0.18181818, 0.        , 0.4       ,</text:p>
            <text:p>       0.33333333, 0.        , 0.5       , 0.14285714, 0.2       ,</text:p>
            <text:p>       0.2       , 0.        , 0.33333333, 0.75      , 0.27272727]), array([892,  21,  11,   3,   5,   3,   5,   4,   7,   5,   5,   6,   3,</text:p>
            <text:p>         8,  22,   0]))</text:p>
          </table:table-cell>
          <table:table-cell office:value-type="string" calcext:value-type="string">
            <text:p>(array([2.61380529e-04, 3.35164139e-04, 4.12648680e-04, 5.16047399e-04,</text:p>
            <text:p>       6.39716196e-04, 7.99641288e-04, 1.01108236e-03, 1.32869591e-03,</text:p>
            <text:p>       1.82043544e-03, 2.66442016e-03, 4.17843663e-03, 7.79873573e-03,</text:p>
            <text:p>       2.03184400e-02, 1.13204254e-01, 7.64586202e-01]), array([0.02985075, 0.02985075, 0.07575758, 0.01492537, 0.06060606,</text:p>
            <text:p>       0.08955224, 0.07462687, 0.06060606, 0.13432836, 0.12121212,</text:p>
            <text:p>       0.13432836, 0.23880597, 0.16666667, 0.20895522, 0.28358209]), array([67, 67, 66, 67, 66, 67, 67, 66, 67, 66, 67, 67, 66, 67, 67,  0]))</text:p>
          </table:table-cell>
          <table:table-cell office:value-type="string" calcext:value-type="string">
            <text:p>(array([0.00246504, 0.02852902, 0.04978864, 0.06858159, 0.08898979,</text:p>
            <text:p>       0.10555321, 0.13305481, 0.14511859, 0.17125984, 0.18853877,</text:p>
            <text:p>       0.22398396, 0.25680211, 0.2719031 , 0.28644516, 0.32810763,</text:p>
            <text:p>       0.36510989, 0.41842178, 0.43286891, 0.48793887, 0.50324327,</text:p>
            <text:p>       0.52519149, 0.54668754, 0.57228962, 0.58862045, 0.61050089,</text:p>
            <text:p>       0.6523807 , 0.67035911, 0.70250526, 0.73689061, 0.75417489,</text:p>
            <text:p>       0.7647799 , 0.82217526, 0.86262509, 0.89173505, 0.91225753,</text:p>
            <text:p>       0.95746222, 0.97009686, 0.98963661]), array([0.09307876, 0.16216216, 0.33333333, 0.15384615, 0.14285714,</text:p>
            <text:p>       0.25      , 0.        , 0.        , 0.5       , 0.16666667,</text:p>
            <text:p>       0.        , 0.        , 0.        , 0.5       , 0.5       ,</text:p>
            <text:p>       0.        , 0.        , 0.        , 0.5       , 0.        ,</text:p>
            <text:p>       1.        , 0.        , 0.        , 0.25      , 0.33333333,</text:p>
            <text:p>       0.        , 0.33333333, 0.        , 0.        , 0.        ,</text:p>
            <text:p>       0.        , 0.        , 0.5       , 0.5       , 0.83333333,</text:p>
            <text:p>       0.6       , 0.11111111, 0.25      ]), array([838,  37,  12,  13,   7,   4,   3,   2,   2,   6,   0,   1,   2,</text:p>
            <text:p>         1,   2,   0,   4,   0,   1,   0,   2,   3,   0,   0,   2,   1,</text:p>
            <text:p>         1,   1,   2,   4,   3,   0,   2,   3,   0,   2,   1,   1,   4,</text:p>
            <text:p>         0,   0,   1,   0,   2,   2,   6,   0,   5,   9,   8,   0]))</text:p>
          </table:table-cell>
          <table:table-cell office:value-type="float" office:value="0.297962340276571" calcext:value-type="float">
            <text:p>0.297962340276571</text:p>
          </table:table-cell>
          <table:table-cell office:value-type="float" office:value="0.117719158628323" calcext:value-type="float">
            <text:p>0.117719158628323</text:p>
          </table:table-cell>
          <table:table-cell office:value-type="float" office:value="0.369970323517682" calcext:value-type="float">
            <text:p>0.369970323517682</text:p>
          </table:table-cell>
          <table:table-cell office:value-type="float" office:value="0.758364180723826" calcext:value-type="float">
            <text:p>0.758364180723826</text:p>
          </table:table-cell>
          <table:table-cell office:value-type="float" office:value="0.481004112247211" calcext:value-type="float">
            <text:p>0.481004112247211</text:p>
          </table:table-cell>
          <table:table-cell office:value-type="float" office:value="0.858985748555925" calcext:value-type="float">
            <text:p>0.858985748555925</text:p>
          </table:table-cell>
          <table:table-cell office:value-type="float" office:value="0.123572554791145" calcext:value-type="float">
            <text:p>0.123572554791145</text:p>
          </table:table-cell>
          <table:table-cell office:value-type="string" calcext:value-type="string">
            <text:p>(array([0.01040223, 0.08857004, 0.16807987, 0.24163582, 0.31005782,</text:p>
            <text:p>       0.35991348, 0.42435391, 0.50160239, 0.57607029, 0.63425989,</text:p>
            <text:p>       0.6967882 , 0.75413727, 0.83159845, 0.90899714, 0.99565898]), array([0. , 0. , 0. , 0. , 0. , 0. , 0. , 0.5, 1. , 1. , 1. , 1. , 1. ,</text:p>
            <text:p>       1. , 1. ]), array([104,   6,   4,   6,   6,   5,   6,   4,   6,   3,   4,   3,  10,</text:p>
            <text:p>        23, 810,   0]))</text:p>
          </table:table-cell>
          <table:table-cell office:value-type="string" calcext:value-type="string">
            <text:p>(array([0.00255219, 0.12629394, 0.79324442, 0.97560964, 0.99234792,</text:p>
            <text:p>       0.9962821 , 0.99774347, 0.99847662, 0.99888834, 0.99914951,</text:p>
            <text:p>       0.99932968, 0.99946575, 0.99957822, 0.99966198, 0.99973748]), array([0.        , 0.        , 0.92424242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53595, 0.02987837, 0.04708573, 0.07262554, 0.08277851,</text:p>
            <text:p>       0.11030607, 0.13527602, 0.17506055, 0.18692237, 0.2352201 ,</text:p>
            <text:p>       0.24582511, 0.26310939, 0.29459364, 0.3277417 , 0.3476193 ,</text:p>
            <text:p>       0.38496402, 0.41246341, 0.42771038, 0.45331246, 0.48846313,</text:p>
            <text:p>       0.5042918 , 0.52519149, 0.56713109, 0.5850095 , 0.60143071,</text:p>
            <text:p>       0.63489011, 0.6698712 , 0.71590114, 0.7280969 , 0.74319789,</text:p>
            <text:p>       0.77601604, 0.81113795, 0.82977669, 0.85488141, 0.86534045,</text:p>
            <text:p>       0.89546735, 0.91056124, 0.93215368, 0.95203288, 0.97167485,</text:p>
            <text:p>       0.99768033]), array([0., 0., 0., 0., 0., 0., 0., 0., 0., 0., 0., 0., 0., 0., 0., 0., 0.,</text:p>
            <text:p>       0., 0., 0., 1., 1., 1., 1., 1., 1., 1., 1., 1., 1., 1., 1., 1., 1.,</text:p>
            <text:p>       1., 1., 1., 1., 1., 1., 1.]), array([ 84,  14,   6,   2,   2,   2,   1,   0,   2,   1,   0,   4,   1,</text:p>
            <text:p>         1,   3,   0,   4,   2,   0,   2,   3,   2,   1,   0,   2,   1,</text:p>
            <text:p>         1,   0,   3,   3,   1,   1,   0,   3,   0,   1,   1,   2,   1,</text:p>
            <text:p>         0,   5,   1,   2,   4,   4,  11,  11,  11,  32, 762,   0]))</text:p>
          </table:table-cell>
          <table:table-cell office:value-type="float" office:value="0.21380702192557" calcext:value-type="float">
            <text:p>0.21380702192557</text:p>
          </table:table-cell>
          <table:table-cell office:value-type="float" office:value="0.0202382287387553" calcext:value-type="float">
            <text:p>0.0202382287387553</text:p>
          </table:table-cell>
          <table:table-cell office:value-type="float" office:value="0.235457489173857" calcext:value-type="float">
            <text:p>0.235457489173857</text:p>
          </table:table-cell>
          <table:table-cell office:value-type="float" office:value="0.424353907505671" calcext:value-type="float">
            <text:p>0.424353907505671</text:p>
          </table:table-cell>
          <table:table-cell office:value-type="float" office:value="0.130998001067024" calcext:value-type="float">
            <text:p>0.130998001067024</text:p>
          </table:table-cell>
          <table:table-cell office:value-type="float" office:value="0.49570819735527" calcext:value-type="float">
            <text:p>0.49570819735527</text:p>
          </table:table-cell>
        </table:table-row>
        <table:table-row table:style-name="ro4">
          <table:table-cell office:value-type="string" calcext:value-type="string">
            <text:p>(array([0.00567272, 0.08907381, 0.16517129, 0.24326587, 0.30006842,</text:p>
            <text:p>       0.36834175, 0.42996763, 0.49488002, 0.58776793, 0.63068396,</text:p>
            <text:p>       0.72197843, 0.76440719, 0.8408356 , 0.89434626, 0.98275292]), array([0.10046729, 0.23076923, 0.28571429, 0.        , 0.25      ,</text:p>
            <text:p>       0.33333333, 0.11111111, 0.22222222, 0.        , 0.5       ,</text:p>
            <text:p>       0.5       , 0.25      , 0.22222222, 0.4       , 0.3125    ]), array([856,  39,  14,  10,   4,   3,   9,   9,   2,   2,   2,   4,   9,</text:p>
            <text:p>         5,  32,   0]))</text:p>
          </table:table-cell>
          <table:table-cell office:value-type="string" calcext:value-type="string">
            <text:p>(array([1.71657174e-04, 2.27828493e-04, 2.92726036e-04, 3.77561817e-04,</text:p>
            <text:p>       5.18124653e-04, 7.11184141e-04, 1.07306451e-03, 1.55856022e-03,</text:p>
            <text:p>       2.55271897e-03, 4.40077644e-03, 8.26159941e-03, 1.67227340e-02,</text:p>
            <text:p>       4.72594962e-02, 1.90461026e-01, 8.32631400e-01]), array([0.02985075, 0.        , 0.04545455, 0.02985075, 0.02985075,</text:p>
            <text:p>       0.12121212, 0.10447761, 0.03030303, 0.14925373, 0.16666667,</text:p>
            <text:p>       0.13432836, 0.26865672, 0.22727273, 0.19402985, 0.28358209]), array([67, 67, 66, 67, 67, 66, 67, 66, 67, 66, 67, 67, 66, 67, 67,  0]))</text:p>
          </table:table-cell>
          <table:table-cell office:value-type="string" calcext:value-type="string">
            <text:p>(array([0.00268735, 0.02879895, 0.04968004, 0.0701803 , 0.08899998,</text:p>
            <text:p>       0.1097125 , 0.13249678, 0.15150392, 0.17050728, 0.19653422,</text:p>
            <text:p>       0.210336  , 0.23492923, 0.24656976, 0.26592469, 0.28758946,</text:p>
            <text:p>       0.3182236 , 0.32154024, 0.36834175, 0.41062817, 0.42875199,</text:p>
            <text:p>       0.45052272, 0.46988726, 0.48963204, 0.5078758 , 0.52012116,</text:p>
            <text:p>       0.58776793, 0.63068396, 0.71663147, 0.73312238, 0.75861645,</text:p>
            <text:p>       0.76208824, 0.79800469, 0.81468856, 0.82631069, 0.85243181,</text:p>
            <text:p>       0.86988205, 0.8873542 , 0.90551192, 0.93300429, 0.95208357,</text:p>
            <text:p>       0.96713417, 0.99207507]), array([0.08535032, 0.35714286, 0.13636364, 0.3       , 0.16666667,</text:p>
            <text:p>       0.16666667, 0.25      , 0.33333333, 0.        , 0.25      ,</text:p>
            <text:p>       0.        , 0.        , 0.        , 0.25      , 0.        ,</text:p>
            <text:p>       0.        , 0.        , 0.33333333, 0.        , 0.        ,</text:p>
            <text:p>       0.33333333, 0.        , 0.        , 0.5       , 1.        ,</text:p>
            <text:p>       0.        , 0.5       , 1.        , 0.        , 0.        ,</text:p>
            <text:p>       1.        , 0.        , 0.        , 0.        , 0.        ,</text:p>
            <text:p>       0.75      , 1.        , 0.        , 0.        , 0.33333333,</text:p>
            <text:p>       0.6       , 0.26086957]), array([785,  42,  22,  20,  18,   6,   4,   6,   2,   4,   2,   1,   4,</text:p>
            <text:p>         4,   1,   1,   1,   0,   3,   0,   3,   3,   3,   1,   5,   2,</text:p>
            <text:p>         1,   0,   0,   2,   0,   2,   0,   0,   0,   1,   2,   1,   1,</text:p>
            <text:p>         1,   2,   2,   3,   4,   1,   1,   2,   3,   5,  23,   0]))</text:p>
          </table:table-cell>
          <table:table-cell office:value-type="float" office:value="0.300996003361955" calcext:value-type="float">
            <text:p>0.300996003361955</text:p>
          </table:table-cell>
          <table:table-cell office:value-type="float" office:value="0.120408233837245" calcext:value-type="float">
            <text:p>0.120408233837245</text:p>
          </table:table-cell>
          <table:table-cell office:value-type="float" office:value="0.363581960110987" calcext:value-type="float">
            <text:p>0.363581960110987</text:p>
          </table:table-cell>
          <table:table-cell office:value-type="float" office:value="0.670252915471792" calcext:value-type="float">
            <text:p>0.670252915471792</text:p>
          </table:table-cell>
          <table:table-cell office:value-type="float" office:value="0.549049310274978" calcext:value-type="float">
            <text:p>0.549049310274978</text:p>
          </table:table-cell>
          <table:table-cell office:value-type="float" office:value="0.933004289865494" calcext:value-type="float">
            <text:p>0.933004289865494</text:p>
          </table:table-cell>
          <table:table-cell office:value-type="float" office:value="0.133451021211132" calcext:value-type="float">
            <text:p>0.133451021211132</text:p>
          </table:table-cell>
          <table:table-cell office:value-type="string" calcext:value-type="string">
            <text:p>(array([0.01248315, 0.08458231, 0.1638238 , 0.23481983, 0.2727975 ,</text:p>
            <text:p>       0.37231155, 0.42316103, 0.51302274, 0.57191379, 0.63365525,</text:p>
            <text:p>       0.69731954, 0.75722087, 0.83809868, 0.90665126, 0.99479541]), array([0.        , 0.        , 0.        , 0.        , 0.        ,</text:p>
            <text:p>       0.        , 0.        , 0.88888889, 1.        , 1.        ,</text:p>
            <text:p>       1.        , 1.        , 1.        , 1.        , 1.        ]), array([108,  12,  11,   3,   2,   2,   3,   9,   8,   3,   4,  11,  12,</text:p>
            <text:p>        32, 780,   0]))</text:p>
          </table:table-cell>
          <table:table-cell office:value-type="string" calcext:value-type="string">
            <text:p>(array([0.00334302, 0.0693389 , 0.68924083, 0.94501168, 0.98514506,</text:p>
            <text:p>       0.99332057, 0.99660597, 0.99818559, 0.99880296, 0.99922581,</text:p>
            <text:p>       0.99946293, 0.99961179, 0.9997032 , 0.99977026, 0.99982754]), array([0.        , 0.        , 0.87878788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78019, 0.029373  , 0.04793396, 0.07042297, 0.08724272,</text:p>
            <text:p>       0.10332139, 0.13135227, 0.14904972, 0.17368931, 0.18989144,</text:p>
            <text:p>       0.20199531, 0.24138355, 0.26889187, 0.37231155, 0.41223207,</text:p>
            <text:p>       0.44501895, 0.4996897 , 0.51121352, 0.52511695, 0.54672539,</text:p>
            <text:p>       0.57124801, 0.58937183, 0.63365525, 0.67845976, 0.6817764 ,</text:p>
            <text:p>       0.71452101, 0.7364072 , 0.75343024, 0.7635795 , 0.789664  ,</text:p>
            <text:p>       0.80430485, 0.82949272, 0.84838014, 0.8687076 , 0.88873343,</text:p>
            <text:p>       0.91016554, 0.93041331, 0.95014799, 0.97084853, 0.9975051 ]), array([0., 0., 0., 0., 0., 0., 0., 0., 0., 0., 0., 0., 0., 0., 0., 0., 0.,</text:p>
            <text:p>       1., 1., 1., 1., 1., 1., 1., 1., 1., 1., 1., 1., 1., 1., 1., 1., 1.,</text:p>
            <text:p>       1., 1., 1., 1., 1., 1.]), array([ 84,  17,   5,   8,   4,   1,   2,   5,   2,   3,   1,   0,   1,</text:p>
            <text:p>         3,   0,   0,   0,   0,   2,   0,   2,   0,   1,   0,   1,   6,</text:p>
            <text:p>         2,   2,   3,   3,   0,   3,   0,   1,   1,   2,   3,   4,   2,</text:p>
            <text:p>         2,   3,   2,   4,   6,   6,  15,  14,  20,  30, 724,   0]))</text:p>
          </table:table-cell>
          <table:table-cell office:value-type="float" office:value="0.236012699887429" calcext:value-type="float">
            <text:p>0.236012699887429</text:p>
          </table:table-cell>
          <table:table-cell office:value-type="float" office:value="0.0231703748588103" calcext:value-type="float">
            <text:p>0.0231703748588103</text:p>
          </table:table-cell>
          <table:table-cell office:value-type="float" office:value="0.223392792299047" calcext:value-type="float">
            <text:p>0.223392792299047</text:p>
          </table:table-cell>
          <table:table-cell office:value-type="float" office:value="0.428086210042238" calcext:value-type="float">
            <text:p>0.428086210042238</text:p>
          </table:table-cell>
          <table:table-cell office:value-type="float" office:value="0.189547051760283" calcext:value-type="float">
            <text:p>0.189547051760283</text:p>
          </table:table-cell>
          <table:table-cell office:value-type="float" office:value="0.499689698219299" calcext:value-type="float">
            <text:p>0.499689698219299</text:p>
          </table:table-cell>
        </table:table-row>
        <table:table-row table:style-name="ro2">
          <table:table-cell office:value-type="string" calcext:value-type="string">
            <text:p>(array([0.00709729, 0.09964607, 0.15768911, 0.23163328, 0.30839648,</text:p>
            <text:p>       0.37307391, 0.43411966, 0.5124847 , 0.56066168, 0.63686244,</text:p>
            <text:p>       0.71252386, 0.75678236, 0.84073207, 0.90833763, 0.97622727]), array([0.06447535, 0.14285714, 0.25      , 0.15384615, 0.        ,</text:p>
            <text:p>       0.        , 0.3       , 0.5       , 0.36363636, 0.125     ,</text:p>
            <text:p>       0.25      , 0.5       , 0.2       , 0.36842105, 0.38333333]), array([791,  28,  20,  13,   7,   5,  10,   4,  11,   8,   4,  10,  10,</text:p>
            <text:p>        19,  60,   0]))</text:p>
          </table:table-cell>
          <table:table-cell office:value-type="string" calcext:value-type="string">
            <text:p>(array([5.45443175e-04, 7.51419463e-04, 9.97969516e-04, 1.28223429e-03,</text:p>
            <text:p>       1.62492878e-03, 2.10185654e-03, 2.85120212e-03, 3.94079743e-03,</text:p>
            <text:p>       5.66406792e-03, 9.83755824e-03, 1.80329669e-02, 4.72605798e-02,</text:p>
            <text:p>       1.98376553e-01, 6.92911819e-01, 9.70936764e-01]), array([0.02985075, 0.01492537, 0.07575758, 0.04477612, 0.01515152,</text:p>
            <text:p>       0.07462687, 0.07462687, 0.12121212, 0.07462687, 0.05970149,</text:p>
            <text:p>       0.10606061, 0.07462687, 0.16666667, 0.35820896, 0.35820896]), array([67, 67, 66, 67, 66, 67, 67, 66, 67, 67, 66, 67, 66, 67, 67,  0]))</text:p>
          </table:table-cell>
          <table:table-cell office:value-type="string" calcext:value-type="string">
            <text:p>(array([0.003787  , 0.02708744, 0.05070057, 0.06779078, 0.08841713,</text:p>
            <text:p>       0.11111325, 0.12838645, 0.14851089, 0.17128592, 0.18417965,</text:p>
            <text:p>       0.20536089, 0.2266017 , 0.24912439, 0.27113816, 0.2923871 ,</text:p>
            <text:p>       0.31630516, 0.33011855, 0.35785437, 0.38936823, 0.4111276 ,</text:p>
            <text:p>       0.43143679, 0.45500575, 0.50970097, 0.53177229, 0.54655632,</text:p>
            <text:p>       0.56858337, 0.5873875 , 0.6158369 , 0.63950348, 0.64799287,</text:p>
            <text:p>       0.66390675, 0.69526654, 0.71474251, 0.73363378, 0.74647437,</text:p>
            <text:p>       0.77073726, 0.7824471 , 0.81154212, 0.83028662, 0.85401265,</text:p>
            <text:p>       0.87072819, 0.88925197, 0.90994244, 0.93035027, 0.9535329 ,</text:p>
            <text:p>       0.97074584, 0.989534  ]), array([0.06179775, 0.1       , 0.09090909, 0.        , 0.08333333,</text:p>
            <text:p>       0.4       , 0.2       , 0.33333333, 0.2       , 0.        ,</text:p>
            <text:p>       0.66666667, 0.        , 0.        , 0.        , 0.        ,</text:p>
            <text:p>       0.        , 0.        , 0.        , 0.        , 0.        ,</text:p>
            <text:p>       0.28571429, 0.5       , 0.66666667, 0.25      , 0.5       ,</text:p>
            <text:p>       0.33333333, 0.33333333, 0.33333333, 0.        , 0.        ,</text:p>
            <text:p>       0.        , 0.        , 0.        , 0.66666667, 0.5       ,</text:p>
            <text:p>       0.5       , 0.5       , 0.        , 0.33333333, 0.33333333,</text:p>
            <text:p>       0.        , 1.        , 0.375     , 0.22222222, 0.44444444,</text:p>
            <text:p>       0.17647059, 0.48387097]), array([712,  50,  22,  11,  12,   5,  10,   9,   5,   3,   3,   5,   4,</text:p>
            <text:p>         2,   2,   1,   4,   1,   0,   3,   1,   7,   2,   0,   0,   3,</text:p>
            <text:p>         4,   2,   3,   3,   3,   1,   3,   1,   1,   2,   3,   4,   2,</text:p>
            <text:p>         2,   2,   3,   3,   4,   3,   8,   9,   9,  17,  31,   0]))</text:p>
          </table:table-cell>
          <table:table-cell office:value-type="float" office:value="0.286699898666944" calcext:value-type="float">
            <text:p>0.286699898666944</text:p>
          </table:table-cell>
          <table:table-cell office:value-type="float" office:value="0.11001283644768" calcext:value-type="float">
            <text:p>0.11001283644768</text:p>
          </table:table-cell>
          <table:table-cell office:value-type="float" office:value="0.337152317361349" calcext:value-type="float">
            <text:p>0.337152317361349</text:p>
          </table:table-cell>
          <table:table-cell office:value-type="float" office:value="0.64073206782341" calcext:value-type="float">
            <text:p>0.64073206782341</text:p>
          </table:table-cell>
          <table:table-cell office:value-type="float" office:value="0.612727808418559" calcext:value-type="float">
            <text:p>0.612727808418559</text:p>
          </table:table-cell>
          <table:table-cell office:value-type="float" office:value="0.870728194713593" calcext:value-type="float">
            <text:p>0.870728194713593</text:p>
          </table:table-cell>
          <table:table-cell office:value-type="float" office:value="0.125745529746543" calcext:value-type="float">
            <text:p>0.125745529746543</text:p>
          </table:table-cell>
          <table:table-cell office:value-type="string" calcext:value-type="string">
            <text:p>(array([0.01588241, 0.09426375, 0.15735129, 0.23399956, 0.29174948,</text:p>
            <text:p>       0.36053081, 0.43821793, 0.4980391 , 0.56438738, 0.62554094,</text:p>
            <text:p>       0.69582106, 0.76216174, 0.84112383, 0.90246919, 0.99260463]), array([0. , 0. , 0. , 0. , 0. , 0. , 0. , 0.5, 1. , 1. , 1. , 1. , 1. ,</text:p>
            <text:p>       1. , 1. ]), array([ 88,  16,  13,   7,   3,   7,  10,   4,  11,   6,   8,  16,  17,</text:p>
            <text:p>        31, 763,   0]))</text:p>
          </table:table-cell>
          <table:table-cell office:value-type="string" calcext:value-type="string">
            <text:p>(array([0.00831102, 0.14076959, 0.65519846, 0.91802257, 0.97463695,</text:p>
            <text:p>       0.98727479, 0.99296835, 0.99548674, 0.99689615, 0.99776769,</text:p>
            <text:p>       0.99830938, 0.9986787 , 0.99898115, 0.99923943, 0.99945358]), array([0.        , 0.        , 0.81818182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66253, 0.02808958, 0.04836525, 0.07073935, 0.08969377,</text:p>
            <text:p>       0.11372963, 0.12976992, 0.14991828, 0.17116816, 0.18845788,</text:p>
            <text:p>       0.20879085, 0.23186648, 0.25794968, 0.26385856, 0.28525749,</text:p>
            <text:p>       0.30473346, 0.33609325, 0.35200713, 0.36049652, 0.38555226,</text:p>
            <text:p>       0.40902507, 0.43098967, 0.45553699, 0.46942019, 0.49194467,</text:p>
            <text:p>       0.5105238 , 0.53534973, 0.54708757, 0.56827521, 0.58454253,</text:p>
            <text:p>       0.61262763, 0.64214563, 0.66988145, 0.68369484, 0.7076129 ,</text:p>
            <text:p>       0.73062089, 0.75088322, 0.77338875, 0.78759204, 0.81582035,</text:p>
            <text:p>       0.82958695, 0.85357591, 0.87220847, 0.88994148, 0.91119261,</text:p>
            <text:p>       0.93250994, 0.95020584, 0.97254186, 0.99616247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60,  19,   7,   7,   6,   2,   6,   5,   3,   2,   3,   1,   2,</text:p>
            <text:p>         1,   2,   1,   1,   3,   1,   2,   2,   4,   2,   3,   1,   2,</text:p>
            <text:p>         1,   2,   6,   2,   4,   0,   1,   4,   1,   2,   4,   6,   6,</text:p>
            <text:p>         2,   3,   5,   7,   8,   6,  14,  13,  24,  48, 683,   0]))</text:p>
          </table:table-cell>
          <table:table-cell office:value-type="float" office:value="0.213989822928928" calcext:value-type="float">
            <text:p>0.213989822928928</text:p>
          </table:table-cell>
          <table:table-cell office:value-type="float" office:value="0.0302898993640078" calcext:value-type="float">
            <text:p>0.0302898993640078</text:p>
          </table:table-cell>
          <table:table-cell office:value-type="float" office:value="0.247186622926915" calcext:value-type="float">
            <text:p>0.247186622926915</text:p>
          </table:table-cell>
          <table:table-cell office:value-type="float" office:value="0.438217926025391" calcext:value-type="float">
            <text:p>0.438217926025391</text:p>
          </table:table-cell>
          <table:table-cell office:value-type="float" office:value="0.162983354293939" calcext:value-type="float">
            <text:p>0.162983354293939</text:p>
          </table:table-cell>
          <table:table-cell office:value-type="float" office:value="0.491944670677185" calcext:value-type="float">
            <text:p>0.491944670677185</text:p>
          </table:table-cell>
        </table:table-row>
        <table:table-row table:style-name="ro2">
          <table:table-cell office:value-type="string" calcext:value-type="string">
            <text:p>(array([0.00802895, 0.09118108, 0.16613285, 0.2230204 , 0.29359326,</text:p>
            <text:p>       0.38655104, 0.44047657, 0.49931369, 0.56479867, 0.62770958,</text:p>
            <text:p>       0.70298401, 0.76565035, 0.83589293, 0.90612347, 0.97780338]), array([0.07652399, 0.32258065, 0.28571429, 0.14285714, 0.09090909,</text:p>
            <text:p>       0.        , 0.125     , 0.14285714, 0.1       , 0.55555556,</text:p>
            <text:p>       0.41666667, 0.11111111, 0.25      , 0.23076923, 0.29230769]), array([771,  31,  21,  14,  11,   7,   8,   7,  10,   9,  12,   9,  12,</text:p>
            <text:p>        13,  65,   0]))</text:p>
          </table:table-cell>
          <table:table-cell office:value-type="string" calcext:value-type="string">
            <text:p>(array([3.08699797e-04, 5.05443313e-04, 7.77650551e-04, 1.08783545e-03,</text:p>
            <text:p>       1.60818545e-03, 2.37511372e-03, 3.48930475e-03, 5.27446479e-03,</text:p>
            <text:p>       8.13908897e-03, 1.47392607e-02, 2.70649386e-02, 6.56225972e-02,</text:p>
            <text:p>       2.69210661e-01, 7.25950871e-01, 9.76317353e-01]), array([0.01492537, 0.04477612, 0.01515152, 0.05970149, 0.10606061,</text:p>
            <text:p>       0.07462687, 0.10447761, 0.09090909, 0.05970149, 0.07575758,</text:p>
            <text:p>       0.13432836, 0.25373134, 0.16666667, 0.23880597, 0.31343284]), array([67, 67, 66, 67, 66, 67, 67, 66, 67, 66, 67, 67, 66, 67, 67,  0]))</text:p>
          </table:table-cell>
          <table:table-cell office:value-type="string" calcext:value-type="string">
            <text:p>(array([0.00386798, 0.02818396, 0.04839502, 0.07074813, 0.0900864 ,</text:p>
            <text:p>       0.10967727, 0.13177017, 0.15046131, 0.16718454, 0.18952031,</text:p>
            <text:p>       0.20699092, 0.23092047, 0.24514692, 0.27083399, 0.28793886,</text:p>
            <text:p>       0.31934294, 0.32671176, 0.35681444, 0.37714505, 0.39437956,</text:p>
            <text:p>       0.40847963, 0.42881593, 0.45154022, 0.47411303, 0.48657271,</text:p>
            <text:p>       0.50348526, 0.53345491, 0.54971507, 0.56920749, 0.59137525,</text:p>
            <text:p>       0.60373588, 0.63108802, 0.6508463 , 0.66843414, 0.6948244 ,</text:p>
            <text:p>       0.70731577, 0.72488917, 0.74596439, 0.76892133, 0.78863734,</text:p>
            <text:p>       0.81254424, 0.83541924, 0.85326281, 0.86122918, 0.8858061 ,</text:p>
            <text:p>       0.91147682, 0.93291368, 0.9498457 , 0.97002072, 0.99150294]), array([0.06437126, 0.15492958, 0.14285714, 0.35294118, 0.25      ,</text:p>
            <text:p>       0.28571429, 0.4       , 0.42857143, 0.2       , 0.14285714,</text:p>
            <text:p>       0.        , 0.33333333, 0.25      , 0.        , 0.        ,</text:p>
            <text:p>       0.        , 0.33333333, 0.        , 0.        , 0.        ,</text:p>
            <text:p>       1.        , 0.        , 0.        , 0.        , 1.        ,</text:p>
            <text:p>       0.        , 0.        , 0.        , 0.        , 0.25      ,</text:p>
            <text:p>       0.66666667, 0.5       , 1.        , 0.33333333, 0.5       ,</text:p>
            <text:p>       0.5       , 0.25      , 0.33333333, 0.        , 0.        ,</text:p>
            <text:p>       0.        , 0.33333333, 0.5       , 0.        , 0.25      ,</text:p>
            <text:p>       0.        , 0.5       , 0.44444444, 0.42105263, 0.2       ]), array([668,  71,  28,  17,   8,   7,   5,   7,   5,   7,   7,   3,   4,</text:p>
            <text:p>         5,   2,   1,   3,   1,   1,   5,   1,   2,   5,   2,   1,   2,</text:p>
            <text:p>         5,   2,   1,   4,   3,   4,   1,   3,   4,   2,   4,   3,   4,</text:p>
            <text:p>         2,   4,   3,   4,   1,   4,   7,   4,   9,  19,  35,   0]))</text:p>
          </table:table-cell>
          <table:table-cell office:value-type="float" office:value="0.345690650125802" calcext:value-type="float">
            <text:p>0.345690650125802</text:p>
          </table:table-cell>
          <table:table-cell office:value-type="float" office:value="0.14371521824516" calcext:value-type="float">
            <text:p>0.14371521824516</text:p>
          </table:table-cell>
          <table:table-cell office:value-type="float" office:value="0.377806894946389" calcext:value-type="float">
            <text:p>0.377806894946389</text:p>
          </table:table-cell>
          <table:table-cell office:value-type="float" office:value="0.685495686531067" calcext:value-type="float">
            <text:p>0.685495686531067</text:p>
          </table:table-cell>
          <table:table-cell office:value-type="float" office:value="0.662884517392116" calcext:value-type="float">
            <text:p>0.662884517392116</text:p>
          </table:table-cell>
          <table:table-cell office:value-type="float" office:value="0.911476816449846" calcext:value-type="float">
            <text:p>0.911476816449846</text:p>
          </table:table-cell>
          <table:table-cell office:value-type="float" office:value="0.151191823637778" calcext:value-type="float">
            <text:p>0.151191823637778</text:p>
          </table:table-cell>
          <table:table-cell office:value-type="string" calcext:value-type="string">
            <text:p>(array([0.01596399, 0.09338671, 0.16436099, 0.23306578, 0.29817579,</text:p>
            <text:p>       0.36405666, 0.43528726, 0.49684995, 0.55963083, 0.6166463 ,</text:p>
            <text:p>       0.70611256, 0.77686349, 0.83374111, 0.90919691, 0.99185105]), array([0.        , 0.        , 0.        , 0.        , 0.        ,</text:p>
            <text:p>       0.        , 0.        , 0.28571429, 1.        , 1.        ,</text:p>
            <text:p>       1.        , 1.        , 1.        , 1.        , 1.        ]), array([105,  20,  15,  10,   8,   4,  10,   7,   8,  12,  15,  13,  18,</text:p>
            <text:p>        24, 731,   0]))</text:p>
          </table:table-cell>
          <table:table-cell office:value-type="string" calcext:value-type="string">
            <text:p>(array([0.00537069, 0.06777985, 0.41903259, 0.8207333 , 0.9577235 ,</text:p>
            <text:p>       0.97926479, 0.98905733, 0.99372002, 0.9959582 , 0.99738043,</text:p>
            <text:p>       0.9982396 , 0.99886514, 0.99920483, 0.99948549, 0.99968933]), array([0.        , 0.        , 0.34848485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10403, 0.0288009 , 0.04690142, 0.06920604, 0.09023937,</text:p>
            <text:p>       0.11320213, 0.13204155, 0.15188572, 0.16589875, 0.18703735,</text:p>
            <text:p>       0.21136266, 0.23218231, 0.24900698, 0.27370648, 0.29653567,</text:p>
            <text:p>       0.30528134, 0.33140277, 0.36363143, 0.39194399, 0.40883955,</text:p>
            <text:p>       0.43079251, 0.45028493, 0.46654509, 0.49320073, 0.52588697,</text:p>
            <text:p>       0.54845978, 0.57118407, 0.59237957, 0.60446483, 0.62482329,</text:p>
            <text:p>       0.64701593, 0.67312515, 0.69017244, 0.71176316, 0.72775103,</text:p>
            <text:p>       0.7510816 , 0.77191772, 0.79300908, 0.80978692, 0.83360625,</text:p>
            <text:p>       0.85320845, 0.86616767, 0.89024903, 0.91196682, 0.92942959,</text:p>
            <text:p>       0.95055941, 0.971514  , 0.99612687]), array([0., 0., 0., 0., 0., 0., 0., 0., 0., 0., 0., 0., 0., 0., 0., 0., 0.,</text:p>
            <text:p>       0., 0., 0., 0., 0., 0., 0., 1., 1., 1., 1., 1., 1., 1., 1., 1., 1.,</text:p>
            <text:p>       1., 1., 1., 1., 1., 1., 1., 1., 1., 1., 1., 1., 1., 1.]), array([ 71,  22,   9,   8,   9,   5,   3,   5,   3,   5,   2,   5,   3,</text:p>
            <text:p>         3,   1,   2,   3,   0,   2,   1,   4,   1,   2,   5,   3,   0,</text:p>
            <text:p>         2,   5,   2,   1,   7,   3,   2,   3,   3,   3,   6,   4,   2,</text:p>
            <text:p>         7,   6,   5,   6,   3,   6,   6,  13,  28,  68, 632,   0]))</text:p>
          </table:table-cell>
          <table:table-cell office:value-type="float" office:value="0.22809270570993" calcext:value-type="float">
            <text:p>0.22809270570993</text:p>
          </table:table-cell>
          <table:table-cell office:value-type="float" office:value="0.0276250894368076" calcext:value-type="float">
            <text:p>0.0276250894368076</text:p>
          </table:table-cell>
          <table:table-cell office:value-type="float" office:value="0.242716334766008" calcext:value-type="float">
            <text:p>0.242716334766008</text:p>
          </table:table-cell>
          <table:table-cell office:value-type="float" office:value="0.440369173884392" calcext:value-type="float">
            <text:p>0.440369173884392</text:p>
          </table:table-cell>
          <table:table-cell office:value-type="float" office:value="0.17926670377379" calcext:value-type="float">
            <text:p>0.17926670377379</text:p>
          </table:table-cell>
          <table:table-cell office:value-type="float" office:value="0.493200729290644" calcext:value-type="float">
            <text:p>0.493200729290644</text:p>
          </table:table-cell>
        </table:table-row>
        <table:table-row table:style-name="ro2">
          <table:table-cell office:value-type="string" calcext:value-type="string">
            <text:p>(array([0.00696366, 0.09548324, 0.1747473 , 0.2317094 , 0.28701236,</text:p>
            <text:p>       0.37638358, 0.43805451, 0.50649278, 0.56681794, 0.63990679,</text:p>
            <text:p>       0.70298743, 0.76389246, 0.83761926, 0.89918725, 0.97158432]), array([0.07168459, 0.24137931, 0.4       , 0.14285714, 0.        ,</text:p>
            <text:p>       0.4       , 0.        , 0.66666667, 0.375     , 0.33333333,</text:p>
            <text:p>       0.5       , 0.14285714, 0.2       , 0.38888889, 0.54545455]), array([837,  29,  15,   7,   3,   5,   6,   9,  16,   6,   4,   7,   5,</text:p>
            <text:p>        18,  33,   0]))</text:p>
          </table:table-cell>
          <table:table-cell office:value-type="string" calcext:value-type="string">
            <text:p>(array([6.38983827e-04, 7.75915819e-04, 9.07247113e-04, 1.11969883e-03,</text:p>
            <text:p>       1.42491885e-03, 1.93653089e-03, 2.59044178e-03, 3.50465641e-03,</text:p>
            <text:p>       5.13138411e-03, 7.80012007e-03, 1.27238284e-02, 2.42902204e-02,</text:p>
            <text:p>       6.66771410e-02, 4.04200299e-01, 9.04402185e-01]), array([0.        , 0.01492537, 0.01515152, 0.04477612, 0.04545455,</text:p>
            <text:p>       0.07462687, 0.01492537, 0.07575758, 0.13432836, 0.15151515,</text:p>
            <text:p>       0.10447761, 0.14925373, 0.18181818, 0.34328358, 0.43283582]), array([67, 67, 66, 67, 66, 67, 67, 66, 67, 66, 67, 67, 66, 67, 67,  0]))</text:p>
          </table:table-cell>
          <table:table-cell office:value-type="string" calcext:value-type="string">
            <text:p>(array([0.0038903 , 0.02930827, 0.04714731, 0.06804251, 0.08973357,</text:p>
            <text:p>       0.10873331, 0.12569029, 0.14483447, 0.17177799, 0.18925643,</text:p>
            <text:p>       0.21371371, 0.23485826, 0.24498178, 0.27389205, 0.31325299,</text:p>
            <text:p>       0.35842732, 0.37055638, 0.3911889 , 0.41291484, 0.42123853,</text:p>
            <text:p>       0.45764506, 0.47595674, 0.49720286, 0.50874938, 0.53112929,</text:p>
            <text:p>       0.55117455, 0.56861383, 0.59222832, 0.60836124, 0.63266847,</text:p>
            <text:p>       0.64995298, 0.66795543, 0.70978028, 0.72231495, 0.74615371,</text:p>
            <text:p>       0.77098796, 0.81182945, 0.82258809, 0.84568042, 0.87166561,</text:p>
            <text:p>       0.89381691, 0.9079866 , 0.92411874, 0.94824251, 0.97440305,</text:p>
            <text:p>       0.99063205]), array([0.06507304, 0.12903226, 0.10526316, 0.22222222, 0.30769231,</text:p>
            <text:p>       0.5       , 0.        , 0.        , 0.42857143, 0.5       ,</text:p>
            <text:p>       0.        , 0.33333333, 0.        , 0.        , 0.        ,</text:p>
            <text:p>       0.        , 0.5       , 0.5       , 0.        , 0.        ,</text:p>
            <text:p>       0.        , 1.        , 0.5       , 0.75      , 0.25      ,</text:p>
            <text:p>       0.5       , 0.5       , 0.33333333, 0.        , 0.        ,</text:p>
            <text:p>       0.5       , 1.        , 0.5       , 0.        , 0.        ,</text:p>
            <text:p>       0.2       , 1.        , 0.        , 0.        , 0.6       ,</text:p>
            <text:p>       0.2       , 0.5       , 0.        , 0.36363636, 0.6       ,</text:p>
            <text:p>       0.66666667]), array([753,  62,  19,   9,  13,   4,   7,   1,   7,   6,   2,   3,   2,</text:p>
            <text:p>         2,   0,   1,   0,   1,   2,   2,   1,   2,   3,   1,   2,   4,</text:p>
            <text:p>         4,   6,   2,   6,   1,   2,   2,   2,   0,   2,   1,   2,   5,</text:p>
            <text:p>         0,   1,   1,   2,   5,   5,   6,   3,  11,  10,  12,   0]))</text:p>
          </table:table-cell>
          <table:table-cell office:value-type="float" office:value="0.28866937858537" calcext:value-type="float">
            <text:p>0.28866937858537</text:p>
          </table:table-cell>
          <table:table-cell office:value-type="float" office:value="0.0940833575706644" calcext:value-type="float">
            <text:p>0.0940833575706644</text:p>
          </table:table-cell>
          <table:table-cell office:value-type="float" office:value="0.341096845171417" calcext:value-type="float">
            <text:p>0.341096845171417</text:p>
          </table:table-cell>
          <table:table-cell office:value-type="float" office:value="0.637619256973267" calcext:value-type="float">
            <text:p>0.637619256973267</text:p>
          </table:table-cell>
          <table:table-cell office:value-type="float" office:value="0.471566363946715" calcext:value-type="float">
            <text:p>0.471566363946715</text:p>
          </table:table-cell>
          <table:table-cell office:value-type="float" office:value="0.92411873737971" calcext:value-type="float">
            <text:p>0.92411873737971</text:p>
          </table:table-cell>
          <table:table-cell office:value-type="float" office:value="0.11157060671769" calcext:value-type="float">
            <text:p>0.11157060671769</text:p>
          </table:table-cell>
          <table:table-cell office:value-type="string" calcext:value-type="string">
            <text:p>(array([0.01665393, 0.09467495, 0.17183092, 0.23741669, 0.28680053,</text:p>
            <text:p>       0.37152605, 0.43364341, 0.49905903, 0.56476617, 0.63733584,</text:p>
            <text:p>       0.70490274, 0.76959976, 0.8285196 , 0.90070709, 0.99306005]), array([0.        , 0.        , 0.        , 0.        , 0.        ,</text:p>
            <text:p>       0.        , 0.        , 0.55555556, 1.        , 1.        ,</text:p>
            <text:p>       1.        , 1.        , 1.        , 1.        , 1.        ]), array([ 75,  18,  10,   7,   2,   6,  10,   9,  12,   5,   5,   7,  10,</text:p>
            <text:p>        29, 795,   0]))</text:p>
          </table:table-cell>
          <table:table-cell office:value-type="string" calcext:value-type="string">
            <text:p>(array([0.01201042, 0.23304723, 0.7602538 , 0.95918724, 0.9820669 ,</text:p>
            <text:p>       0.99039863, 0.99406406, 0.9961658 , 0.99725575, 0.99797352,</text:p>
            <text:p>       0.99853849, 0.9988648 , 0.99909029, 0.99922384, 0.99936102]), array([0.        , 0.02985075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725935, 0.02790614, 0.05180187, 0.07335442, 0.08974695,</text:p>
            <text:p>       0.10699344, 0.13403931, 0.15431958, 0.17236291, 0.19417877,</text:p>
            <text:p>       0.23084485, 0.25384629, 0.27768505, 0.29591602, 0.34396368,</text:p>
            <text:p>       0.36590556, 0.39373797, 0.4084592 , 0.42338139, 0.45021935,</text:p>
            <text:p>       0.46957152, 0.4935912 , 0.50694355, 0.52684647, 0.5474617 ,</text:p>
            <text:p>       0.57271066, 0.59143063, 0.61345938, 0.62194085, 0.64272116,</text:p>
            <text:p>       0.66795543, 0.68674701, 0.71547657, 0.72610795, 0.75501822,</text:p>
            <text:p>       0.76819643, 0.78628629, 0.8147068 , 0.82739845, 0.85516553,</text:p>
            <text:p>       0.87465746, 0.89203731, 0.90913432, 0.93239224, 0.95243265,</text:p>
            <text:p>       0.97102986, 0.99626817]), array([0., 0., 0., 0., 0., 0., 0., 0., 0., 0., 0., 0., 0., 0., 0., 0., 0.,</text:p>
            <text:p>       0., 0., 0., 0., 0., 1., 1., 1., 1., 1., 1., 1., 1., 1., 1., 1., 1.,</text:p>
            <text:p>       1., 1., 1., 1., 1., 1., 1., 1., 1., 1., 1., 1., 1.]), array([ 53,  12,   9,   5,   7,   6,   2,   2,   4,   3,   0,   5,   2,</text:p>
            <text:p>         1,   1,   0,   0,   1,   3,   2,   4,   1,   3,   4,   2,   4,</text:p>
            <text:p>         1,   6,   3,   3,   1,   1,   2,   2,   1,   1,   2,   2,   3,</text:p>
            <text:p>         2,   4,   4,   1,  10,   3,  12,   7,  21,  60, 712,   0]))</text:p>
          </table:table-cell>
          <table:table-cell office:value-type="float" office:value="0.218010117133678" calcext:value-type="float">
            <text:p>0.218010117133678</text:p>
          </table:table-cell>
          <table:table-cell office:value-type="float" office:value="0.036184183933229" calcext:value-type="float">
            <text:p>0.036184183933229</text:p>
          </table:table-cell>
          <table:table-cell office:value-type="float" office:value="0.248182121757021" calcext:value-type="float">
            <text:p>0.248182121757021</text:p>
          </table:table-cell>
          <table:table-cell office:value-type="float" office:value="0.435233826438586" calcext:value-type="float">
            <text:p>0.435233826438586</text:p>
          </table:table-cell>
          <table:table-cell office:value-type="float" office:value="0.239746198961229" calcext:value-type="float">
            <text:p>0.239746198961229</text:p>
          </table:table-cell>
          <table:table-cell office:value-type="float" office:value="0.493591204285622" calcext:value-type="float">
            <text:p>0.493591204285622</text:p>
          </table:table-cell>
        </table:table-row>
        <table:table-row table:style-name="ro3">
          <table:table-cell office:value-type="string" calcext:value-type="string">
            <text:p>(array([0.00544354, 0.09594461, 0.16233078, 0.22399442, 0.29500857,</text:p>
            <text:p>       0.37723768, 0.43707139, 0.51395281, 0.54515097, 0.64695834,</text:p>
            <text:p>       0.69115353, 0.78010219, 0.84662956, 0.90177994, 0.97721178]), array([0.07428571, 0.2173913 , 0.47058824, 0.16666667, 0.        ,</text:p>
            <text:p>       0.2       , 0.66666667, 0.        , 0.        , 0.25      ,</text:p>
            <text:p>       0.        , 0.5       , 0.25      , 0.4       , 0.29411765]), array([875,  23,  17,   6,   7,  10,   6,   3,   2,   4,   2,   2,   4,</text:p>
            <text:p>         5,  34,   0]))</text:p>
          </table:table-cell>
          <table:table-cell office:value-type="string" calcext:value-type="string">
            <text:p>(array([3.00332701e-04, 4.07946553e-04, 5.23579975e-04, 6.49132972e-04,</text:p>
            <text:p>       8.10259340e-04, 1.03565449e-03, 1.33853631e-03, 1.85114739e-03,</text:p>
            <text:p>       2.98956572e-03, 4.56027475e-03, 6.70377716e-03, 1.23345193e-02,</text:p>
            <text:p>       3.01409829e-02, 1.60178123e-01, 8.03855477e-01]), array([0.        , 0.01492537, 0.06060606, 0.01492537, 0.07462687,</text:p>
            <text:p>       0.03030303, 0.04477612, 0.09090909, 0.04477612, 0.12121212,</text:p>
            <text:p>       0.17910448, 0.07462687, 0.21212121, 0.23880597, 0.29850746]), array([67, 67, 66, 67, 67, 66, 67, 66, 67, 66, 67, 67, 66, 67, 67,  0]))</text:p>
          </table:table-cell>
          <table:table-cell office:value-type="string" calcext:value-type="string">
            <text:p>(array([0.0030176 , 0.02866106, 0.04905774, 0.06769806, 0.090089  ,</text:p>
            <text:p>       0.11044875, 0.12891297, 0.1511258 , 0.16368742, 0.1905487 ,</text:p>
            <text:p>       0.20754669, 0.22852428, 0.24330027, 0.27481124, 0.29145375,</text:p>
            <text:p>       0.3044998 , 0.32353041, 0.34473547, 0.36871911, 0.39055299,</text:p>
            <text:p>       0.41414022, 0.43231613, 0.4506585 , 0.46068123, 0.51395281,</text:p>
            <text:p>       0.54515097, 0.63251388, 0.65177315, 0.66675854, 0.71554852,</text:p>
            <text:p>       0.77448845, 0.78571594, 0.82345283, 0.8494364 , 0.86419261,</text:p>
            <text:p>       0.89063415, 0.90921046, 0.94546545, 0.97455145, 0.99132408]), array([0.06165228, 0.23255814, 0.29411765, 0.        , 0.33333333,</text:p>
            <text:p>       0.5       , 0.11111111, 0.5       , 0.5       , 0.6       ,</text:p>
            <text:p>       0.        , 0.        , 1.        , 0.        , 0.        ,</text:p>
            <text:p>       0.        , 0.        , 0.        , 0.25      , 0.2       ,</text:p>
            <text:p>       0.        , 0.66666667, 1.        , 1.        , 0.        ,</text:p>
            <text:p>       0.        , 1.        , 0.        , 0.        , 0.        ,</text:p>
            <text:p>       1.        , 0.        , 1.        , 0.        , 0.        ,</text:p>
            <text:p>       0.        , 0.66666667, 0.44444444, 0.25      , 0.23809524]), array([811,  43,  17,   8,  12,   2,   9,   4,   4,   5,   2,   3,   1,</text:p>
            <text:p>         2,   2,   2,   1,   1,   4,   5,   1,   3,   1,   1,   0,   3,</text:p>
            <text:p>         0,   2,   0,   0,   0,   1,   3,   1,   0,   1,   0,   0,   1,</text:p>
            <text:p>         1,   0,   1,   2,   1,   2,   3,   0,   9,   4,  21,   0]))</text:p>
          </table:table-cell>
          <table:table-cell office:value-type="float" office:value="0.364435804316061" calcext:value-type="float">
            <text:p>0.364435804316061</text:p>
          </table:table-cell>
          <table:table-cell office:value-type="float" office:value="0.0989229017383482" calcext:value-type="float">
            <text:p>0.0989229017383482</text:p>
          </table:table-cell>
          <table:table-cell office:value-type="float" office:value="0.41432006905575" calcext:value-type="float">
            <text:p>0.41432006905575</text:p>
          </table:table-cell>
          <table:table-cell office:value-type="float" office:value="0.691153526306152" calcext:value-type="float">
            <text:p>0.691153526306152</text:p>
          </table:table-cell>
          <table:table-cell office:value-type="float" office:value="0.50534801429777" calcext:value-type="float">
            <text:p>0.50534801429777</text:p>
          </table:table-cell>
          <table:table-cell office:value-type="float" office:value="0.890634149312973" calcext:value-type="float">
            <text:p>0.890634149312973</text:p>
          </table:table-cell>
          <table:table-cell office:value-type="float" office:value="0.110688593504294" calcext:value-type="float">
            <text:p>0.110688593504294</text:p>
          </table:table-cell>
          <table:table-cell office:value-type="string" calcext:value-type="string">
            <text:p>(array([0.01403468, 0.09866872, 0.16120566, 0.22879217, 0.30884647,</text:p>
            <text:p>       0.36247579, 0.44641884, 0.48604719, 0.5731933 , 0.62531505,</text:p>
            <text:p>       0.70499143, 0.77897037, 0.84001573, 0.90457617, 0.99476974]), array([0., 0., 0., 0., 0., 0., 0., 0., 1., 1., 1., 1., 1., 1., 1.]), array([ 89,   8,  11,   2,   2,   5,   6,   3,   2,   9,   7,   6,  10,</text:p>
            <text:p>        20, 820,   0]))</text:p>
          </table:table-cell>
          <table:table-cell office:value-type="string" calcext:value-type="string">
            <text:p>(array([0.0057158 , 0.22835768, 0.86307386, 0.97733276, 0.99065363,</text:p>
            <text:p>       0.9945872 , 0.99651161, 0.99788718, 0.99858765, 0.99891567,</text:p>
            <text:p>       0.9991672 , 0.99934188, 0.99947253, 0.99959198, 0.99969967]), array([0.        , 0.11940299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49235, 0.02902012, 0.050933  , 0.09210562, 0.10960722,</text:p>
            <text:p>       0.13572227, 0.14992705, 0.16504934, 0.19067028, 0.21428406,</text:p>
            <text:p>       0.24330027, 0.28445148, 0.33324146, 0.34822685, 0.37530288,</text:p>
            <text:p>       0.39239553, 0.42873761, 0.45345219, 0.46068123, 0.48604719,</text:p>
            <text:p>       0.56052682, 0.58585978, 0.60990765, 0.63323508, 0.65526453,</text:p>
            <text:p>       0.67646959, 0.6955002 , 0.70854625, 0.72518876, 0.7722289 ,</text:p>
            <text:p>       0.79245331, 0.80963366, 0.83293394, 0.8470389 , 0.87192755,</text:p>
            <text:p>       0.88919245, 0.91070915, 0.93230194, 0.9490336 , 0.97185417,</text:p>
            <text:p>       0.9970405 ]), array([0., 0., 0., 0., 0., 0., 0., 0., 0., 0., 0., 0., 0., 0., 0., 0., 0.,</text:p>
            <text:p>       0., 0., 0., 1., 1., 1., 1., 1., 1., 1., 1., 1., 1., 1., 1., 1., 1.,</text:p>
            <text:p>       1., 1., 1., 1., 1., 1., 1.]), array([ 66,  13,  10,   0,   5,   3,   2,   4,   2,   3,   1,   0,   1,</text:p>
            <text:p>         0,   1,   0,   1,   3,   1,   1,   0,   2,   3,   1,   3,   0,</text:p>
            <text:p>         0,   0,   1,   1,   4,   4,   1,   1,   2,   2,   2,   0,   4,</text:p>
            <text:p>         2,   2,   3,   2,   8,   1,  10,   8,  16,  34, 766,   0]))</text:p>
          </table:table-cell>
          <table:table-cell office:value-type="float" office:value="0.245643848828689" calcext:value-type="float">
            <text:p>0.245643848828689</text:p>
          </table:table-cell>
          <table:table-cell office:value-type="float" office:value="0.0199898456245007" calcext:value-type="float">
            <text:p>0.0199898456245007</text:p>
          </table:table-cell>
          <table:table-cell office:value-type="float" office:value="0.232239055443705" calcext:value-type="float">
            <text:p>0.232239055443705</text:p>
          </table:table-cell>
          <table:table-cell office:value-type="float" office:value="0.486047188440959" calcext:value-type="float">
            <text:p>0.486047188440959</text:p>
          </table:table-cell>
          <table:table-cell office:value-type="float" office:value="0.136926141708638" calcext:value-type="float">
            <text:p>0.136926141708638</text:p>
          </table:table-cell>
          <table:table-cell office:value-type="float" office:value="0.486047188440959" calcext:value-type="float">
            <text:p>0.486047188440959</text:p>
          </table:table-cell>
        </table:table-row>
        <table:table-row table:style-name="ro3">
          <table:table-cell office:value-type="string" calcext:value-type="string">
            <text:p>(array([0.0046481 , 0.09303029, 0.1828708 , 0.24247976, 0.2826812 ,</text:p>
            <text:p>       0.39220784, 0.45620042, 0.50600928, 0.56832029, 0.61571133,</text:p>
            <text:p>       0.70351347, 0.75180747, 0.81768167, 0.90848088, 0.97048918]), array([0.1083151 , 0.35      , 0.4       , 0.8       , 0.33333333,</text:p>
            <text:p>       0.        , 0.        , 0.5       , 0.        , 0.5       ,</text:p>
            <text:p>       0.        , 0.        , 0.5       , 0.6       , 0.33333333]), array([914,  20,   5,   5,   3,   3,   1,   6,   3,   2,   4,   4,   2,</text:p>
            <text:p>        10,  18,   0]))</text:p>
          </table:table-cell>
          <table:table-cell office:value-type="string" calcext:value-type="string">
            <text:p>(array([1.92283838e-04, 2.52727069e-04, 3.19297136e-04, 3.96030310e-04,</text:p>
            <text:p>       5.01941364e-04, 6.53084838e-04, 8.58282395e-04, 1.18533060e-03,</text:p>
            <text:p>       1.68103257e-03, 2.44103688e-03, 3.90578576e-03, 7.00486225e-03,</text:p>
            <text:p>       1.56337933e-02, 5.45207105e-02, 6.67459376e-01]), array([0.01492537, 0.        , 0.01515152, 0.02985075, 0.03030303,</text:p>
            <text:p>       0.04477612, 0.08955224, 0.12121212, 0.14925373, 0.21212121,</text:p>
            <text:p>       0.1641791 , 0.19402985, 0.1969697 , 0.32835821, 0.35820896]), array([67, 67, 66, 67, 66, 67, 67, 66, 67, 66, 67, 67, 66, 67, 67,  0]))</text:p>
          </table:table-cell>
          <table:table-cell office:value-type="string" calcext:value-type="string">
            <text:p>(array([0.00238518, 0.02976918, 0.04751629, 0.06810807, 0.08799168,</text:p>
            <text:p>       0.10543024, 0.12635603, 0.17564283, 0.18768945, 0.21345979,</text:p>
            <text:p>       0.22980911, 0.25145907, 0.26969078, 0.2874369 , 0.39220784,</text:p>
            <text:p>       0.45620042, 0.47957206, 0.49368879, 0.51191735, 0.52704275,</text:p>
            <text:p>       0.5456562 , 0.56644648, 0.5928582 , 0.6049152 , 0.62650746,</text:p>
            <text:p>       0.66688961, 0.71572143, 0.73772508, 0.75063121, 0.76824236,</text:p>
            <text:p>       0.80075502, 0.83460832, 0.86737549, 0.89202893, 0.91332247,</text:p>
            <text:p>       0.9352369 , 0.94761564, 0.97312368, 0.99058289]), array([0.0926143 , 0.3902439 , 0.17647059, 0.375     , 0.14285714,</text:p>
            <text:p>       0.5       , 0.5       , 0.5       , 0.33333333, 1.        ,</text:p>
            <text:p>       0.        , 1.        , 0.5       , 0.5       , 0.        ,</text:p>
            <text:p>       0.        , 1.        , 0.        , 0.33333333, 1.        ,</text:p>
            <text:p>       0.        , 0.        , 0.        , 0.        , 1.        ,</text:p>
            <text:p>       0.        , 0.        , 0.        , 0.        , 0.        ,</text:p>
            <text:p>       0.        , 1.        , 1.        , 0.        , 0.57142857,</text:p>
            <text:p>       0.75      , 0.33333333, 0.5       , 0.125     ]), array([853,  41,  17,   8,   7,   6,   2,   0,   2,   3,   1,   1,   2,</text:p>
            <text:p>         2,   2,   0,   0,   0,   0,   3,   0,   0,   1,   1,   1,   3,</text:p>
            <text:p>         1,   1,   1,   1,   1,   1,   0,   1,   0,   3,   1,   2,   1,</text:p>
            <text:p>         0,   1,   1,   0,   1,   1,   7,   4,   3,   4,   8,   0]))</text:p>
          </table:table-cell>
          <table:table-cell office:value-type="float" office:value="0.362868452117309" calcext:value-type="float">
            <text:p>0.362868452117309</text:p>
          </table:table-cell>
          <table:table-cell office:value-type="float" office:value="0.120726174990113" calcext:value-type="float">
            <text:p>0.120726174990113</text:p>
          </table:table-cell>
          <table:table-cell office:value-type="float" office:value="0.453716853832521" calcext:value-type="float">
            <text:p>0.453716853832521</text:p>
          </table:table-cell>
          <table:table-cell office:value-type="float" office:value="0.75180746614933" calcext:value-type="float">
            <text:p>0.75180746614933</text:p>
          </table:table-cell>
          <table:table-cell office:value-type="float" office:value="0.309250420598841" calcext:value-type="float">
            <text:p>0.309250420598841</text:p>
          </table:table-cell>
          <table:table-cell office:value-type="float" office:value="0.89202892780304" calcext:value-type="float">
            <text:p>0.89202892780304</text:p>
          </table:table-cell>
          <table:table-cell office:value-type="float" office:value="0.130719642531224" calcext:value-type="float">
            <text:p>0.130719642531224</text:p>
          </table:table-cell>
          <table:table-cell office:value-type="string" calcext:value-type="string">
            <text:p>(array([0.01167515, 0.09522647, 0.18816808, 0.24691998, 0.29439663,</text:p>
            <text:p>       0.3950848 , 0.43167971, 0.49686889, 0.54379958, 0.61247098,</text:p>
            <text:p>       0.71899673, 0.77019089, 0.82137839, 0.90903654, 0.99575686]), array([0. , 0. , 0. , 0. , 0. , 0. , 0. , 0.5, 1. , 1. , 1. , 1. , 1. ,</text:p>
            <text:p>       1. , 1. ]), array([111,  11,   3,   8,   5,   1,   3,   6,   1,   4,   2,   1,   4,</text:p>
            <text:p>        19, 821,   0]))</text:p>
          </table:table-cell>
          <table:table-cell office:value-type="string" calcext:value-type="string">
            <text:p>(array([0.00252631, 0.07456631, 0.78125035, 0.98034797, 0.99338716,</text:p>
            <text:p>       0.99656577, 0.99800367, 0.99867798, 0.99908353, 0.99932665,</text:p>
            <text:p>       0.99948783, 0.99959975, 0.99967877, 0.9997463 , 0.99980742]), array([0.        , 0.        , 0.83333333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69008, 0.02946414, 0.04668068, 0.06897694, 0.08911125,</text:p>
            <text:p>       0.1051804 , 0.12325462, 0.17186463, 0.1963198 , 0.21345979,</text:p>
            <text:p>       0.23175764, 0.25041393, 0.26424335, 0.28471819, 0.33311039,</text:p>
            <text:p>       0.3950848 , 0.4071418 , 0.43355352, 0.4543438 , 0.47957206,</text:p>
            <text:p>       0.48313382, 0.50416546, 0.52704275, 0.54379958, 0.60779216,</text:p>
            <text:p>       0.62650746, 0.71116325, 0.72683021, 0.77019089, 0.81516314,</text:p>
            <text:p>       0.82759364, 0.86895902, 0.89338971, 0.91337605, 0.93399885,</text:p>
            <text:p>       0.95123156, 0.97045604, 0.997798  ]), array([0., 0., 0., 0., 0., 0., 0., 0., 0., 0., 0., 0., 0., 0., 0., 0., 0.,</text:p>
            <text:p>       0., 0., 0., 0., 1., 1., 1., 1., 1., 1., 1., 1., 1., 1., 1., 1., 1.,</text:p>
            <text:p>       1., 1., 1., 1.]), array([ 86,  18,   5,   4,   4,   4,   1,   0,   1,   2,   1,   1,   4,</text:p>
            <text:p>         2,   4,   0,   1,   0,   0,   1,   1,   1,   1,   1,   2,   2,</text:p>
            <text:p>         1,   1,   0,   0,   3,   1,   0,   0,   0,   1,   1,   0,   1,</text:p>
            <text:p>         0,   2,   2,   0,   2,   3,  10,   8,  15,  27, 775,   0]))</text:p>
          </table:table-cell>
          <table:table-cell office:value-type="float" office:value="0.219643463253645" calcext:value-type="float">
            <text:p>0.219643463253645</text:p>
          </table:table-cell>
          <table:table-cell office:value-type="float" office:value="0.0110308536744973" calcext:value-type="float">
            <text:p>0.0110308536744973</text:p>
          </table:table-cell>
          <table:table-cell office:value-type="float" office:value="0.233595206324423" calcext:value-type="float">
            <text:p>0.233595206324423</text:p>
          </table:table-cell>
          <table:table-cell office:value-type="float" office:value="0.456200420856476" calcext:value-type="float">
            <text:p>0.456200420856476</text:p>
          </table:table-cell>
          <table:table-cell office:value-type="float" office:value="0.0745663050033931" calcext:value-type="float">
            <text:p>0.0745663050033931</text:p>
          </table:table-cell>
          <table:table-cell office:value-type="float" office:value="0.495834544301033" calcext:value-type="float">
            <text:p>0.495834544301033</text:p>
          </table:table-cell>
        </table:table-row>
        <table:table-row table:style-name="ro2">
          <table:table-cell office:value-type="string" calcext:value-type="string">
            <text:p>(array([0.00683461, 0.09267153, 0.16838275, 0.23729619, 0.3082034 ,</text:p>
            <text:p>       0.36900353, 0.43056133, 0.49341021, 0.56766901, 0.63162141,</text:p>
            <text:p>       0.71261019, 0.77223192, 0.83868458, 0.90561412, 0.97654191]), array([0.08791209, 0.16666667, 0.17647059, 0.125     , 0.22222222,</text:p>
            <text:p>       0.125     , 0.25      , 0.375     , 0.4       , 0.        ,</text:p>
            <text:p>       0.        , 0.4       , 0.44444444, 0.29411765, 0.37254902]), array([819,  24,  17,   8,   9,   8,   4,   8,   5,   6,   5,  10,   9,</text:p>
            <text:p>        17,  51,   0]))</text:p>
          </table:table-cell>
          <table:table-cell office:value-type="string" calcext:value-type="string">
            <text:p>(array([2.84089480e-04, 4.04211628e-04, 5.43754711e-04, 7.10711575e-04,</text:p>
            <text:p>       9.39010860e-04, 1.24185691e-03, 1.73094958e-03, 2.68932899e-03,</text:p>
            <text:p>       4.24829023e-03, 6.94559481e-03, 1.41495236e-02, 3.26966549e-02,</text:p>
            <text:p>       1.15484492e-01, 5.70834011e-01, 9.60015549e-01]), array([0.01492537, 0.        , 0.06060606, 0.04477612, 0.07462687,</text:p>
            <text:p>       0.06060606, 0.08955224, 0.07575758, 0.07462687, 0.24242424,</text:p>
            <text:p>       0.10447761, 0.13432836, 0.21212121, 0.28358209, 0.34328358]), array([67, 67, 66, 67, 67, 66, 67, 66, 67, 66, 67, 67, 66, 67, 67,  0]))</text:p>
          </table:table-cell>
          <table:table-cell office:value-type="string" calcext:value-type="string">
            <text:p>(array([0.00303477, 0.02807044, 0.04919806, 0.06729547, 0.08859724,</text:p>
            <text:p>       0.1130077 , 0.12857469, 0.15515837, 0.1674042 , 0.18918855,</text:p>
            <text:p>       0.20976102, 0.23801169, 0.25070602, 0.29443172, 0.31127792,</text:p>
            <text:p>       0.3227119 , 0.3486151 , 0.36796159, 0.39008658, 0.41903517,</text:p>
            <text:p>       0.43116805, 0.44087407, 0.4730037 , 0.48526992, 0.50768362,</text:p>
            <text:p>       0.55104357, 0.56784729, 0.58375961, 0.60507575, 0.63448435,</text:p>
            <text:p>       0.64622396, 0.66438431, 0.68182802, 0.71555313, 0.72505832,</text:p>
            <text:p>       0.75006475, 0.77296707, 0.79341888, 0.8065086 , 0.84833584,</text:p>
            <text:p>       0.86541593, 0.89071943, 0.91279866, 0.9296878 , 0.94797013,</text:p>
            <text:p>       0.97040482, 0.99031962]), array([0.07660739, 0.07843137, 0.35714286, 0.16666667, 0.16666667,</text:p>
            <text:p>       0.16666667, 0.2       , 0.5       , 0.        , 0.16666667,</text:p>
            <text:p>       0.        , 0.        , 0.25      , 0.        , 0.25      ,</text:p>
            <text:p>       0.5       , 0.33333333, 0.        , 0.        , 0.        ,</text:p>
            <text:p>       0.        , 1.        , 0.        , 0.5       , 0.5       ,</text:p>
            <text:p>       0.        , 0.33333333, 1.        , 0.        , 0.        ,</text:p>
            <text:p>       0.        , 0.        , 0.        , 0.        , 0.        ,</text:p>
            <text:p>       0.        , 0.75      , 0.33333333, 0.66666667, 0.66666667,</text:p>
            <text:p>       0.25      , 0.33333333, 0.28571429, 0.        , 0.33333333,</text:p>
            <text:p>       0.14285714, 0.4516129 ]), array([731,  51,  28,  18,   6,   6,   5,   4,   5,   6,   2,   2,   4,</text:p>
            <text:p>         0,   3,   4,   2,   3,   2,   3,   1,   2,   1,   2,   2,   4,</text:p>
            <text:p>         0,   1,   3,   1,   2,   2,   1,   1,   1,   2,   2,   3,   4,</text:p>
            <text:p>         3,   3,   0,   3,   4,   6,   7,   4,  12,   7,  31,   0]))</text:p>
          </table:table-cell>
          <table:table-cell office:value-type="float" office:value="0.293218328681704" calcext:value-type="float">
            <text:p>0.293218328681704</text:p>
          </table:table-cell>
          <table:table-cell office:value-type="float" office:value="0.127436828400797" calcext:value-type="float">
            <text:p>0.127436828400797</text:p>
          </table:table-cell>
          <table:table-cell office:value-type="float" office:value="0.363153692238165" calcext:value-type="float">
            <text:p>0.363153692238165</text:p>
          </table:table-cell>
          <table:table-cell office:value-type="float" office:value="0.712610185146332" calcext:value-type="float">
            <text:p>0.712610185146332</text:p>
          </table:table-cell>
          <table:table-cell office:value-type="float" office:value="0.616731966609385" calcext:value-type="float">
            <text:p>0.616731966609385</text:p>
          </table:table-cell>
          <table:table-cell office:value-type="float" office:value="0.929687798023224" calcext:value-type="float">
            <text:p>0.929687798023224</text:p>
          </table:table-cell>
          <table:table-cell office:value-type="float" office:value="0.136787437068396" calcext:value-type="float">
            <text:p>0.136787437068396</text:p>
          </table:table-cell>
          <table:table-cell office:value-type="string" calcext:value-type="string">
            <text:p>(array([0.01795542, 0.09310384, 0.15637977, 0.2350392 , 0.29676584,</text:p>
            <text:p>       0.36708283, 0.43791332, 0.50690345, 0.5735506 , 0.62961144,</text:p>
            <text:p>       0.69522588, 0.76992946, 0.82981626, 0.90643939, 0.99356849]), array([0.   , 0.   , 0.   , 0.   , 0.   , 0.   , 0.   , 0.625, 1.   ,</text:p>
            <text:p>       1.   , 1.   , 1.   , 1.   , 1.   , 1.   ]), array([104,  16,   8,   7,   7,   7,   4,   8,   5,   7,   7,  11,  18,</text:p>
            <text:p>        25, 766,   0]))</text:p>
          </table:table-cell>
          <table:table-cell office:value-type="string" calcext:value-type="string">
            <text:p>(array([0.00505849, 0.08442246, 0.5854606 , 0.91971251, 0.97606659,</text:p>
            <text:p>       0.98967483, 0.99472826, 0.99680553, 0.99801984, 0.99866735,</text:p>
            <text:p>       0.99901866, 0.99927092, 0.99945046, 0.99959381, 0.99971455]), array([0.        , 0.        , 0.66666667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00002, 0.02968753, 0.0523065 , 0.06881494, 0.08813603,</text:p>
            <text:p>       0.10885316, 0.13555421, 0.15298735, 0.18785198, 0.20786458,</text:p>
            <text:p>       0.22162527, 0.25197999, 0.27494168, 0.28444687, 0.31897129,</text:p>
            <text:p>       0.32812844, 0.35654216, 0.36551565, 0.39492425, 0.43091139,</text:p>
            <text:p>       0.44491525, 0.49017339, 0.51023827, 0.5269963 , 0.56767619,</text:p>
            <text:p>       0.58236222, 0.60991342, 0.63203841, 0.65673149, 0.67521739,</text:p>
            <text:p>       0.69155298, 0.70556828, 0.75176338, 0.76749403, 0.79215459,</text:p>
            <text:p>       0.80858549, 0.8325958 , 0.84583403, 0.87220142, 0.88721946,</text:p>
            <text:p>       0.91240334, 0.93260916, 0.95180058, 0.9720441 , 0.99698039]), array([0., 0., 0., 0., 0., 0., 0., 0., 0., 0., 0., 0., 0., 0., 0., 0., 0.,</text:p>
            <text:p>       0., 0., 0., 0., 0., 1., 1., 1., 1., 1., 1., 1., 1., 1., 1., 1., 1.,</text:p>
            <text:p>       1., 1., 1., 1., 1., 1., 1., 1., 1., 1., 1.]), array([ 73,  10,  18,   7,   6,   5,   4,   3,   0,   2,   2,   1,   4,</text:p>
            <text:p>         2,   2,   2,   2,   2,   2,   2,   0,   2,   2,   0,   3,   3,</text:p>
            <text:p>         2,   0,   3,   2,   3,   2,   2,   1,   3,   3,   0,   3,   5,</text:p>
            <text:p>         3,   7,   5,   4,   5,   7,   7,  15,  22,  48, 689,   0]))</text:p>
          </table:table-cell>
          <table:table-cell office:value-type="float" office:value="0.221613016880649" calcext:value-type="float">
            <text:p>0.221613016880649</text:p>
          </table:table-cell>
          <table:table-cell office:value-type="float" office:value="0.0199975810637761" calcext:value-type="float">
            <text:p>0.0199975810637761</text:p>
          </table:table-cell>
          <table:table-cell office:value-type="float" office:value="0.238203360554214" calcext:value-type="float">
            <text:p>0.238203360554214</text:p>
          </table:table-cell>
          <table:table-cell office:value-type="float" office:value="0.437913320958614" calcext:value-type="float">
            <text:p>0.437913320958614</text:p>
          </table:table-cell>
          <table:table-cell office:value-type="float" office:value="0.0844224617719205" calcext:value-type="float">
            <text:p>0.0844224617719205</text:p>
          </table:table-cell>
          <table:table-cell office:value-type="float" office:value="0.490173389514287" calcext:value-type="float">
            <text:p>0.490173389514287</text:p>
          </table:table-cell>
        </table:table-row>
        <table:table-row table:style-name="ro4">
          <table:table-cell office:value-type="string" calcext:value-type="string">
            <text:p>(array([0.00663201, 0.08712772, 0.16447338, 0.23263235, 0.30503199,</text:p>
            <text:p>       0.3768664 , 0.42511018, 0.48813487, 0.552117  , 0.62321161,</text:p>
            <text:p>       0.70252924, 0.76553921, 0.83233039, 0.89972779, 0.97410505]), array([0.08009153, 0.25806452, 0.33333333, 0.33333333, 0.4       ,</text:p>
            <text:p>       0.        , 0.5       , 0.66666667, 0.5       , 0.4       ,</text:p>
            <text:p>       0.25      , 0.33333333, 0.42857143, 0.33333333, 0.5       ]), array([874,  31,  15,   6,   5,   4,   8,   3,   4,   5,   8,   6,   7,</text:p>
            <text:p>         6,  18,   0]))</text:p>
          </table:table-cell>
          <table:table-cell office:value-type="string" calcext:value-type="string">
            <text:p>(array([3.66835117e-04, 5.07867429e-04, 6.36248445e-04, 7.91839002e-04,</text:p>
            <text:p>       1.04985440e-03, 1.42685257e-03, 2.04412984e-03, 2.85283699e-03,</text:p>
            <text:p>       4.11504535e-03, 5.96012402e-03, 1.00659563e-02, 1.63752494e-02,</text:p>
            <text:p>       3.39343587e-02, 1.38374163e-01, 7.45664941e-01]), array([0.01492537, 0.07462687, 0.01515152, 0.02985075, 0.03030303,</text:p>
            <text:p>       0.07462687, 0.02985075, 0.04545455, 0.11940299, 0.06060606,</text:p>
            <text:p>       0.13432836, 0.1641791 , 0.22727273, 0.28358209, 0.41791045]), array([67, 67, 66, 67, 66, 67, 67, 66, 67, 66, 67, 67, 66, 67, 67,  0]))</text:p>
          </table:table-cell>
          <table:table-cell office:value-type="string" calcext:value-type="string">
            <text:p>(array([0.00361619, 0.02717618, 0.04903792, 0.07051133, 0.08989745,</text:p>
            <text:p>       0.10798513, 0.13759114, 0.15247846, 0.17229513, 0.19376239,</text:p>
            <text:p>       0.21506988, 0.22916267, 0.24494992, 0.26880024, 0.30963671,</text:p>
            <text:p>       0.32102838, 0.34656057, 0.36320558, 0.39884973, 0.4056165 ,</text:p>
            <text:p>       0.43645123, 0.44732141, 0.47161673, 0.52866098, 0.54992741,</text:p>
            <text:p>       0.57246238, 0.61006488, 0.62580472, 0.6692645 , 0.68725312,</text:p>
            <text:p>       0.71200821, 0.73299859, 0.76831543, 0.79029891, 0.81300638,</text:p>
            <text:p>       0.82733268, 0.8533203 , 0.87713835, 0.89781398, 0.90947104,</text:p>
            <text:p>       0.93152162, 0.94440418, 0.96712639, 0.98959579]), array([0.06717364, 0.20689655, 0.20833333, 0.25      , 0.1       ,</text:p>
            <text:p>       0.375     , 0.        , 0.4       , 0.66666667, 0.25      ,</text:p>
            <text:p>       0.5       , 0.        , 0.        , 1.        , 0.        ,</text:p>
            <text:p>       1.        , 0.        , 0.        , 0.        , 0.25      ,</text:p>
            <text:p>       1.        , 0.66666667, 0.5       , 1.        , 0.5       ,</text:p>
            <text:p>       0.        , 0.        , 1.        , 0.5       , 0.        ,</text:p>
            <text:p>       0.5       , 0.25      , 0.5       , 0.5       , 0.33333333,</text:p>
            <text:p>       0.        , 0.66666667, 0.        , 0.        , 0.5       ,</text:p>
            <text:p>       0.5       , 0.        , 0.5       , 0.625     ]), array([789,  58,  24,  16,  10,   8,   3,   5,   3,   4,   2,   2,   1,</text:p>
            <text:p>         2,   0,   3,   1,   1,   1,   2,   4,   1,   3,   2,   0,   0,</text:p>
            <text:p>         2,   2,   1,   0,   3,   1,   0,   2,   3,   2,   4,   0,   2,</text:p>
            <text:p>         2,   3,   1,   3,   2,   1,   2,   2,   1,   8,   8,   0]))</text:p>
          </table:table-cell>
          <table:table-cell office:value-type="float" office:value="0.256235698940676" calcext:value-type="float">
            <text:p>0.256235698940676</text:p>
          </table:table-cell>
          <table:table-cell office:value-type="float" office:value="0.094227609687325" calcext:value-type="float">
            <text:p>0.094227609687325</text:p>
          </table:table-cell>
          <table:table-cell office:value-type="float" office:value="0.373252728882525" calcext:value-type="float">
            <text:p>0.373252728882525</text:p>
          </table:table-cell>
          <table:table-cell office:value-type="float" office:value="0.566394458214442" calcext:value-type="float">
            <text:p>0.566394458214442</text:p>
          </table:table-cell>
          <table:table-cell office:value-type="float" office:value="0.327754493079968" calcext:value-type="float">
            <text:p>0.327754493079968</text:p>
          </table:table-cell>
          <table:table-cell office:value-type="float" office:value="0.944404184818268" calcext:value-type="float">
            <text:p>0.944404184818268</text:p>
          </table:table-cell>
          <table:table-cell office:value-type="float" office:value="0.107042612684048" calcext:value-type="float">
            <text:p>0.107042612684048</text:p>
          </table:table-cell>
          <table:table-cell office:value-type="string" calcext:value-type="string">
            <text:p>(array([0.01567999, 0.09521316, 0.17007665, 0.24111378, 0.30267267,</text:p>
            <text:p>       0.38993512, 0.4363155 , 0.50614881, 0.57091327, 0.62973297,</text:p>
            <text:p>       0.70329107, 0.77402064, 0.83768476, 0.91359862, 0.9938207 ]), array([0.        , 0.        , 0.        , 0.        , 0.        ,</text:p>
            <text:p>       0.        , 0.        , 0.66666667, 1.        , 1.        ,</text:p>
            <text:p>       1.        , 1.        , 1.        , 1.        , 1.        ]), array([ 79,  12,   9,   6,   8,   3,   6,   3,   6,   6,   5,   6,  13,</text:p>
            <text:p>        25, 813,   0]))</text:p>
          </table:table-cell>
          <table:table-cell office:value-type="string" calcext:value-type="string">
            <text:p>(array([0.0104417 , 0.2539457 , 0.85960616, 0.97156457, 0.98692201,</text:p>
            <text:p>       0.99240586, 0.99526624, 0.99682815, 0.99774335, 0.99847925,</text:p>
            <text:p>       0.998905  , 0.99918098, 0.99935092, 0.99948732, 0.9996314 ]), array([0.        , 0.14925373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719551, 0.02960019, 0.04964607, 0.07284046, 0.08750068,</text:p>
            <text:p>       0.10548044, 0.12286165, 0.14759111, 0.1724275 , 0.19021133,</text:p>
            <text:p>       0.21417651, 0.23195714, 0.2676698 , 0.28860617, 0.31274688,</text:p>
            <text:p>       0.32127903, 0.38993512, 0.40047786, 0.43199442, 0.4511421 ,</text:p>
            <text:p>       0.47025436, 0.52811429, 0.55565846, 0.59267062, 0.60115027,</text:p>
            <text:p>       0.63129957, 0.65343943, 0.66005868, 0.69036329, 0.71262258,</text:p>
            <text:p>       0.73274291, 0.75505008, 0.77008756, 0.78940554, 0.80865089,</text:p>
            <text:p>       0.82772976, 0.84806839, 0.86240886, 0.89117094, 0.9094969 ,</text:p>
            <text:p>       0.93069725, 0.95080898, 0.97268791, 0.99658103]), array([0., 0., 0., 0., 0., 0., 0., 0., 0., 0., 0., 0., 0., 0., 0., 0., 0.,</text:p>
            <text:p>       0., 0., 0., 0., 1., 1., 1., 1., 1., 1., 1., 1., 1., 1., 1., 1., 1.,</text:p>
            <text:p>       1., 1., 1., 1., 1., 1., 1., 1., 1., 1.]), array([ 56,  16,   6,   5,   2,   4,   2,   3,   3,   3,   2,   1,   0,</text:p>
            <text:p>         5,   1,   3,   2,   0,   0,   3,   1,   2,   3,   1,   0,   0,</text:p>
            <text:p>         3,   2,   0,   3,   2,   2,   1,   1,   3,   1,   1,   1,   3,</text:p>
            <text:p>         2,   4,   1,   5,   3,   5,  10,  13,  19,  50, 741,   0]))</text:p>
          </table:table-cell>
          <table:table-cell office:value-type="float" office:value="0.2258975135803" calcext:value-type="float">
            <text:p>0.2258975135803</text:p>
          </table:table-cell>
          <table:table-cell office:value-type="float" office:value="0.0213174962400391" calcext:value-type="float">
            <text:p>0.0213174962400391</text:p>
          </table:table-cell>
          <table:table-cell office:value-type="float" office:value="0.229423412580062" calcext:value-type="float">
            <text:p>0.229423412580062</text:p>
          </table:table-cell>
          <table:table-cell office:value-type="float" office:value="0.436315501729647" calcext:value-type="float">
            <text:p>0.436315501729647</text:p>
          </table:table-cell>
          <table:table-cell office:value-type="float" office:value="0.140393837609074" calcext:value-type="float">
            <text:p>0.140393837609074</text:p>
          </table:table-cell>
          <table:table-cell office:value-type="float" office:value="0.471885710954666" calcext:value-type="float">
            <text:p>0.471885710954666</text:p>
          </table:table-cell>
        </table:table-row>
        <table:table-row table:style-name="ro6">
          <table:table-cell office:value-type="string" calcext:value-type="string">
            <text:p>(array([0.00307344, 0.0881491 , 0.15774892, 0.24221063, 0.44850574,</text:p>
            <text:p>       0.50590408, 0.56792124, 0.60990554, 0.67867023, 0.7658149 ,</text:p>
            <text:p>       0.83134785, 0.91164742, 0.98060571]), array([0.08686441, 0.2       , 0.3       , 1.        , 0.5       ,</text:p>
            <text:p>       1.        , 0.33333333, 0.        , 1.        , 0.        ,</text:p>
            <text:p>       1.        , 0.66666667, 0.22222222]), array([944,  10,  10,   2,   0,   0,   2,   1,   3,   1,   1,   3,   2,</text:p>
            <text:p>         3,  18,   0]))</text:p>
          </table:table-cell>
          <table:table-cell office:value-type="string" calcext:value-type="string">
            <text:p>(array([1.34425125e-04, 1.65065753e-04, 2.11011166e-04, 2.71642765e-04,</text:p>
            <text:p>       3.28088802e-04, 4.22992378e-04, 5.69794595e-04, 7.72268157e-04,</text:p>
            <text:p>       1.04339858e-03, 1.39713406e-03, 2.01899436e-03, 3.50298150e-03,</text:p>
            <text:p>       6.72289915e-03, 1.70157715e-02, 4.81772745e-01]), array([0.01492537, 0.        , 0.        , 0.02985075, 0.03030303,</text:p>
            <text:p>       0.14925373, 0.04477612, 0.06060606, 0.07462687, 0.07575758,</text:p>
            <text:p>       0.13432836, 0.11940299, 0.12121212, 0.32835821, 0.32835821]), array([67, 67, 66, 67, 66, 67, 67, 66, 67, 66, 67, 67, 66, 67, 67,  0]))</text:p>
          </table:table-cell>
          <table:table-cell office:value-type="string" calcext:value-type="string">
            <text:p>(array([0.00201836, 0.02696318, 0.05039165, 0.0677812 , 0.08671249,</text:p>
            <text:p>       0.10001978, 0.13382698, 0.14407114, 0.16594444, 0.19036417,</text:p>
            <text:p>       0.2193408 , 0.26508045, 0.44850574, 0.50590408, 0.54869998,</text:p>
            <text:p>       0.57374495, 0.5813188 , 0.60990554, 0.67867023, 0.73465627,</text:p>
            <text:p>       0.77756411, 0.78522432, 0.80570012, 0.85699558, 0.91164742,</text:p>
            <text:p>       0.95064183, 0.97279283, 0.99161872]), array([0.07969432, 0.35294118, 0.375     , 0.        , 0.2       ,</text:p>
            <text:p>       1.        , 0.33333333, 0.        , 0.4       , 0.        ,</text:p>
            <text:p>       1.        , 1.        , 0.5       , 1.        , 0.        ,</text:p>
            <text:p>       0.        , 1.        , 0.        , 1.        , 0.        ,</text:p>
            <text:p>       0.        , 0.        , 1.        , 1.        , 0.66666667,</text:p>
            <text:p>       0.33333333, 0.        , 0.27272727]), array([916,  17,   8,   6,   5,   1,   3,   2,   5,   1,   1,   0,   0,</text:p>
            <text:p>         1,   0,   0,   0,   0,   0,   0,   0,   0,   2,   0,   0,   1,</text:p>
            <text:p>         0,   1,   1,   1,   1,   0,   0,   1,   0,   0,   1,   0,   1,</text:p>
            <text:p>         1,   1,   0,   1,   0,   0,   3,   0,   3,   4,  11,   0]))</text:p>
          </table:table-cell>
          <table:table-cell office:value-type="float" office:value="0.364994385107041" calcext:value-type="float">
            <text:p>0.364994385107041</text:p>
          </table:table-cell>
          <table:table-cell office:value-type="float" office:value="0.086866093180198" calcext:value-type="float">
            <text:p>0.086866093180198</text:p>
          </table:table-cell>
          <table:table-cell office:value-type="float" office:value="0.439270048983171" calcext:value-type="float">
            <text:p>0.439270048983171</text:p>
          </table:table-cell>
          <table:table-cell office:value-type="float" office:value="0.765814900398254" calcext:value-type="float">
            <text:p>0.765814900398254</text:p>
          </table:table-cell>
          <table:table-cell office:value-type="float" office:value="0.311342437445784" calcext:value-type="float">
            <text:p>0.311342437445784</text:p>
          </table:table-cell>
          <table:table-cell office:value-type="float" office:value="0.972792834043503" calcext:value-type="float">
            <text:p>0.972792834043503</text:p>
          </table:table-cell>
          <table:table-cell office:value-type="float" office:value="0.104080462284449" calcext:value-type="float">
            <text:p>0.104080462284449</text:p>
          </table:table-cell>
          <table:table-cell office:value-type="string" calcext:value-type="string">
            <text:p>(array([0.00970435, 0.09093565, 0.15516316, 0.23739531, 0.39009446,</text:p>
            <text:p>       0.44302257, 0.50590408, 0.56790997, 0.67867023, 0.83896622,</text:p>
            <text:p>       0.91262582, 0.9973224 ]), array([0., 0., 0., 0., 0., 0., 1., 1., 1., 1., 1., 1.]), array([ 96,   3,   3,   5,   0,   1,   3,   1,   2,   0,   1,   0,   9,</text:p>
            <text:p>        10, 866,   0]))</text:p>
          </table:table-cell>
          <table:table-cell office:value-type="string" calcext:value-type="string">
            <text:p>(array([0.00291515, 0.34892666, 0.97937707, 0.99435876, 0.99715417,</text:p>
            <text:p>       0.99835088, 0.99882622, 0.99914551, 0.99938641, 0.9995565 ,</text:p>
            <text:p>       0.99966775, 0.99972634, 0.99978813, 0.99983441, 0.99986555]), array([0.        , 0.34328358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05056, 0.02711508, 0.05027439, 0.08639358, 0.10001978,</text:p>
            <text:p>       0.13579257, 0.16484846, 0.21705824, 0.22243589, 0.26521209,</text:p>
            <text:p>       0.39009446, 0.42625505, 0.45140633, 0.50590408, 0.55450115,</text:p>
            <text:p>       0.5813188 , 0.67867023, 0.80766798, 0.83332491, 0.85628443,</text:p>
            <text:p>       0.86715582, 0.91236116, 0.9322188 , 0.95002738, 0.97308619,</text:p>
            <text:p>       0.99818922]), array([0., 0., 0., 0., 0., 0., 0., 0., 0., 0., 0., 0., 0., 1., 1., 1., 1.,</text:p>
            <text:p>       1., 1., 1., 1., 1., 1., 1., 1., 1.]), array([ 81,  10,   5,   0,   2,   1,   1,   0,   2,   0,   2,   1,   0,</text:p>
            <text:p>         2,   0,   0,   0,   0,   0,   1,   0,   1,   2,   0,   0,   1,</text:p>
            <text:p>         0,   1,   0,   1,   0,   0,   0,   1,   0,   0,   0,   0,   0,</text:p>
            <text:p>         0,   2,   3,   3,   2,   0,   6,   6,   6,  11, 846,   0]))</text:p>
          </table:table-cell>
          <table:table-cell office:value-type="float" office:value="0.235409732289201" calcext:value-type="float">
            <text:p>0.235409732289201</text:p>
          </table:table-cell>
          <table:table-cell office:value-type="float" office:value="0.00290136853332718" calcext:value-type="float">
            <text:p>0.00290136853332718</text:p>
          </table:table-cell>
          <table:table-cell office:value-type="float" office:value="0.195817166376996" calcext:value-type="float">
            <text:p>0.195817166376996</text:p>
          </table:table-cell>
          <table:table-cell office:value-type="float" office:value="0.494095921516418" calcext:value-type="float">
            <text:p>0.494095921516418</text:p>
          </table:table-cell>
          <table:table-cell office:value-type="float" office:value="0.0206229329730073" calcext:value-type="float">
            <text:p>0.0206229329730073</text:p>
          </table:table-cell>
          <table:table-cell office:value-type="float" office:value="0.494095921516418" calcext:value-type="float">
            <text:p>0.494095921516418</text:p>
          </table:table-cell>
        </table:table-row>
        <table:table-row table:style-name="ro3">
          <table:table-cell office:value-type="string" calcext:value-type="string">
            <text:p>(array([0.00276805, 0.09215538, 0.15256239, 0.23321071, 0.29642578,</text:p>
            <text:p>       0.36689471, 0.44197969, 0.47154912, 0.54144694, 0.62738639,</text:p>
            <text:p>       0.70690767, 0.77577761, 0.8372912 , 0.92097253, 0.97591326]), array([0.09110397, 0.33333333, 0.33333333, 0.25      , 0.        ,</text:p>
            <text:p>       0.        , 0.        , 1.        , 0.        , 0.        ,</text:p>
            <text:p>       0.33333333, 1.        , 0.5       , 0.4       , 0.23529412]), array([933,  12,   6,   4,   5,   2,   2,   1,   3,   1,   3,   2,   4,</text:p>
            <text:p>         5,  17,   0]))</text:p>
          </table:table-cell>
          <table:table-cell office:value-type="string" calcext:value-type="string">
            <text:p>(array([1.98880533e-04, 2.29944081e-04, 2.56034072e-04, 2.94804824e-04,</text:p>
            <text:p>       3.51976595e-04, 4.29167630e-04, 5.41297698e-04, 6.99475461e-04,</text:p>
            <text:p>       9.13198824e-04, 1.25139837e-03, 1.82176289e-03, 2.84699737e-03,</text:p>
            <text:p>       5.69050154e-03, 2.31535080e-02, 5.52150251e-01]), array([0.        , 0.        , 0.        , 0.04477612, 0.02985075,</text:p>
            <text:p>       0.01515152, 0.05970149, 0.01515152, 0.10447761, 0.20895522,</text:p>
            <text:p>       0.09090909, 0.14925373, 0.24242424, 0.31343284, 0.28358209]), array([67, 67, 66, 67, 67, 66, 67, 66, 67, 67, 66, 67, 66, 67, 67,  0]))</text:p>
          </table:table-cell>
          <table:table-cell office:value-type="string" calcext:value-type="string">
            <text:p>(array([0.00172104, 0.02802606, 0.04932951, 0.06901117, 0.0944925 ,</text:p>
            <text:p>       0.10854407, 0.12830579, 0.15192131, 0.16312093, 0.20573445,</text:p>
            <text:p>       0.23584028, 0.25542784, 0.26708347, 0.28330722, 0.3105794 ,</text:p>
            <text:p>       0.34391153, 0.38987789, 0.42820272, 0.45575666, 0.47154912,</text:p>
            <text:p>       0.53527552, 0.55378979, 0.62738639, 0.67644358, 0.72213972,</text:p>
            <text:p>       0.75792456, 0.79363066, 0.8141374 , 0.8201794 , 0.85160047,</text:p>
            <text:p>       0.86324751, 0.9013201 , 0.9302009 , 0.95454639, 0.96910591,</text:p>
            <text:p>       0.99030962]), array([0.08498896, 0.26666667, 0.36363636, 0.5       , 0.        ,</text:p>
            <text:p>       0.5       , 0.33333333, 0.        , 0.5       , 1.        ,</text:p>
            <text:p>       0.        , 0.        , 0.        , 0.        , 0.        ,</text:p>
            <text:p>       0.        , 0.        , 0.        , 0.        , 1.        ,</text:p>
            <text:p>       0.        , 0.        , 0.        , 0.        , 0.5       ,</text:p>
            <text:p>       1.        , 1.        , 1.        , 0.        , 0.        ,</text:p>
            <text:p>       1.        , 1.        , 0.16666667, 1.        , 0.        ,</text:p>
            <text:p>       0.33333333]), array([906,  15,  11,   6,   3,   2,   3,   3,   2,   0,   1,   2,   1,</text:p>
            <text:p>         1,   1,   3,   0,   1,   0,   1,   0,   1,   1,   1,   0,   0,</text:p>
            <text:p>         2,   1,   0,   0,   0,   1,   0,   1,   0,   0,   2,   1,   0,</text:p>
            <text:p>         1,   1,   1,   1,   1,   0,   1,   6,   1,   5,   9,   0]))</text:p>
          </table:table-cell>
          <table:table-cell office:value-type="float" office:value="0.368422538630028" calcext:value-type="float">
            <text:p>0.368422538630028</text:p>
          </table:table-cell>
          <table:table-cell office:value-type="float" office:value="0.10035620369178" calcext:value-type="float">
            <text:p>0.10035620369178</text:p>
          </table:table-cell>
          <table:table-cell office:value-type="float" office:value="0.39253635204899" calcext:value-type="float">
            <text:p>0.39253635204899</text:p>
          </table:table-cell>
          <table:table-cell office:value-type="float" office:value="0.740619140512803" calcext:value-type="float">
            <text:p>0.740619140512803</text:p>
          </table:table-cell>
          <table:table-cell office:value-type="float" office:value="0.290279327850066" calcext:value-type="float">
            <text:p>0.290279327850066</text:p>
          </table:table-cell>
          <table:table-cell office:value-type="float" office:value="0.969105911254883" calcext:value-type="float">
            <text:p>0.969105911254883</text:p>
          </table:table-cell>
          <table:table-cell office:value-type="float" office:value="0.109732604184645" calcext:value-type="float">
            <text:p>0.109732604184645</text:p>
          </table:table-cell>
          <table:table-cell office:value-type="string" calcext:value-type="string">
            <text:p>(array([0.01020962, 0.07812133, 0.15568706, 0.20573445, 0.30148032,</text:p>
            <text:p>       0.37261361, 0.45855306, 0.47154912, 0.55802031, 0.63310529,</text:p>
            <text:p>       0.70692579, 0.76488937, 0.84275645, 0.90458474, 0.99766253]), array([0., 0., 0., 0., 0., 0., 0., 0., 1., 1., 1., 1., 1., 1., 1.]), array([ 98,   7,   4,   1,   2,   1,   3,   1,   2,   2,   6,   5,   6,</text:p>
            <text:p>        10, 852,   0]))</text:p>
          </table:table-cell>
          <table:table-cell office:value-type="string" calcext:value-type="string">
            <text:p>(array([0.00271748, 0.25543126, 0.95925228, 0.99513777, 0.99768288,</text:p>
            <text:p>       0.99851949, 0.99900839, 0.99927424, 0.99943926, 0.99956412,</text:p>
            <text:p>       0.99964424, 0.99970309, 0.99974397, 0.99977006, 0.99980112]), array([0.        , 0.25373134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85297, 0.02995179, 0.05146069, 0.07023577, 0.10730026,</text:p>
            <text:p>       0.13336857, 0.14839953, 0.17049007, 0.20573445, 0.27940422,</text:p>
            <text:p>       0.32355642, 0.37261361, 0.44621021, 0.46699936, 0.54424334,</text:p>
            <text:p>       0.57179728, 0.61012211, 0.65608847, 0.6894206 , 0.71669278,</text:p>
            <text:p>       0.72830009, 0.75124836, 0.76415972, 0.79363066, 0.8141374 ,</text:p>
            <text:p>       0.83491768, 0.84807869, 0.87056624, 0.89021211, 0.90446065,</text:p>
            <text:p>       0.93225614, 0.95222057, 0.97224589, 0.9985052 ]), array([0., 0., 0., 0., 0., 0., 0., 0., 0., 0., 0., 0., 0., 0., 1., 1., 1.,</text:p>
            <text:p>       1., 1., 1., 1., 1., 1., 1., 1., 1., 1., 1., 1., 1., 1., 1., 1., 1.]), array([ 83,   9,   4,   8,   0,   1,   1,   1,   2,   0,   1,   0,   0,</text:p>
            <text:p>         1,   0,   0,   1,   0,   1,   0,   0,   0,   1,   3,   0,   0,</text:p>
            <text:p>         0,   1,   1,   0,   1,   0,   1,   0,   3,   1,   2,   2,   2,</text:p>
            <text:p>         1,   1,   1,   3,   3,   1,   4,   4,   8,  11, 832,   0]))</text:p>
          </table:table-cell>
          <table:table-cell office:value-type="float" office:value="0.243066939394878" calcext:value-type="float">
            <text:p>0.243066939394878</text:p>
          </table:table-cell>
          <table:table-cell office:value-type="float" office:value="0.00385843222354747" calcext:value-type="float">
            <text:p>0.00385843222354747</text:p>
          </table:table-cell>
          <table:table-cell office:value-type="float" office:value="0.20491982139889" calcext:value-type="float">
            <text:p>0.20491982139889</text:p>
          </table:table-cell>
          <table:table-cell office:value-type="float" office:value="0.47154912352562" calcext:value-type="float">
            <text:p>0.47154912352562</text:p>
          </table:table-cell>
          <table:table-cell office:value-type="float" office:value="0.0407477189843176" calcext:value-type="float">
            <text:p>0.0407477189843176</text:p>
          </table:table-cell>
          <table:table-cell office:value-type="float" office:value="0.46699936191241" calcext:value-type="float">
            <text:p>0.46699936191241</text:p>
          </table:table-cell>
        </table:table-row>
        <table:table-row table:style-name="ro4">
          <table:table-cell office:value-type="string" calcext:value-type="string">
            <text:p>(array([0.00606831, 0.09767515, 0.16470997, 0.23494512, 0.30423986,</text:p>
            <text:p>       0.36930142, 0.43803854, 0.49290574, 0.55845517, 0.63331877,</text:p>
            <text:p>       0.69100668, 0.75512895, 0.83674112, 0.90975162, 0.97240685]), array([0.08474576, 0.38461538, 0.42857143, 0.2       , 0.28571429,</text:p>
            <text:p>       0.5       , 0.33333333, 0.        , 0.5       , 0.4       ,</text:p>
            <text:p>       0.5       , 0.5       , 0.5       , 0.4       , 0.37037037]), array([885,  26,   7,   5,   7,   8,   3,   3,   2,   5,   4,   4,   4,</text:p>
            <text:p>        10,  27,   0]))</text:p>
          </table:table-cell>
          <table:table-cell office:value-type="string" calcext:value-type="string">
            <text:p>(array([4.83254469e-04, 5.91783105e-04, 7.21508802e-04, 8.79675197e-04,</text:p>
            <text:p>       1.06816741e-03, 1.39124792e-03, 1.86376527e-03, 2.43741184e-03,</text:p>
            <text:p>       3.24035268e-03, 4.75298487e-03, 7.30588959e-03, 1.24245660e-02,</text:p>
            <text:p>       2.78215367e-02, 1.35770754e-01, 7.98037323e-01]), array([0.        , 0.        , 0.04545455, 0.01492537, 0.        ,</text:p>
            <text:p>       0.02985075, 0.08955224, 0.07575758, 0.13432836, 0.13636364,</text:p>
            <text:p>       0.19402985, 0.08955224, 0.28787879, 0.29850746, 0.3880597 ]), array([67, 67, 66, 67, 66, 67, 67, 66, 67, 66, 67, 67, 66, 67, 67,  0]))</text:p>
          </table:table-cell>
          <table:table-cell office:value-type="string" calcext:value-type="string">
            <text:p>(array([0.00342688, 0.02900356, 0.04785836, 0.07052855, 0.08502785,</text:p>
            <text:p>       0.11031171, 0.1296441 , 0.15218155, 0.17487441, 0.1846846 ,</text:p>
            <text:p>       0.20537457, 0.22937352, 0.24654306, 0.26406094, 0.29142765,</text:p>
            <text:p>       0.31000212, 0.33037588, 0.34337047, 0.36893518, 0.38902468,</text:p>
            <text:p>       0.4197382 , 0.44718871, 0.48764724, 0.50342274, 0.54847527,</text:p>
            <text:p>       0.56843507, 0.6136421 , 0.63266029, 0.65497088, 0.66812634,</text:p>
            <text:p>       0.6843929 , 0.72711456, 0.74827607, 0.77568758, 0.8039493 ,</text:p>
            <text:p>       0.82705581, 0.85244364, 0.87001005, 0.89288253, 0.91256909,</text:p>
            <text:p>       0.93433729, 0.95027557, 0.96810779, 0.98908896]), array([0.07212714, 0.30769231, 0.18181818, 0.2       , 0.4       ,</text:p>
            <text:p>       0.16666667, 0.66666667, 0.5       , 0.        , 0.5       ,</text:p>
            <text:p>       1.        , 0.        , 0.        , 0.        , 0.5       ,</text:p>
            <text:p>       0.        , 0.33333333, 0.        , 0.66666667, 0.33333333,</text:p>
            <text:p>       0.        , 0.5       , 0.        , 0.        , 1.        ,</text:p>
            <text:p>       0.        , 0.        , 0.33333333, 1.        , 1.        ,</text:p>
            <text:p>       0.        , 1.        , 0.33333333, 1.        , 1.        ,</text:p>
            <text:p>       0.        , 1.        , 0.        , 1.        , 0.33333333,</text:p>
            <text:p>       0.4       , 0.25      , 0.42857143, 0.38461538]), array([818,  39,  22,  15,   5,   6,   6,   4,   1,   2,   1,   2,   1,</text:p>
            <text:p>         1,   4,   1,   3,   1,   3,   3,   1,   0,   2,   0,   2,   1,</text:p>
            <text:p>         0,   1,   1,   0,   1,   3,   1,   1,   2,   0,   1,   3,   1,</text:p>
            <text:p>         0,   1,   1,   1,   2,   1,   6,   5,   4,   7,  13,   0]))</text:p>
          </table:table-cell>
          <table:table-cell office:value-type="float" office:value="0.239846542214437" calcext:value-type="float">
            <text:p>0.239846542214437</text:p>
          </table:table-cell>
          <table:table-cell office:value-type="float" office:value="0.10731412983328" calcext:value-type="float">
            <text:p>0.10731412983328</text:p>
          </table:table-cell>
          <table:table-cell office:value-type="float" office:value="0.361039544477934" calcext:value-type="float">
            <text:p>0.361039544477934</text:p>
          </table:table-cell>
          <table:table-cell office:value-type="float" office:value="0.602036478342833" calcext:value-type="float">
            <text:p>0.602036478342833</text:p>
          </table:table-cell>
          <table:table-cell office:value-type="float" office:value="0.409977621106959" calcext:value-type="float">
            <text:p>0.409977621106959</text:p>
          </table:table-cell>
          <table:table-cell office:value-type="float" office:value="0.870010048151016" calcext:value-type="float">
            <text:p>0.870010048151016</text:p>
          </table:table-cell>
          <table:table-cell office:value-type="float" office:value="0.116498168584358" calcext:value-type="float">
            <text:p>0.116498168584358</text:p>
          </table:table-cell>
          <table:table-cell office:value-type="string" calcext:value-type="string">
            <text:p>(array([0.01522514, 0.09870869, 0.15755651, 0.23893163, 0.3013779 ,</text:p>
            <text:p>       0.36993052, 0.44136095, 0.50709426, 0.56183888, 0.63361602,</text:p>
            <text:p>       0.69140847, 0.76043084, 0.8302962 , 0.90686507, 0.99425029]), array([0.        , 0.        , 0.        , 0.        , 0.        ,</text:p>
            <text:p>       0.        , 0.        , 0.66666667, 1.        , 1.        ,</text:p>
            <text:p>       1.        , 1.        , 1.        , 1.        , 1.        ]), array([ 92,  16,   5,   3,   4,   7,   2,   3,   3,   6,   7,   6,   6,</text:p>
            <text:p>        20, 820,   0]))</text:p>
          </table:table-cell>
          <table:table-cell office:value-type="string" calcext:value-type="string">
            <text:p>(array([0.00652117, 0.16943277, 0.84546359, 0.97597098, 0.98937752,</text:p>
            <text:p>       0.99402325, 0.99631302, 0.99737494, 0.99806678, 0.9985814 ,</text:p>
            <text:p>       0.99891794, 0.99911033, 0.9992749 , 0.99940822, 0.99951675]), array([0.        , 0.05970149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52117, 0.03145987, 0.04848843, 0.06834744, 0.08757961,</text:p>
            <text:p>       0.11601068, 0.13087797, 0.14634326, 0.17294419, 0.18566756,</text:p>
            <text:p>       0.20537457, 0.25571015, 0.2871487 , 0.3156071 , 0.33716133,</text:p>
            <text:p>       0.36779293, 0.3905903 , 0.43156493, 0.45115697, 0.49657726,</text:p>
            <text:p>       0.51235276, 0.55262741, 0.5802618 , 0.61387432, 0.63117354,</text:p>
            <text:p>       0.65580021, 0.67138668, 0.68999788, 0.7042934 , 0.73152681,</text:p>
            <text:p>       0.75485273, 0.77231351, 0.81012382, 0.82512559, 0.84546799,</text:p>
            <text:p>       0.87371165, 0.89117049, 0.91515059, 0.93027449, 0.95198091,</text:p>
            <text:p>       0.97163245, 0.99671713]), array([0., 0., 0., 0., 0., 0., 0., 0., 0., 0., 0., 0., 0., 0., 0., 0., 0.,</text:p>
            <text:p>       0., 0., 0., 1., 1., 1., 1., 1., 1., 1., 1., 1., 1., 1., 1., 1., 1.,</text:p>
            <text:p>       1., 1., 1., 1., 1., 1., 1., 1.]), array([ 67,  16,   7,   6,   6,   1,   6,   2,   1,   1,   1,   0,   2,</text:p>
            <text:p>         0,   2,   2,   1,   0,   4,   2,   0,   1,   1,   0,   1,   2,</text:p>
            <text:p>         0,   2,   0,   1,   2,   2,   2,   3,   1,   2,   2,   2,   3,</text:p>
            <text:p>         0,   2,   1,   3,   2,   6,   5,  14,  19,  30, 764,   0]))</text:p>
          </table:table-cell>
          <table:table-cell office:value-type="float" office:value="0.226930531611998" calcext:value-type="float">
            <text:p>0.226930531611998</text:p>
          </table:table-cell>
          <table:table-cell office:value-type="float" office:value="0.0216568549645105" calcext:value-type="float">
            <text:p>0.0216568549645105</text:p>
          </table:table-cell>
          <table:table-cell office:value-type="float" office:value="0.229788291999026" calcext:value-type="float">
            <text:p>0.229788291999026</text:p>
          </table:table-cell>
          <table:table-cell office:value-type="float" office:value="0.441360950469971" calcext:value-type="float">
            <text:p>0.441360950469971</text:p>
          </table:table-cell>
          <table:table-cell office:value-type="float" office:value="0.154536406481356" calcext:value-type="float">
            <text:p>0.154536406481356</text:p>
          </table:table-cell>
          <table:table-cell office:value-type="float" office:value="0.496577262878418" calcext:value-type="float">
            <text:p>0.496577262878418</text:p>
          </table:table-cell>
        </table:table-row>
        <table:table-row table:style-name="ro3">
          <table:table-cell office:value-type="string" calcext:value-type="string">
            <text:p>(array([0.003955  , 0.0985587 , 0.16833989, 0.21459091, 0.29000565,</text:p>
            <text:p>       0.36763415, 0.41762699, 0.5004905 , 0.54431949, 0.62927104,</text:p>
            <text:p>       0.69714695, 0.75599269, 0.83437926, 0.91137868, 0.9673381 ]), array([0.11681223, 0.2       , 0.33333333, 0.57142857, 0.66666667,</text:p>
            <text:p>       0.5       , 0.5       , 0.        , 0.33333333, 0.        ,</text:p>
            <text:p>       1.        , 0.66666667, 0.33333333, 0.66666667, 0.34782609]), array([916,  15,   9,   7,   3,   2,   2,   2,   3,   5,   1,   3,   3,</text:p>
            <text:p>         6,  23,   0]))</text:p>
          </table:table-cell>
          <table:table-cell office:value-type="string" calcext:value-type="string">
            <text:p>(array([1.30697313e-04, 1.75604751e-04, 2.40273024e-04, 3.22379257e-04,</text:p>
            <text:p>       4.22324196e-04, 5.80386286e-04, 8.23498329e-04, 1.06810979e-03,</text:p>
            <text:p>       1.43757073e-03, 2.08326588e-03, 3.22795425e-03, 5.43665178e-03,</text:p>
            <text:p>       1.26965533e-02, 5.24188915e-02, 6.58353866e-01]), array([0.05970149, 0.02985075, 0.07575758, 0.02985075, 0.04545455,</text:p>
            <text:p>       0.07462687, 0.08955224, 0.04545455, 0.05970149, 0.16666667,</text:p>
            <text:p>       0.20895522, 0.25373134, 0.21212121, 0.29850746, 0.41791045]), array([67, 67, 66, 67, 66, 67, 67, 66, 67, 66, 67, 67, 66, 67, 67,  0]))</text:p>
          </table:table-cell>
          <table:table-cell office:value-type="string" calcext:value-type="string">
            <text:p>(array([0.00215548, 0.02772279, 0.04898013, 0.07120244, 0.09159115,</text:p>
            <text:p>       0.11004623, 0.1283625 , 0.15681568, 0.16970681, 0.1831868 ,</text:p>
            <text:p>       0.20450829, 0.22803441, 0.2704972 , 0.28126502, 0.31825474,</text:p>
            <text:p>       0.35453197, 0.38073632, 0.40540156, 0.42985243, 0.49843308,</text:p>
            <text:p>       0.50254792, 0.54431949, 0.60880443, 0.63585728, 0.64644453,</text:p>
            <text:p>       0.69714695, 0.73841727, 0.75677532, 0.77278548, 0.80452526,</text:p>
            <text:p>       0.84930626, 0.88637906, 0.91280134, 0.93402568, 0.94630853,</text:p>
            <text:p>       0.97097128, 0.98730808]), array([0.10416667, 0.35135135, 0.26666667, 0.33333333, 0.33333333,</text:p>
            <text:p>       0.        , 0.        , 0.        , 0.5       , 0.        ,</text:p>
            <text:p>       0.75      , 0.33333333, 1.        , 0.        , 1.        ,</text:p>
            <text:p>       1.        , 0.        , 1.        , 0.        , 0.        ,</text:p>
            <text:p>       0.        , 0.33333333, 0.        , 0.        , 0.        ,</text:p>
            <text:p>       1.        , 0.        , 1.        , 1.        , 1.        ,</text:p>
            <text:p>       0.        , 1.        , 0.5       , 1.        , 0.        ,</text:p>
            <text:p>       0.3       , 0.66666667]), array([864,  37,  15,   3,   6,   3,   3,   2,   6,   1,   4,   3,   0,</text:p>
            <text:p>         1,   1,   1,   0,   1,   0,   1,   1,   1,   0,   0,   1,   1,</text:p>
            <text:p>         0,   3,   0,   0,   2,   1,   2,   0,   1,   0,   1,   1,   1,</text:p>
            <text:p>         0,   1,   0,   2,   0,   1,   4,   2,   6,  10,   6,   0]))</text:p>
          </table:table-cell>
          <table:table-cell office:value-type="float" office:value="0.295048415477282" calcext:value-type="float">
            <text:p>0.295048415477282</text:p>
          </table:table-cell>
          <table:table-cell office:value-type="float" office:value="0.120620761033364" calcext:value-type="float">
            <text:p>0.120620761033364</text:p>
          </table:table-cell>
          <table:table-cell office:value-type="float" office:value="0.395668768797527" calcext:value-type="float">
            <text:p>0.395668768797527</text:p>
          </table:table-cell>
          <table:table-cell office:value-type="float" office:value="0.629271042346954" calcext:value-type="float">
            <text:p>0.629271042346954</text:p>
          </table:table-cell>
          <table:table-cell office:value-type="float" office:value="0.248294691499601" calcext:value-type="float">
            <text:p>0.248294691499601</text:p>
          </table:table-cell>
          <table:table-cell office:value-type="float" office:value="0.946308533350627" calcext:value-type="float">
            <text:p>0.946308533350627</text:p>
          </table:table-cell>
          <table:table-cell office:value-type="float" office:value="0.136025854301476" calcext:value-type="float">
            <text:p>0.136025854301476</text:p>
          </table:table-cell>
          <table:table-cell office:value-type="string" calcext:value-type="string">
            <text:p>(array([0.01215881, 0.08653848, 0.16446859, 0.2209131 , 0.29437597,</text:p>
            <text:p>       0.36802946, 0.43757793, 0.4995095 , 0.55521914, 0.61926368,</text:p>
            <text:p>       0.70794097, 0.77408144, 0.83006024, 0.90141151, 0.9964619 ]), array([0. , 0. , 0. , 0. , 0. , 0. , 0. , 0.5, 1. , 1. , 1. , 1. , 1. ,</text:p>
            <text:p>       1. , 1. ]), array([122,   5,   5,   5,   2,   6,   3,   2,   2,   1,   2,   5,   7,</text:p>
            <text:p>        16, 817,   0]))</text:p>
          </table:table-cell>
          <table:table-cell office:value-type="string" calcext:value-type="string">
            <text:p>(array([0.00185832, 0.04502917, 0.74667516, 0.9827032 , 0.99442331,</text:p>
            <text:p>       0.99715374, 0.99826218, 0.99879268, 0.99907541, 0.9993494 ,</text:p>
            <text:p>       0.99954802, 0.9996608 , 0.99975015, 0.99982011, 0.99986774]), array([0.        , 0.        , 0.77272727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19624, 0.02856164, 0.0526088 , 0.06724213, 0.09136257,</text:p>
            <text:p>       0.15069374, 0.17365182, 0.20329265, 0.23310484, 0.26603997,</text:p>
            <text:p>       0.31825474, 0.35388097, 0.36414272, 0.39119557, 0.40540156,</text:p>
            <text:p>       0.45366612, 0.49745208, 0.50156692, 0.54029071, 0.57014757,</text:p>
            <text:p>       0.61926368, 0.69714695, 0.71873498, 0.75677532, 0.77392903,</text:p>
            <text:p>       0.7918448 , 0.81066923, 0.8342382 , 0.84318432, 0.8716375 ,</text:p>
            <text:p>       0.88906009, 0.91118479, 0.93042154, 0.95174885, 0.97241491,</text:p>
            <text:p>       0.99800459]), array([0., 0., 0., 0., 0., 0., 0., 0., 0., 0., 0., 0., 0., 0., 0., 0., 0.,</text:p>
            <text:p>       1., 1., 1., 1., 1., 1., 1., 1., 1., 1., 1., 1., 1., 1., 1., 1., 1.,</text:p>
            <text:p>       1., 1.]), array([ 92,  20,  10,   1,   4,   0,   0,   2,   3,   0,   3,   1,   0,</text:p>
            <text:p>         2,   0,   1,   0,   3,   1,   2,   1,   0,   2,   0,   1,   1,</text:p>
            <text:p>         0,   1,   1,   0,   1,   0,   0,   0,   1,   1,   0,   1,   3,</text:p>
            <text:p>         1,   2,   3,   2,   3,   4,   6,   4,  11,  27, 778,   0]))</text:p>
          </table:table-cell>
          <table:table-cell office:value-type="float" office:value="0.2133409315545" calcext:value-type="float">
            <text:p>0.2133409315545</text:p>
          </table:table-cell>
          <table:table-cell office:value-type="float" office:value="0.00696885741931131" calcext:value-type="float">
            <text:p>0.00696885741931131</text:p>
          </table:table-cell>
          <table:table-cell office:value-type="float" office:value="0.224235671366629" calcext:value-type="float">
            <text:p>0.224235671366629</text:p>
          </table:table-cell>
          <table:table-cell office:value-type="float" office:value="0.444780856370926" calcext:value-type="float">
            <text:p>0.444780856370926</text:p>
          </table:table-cell>
          <table:table-cell office:value-type="float" office:value="0.0450291705331696" calcext:value-type="float">
            <text:p>0.0450291705331696</text:p>
          </table:table-cell>
          <table:table-cell office:value-type="float" office:value="0.498433083295822" calcext:value-type="float">
            <text:p>0.498433083295822</text:p>
          </table:table-cell>
        </table:table-row>
        <table:table-row table:style-name="ro3">
          <table:table-cell office:value-type="string" calcext:value-type="string">
            <text:p>(array([0.00459597, 0.10160515, 0.17552246, 0.21937186, 0.28755553,</text:p>
            <text:p>       0.35692859, 0.41977461, 0.49320346, 0.54359365, 0.62958459,</text:p>
            <text:p>       0.70377488, 0.77665876, 0.83475098, 0.90011667, 0.98723791]), array([0.09090909, 0.25      , 0.2       , 0.        , 0.33333333,</text:p>
            <text:p>       1.        , 0.66666667, 0.        , 0.25      , 0.        ,</text:p>
            <text:p>       0.25      , 0.66666667, 0.5       , 0.71428571, 0.48484848]), array([891,  20,  10,   5,   6,   2,   3,   2,   4,   5,   4,   6,   2,</text:p>
            <text:p>         7,  33,   0]))</text:p>
          </table:table-cell>
          <table:table-cell office:value-type="string" calcext:value-type="string">
            <text:p>(array([3.18911554e-04, 4.10055255e-04, 5.02759212e-04, 5.83881840e-04,</text:p>
            <text:p>       6.98449292e-04, 8.74224180e-04, 1.07723347e-03, 1.34268295e-03,</text:p>
            <text:p>       1.84280502e-03, 2.73793271e-03, 4.72467893e-03, 8.57588567e-03,</text:p>
            <text:p>       1.96876204e-02, 1.21961127e-01, 8.35193243e-01]), array([0.        , 0.        , 0.03030303, 0.05970149, 0.10606061,</text:p>
            <text:p>       0.05970149, 0.04477612, 0.13636364, 0.10447761, 0.13636364,</text:p>
            <text:p>       0.17910448, 0.08955224, 0.21212121, 0.20895522, 0.46268657]), array([67, 67, 66, 67, 66, 67, 67, 66, 67, 66, 67, 67, 66, 67, 67,  0]))</text:p>
          </table:table-cell>
          <table:table-cell office:value-type="string" calcext:value-type="string">
            <text:p>(array([0.00263897, 0.02853197, 0.05224264, 0.06924018, 0.08619903,</text:p>
            <text:p>       0.109408  , 0.12861436, 0.15212295, 0.17724607, 0.19195916,</text:p>
            <text:p>       0.21406382, 0.22733391, 0.27025704, 0.29037952, 0.31368053,</text:p>
            <text:p>       0.34815979, 0.36569738, 0.41072126, 0.43788132, 0.47902274,</text:p>
            <text:p>       0.50738418, 0.53429592, 0.54112267, 0.56466007, 0.60707077,</text:p>
            <text:p>       0.63150573, 0.65113783, 0.68988162, 0.70840597, 0.75569418,</text:p>
            <text:p>       0.7655462 , 0.79433934, 0.81898016, 0.8505218 , 0.88499206,</text:p>
            <text:p>       0.91146012, 0.93592376, 0.94513637, 0.96992914, 0.99326201]), array([0.08085612, 0.3125    , 0.1875    , 0.2       , 0.2       ,</text:p>
            <text:p>       0.25      , 0.2       , 0.5       , 0.5       , 0.        ,</text:p>
            <text:p>       0.        , 0.        , 0.5       , 0.33333333, 0.        ,</text:p>
            <text:p>       1.        , 1.        , 0.5       , 1.        , 0.        ,</text:p>
            <text:p>       0.        , 0.5       , 0.        , 0.        , 0.        ,</text:p>
            <text:p>       0.        , 0.        , 1.        , 0.        , 0.5       ,</text:p>
            <text:p>       1.        , 0.66666667, 1.        , 0.        , 1.        ,</text:p>
            <text:p>       0.5       , 0.        , 0.        , 0.75      , 0.48148148]), array([841,  32,  16,   5,   5,   8,   5,   2,   2,   5,   3,   2,   0,</text:p>
            <text:p>         2,   3,   1,   0,   1,   1,   0,   2,   1,   0,   1,   0,   1,</text:p>
            <text:p>         2,   1,   1,   0,   2,   1,   2,   0,   1,   3,   0,   2,   1,</text:p>
            <text:p>         3,   1,   0,   1,   0,   3,   4,   1,   1,   4,  27,   0]))</text:p>
          </table:table-cell>
          <table:table-cell office:value-type="float" office:value="0.294494576976312" calcext:value-type="float">
            <text:p>0.294494576976312</text:p>
          </table:table-cell>
          <table:table-cell office:value-type="float" office:value="0.105073809305765" calcext:value-type="float">
            <text:p>0.105073809305765</text:p>
          </table:table-cell>
          <table:table-cell office:value-type="float" office:value="0.365130270486555" calcext:value-type="float">
            <text:p>0.365130270486555</text:p>
          </table:table-cell>
          <table:table-cell office:value-type="float" office:value="0.643071413040161" calcext:value-type="float">
            <text:p>0.643071413040161</text:p>
          </table:table-cell>
          <table:table-cell office:value-type="float" office:value="0.372506675435536" calcext:value-type="float">
            <text:p>0.372506675435536</text:p>
          </table:table-cell>
          <table:table-cell office:value-type="float" office:value="0.945136368274689" calcext:value-type="float">
            <text:p>0.945136368274689</text:p>
          </table:table-cell>
          <table:table-cell office:value-type="float" office:value="0.114483717505956" calcext:value-type="float">
            <text:p>0.114483717505956</text:p>
          </table:table-cell>
          <table:table-cell office:value-type="string" calcext:value-type="string">
            <text:p>(array([0.00921214, 0.0967907 , 0.1628764 , 0.2249282 , 0.28622074,</text:p>
            <text:p>       0.36656203, 0.44305893, 0.50679654, 0.5651727 , 0.70417401,</text:p>
            <text:p>       0.77921663, 0.82254517, 0.89731243, 0.99562546]), array([0. , 0. , 0. , 0. , 0. , 0. , 0. , 0.5, 1. , 1. , 1. , 1. , 1. ,</text:p>
            <text:p>       1. ]), array([ 98,   7,   3,   2,   5,   7,   5,   2,   2,   0,   5,   9,   9,</text:p>
            <text:p>        20, 826,   0]))</text:p>
          </table:table-cell>
          <table:table-cell office:value-type="string" calcext:value-type="string">
            <text:p>(array([0.00227445, 0.19104723, 0.88787136, 0.98361123, 0.99261998,</text:p>
            <text:p>       0.99610421, 0.99775352, 0.99849258, 0.99885448, 0.99907883,</text:p>
            <text:p>       0.99927789, 0.99940974, 0.99949655, 0.99958994, 0.99968109]), array([0.        , 0.08955224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13164, 0.02742192, 0.04956964, 0.06704487, 0.0899345 ,</text:p>
            <text:p>       0.1083095 , 0.12109894, 0.15451683, 0.17959554, 0.20382589,</text:p>
            <text:p>       0.24603051, 0.26801854, 0.29077129, 0.34862804, 0.36709583,</text:p>
            <text:p>       0.39292923, 0.41793111, 0.43661062, 0.45887733, 0.46526498,</text:p>
            <text:p>       0.49261582, 0.52741703, 0.5964886 , 0.68810055, 0.70858225,</text:p>
            <text:p>       0.72750446, 0.75741887, 0.77029279, 0.78893049, 0.80986406,</text:p>
            <text:p>       0.8251034 , 0.85530956, 0.86950679, 0.88848124, 0.91410814,</text:p>
            <text:p>       0.93095315, 0.94673329, 0.97073339, 0.99737595]), array([0., 0., 0., 0., 0., 0., 0., 0., 0., 0., 0., 0., 0., 0., 0., 0., 0.,</text:p>
            <text:p>       0., 0., 0., 0., 1., 1., 1., 1., 1., 1., 1., 1., 1., 1., 1., 1., 1.,</text:p>
            <text:p>       1., 1., 1., 1., 1.]), array([ 82,  11,   4,   2,   3,   2,   1,   2,   1,   0,   1,   0,   1,</text:p>
            <text:p>         1,   4,   0,   0,   3,   2,   2,   1,   2,   1,   1,   1,   0,</text:p>
            <text:p>         2,   0,   0,   1,   0,   0,   0,   0,   2,   2,   1,   1,   3,</text:p>
            <text:p>         5,   6,   1,   1,   4,   9,   6,   4,  13,  25, 786,   0]))</text:p>
          </table:table-cell>
          <table:table-cell office:value-type="float" office:value="0.202314235042751" calcext:value-type="float">
            <text:p>0.202314235042751</text:p>
          </table:table-cell>
          <table:table-cell office:value-type="float" office:value="0.0167952011842859" calcext:value-type="float">
            <text:p>0.0167952011842859</text:p>
          </table:table-cell>
          <table:table-cell office:value-type="float" office:value="0.220956885695002" calcext:value-type="float">
            <text:p>0.220956885695002</text:p>
          </table:table-cell>
          <table:table-cell office:value-type="float" office:value="0.443058931827545" calcext:value-type="float">
            <text:p>0.443058931827545</text:p>
          </table:table-cell>
          <table:table-cell office:value-type="float" office:value="0.11212863705375" calcext:value-type="float">
            <text:p>0.11212863705375</text:p>
          </table:table-cell>
          <table:table-cell office:value-type="float" office:value="0.492615818977356" calcext:value-type="float">
            <text:p>0.492615818977356</text:p>
          </table:table-cell>
        </table:table-row>
        <table:table-row table:style-name="ro2">
          <table:table-cell office:value-type="string" calcext:value-type="string">
            <text:p>(array([0.00675923, 0.09757282, 0.16679709, 0.22721002, 0.30025478,</text:p>
            <text:p>       0.36721268, 0.43762559, 0.50316074, 0.56706518, 0.63010138,</text:p>
            <text:p>       0.69360482, 0.74363193, 0.8447109 , 0.91148945, 0.98047563]), array([0.08373206, 0.26470588, 0.30769231, 0.        , 0.54545455,</text:p>
            <text:p>       0.2       , 0.5       , 0.        , 0.42857143, 0.        ,</text:p>
            <text:p>       0.28571429, 0.75      , 0.4       , 0.46153846, 0.36363636]), array([836,  34,  13,   5,  11,   5,   6,   6,   7,   4,   7,   4,   5,</text:p>
            <text:p>        13,  44,   0]))</text:p>
          </table:table-cell>
          <table:table-cell office:value-type="string" calcext:value-type="string">
            <text:p>(array([2.04208359e-04, 2.81520137e-04, 3.91840264e-04, 5.56526641e-04,</text:p>
            <text:p>       7.53257643e-04, 1.06978671e-03, 1.61568192e-03, 2.49127795e-03,</text:p>
            <text:p>       3.83969909e-03, 6.40716159e-03, 1.19944737e-02, 2.61707704e-02,</text:p>
            <text:p>       7.16969783e-02, 3.76397187e-01, 9.38986357e-01]), array([0.02985075, 0.        , 0.09090909, 0.01492537, 0.01515152,</text:p>
            <text:p>       0.04477612, 0.07462687, 0.06060606, 0.14925373, 0.18181818,</text:p>
            <text:p>       0.17910448, 0.13432836, 0.1969697 , 0.29850746, 0.40298507]), array([67, 67, 66, 67, 66, 67, 67, 66, 67, 66, 67, 67, 66, 67, 67,  0]))</text:p>
          </table:table-cell>
          <table:table-cell office:value-type="string" calcext:value-type="string">
            <text:p>(array([0.00302831, 0.02935436, 0.05077481, 0.06828123, 0.09174918,</text:p>
            <text:p>       0.11351314, 0.13064522, 0.14533019, 0.17023636, 0.19419693,</text:p>
            <text:p>       0.20720515, 0.22142467, 0.25010756, 0.28406868, 0.30767575,</text:p>
            <text:p>       0.32587811, 0.34908096, 0.37002973, 0.39784199, 0.41155457,</text:p>
            <text:p>       0.42962152, 0.45165197, 0.47479168, 0.49133159, 0.50640815,</text:p>
            <text:p>       0.52755073, 0.55020985, 0.56782153, 0.59775043, 0.60965356,</text:p>
            <text:p>       0.64089531, 0.67034912, 0.68757623, 0.71794766, 0.73356158,</text:p>
            <text:p>       0.76399451, 0.81796759, 0.83658761, 0.85176286, 0.8678169 ,</text:p>
            <text:p>       0.89218601, 0.91778135, 0.92783103, 0.94734848, 0.9732886 ,</text:p>
            <text:p>       0.99216815]), array([0.0787717 , 0.10909091, 0.14285714, 0.2       , 0.36363636,</text:p>
            <text:p>       0.2       , 0.33333333, 0.66666667, 0.25      , 0.        ,</text:p>
            <text:p>       0.        , 0.        , 0.        , 0.6       , 0.5       ,</text:p>
            <text:p>       0.5       , 0.        , 0.        , 1.        , 0.        ,</text:p>
            <text:p>       0.5       , 0.66666667, 0.        , 0.        , 0.        ,</text:p>
            <text:p>       0.        , 0.        , 0.5       , 1.        , 0.        ,</text:p>
            <text:p>       0.        , 0.33333333, 0.33333333, 0.        , 0.75      ,</text:p>
            <text:p>       0.        , 0.        , 1.        , 0.5       , 0.        ,</text:p>
            <text:p>       0.33333333, 1.        , 0.3       , 0.5       , 0.22222222,</text:p>
            <text:p>       0.42857143]), array([749,  55,  21,  20,  11,  10,   6,   3,   4,   4,   2,   1,   2,</text:p>
            <text:p>         0,   5,   4,   2,   2,   2,   1,   1,   2,   3,   1,   2,   1,</text:p>
            <text:p>         2,   2,   4,   1,   2,   0,   1,   3,   3,   1,   4,   0,   1,</text:p>
            <text:p>         0,   1,   1,   2,   2,   3,   2,  10,   4,   9,  28,   0]))</text:p>
          </table:table-cell>
          <table:table-cell office:value-type="float" office:value="0.285634240606816" calcext:value-type="float">
            <text:p>0.285634240606816</text:p>
          </table:table-cell>
          <table:table-cell office:value-type="float" office:value="0.110620072153236" calcext:value-type="float">
            <text:p>0.110620072153236</text:p>
          </table:table-cell>
          <table:table-cell office:value-type="float" office:value="0.36537818381794" calcext:value-type="float">
            <text:p>0.36537818381794</text:p>
          </table:table-cell>
          <table:table-cell office:value-type="float" office:value="0.630101382732391" calcext:value-type="float">
            <text:p>0.630101382732391</text:p>
          </table:table-cell>
          <table:table-cell office:value-type="float" office:value="0.536001282841412" calcext:value-type="float">
            <text:p>0.536001282841412</text:p>
          </table:table-cell>
          <table:table-cell office:value-type="float" office:value="0.867816895246506" calcext:value-type="float">
            <text:p>0.867816895246506</text:p>
          </table:table-cell>
          <table:table-cell office:value-type="float" office:value="0.128514169189444" calcext:value-type="float">
            <text:p>0.128514169189444</text:p>
          </table:table-cell>
          <table:table-cell office:value-type="string" calcext:value-type="string">
            <text:p>(array([0.01462202, 0.09388382, 0.15113229, 0.23600549, 0.29971717,</text:p>
            <text:p>       0.37548729, 0.44284635, 0.49683926, 0.57393786, 0.64044465,</text:p>
            <text:p>       0.69275999, 0.75931039, 0.8284653 , 0.90432349, 0.99350788]), array([0. , 0. , 0. , 0. , 0. , 0. , 0. , 0.5, 1. , 1. , 1. , 1. , 1. ,</text:p>
            <text:p>       1. , 1. ]), array([ 98,  16,   7,   1,  11,   5,   7,   6,   6,   4,   7,   8,  11,</text:p>
            <text:p>        31, 782,   0]))</text:p>
          </table:table-cell>
          <table:table-cell office:value-type="string" calcext:value-type="string">
            <text:p>(array([0.00535141, 0.11204733, 0.68434051, 0.94392267, 0.97941897,</text:p>
            <text:p>       0.99117282, 0.99545377, 0.99726368, 0.99823818, 0.99886579,</text:p>
            <text:p>       0.99921262, 0.99941886, 0.99959445, 0.99971597, 0.99979521]), array([0.        , 0.        , 0.78787879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64238, 0.02858106, 0.04842641, 0.06965313, 0.08883806,</text:p>
            <text:p>       0.1108475 , 0.13319153, 0.14280502, 0.17302047, 0.18203241,</text:p>
            <text:p>       0.23600549, 0.2762869 , 0.28520952, 0.30894471, 0.32792731,</text:p>
            <text:p>       0.35910469, 0.39284496, 0.43485365, 0.44884087, 0.47244927,</text:p>
            <text:p>       0.49359185, 0.50866841, 0.52520832, 0.54082727, 0.57220135,</text:p>
            <text:p>       0.59309793, 0.62997027, 0.65091904, 0.67153654, 0.68926818,</text:p>
            <text:p>       0.71922117, 0.7368444 , 0.74989244, 0.77857533, 0.79279485,</text:p>
            <text:p>       0.80580307, 0.83216565, 0.8479751 , 0.87113214, 0.88720184,</text:p>
            <text:p>       0.90907489, 0.93046685, 0.94826275, 0.97091493, 0.99716621]), array([0., 0., 0., 0., 0., 0., 0., 0., 0., 0., 0., 0., 0., 0., 0., 0., 0.,</text:p>
            <text:p>       0., 0., 0., 0., 1., 1., 1., 1., 1., 1., 1., 1., 1., 1., 1., 1., 1.,</text:p>
            <text:p>       1., 1., 1., 1., 1., 1., 1., 1., 1., 1., 1.]), array([ 75,  13,   5,  11,   4,   4,   4,   3,   1,   1,   0,   1,   0,</text:p>
            <text:p>         1,   4,   4,   3,   1,   0,   3,   0,   3,   4,   2,   1,   2,</text:p>
            <text:p>         1,   1,   3,   2,   0,   2,   2,   2,   3,   2,   3,   2,   1,</text:p>
            <text:p>         2,   4,   4,   2,   4,   9,   9,  19,  20,  51, 702,   0]))</text:p>
          </table:table-cell>
          <table:table-cell office:value-type="float" office:value="0.214940372710116" calcext:value-type="float">
            <text:p>0.214940372710116</text:p>
          </table:table-cell>
          <table:table-cell office:value-type="float" office:value="0.0212576021989219" calcext:value-type="float">
            <text:p>0.0212576021989219</text:p>
          </table:table-cell>
          <table:table-cell office:value-type="float" office:value="0.241353516277867" calcext:value-type="float">
            <text:p>0.241353516277867</text:p>
          </table:table-cell>
          <table:table-cell office:value-type="float" office:value="0.442846349307469" calcext:value-type="float">
            <text:p>0.442846349307469</text:p>
          </table:table-cell>
          <table:table-cell office:value-type="float" office:value="0.112047333715122" calcext:value-type="float">
            <text:p>0.112047333715122</text:p>
          </table:table-cell>
          <table:table-cell office:value-type="float" office:value="0.493591845035553" calcext:value-type="float">
            <text:p>0.493591845035553</text:p>
          </table:table-cell>
        </table:table-row>
        <table:table-row table:style-name="ro5">
          <table:table-cell office:value-type="string" calcext:value-type="string">
            <text:p>(array([0.00438076, 0.08596512, 0.15871053, 0.23230776, 0.38345484,</text:p>
            <text:p>       0.41342703, 0.55287873, 0.63016352, 0.7120083 , 0.77054125,</text:p>
            <text:p>       0.81842242, 0.89531808, 0.98552441]), array([0.09129968, 0.3       , 0.45454545, 0.33333333, 0.5       ,</text:p>
            <text:p>       0.        , 0.4       , 0.        , 0.        , 0.75      ,</text:p>
            <text:p>       0.33333333, 0.6       , 0.44444444]), array([931,  10,  11,   6,   0,   2,   1,   0,   5,   2,   2,   4,   3,</text:p>
            <text:p>         5,  18,   0]))</text:p>
          </table:table-cell>
          <table:table-cell office:value-type="string" calcext:value-type="string">
            <text:p>(array([3.26611779e-04, 3.83733287e-04, 4.49872193e-04, 5.16587565e-04,</text:p>
            <text:p>       6.04801309e-04, 7.54667495e-04, 9.42413790e-04, 1.23977564e-03,</text:p>
            <text:p>       1.70846508e-03, 2.40471539e-03, 3.76907007e-03, 5.93613675e-03,</text:p>
            <text:p>       1.06659367e-02, 3.34420879e-02, 5.70820767e-01]), array([0.01492537, 0.01492537, 0.03030303, 0.01492537, 0.01515152,</text:p>
            <text:p>       0.01492537, 0.05970149, 0.10606061, 0.05970149, 0.12121212,</text:p>
            <text:p>       0.14925373, 0.19402985, 0.18181818, 0.31343284, 0.40298507]), array([67, 67, 66, 67, 66, 67, 67, 66, 67, 66, 67, 67, 66, 67, 67,  0]))</text:p>
          </table:table-cell>
          <table:table-cell office:value-type="string" calcext:value-type="string">
            <text:p>(array([0.00259419, 0.02746556, 0.04787905, 0.06848494, 0.08441947,</text:p>
            <text:p>       0.1060446 , 0.13279361, 0.15587863, 0.17536721, 0.18664519,</text:p>
            <text:p>       0.20147236, 0.22501358, 0.24744902, 0.38345484, 0.41342703,</text:p>
            <text:p>       0.53354573, 0.54819503, 0.56722891, 0.60575938, 0.65456766,</text:p>
            <text:p>       0.7120083 , 0.73717582, 0.76490754, 0.79004082, 0.80923373,</text:p>
            <text:p>       0.82301676, 0.87481827, 0.89215335, 0.90873271, 0.93737549,</text:p>
            <text:p>       0.95191443, 0.97278741, 0.9931839 ]), array([0.0780543 , 0.42307692, 0.23529412, 0.375     , 0.        ,</text:p>
            <text:p>       0.        , 1.        , 0.16666667, 1.        , 0.        ,</text:p>
            <text:p>       0.        , 0.5       , 0.33333333, 0.5       , 0.        ,</text:p>
            <text:p>       0.        , 1.        , 0.        , 0.        , 0.        ,</text:p>
            <text:p>       0.        , 0.        , 1.        , 1.        , 0.        ,</text:p>
            <text:p>       0.5       , 1.        , 0.5       , 0.5       , 1.        ,</text:p>
            <text:p>       1.        , 0.5       , 0.35714286]), array([884,  26,  17,   8,   4,   1,   3,   6,   2,   1,   1,   2,   3,</text:p>
            <text:p>         0,   0,   0,   0,   0,   0,   2,   1,   0,   0,   0,   0,   0,</text:p>
            <text:p>         1,   2,   2,   0,   1,   0,   1,   0,   0,   2,   1,   0,   1,</text:p>
            <text:p>         2,   1,   2,   0,   1,   2,   2,   1,   1,   2,  14,   0]))</text:p>
          </table:table-cell>
          <table:table-cell office:value-type="float" office:value="0.312681953746176" calcext:value-type="float">
            <text:p>0.312681953746176</text:p>
          </table:table-cell>
          <table:table-cell office:value-type="float" office:value="0.0930038111704676" calcext:value-type="float">
            <text:p>0.0930038111704676</text:p>
          </table:table-cell>
          <table:table-cell office:value-type="float" office:value="0.367334926868994" calcext:value-type="float">
            <text:p>0.367334926868994</text:p>
          </table:table-cell>
          <table:table-cell office:value-type="float" office:value="0.71200829744339" calcext:value-type="float">
            <text:p>0.71200829744339</text:p>
          </table:table-cell>
          <table:table-cell office:value-type="float" office:value="0.2799907479046" calcext:value-type="float">
            <text:p>0.2799907479046</text:p>
          </table:table-cell>
          <table:table-cell office:value-type="float" office:value="0.86720638970534" calcext:value-type="float">
            <text:p>0.86720638970534</text:p>
          </table:table-cell>
          <table:table-cell office:value-type="float" office:value="0.108182326173849" calcext:value-type="float">
            <text:p>0.108182326173849</text:p>
          </table:table-cell>
          <table:table-cell office:value-type="string" calcext:value-type="string">
            <text:p>(array([0.01114482, 0.09467446, 0.1636529 , 0.24374213, 0.2879917 ,</text:p>
            <text:p>       0.37358812, 0.44399881, 0.56098768, 0.61418173, 0.77422069,</text:p>
            <text:p>       0.83643167, 0.90903115, 0.99615892]), array([0., 0., 0., 0., 0., 0., 0., 1., 1., 1., 1., 1., 1.]), array([ 95,   5,   7,   3,   2,   3,   3,   0,   3,   1,   0,   7,   7,</text:p>
            <text:p>        10, 854,   0]))</text:p>
          </table:table-cell>
          <table:table-cell office:value-type="string" calcext:value-type="string">
            <text:p>(array([0.00407246, 0.26932829, 0.95648707, 0.99061618, 0.99514194,</text:p>
            <text:p>       0.99713694, 0.99812104, 0.99867289, 0.99902922, 0.99922978,</text:p>
            <text:p>       0.99938334, 0.9994781 , 0.99954652, 0.99961519, 0.99967291]), array([0.        , 0.23880597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54996, 0.02970486, 0.05108224, 0.06971377, 0.09051073,</text:p>
            <text:p>       0.11357778, 0.13279361, 0.15461463, 0.17567497, 0.19076627,</text:p>
            <text:p>       0.22753033, 0.24087188, 0.26282418, 0.2879917 , 0.34543234,</text:p>
            <text:p>       0.38766602, 0.43277109, 0.46645427, 0.54819503, 0.58657297,</text:p>
            <text:p>       0.61418173, 0.74926241, 0.77120535, 0.79286976, 0.81335481,</text:p>
            <text:p>       0.82232404, 0.84386857, 0.87481827, 0.89591995, 0.91405965,</text:p>
            <text:p>       0.93310621, 0.95302139, 0.97424554, 0.99761488]), array([0., 0., 0., 0., 0., 0., 0., 0., 0., 0., 0., 0., 0., 0., 0., 0., 0.,</text:p>
            <text:p>       0., 1., 1., 1., 1., 1., 1., 1., 1., 1., 1., 1., 1., 1., 1., 1., 1.]), array([ 78,  12,   4,   3,   1,   1,   3,   1,   3,   1,   0,   1,   1,</text:p>
            <text:p>         1,   2,   0,   0,   1,   0,   2,   0,   2,   0,   1,   0,   0,</text:p>
            <text:p>         0,   2,   0,   1,   1,   0,   0,   0,   0,   0,   0,   2,   2,</text:p>
            <text:p>         3,   1,   1,   5,   1,   2,   5,   6,  14,  16, 820,   0]))</text:p>
          </table:table-cell>
          <table:table-cell office:value-type="float" office:value="0.225213932164969" calcext:value-type="float">
            <text:p>0.225213932164969</text:p>
          </table:table-cell>
          <table:table-cell office:value-type="float" office:value="0.00683091160305923" calcext:value-type="float">
            <text:p>0.00683091160305923</text:p>
          </table:table-cell>
          <table:table-cell office:value-type="float" office:value="0.193556178270911" calcext:value-type="float">
            <text:p>0.193556178270911</text:p>
          </table:table-cell>
          <table:table-cell office:value-type="float" office:value="0.44399881362915" calcext:value-type="float">
            <text:p>0.44399881362915</text:p>
          </table:table-cell>
          <table:table-cell office:value-type="float" office:value="0.043512930458581" calcext:value-type="float">
            <text:p>0.043512930458581</text:p>
          </table:table-cell>
          <table:table-cell office:value-type="float" office:value="0.466454267501831" calcext:value-type="float">
            <text:p>0.466454267501831</text:p>
          </table:table-cell>
        </table:table-row>
        <table:table-row table:style-name="ro2">
          <table:table-cell office:value-type="string" calcext:value-type="string">
            <text:p>(array([0.0077662 , 0.09392947, 0.17849352, 0.23933375, 0.29666476,</text:p>
            <text:p>       0.36018704, 0.41998187, 0.49861695, 0.56742426, 0.62513976,</text:p>
            <text:p>       0.69632304, 0.7758726 , 0.83319019, 0.89718414, 0.98310031]), array([0.07830552, 0.1875    , 0.34782609, 0.05882353, 0.4       ,</text:p>
            <text:p>       0.5       , 0.16666667, 0.4       , 0.16666667, 0.        ,</text:p>
            <text:p>       0.22222222, 0.25      , 0.42857143, 0.33333333, 0.51851852]), array([779,  48,  23,  17,   5,   8,   6,   5,   6,   4,   9,   8,   7,</text:p>
            <text:p>        21,  54,   0]))</text:p>
          </table:table-cell>
          <table:table-cell office:value-type="string" calcext:value-type="string">
            <text:p>(array([3.93646455e-04, 5.63783051e-04, 7.34889769e-04, 9.49471054e-04,</text:p>
            <text:p>       1.25220409e-03, 1.75227511e-03, 2.62305237e-03, 4.34595297e-03,</text:p>
            <text:p>       6.82195815e-03, 1.29121047e-02, 2.43077928e-02, 5.84177224e-02,</text:p>
            <text:p>       1.63269205e-01, 6.09635370e-01, 9.69220953e-01]), array([0.01492537, 0.01492537, 0.03030303, 0.01492537, 0.06060606,</text:p>
            <text:p>       0.05970149, 0.07462687, 0.09090909, 0.17910448, 0.15151515,</text:p>
            <text:p>       0.08955224, 0.2238806 , 0.18181818, 0.29850746, 0.47761194]), array([67, 67, 66, 67, 66, 67, 67, 66, 67, 66, 67, 67, 66, 67, 67,  0]))</text:p>
          </table:table-cell>
          <table:table-cell office:value-type="string" calcext:value-type="string">
            <text:p>(array([0.00361587, 0.0282615 , 0.0521595 , 0.07073867, 0.09091079,</text:p>
            <text:p>       0.10984382, 0.12780381, 0.15058962, 0.17337526, 0.19236276,</text:p>
            <text:p>       0.21026732, 0.22671919, 0.25447184, 0.26646848, 0.29081762,</text:p>
            <text:p>       0.3050665 , 0.33063452, 0.34224474, 0.36362642, 0.38449514,</text:p>
            <text:p>       0.40778691, 0.42731287, 0.44190478, 0.4854097 , 0.51404595,</text:p>
            <text:p>       0.52280968, 0.54167008, 0.59317843, 0.60823724, 0.63792616,</text:p>
            <text:p>       0.6461584 , 0.6678721 , 0.68648388, 0.71460513, 0.72789615,</text:p>
            <text:p>       0.74825263, 0.76152229, 0.78979064, 0.8167755 , 0.82967962,</text:p>
            <text:p>       0.84841865, 0.87097241, 0.88404867, 0.91174875, 0.93095699,</text:p>
            <text:p>       0.94843565, 0.96928067, 0.99316793]), array([0.06734993, 0.11111111, 0.26923077, 0.28571429, 0.11764706,</text:p>
            <text:p>       0.14285714, 0.        , 0.5       , 0.5       , 0.18181818,</text:p>
            <text:p>       0.25      , 0.        , 0.        , 0.25      , 0.        ,</text:p>
            <text:p>       1.        , 0.5       , 0.        , 0.4       , 1.        ,</text:p>
            <text:p>       0.        , 0.        , 1.        , 0.66666667, 0.        ,</text:p>
            <text:p>       0.        , 0.33333333, 0.        , 0.        , 0.        ,</text:p>
            <text:p>       0.        , 0.5       , 0.        , 0.33333333, 0.        ,</text:p>
            <text:p>       0.5       , 0.        , 0.2       , 1.        , 0.5       ,</text:p>
            <text:p>       0.        , 0.5       , 0.5       , 0.125     , 0.25      ,</text:p>
            <text:p>       0.5       , 0.46153846, 0.55555556]), array([683,  63,  26,  21,  17,  14,   3,   4,   8,  11,   4,   4,   6,</text:p>
            <text:p>         4,   2,   1,   2,   1,   5,   1,   3,   2,   1,   0,   3,   1,</text:p>
            <text:p>         1,   3,   0,   3,   2,   1,   1,   2,   3,   3,   1,   2,   1,</text:p>
            <text:p>         5,   1,   4,   2,   6,   4,   8,   4,   4,  13,  36,   0]))</text:p>
          </table:table-cell>
          <table:table-cell office:value-type="float" office:value="0.304530341161106" calcext:value-type="float">
            <text:p>0.304530341161106</text:p>
          </table:table-cell>
          <table:table-cell office:value-type="float" office:value="0.114079077964767" calcext:value-type="float">
            <text:p>0.114079077964767</text:p>
          </table:table-cell>
          <table:table-cell office:value-type="float" office:value="0.37469728212185" calcext:value-type="float">
            <text:p>0.37469728212185</text:p>
          </table:table-cell>
          <table:table-cell office:value-type="float" office:value="0.625139757990837" calcext:value-type="float">
            <text:p>0.625139757990837</text:p>
          </table:table-cell>
          <table:table-cell office:value-type="float" office:value="0.491609012902673" calcext:value-type="float">
            <text:p>0.491609012902673</text:p>
          </table:table-cell>
          <table:table-cell office:value-type="float" office:value="0.848418653011322" calcext:value-type="float">
            <text:p>0.848418653011322</text:p>
          </table:table-cell>
          <table:table-cell office:value-type="float" office:value="0.131016061996773" calcext:value-type="float">
            <text:p>0.131016061996773</text:p>
          </table:table-cell>
          <table:table-cell office:value-type="string" calcext:value-type="string">
            <text:p>(array([0.01543789, 0.09344715, 0.16813816, 0.22122158, 0.29869266,</text:p>
            <text:p>       0.3681113 , 0.42967801, 0.49090637, 0.5771204 , 0.64098828,</text:p>
            <text:p>       0.6943635 , 0.76038101, 0.81914657, 0.90177254, 0.99246735]), array([0. , 0. , 0. , 0. , 0. , 0. , 0. , 0.2, 1. , 1. , 1. , 1. , 1. ,</text:p>
            <text:p>       1. , 1. ]), array([ 87,  23,  12,   7,   9,   8,   6,   5,   6,   4,   5,  18,  18,</text:p>
            <text:p>        46, 746,   0]))</text:p>
          </table:table-cell>
          <table:table-cell office:value-type="string" calcext:value-type="string">
            <text:p>(array([0.00713117, 0.11935446, 0.61382859, 0.90106876, 0.96564666,</text:p>
            <text:p>       0.98322178, 0.99191652, 0.99518931, 0.99717148, 0.99817647,</text:p>
            <text:p>       0.99871962, 0.9990363 , 0.99925942, 0.99943279, 0.99960345]), array([0.        , 0.        , 0.66666667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89937, 0.02828824, 0.05097979, 0.07107861, 0.08801156,</text:p>
            <text:p>       0.11425938, 0.12763915, 0.15002485, 0.17346407, 0.18838704,</text:p>
            <text:p>       0.21100525, 0.23847771, 0.25504708, 0.27204059, 0.28339982,</text:p>
            <text:p>       0.31140371, 0.33418128, 0.3538416 , 0.3621346 , 0.38934022,</text:p>
            <text:p>       0.40682157, 0.45253446, 0.47719032, 0.48658744, 0.5175792 ,</text:p>
            <text:p>       0.54070884, 0.57268713, 0.59221309, 0.63539928, 0.65775526,</text:p>
            <text:p>       0.67141886, 0.70965993, 0.7353678 , 0.74638875, 0.77328081,</text:p>
            <text:p>       0.79072754, 0.80775592, 0.82875014, 0.84728912, 0.87089009,</text:p>
            <text:p>       0.88967277, 0.90878816, 0.92987646, 0.94744828, 0.97122919,</text:p>
            <text:p>       0.99642339]), array([0., 0., 0., 0., 0., 0., 0., 0., 0., 0., 0., 0., 0., 0., 0., 0., 0.,</text:p>
            <text:p>       0., 0., 0., 0., 0., 0., 0., 1., 1., 1., 1., 1., 1., 1., 1., 1., 1.,</text:p>
            <text:p>       1., 1., 1., 1., 1., 1., 1., 1., 1., 1., 1., 1.]), array([ 62,  14,   9,   9,   9,   4,   3,   4,   6,   2,   5,   1,   1,</text:p>
            <text:p>         2,   2,   4,   2,   1,   3,   3,   3,   0,   3,   1,   3,   1,</text:p>
            <text:p>         0,   1,   2,   3,   0,   3,   1,   2,   0,   3,   3,   7,   4,</text:p>
            <text:p>         4,  10,   6,   2,   6,  14,  16,  16,  21,  62, 657,   0]))</text:p>
          </table:table-cell>
          <table:table-cell office:value-type="float" office:value="0.233292898127962" calcext:value-type="float">
            <text:p>0.233292898127962</text:p>
          </table:table-cell>
          <table:table-cell office:value-type="float" office:value="0.0233920761268708" calcext:value-type="float">
            <text:p>0.0233920761268708</text:p>
          </table:table-cell>
          <table:table-cell office:value-type="float" office:value="0.236754950176909" calcext:value-type="float">
            <text:p>0.236754950176909</text:p>
          </table:table-cell>
          <table:table-cell office:value-type="float" office:value="0.429678012927373" calcext:value-type="float">
            <text:p>0.429678012927373</text:p>
          </table:table-cell>
          <table:table-cell office:value-type="float" office:value="0.119354463474297" calcext:value-type="float">
            <text:p>0.119354463474297</text:p>
          </table:table-cell>
          <table:table-cell office:value-type="float" office:value="0.486587444941203" calcext:value-type="float">
            <text:p>0.486587444941203</text:p>
          </table:table-cell>
        </table:table-row>
        <table:table-row table:style-name="ro4">
          <table:table-cell office:value-type="string" calcext:value-type="string">
            <text:p>(array([0.00595563, 0.09061193, 0.16541018, 0.22948142, 0.30396094,</text:p>
            <text:p>       0.37082216, 0.42641186, 0.48880494, 0.57162474, 0.61344877,</text:p>
            <text:p>       0.70667207, 0.75248586, 0.83280224, 0.89602112, 0.97336569]), array([0.08284714, 0.15384615, 0.33333333, 0.1       , 0.11111111,</text:p>
            <text:p>       0.28571429, 0.6       , 0.33333333, 0.2       , 0.25      ,</text:p>
            <text:p>       0.57142857, 0.5       , 0.16666667, 0.42857143, 0.37037037]), array([857,  26,  18,  10,   9,   7,   5,   6,   5,   4,   7,   6,   6,</text:p>
            <text:p>         7,  27,   0]))</text:p>
          </table:table-cell>
          <table:table-cell office:value-type="string" calcext:value-type="string">
            <text:p>(array([4.02479056e-04, 4.76342705e-04, 5.87292875e-04, 7.36055864e-04,</text:p>
            <text:p>       9.52881801e-04, 1.27409587e-03, 1.74570921e-03, 2.51848510e-03,</text:p>
            <text:p>       3.65726179e-03, 5.41881986e-03, 8.30975340e-03, 1.54777085e-02,</text:p>
            <text:p>       4.52496023e-02, 2.22417157e-01, 8.17738611e-01]), array([0.        , 0.04477612, 0.01515152, 0.05970149, 0.04545455,</text:p>
            <text:p>       0.04477612, 0.07462687, 0.09090909, 0.07462687, 0.09090909,</text:p>
            <text:p>       0.1641791 , 0.20895522, 0.16666667, 0.23880597, 0.37313433]), array([67, 67, 66, 67, 66, 67, 67, 66, 67, 66, 67, 67, 66, 67, 67,  0]))</text:p>
          </table:table-cell>
          <table:table-cell office:value-type="string" calcext:value-type="string">
            <text:p>(array([0.00328354, 0.02945966, 0.0485768 , 0.06738134, 0.08794581,</text:p>
            <text:p>       0.10984682, 0.13227371, 0.14840677, 0.17379448, 0.18931509,</text:p>
            <text:p>       0.21036435, 0.23335813, 0.24465311, 0.27169083, 0.29207639,</text:p>
            <text:p>       0.31263804, 0.32509979, 0.3472819 , 0.36617541, 0.3918858 ,</text:p>
            <text:p>       0.41176243, 0.43050425, 0.44752595, 0.46953145, 0.4861756 ,</text:p>
            <text:p>       0.51070777, 0.55624038, 0.57082307, 0.58941412, 0.60676714,</text:p>
            <text:p>       0.63349366, 0.68864745, 0.70949496, 0.73142976, 0.75049062,</text:p>
            <text:p>       0.76246208, 0.8099001 , 0.85188168, 0.87052792, 0.89093798,</text:p>
            <text:p>       0.90480688, 0.93400455, 0.94959294, 0.96652066, 0.99212882]), array([0.0719697 , 0.25641026, 0.2       , 0.07692308, 0.25      ,</text:p>
            <text:p>       0.        , 0.33333333, 0.28571429, 0.33333333, 0.25      ,</text:p>
            <text:p>       0.        , 0.33333333, 0.        , 0.        , 0.        ,</text:p>
            <text:p>       0.        , 0.33333333, 1.        , 0.25      , 0.        ,</text:p>
            <text:p>       0.5       , 0.5       , 1.        , 0.        , 0.5       ,</text:p>
            <text:p>       0.5       , 1.        , 0.        , 0.        , 0.33333333,</text:p>
            <text:p>       0.        , 1.        , 0.5       , 0.        , 0.4       ,</text:p>
            <text:p>       1.        , 0.33333333, 0.        , 0.33333333, 0.5       ,</text:p>
            <text:p>       0.        , 0.66666667, 0.6       , 0.        , 0.46153846]), array([792,  39,  20,  13,  12,   5,   3,   7,   6,   4,   4,   3,   2,</text:p>
            <text:p>         2,   4,   1,   3,   1,   4,   2,   2,   2,   1,   2,   2,   2,</text:p>
            <text:p>         0,   1,   3,   1,   3,   1,   0,   0,   2,   4,   1,   5,   1,</text:p>
            <text:p>         0,   3,   0,   2,   3,   2,   2,   3,   5,   7,  13,   0]))</text:p>
          </table:table-cell>
          <table:table-cell office:value-type="float" office:value="0.260262080559695" calcext:value-type="float">
            <text:p>0.260262080559695</text:p>
          </table:table-cell>
          <table:table-cell office:value-type="float" office:value="0.0970482843488757" calcext:value-type="float">
            <text:p>0.0970482843488757</text:p>
          </table:table-cell>
          <table:table-cell office:value-type="float" office:value="0.327076338178792" calcext:value-type="float">
            <text:p>0.327076338178792</text:p>
          </table:table-cell>
          <table:table-cell office:value-type="float" office:value="0.666135569413503" calcext:value-type="float">
            <text:p>0.666135569413503</text:p>
          </table:table-cell>
          <table:table-cell office:value-type="float" office:value="0.444604282503697" calcext:value-type="float">
            <text:p>0.444604282503697</text:p>
          </table:table-cell>
          <table:table-cell office:value-type="float" office:value="0.966520658561162" calcext:value-type="float">
            <text:p>0.966520658561162</text:p>
          </table:table-cell>
          <table:table-cell office:value-type="float" office:value="0.113782800211349" calcext:value-type="float">
            <text:p>0.113782800211349</text:p>
          </table:table-cell>
          <table:table-cell office:value-type="string" calcext:value-type="string">
            <text:p>(array([0.01371125, 0.09560317, 0.16181223, 0.24533441, 0.29529195,</text:p>
            <text:p>       0.37383658, 0.42583117, 0.50793508, 0.56896088, 0.62120381,</text:p>
            <text:p>       0.69935198, 0.76678655, 0.83072036, 0.90724252, 0.99420037]), array([0.        , 0.        , 0.        , 0.        , 0.        ,</text:p>
            <text:p>       0.        , 0.        , 0.66666667, 1.        , 1.        ,</text:p>
            <text:p>       1.        , 1.        , 1.        , 1.        , 1.        ]), array([ 88,   8,  11,   4,   4,   5,   7,   6,   3,   6,  12,  12,  13,</text:p>
            <text:p>        25, 796,   0]))</text:p>
          </table:table-cell>
          <table:table-cell office:value-type="string" calcext:value-type="string">
            <text:p>(array([0.00645805, 0.20798534, 0.79121822, 0.95976587, 0.98763833,</text:p>
            <text:p>       0.99320487, 0.99571346, 0.99709063, 0.99808455, 0.99864538,</text:p>
            <text:p>       0.99900886, 0.99924459, 0.99940666, 0.99952101, 0.99959752]), array([0.        , 0.07462687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76189, 0.02952902, 0.04507957, 0.06885473, 0.09283862,</text:p>
            <text:p>       0.10412252, 0.13310573, 0.14586231, 0.17128431, 0.19291924,</text:p>
            <text:p>       0.22686568, 0.25149065, 0.26857024, 0.29121208, 0.33017337,</text:p>
            <text:p>       0.3472819 , 0.3643056 , 0.39664489, 0.4119886 , 0.42732877,</text:p>
            <text:p>       0.44752595, 0.48440225, 0.50893442, 0.53046855, 0.55624038,</text:p>
            <text:p>       0.56077579, 0.58986646, 0.60993986, 0.63246775, 0.67743701,</text:p>
            <text:p>       0.68821895, 0.70868307, 0.72830917, 0.75440471, 0.76308446,</text:p>
            <text:p>       0.78963565, 0.81279942, 0.82495044, 0.84967304, 0.87135994,</text:p>
            <text:p>       0.88946073, 0.9131619 , 0.93312612, 0.94983716, 0.96961074,</text:p>
            <text:p>       0.99685003]), array([0., 0., 0., 0., 0., 0., 0., 0., 0., 0., 0., 0., 0., 0., 0., 0., 0.,</text:p>
            <text:p>       0., 0., 0., 0., 0., 1., 1., 1., 1., 1., 1., 1., 1., 1., 1., 1., 1.,</text:p>
            <text:p>       1., 1., 1., 1., 1., 1., 1., 1., 1., 1., 1., 1.]), array([ 64,  17,   6,   2,   5,   1,   3,   4,   2,   3,   0,   1,   3,</text:p>
            <text:p>         1,   2,   0,   1,   1,   2,   2,   2,   4,   1,   0,   2,   2,</text:p>
            <text:p>         2,   1,   1,   1,   3,   3,   0,   2,   3,   6,   2,   4,   3,</text:p>
            <text:p>         4,   4,   4,   5,   3,   6,   9,  14,  19,  29, 741,   0]))</text:p>
          </table:table-cell>
          <table:table-cell office:value-type="float" office:value="0.225445725417513" calcext:value-type="float">
            <text:p>0.225445725417513</text:p>
          </table:table-cell>
          <table:table-cell office:value-type="float" office:value="0.0281117711084307" calcext:value-type="float">
            <text:p>0.0281117711084307</text:p>
          </table:table-cell>
          <table:table-cell office:value-type="float" office:value="0.241909830121443" calcext:value-type="float">
            <text:p>0.241909830121443</text:p>
          </table:table-cell>
          <table:table-cell office:value-type="float" office:value="0.431039124727249" calcext:value-type="float">
            <text:p>0.431039124727249</text:p>
          </table:table-cell>
          <table:table-cell office:value-type="float" office:value="0.20878178152171" calcext:value-type="float">
            <text:p>0.20878178152171</text:p>
          </table:table-cell>
          <table:table-cell office:value-type="float" office:value="0.491065576672554" calcext:value-type="float">
            <text:p>0.491065576672554</text:p>
          </table:table-cell>
        </table:table-row>
        <table:table-row table:style-name="ro3">
          <table:table-cell office:value-type="string" calcext:value-type="string">
            <text:p>(array([0.0044463 , 0.09480474, 0.16529159, 0.23979811, 0.28853659,</text:p>
            <text:p>       0.36859454, 0.43919324, 0.49885397, 0.56315356, 0.62226444,</text:p>
            <text:p>       0.69996172, 0.77145561, 0.85259547, 0.91443929, 0.97494854]), array([0.1014333 , 0.33333333, 0.25      , 0.16666667, 0.5       ,</text:p>
            <text:p>       0.        , 0.2       , 0.        , 0.5       , 0.        ,</text:p>
            <text:p>       0.25      , 0.        , 0.33333333, 0.16666667, 0.55555556]), array([907,  18,  12,   6,   4,   2,   5,   2,   6,   4,   4,   3,   3,</text:p>
            <text:p>         6,  18,   0]))</text:p>
          </table:table-cell>
          <table:table-cell office:value-type="string" calcext:value-type="string">
            <text:p>(array([1.60287123e-04, 1.96150672e-04, 2.42396178e-04, 3.09060165e-04,</text:p>
            <text:p>       3.91842879e-04, 5.23505603e-04, 8.18318038e-04, 1.22209894e-03,</text:p>
            <text:p>       1.75169533e-03, 2.63627711e-03, 4.26209335e-03, 7.60026203e-03,</text:p>
            <text:p>       1.68661092e-02, 6.70337948e-02, 6.54846162e-01]), array([0.01492537, 0.01492537, 0.04545455, 0.02985075, 0.        ,</text:p>
            <text:p>       0.        , 0.07462687, 0.06060606, 0.07462687, 0.13636364,</text:p>
            <text:p>       0.17910448, 0.28358209, 0.27272727, 0.29850746, 0.32835821]), array([67, 67, 66, 67, 66, 67, 67, 66, 67, 66, 67, 67, 66, 67, 67,  0]))</text:p>
          </table:table-cell>
          <table:table-cell office:value-type="string" calcext:value-type="string">
            <text:p>(array([0.00237975, 0.02912657, 0.04717552, 0.06787288, 0.0870159 ,</text:p>
            <text:p>       0.10895596, 0.13070851, 0.15335824, 0.16892713, 0.19380147,</text:p>
            <text:p>       0.20113076, 0.22314313, 0.24934826, 0.26781357, 0.29367283,</text:p>
            <text:p>       0.32350278, 0.35280731, 0.38438177, 0.411228  , 0.4451949 ,</text:p>
            <text:p>       0.46415766, 0.4885008 , 0.50920713, 0.55417486, 0.57213227,</text:p>
            <text:p>       0.61362666, 0.6481778 , 0.67728406, 0.6979211 , 0.73107052,</text:p>
            <text:p>       0.77953345, 0.79941297, 0.83033115, 0.86372763, 0.89228797,</text:p>
            <text:p>       0.91304133, 0.92761189, 0.94595772, 0.96935847, 0.98833885]), array([0.08382527, 0.38297872, 0.27272727, 0.14285714, 0.66666667,</text:p>
            <text:p>       0.33333333, 0.        , 0.2       , 0.        , 0.5       ,</text:p>
            <text:p>       0.        , 0.        , 0.33333333, 0.33333333, 0.        ,</text:p>
            <text:p>       1.        , 0.        , 0.        , 0.5       , 0.        ,</text:p>
            <text:p>       0.        , 0.        , 0.        , 0.33333333, 0.66666667,</text:p>
            <text:p>       0.        , 0.        , 0.        , 0.5       , 0.        ,</text:p>
            <text:p>       0.        , 0.        , 0.        , 0.5       , 0.        ,</text:p>
            <text:p>       0.33333333, 0.        , 0.33333333, 0.5       , 0.66666667]), array([847,  47,  11,   7,   6,   3,   6,   5,   1,   4,   1,   1,   3,</text:p>
            <text:p>         3,   1,   0,   1,   1,   0,   1,   2,   0,   1,   2,   1,   1,</text:p>
            <text:p>         0,   3,   3,   0,   3,   0,   1,   1,   2,   0,   2,   0,   1,</text:p>
            <text:p>         1,   0,   1,   0,   2,   1,   3,   2,   3,   6,   9,   0]))</text:p>
          </table:table-cell>
          <table:table-cell office:value-type="float" office:value="0.360314912905041" calcext:value-type="float">
            <text:p>0.360314912905041</text:p>
          </table:table-cell>
          <table:table-cell office:value-type="float" office:value="0.113973701830784" calcext:value-type="float">
            <text:p>0.113973701830784</text:p>
          </table:table-cell>
          <table:table-cell office:value-type="float" office:value="0.405725806212622" calcext:value-type="float">
            <text:p>0.405725806212622</text:p>
          </table:table-cell>
          <table:table-cell office:value-type="float" office:value="0.771455605824788" calcext:value-type="float">
            <text:p>0.771455605824788</text:p>
          </table:table-cell>
          <table:table-cell office:value-type="float" office:value="0.326487953093514" calcext:value-type="float">
            <text:p>0.326487953093514</text:p>
          </table:table-cell>
          <table:table-cell office:value-type="float" office:value="0.927611887454987" calcext:value-type="float">
            <text:p>0.927611887454987</text:p>
          </table:table-cell>
          <table:table-cell office:value-type="float" office:value="0.120915442046178" calcext:value-type="float">
            <text:p>0.120915442046178</text:p>
          </table:table-cell>
          <table:table-cell office:value-type="string" calcext:value-type="string">
            <text:p>(array([0.01275681, 0.08690647, 0.16892479, 0.23348333, 0.29801122,</text:p>
            <text:p>       0.37773556, 0.43026162, 0.50114603, 0.55771452, 0.63140546,</text:p>
            <text:p>       0.71191888, 0.76190229, 0.84189113, 0.90277859, 0.99611147]), array([0. , 0. , 0. , 0. , 0. , 0. , 0. , 0.5, 1. , 1. , 1. , 1. , 1. ,</text:p>
            <text:p>       1. , 1. ]), array([100,  11,   5,   4,   5,   4,   4,   2,   7,   2,   3,   5,  10,</text:p>
            <text:p>        13, 825,   0]))</text:p>
          </table:table-cell>
          <table:table-cell office:value-type="string" calcext:value-type="string">
            <text:p>(array([0.00459562, 0.13306179, 0.84421089, 0.98341518, 0.99369682,</text:p>
            <text:p>       0.99677372, 0.99804476, 0.99867534, 0.99913047, 0.99945752,</text:p>
            <text:p>       0.99959706, 0.99968411, 0.9997549 , 0.9998031 , 0.9998395 ]), array([0., 0., 1., 1., 1., 1., 1., 1., 1., 1., 1., 1., 1., 1., 1.]), array([67, 67, 66, 67, 67, 66, 67, 66, 67, 67, 66, 67, 66, 67, 67,  0]))</text:p>
          </table:table-cell>
          <table:table-cell office:value-type="string" calcext:value-type="string">
            <text:p>(array([0.00583406, 0.02907636, 0.04667134, 0.07312137, 0.08538152,</text:p>
            <text:p>       0.11215895, 0.13713926, 0.15516111, 0.16966885, 0.19132736,</text:p>
            <text:p>       0.20058703, 0.22046655, 0.24830012, 0.26889531, 0.30173105,</text:p>
            <text:p>       0.32310936, 0.3518222 , 0.38637334, 0.40290686, 0.42856395,</text:p>
            <text:p>       0.44478783, 0.49079287, 0.5114992 , 0.53584234, 0.55345267,</text:p>
            <text:p>       0.57248038, 0.58045086, 0.61561823, 0.64719269, 0.69757324,</text:p>
            <text:p>       0.70632717, 0.73269312, 0.75012767, 0.77685687, 0.79886924,</text:p>
            <text:p>       0.80372441, 0.83107287, 0.84709248, 0.86862049, 0.894869  ,</text:p>
            <text:p>       0.90977257, 0.93324629, 0.95025546, 0.97055642, 0.99784031]), array([0., 0., 0., 0., 0., 0., 0., 0., 0., 0., 0., 0., 0., 0., 0., 0., 0.,</text:p>
            <text:p>       0., 0., 0., 0., 0., 1., 1., 1., 1., 1., 1., 1., 1., 1., 1., 1., 1.,</text:p>
            <text:p>       1., 1., 1., 1., 1., 1., 1., 1., 1., 1., 1.]), array([ 74,  21,   5,   3,   6,   2,   1,   1,   1,   2,   1,   1,   1,</text:p>
            <text:p>         3,   0,   1,   2,   1,   0,   3,   1,   1,   2,   0,   1,   1,</text:p>
            <text:p>         2,   2,   2,   1,   1,   0,   1,   0,   1,   1,   2,   2,   1,</text:p>
            <text:p>         1,   2,   1,   4,   7,   2,   3,   6,   9,  32, 782,   0]))</text:p>
          </table:table-cell>
          <table:table-cell office:value-type="float" office:value="0.213700232259913" calcext:value-type="float">
            <text:p>0.213700232259913</text:p>
          </table:table-cell>
          <table:table-cell office:value-type="float" office:value="0.02170493657586" calcext:value-type="float">
            <text:p>0.02170493657586</text:p>
          </table:table-cell>
          <table:table-cell office:value-type="float" office:value="0.235285393568711" calcext:value-type="float">
            <text:p>0.235285393568711</text:p>
          </table:table-cell>
          <table:table-cell office:value-type="float" office:value="0.442285478115082" calcext:value-type="float">
            <text:p>0.442285478115082</text:p>
          </table:table-cell>
          <table:table-cell office:value-type="float" office:value="0.15578911357531" calcext:value-type="float">
            <text:p>0.15578911357531</text:p>
          </table:table-cell>
          <table:table-cell office:value-type="float" office:value="0.490792870521545" calcext:value-type="float">
            <text:p>0.490792870521545</text:p>
          </table:table-cell>
        </table:table-row>
        <table:table-row table:style-name="ro2">
          <table:table-cell office:value-type="string" calcext:value-type="string">
            <text:p>(array([0.00515663, 0.08945358, 0.15795887, 0.22701958, 0.28494851,</text:p>
            <text:p>       0.36183666, 0.44048408, 0.49106259, 0.56985505, 0.63581846,</text:p>
            <text:p>       0.69618406, 0.7752533 , 0.83326019, 0.90373149, 0.98207902]), array([0.07674144, 0.07142857, 0.28571429, 0.30769231, 0.25      ,</text:p>
            <text:p>       0.22222222, 0.5       , 0.3       , 0.18181818, 0.28571429,</text:p>
            <text:p>       0.16666667, 0.        , 0.42857143, 0.375     , 0.52631579]), array([847,  28,  21,  13,   4,   9,   8,  10,  11,   7,   6,   2,   7,</text:p>
            <text:p>         8,  19,   0]))</text:p>
          </table:table-cell>
          <table:table-cell office:value-type="string" calcext:value-type="string">
            <text:p>(array([1.66057667e-04, 2.10036246e-04, 2.66115010e-04, 3.38620177e-04,</text:p>
            <text:p>       4.32856747e-04, 6.14810480e-04, 9.07148446e-04, 1.42422234e-03,</text:p>
            <text:p>       2.47291417e-03, 4.16294461e-03, 8.08927392e-03, 1.67016769e-02,</text:p>
            <text:p>       5.30602249e-02, 2.47490459e-01, 7.71123090e-01]), array([0.        , 0.        , 0.06060606, 0.04477612, 0.01515152,</text:p>
            <text:p>       0.02985075, 0.04477612, 0.13636364, 0.05970149, 0.13636364,</text:p>
            <text:p>       0.07462687, 0.13432836, 0.25757576, 0.28358209, 0.34328358]), array([67, 67, 66, 67, 66, 67, 67, 66, 67, 66, 67, 67, 66, 67, 67,  0]))</text:p>
          </table:table-cell>
          <table:table-cell office:value-type="string" calcext:value-type="string">
            <text:p>(array([0.0025189 , 0.02750173, 0.04897004, 0.07083971, 0.08963254,</text:p>
            <text:p>       0.10734315, 0.13442191, 0.14792878, 0.17219566, 0.19358696,</text:p>
            <text:p>       0.20995102, 0.23431438, 0.25109193, 0.26788001, 0.28590736,</text:p>
            <text:p>       0.30992901, 0.33988899, 0.34786209, 0.36783845, 0.38476965,</text:p>
            <text:p>       0.43361334, 0.44199833, 0.4694309 , 0.48857649, 0.50794634,</text:p>
            <text:p>       0.52997079, 0.54579592, 0.56510944, 0.59081221, 0.61282641,</text:p>
            <text:p>       0.63039407, 0.65064955, 0.66677031, 0.68094698, 0.71196696,</text:p>
            <text:p>       0.72072506, 0.75830483, 0.79220176, 0.80558258, 0.85131699,</text:p>
            <text:p>       0.86666694, 0.89002413, 0.91289562, 0.93219563, 0.9492448 ,</text:p>
            <text:p>       0.96904358, 0.99397145]), array([0.05889885, 0.26190476, 0.31578947, 0.1875    , 0.        ,</text:p>
            <text:p>       0.14285714, 0.4       , 0.22222222, 0.2       , 0.33333333,</text:p>
            <text:p>       0.42857143, 0.33333333, 0.        , 0.        , 0.        ,</text:p>
            <text:p>       1.        , 0.        , 0.33333333, 0.        , 0.5       ,</text:p>
            <text:p>       0.75      , 0.        , 0.5       , 0.5       , 0.        ,</text:p>
            <text:p>       0.        , 0.        , 0.2       , 0.25      , 0.5       ,</text:p>
            <text:p>       0.        , 0.5       , 0.5       , 0.        , 0.        ,</text:p>
            <text:p>       0.        , 0.        , 0.        , 0.66666667, 0.33333333,</text:p>
            <text:p>       0.5       , 0.        , 0.25      , 1.        , 0.        ,</text:p>
            <text:p>       0.6       , 0.5       ]), array([781,  42,  19,  16,   9,   7,   5,   9,   5,   3,   7,   3,   1,</text:p>
            <text:p>         4,   1,   1,   1,   3,   3,   2,   0,   4,   3,   4,   4,   2,</text:p>
            <text:p>         2,   1,   5,   4,   2,   2,   2,   2,   2,   2,   1,   1,   0,</text:p>
            <text:p>         1,   3,   0,   3,   2,   2,   4,   2,   1,   5,  12,   0]))</text:p>
          </table:table-cell>
          <table:table-cell office:value-type="float" office:value="0.277018308192131" calcext:value-type="float">
            <text:p>0.277018308192131</text:p>
          </table:table-cell>
          <table:table-cell office:value-type="float" office:value="0.0913304487871546" calcext:value-type="float">
            <text:p>0.0913304487871546</text:p>
          </table:table-cell>
          <table:table-cell office:value-type="float" office:value="0.34528204960099" calcext:value-type="float">
            <text:p>0.34528204960099</text:p>
          </table:table-cell>
          <table:table-cell office:value-type="float" office:value="0.775253295898438" calcext:value-type="float">
            <text:p>0.775253295898438</text:p>
          </table:table-cell>
          <table:table-cell office:value-type="float" office:value="0.427839507807547" calcext:value-type="float">
            <text:p>0.427839507807547</text:p>
          </table:table-cell>
          <table:table-cell office:value-type="float" office:value="0.949244797229767" calcext:value-type="float">
            <text:p>0.949244797229767</text:p>
          </table:table-cell>
          <table:table-cell office:value-type="float" office:value="0.104682817041955" calcext:value-type="float">
            <text:p>0.104682817041955</text:p>
          </table:table-cell>
          <table:table-cell office:value-type="string" calcext:value-type="string">
            <text:p>(array([0.01532563, 0.09579385, 0.15709022, 0.21683573, 0.30056268,</text:p>
            <text:p>       0.36369632, 0.4352895 , 0.49811768, 0.56721606, 0.63778595,</text:p>
            <text:p>       0.7101716 , 0.76669626, 0.83814374, 0.91019684, 0.99548728]), array([0. , 0. , 0. , 0. , 0. , 0. , 0. , 0.4, 1. , 1. , 1. , 1. , 1. ,</text:p>
            <text:p>       1. , 1. ]), array([ 74,   7,  10,   6,   6,   7,  13,  10,   6,   9,   4,   9,  18,</text:p>
            <text:p>        29, 792,   0]))</text:p>
          </table:table-cell>
          <table:table-cell office:value-type="string" calcext:value-type="string">
            <text:p>(array([0.01112977, 0.29070031, 0.79380235, 0.96250848, 0.98842499,</text:p>
            <text:p>       0.99444329, 0.99713128, 0.99838875, 0.99904422, 0.9993606 ,</text:p>
            <text:p>       0.9995545 , 0.99965336, 0.9997301 , 0.99978996, 0.99983394]), array([0.        , 0.07462687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83578, 0.03097263, 0.05016984, 0.06866772, 0.08854043,</text:p>
            <text:p>       0.10924514, 0.13705515, 0.15017903, 0.16361675, 0.19770194,</text:p>
            <text:p>       0.20707743, 0.23100947, 0.24169517, 0.27927494, 0.28803304,</text:p>
            <text:p>       0.31601169, 0.3370108 , 0.34971015, 0.36960593, 0.38511564,</text:p>
            <text:p>       0.41103741, 0.43454807, 0.45420408, 0.468236  , 0.49013685,</text:p>
            <text:p>       0.51106708, 0.52758099, 0.55800167, 0.56646517, 0.59636104,</text:p>
            <text:p>       0.6131724 , 0.63216155, 0.6523777 , 0.66533121, 0.71409264,</text:p>
            <text:p>       0.73211999, 0.74890807, 0.76403316, 0.78771359, 0.80784769,</text:p>
            <text:p>       0.82565961, 0.8529135 , 0.86809745, 0.89273027, 0.9110511 ,</text:p>
            <text:p>       0.92913061, 0.95153868, 0.97331733, 0.99758685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52,  13,   7,   3,   3,   3,   3,   4,   1,   2,   4,   1,   1,</text:p>
            <text:p>         1,   2,   3,   1,   2,   2,   2,   3,   7,   1,   4,   4,   2,</text:p>
            <text:p>         2,   3,   2,   1,   2,   3,   3,   2,   0,   1,   4,   1,   2,</text:p>
            <text:p>         4,   4,   4,   8,   4,   6,  10,  15,  13,  34, 741,   0]))</text:p>
          </table:table-cell>
          <table:table-cell office:value-type="float" office:value="0.217134257182084" calcext:value-type="float">
            <text:p>0.217134257182084</text:p>
          </table:table-cell>
          <table:table-cell office:value-type="float" office:value="0.0330358256436511" calcext:value-type="float">
            <text:p>0.0330358256436511</text:p>
          </table:table-cell>
          <table:table-cell office:value-type="float" office:value="0.248661872108514" calcext:value-type="float">
            <text:p>0.248661872108514</text:p>
          </table:table-cell>
          <table:table-cell office:value-type="float" office:value="0.435289499851374" calcext:value-type="float">
            <text:p>0.435289499851374</text:p>
          </table:table-cell>
          <table:table-cell office:value-type="float" office:value="0.216073445586571" calcext:value-type="float">
            <text:p>0.216073445586571</text:p>
          </table:table-cell>
          <table:table-cell office:value-type="float" office:value="0.490136854350567" calcext:value-type="float">
            <text:p>0.490136854350567</text:p>
          </table:table-cell>
        </table:table-row>
        <table:table-row table:style-name="ro4">
          <table:table-cell office:value-type="string" calcext:value-type="string">
            <text:p>(array([0.00658615, 0.0980038 , 0.17189954, 0.22441247, 0.30536968,</text:p>
            <text:p>       0.35788379, 0.45191628, 0.50617053, 0.57385085, 0.642501  ,</text:p>
            <text:p>       0.69209304, 0.77500667, 0.81160915, 0.88990634, 0.97736652]), array([0.09039548, 0.35294118, 0.33333333, 0.33333333, 0.33333333,</text:p>
            <text:p>       1.        , 1.        , 0.5       , 0.8       , 0.5       ,</text:p>
            <text:p>       0.28571429, 0.25      , 0.        , 0.42857143, 0.5       ]), array([885,  34,   9,   9,   9,   3,   1,   4,   5,   2,   7,   4,   1,</text:p>
            <text:p>         7,  20,   0]))</text:p>
          </table:table-cell>
          <table:table-cell office:value-type="string" calcext:value-type="string">
            <text:p>(array([3.61365081e-04, 4.78094161e-04, 5.83302527e-04, 7.20317108e-04,</text:p>
            <text:p>       9.53434450e-04, 1.23297778e-03, 1.69603438e-03, 2.39743440e-03,</text:p>
            <text:p>       3.68492770e-03, 5.51027899e-03, 8.41422686e-03, 1.47042686e-02,</text:p>
            <text:p>       3.08865076e-02, 1.04552722e-01, 6.85821185e-01]), array([0.        , 0.04477612, 0.03030303, 0.04477612, 0.01515152,</text:p>
            <text:p>       0.        , 0.14925373, 0.06060606, 0.10447761, 0.12121212,</text:p>
            <text:p>       0.2238806 , 0.11940299, 0.21212121, 0.31343284, 0.47761194]), array([67, 67, 66, 67, 66, 67, 67, 66, 67, 66, 67, 67, 66, 67, 67,  0]))</text:p>
          </table:table-cell>
          <table:table-cell office:value-type="string" calcext:value-type="string">
            <text:p>(array([0.00351945, 0.02851927, 0.0494887 , 0.06935908, 0.08609525,</text:p>
            <text:p>       0.10891082, 0.12962209, 0.14874484, 0.17375651, 0.19564322,</text:p>
            <text:p>       0.21109758, 0.22754773, 0.25456443, 0.27927287, 0.29407948,</text:p>
            <text:p>       0.31036863, 0.32711367, 0.35038297, 0.37288544, 0.45191628,</text:p>
            <text:p>       0.47101265, 0.49916917, 0.52725014, 0.54253185, 0.57305396,</text:p>
            <text:p>       0.59030724, 0.63235921, 0.65264279, 0.66688663, 0.69099779,</text:p>
            <text:p>       0.70688674, 0.7718936 , 0.78434587, 0.81160915, 0.86861762,</text:p>
            <text:p>       0.88939808, 0.90015382, 0.92376107, 0.95166425, 0.97346301,</text:p>
            <text:p>       0.99139634]), array([0.07692308, 0.25531915, 0.14814815, 0.21428571, 0.25      ,</text:p>
            <text:p>       0.6       , 0.5       , 0.        , 0.2       , 0.5       ,</text:p>
            <text:p>       0.2       , 0.5       , 0.5       , 0.5       , 0.        ,</text:p>
            <text:p>       0.25      , 0.5       , 1.        , 1.        , 1.        ,</text:p>
            <text:p>       1.        , 0.        , 0.5       , 1.        , 0.5       ,</text:p>
            <text:p>       1.        , 1.        , 0.        , 0.        , 0.25      ,</text:p>
            <text:p>       0.5       , 0.33333333, 0.        , 0.        , 0.5       ,</text:p>
            <text:p>       0.33333333, 1.        , 0.        , 0.33333333, 0.55555556,</text:p>
            <text:p>       0.5       ]), array([806,  47,  27,  14,   8,  10,   8,   1,   5,   2,   5,   2,   2,</text:p>
            <text:p>         2,   1,   4,   2,   2,   1,   0,   0,   0,   1,   1,   1,   0,</text:p>
            <text:p>         2,   1,   2,   2,   0,   1,   1,   1,   4,   2,   0,   0,   3,</text:p>
            <text:p>         1,   1,   0,   0,   2,   3,   1,   1,   3,   9,   8,   0]))</text:p>
          </table:table-cell>
          <table:table-cell office:value-type="float" office:value="0.325585442340585" calcext:value-type="float">
            <text:p>0.325585442340585</text:p>
          </table:table-cell>
          <table:table-cell office:value-type="float" office:value="0.0983077318778938" calcext:value-type="float">
            <text:p>0.0983077318778938</text:p>
          </table:table-cell>
          <table:table-cell office:value-type="float" office:value="0.365645969288675" calcext:value-type="float">
            <text:p>0.365645969288675</text:p>
          </table:table-cell>
          <table:table-cell office:value-type="float" office:value="0.811609148979187" calcext:value-type="float">
            <text:p>0.811609148979187</text:p>
          </table:table-cell>
          <table:table-cell office:value-type="float" office:value="0.215466370152782" calcext:value-type="float">
            <text:p>0.215466370152782</text:p>
          </table:table-cell>
          <table:table-cell office:value-type="float" office:value="0.923761069774628" calcext:value-type="float">
            <text:p>0.923761069774628</text:p>
          </table:table-cell>
          <table:table-cell office:value-type="float" office:value="0.116291759853266" calcext:value-type="float">
            <text:p>0.116291759853266</text:p>
          </table:table-cell>
          <table:table-cell office:value-type="string" calcext:value-type="string">
            <text:p>(array([0.01421115, 0.10610476, 0.17443876, 0.22544415, 0.30757022,</text:p>
            <text:p>       0.35525215, 0.43801793, 0.49026908, 0.57334346, 0.63235921,</text:p>
            <text:p>       0.69461074, 0.7761399 , 0.82704472, 0.90379565, 0.99386208]), array([0. , 0. , 0. , 0. , 0. , 0. , 0. , 0.5, 1. , 1. , 1. , 1. , 1. ,</text:p>
            <text:p>       1. , 1. ]), array([ 90,  16,   4,   6,   8,   4,   2,   4,   4,   1,   8,   7,   6,</text:p>
            <text:p>        25, 815,   0]))</text:p>
          </table:table-cell>
          <table:table-cell office:value-type="string" calcext:value-type="string">
            <text:p>(array([0.00636426, 0.16894593, 0.84295412, 0.97096908, 0.98693659,</text:p>
            <text:p>       0.99308564, 0.99566925, 0.99729025, 0.99816693, 0.99871494,</text:p>
            <text:p>       0.99901368, 0.99926123, 0.99940892, 0.99951916, 0.99963863]), array([0.        , 0.02985075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14602, 0.02825234, 0.04929354, 0.06769684, 0.0822762 ,</text:p>
            <text:p>       0.10950658, 0.13002672, 0.17689011, 0.19129144, 0.21049782,</text:p>
            <text:p>       0.22514999, 0.25621927, 0.27910724, 0.28685713, 0.30887535,</text:p>
            <text:p>       0.32954799, 0.34937438, 0.37288544, 0.42411959, 0.45191628,</text:p>
            <text:p>       0.46918947, 0.50083083, 0.52186656, 0.54253185, 0.5702275 ,</text:p>
            <text:p>       0.59030724, 0.63235921, 0.67175525, 0.68950451, 0.70327556,</text:p>
            <text:p>       0.7205615 , 0.7470904 , 0.76801766, 0.7874634 , 0.8029056 ,</text:p>
            <text:p>       0.82702689, 0.85125516, 0.87007843, 0.89102774, 0.91084917,</text:p>
            <text:p>       0.92941103, 0.95060663, 0.97181997, 0.99665793]), array([0., 0., 0., 0., 0., 0., 0., 0., 0., 0., 0., 0., 0., 0., 0., 0., 0.,</text:p>
            <text:p>       0., 0., 0., 0., 1., 1., 1., 1., 1., 1., 1., 1., 1., 1., 1., 1., 1.,</text:p>
            <text:p>       1., 1., 1., 1., 1., 1., 1., 1., 1., 1.]), array([ 66,  16,   6,   4,   2,   8,   5,   0,   1,   2,   2,   3,   1,</text:p>
            <text:p>         1,   1,   4,   2,   3,   1,   0,   0,   1,   1,   2,   0,   1,</text:p>
            <text:p>         1,   1,   1,   2,   0,   1,   0,   1,   4,   2,   1,   1,   2,</text:p>
            <text:p>         4,   1,   4,   1,   5,   5,   7,  11,  24,  40, 748,   0]))</text:p>
          </table:table-cell>
          <table:table-cell office:value-type="float" office:value="0.215307618393525" calcext:value-type="float">
            <text:p>0.215307618393525</text:p>
          </table:table-cell>
          <table:table-cell office:value-type="float" office:value="0.0243220680293019" calcext:value-type="float">
            <text:p>0.0243220680293019</text:p>
          </table:table-cell>
          <table:table-cell office:value-type="float" office:value="0.235402038566029" calcext:value-type="float">
            <text:p>0.235402038566029</text:p>
          </table:table-cell>
          <table:table-cell office:value-type="float" office:value="0.438017934560776" calcext:value-type="float">
            <text:p>0.438017934560776</text:p>
          </table:table-cell>
          <table:table-cell office:value-type="float" office:value="0.157045883662773" calcext:value-type="float">
            <text:p>0.157045883662773</text:p>
          </table:table-cell>
          <table:table-cell office:value-type="float" office:value="0.499169170856476" calcext:value-type="float">
            <text:p>0.499169170856476</text:p>
          </table:table-cell>
        </table:table-row>
        <table:table-row table:style-name="ro2">
          <table:table-cell office:value-type="string" calcext:value-type="string">
            <text:p>(array([0.00757385, 0.09919998, 0.16148115, 0.23706735, 0.29673146,</text:p>
            <text:p>       0.35975877, 0.42483984, 0.50201316, 0.5665934 , 0.63024478,</text:p>
            <text:p>       0.71211422, 0.75904443, 0.84744371, 0.89844827, 0.97746871]), array([0.06521739, 0.21212121, 0.35294118, 0.05882353, 0.        ,</text:p>
            <text:p>       0.22222222, 0.3       , 0.3       , 0.2       , 0.2       ,</text:p>
            <text:p>       0.42857143, 0.28571429, 0.28571429, 0.42105263, 0.45454545]), array([782,  33,  17,  17,  12,   9,  10,  10,  10,   5,   7,   7,   7,</text:p>
            <text:p>        19,  55,   0]))</text:p>
          </table:table-cell>
          <table:table-cell office:value-type="string" calcext:value-type="string">
            <text:p>(array([2.75520810e-04, 3.59473854e-04, 4.70577784e-04, 6.31858521e-04,</text:p>
            <text:p>       9.55886263e-04, 1.55887609e-03, 2.35342405e-03, 3.92711912e-03,</text:p>
            <text:p>       6.63914186e-03, 1.32289698e-02, 2.40208288e-02, 5.70112062e-02,</text:p>
            <text:p>       2.09545205e-01, 6.25884195e-01, 9.65767781e-01]), array([0.        , 0.01492537, 0.        , 0.02985075, 0.02985075,</text:p>
            <text:p>       0.03030303, 0.07462687, 0.06060606, 0.13432836, 0.12121212,</text:p>
            <text:p>       0.17910448, 0.1641791 , 0.15151515, 0.29850746, 0.44776119]), array([67, 67, 66, 67, 67, 66, 67, 66, 67, 66, 67, 67, 66, 67, 67,  0]))</text:p>
          </table:table-cell>
          <table:table-cell office:value-type="string" calcext:value-type="string">
            <text:p>(array([0.00341718, 0.02838254, 0.04839092, 0.06739429, 0.08675517,</text:p>
            <text:p>       0.10969888, 0.1314695 , 0.1508692 , 0.16824098, 0.18439308,</text:p>
            <text:p>       0.20503658, 0.22992855, 0.25072481, 0.26842853, 0.29019251,</text:p>
            <text:p>       0.31520116, 0.3241439 , 0.34886941, 0.36921372, 0.38584071,</text:p>
            <text:p>       0.40406868, 0.43460087, 0.45295109, 0.47296284, 0.49250276,</text:p>
            <text:p>       0.51139156, 0.53540266, 0.54652655, 0.57038518, 0.59221204,</text:p>
            <text:p>       0.61155178, 0.65828428, 0.67792988, 0.68240136, 0.71510988,</text:p>
            <text:p>       0.73016993, 0.74327216, 0.77365136, 0.79072708, 0.82728684,</text:p>
            <text:p>       0.85420235, 0.868585  , 0.88641676, 0.91307836, 0.92970449,</text:p>
            <text:p>       0.95438277, 0.96724851, 0.99113373]), array([0.04978038, 0.1969697 , 0.16      , 0.09090909, 0.25      ,</text:p>
            <text:p>       0.        , 0.33333333, 0.75      , 0.28571429, 0.        ,</text:p>
            <text:p>       0.        , 0.        , 0.16666667, 0.        , 0.        ,</text:p>
            <text:p>       0.        , 0.        , 0.2       , 0.33333333, 0.        ,</text:p>
            <text:p>       0.4       , 0.        , 0.33333333, 0.        , 0.        ,</text:p>
            <text:p>       0.6       , 0.5       , 0.        , 0.33333333, 0.        ,</text:p>
            <text:p>       0.        , 0.5       , 0.        , 1.        , 0.        ,</text:p>
            <text:p>       0.5       , 0.        , 1.        , 0.        , 0.5       ,</text:p>
            <text:p>       0.25      , 0.4       , 0.5       , 0.4       , 0.16666667,</text:p>
            <text:p>       0.36363636, 0.4       , 0.53125   ]), array([683,  66,  25,  11,  16,   8,   9,   4,   7,   3,   4,   4,   6,</text:p>
            <text:p>         8,   1,   4,   2,   5,   3,   1,   5,   2,   3,   2,   2,   5,</text:p>
            <text:p>         2,   3,   3,   3,   3,   0,   2,   1,   1,   1,   6,   2,   1,</text:p>
            <text:p>         2,   0,   2,   4,   5,   6,   5,   6,  11,  10,  32,   0]))</text:p>
          </table:table-cell>
          <table:table-cell office:value-type="float" office:value="0.294476603808026" calcext:value-type="float">
            <text:p>0.294476603808026</text:p>
          </table:table-cell>
          <table:table-cell office:value-type="float" office:value="0.108830638054487" calcext:value-type="float">
            <text:p>0.108830638054487</text:p>
          </table:table-cell>
          <table:table-cell office:value-type="float" office:value="0.337260235768399" calcext:value-type="float">
            <text:p>0.337260235768399</text:p>
          </table:table-cell>
          <table:table-cell office:value-type="float" office:value="0.561729422637395" calcext:value-type="float">
            <text:p>0.561729422637395</text:p>
          </table:table-cell>
          <table:table-cell office:value-type="float" office:value="0.518006587206428" calcext:value-type="float">
            <text:p>0.518006587206428</text:p>
          </table:table-cell>
          <table:table-cell office:value-type="float" office:value="0.790727078914642" calcext:value-type="float">
            <text:p>0.790727078914642</text:p>
          </table:table-cell>
          <table:table-cell office:value-type="float" office:value="0.120343157916987" calcext:value-type="float">
            <text:p>0.120343157916987</text:p>
          </table:table-cell>
          <table:table-cell office:value-type="string" calcext:value-type="string">
            <text:p>(array([0.01919576, 0.09790282, 0.15289578, 0.2415548 , 0.28730424,</text:p>
            <text:p>       0.36861816, 0.42851018, 0.50461704, 0.5701275 , 0.64063799,</text:p>
            <text:p>       0.7048826 , 0.76291638, 0.83606   , 0.89879908, 0.99258318]), array([0. , 0. , 0. , 0. , 0. , 0. , 0. , 0.7, 1. , 1. , 1. , 1. , 1. ,</text:p>
            <text:p>       1. , 1. ]), array([ 81,  18,  11,   6,   4,   6,  11,  10,   9,   8,  15,  18,  13,</text:p>
            <text:p>        34, 756,   0]))</text:p>
          </table:table-cell>
          <table:table-cell office:value-type="string" calcext:value-type="string">
            <text:p>(array([0.01313112, 0.18309905, 0.6580361 , 0.90602215, 0.96898418,</text:p>
            <text:p>       0.98458602, 0.99259955, 0.99573277, 0.99750451, 0.99838383,</text:p>
            <text:p>       0.99902092, 0.99936278, 0.99952745, 0.99963911, 0.99972448]), array([0.        , 0.        , 0.90909091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747426, 0.02911491, 0.04629446, 0.07029815, 0.08775775,</text:p>
            <text:p>       0.11349161, 0.13174919, 0.14818375, 0.17137818, 0.20927292,</text:p>
            <text:p>       0.25601442, 0.26833214, 0.28489012, 0.32207012, 0.3429154 ,</text:p>
            <text:p>       0.36053351, 0.38844822, 0.40682676, 0.42954421, 0.45509742,</text:p>
            <text:p>       0.46775734, 0.48809662, 0.5096291 , 0.53087899, 0.55055803,</text:p>
            <text:p>       0.56701407, 0.59680885, 0.61415929, 0.62644617, 0.65161046,</text:p>
            <text:p>       0.6758561 , 0.68431935, 0.70980749, 0.73078071, 0.75004774,</text:p>
            <text:p>       0.77078744, 0.79496342, 0.81560692, 0.83183689, 0.85121755,</text:p>
            <text:p>       0.86877432, 0.88921676, 0.91368666, 0.93260714, 0.95190706,</text:p>
            <text:p>       0.9710951 , 0.9966195 ]), array([0., 0., 0., 0., 0., 0., 0., 0., 0., 0., 0., 0., 0., 0., 0., 0., 0.,</text:p>
            <text:p>       0., 0., 0., 0., 0., 1., 1., 1., 1., 1., 1., 1., 1., 1., 1., 1., 1.,</text:p>
            <text:p>       1., 1., 1., 1., 1., 1., 1., 1., 1., 1., 1., 1., 1.]), array([ 49,  19,  11,   6,   7,   3,   6,   6,   3,   0,   2,   0,   3,</text:p>
            <text:p>         3,   1,   0,   1,   2,   1,   3,   5,   2,   4,   1,   2,   5,</text:p>
            <text:p>         3,   2,   3,   3,   1,   2,   5,   2,   5,   1,  11,   5,   5,</text:p>
            <text:p>         4,   3,   6,   2,   8,  11,  14,  11,  25,  57, 666,   0]))</text:p>
          </table:table-cell>
          <table:table-cell office:value-type="float" office:value="0.225690531964541" calcext:value-type="float">
            <text:p>0.225690531964541</text:p>
          </table:table-cell>
          <table:table-cell office:value-type="float" office:value="0.0404131499681496" calcext:value-type="float">
            <text:p>0.0404131499681496</text:p>
          </table:table-cell>
          <table:table-cell office:value-type="float" office:value="0.248921411898549" calcext:value-type="float">
            <text:p>0.248921411898549</text:p>
          </table:table-cell>
          <table:table-cell office:value-type="float" office:value="0.429872502883275" calcext:value-type="float">
            <text:p>0.429872502883275</text:p>
          </table:table-cell>
          <table:table-cell office:value-type="float" office:value="0.251054808045879" calcext:value-type="float">
            <text:p>0.251054808045879</text:p>
          </table:table-cell>
          <table:table-cell office:value-type="float" office:value="0.490370899438858" calcext:value-type="float">
            <text:p>0.490370899438858</text:p>
          </table:table-cell>
        </table:table-row>
        <table:table-row table:style-name="ro4">
          <table:table-cell office:value-type="string" calcext:value-type="string">
            <text:p>(array([0.0094667 , 0.09400167, 0.16454534, 0.22618583, 0.30531754,</text:p>
            <text:p>       0.36161621, 0.4275275 , 0.5057462 , 0.55464943, 0.61882202,</text:p>
            <text:p>       0.68992861, 0.77833182, 0.83068941, 0.8969866 , 0.97669145]), array([0.07614213, 0.21153846, 0.26666667, 0.2       , 0.375     ,</text:p>
            <text:p>       0.3       , 0.4       , 0.09090909, 0.66666667, 0.33333333,</text:p>
            <text:p>       0.25      , 0.28571429, 0.33333333, 0.08333333, 0.38888889]), array([788,  52,  30,  15,   8,  10,   5,  11,   6,   3,   8,   7,   9,</text:p>
            <text:p>        12,  36,   0]))</text:p>
          </table:table-cell>
          <table:table-cell office:value-type="string" calcext:value-type="string">
            <text:p>(array([5.22878741e-04, 7.41232004e-04, 1.05208094e-03, 1.51076131e-03,</text:p>
            <text:p>       2.09424455e-03, 2.93608272e-03, 4.26674815e-03, 5.98567874e-03,</text:p>
            <text:p>       9.30647948e-03, 1.48456859e-02, 2.72383395e-02, 5.39811939e-02,</text:p>
            <text:p>       1.24073311e-01, 3.95418187e-01, 9.10332856e-01]), array([0.        , 0.01492537, 0.        , 0.01492537, 0.04477612,</text:p>
            <text:p>       0.04545455, 0.01492537, 0.04545455, 0.1641791 , 0.12121212,</text:p>
            <text:p>       0.19402985, 0.29850746, 0.21212121, 0.28358209, 0.31343284]), array([67, 67, 66, 67, 67, 66, 67, 66, 67, 66, 67, 67, 66, 67, 67,  0]))</text:p>
          </table:table-cell>
          <table:table-cell office:value-type="string" calcext:value-type="string">
            <text:p>(array([0.00433796, 0.02842672, 0.04991051, 0.07005111, 0.09026511,</text:p>
            <text:p>       0.10922395, 0.12806745, 0.14716159, 0.16843536, 0.19105826,</text:p>
            <text:p>       0.20828937, 0.22793665, 0.25084198, 0.2678901 , 0.29123452,</text:p>
            <text:p>       0.31035691, 0.33495736, 0.34767214, 0.39123684, 0.40849277,</text:p>
            <text:p>       0.4275638 , 0.46552435, 0.49195294, 0.51403461, 0.53569144,</text:p>
            <text:p>       0.55186788, 0.56709027, 0.60912147, 0.63822311, 0.67229261,</text:p>
            <text:p>       0.68721598, 0.70534721, 0.73234808, 0.74842659, 0.79029391,</text:p>
            <text:p>       0.81380973, 0.82961923, 0.84863927, 0.87115431, 0.88441016,</text:p>
            <text:p>       0.90573364, 0.93221752, 0.94809935, 0.9736943 , 0.99196961]), array([0.04647676, 0.21917808, 0.31707317, 0.25      , 0.17647059,</text:p>
            <text:p>       0.11111111, 0.09090909, 0.3       , 0.27272727, 0.28571429,</text:p>
            <text:p>       0.        , 0.2       , 0.5       , 0.        , 1.        ,</text:p>
            <text:p>       0.4       , 0.25      , 0.33333333, 0.25      , 0.5       ,</text:p>
            <text:p>       0.        , 1.        , 0.        , 0.2       , 0.5       ,</text:p>
            <text:p>       0.66666667, 0.5       , 0.        , 1.        , 0.25      ,</text:p>
            <text:p>       0.        , 0.5       , 0.        , 0.5       , 0.2       ,</text:p>
            <text:p>       0.33333333, 0.33333333, 0.33333333, 0.33333333, 0.        ,</text:p>
            <text:p>       0.        , 0.        , 0.        , 0.42857143, 0.5       ]), array([667,  73,  41,  24,  17,   9,  11,  10,  11,   7,   6,   5,   4,</text:p>
            <text:p>         1,   1,   5,   4,   3,   0,   4,   2,   2,   0,   1,   5,   5,</text:p>
            <text:p>         2,   3,   2,   0,   2,   1,   0,   4,   1,   2,   1,   2,   0,</text:p>
            <text:p>         5,   3,   3,   3,   3,   3,   3,   6,   3,  14,  16,   0]))</text:p>
          </table:table-cell>
          <table:table-cell office:value-type="float" office:value="0.274336442044123" calcext:value-type="float">
            <text:p>0.274336442044123</text:p>
          </table:table-cell>
          <table:table-cell office:value-type="float" office:value="0.108922826744962" calcext:value-type="float">
            <text:p>0.108922826744962</text:p>
          </table:table-cell>
          <table:table-cell office:value-type="float" office:value="0.347125213810155" calcext:value-type="float">
            <text:p>0.347125213810155</text:p>
          </table:table-cell>
          <table:table-cell office:value-type="float" office:value="0.813653270403544" calcext:value-type="float">
            <text:p>0.813653270403544</text:p>
          </table:table-cell>
          <table:table-cell office:value-type="float" office:value="0.596900020072709" calcext:value-type="float">
            <text:p>0.596900020072709</text:p>
          </table:table-cell>
          <table:table-cell office:value-type="float" office:value="0.948099354902903" calcext:value-type="float">
            <text:p>0.948099354902903</text:p>
          </table:table-cell>
          <table:table-cell office:value-type="float" office:value="0.125950952913027" calcext:value-type="float">
            <text:p>0.125950952913027</text:p>
          </table:table-cell>
          <table:table-cell office:value-type="string" calcext:value-type="string">
            <text:p>(array([0.02474163, 0.09263075, 0.16854842, 0.22712291, 0.30938926,</text:p>
            <text:p>       0.37119315, 0.43896309, 0.49686073, 0.56373021, 0.63703371,</text:p>
            <text:p>       0.69448457, 0.77660847, 0.8359809 , 0.90270544, 0.99154979]), array([0.        , 0.        , 0.        , 0.        , 0.        ,</text:p>
            <text:p>       0.        , 0.        , 0.54545455, 1.        , 1.        ,</text:p>
            <text:p>       1.        , 1.        , 1.        , 1.        , 1.        ]), array([ 82,  22,  14,   8,   9,   5,   4,  11,   7,   8,   7,  14,  25,</text:p>
            <text:p>        42, 742,   0]))</text:p>
          </table:table-cell>
          <table:table-cell office:value-type="string" calcext:value-type="string">
            <text:p>(array([0.01819862, 0.14143728, 0.6292035 , 0.89413852, 0.96209049,</text:p>
            <text:p>       0.98213183, 0.98981737, 0.99381053, 0.99557418, 0.99697024,</text:p>
            <text:p>       0.99788129, 0.99848106, 0.99894174, 0.99925665, 0.99947712]), array([0.        , 0.        , 0.77272727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877491, 0.02947342, 0.04953689, 0.07000968, 0.0926119 ,</text:p>
            <text:p>       0.11206009, 0.12682942, 0.14835963, 0.17267666, 0.18862411,</text:p>
            <text:p>       0.21061426, 0.22113024, 0.25113201, 0.26765192, 0.29372458,</text:p>
            <text:p>       0.31312664, 0.33095466, 0.34349743, 0.39289068, 0.41313699,</text:p>
            <text:p>       0.42612004, 0.45107096, 0.46612693, 0.48604128, 0.50909557,</text:p>
            <text:p>       0.5381124 , 0.55333731, 0.568391  , 0.59615144, 0.61065587,</text:p>
            <text:p>       0.63822311, 0.6502405 , 0.6682899 , 0.69160379, 0.70690906,</text:p>
            <text:p>       0.7321099 , 0.74896043, 0.77036175, 0.79202719, 0.80975297,</text:p>
            <text:p>       0.83327244, 0.85201251, 0.87138265, 0.88980692, 0.90988325,</text:p>
            <text:p>       0.93067748, 0.94966277, 0.97244336, 0.99583899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39,  24,  16,  12,   6,   4,   3,   5,   5,   4,   4,   1,   3,</text:p>
            <text:p>         1,   2,   3,   4,   1,   0,   3,   1,   1,   1,   2,   4,   6,</text:p>
            <text:p>         1,   2,   3,   1,   3,   1,   2,   4,   3,   1,   1,   3,   4,</text:p>
            <text:p>         7,   6,   9,   8,  11,   8,  14,  18,  28,  63, 644,   0]))</text:p>
          </table:table-cell>
          <table:table-cell office:value-type="float" office:value="0.218605995014544" calcext:value-type="float">
            <text:p>0.218605995014544</text:p>
          </table:table-cell>
          <table:table-cell office:value-type="float" office:value="0.0329725765728212" calcext:value-type="float">
            <text:p>0.0329725765728212</text:p>
          </table:table-cell>
          <table:table-cell office:value-type="float" office:value="0.246468831722102" calcext:value-type="float">
            <text:p>0.246468831722102</text:p>
          </table:table-cell>
          <table:table-cell office:value-type="float" office:value="0.438963085412979" calcext:value-type="float">
            <text:p>0.438963085412979</text:p>
          </table:table-cell>
          <table:table-cell office:value-type="float" office:value="0.143523772557576" calcext:value-type="float">
            <text:p>0.143523772557576</text:p>
          </table:table-cell>
          <table:table-cell office:value-type="float" office:value="0.490904425581296" calcext:value-type="float">
            <text:p>0.490904425581296</text:p>
          </table:table-cell>
        </table:table-row>
        <table:table-row table:style-name="ro4">
          <table:table-cell office:value-type="string" calcext:value-type="string">
            <text:p>(array([0.00516361, 0.09391172, 0.16714089, 0.23902764, 0.3030301 ,</text:p>
            <text:p>       0.36068333, 0.43427648, 0.48761533, 0.56308708, 0.62964544,</text:p>
            <text:p>       0.70765079, 0.76879249, 0.82623503, 0.91201221, 0.96168707]), array([0.09812569, 0.3       , 0.5       , 0.        , 0.        ,</text:p>
            <text:p>       0.        , 0.        , 1.        , 0.33333333, 0.4       ,</text:p>
            <text:p>       0.4       , 0.42857143, 0.4       , 0.57142857, 0.25      ]), array([907,  20,   8,   3,   3,   6,   4,   2,   6,   5,   5,   7,   5,</text:p>
            <text:p>         7,  12,   0]))</text:p>
          </table:table-cell>
          <table:table-cell office:value-type="string" calcext:value-type="string">
            <text:p>(array([4.22431305e-04, 5.00188583e-04, 5.67357073e-04, 6.62797343e-04,</text:p>
            <text:p>       7.86151895e-04, 9.79462143e-04, 1.24105806e-03, 1.53453339e-03,</text:p>
            <text:p>       1.93734536e-03, 2.68642739e-03, 4.18775053e-03, 8.36500785e-03,</text:p>
            <text:p>       1.94544284e-02, 6.91174756e-02, 6.62609100e-01]), array([0.01492537, 0.02985075, 0.04545455, 0.04477612, 0.        ,</text:p>
            <text:p>       0.02985075, 0.07462687, 0.10606061, 0.14925373, 0.09090909,</text:p>
            <text:p>       0.1641791 , 0.20895522, 0.25757576, 0.25373134, 0.31343284]), array([67, 67, 66, 67, 66, 67, 67, 66, 67, 66, 67, 67, 66, 67, 67,  0]))</text:p>
          </table:table-cell>
          <table:table-cell office:value-type="string" calcext:value-type="string">
            <text:p>(array([0.00255572, 0.02687762, 0.04801469, 0.07009019, 0.08849522,</text:p>
            <text:p>       0.10406595, 0.12650699, 0.14637689, 0.17590497, 0.19190485,</text:p>
            <text:p>       0.21960443, 0.24873925, 0.27805752, 0.31003603, 0.32099676,</text:p>
            <text:p>       0.35360836, 0.36213982, 0.38752669, 0.41721687, 0.43057901,</text:p>
            <text:p>       0.45873103, 0.47851732, 0.49671334, 0.53936446, 0.54495803,</text:p>
            <text:p>       0.56917888, 0.59003153, 0.61387771, 0.62984459, 0.64481574,</text:p>
            <text:p>       0.69269544, 0.71219045, 0.72848219, 0.74893284, 0.77107277,</text:p>
            <text:p>       0.78523174, 0.80575556, 0.83018339, 0.84474033, 0.87054378,</text:p>
            <text:p>       0.91598091, 0.92480904, 0.94730856, 0.96789867, 0.99239942]), array([0.08752998, 0.25      , 0.14285714, 0.3       , 0.16666667,</text:p>
            <text:p>       0.4       , 0.33333333, 0.25      , 1.        , 0.66666667,</text:p>
            <text:p>       0.        , 0.        , 0.        , 0.        , 0.        ,</text:p>
            <text:p>       0.        , 0.        , 0.        , 0.        , 0.        ,</text:p>
            <text:p>       0.        , 1.        , 1.        , 0.        , 0.5       ,</text:p>
            <text:p>       1.        , 0.        , 0.        , 0.33333333, 1.        ,</text:p>
            <text:p>       0.        , 1.        , 0.        , 0.5       , 0.66666667,</text:p>
            <text:p>       0.        , 0.5       , 0.        , 0.5       , 1.        ,</text:p>
            <text:p>       0.5       , 0.5       , 0.33333333, 0.        , 0.5       ]), array([834,  48,  21,  10,   6,   5,   3,   4,   1,   3,   1,   0,   2,</text:p>
            <text:p>         1,   0,   1,   1,   4,   1,   1,   1,   2,   1,   1,   1,   0,</text:p>
            <text:p>         1,   2,   1,   2,   1,   3,   1,   0,   2,   2,   1,   2,   3,</text:p>
            <text:p>         2,   2,   1,   2,   1,   0,   4,   2,   6,   4,   2,   0]))</text:p>
          </table:table-cell>
          <table:table-cell office:value-type="float" office:value="0.337805898233789" calcext:value-type="float">
            <text:p>0.337805898233789</text:p>
          </table:table-cell>
          <table:table-cell office:value-type="float" office:value="0.113897027140288" calcext:value-type="float">
            <text:p>0.113897027140288</text:p>
          </table:table-cell>
          <table:table-cell office:value-type="float" office:value="0.392706016999012" calcext:value-type="float">
            <text:p>0.392706016999012</text:p>
          </table:table-cell>
          <table:table-cell office:value-type="float" office:value="0.711687073111534" calcext:value-type="float">
            <text:p>0.711687073111534</text:p>
          </table:table-cell>
          <table:table-cell office:value-type="float" office:value="0.349176264520901" calcext:value-type="float">
            <text:p>0.349176264520901</text:p>
          </table:table-cell>
          <table:table-cell office:value-type="float" office:value="0.967898666858673" calcext:value-type="float">
            <text:p>0.967898666858673</text:p>
          </table:table-cell>
          <table:table-cell office:value-type="float" office:value="0.117921206062822" calcext:value-type="float">
            <text:p>0.117921206062822</text:p>
          </table:table-cell>
          <table:table-cell office:value-type="string" calcext:value-type="string">
            <text:p>(array([0.01301737, 0.09175852, 0.17452601, 0.23017247, 0.29537565,</text:p>
            <text:p>       0.37693447, 0.43293606, 0.48761533, 0.56219346, 0.63936633,</text:p>
            <text:p>       0.70305812, 0.7641924 , 0.83595502, 0.90731543, 0.99528935]), array([0., 0., 0., 0., 0., 0., 0., 0., 1., 1., 1., 1., 1., 1., 1.]), array([ 98,   9,   7,   4,   3,   3,   4,   2,   6,   8,   5,   6,   6,</text:p>
            <text:p>        18, 821,   0]))</text:p>
          </table:table-cell>
          <table:table-cell office:value-type="string" calcext:value-type="string">
            <text:p>(array([0.00394908, 0.16292414, 0.84337134, 0.97782761, 0.99281418,</text:p>
            <text:p>       0.9965406 , 0.99777518, 0.9983515 , 0.99869889, 0.99898459,</text:p>
            <text:p>       0.9991936 , 0.99932358, 0.99942694, 0.9994983 , 0.999577  ]), array([0.        , 0.05970149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13386, 0.02887547, 0.05286914, 0.07209361, 0.08544516,</text:p>
            <text:p>       0.10776033, 0.12930092, 0.15023111, 0.17286079, 0.19183275,</text:p>
            <text:p>       0.21476826, 0.23417836, 0.256975  , 0.27151781, 0.30730456,</text:p>
            <text:p>       0.37234056, 0.38612229, 0.40996847, 0.45117176, 0.46957643,</text:p>
            <text:p>       0.49671334, 0.54117839, 0.56934029, 0.58278313, 0.61247331,</text:p>
            <text:p>       0.63603753, 0.64607646, 0.67900324, 0.68996397, 0.71219045,</text:p>
            <text:p>       0.72194248, 0.75245406, 0.77369833, 0.78039557, 0.8056474 ,</text:p>
            <text:p>       0.85110883, 0.87344124, 0.89839697, 0.9127554 , 0.92963633,</text:p>
            <text:p>       0.95228134, 0.9734299 , 0.99768141]), array([0., 0., 0., 0., 0., 0., 0., 0., 0., 0., 0., 0., 0., 0., 0., 0., 0.,</text:p>
            <text:p>       0., 0., 0., 0., 1., 1., 1., 1., 1., 1., 1., 1., 1., 1., 1., 1., 1.,</text:p>
            <text:p>       1., 1., 1., 1., 1., 1., 1., 1., 1.]), array([ 74,  16,   7,   4,   3,   2,   1,   2,   2,   3,   2,   1,   1,</text:p>
            <text:p>         1,   0,   2,   0,   0,   2,   1,   2,   0,   1,   2,   1,   0,</text:p>
            <text:p>         0,   2,   3,   1,   1,   2,   5,   1,   1,   2,   1,   3,   2,</text:p>
            <text:p>         1,   2,   0,   4,   3,   3,   7,   8,  20,  36, 762,   0]))</text:p>
          </table:table-cell>
          <table:table-cell office:value-type="float" office:value="0.246331051107747" calcext:value-type="float">
            <text:p>0.246331051107747</text:p>
          </table:table-cell>
          <table:table-cell office:value-type="float" office:value="0.0203858956944283" calcext:value-type="float">
            <text:p>0.0203858956944283</text:p>
          </table:table-cell>
          <table:table-cell office:value-type="float" office:value="0.231979626933139" calcext:value-type="float">
            <text:p>0.231979626933139</text:p>
          </table:table-cell>
          <table:table-cell office:value-type="float" office:value="0.487615332007408" calcext:value-type="float">
            <text:p>0.487615332007408</text:p>
          </table:table-cell>
          <table:table-cell office:value-type="float" office:value="0.156628660011021" calcext:value-type="float">
            <text:p>0.156628660011021</text:p>
          </table:table-cell>
          <table:table-cell office:value-type="float" office:value="0.49671334028244" calcext:value-type="float">
            <text:p>0.49671334028244</text:p>
          </table:table-cell>
        </table:table-row>
        <table:table-row table:style-name="ro2">
          <table:table-cell office:value-type="string" calcext:value-type="string">
            <text:p>(array([0.00739115, 0.09759286, 0.16336654, 0.23259967, 0.3005641 ,</text:p>
            <text:p>       0.3732083 , 0.43860156, 0.49205141, 0.56253065, 0.64428258,</text:p>
            <text:p>       0.69227715, 0.76382054, 0.82984779, 0.90685518, 0.98119604]), array([0.08727273, 0.25925926, 0.19047619, 0.5       , 0.33333333,</text:p>
            <text:p>       0.2       , 0.25      , 0.42857143, 0.        , 0.5       ,</text:p>
            <text:p>       0.        , 0.25      , 0.        , 0.3       , 0.52941176]), array([825,  27,  21,   8,   9,   5,   4,   7,   4,   2,   4,   8,   5,</text:p>
            <text:p>        20,  51,   0]))</text:p>
          </table:table-cell>
          <table:table-cell office:value-type="string" calcext:value-type="string">
            <text:p>(array([4.03710113e-04, 5.48778168e-04, 7.30421207e-04, 9.67164241e-04,</text:p>
            <text:p>       1.37919869e-03, 1.94264897e-03, 2.70490799e-03, 3.92139879e-03,</text:p>
            <text:p>       5.97063033e-03, 8.90187762e-03, 1.47423759e-02, 2.90953146e-02,</text:p>
            <text:p>       9.24124831e-02, 4.93081327e-01, 9.64796801e-01]), array([0.        , 0.        , 0.07575758, 0.02985075, 0.04545455,</text:p>
            <text:p>       0.05970149, 0.11940299, 0.04545455, 0.14925373, 0.07575758,</text:p>
            <text:p>       0.1641791 , 0.23880597, 0.22727273, 0.28358209, 0.44776119]), array([67, 67, 66, 67, 66, 67, 67, 66, 67, 66, 67, 67, 66, 67, 67,  0]))</text:p>
          </table:table-cell>
          <table:table-cell office:value-type="string" calcext:value-type="string">
            <text:p>(array([0.00379302, 0.02850287, 0.0470974 , 0.06784191, 0.08994022,</text:p>
            <text:p>       0.11059017, 0.13023794, 0.14935247, 0.16774499, 0.18746226,</text:p>
            <text:p>       0.20865898, 0.22806833, 0.24865928, 0.2731367 , 0.29173537,</text:p>
            <text:p>       0.30398047, 0.32610527, 0.34908444, 0.36912656, 0.38935196,</text:p>
            <text:p>       0.42924622, 0.4479569 , 0.47814199, 0.48903904, 0.51047939,</text:p>
            <text:p>       0.53687257, 0.54682708, 0.57945716, 0.5869658 , 0.63252389,</text:p>
            <text:p>       0.65604126, 0.66809607, 0.68660772, 0.7072024 , 0.73711526,</text:p>
            <text:p>       0.74211329, 0.76626347, 0.79771507, 0.80543843, 0.83603156,</text:p>
            <text:p>       0.87017411, 0.89255634, 0.91331372, 0.92794684, 0.94840026,</text:p>
            <text:p>       0.96959647, 0.99138215]), array([0.06976744, 0.23880597, 0.15789474, 0.38461538, 0.1       ,</text:p>
            <text:p>       0.33333333, 0.        , 0.25      , 0.2       , 0.16666667,</text:p>
            <text:p>       0.5       , 1.        , 0.        , 0.33333333, 0.5       ,</text:p>
            <text:p>       0.33333333, 0.        , 0.        , 0.5       , 0.        ,</text:p>
            <text:p>       0.5       , 0.        , 0.5       , 0.33333333, 0.5       ,</text:p>
            <text:p>       0.        , 0.        , 0.        , 0.        , 1.        ,</text:p>
            <text:p>       0.        , 0.        , 0.        , 0.        , 0.        ,</text:p>
            <text:p>       0.        , 0.33333333, 0.5       , 0.        , 0.        ,</text:p>
            <text:p>       0.5       , 0.28571429, 0.28571429, 0.14285714, 0.66666667,</text:p>
            <text:p>       0.42857143, 0.55555556]), array([731,  67,  19,  13,  10,   9,   5,   8,   5,   6,   2,   3,   2,</text:p>
            <text:p>         3,   2,   3,   2,   1,   2,   2,   0,   2,   2,   2,   3,   2,</text:p>
            <text:p>         1,   1,   1,   1,   0,   1,   1,   1,   1,   2,   2,   1,   3,</text:p>
            <text:p>         2,   2,   2,   0,   2,   7,   7,   7,   6,   7,  36,   0]))</text:p>
          </table:table-cell>
          <table:table-cell office:value-type="float" office:value="0.319701012882963" calcext:value-type="float">
            <text:p>0.319701012882963</text:p>
          </table:table-cell>
          <table:table-cell office:value-type="float" office:value="0.119707327407654" calcext:value-type="float">
            <text:p>0.119707327407654</text:p>
          </table:table-cell>
          <table:table-cell office:value-type="float" office:value="0.373780484743324" calcext:value-type="float">
            <text:p>0.373780484743324</text:p>
          </table:table-cell>
          <table:table-cell office:value-type="float" office:value="0.82984778881073" calcext:value-type="float">
            <text:p>0.82984778881073</text:p>
          </table:table-cell>
          <table:table-cell office:value-type="float" office:value="0.517035607081741" calcext:value-type="float">
            <text:p>0.517035607081741</text:p>
          </table:table-cell>
          <table:table-cell office:value-type="float" office:value="0.836031556129456" calcext:value-type="float">
            <text:p>0.836031556129456</text:p>
          </table:table-cell>
          <table:table-cell office:value-type="float" office:value="0.133110708398866" calcext:value-type="float">
            <text:p>0.133110708398866</text:p>
          </table:table-cell>
          <table:table-cell office:value-type="string" calcext:value-type="string">
            <text:p>(array([0.01604515, 0.09012315, 0.16755261, 0.23519487, 0.30096005,</text:p>
            <text:p>       0.35733646, 0.43418896, 0.49870626, 0.55555372, 0.62743932,</text:p>
            <text:p>       0.69512535, 0.7669526 , 0.83685382, 0.89979548, 0.99292773]), array([0.        , 0.        , 0.        , 0.        , 0.        ,</text:p>
            <text:p>       0.        , 0.        , 0.57142857, 1.        , 1.        ,</text:p>
            <text:p>       1.        , 1.        , 1.        , 1.        , 1.        ]), array([ 96,  21,   9,  10,   7,   2,   5,   7,   3,   5,   6,   6,  17,</text:p>
            <text:p>        26, 780,   0]))</text:p>
          </table:table-cell>
          <table:table-cell office:value-type="string" calcext:value-type="string">
            <text:p>(array([0.00686042, 0.09414067, 0.63742038, 0.9411228 , 0.97959494,</text:p>
            <text:p>       0.98930751, 0.99303018, 0.99560885, 0.99707397, 0.99797185,</text:p>
            <text:p>       0.99856751, 0.99901124, 0.99926375, 0.99945122, 0.99959629]), array([0.        , 0.        , 0.71212121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86042, 0.02888902, 0.04905561, 0.07138217, 0.0874819 ,</text:p>
            <text:p>       0.10501487, 0.13370103, 0.15103761, 0.16334589, 0.1940532 ,</text:p>
            <text:p>       0.20551977, 0.23145059, 0.25788671, 0.26848881, 0.29234056,</text:p>
            <text:p>       0.30904889, 0.33190393, 0.34395874, 0.37071419, 0.4130342 ,</text:p>
            <text:p>       0.42080513, 0.45317292, 0.47075787, 0.48415239, 0.50738214,</text:p>
            <text:p>       0.52210432, 0.5520431 , 0.56257498, 0.61064804, 0.63249248,</text:p>
            <text:p>       0.65091556, 0.67389473, 0.69638205, 0.70795575, 0.73014344,</text:p>
            <text:p>       0.75134072, 0.77183837, 0.79457586, 0.81365258, 0.83084396,</text:p>
            <text:p>       0.85120924, 0.87047659, 0.88658772, 0.91078957, 0.93320965,</text:p>
            <text:p>       0.95204145, 0.97139376, 0.99625244]), array([0., 0., 0., 0., 0., 0., 0., 0., 0., 0., 0., 0., 0., 0., 0., 0., 0.,</text:p>
            <text:p>       0., 0., 0., 0., 0., 0., 0., 1., 1., 1., 1., 1., 1., 1., 1., 1., 1.,</text:p>
            <text:p>       1., 1., 1., 1., 1., 1., 1., 1., 1., 1., 1., 1., 1., 1.]), array([ 67,  20,   5,  11,   6,   8,   1,   2,   3,   3,   2,   5,   1,</text:p>
            <text:p>         3,   3,   2,   1,   1,   1,   0,   1,   2,   1,   2,   2,   3,</text:p>
            <text:p>         1,   2,   1,   0,   2,   2,   1,   2,   2,   1,   2,   2,   1,</text:p>
            <text:p>         2,   5,   4,   6,   6,   8,  11,   9,  20,  54, 700,   0]))</text:p>
          </table:table-cell>
          <table:table-cell office:value-type="float" office:value="0.219965035110858" calcext:value-type="float">
            <text:p>0.219965035110858</text:p>
          </table:table-cell>
          <table:table-cell office:value-type="float" office:value="0.0190734544949204" calcext:value-type="float">
            <text:p>0.0190734544949204</text:p>
          </table:table-cell>
          <table:table-cell office:value-type="float" office:value="0.242985581298884" calcext:value-type="float">
            <text:p>0.242985581298884</text:p>
          </table:table-cell>
          <table:table-cell office:value-type="float" office:value="0.444446275631587" calcext:value-type="float">
            <text:p>0.444446275631587</text:p>
          </table:table-cell>
          <table:table-cell office:value-type="float" office:value="0.0941406746130826" calcext:value-type="float">
            <text:p>0.0941406746130826</text:p>
          </table:table-cell>
          <table:table-cell office:value-type="float" office:value="0.492617855469386" calcext:value-type="float">
            <text:p>0.492617855469386</text:p>
          </table:table-cell>
        </table:table-row>
        <table:table-row table:style-name="ro3">
          <table:table-cell office:value-type="string" calcext:value-type="string">
            <text:p>(array([0.00431829, 0.09556278, 0.17519835, 0.24121611, 0.27465884,</text:p>
            <text:p>       0.36635325, 0.44082958, 0.48117903, 0.57060379, 0.65208863,</text:p>
            <text:p>       0.68640703, 0.76185715, 0.82517785, 0.90524153, 0.98091281]), array([0.07971864, 0.14285714, 0.16666667, 0.5       , 0.33333333,</text:p>
            <text:p>       0.44444444, 0.        , 0.33333333, 0.33333333, 0.2       ,</text:p>
            <text:p>       0.33333333, 0.2       , 0.4       , 0.54545455, 0.328125  ]), array([853,  21,   6,   6,   3,   9,   3,   3,   3,   5,   3,   5,   5,</text:p>
            <text:p>        11,  64,   0]))</text:p>
          </table:table-cell>
          <table:table-cell office:value-type="string" calcext:value-type="string">
            <text:p>(array([9.11848211e-05, 1.30433227e-04, 1.88326095e-04, 2.61359100e-04,</text:p>
            <text:p>       3.69220916e-04, 5.43115046e-04, 7.76950902e-04, 1.21576014e-03,</text:p>
            <text:p>       1.85472394e-03, 2.93769467e-03, 5.26936774e-03, 1.08641616e-02,</text:p>
            <text:p>       4.75382925e-02, 4.84255131e-01, 9.78494775e-01]), array([0.04477612, 0.01492537, 0.01515152, 0.02985075, 0.03030303,</text:p>
            <text:p>       0.05970149, 0.07462687, 0.04545455, 0.14925373, 0.12121212,</text:p>
            <text:p>       0.14925373, 0.10447761, 0.21212121, 0.31343284, 0.34328358]), array([67, 67, 66, 67, 66, 67, 67, 66, 67, 66, 67, 67, 66, 67, 67,  0]))</text:p>
          </table:table-cell>
          <table:table-cell office:value-type="string" calcext:value-type="string">
            <text:p>(array([0.00214865, 0.02910971, 0.04980758, 0.06748627, 0.09137532,</text:p>
            <text:p>       0.11165841, 0.12813791, 0.15245286, 0.17785235, 0.19412296,</text:p>
            <text:p>       0.23390378, 0.24582665, 0.26877101, 0.28351837, 0.35333651,</text:p>
            <text:p>       0.37181571, 0.39343263, 0.43009843, 0.4686037 , 0.50001788,</text:p>
            <text:p>       0.55955553, 0.57612792, 0.64989275, 0.66878198, 0.71374732,</text:p>
            <text:p>       0.73508567, 0.75551468, 0.77289514, 0.81288753, 0.82085788,</text:p>
            <text:p>       0.87027809, 0.88552592, 0.91154037, 0.93141612, 0.95186067,</text:p>
            <text:p>       0.97303514, 0.99312396]), array([0.07080745, 0.15384615, 0.33333333, 0.25      , 0.125     ,</text:p>
            <text:p>       0.        , 0.33333333, 0.        , 0.        , 0.33333333,</text:p>
            <text:p>       0.75      , 0.        , 0.        , 1.        , 0.4       ,</text:p>
            <text:p>       1.        , 0.        , 0.        , 0.33333333, 0.        ,</text:p>
            <text:p>       0.        , 0.5       , 0.25      , 0.        , 1.        ,</text:p>
            <text:p>       0.        , 0.        , 0.33333333, 0.33333333, 1.        ,</text:p>
            <text:p>       0.        , 0.33333333, 0.75      , 0.6       , 0.25      ,</text:p>
            <text:p>       0.41176471, 0.2972973 ]), array([805,  26,  15,  12,   8,   6,   3,   1,   1,   3,   0,   4,   1,</text:p>
            <text:p>         3,   1,   0,   0,   5,   2,   2,   0,   2,   0,   3,   0,   1,</text:p>
            <text:p>         0,   1,   2,   0,   0,   0,   4,   3,   0,   1,   1,   1,   3,</text:p>
            <text:p>         0,   3,   1,   0,   2,   3,   4,   5,   8,  17,  37,   0]))</text:p>
          </table:table-cell>
          <table:table-cell office:value-type="float" office:value="0.277166256107832" calcext:value-type="float">
            <text:p>0.277166256107832</text:p>
          </table:table-cell>
          <table:table-cell office:value-type="float" office:value="0.119006732893481" calcext:value-type="float">
            <text:p>0.119006732893481</text:p>
          </table:table-cell>
          <table:table-cell office:value-type="float" office:value="0.373354748174526" calcext:value-type="float">
            <text:p>0.373354748174526</text:p>
          </table:table-cell>
          <table:table-cell office:value-type="float" office:value="0.65278780926019" calcext:value-type="float">
            <text:p>0.65278780926019</text:p>
          </table:table-cell>
          <table:table-cell office:value-type="float" office:value="0.635211192849857" calcext:value-type="float">
            <text:p>0.635211192849857</text:p>
          </table:table-cell>
          <table:table-cell office:value-type="float" office:value="0.870278090238571" calcext:value-type="float">
            <text:p>0.870278090238571</text:p>
          </table:table-cell>
          <table:table-cell office:value-type="float" office:value="0.130026707305441" calcext:value-type="float">
            <text:p>0.130026707305441</text:p>
          </table:table-cell>
          <table:table-cell office:value-type="string" calcext:value-type="string">
            <text:p>(array([0.01334596, 0.10171455, 0.17641689, 0.23801447, 0.31268154,</text:p>
            <text:p>       0.35427751, 0.43408188, 0.50274159, 0.56437159, 0.632914  ,</text:p>
            <text:p>       0.72442973, 0.7570226 , 0.82576667, 0.90685645, 0.99575226]), array([0.        , 0.        , 0.        , 0.        , 0.        ,</text:p>
            <text:p>       0.        , 0.        , 0.33333333, 1.        , 1.        ,</text:p>
            <text:p>       1.        , 1.        , 1.        , 1.        , 1.        ]), array([111,   8,   4,   7,   3,   8,   2,   3,   4,   6,   3,   4,   7,</text:p>
            <text:p>        24, 806,   0]))</text:p>
          </table:table-cell>
          <table:table-cell office:value-type="string" calcext:value-type="string">
            <text:p>(array([0.00256086, 0.08615643, 0.7467846 , 0.97270438, 0.99205022,</text:p>
            <text:p>       0.99591465, 0.99780472, 0.99858665, 0.99914808, 0.99942412,</text:p>
            <text:p>       0.99961031, 0.99972927, 0.99980765, 0.99986687, 0.99990843]), array([0.        , 0.        , 0.83333333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52737, 0.02660451, 0.0495107 , 0.06688029, 0.0955966 ,</text:p>
            <text:p>       0.11469412, 0.12697105, 0.19067877, 0.23134033, 0.24448532,</text:p>
            <text:p>       0.26491433, 0.28351837, 0.33121802, 0.35029216, 0.37181571,</text:p>
            <text:p>       0.4277193 , 0.44044447, 0.47588092, 0.49998212, 0.53503491,</text:p>
            <text:p>       0.57325942, 0.60656737, 0.64608731, 0.71374732, 0.73122899,</text:p>
            <text:p>       0.75417335, 0.76988597, 0.80944334, 0.82150277, 0.84754714,</text:p>
            <text:p>       0.86852779, 0.88800222, 0.91063521, 0.9318039 , 0.95103246,</text:p>
            <text:p>       0.97093821, 0.99788102]), array([0., 0., 0., 0., 0., 0., 0., 0., 0., 0., 0., 0., 0., 0., 0., 0., 0.,</text:p>
            <text:p>       0., 0., 1., 1., 1., 1., 1., 1., 1., 1., 1., 1., 1., 1., 1., 1., 1.,</text:p>
            <text:p>       1., 1., 1.]), array([ 83,  14,  11,   5,   2,   2,   3,   0,   0,   3,   0,   5,   1,</text:p>
            <text:p>         1,   1,   0,   3,   5,   2,   0,   0,   1,   1,   1,   1,   0,</text:p>
            <text:p>         2,   0,   3,   0,   2,   0,   4,   0,   0,   1,   3,   1,   2,</text:p>
            <text:p>         0,   3,   2,   1,   2,   7,  10,  12,  12,  29, 759,   0]))</text:p>
          </table:table-cell>
          <table:table-cell office:value-type="float" office:value="0.22618851591174" calcext:value-type="float">
            <text:p>0.22618851591174</text:p>
          </table:table-cell>
          <table:table-cell office:value-type="float" office:value="0.0147140450572399" calcext:value-type="float">
            <text:p>0.0147140450572399</text:p>
          </table:table-cell>
          <table:table-cell office:value-type="float" office:value="0.223507452772775" calcext:value-type="float">
            <text:p>0.223507452772775</text:p>
          </table:table-cell>
          <table:table-cell office:value-type="float" office:value="0.435628406703472" calcext:value-type="float">
            <text:p>0.435628406703472</text:p>
          </table:table-cell>
          <table:table-cell office:value-type="float" office:value="0.0865487366011649" calcext:value-type="float">
            <text:p>0.0865487366011649</text:p>
          </table:table-cell>
          <table:table-cell office:value-type="float" office:value="0.499982118606567" calcext:value-type="float">
            <text:p>0.499982118606567</text:p>
          </table:table-cell>
        </table:table-row>
        <table:table-row table:style-name="ro4">
          <table:table-cell office:value-type="string" calcext:value-type="string">
            <text:p>(array([0.00753874, 0.09745087, 0.16210096, 0.22706146, 0.30652502,</text:p>
            <text:p>       0.36175442, 0.43911241, 0.49079304, 0.57370622, 0.6242131 ,</text:p>
            <text:p>       0.70219362, 0.76402813, 0.83419819, 0.91303222, 0.96997455]), array([0.10283688, 0.3125    , 0.30769231, 0.33333333, 0.14285714,</text:p>
            <text:p>       0.11111111, 0.        , 0.42857143, 0.        , 0.4       ,</text:p>
            <text:p>       0.66666667, 0.71428571, 0.41666667, 0.53846154, 0.25925926]), array([846,  32,  13,  12,   7,   9,   2,   7,   5,   5,   3,   7,  12,</text:p>
            <text:p>        13,  27,   0]))</text:p>
          </table:table-cell>
          <table:table-cell office:value-type="string" calcext:value-type="string">
            <text:p>(array([4.54936187e-04, 6.20764549e-04, 8.28214182e-04, 1.10032405e-03,</text:p>
            <text:p>       1.43115342e-03, 1.90213669e-03, 2.59322720e-03, 3.82776731e-03,</text:p>
            <text:p>       5.76208578e-03, 8.40506981e-03, 1.28568323e-02, 2.35736420e-02,</text:p>
            <text:p>       5.83846497e-02, 2.81085306e-01, 8.75297807e-01]), array([0.01492537, 0.01492537, 0.03030303, 0.04477612, 0.06060606,</text:p>
            <text:p>       0.01492537, 0.10447761, 0.13636364, 0.13432836, 0.07462687,</text:p>
            <text:p>       0.22727273, 0.25373134, 0.25757576, 0.28358209, 0.41791045]), array([67, 67, 66, 67, 66, 67, 67, 66, 67, 67, 66, 67, 66, 67, 67,  0]))</text:p>
          </table:table-cell>
          <table:table-cell office:value-type="string" calcext:value-type="string">
            <text:p>(array([0.00395134, 0.0283061 , 0.04986452, 0.06781961, 0.09009765,</text:p>
            <text:p>       0.11050878, 0.13183653, 0.15234953, 0.1730981 , 0.18908659,</text:p>
            <text:p>       0.21025047, 0.22802037, 0.24735602, 0.267533  , 0.29808709,</text:p>
            <text:p>       0.31147602, 0.32753613, 0.35391007, 0.37348223, 0.38272139,</text:p>
            <text:p>       0.43346331, 0.44476151, 0.47062442, 0.49138638, 0.51007164,</text:p>
            <text:p>       0.54574776, 0.5923452 , 0.60874973, 0.62906671, 0.66574961,</text:p>
            <text:p>       0.68129492, 0.70362806, 0.73092324, 0.74745718, 0.79405691,</text:p>
            <text:p>       0.81171864, 0.83366483, 0.84593964, 0.86647582, 0.89699686,</text:p>
            <text:p>       0.90988731, 0.9327289 , 0.94898064, 0.9702522 , 0.99196013]), array([0.07989348, 0.27692308, 0.29166667, 0.41666667, 0.07142857,</text:p>
            <text:p>       0.57142857, 0.375     , 0.        , 0.33333333, 0.66666667,</text:p>
            <text:p>       0.2       , 0.33333333, 0.5       , 1.        , 0.        ,</text:p>
            <text:p>       0.        , 0.        , 0.25      , 0.        , 0.        ,</text:p>
            <text:p>       0.        , 0.        , 0.5       , 0.33333333, 0.5       ,</text:p>
            <text:p>       0.        , 0.        , 0.33333333, 0.        , 1.        ,</text:p>
            <text:p>       1.        , 0.        , 0.33333333, 1.        , 1.        ,</text:p>
            <text:p>       0.5       , 0.5       , 0.4       , 0.        , 0.        ,</text:p>
            <text:p>       0.55555556, 0.33333333, 0.125     , 0.5       , 0.33333333]), array([751,  65,  24,  12,  14,   7,   8,   4,   3,   3,   5,   3,   4,</text:p>
            <text:p>         1,   1,   3,   3,   4,   3,   1,   0,   1,   1,   2,   3,   2,</text:p>
            <text:p>         0,   2,   0,   3,   3,   1,   0,   1,   1,   1,   3,   2,   0,</text:p>
            <text:p>         3,   4,   2,   5,   1,   1,   9,   6,   8,   4,  12,   0]))</text:p>
          </table:table-cell>
          <table:table-cell office:value-type="float" office:value="0.257590791054359" calcext:value-type="float">
            <text:p>0.257590791054359</text:p>
          </table:table-cell>
          <table:table-cell office:value-type="float" office:value="0.113798731306153" calcext:value-type="float">
            <text:p>0.113798731306153</text:p>
          </table:table-cell>
          <table:table-cell office:value-type="float" office:value="0.364852357063784" calcext:value-type="float">
            <text:p>0.364852357063784</text:p>
          </table:table-cell>
          <table:table-cell office:value-type="float" office:value="0.710715287261539" calcext:value-type="float">
            <text:p>0.710715287261539</text:p>
          </table:table-cell>
          <table:table-cell office:value-type="float" office:value="0.457387359284643" calcext:value-type="float">
            <text:p>0.457387359284643</text:p>
          </table:table-cell>
          <table:table-cell office:value-type="float" office:value="0.896996855735779" calcext:value-type="float">
            <text:p>0.896996855735779</text:p>
          </table:table-cell>
          <table:table-cell office:value-type="float" office:value="0.136897739531609" calcext:value-type="float">
            <text:p>0.136897739531609</text:p>
          </table:table-cell>
          <table:table-cell office:value-type="string" calcext:value-type="string">
            <text:p>(array([0.01935935, 0.09866265, 0.16568671, 0.24428387, 0.28195247,</text:p>
            <text:p>       0.37809124, 0.42629378, 0.49820979, 0.56088759, 0.63776407,</text:p>
            <text:p>       0.69060133, 0.77608943, 0.83754425, 0.90791702, 0.99331983]), array([0.        , 0.        , 0.        , 0.        , 0.        ,</text:p>
            <text:p>       0.        , 0.        , 0.57142857, 1.        , 1.        ,</text:p>
            <text:p>       1.        , 1.        , 1.        , 1.        , 1.        ]), array([107,  16,  11,   6,   2,   4,   5,   7,   2,  10,   8,  13,  14,</text:p>
            <text:p>        29, 766,   0]))</text:p>
          </table:table-cell>
          <table:table-cell office:value-type="string" calcext:value-type="string">
            <text:p>(array([0.00695273, 0.07472797, 0.60188181, 0.92610193, 0.97830348,</text:p>
            <text:p>       0.9891162 , 0.99306602, 0.9955138 , 0.99713899, 0.99799226,</text:p>
            <text:p>       0.99850746, 0.99887592, 0.9991605 , 0.99937442, 0.99954459]), array([0.       , 0.       , 0.6969697, 1.       , 1.       , 1.       ,</text:p>
            <text:p>       1.       , 1.       , 1.       , 1.       , 1.       , 1.       ,</text:p>
            <text:p>       1.       , 1.       , 1.       ]), array([67, 67, 66, 67, 67, 66, 67, 66, 67, 67, 66, 67, 66, 67, 67,  0]))</text:p>
          </table:table-cell>
          <table:table-cell office:value-type="string" calcext:value-type="string">
            <text:p>(array([0.00713867, 0.0286127 , 0.05012243, 0.06807406, 0.09363017,</text:p>
            <text:p>       0.1114476 , 0.1314351 , 0.15173187, 0.16775303, 0.18967789,</text:p>
            <text:p>       0.21249408, 0.22079983, 0.25176056, 0.26547372, 0.29637194,</text:p>
            <text:p>       0.35960779, 0.37093329, 0.39091194, 0.4076548 , 0.45425224,</text:p>
            <text:p>       0.47291905, 0.48422378, 0.50481056, 0.53167021, 0.55523849,</text:p>
            <text:p>       0.56653669, 0.61267583, 0.62651777, 0.64798917, 0.67078531,</text:p>
            <text:p>       0.68671671, 0.70191291, 0.72165787, 0.75225285, 0.76836935,</text:p>
            <text:p>       0.79191606, 0.81277545, 0.82784714, 0.84591595, 0.8675048 ,</text:p>
            <text:p>       0.8935578 , 0.91087608, 0.93280051, 0.94982282, 0.97170135,</text:p>
            <text:p>       0.99628992]), array([0., 0., 0., 0., 0., 0., 0., 0., 0., 0., 0., 0., 0., 0., 0., 0., 0.,</text:p>
            <text:p>       0., 0., 0., 0., 0., 1., 1., 1., 1., 1., 1., 1., 1., 1., 1., 1., 1.,</text:p>
            <text:p>       1., 1., 1., 1., 1., 1., 1., 1., 1., 1., 1., 1.]), array([ 68,  20,  14,   9,   5,   5,   4,   3,   2,   4,   1,   1,   2,</text:p>
            <text:p>         3,   1,   0,   0,   1,   1,   2,   3,   0,   2,   1,   2,   3,</text:p>
            <text:p>         1,   1,   1,   0,   2,   3,   3,   4,   4,   1,   1,   4,   2,</text:p>
            <text:p>         7,   3,   3,   6,   5,   3,  18,   9,  18,  49, 695,   0]))</text:p>
          </table:table-cell>
          <table:table-cell office:value-type="float" office:value="0.218895021659785" calcext:value-type="float">
            <text:p>0.218895021659785</text:p>
          </table:table-cell>
          <table:table-cell office:value-type="float" office:value="0.0202715339302319" calcext:value-type="float">
            <text:p>0.0202715339302319</text:p>
          </table:table-cell>
          <table:table-cell office:value-type="float" office:value="0.239975759050047" calcext:value-type="float">
            <text:p>0.239975759050047</text:p>
          </table:table-cell>
          <table:table-cell office:value-type="float" office:value="0.439112409949303" calcext:value-type="float">
            <text:p>0.439112409949303</text:p>
          </table:table-cell>
          <table:table-cell office:value-type="float" office:value="0.0950878883401554" calcext:value-type="float">
            <text:p>0.0950878883401554</text:p>
          </table:table-cell>
          <table:table-cell office:value-type="float" office:value="0.495189438263575" calcext:value-type="float">
            <text:p>0.495189438263575</text:p>
          </table:table-cell>
        </table:table-row>
        <table:table-row table:style-name="ro4">
          <table:table-cell office:value-type="string" calcext:value-type="string">
            <text:p>(array([0.00709612, 0.09322065, 0.17082886, 0.23060414, 0.29781892,</text:p>
            <text:p>       0.35676412, 0.43398343, 0.48916941, 0.57790479, 0.62890781,</text:p>
            <text:p>       0.70418809, 0.7887851 , 0.8402704 , 0.90298453, 0.97626346]), array([0.07533414, 0.32      , 0.28571429, 0.1       , 0.4       ,</text:p>
            <text:p>       0.36363636, 0.        , 0.33333333, 0.33333333, 0.25      ,</text:p>
            <text:p>       0.75      , 0.14285714, 0.38461538, 0.5       , 0.4       ]), array([823,  25,  21,  10,   5,  11,   5,   6,   6,   8,   4,   7,  13,</text:p>
            <text:p>        16,  40,   0]))</text:p>
          </table:table-cell>
          <table:table-cell office:value-type="string" calcext:value-type="string">
            <text:p>(array([3.51603513e-04, 4.29830215e-04, 5.26405997e-04, 6.75898084e-04,</text:p>
            <text:p>       8.94054414e-04, 1.27808105e-03, 1.80841037e-03, 2.54722792e-03,</text:p>
            <text:p>       4.25289949e-03, 7.37849600e-03, 1.53778380e-02, 3.26591672e-02,</text:p>
            <text:p>       1.00194611e-01, 4.75567509e-01, 9.37442900e-01]), array([0.01492537, 0.        , 0.        , 0.05970149, 0.06060606,</text:p>
            <text:p>       0.08955224, 0.02985075, 0.09090909, 0.08955224, 0.10606061,</text:p>
            <text:p>       0.17910448, 0.11940299, 0.25757576, 0.29850746, 0.43283582]), array([67, 67, 66, 67, 66, 67, 67, 66, 67, 66, 67, 67, 66, 67, 67,  0]))</text:p>
          </table:table-cell>
          <table:table-cell office:value-type="string" calcext:value-type="string">
            <text:p>(array([0.00296654, 0.02792665, 0.04855647, 0.06817464, 0.0856018 ,</text:p>
            <text:p>       0.11192807, 0.12983144, 0.14872948, 0.16885722, 0.18959024,</text:p>
            <text:p>       0.2135305 , 0.22343642, 0.24344898, 0.26965391, 0.2973437 ,</text:p>
            <text:p>       0.3156409 , 0.33576536, 0.34923198, 0.36754289, 0.38632496,</text:p>
            <text:p>       0.41170955, 0.43971092, 0.45339358, 0.47058475, 0.49288634,</text:p>
            <text:p>       0.55421734, 0.5739316 , 0.5884494 , 0.60911016, 0.633798  ,</text:p>
            <text:p>       0.65009367, 0.66631961, 0.69301015, 0.72596976, 0.7887851 ,</text:p>
            <text:p>       0.80910361, 0.83484467, 0.85339917, 0.86758047, 0.89170632,</text:p>
            <text:p>       0.90561301, 0.9329776 , 0.95162378, 0.97132342, 0.98938666]), array([0.06509695, 0.11111111, 0.19354839, 0.26666667, 0.28571429,</text:p>
            <text:p>       0.375     , 0.25      , 0.4       , 0.        , 0.4       ,</text:p>
            <text:p>       0.        , 0.        , 0.33333333, 0.33333333, 0.        ,</text:p>
            <text:p>       0.        , 1.        , 0.28571429, 1.        , 0.        ,</text:p>
            <text:p>       0.        , 0.        , 0.        , 1.        , 0.2       ,</text:p>
            <text:p>       0.        , 0.5       , 0.33333333, 0.25      , 0.        ,</text:p>
            <text:p>       0.        , 1.        , 1.        , 0.5       , 0.14285714,</text:p>
            <text:p>       0.        , 0.33333333, 0.4       , 1.        , 0.16666667,</text:p>
            <text:p>       0.83333333, 0.6       , 0.33333333, 0.36363636, 0.38095238]), array([722,  63,  31,  15,   7,   8,   4,   5,   4,  10,   3,   3,   3,</text:p>
            <text:p>         3,   1,   1,   2,   7,   1,   2,   2,   1,   2,   1,   5,   0,</text:p>
            <text:p>         0,   1,   2,   3,   4,   1,   2,   2,   1,   0,   2,   0,   0,</text:p>
            <text:p>         7,   3,   3,   5,   3,   6,   6,   5,   6,  11,  21,   0]))</text:p>
          </table:table-cell>
          <table:table-cell office:value-type="float" office:value="0.265966793997883" calcext:value-type="float">
            <text:p>0.265966793997883</text:p>
          </table:table-cell>
          <table:table-cell office:value-type="float" office:value="0.107496409469885" calcext:value-type="float">
            <text:p>0.107496409469885</text:p>
          </table:table-cell>
          <table:table-cell office:value-type="float" office:value="0.348440705782032" calcext:value-type="float">
            <text:p>0.348440705782032</text:p>
          </table:table-cell>
          <table:table-cell office:value-type="float" office:value="0.645927957126073" calcext:value-type="float">
            <text:p>0.645927957126073</text:p>
          </table:table-cell>
          <table:table-cell office:value-type="float" office:value="0.504607078744404" calcext:value-type="float">
            <text:p>0.504607078744404</text:p>
          </table:table-cell>
          <table:table-cell office:value-type="float" office:value="0.809103608131409" calcext:value-type="float">
            <text:p>0.809103608131409</text:p>
          </table:table-cell>
          <table:table-cell office:value-type="float" office:value="0.122924679068003" calcext:value-type="float">
            <text:p>0.122924679068003</text:p>
          </table:table-cell>
          <table:table-cell office:value-type="string" calcext:value-type="string">
            <text:p>(array([0.01676945, 0.09731268, 0.17228112, 0.21634194, 0.29254466,</text:p>
            <text:p>       0.36471837, 0.42357144, 0.49958342, 0.57025676, 0.63933787,</text:p>
            <text:p>       0.70088196, 0.77298479, 0.83740224, 0.90696956, 0.99311789]), array([0.        , 0.        , 0.        , 0.        , 0.        ,</text:p>
            <text:p>       0.        , 0.        , 0.66666667, 1.        , 1.        ,</text:p>
            <text:p>       1.        , 1.        , 1.        , 1.        , 1.        ]), array([ 86,  16,  14,   7,   3,  10,   4,   6,   7,   9,   6,  10,  20,</text:p>
            <text:p>        25, 777,   0]))</text:p>
          </table:table-cell>
          <table:table-cell office:value-type="string" calcext:value-type="string">
            <text:p>(array([0.00880389, 0.15038345, 0.69187121, 0.93745953, 0.97620111,</text:p>
            <text:p>       0.98972451, 0.99464777, 0.99710279, 0.99804453, 0.99861603,</text:p>
            <text:p>       0.99906852, 0.99931696, 0.99947163, 0.99956898, 0.99964761]), array([0.        , 0.        , 0.87878788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709273, 0.02833154, 0.04943813, 0.06849364, 0.08811767,</text:p>
            <text:p>       0.11006522, 0.12675245, 0.14594763, 0.16738421, 0.19248988,</text:p>
            <text:p>       0.21115084, 0.2474885 , 0.272846  , 0.33576536, 0.35226179,</text:p>
            <text:p>       0.36687244, 0.38826764, 0.41066888, 0.42716533, 0.44578266,</text:p>
            <text:p>       0.47058475, 0.49567375, 0.50781051, 0.54660642, 0.56765881,</text:p>
            <text:p>       0.58775562, 0.60953121, 0.65292214, 0.66631961, 0.68868463,</text:p>
            <text:p>       0.7026563 , 0.7295566 , 0.75857078, 0.77656358, 0.78695232,</text:p>
            <text:p>       0.8131396 , 0.83277471, 0.85061731, 0.86836135, 0.88922251,</text:p>
            <text:p>       0.90988184, 0.9323736 , 0.95181013, 0.97203034, 0.99716083]), array([0., 0., 0., 0., 0., 0., 0., 0., 0., 0., 0., 0., 0., 0., 0., 0., 0.,</text:p>
            <text:p>       0., 0., 0., 0., 0., 1., 1., 1., 1., 1., 1., 1., 1., 1., 1., 1., 1.,</text:p>
            <text:p>       1., 1., 1., 1., 1., 1., 1., 1., 1., 1., 1.]), array([ 60,  14,  10,   6,   3,   8,   1,   5,   2,   7,   6,   0,   1,</text:p>
            <text:p>         2,   0,   0,   2,   4,   2,   3,   2,   1,   1,   1,   1,   4,</text:p>
            <text:p>         0,   2,   2,   3,   3,   0,   5,   2,   2,   1,   3,   2,   3,</text:p>
            <text:p>         4,   6,   5,   5,   6,   6,  10,  14,  27,  60, 683,   0]))</text:p>
          </table:table-cell>
          <table:table-cell office:value-type="float" office:value="0.221978121027449" calcext:value-type="float">
            <text:p>0.221978121027449</text:p>
          </table:table-cell>
          <table:table-cell office:value-type="float" office:value="0.0304822678904588" calcext:value-type="float">
            <text:p>0.0304822678904588</text:p>
          </table:table-cell>
          <table:table-cell office:value-type="float" office:value="0.240215117561622" calcext:value-type="float">
            <text:p>0.240215117561622</text:p>
          </table:table-cell>
          <table:table-cell office:value-type="float" office:value="0.429743238857814" calcext:value-type="float">
            <text:p>0.429743238857814</text:p>
          </table:table-cell>
          <table:table-cell office:value-type="float" office:value="0.186916667403597" calcext:value-type="float">
            <text:p>0.186916667403597</text:p>
          </table:table-cell>
          <table:table-cell office:value-type="float" office:value="0.49567374587059" calcext:value-type="float">
            <text:p>0.49567374587059</text:p>
          </table:table-cell>
        </table:table-row>
        <table:table-row table:style-name="ro3">
          <table:table-cell office:value-type="string" calcext:value-type="string">
            <text:p>(array([0.00761862, 0.09414657, 0.16033829, 0.23212075, 0.29789686,</text:p>
            <text:p>       0.36498512, 0.42746449, 0.56628827, 0.61905013, 0.76948646,</text:p>
            <text:p>       0.83108585, 0.9033682 , 0.97788013]), array([0.08060748, 0.29032258, 0.2       , 0.14285714, 0.33333333,</text:p>
            <text:p>       0.57142857, 0.25      , 0.33333333, 0.25      , 0.25      ,</text:p>
            <text:p>       0.2       , 0.27272727, 0.32653061]), array([856,  31,  10,   7,   9,   7,   4,   0,   3,   4,   0,   4,   5,</text:p>
            <text:p>        11,  49,   0]))</text:p>
          </table:table-cell>
          <table:table-cell office:value-type="string" calcext:value-type="string">
            <text:p>(array([4.36273709e-04, 6.40016874e-04, 8.39946777e-04, 1.12955462e-03,</text:p>
            <text:p>       1.50936369e-03, 2.05385013e-03, 2.76715533e-03, 3.66886501e-03,</text:p>
            <text:p>       5.07352949e-03, 7.65204782e-03, 1.27272135e-02, 2.09890930e-02,</text:p>
            <text:p>       5.01883845e-02, 2.68656782e-01, 9.49124818e-01]), array([0.05970149, 0.        , 0.03030303, 0.01492537, 0.03030303,</text:p>
            <text:p>       0.04477612, 0.07462687, 0.03030303, 0.13432836, 0.12121212,</text:p>
            <text:p>       0.07462687, 0.19402985, 0.24242424, 0.31343284, 0.31343284]), array([67, 67, 66, 67, 66, 67, 67, 66, 67, 66, 67, 67, 66, 67, 67,  0]))</text:p>
          </table:table-cell>
          <table:table-cell office:value-type="string" calcext:value-type="string">
            <text:p>(array([0.00405664, 0.02777845, 0.04918505, 0.06815748, 0.08900592,</text:p>
            <text:p>       0.11072021, 0.13136451, 0.15326141, 0.16223207, 0.19010983,</text:p>
            <text:p>       0.2077418 , 0.22901674, 0.25051826, 0.27784333, 0.29021182,</text:p>
            <text:p>       0.31740235, 0.33168329, 0.34833463, 0.37597996, 0.38287105,</text:p>
            <text:p>       0.41878939, 0.42472161, 0.44162533, 0.5547443 , 0.57206026,</text:p>
            <text:p>       0.61000053, 0.64619893, 0.74759445, 0.79137847, 0.81075797,</text:p>
            <text:p>       0.86829129, 0.88577187, 0.91275183, 0.93193477, 0.94849727,</text:p>
            <text:p>       0.97260789, 0.99178651]), array([0.06028834, 0.20689655, 0.28571429, 0.28571429, 0.23076923,</text:p>
            <text:p>       0.44444444, 0.25      , 0.33333333, 0.        , 0.5       ,</text:p>
            <text:p>       1.        , 0.        , 0.        , 0.5       , 0.        ,</text:p>
            <text:p>       0.5       , 1.        , 0.5       , 1.        , 0.33333333,</text:p>
            <text:p>       0.        , 0.5       , 0.        , 1.        , 0.        ,</text:p>
            <text:p>       0.33333333, 0.        , 0.        , 0.5       , 0.33333333,</text:p>
            <text:p>       0.        , 0.5       , 0.        , 0.4       , 0.28571429,</text:p>
            <text:p>       0.27272727, 0.39285714]), array([763,  58,  28,  14,  13,   9,   4,   3,   3,   2,   1,   4,   2,</text:p>
            <text:p>         2,   4,   2,   2,   2,   1,   3,   1,   2,   1,   0,   0,   0,</text:p>
            <text:p>         0,   1,   2,   0,   3,   0,   1,   0,   0,   0,   0,   2,   0,</text:p>
            <text:p>         2,   3,   0,   0,   4,   2,   5,   5,   7,  11,  28,   0]))</text:p>
          </table:table-cell>
          <table:table-cell office:value-type="float" office:value="0.296307878099371" calcext:value-type="float">
            <text:p>0.296307878099371</text:p>
          </table:table-cell>
          <table:table-cell office:value-type="float" office:value="0.10824221030083" calcext:value-type="float">
            <text:p>0.10824221030083</text:p>
          </table:table-cell>
          <table:table-cell office:value-type="float" office:value="0.390504532587628" calcext:value-type="float">
            <text:p>0.390504532587628</text:p>
          </table:table-cell>
          <table:table-cell office:value-type="float" office:value="0.651349518980299" calcext:value-type="float">
            <text:p>0.651349518980299</text:p>
          </table:table-cell>
          <table:table-cell office:value-type="float" office:value="0.635691981707046" calcext:value-type="float">
            <text:p>0.635691981707046</text:p>
          </table:table-cell>
          <table:table-cell office:value-type="float" office:value="0.912751829624176" calcext:value-type="float">
            <text:p>0.912751829624176</text:p>
          </table:table-cell>
          <table:table-cell office:value-type="float" office:value="0.126416002870612" calcext:value-type="float">
            <text:p>0.126416002870612</text:p>
          </table:table-cell>
          <table:table-cell office:value-type="string" calcext:value-type="string">
            <text:p>(array([0.0197202 , 0.10045319, 0.16576083, 0.22971861, 0.30707378,</text:p>
            <text:p>       0.3667379 , 0.4264134 , 0.56706177, 0.6221175 , 0.7066916 ,</text:p>
            <text:p>       0.767425  , 0.83851237, 0.90904843, 0.99303368]), array([0., 0., 0., 0., 0., 0., 0., 1., 1., 1., 1., 1., 1., 1.]), array([102,  17,   6,   4,   3,   7,   3,   0,   4,   4,   6,   7,   9,</text:p>
            <text:p>        25, 803,   0]))</text:p>
          </table:table-cell>
          <table:table-cell office:value-type="string" calcext:value-type="string">
            <text:p>(array([0.00768726, 0.10031842, 0.76688926, 0.96409297, 0.984053  ,</text:p>
            <text:p>       0.99052429, 0.99421051, 0.99602279, 0.9970519 , 0.99784221,</text:p>
            <text:p>       0.99842862, 0.99884088, 0.99914186, 0.99934857, 0.99956165]), array([0.        , 0.        , 0.87878788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82306, 0.02699277, 0.05101082, 0.06435947, 0.08875203,</text:p>
            <text:p>       0.11103053, 0.12949504, 0.15352207, 0.18806608, 0.20703167,</text:p>
            <text:p>       0.25240555, 0.27667242, 0.31481579, 0.33168329, 0.35136116,</text:p>
            <text:p>       0.37597996, 0.38494319, 0.4264134 , 0.55655949, 0.57391748,</text:p>
            <text:p>       0.58121061, 0.61207267, 0.65225199, 0.68001109, 0.70978818,</text:p>
            <text:p>       0.72098577, 0.74948174, 0.77098326, 0.78907847, 0.80812625,</text:p>
            <text:p>       0.83776793, 0.84686892, 0.86506078, 0.88836909, 0.91166985,</text:p>
            <text:p>       0.92966546, 0.95115636, 0.9719876 , 0.99602289]), array([0., 0., 0., 0., 0., 0., 0., 0., 0., 0., 0., 0., 0., 0., 0., 0., 0.,</text:p>
            <text:p>       0., 1., 1., 1., 1., 1., 1., 1., 1., 1., 1., 1., 1., 1., 1., 1., 1.,</text:p>
            <text:p>       1., 1., 1., 1., 1.]), array([ 63,  20,  13,   7,   8,   5,   5,   1,   0,   3,   2,   0,   2,</text:p>
            <text:p>         1,   0,   1,   2,   2,   1,   3,   0,   3,   0,   0,   0,   0,</text:p>
            <text:p>         0,   2,   1,   1,   3,   0,   1,   0,   1,   4,   1,   2,   4,</text:p>
            <text:p>         1,   2,   3,   2,   3,   6,  10,  12,  22,  49, 728,   0]))</text:p>
          </table:table-cell>
          <table:table-cell office:value-type="float" office:value="0.229427683159938" calcext:value-type="float">
            <text:p>0.229427683159938</text:p>
          </table:table-cell>
          <table:table-cell office:value-type="float" office:value="0.0200523371020528" calcext:value-type="float">
            <text:p>0.0200523371020528</text:p>
          </table:table-cell>
          <table:table-cell office:value-type="float" office:value="0.213803138907634" calcext:value-type="float">
            <text:p>0.213803138907634</text:p>
          </table:table-cell>
          <table:table-cell office:value-type="float" office:value="0.432938233017921" calcext:value-type="float">
            <text:p>0.432938233017921</text:p>
          </table:table-cell>
          <table:table-cell office:value-type="float" office:value="0.11189861764962" calcext:value-type="float">
            <text:p>0.11189861764962</text:p>
          </table:table-cell>
          <table:table-cell office:value-type="float" office:value="0.443440511822701" calcext:value-type="float">
            <text:p>0.443440511822701</text:p>
          </table:table-cell>
        </table:table-row>
        <table:table-row table:style-name="ro3">
          <table:table-cell office:value-type="string" calcext:value-type="string">
            <text:p>(array([0.00544696, 0.09772105, 0.17226839, 0.22206948, 0.29745938,</text:p>
            <text:p>       0.36768288, 0.42937709, 0.49174991, 0.55391006, 0.63647825,</text:p>
            <text:p>       0.67873039, 0.79366258, 0.83780644, 0.91075639, 0.96314261]), array([0.09438202, 0.23809524, 0.42857143, 0.45454545, 0.375     ,</text:p>
            <text:p>       0.57142857, 0.5       , 0.        , 0.        , 0.16666667,</text:p>
            <text:p>       0.66666667, 1.        , 0.        , 0.5       , 0.7       ]), array([890,  21,  14,  11,  16,   7,   2,   2,   5,   6,   3,   2,   3,</text:p>
            <text:p>         8,  10,   0]))</text:p>
          </table:table-cell>
          <table:table-cell office:value-type="string" calcext:value-type="string">
            <text:p>(array([2.17984001e-04, 3.12818686e-04, 4.08941050e-04, 5.64749062e-04,</text:p>
            <text:p>       7.30755709e-04, 9.39202808e-04, 1.23335778e-03, 1.69475294e-03,</text:p>
            <text:p>       2.48864225e-03, 3.81021887e-03, 6.24690658e-03, 1.08541240e-02,</text:p>
            <text:p>       2.39727838e-02, 1.11350297e-01, 5.90450616e-01]), array([0.02985075, 0.04477612, 0.03030303, 0.07462687, 0.02985075,</text:p>
            <text:p>       0.03030303, 0.10447761, 0.09090909, 0.07462687, 0.18181818,</text:p>
            <text:p>       0.14925373, 0.23880597, 0.15151515, 0.25373134, 0.41791045]), array([67, 67, 66, 67, 67, 66, 67, 66, 67, 66, 67, 67, 66, 67, 67,  0]))</text:p>
          </table:table-cell>
          <table:table-cell office:value-type="string" calcext:value-type="string">
            <text:p>(array([0.00290546, 0.02819032, 0.04921383, 0.06730689, 0.08812237,</text:p>
            <text:p>       0.11161688, 0.12950595, 0.14904745, 0.16709906, 0.19285364,</text:p>
            <text:p>       0.21139554, 0.22322941, 0.25826836, 0.2724721 , 0.28339846,</text:p>
            <text:p>       0.31038626, 0.32797886, 0.34993532, 0.3913463 , 0.41627744,</text:p>
            <text:p>       0.44247675, 0.49174991, 0.53558385, 0.5465486 , 0.57043463,</text:p>
            <text:p>       0.60361552, 0.63775573, 0.65099338, 0.67464301, 0.68690515,</text:p>
            <text:p>       0.79366258, 0.8143149 , 0.84955221, 0.87855983, 0.91278847,</text:p>
            <text:p>       0.93526745, 0.94682723, 0.97321399, 0.99235037]), array([0.09079903, 0.18421053, 0.05263158, 0.23076923, 0.        ,</text:p>
            <text:p>       0.5       , 0.2       , 0.33333333, 0.        , 0.66666667,</text:p>
            <text:p>       0.42857143, 1.        , 0.        , 0.25      , 0.5       ,</text:p>
            <text:p>       0.4       , 0.33333333, 0.25      , 1.        , 1.        ,</text:p>
            <text:p>       0.        , 0.        , 0.        , 0.        , 0.        ,</text:p>
            <text:p>       1.        , 0.        , 0.        , 1.        , 0.        ,</text:p>
            <text:p>       1.        , 0.        , 0.        , 1.        , 0.33333333,</text:p>
            <text:p>       1.        , 0.5       , 1.        , 0.5       ]), array([826,  38,  19,  13,   5,   6,   5,   3,   4,   6,   7,   2,   2,</text:p>
            <text:p>         4,   4,   5,   3,   4,   0,   3,   1,   0,   1,   0,   2,   0,</text:p>
            <text:p>         1,   2,   2,   0,   1,   3,   2,   2,   1,   0,   0,   0,   0,</text:p>
            <text:p>         2,   1,   0,   2,   1,   0,   6,   2,   4,   3,   2,   0]))</text:p>
          </table:table-cell>
          <table:table-cell office:value-type="float" office:value="0.287705041117145" calcext:value-type="float">
            <text:p>0.287705041117145</text:p>
          </table:table-cell>
          <table:table-cell office:value-type="float" office:value="0.0995042078806774" calcext:value-type="float">
            <text:p>0.0995042078806774</text:p>
          </table:table-cell>
          <table:table-cell office:value-type="float" office:value="0.347372952032571" calcext:value-type="float">
            <text:p>0.347372952032571</text:p>
          </table:table-cell>
          <table:table-cell office:value-type="float" office:value="0.837806443373362" calcext:value-type="float">
            <text:p>0.837806443373362</text:p>
          </table:table-cell>
          <table:table-cell office:value-type="float" office:value="0.22795184614109" calcext:value-type="float">
            <text:p>0.22795184614109</text:p>
          </table:table-cell>
          <table:table-cell office:value-type="float" office:value="0.84955221414566" calcext:value-type="float">
            <text:p>0.84955221414566</text:p>
          </table:table-cell>
          <table:table-cell office:value-type="float" office:value="0.11418782941592" calcext:value-type="float">
            <text:p>0.11418782941592</text:p>
          </table:table-cell>
          <table:table-cell office:value-type="string" calcext:value-type="string">
            <text:p>(array([0.0094816 , 0.09302071, 0.17289559, 0.21412921, 0.29894724,</text:p>
            <text:p>       0.36845295, 0.44112119, 0.50825009, 0.55752325, 0.64029146,</text:p>
            <text:p>       0.69745597, 0.77690087, 0.83221528, 0.90355477, 0.99459844]), array([0., 0., 0., 0., 0., 0., 0., 1., 1., 1., 1., 1., 1., 1., 1.]), array([ 87,   9,   9,   5,   7,   9,   6,   2,   1,   4,  12,   8,   8,</text:p>
            <text:p>        20, 813,   0]))</text:p>
          </table:table-cell>
          <table:table-cell office:value-type="string" calcext:value-type="string">
            <text:p>(array([0.00398596, 0.19542787, 0.82815033, 0.97134189, 0.98969691,</text:p>
            <text:p>       0.99465965, 0.99684494, 0.99801859, 0.99863887, 0.99900137,</text:p>
            <text:p>       0.999231  , 0.99941125, 0.99957638, 0.99968234, 0.99978158]), array([0.        , 0.02985075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20378, 0.02858868, 0.0551826 , 0.06905155, 0.08917402,</text:p>
            <text:p>       0.1123597 , 0.13909698, 0.15279578, 0.1917152 , 0.20806241,</text:p>
            <text:p>       0.22322941, 0.26802963, 0.28019617, 0.31059717, 0.33241719,</text:p>
            <text:p>       0.35176828, 0.36224427, 0.3913463 , 0.41627744, 0.42956537,</text:p>
            <text:p>       0.4534514 , 0.46441615, 0.50825009, 0.55752325, 0.60361552,</text:p>
            <text:p>       0.65251677, 0.67444166, 0.68892178, 0.71339925, 0.72604708,</text:p>
            <text:p>       0.74173164, 0.78862394, 0.80788454, 0.83290094, 0.85517471,</text:p>
            <text:p>       0.87402541, 0.88912593, 0.91325929, 0.93355833, 0.9508897 ,</text:p>
            <text:p>       0.97201561, 0.9973142 ]), array([0., 0., 0., 0., 0., 0., 0., 0., 0., 0., 0., 0., 0., 0., 0., 0., 0.,</text:p>
            <text:p>       0., 0., 0., 0., 0., 1., 1., 1., 1., 1., 1., 1., 1., 1., 1., 1., 1.,</text:p>
            <text:p>       1., 1., 1., 1., 1., 1., 1., 1.]), array([ 76,   7,   3,   3,   4,   3,   1,   3,   0,   5,   3,   2,   0,</text:p>
            <text:p>         1,   2,   3,   1,   3,   3,   3,   1,   2,   2,   1,   0,   2,</text:p>
            <text:p>         0,   1,   0,   0,   1,   0,   3,   4,   3,   2,   3,   2,   0,</text:p>
            <text:p>         6,   2,   4,   2,   5,   3,   7,  12,  20,  34, 752,   0]))</text:p>
          </table:table-cell>
          <table:table-cell office:value-type="float" office:value="0.245817223848041" calcext:value-type="float">
            <text:p>0.245817223848041</text:p>
          </table:table-cell>
          <table:table-cell office:value-type="float" office:value="0.0263685326128916" calcext:value-type="float">
            <text:p>0.0263685326128916</text:p>
          </table:table-cell>
          <table:table-cell office:value-type="float" office:value="0.229846424047889" calcext:value-type="float">
            <text:p>0.229846424047889</text:p>
          </table:table-cell>
          <table:table-cell office:value-type="float" office:value="0.491749912500382" calcext:value-type="float">
            <text:p>0.491749912500382</text:p>
          </table:table-cell>
          <table:table-cell office:value-type="float" office:value="0.171849668985515" calcext:value-type="float">
            <text:p>0.171849668985515</text:p>
          </table:table-cell>
          <table:table-cell office:value-type="float" office:value="0.491749912500382" calcext:value-type="float">
            <text:p>0.491749912500382</text:p>
          </table:table-cell>
        </table:table-row>
        <table:table-row table:style-name="ro4">
          <table:table-cell office:value-type="string" calcext:value-type="string">
            <text:p>(array([0.00504547, 0.09379936, 0.16483765, 0.22508149, 0.3049102 ,</text:p>
            <text:p>       0.35939305, 0.42182083, 0.49922273, 0.56555265, 0.62716623,</text:p>
            <text:p>       0.6970572 , 0.75456269, 0.83531725, 0.90216926, 0.97994783]), array([0.08023256, 0.23076923, 0.1875    , 0.33333333, 0.28571429,</text:p>
            <text:p>       0.63636364, 0.33333333, 0.        , 0.33333333, 0.16666667,</text:p>
            <text:p>       0.5       , 0.        , 0.28571429, 0.125     , 0.42424242]), array([860,  26,  16,   6,   7,  11,   6,   2,   3,   6,   4,   5,   7,</text:p>
            <text:p>         8,  33,   0]))</text:p>
          </table:table-cell>
          <table:table-cell office:value-type="string" calcext:value-type="string">
            <text:p>(array([2.60135672e-04, 3.18063978e-04, 3.90839695e-04, 5.05412146e-04,</text:p>
            <text:p>       6.83679659e-04, 9.01806246e-04, 1.27748650e-03, 1.76196900e-03,</text:p>
            <text:p>       2.60952987e-03, 3.96280434e-03, 7.77728699e-03, 1.42176599e-02,</text:p>
            <text:p>       3.71828878e-02, 2.25187377e-01, 8.64909051e-01]), array([0.        , 0.02985075, 0.01515152, 0.05970149, 0.03030303,</text:p>
            <text:p>       0.04477612, 0.05970149, 0.06060606, 0.13432836, 0.10606061,</text:p>
            <text:p>       0.14925373, 0.1641791 , 0.21212121, 0.29850746, 0.31343284]), array([67, 67, 66, 67, 66, 67, 67, 66, 67, 66, 67, 67, 66, 67, 67,  0]))</text:p>
          </table:table-cell>
          <table:table-cell office:value-type="string" calcext:value-type="string">
            <text:p>(array([0.00297787, 0.02832364, 0.04760482, 0.0711958 , 0.09079472,</text:p>
            <text:p>       0.10772203, 0.12863066, 0.14896586, 0.17026768, 0.18958139,</text:p>
            <text:p>       0.21064256, 0.23230096, 0.29336059, 0.30844081, 0.33168757,</text:p>
            <text:p>       0.34764485, 0.37138936, 0.40835038, 0.42236683, 0.44712374,</text:p>
            <text:p>       0.47308975, 0.5253557 , 0.5524435 , 0.56386852, 0.58034593,</text:p>
            <text:p>       0.61379626, 0.63113423, 0.64200217, 0.66891587, 0.69485146,</text:p>
            <text:p>       0.73421969, 0.74750906, 0.76421362, 0.78804171, 0.80624264,</text:p>
            <text:p>       0.83538403, 0.84972101, 0.87069184, 0.89407727, 0.90839618,</text:p>
            <text:p>       0.93260086, 0.9518042 , 0.97186155, 0.99292872]), array([0.07338308, 0.23076923, 0.06666667, 0.2       , 0.16666667,</text:p>
            <text:p>       0.18181818, 0.5       , 0.16666667, 0.2       , 0.25      ,</text:p>
            <text:p>       0.        , 0.5       , 0.        , 0.66666667, 0.5       ,</text:p>
            <text:p>       0.75      , 0.5       , 0.        , 0.66666667, 0.        ,</text:p>
            <text:p>       0.        , 0.        , 1.        , 0.        , 0.        ,</text:p>
            <text:p>       0.        , 0.33333333, 0.        , 1.        , 0.5       ,</text:p>
            <text:p>       0.        , 0.        , 0.        , 0.        , 1.        ,</text:p>
            <text:p>       0.        , 0.5       , 0.        , 0.25      , 0.        ,</text:p>
            <text:p>       0.25      , 0.6       , 0.        , 0.47619048]), array([804,  39,  15,  10,   6,  11,   2,   6,   5,   4,   2,   4,   0,</text:p>
            <text:p>         0,   3,   3,   2,   4,   6,   0,   2,   3,   1,   1,   0,   0,</text:p>
            <text:p>         1,   1,   1,   1,   2,   3,   1,   1,   2,   0,   3,   1,   1,</text:p>
            <text:p>         1,   1,   4,   2,   1,   4,   1,   4,   5,   5,  21,   0]))</text:p>
          </table:table-cell>
          <table:table-cell office:value-type="float" office:value="0.316917617636023" calcext:value-type="float">
            <text:p>0.316917617636023</text:p>
          </table:table-cell>
          <table:table-cell office:value-type="float" office:value="0.107966698651841" calcext:value-type="float">
            <text:p>0.107966698651841</text:p>
          </table:table-cell>
          <table:table-cell office:value-type="float" office:value="0.409264867427685" calcext:value-type="float">
            <text:p>0.409264867427685</text:p>
          </table:table-cell>
          <table:table-cell office:value-type="float" office:value="0.777169264853001" calcext:value-type="float">
            <text:p>0.777169264853001</text:p>
          </table:table-cell>
          <table:table-cell office:value-type="float" office:value="0.551476215248677" calcext:value-type="float">
            <text:p>0.551476215248677</text:p>
          </table:table-cell>
          <table:table-cell office:value-type="float" office:value="0.971861553192139" calcext:value-type="float">
            <text:p>0.971861553192139</text:p>
          </table:table-cell>
          <table:table-cell office:value-type="float" office:value="0.11793153369271" calcext:value-type="float">
            <text:p>0.11793153369271</text:p>
          </table:table-cell>
          <table:table-cell office:value-type="string" calcext:value-type="string">
            <text:p>(array([0.01175182, 0.09647283, 0.1664924 , 0.24257799, 0.29834612,</text:p>
            <text:p>       0.36398774, 0.42503314, 0.50077727, 0.57317311, 0.63550534,</text:p>
            <text:p>       0.69246313, 0.7800926 , 0.83611717, 0.90631988, 0.99507246]), array([0. , 0. , 0. , 0. , 0. , 0. , 0. , 0.5, 1. , 1. , 1. , 1. , 1. ,</text:p>
            <text:p>       1. , 1. ]), array([ 88,  13,   8,   7,   4,  12,   4,   2,   5,   5,   7,   4,  15,</text:p>
            <text:p>        21, 805,   0]))</text:p>
          </table:table-cell>
          <table:table-cell office:value-type="string" calcext:value-type="string">
            <text:p>(array([0.00544503, 0.16948189, 0.79008444, 0.97128778, 0.98871986,</text:p>
            <text:p>       0.9946675 , 0.99697562, 0.99804007, 0.99861588, 0.99905867,</text:p>
            <text:p>       0.99928905, 0.99948315, 0.99960513, 0.99968085, 0.99973986]), array([0.        , 0.        , 0.95454545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03411, 0.02856387, 0.04849912, 0.06926503, 0.09125938,</text:p>
            <text:p>       0.10781148, 0.12631306, 0.14931519, 0.16736198, 0.1964989 ,</text:p>
            <text:p>       0.21195829, 0.23554859, 0.25249094, 0.26578031, 0.30766483,</text:p>
            <text:p>       0.33440799, 0.34951315, 0.37259696, 0.38620374, 0.41965407,</text:p>
            <text:p>       0.42682616, 0.4746443 , 0.52691025, 0.55265988, 0.57724652,</text:p>
            <text:p>       0.59164962, 0.63201283, 0.64947537, 0.66997436, 0.69368748,</text:p>
            <text:p>       0.70663941, 0.77082777, 0.78935744, 0.81110399, 0.83175191,</text:p>
            <text:p>       0.85071288, 0.86605662, 0.89304241, 0.90922932, 0.92941895,</text:p>
            <text:p>       0.95237918, 0.97181934, 0.99719163]), array([0., 0., 0., 0., 0., 0., 0., 0., 0., 0., 0., 0., 0., 0., 0., 0., 0.,</text:p>
            <text:p>       0., 0., 0., 0., 0., 1., 1., 1., 1., 1., 1., 1., 1., 1., 1., 1., 1.,</text:p>
            <text:p>       1., 1., 1., 1., 1., 1., 1., 1., 1.]), array([ 70,  14,   3,   5,   2,   5,   2,   2,   5,   1,   1,   3,   1,</text:p>
            <text:p>         3,   0,   3,   1,   4,   5,   2,   1,   3,   0,   1,   0,   0,</text:p>
            <text:p>         1,   2,   1,   2,   0,   4,   1,   2,   2,   3,   0,   0,   2,</text:p>
            <text:p>         2,   4,   4,   6,   1,  10,   5,   9,  17,  30, 755,   0]))</text:p>
          </table:table-cell>
          <table:table-cell office:value-type="float" office:value="0.212446374337533" calcext:value-type="float">
            <text:p>0.212446374337533</text:p>
          </table:table-cell>
          <table:table-cell office:value-type="float" office:value="0.0262816340986384" calcext:value-type="float">
            <text:p>0.0262816340986384</text:p>
          </table:table-cell>
          <table:table-cell office:value-type="float" office:value="0.229187541578778" calcext:value-type="float">
            <text:p>0.229187541578778</text:p>
          </table:table-cell>
          <table:table-cell office:value-type="float" office:value="0.426826894283295" calcext:value-type="float">
            <text:p>0.426826894283295</text:p>
          </table:table-cell>
          <table:table-cell office:value-type="float" office:value="0.169481893222946" calcext:value-type="float">
            <text:p>0.169481893222946</text:p>
          </table:table-cell>
          <table:table-cell office:value-type="float" office:value="0.474644303321838" calcext:value-type="float">
            <text:p>0.474644303321838</text:p>
          </table:table-cell>
        </table:table-row>
        <table:table-row table:style-name="ro3">
          <table:table-cell office:value-type="string" calcext:value-type="string">
            <text:p>(array([0.00931554, 0.09319389, 0.16673139, 0.23247007, 0.291663  ,</text:p>
            <text:p>       0.36569193, 0.41343486, 0.52263995, 0.569336  , 0.63216949,</text:p>
            <text:p>       0.69798234, 0.76840225, 0.82923125, 0.90902972, 0.98066817]), array([0.07843137, 0.2195122 , 0.28571429, 0.22222222, 0.25      ,</text:p>
            <text:p>       0.16666667, 0.5       , 0.25      , 1.        , 0.57142857,</text:p>
            <text:p>       1.        , 0.5       , 0.42857143, 0.625     , 0.40909091]), array([867,  41,  14,   9,   4,   6,   4,   4,   1,   7,   2,   4,   7,</text:p>
            <text:p>         8,  22,   0]))</text:p>
          </table:table-cell>
          <table:table-cell office:value-type="string" calcext:value-type="string">
            <text:p>(array([6.14484561e-04, 8.28204455e-04, 1.12213030e-03, 1.48483824e-03,</text:p>
            <text:p>       1.95268187e-03, 2.49506447e-03, 3.06087136e-03, 4.11309548e-03,</text:p>
            <text:p>       6.09580006e-03, 9.92376333e-03, 1.55928434e-02, 2.64300689e-02,</text:p>
            <text:p>       4.68209663e-02, 1.32212454e-01, 7.56337475e-01]), array([0.        , 0.        , 0.        , 0.02985075, 0.12121212,</text:p>
            <text:p>       0.08955224, 0.05970149, 0.07575758, 0.14925373, 0.04545455,</text:p>
            <text:p>       0.10447761, 0.1641791 , 0.18181818, 0.23880597, 0.44776119]), array([67, 67, 66, 67, 66, 67, 67, 66, 67, 66, 67, 67, 66, 67, 67,  0]))</text:p>
          </table:table-cell>
          <table:table-cell office:value-type="string" calcext:value-type="string">
            <text:p>(array([0.00425397, 0.02884989, 0.04955348, 0.06793523, 0.0906267 ,</text:p>
            <text:p>       0.10823701, 0.12656492, 0.15291532, 0.1728894 , 0.18391053,</text:p>
            <text:p>       0.20647867, 0.23441317, 0.24706134, 0.26964284, 0.29115227,</text:p>
            <text:p>       0.33449972, 0.35425523, 0.36869156, 0.39417768, 0.40951204,</text:p>
            <text:p>       0.42520329, 0.50447178, 0.528696  , 0.569336  , 0.60549569,</text:p>
            <text:p>       0.63068587, 0.65094111, 0.69798234, 0.76840225, 0.8067041 ,</text:p>
            <text:p>       0.82595601, 0.85057104, 0.87020358, 0.89580184, 0.90983738,</text:p>
            <text:p>       0.93287555, 0.95505655, 0.96856356, 0.99257856]), array([0.06155951, 0.18681319, 0.11111111, 0.21052632, 0.05      ,</text:p>
            <text:p>       0.33333333, 0.66666667, 0.        , 0.5       , 0.33333333,</text:p>
            <text:p>       0.        , 0.        , 0.33333333, 0.66666667, 0.        ,</text:p>
            <text:p>       0.        , 0.        , 0.33333333, 0.        , 0.66666667,</text:p>
            <text:p>       0.        , 0.        , 0.33333333, 1.        , 0.5       ,</text:p>
            <text:p>       1.        , 0.33333333, 1.        , 0.5       , 0.5       ,</text:p>
            <text:p>       0.33333333, 0.        , 1.        , 0.        , 0.75      ,</text:p>
            <text:p>       0.33333333, 0.66666667, 0.75      , 0.28571429]), array([731,  91,  36,  19,  20,   6,   6,   4,   6,   3,   3,   2,   3,</text:p>
            <text:p>         3,   1,   0,   2,   1,   3,   1,   3,   1,   0,   0,   0,   1,</text:p>
            <text:p>         3,   0,   1,   0,   2,   2,   3,   0,   2,   0,   0,   0,   4,</text:p>
            <text:p>         0,   2,   3,   1,   2,   1,   4,   3,   3,   4,  14,   0]))</text:p>
          </table:table-cell>
          <table:table-cell office:value-type="float" office:value="0.216176657447947" calcext:value-type="float">
            <text:p>0.216176657447947</text:p>
          </table:table-cell>
          <table:table-cell office:value-type="float" office:value="0.0880681315304713" calcext:value-type="float">
            <text:p>0.0880681315304713</text:p>
          </table:table-cell>
          <table:table-cell office:value-type="float" office:value="0.308018181699293" calcext:value-type="float">
            <text:p>0.308018181699293</text:p>
          </table:table-cell>
          <table:table-cell office:value-type="float" office:value="0.571577259085395" calcext:value-type="float">
            <text:p>0.571577259085395</text:p>
          </table:table-cell>
          <table:table-cell office:value-type="float" office:value="0.308576280946162" calcext:value-type="float">
            <text:p>0.308576280946162</text:p>
          </table:table-cell>
          <table:table-cell office:value-type="float" office:value="0.895801842212677" calcext:value-type="float">
            <text:p>0.895801842212677</text:p>
          </table:table-cell>
          <table:table-cell office:value-type="float" office:value="0.103232387981354" calcext:value-type="float">
            <text:p>0.103232387981354</text:p>
          </table:table-cell>
          <table:table-cell office:value-type="string" calcext:value-type="string">
            <text:p>(array([0.01618734, 0.10255537, 0.17436158, 0.24458396, 0.2730889 ,</text:p>
            <text:p>       0.36505524, 0.40844494, 0.49325995, 0.57749549, 0.63236176,</text:p>
            <text:p>       0.70048032, 0.77330158, 0.83579014, 0.91032305, 0.99110062]), array([0.  , 0.  , 0.  , 0.  , 0.  , 0.  , 0.  , 0.25, 1.  , 1.  , 1.  ,</text:p>
            <text:p>       1.  , 1.  , 1.  , 1.  ]), array([ 81,  12,   8,   4,   1,   4,   2,   4,   3,   9,   5,   9,  13,</text:p>
            <text:p>        37, 808,   0]))</text:p>
          </table:table-cell>
          <table:table-cell office:value-type="string" calcext:value-type="string">
            <text:p>(array([0.00983824, 0.30532869, 0.88273501, 0.9586756 , 0.97803397,</text:p>
            <text:p>       0.98740261, 0.99223435, 0.99534177, 0.99671789, 0.99739728,</text:p>
            <text:p>       0.99800137, 0.99851503, 0.99887839, 0.9991718 , 0.99938552]), array([0.        , 0.28358209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0848 , 0.03055425, 0.04859997, 0.0671879 , 0.09807218,</text:p>
            <text:p>       0.10311635, 0.12639462, 0.14942896, 0.17319424, 0.18974622,</text:p>
            <text:p>       0.23234892, 0.25085372, 0.26793659, 0.34910846, 0.36428025,</text:p>
            <text:p>       0.39772379, 0.40844494, 0.4728559 , 0.49552822, 0.53179979,</text:p>
            <text:p>       0.57206635, 0.58835375, 0.60726875, 0.62989432, 0.64839251,</text:p>
            <text:p>       0.66550028, 0.69798234, 0.70884773, 0.72694466, 0.75483485,</text:p>
            <text:p>       0.76737012, 0.79352133, 0.81372302, 0.8266257 , 0.84708468,</text:p>
            <text:p>       0.87164904, 0.8889322 , 0.91013454, 0.93193654, 0.95071307,</text:p>
            <text:p>       0.97141417, 0.9958277 ]), array([0., 0., 0., 0., 0., 0., 0., 0., 0., 0., 0., 0., 0., 0., 0., 0., 0.,</text:p>
            <text:p>       0., 0., 1., 1., 1., 1., 1., 1., 1., 1., 1., 1., 1., 1., 1., 1., 1.,</text:p>
            <text:p>       1., 1., 1., 1., 1., 1., 1., 1.]), array([ 55,  18,   5,   6,   2,   3,   4,   1,   5,   2,   0,   2,   1,</text:p>
            <text:p>         2,   0,   0,   0,   2,   1,   1,   2,   0,   0,   2,   1,   0,</text:p>
            <text:p>         1,   0,   2,   1,   2,   4,   2,   2,   2,   1,   1,   2,   4,</text:p>
            <text:p>         3,   3,   4,   4,   4,   4,  22,  16,  34,  77, 690,   0]))</text:p>
          </table:table-cell>
          <table:table-cell office:value-type="float" office:value="0.22711228844974" calcext:value-type="float">
            <text:p>0.22711228844974</text:p>
          </table:table-cell>
          <table:table-cell office:value-type="float" office:value="0.0166062843934098" calcext:value-type="float">
            <text:p>0.0166062843934098</text:p>
          </table:table-cell>
          <table:table-cell office:value-type="float" office:value="0.226920067001536" calcext:value-type="float">
            <text:p>0.226920067001536</text:p>
          </table:table-cell>
          <table:table-cell office:value-type="float" office:value="0.422504514455795" calcext:value-type="float">
            <text:p>0.422504514455795</text:p>
          </table:table-cell>
          <table:table-cell office:value-type="float" office:value="0.117264986602646" calcext:value-type="float">
            <text:p>0.117264986602646</text:p>
          </table:table-cell>
          <table:table-cell office:value-type="float" office:value="0.495528221130371" calcext:value-type="float">
            <text:p>0.495528221130371</text:p>
          </table:table-cell>
        </table:table-row>
        <table:table-row table:style-name="ro3">
          <table:table-cell office:value-type="string" calcext:value-type="string">
            <text:p>(array([0.00451191, 0.08774247, 0.15921925, 0.23468   , 0.28747679,</text:p>
            <text:p>       0.36274493, 0.44018962, 0.50625209, 0.57386139, 0.63066474,</text:p>
            <text:p>       0.70845155, 0.75917664, 0.81971544, 0.90821742, 0.98150551]), array([0.09610984, 0.33333333, 0.22222222, 0.14285714, 0.2       ,</text:p>
            <text:p>       0.125     , 0.4       , 0.27272727, 0.5       , 0.        ,</text:p>
            <text:p>       0.4       , 0.5       , 1.        , 0.75      , 0.35897436]), array([874,  18,   9,   7,   5,   8,   5,  11,   8,   4,   5,   2,   1,</text:p>
            <text:p>         4,  39,   0]))</text:p>
          </table:table-cell>
          <table:table-cell office:value-type="string" calcext:value-type="string">
            <text:p>(array([2.41345429e-04, 2.84033022e-04, 3.40368318e-04, 4.15738693e-04,</text:p>
            <text:p>       4.90465507e-04, 6.48386133e-04, 8.95524027e-04, 1.21345016e-03,</text:p>
            <text:p>       1.70238563e-03, 2.62889149e-03, 4.52593145e-03, 9.54060287e-03,</text:p>
            <text:p>       2.89854128e-02, 2.26453974e-01, 8.50688605e-01]), array([0.02985075, 0.02985075, 0.03030303, 0.02985075, 0.09090909,</text:p>
            <text:p>       0.02985075, 0.02985075, 0.09090909, 0.08955224, 0.1969697 ,</text:p>
            <text:p>       0.14925373, 0.20895522, 0.24242424, 0.23880597, 0.3880597 ]), array([67, 67, 66, 67, 66, 67, 67, 66, 67, 66, 67, 67, 66, 67, 67,  0]))</text:p>
          </table:table-cell>
          <table:table-cell office:value-type="string" calcext:value-type="string">
            <text:p>(array([0.00244059, 0.030837  , 0.04884474, 0.06725132, 0.08896364,</text:p>
            <text:p>       0.11090785, 0.13796049, 0.15143785, 0.16933458, 0.19915433,</text:p>
            <text:p>       0.2053856 , 0.23429549, 0.24891054, 0.27140631, 0.28589875,</text:p>
            <text:p>       0.31694424, 0.34524546, 0.36923056, 0.38930085, 0.4244004 ,</text:p>
            <text:p>       0.46721585, 0.48589671, 0.51078644, 0.52918014, 0.544763  ,</text:p>
            <text:p>       0.57357308, 0.58855474, 0.61951351, 0.63438181, 0.67029029,</text:p>
            <text:p>       0.69339383, 0.72921857, 0.7800526 , 0.81971544, 0.8840853 ,</text:p>
            <text:p>       0.9093343 , 0.9335953 , 0.95251881, 0.9718792 , 0.9921605 ]), array([0.09299517, 0.08695652, 0.23529412, 0.25      , 0.375     ,</text:p>
            <text:p>       0.25      , 1.        , 0.2       , 0.        , 0.        ,</text:p>
            <text:p>       0.        , 0.5       , 0.        , 0.        , 0.5       ,</text:p>
            <text:p>       0.        , 0.33333333, 0.        , 0.        , 0.33333333,</text:p>
            <text:p>       0.33333333, 0.        , 0.5       , 0.        , 0.5       ,</text:p>
            <text:p>       1.        , 0.25      , 0.        , 0.        , 0.        ,</text:p>
            <text:p>       1.        , 0.5       , 0.        , 1.        , 1.        ,</text:p>
            <text:p>       0.5       , 0.5       , 0.4       , 0.25      , 0.4       ]), array([828,  23,  17,  12,   8,   4,   1,   5,   2,   1,   2,   2,   2,</text:p>
            <text:p>         3,   2,   1,   0,   3,   4,   1,   0,   3,   0,   3,   2,   6,</text:p>
            <text:p>         2,   2,   2,   4,   1,   3,   0,   1,   1,   0,   4,   0,   0,</text:p>
            <text:p>         1,   1,   0,   0,   0,   1,   2,   2,   5,   8,  25,   0]))</text:p>
          </table:table-cell>
          <table:table-cell office:value-type="float" office:value="0.221609215257412" calcext:value-type="float">
            <text:p>0.221609215257412</text:p>
          </table:table-cell>
          <table:table-cell office:value-type="float" office:value="0.111439896064491" calcext:value-type="float">
            <text:p>0.111439896064491</text:p>
          </table:table-cell>
          <table:table-cell office:value-type="float" office:value="0.320482377412201" calcext:value-type="float">
            <text:p>0.320482377412201</text:p>
          </table:table-cell>
          <table:table-cell office:value-type="float" office:value="0.630664736032486" calcext:value-type="float">
            <text:p>0.630664736032486</text:p>
          </table:table-cell>
          <table:table-cell office:value-type="float" office:value="0.462628903673656" calcext:value-type="float">
            <text:p>0.462628903673656</text:p>
          </table:table-cell>
          <table:table-cell office:value-type="float" office:value="0.862039506435394" calcext:value-type="float">
            <text:p>0.862039506435394</text:p>
          </table:table-cell>
          <table:table-cell office:value-type="float" office:value="0.127448370493068" calcext:value-type="float">
            <text:p>0.127448370493068</text:p>
          </table:table-cell>
          <table:table-cell office:value-type="string" calcext:value-type="string">
            <text:p>(array([0.01120936, 0.08689089, 0.14703903, 0.22549398, 0.28971504,</text:p>
            <text:p>       0.36394365, 0.42880584, 0.49975096, 0.56611115, 0.63434539,</text:p>
            <text:p>       0.71062232, 0.76094018, 0.83510254, 0.91078277, 0.99571782]), array([0.        , 0.        , 0.        , 0.        , 0.        ,</text:p>
            <text:p>       0.        , 0.        , 0.54545455, 1.        , 1.        ,</text:p>
            <text:p>       1.        , 1.        , 1.        , 1.        , 1.        ]), array([109,   7,   2,   2,   4,   5,   6,  11,   7,   7,   6,   7,   8,</text:p>
            <text:p>        15, 804,   0]))</text:p>
          </table:table-cell>
          <table:table-cell office:value-type="string" calcext:value-type="string">
            <text:p>(array([0.00284895, 0.11155162, 0.72784613, 0.97085959, 0.99196003,</text:p>
            <text:p>       0.9964401 , 0.99792499, 0.9986687 , 0.99901944, 0.99930221,</text:p>
            <text:p>       0.99948818, 0.9995768 , 0.99965475, 0.99971384, 0.99975797]), array([0.        , 0.        , 0.90909091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74402, 0.02818829, 0.04852722, 0.06864841, 0.08907289,</text:p>
            <text:p>       0.10552437, 0.13796049, 0.15611757, 0.2199474 , 0.23104057,</text:p>
            <text:p>       0.27447256, 0.28020531, 0.32970971, 0.34237719, 0.36561819,</text:p>
            <text:p>       0.38048649, 0.40914134, 0.43086097, 0.45285296, 0.46777893,</text:p>
            <text:p>       0.48943271, 0.51224468, 0.53002477, 0.54237896, 0.57620148,</text:p>
            <text:p>       0.58164299, 0.61069915, 0.63076944, 0.6533204 , 0.68822479,</text:p>
            <text:p>       0.70840782, 0.7303201 , 0.75108946, 0.76244959, 0.7946144 ,</text:p>
            <text:p>       0.81028055, 0.83066542, 0.84973209, 0.88649457, 0.91054183,</text:p>
            <text:p>       0.93347684, 0.9514616 , 0.96918648, 0.99778141]), array([0., 0., 0., 0., 0., 0., 0., 0., 0., 0., 0., 0., 0., 0., 0., 0., 0.,</text:p>
            <text:p>       0., 0., 0., 0., 1., 1., 1., 1., 1., 1., 1., 1., 1., 1., 1., 1., 1.,</text:p>
            <text:p>       1., 1., 1., 1., 1., 1., 1., 1., 1., 1.]), array([ 92,   8,   7,   4,   4,   1,   1,   1,   0,   0,   1,   1,   0,</text:p>
            <text:p>         2,   1,   0,   1,   1,   3,   1,   3,   1,   1,   3,   3,   5,</text:p>
            <text:p>         2,   1,   4,   1,   1,   4,   2,   0,   2,   1,   5,   2,   1,</text:p>
            <text:p>         2,   2,   2,   4,   0,   4,   6,  10,  15,  23, 761,   0]))</text:p>
          </table:table-cell>
          <table:table-cell office:value-type="float" office:value="0.212345280473915" calcext:value-type="float">
            <text:p>0.212345280473915</text:p>
          </table:table-cell>
          <table:table-cell office:value-type="float" office:value="0.0228852507753056" calcext:value-type="float">
            <text:p>0.0228852507753056</text:p>
          </table:table-cell>
          <table:table-cell office:value-type="float" office:value="0.252311335777411" calcext:value-type="float">
            <text:p>0.252311335777411</text:p>
          </table:table-cell>
          <table:table-cell office:value-type="float" office:value="0.433888848338808" calcext:value-type="float">
            <text:p>0.433888848338808</text:p>
          </table:table-cell>
          <table:table-cell office:value-type="float" office:value="0.181244776668874" calcext:value-type="float">
            <text:p>0.181244776668874</text:p>
          </table:table-cell>
          <table:table-cell office:value-type="float" office:value="0.489432712395986" calcext:value-type="float">
            <text:p>0.489432712395986</text:p>
          </table:table-cell>
        </table:table-row>
        <table:table-row table:style-name="ro5">
          <table:table-cell office:value-type="string" calcext:value-type="string">
            <text:p>(array([0.00591873, 0.09174406, 0.16123136, 0.23148854, 0.30933447,</text:p>
            <text:p>       0.3572348 , 0.41379514, 0.50745974, 0.58285765, 0.60731238,</text:p>
            <text:p>       0.68056762, 0.75885979, 0.84028202, 0.91826479, 0.97259392]), array([0.1129386 , 0.28      , 0.2       , 0.125     , 0.33333333,</text:p>
            <text:p>       0.66666667, 0.        , 0.        , 0.        , 0.        ,</text:p>
            <text:p>       0.33333333, 0.2       , 0.5       , 0.2       , 0.52631579]), array([912,  25,   5,   8,   3,   3,   2,   3,   4,   1,   3,   5,   2,</text:p>
            <text:p>         5,  19,   0]))</text:p>
          </table:table-cell>
          <table:table-cell office:value-type="string" calcext:value-type="string">
            <text:p>(array([1.96837341e-04, 2.46042468e-04, 3.09720737e-04, 3.85045694e-04,</text:p>
            <text:p>       4.75926028e-04, 6.26034164e-04, 8.83538145e-04, 1.34833293e-03,</text:p>
            <text:p>       2.10401287e-03, 3.49420170e-03, 5.83506210e-03, 1.04408153e-02,</text:p>
            <text:p>       2.21096512e-02, 5.91886246e-02, 6.12550687e-01]), array([0.        , 0.02985075, 0.07575758, 0.07462687, 0.05970149,</text:p>
            <text:p>       0.03030303, 0.05970149, 0.09090909, 0.05970149, 0.18181818,</text:p>
            <text:p>       0.19402985, 0.2238806 , 0.25757576, 0.28358209, 0.31343284]), array([67, 67, 66, 67, 67, 66, 67, 66, 67, 66, 67, 67, 66, 67, 67,  0]))</text:p>
          </table:table-cell>
          <table:table-cell office:value-type="string" calcext:value-type="string">
            <text:p>(array([0.00260987, 0.02777186, 0.05096511, 0.06828255, 0.0909595 ,</text:p>
            <text:p>       0.11050325, 0.1309378 , 0.14754203, 0.17544422, 0.19983922,</text:p>
            <text:p>       0.21009958, 0.22984127, 0.25000107, 0.26234299, 0.30933447,</text:p>
            <text:p>       0.34700277, 0.37769884, 0.41379514, 0.49446589, 0.50329024,</text:p>
            <text:p>       0.5246231 , 0.56950495, 0.59621036, 0.60731238, 0.66690266,</text:p>
            <text:p>       0.6874001 , 0.73786545, 0.77285602, 0.81396651, 0.86659753,</text:p>
            <text:p>       0.88249981, 0.92864569, 0.95373882, 0.97149767, 0.98983721]), array([0.09599028, 0.27586207, 0.19230769, 0.30769231, 0.18181818,</text:p>
            <text:p>       0.66666667, 0.75      , 0.        , 0.        , 0.        ,</text:p>
            <text:p>       0.        , 0.        , 0.        , 1.        , 0.33333333,</text:p>
            <text:p>       1.        , 0.        , 0.        , 0.        , 0.        ,</text:p>
            <text:p>       0.        , 0.        , 0.        , 0.        , 0.        ,</text:p>
            <text:p>       0.5       , 0.5       , 0.        , 1.        , 0.        ,</text:p>
            <text:p>       1.        , 0.2       , 0.4       , 0.4       , 0.625     ]), array([823,  58,  26,  13,  11,   3,   4,   2,   1,   1,   2,   4,   1,</text:p>
            <text:p>         1,   0,   3,   0,   2,   1,   0,   2,   0,   0,   0,   1,   1,</text:p>
            <text:p>         1,   0,   2,   2,   1,   0,   0,   1,   2,   0,   2,   0,   3,</text:p>
            <text:p>         0,   1,   0,   0,   1,   1,   0,   5,   5,   5,   8,   0]))</text:p>
          </table:table-cell>
          <table:table-cell office:value-type="float" office:value="0.353087177427994" calcext:value-type="float">
            <text:p>0.353087177427994</text:p>
          </table:table-cell>
          <table:table-cell office:value-type="float" office:value="0.120887062944455" calcext:value-type="float">
            <text:p>0.120887062944455</text:p>
          </table:table-cell>
          <table:table-cell office:value-type="float" office:value="0.398757241981352" calcext:value-type="float">
            <text:p>0.398757241981352</text:p>
          </table:table-cell>
          <table:table-cell office:value-type="float" office:value="0.718264794349671" calcext:value-type="float">
            <text:p>0.718264794349671</text:p>
          </table:table-cell>
          <table:table-cell office:value-type="float" office:value="0.29911785150197" calcext:value-type="float">
            <text:p>0.29911785150197</text:p>
          </table:table-cell>
          <table:table-cell office:value-type="float" office:value="0.866597533226013" calcext:value-type="float">
            <text:p>0.866597533226013</text:p>
          </table:table-cell>
          <table:table-cell office:value-type="float" office:value="0.12871930968023" calcext:value-type="float">
            <text:p>0.12871930968023</text:p>
          </table:table-cell>
          <table:table-cell office:value-type="string" calcext:value-type="string">
            <text:p>(array([0.01413628, 0.09183777, 0.13459588, 0.24104877, 0.3190261 ,</text:p>
            <text:p>       0.36223106, 0.41714235, 0.49254026, 0.58620486, 0.62230116,</text:p>
            <text:p>       0.69025926, 0.76845431, 0.8287198 , 0.9109441 , 0.99470655]), array([0.        , 0.        , 0.        , 0.        , 0.        ,</text:p>
            <text:p>       0.        , 0.        , 0.33333333, 1.        , 1.        ,</text:p>
            <text:p>       1.        , 1.        , 1.        , 1.        , 1.        ]), array([112,  11,   2,   5,   3,   3,   4,   3,   2,   1,   3,   8,   5,</text:p>
            <text:p>        19, 819,   0]))</text:p>
          </table:table-cell>
          <table:table-cell office:value-type="string" calcext:value-type="string">
            <text:p>(array([0.00335945, 0.07679099, 0.80766948, 0.97342733, 0.99001688,</text:p>
            <text:p>       0.99496826, 0.99734028, 0.99837554, 0.99900308, 0.99932126,</text:p>
            <text:p>       0.99950117, 0.99960217, 0.99968534, 0.99975351, 0.99980316]), array([0.        , 0.        , 0.87878788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42394, 0.02931478, 0.04892918, 0.06873373, 0.08976355,</text:p>
            <text:p>       0.10611766, 0.13196537, 0.22714398, 0.26190594, 0.31199048,</text:p>
            <text:p>       0.33309734, 0.34700277, 0.39268762, 0.40378964, 0.43049505,</text:p>
            <text:p>       0.4753769 , 0.49670976, 0.50553411, 0.58620486, 0.62230116,</text:p>
            <text:p>       0.69025926, 0.73719978, 0.74999893, 0.77015873, 0.78990042,</text:p>
            <text:p>       0.80706365, 0.82455578, 0.85245797, 0.8707078 , 0.88161268,</text:p>
            <text:p>       0.90877474, 0.93054252, 0.94934934, 0.9728114 , 0.99761754]), array([0., 0., 0., 0., 0., 0., 0., 0., 0., 0., 0., 0., 0., 0., 0., 0., 0.,</text:p>
            <text:p>       1., 1., 1., 1., 1., 1., 1., 1., 1., 1., 1., 1., 1., 1., 1., 1., 1.,</text:p>
            <text:p>       1.]), array([ 82,  19,   8,   8,   2,   2,   4,   0,   0,   0,   0,   3,   0,</text:p>
            <text:p>         2,   0,   2,   1,   2,   0,   1,   2,   2,   0,   1,   1,   1,</text:p>
            <text:p>         0,   0,   0,   2,   0,   1,   0,   0,   3,   0,   1,   1,   4,</text:p>
            <text:p>         2,   2,   1,   2,   1,   2,   9,  10,  23,  44, 749,   0]))</text:p>
          </table:table-cell>
          <table:table-cell office:value-type="float" office:value="0.222509006332533" calcext:value-type="float">
            <text:p>0.222509006332533</text:p>
          </table:table-cell>
          <table:table-cell office:value-type="float" office:value="0.0133647245085531" calcext:value-type="float">
            <text:p>0.0133647245085531</text:p>
          </table:table-cell>
          <table:table-cell office:value-type="float" office:value="0.220382772814049" calcext:value-type="float">
            <text:p>0.220382772814049</text:p>
          </table:table-cell>
          <table:table-cell office:value-type="float" office:value="0.41714234650135" calcext:value-type="float">
            <text:p>0.41714234650135</text:p>
          </table:table-cell>
          <table:table-cell office:value-type="float" office:value="0.0767909920732699" calcext:value-type="float">
            <text:p>0.0767909920732699</text:p>
          </table:table-cell>
          <table:table-cell office:value-type="float" office:value="0.496709764003754" calcext:value-type="float">
            <text:p>0.496709764003754</text:p>
          </table:table-cell>
        </table:table-row>
        <table:table-row table:style-name="ro4">
          <table:table-cell office:value-type="string" calcext:value-type="string">
            <text:p>(array([0.00654321, 0.09447037, 0.1687373 , 0.23690356, 0.29028537,</text:p>
            <text:p>       0.36985173, 0.44681516, 0.50246307, 0.55500406, 0.65861949,</text:p>
            <text:p>       0.694723  , 0.76458997, 0.8495128 , 0.90899808, 0.96806776]), array([0.07986111, 0.23333333, 0.5625    , 0.33333333, 0.28571429,</text:p>
            <text:p>       0.5       , 0.25      , 0.375     , 0.        , 1.        ,</text:p>
            <text:p>       0.375     , 0.625     , 0.66666667, 0.28571429, 0.27272727]), array([864,  30,  16,   9,   7,  10,   4,   8,   2,   2,   8,   8,   3,</text:p>
            <text:p>         7,  22,   0]))</text:p>
          </table:table-cell>
          <table:table-cell office:value-type="string" calcext:value-type="string">
            <text:p>(array([3.30982670e-04, 4.47864824e-04, 5.89195261e-04, 7.61763014e-04,</text:p>
            <text:p>       9.72903161e-04, 1.27632058e-03, 1.75658160e-03, 2.43311620e-03,</text:p>
            <text:p>       3.79314860e-03, 5.78490778e-03, 9.54943613e-03, 1.81204298e-02,</text:p>
            <text:p>       4.13891852e-02, 1.80418988e-01, 7.65495979e-01]), array([0.07462687, 0.        , 0.03030303, 0.05970149, 0.02985075,</text:p>
            <text:p>       0.04545455, 0.07462687, 0.06060606, 0.07462687, 0.09090909,</text:p>
            <text:p>       0.07462687, 0.1641791 , 0.27272727, 0.35820896, 0.37313433]), array([67, 67, 66, 67, 67, 66, 67, 66, 67, 66, 67, 67, 66, 67, 67,  0]))</text:p>
          </table:table-cell>
          <table:table-cell office:value-type="string" calcext:value-type="string">
            <text:p>(array([0.00331656, 0.02861809, 0.04882092, 0.07292155, 0.089255  ,</text:p>
            <text:p>       0.11029122, 0.12794064, 0.15023432, 0.16900168, 0.18952337,</text:p>
            <text:p>       0.20994781, 0.22442292, 0.24796892, 0.27118531, 0.28826125,</text:p>
            <text:p>       0.3124216 , 0.35199216, 0.36480681, 0.39016631, 0.42361385,</text:p>
            <text:p>       0.45454893, 0.47768132, 0.49211695, 0.52933035, 0.55500406,</text:p>
            <text:p>       0.65061831, 0.67039913, 0.69020641, 0.70576608, 0.72680831,</text:p>
            <text:p>       0.75272286, 0.76469556, 0.78223222, 0.84387684, 0.86078471,</text:p>
            <text:p>       0.89808118, 0.90754966, 0.93228999, 0.94732795, 0.96917114,</text:p>
            <text:p>       0.98941774]), array([0.06033376, 0.21818182, 0.35714286, 0.1       , 0.30769231,</text:p>
            <text:p>       0.25      , 0.16666667, 0.4       , 0.5       , 0.83333333,</text:p>
            <text:p>       0.5       , 0.        , 0.33333333, 0.5       , 0.33333333,</text:p>
            <text:p>       0.        , 0.5       , 0.6       , 0.33333333, 0.        ,</text:p>
            <text:p>       0.33333333, 0.5       , 0.33333333, 0.33333333, 0.        ,</text:p>
            <text:p>       1.        , 1.        , 0.2       , 1.        , 0.        ,</text:p>
            <text:p>       1.        , 0.        , 1.        , 1.        , 0.        ,</text:p>
            <text:p>       0.        , 0.4       , 0.        , 0.25      , 0.5       ,</text:p>
            <text:p>       0.22222222]), array([779,  55,  28,  10,  13,   4,   6,   5,   4,   6,   2,   1,   6,</text:p>
            <text:p>         2,   3,   2,   0,   2,   5,   3,   0,   1,   3,   2,   3,   0,</text:p>
            <text:p>         3,   2,   0,   0,   0,   0,   1,   2,   5,   1,   1,   3,   3,</text:p>
            <text:p>         2,   0,   0,   2,   1,   1,   5,   2,   8,   4,   9,   0]))</text:p>
          </table:table-cell>
          <table:table-cell office:value-type="float" office:value="0.267902590607543" calcext:value-type="float">
            <text:p>0.267902590607543</text:p>
          </table:table-cell>
          <table:table-cell office:value-type="float" office:value="0.102405354529456" calcext:value-type="float">
            <text:p>0.102405354529456</text:p>
          </table:table-cell>
          <table:table-cell office:value-type="float" office:value="0.341830172072277" calcext:value-type="float">
            <text:p>0.341830172072277</text:p>
          </table:table-cell>
          <table:table-cell office:value-type="float" office:value="0.695340484380722" calcext:value-type="float">
            <text:p>0.695340484380722</text:p>
          </table:table-cell>
          <table:table-cell office:value-type="float" office:value="0.392361650271202" calcext:value-type="float">
            <text:p>0.392361650271202</text:p>
          </table:table-cell>
          <table:table-cell office:value-type="float" office:value="0.932289987802506" calcext:value-type="float">
            <text:p>0.932289987802506</text:p>
          </table:table-cell>
          <table:table-cell office:value-type="float" office:value="0.113967528373785" calcext:value-type="float">
            <text:p>0.113967528373785</text:p>
          </table:table-cell>
          <table:table-cell office:value-type="string" calcext:value-type="string">
            <text:p>(array([0.01882954, 0.09222522, 0.1731549 , 0.23598345, 0.29499753,</text:p>
            <text:p>       0.36732805, 0.4496757 , 0.49485121, 0.5572582 , 0.63648028,</text:p>
            <text:p>       0.69884614, 0.76368076, 0.84225451, 0.90542313, 0.99406325]), array([0. , 0. , 0. , 0. , 0. , 0. , 0. , 0.5, 1. , 1. , 1. , 1. , 1. ,</text:p>
            <text:p>       1. , 1. ]), array([ 85,  12,  10,   6,   7,   5,   3,   8,   3,   7,   8,  11,   9,</text:p>
            <text:p>        25, 801,   0]))</text:p>
          </table:table-cell>
          <table:table-cell office:value-type="string" calcext:value-type="string">
            <text:p>(array([0.01042284, 0.19876519, 0.79267489, 0.96493055, 0.9862959 ,</text:p>
            <text:p>       0.99257877, 0.99535191, 0.99718153, 0.99807852, 0.99862471,</text:p>
            <text:p>       0.99898078, 0.99921001, 0.99939721, 0.99954315, 0.99966353]), array([0.        , 0.02985075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91906, 0.0299028 , 0.04997905, 0.06843545, 0.08995076,</text:p>
            <text:p>       0.10348077, 0.13328595, 0.1516633 , 0.1702191 , 0.18971377,</text:p>
            <text:p>       0.2099044 , 0.23530444, 0.25004151, 0.27155429, 0.28158346,</text:p>
            <text:p>       0.31007266, 0.35897806, 0.36447814, 0.38422778, 0.4496757 ,</text:p>
            <text:p>       0.47196547, 0.48536965, 0.5045094 , 0.52426241, 0.54769422,</text:p>
            <text:p>       0.57638615, 0.60686442, 0.63470019, 0.65280603, 0.67039913,</text:p>
            <text:p>       0.68882649, 0.70752193, 0.72754627, 0.75291972, 0.77557708,</text:p>
            <text:p>       0.78482441, 0.81142864, 0.83221573, 0.84798173, 0.87194255,</text:p>
            <text:p>       0.88795927, 0.90973532, 0.9267412 , 0.95056513, 0.97158509,</text:p>
            <text:p>       0.99678581]), array([0., 0., 0., 0., 0., 0., 0., 0., 0., 0., 0., 0., 0., 0., 0., 0., 0.,</text:p>
            <text:p>       0., 0., 0., 0., 0., 1., 1., 1., 1., 1., 1., 1., 1., 1., 1., 1., 1.,</text:p>
            <text:p>       1., 1., 1., 1., 1., 1., 1., 1., 1., 1., 1., 1.]), array([ 54,  14,  16,   3,   7,   2,   2,   2,   2,   5,   1,   3,   2,</text:p>
            <text:p>         2,   1,   4,   0,   1,   3,   1,   0,   0,   3,   3,   1,   2,</text:p>
            <text:p>         2,   2,   1,   0,   2,   2,   2,   2,   3,   3,   1,   7,   1,</text:p>
            <text:p>         3,   1,   2,   5,   5,   3,  11,   9,  20,  45, 734,   0]))</text:p>
          </table:table-cell>
          <table:table-cell office:value-type="float" office:value="0.215955793638759" calcext:value-type="float">
            <text:p>0.215955793638759</text:p>
          </table:table-cell>
          <table:table-cell office:value-type="float" office:value="0.030455055124624" calcext:value-type="float">
            <text:p>0.030455055124624</text:p>
          </table:table-cell>
          <table:table-cell office:value-type="float" office:value="0.237041896161201" calcext:value-type="float">
            <text:p>0.237041896161201</text:p>
          </table:table-cell>
          <table:table-cell office:value-type="float" office:value="0.449675699075063" calcext:value-type="float">
            <text:p>0.449675699075063</text:p>
          </table:table-cell>
          <table:table-cell office:value-type="float" office:value="0.207325109478199" calcext:value-type="float">
            <text:p>0.207325109478199</text:p>
          </table:table-cell>
          <table:table-cell office:value-type="float" office:value="0.495490595698357" calcext:value-type="float">
            <text:p>0.495490595698357</text:p>
          </table:table-cell>
        </table:table-row>
        <table:table-row table:style-name="ro5">
          <table:table-cell office:value-type="string" calcext:value-type="string">
            <text:p>(array([0.0026934 , 0.09354156, 0.15150762, 0.21829398, 0.29104869,</text:p>
            <text:p>       0.35923831, 0.43338678, 0.49483581, 0.57060935, 0.65191776,</text:p>
            <text:p>       0.71068409, 0.82067568, 0.89667584, 0.97484594]), array([0.09334764, 0.5       , 0.2       , 0.        , 0.33333333,</text:p>
            <text:p>       0.        , 0.33333333, 0.5       , 0.33333333, 0.        ,</text:p>
            <text:p>       0.        , 0.4       , 0.125     , 0.23529412]), array([932,  12,   5,   3,   3,   2,   3,   4,   3,   1,   2,   0,   5,</text:p>
            <text:p>         8,  17,   0]))</text:p>
          </table:table-cell>
          <table:table-cell office:value-type="string" calcext:value-type="string">
            <text:p>(array([1.88014977e-04, 2.23547668e-04, 2.53018937e-04, 2.89861651e-04,</text:p>
            <text:p>       3.48479431e-04, 4.21936369e-04, 5.35059110e-04, 7.10440847e-04,</text:p>
            <text:p>       1.01840561e-03, 1.46388509e-03, 2.03318780e-03, 3.05528261e-03,</text:p>
            <text:p>       4.98433208e-03, 2.30924857e-02, 5.81656762e-01]), array([0.01492537, 0.01492537, 0.01515152, 0.02985075, 0.01492537,</text:p>
            <text:p>       0.06060606, 0.        , 0.07575758, 0.13432836, 0.1969697 ,</text:p>
            <text:p>       0.13432836, 0.17910448, 0.21212121, 0.23880597, 0.26865672]), array([67, 67, 66, 67, 67, 66, 67, 66, 67, 66, 67, 67, 66, 67, 67,  0]))</text:p>
          </table:table-cell>
          <table:table-cell office:value-type="string" calcext:value-type="string">
            <text:p>(array([0.00161202, 0.02695464, 0.04794072, 0.06716255, 0.08814863,</text:p>
            <text:p>       0.10144014, 0.1270158 , 0.15161114, 0.16857709, 0.21096151,</text:p>
            <text:p>       0.23295891, 0.26670071, 0.28156775, 0.33153257, 0.38028908,</text:p>
            <text:p>       0.40528136, 0.44743949, 0.46835056, 0.49338773, 0.50880247,</text:p>
            <text:p>       0.57060935, 0.65191776, 0.70014638, 0.7212218 , 0.81264849,</text:p>
            <text:p>       0.85278445, 0.87869483, 0.88859126, 0.90784216, 0.92466253,</text:p>
            <text:p>       0.94812057, 0.97286689, 0.99253882]), array([0.08628319, 0.29411765, 0.14285714, 0.66666667, 0.5       ,</text:p>
            <text:p>       0.5       , 0.33333333, 0.        , 1.        , 0.        ,</text:p>
            <text:p>       0.        , 1.        , 0.        , 0.        , 0.        ,</text:p>
            <text:p>       0.        , 0.5       , 1.        , 0.        , 0.5       ,</text:p>
            <text:p>       0.33333333, 0.        , 0.        , 0.        , 0.5       ,</text:p>
            <text:p>       0.        , 0.        , 0.25      , 0.        , 0.        ,</text:p>
            <text:p>       0.        , 0.25      , 0.375     ]), array([904,  17,   7,   6,   6,   2,   3,   3,   1,   0,   2,   1,   0,</text:p>
            <text:p>         1,   1,   0,   2,   0,   0,   1,   1,   0,   2,   1,   1,   2,</text:p>
            <text:p>         0,   0,   3,   0,   0,   0,   1,   0,   0,   1,   1,   0,   0,</text:p>
            <text:p>         0,   4,   0,   1,   1,   4,   2,   1,   5,   4,   8,   0]))</text:p>
          </table:table-cell>
          <table:table-cell office:value-type="float" office:value="0.343030060837534" calcext:value-type="float">
            <text:p>0.343030060837534</text:p>
          </table:table-cell>
          <table:table-cell office:value-type="float" office:value="0.10648348773212" calcext:value-type="float">
            <text:p>0.10648348773212</text:p>
          </table:table-cell>
          <table:table-cell office:value-type="float" office:value="0.479473336532935" calcext:value-type="float">
            <text:p>0.479473336532935</text:p>
          </table:table-cell>
          <table:table-cell office:value-type="float" office:value="0.77167584002018" calcext:value-type="float">
            <text:p>0.77167584002018</text:p>
          </table:table-cell>
          <table:table-cell office:value-type="float" office:value="0.313000045160749" calcext:value-type="float">
            <text:p>0.313000045160749</text:p>
          </table:table-cell>
          <table:table-cell office:value-type="float" office:value="0.9481205701828" calcext:value-type="float">
            <text:p>0.9481205701828</text:p>
          </table:table-cell>
          <table:table-cell office:value-type="float" office:value="0.116756296239506" calcext:value-type="float">
            <text:p>0.116756296239506</text:p>
          </table:table-cell>
          <table:table-cell office:value-type="string" calcext:value-type="string">
            <text:p>(array([0.00989632, 0.09785198, 0.17163954, 0.28177751, 0.34808224,</text:p>
            <text:p>       0.4338688 , 0.4920305 , 0.57109136, 0.64076169, 0.69677733,</text:p>
            <text:p>       0.78170602, 0.83873308, 0.90328339, 0.99770526]), array([0. , 0. , 0. , 0. , 0. , 0. , 0.5, 1. , 1. , 1. , 1. , 1. , 1. ,</text:p>
            <text:p>       1. ]), array([100,  13,   4,   0,   3,   1,   3,   4,   3,   2,   2,   3,   6,</text:p>
            <text:p>         7, 849,   0]))</text:p>
          </table:table-cell>
          <table:table-cell office:value-type="string" calcext:value-type="string">
            <text:p>(array([0.00189369, 0.16349928, 0.94518359, 0.99504402, 0.9972881 ,</text:p>
            <text:p>       0.99824792, 0.99883289, 0.99923965, 0.99944335, 0.99956692,</text:p>
            <text:p>       0.99964655, 0.99970727, 0.99974605, 0.99977565, 0.99981181]), array([0.        , 0.11940299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335637, 0.02546901, 0.05177613, 0.06826077, 0.08790247,</text:p>
            <text:p>       0.11047766, 0.12299663, 0.14721555, 0.16857709, 0.18538275,</text:p>
            <text:p>       0.27273946, 0.29985362, 0.34808224, 0.42430875, 0.45298889,</text:p>
            <text:p>       0.46835056, 0.48777711, 0.50599717, 0.55810991, 0.56044555,</text:p>
            <text:p>       0.59471864, 0.61971092, 0.66846743, 0.71843225, 0.76704109,</text:p>
            <text:p>       0.78903849, 0.81067973, 0.84838886, 0.87182034, 0.89669769,</text:p>
            <text:p>       0.90876829, 0.93149554, 0.95261243, 0.97207622, 0.99850618]), array([0., 0., 0., 0., 0., 0., 0., 0., 0., 0., 0., 0., 0., 0., 0., 0., 0.,</text:p>
            <text:p>       1., 1., 1., 1., 1., 1., 1., 1., 1., 1., 1., 1., 1., 1., 1., 1., 1.,</text:p>
            <text:p>       1.]), array([ 83,   8,   6,   5,   5,   4,   2,   1,   1,   2,   0,   0,   0,</text:p>
            <text:p>         2,   1,   0,   0,   1,   0,   0,   0,   2,   1,   1,   1,   2,</text:p>
            <text:p>         0,   1,   1,   1,   1,   0,   0,   2,   0,   1,   0,   0,   1,</text:p>
            <text:p>         2,   2,   0,   3,   2,   2,   3,   2,   6,  13, 829,   0]))</text:p>
          </table:table-cell>
          <table:table-cell office:value-type="float" office:value="0.208644839357639" calcext:value-type="float">
            <text:p>0.208644839357639</text:p>
          </table:table-cell>
          <table:table-cell office:value-type="float" office:value="0.00763041376372944" calcext:value-type="float">
            <text:p>0.00763041376372944</text:p>
          </table:table-cell>
          <table:table-cell office:value-type="float" office:value="0.221500238444805" calcext:value-type="float">
            <text:p>0.221500238444805</text:p>
          </table:table-cell>
          <table:table-cell office:value-type="float" office:value="0.433868795633316" calcext:value-type="float">
            <text:p>0.433868795633316</text:p>
          </table:table-cell>
          <table:table-cell office:value-type="float" office:value="0.0548164052747642" calcext:value-type="float">
            <text:p>0.0548164052747642</text:p>
          </table:table-cell>
          <table:table-cell office:value-type="float" office:value="0.494002833962441" calcext:value-type="float">
            <text:p>0.494002833962441</text:p>
          </table:table-cell>
        </table:table-row>
        <table:table-row table:style-name="ro2">
          <table:table-cell office:value-type="string" calcext:value-type="string">
            <text:p>(array([0.00720442, 0.09483166, 0.17157966, 0.23690528, 0.29216675,</text:p>
            <text:p>       0.35890903, 0.43426735, 0.49672466, 0.56701555, 0.64280085,</text:p>
            <text:p>       0.71274586, 0.77219101, 0.82987476, 0.90305248, 0.97971869]), array([0.07358739, 0.24242424, 0.36363636, 0.15384615, 0.33333333,</text:p>
            <text:p>       0.        , 0.4       , 0.        , 0.14285714, 0.42857143,</text:p>
            <text:p>       0.6       , 0.28571429, 0.33333333, 0.16666667, 0.37333333]), array([761,  33,  22,  13,  15,   7,   5,   9,  14,   7,   5,   7,   9,</text:p>
            <text:p>        18,  75,   0]))</text:p>
          </table:table-cell>
          <table:table-cell office:value-type="string" calcext:value-type="string">
            <text:p>(array([2.96538768e-04, 4.36094595e-04, 5.96452026e-04, 7.98097524e-04,</text:p>
            <text:p>       1.12253853e-03, 1.63362624e-03, 2.48269519e-03, 3.83117752e-03,</text:p>
            <text:p>       6.83823074e-03, 1.24598415e-02, 2.90776624e-02, 8.21469390e-02,</text:p>
            <text:p>       3.04035104e-01, 7.78762844e-01, 9.83465814e-01]), array([0.        , 0.01492537, 0.03030303, 0.        , 0.04545455,</text:p>
            <text:p>       0.04477612, 0.04477612, 0.16666667, 0.08955224, 0.13636364,</text:p>
            <text:p>       0.19402985, 0.2238806 , 0.22727273, 0.26865672, 0.3880597 ]), array([67, 67, 66, 67, 66, 67, 67, 66, 67, 66, 67, 67, 66, 67, 67,  0]))</text:p>
          </table:table-cell>
          <table:table-cell office:value-type="string" calcext:value-type="string">
            <text:p>(array([0.00322889, 0.03045942, 0.04973717, 0.06957712, 0.08861692,</text:p>
            <text:p>       0.11325079, 0.1288703 , 0.14676987, 0.17346865, 0.19261688,</text:p>
            <text:p>       0.20239083, 0.23185738, 0.2472383 , 0.27294885, 0.2861812 ,</text:p>
            <text:p>       0.30799005, 0.32426086, 0.34865812, 0.36721057, 0.38330957,</text:p>
            <text:p>       0.426178  , 0.44640137, 0.47251545, 0.49510949, 0.52254903,</text:p>
            <text:p>       0.54798543, 0.57322016, 0.59287471, 0.61112344, 0.62819576,</text:p>
            <text:p>       0.65006493, 0.66863284, 0.71270388, 0.73054144, 0.74074644,</text:p>
            <text:p>       0.76718469, 0.78767884, 0.81371184, 0.83744925, 0.84637566,</text:p>
            <text:p>       0.87354016, 0.89211724, 0.91188289, 0.92620443, 0.95041202,</text:p>
            <text:p>       0.97064782, 0.9925869 ]), array([0.05934718, 0.18644068, 0.1       , 0.33333333, 0.36363636,</text:p>
            <text:p>       0.        , 0.28571429, 0.25      , 0.44444444, 0.28571429,</text:p>
            <text:p>       0.        , 0.        , 0.16666667, 0.5       , 0.25      ,</text:p>
            <text:p>       0.4       , 0.        , 0.        , 0.        , 0.        ,</text:p>
            <text:p>       0.66666667, 0.        , 0.        , 0.        , 0.        ,</text:p>
            <text:p>       0.4       , 0.        , 0.        , 1.        , 0.        ,</text:p>
            <text:p>       0.5       , 0.5       , 0.5       , 0.5       , 0.        ,</text:p>
            <text:p>       0.33333333, 0.33333333, 0.25      , 0.5       , 0.33333333,</text:p>
            <text:p>       0.        , 0.22222222, 0.        , 0.25      , 0.15384615,</text:p>
            <text:p>       0.42105263, 0.41860465]), array([674,  59,  20,  18,  11,   7,   7,   4,   9,   7,   2,   4,   6,</text:p>
            <text:p>         6,   4,   5,   1,   4,   2,   1,   0,   3,   2,   3,   3,   0,</text:p>
            <text:p>         3,   5,   7,   2,   1,   1,   4,   2,   0,   2,   2,   1,   3,</text:p>
            <text:p>         3,   4,   2,   3,   1,   9,   4,   4,  13,  19,  43,   0]))</text:p>
          </table:table-cell>
          <table:table-cell office:value-type="float" office:value="0.299805466345463" calcext:value-type="float">
            <text:p>0.299805466345463</text:p>
          </table:table-cell>
          <table:table-cell office:value-type="float" office:value="0.135564811500549" calcext:value-type="float">
            <text:p>0.135564811500549</text:p>
          </table:table-cell>
          <table:table-cell office:value-type="float" office:value="0.365893822204163" calcext:value-type="float">
            <text:p>0.365893822204163</text:p>
          </table:table-cell>
          <table:table-cell office:value-type="float" office:value="0.736385812362035" calcext:value-type="float">
            <text:p>0.736385812362035</text:p>
          </table:table-cell>
          <table:table-cell office:value-type="float" office:value="0.59540611238622" calcext:value-type="float">
            <text:p>0.59540611238622</text:p>
          </table:table-cell>
          <table:table-cell office:value-type="float" office:value="0.911882892251015" calcext:value-type="float">
            <text:p>0.911882892251015</text:p>
          </table:table-cell>
          <table:table-cell office:value-type="float" office:value="0.148919869290711" calcext:value-type="float">
            <text:p>0.148919869290711</text:p>
          </table:table-cell>
          <table:table-cell office:value-type="string" calcext:value-type="string">
            <text:p>(array([0.01858138, 0.09390627, 0.1715578 , 0.23633154, 0.2852135 ,</text:p>
            <text:p>       0.34970167, 0.42985463, 0.50327534, 0.55696916, 0.63860494,</text:p>
            <text:p>       0.70597865, 0.76768378, 0.82917232, 0.903048  , 0.99305624]), array([0.        , 0.        , 0.        , 0.        , 0.        ,</text:p>
            <text:p>       0.        , 0.        , 0.66666667, 1.        , 1.        ,</text:p>
            <text:p>       1.        , 1.        , 1.        , 1.        , 1.        ]), array([103,  23,  14,   7,   7,   4,  14,   9,   5,  10,  13,  13,  17,</text:p>
            <text:p>        28, 733,   0]))</text:p>
          </table:table-cell>
          <table:table-cell office:value-type="string" calcext:value-type="string">
            <text:p>(array([0.00717346, 0.07255555, 0.4337112 , 0.83306862, 0.95961211,</text:p>
            <text:p>       0.98382447, 0.99208611, 0.99573053, 0.99741053, 0.9983288 ,</text:p>
            <text:p>       0.99885392, 0.99919129, 0.99939828, 0.99956242, 0.99970346]), array([0.        , 0.        , 0.37878788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77441, 0.02893809, 0.04921438, 0.07243954, 0.08911428,</text:p>
            <text:p>       0.10650103, 0.12824502, 0.14951658, 0.17211221, 0.19091021,</text:p>
            <text:p>       0.20914444, 0.23292369, 0.25302842, 0.27019267, 0.28578784,</text:p>
            <text:p>       0.30413792, 0.33997297, 0.34351474, 0.37180424, 0.40712529,</text:p>
            <text:p>       0.42726199, 0.45278545, 0.47745097, 0.50489051, 0.52748455,</text:p>
            <text:p>       0.5513702 , 0.57936502, 0.61390693, 0.63278943, 0.64877612,</text:p>
            <text:p>       0.67648889, 0.68944186, 0.71306466, 0.72604011, 0.75267469,</text:p>
            <text:p>       0.76799439, 0.79218124, 0.81018004, 0.82904028, 0.85014931,</text:p>
            <text:p>       0.87123663, 0.88686743, 0.91223709, 0.93110656, 0.95001999,</text:p>
            <text:p>       0.96931858, 0.99684862]), array([0., 0., 0., 0., 0., 0., 0., 0., 0., 0., 0., 0., 0., 0., 0., 0., 0.,</text:p>
            <text:p>       0., 0., 0., 0., 0., 0., 1., 1., 1., 1., 1., 1., 1., 1., 1., 1., 1.,</text:p>
            <text:p>       1., 1., 1., 1., 1., 1., 1., 1., 1., 1., 1., 1., 1.]), array([ 65,  22,  13,   9,   8,   7,   3,   3,   5,   5,   2,   2,   2,</text:p>
            <text:p>         4,   2,   2,   1,   2,   1,   0,   2,   9,   3,   3,   0,   3,</text:p>
            <text:p>         3,   4,   1,   0,   2,   2,   6,   2,   3,   4,   4,   5,   5,</text:p>
            <text:p>         3,   6,   6,   4,   5,   9,   7,  13,  20,  56, 652,   0]))</text:p>
          </table:table-cell>
          <table:table-cell office:value-type="float" office:value="0.223601668057307" calcext:value-type="float">
            <text:p>0.223601668057307</text:p>
          </table:table-cell>
          <table:table-cell office:value-type="float" office:value="0.0251921189650884" calcext:value-type="float">
            <text:p>0.0251921189650884</text:p>
          </table:table-cell>
          <table:table-cell office:value-type="float" office:value="0.237987728245061" calcext:value-type="float">
            <text:p>0.237987728245061</text:p>
          </table:table-cell>
          <table:table-cell office:value-type="float" office:value="0.443030840158462" calcext:value-type="float">
            <text:p>0.443030840158462</text:p>
          </table:table-cell>
          <table:table-cell office:value-type="float" office:value="0.166931379530857" calcext:value-type="float">
            <text:p>0.166931379530857</text:p>
          </table:table-cell>
          <table:table-cell office:value-type="float" office:value="0.495109488566717" calcext:value-type="float">
            <text:p>0.495109488566717</text:p>
          </table:table-cell>
        </table:table-row>
        <table:table-row table:style-name="ro3">
          <table:table-cell office:value-type="string" calcext:value-type="string">
            <text:p>(array([0.00362026, 0.0897385 , 0.16227272, 0.23806275, 0.29943129,</text:p>
            <text:p>       0.36424769, 0.4256945 , 0.50174138, 0.56582931, 0.63008525,</text:p>
            <text:p>       0.71331646, 0.74852995, 0.83558835, 0.90813705, 0.98190796]), array([0.09923664, 0.15384615, 0.125     , 0.        , 0.        ,</text:p>
            <text:p>       0.6       , 0.        , 1.        , 0.5       , 0.33333333,</text:p>
            <text:p>       0.75      , 0.        , 0.375     , 0.27272727, 0.375     ]), array([917,  13,   8,   2,   1,   5,   1,   4,   4,   3,   4,   3,   8,</text:p>
            <text:p>        11,  16,   0]))</text:p>
          </table:table-cell>
          <table:table-cell office:value-type="string" calcext:value-type="string">
            <text:p>(array([2.10739736e-04, 2.58517318e-04, 3.08169497e-04, 3.73024069e-04,</text:p>
            <text:p>       4.38812614e-04, 5.38149566e-04, 7.04208306e-04, 9.60007797e-04,</text:p>
            <text:p>       1.31270558e-03, 1.91997335e-03, 3.07121225e-03, 5.00171203e-03,</text:p>
            <text:p>       1.12875274e-02, 4.71962632e-02, 7.09495054e-01]), array([0.01492537, 0.08955224, 0.04545455, 0.01492537, 0.01515152,</text:p>
            <text:p>       0.02985075, 0.02985075, 0.13636364, 0.08955224, 0.15151515,</text:p>
            <text:p>       0.17910448, 0.13432836, 0.21212121, 0.26865672, 0.37313433]), array([67, 67, 66, 67, 66, 67, 67, 66, 67, 66, 67, 67, 66, 67, 67,  0]))</text:p>
          </table:table-cell>
          <table:table-cell office:value-type="string" calcext:value-type="string">
            <text:p>(array([0.00225933, 0.02739045, 0.0485982 , 0.07157393, 0.08490386,</text:p>
            <text:p>       0.10258365, 0.13282964, 0.15171966, 0.16283889, 0.19433056,</text:p>
            <text:p>       0.21443811, 0.2616874 , 0.29943129, 0.34815615, 0.388385  ,</text:p>
            <text:p>       0.4256945 , 0.48379296, 0.50611383, 0.53326577, 0.54419166,</text:p>
            <text:p>       0.56796262, 0.58320034, 0.61689502, 0.62387997, 0.64948076,</text:p>
            <text:p>       0.71331646, 0.73614919, 0.74309635, 0.76634431, 0.81119867,</text:p>
            <text:p>       0.83039451, 0.85338751, 0.86786938, 0.89635071, 0.90908796,</text:p>
            <text:p>       0.92768593, 0.95799047, 0.97094554, 0.99187375]), array([0.08883827, 0.33333333, 0.36363636, 0.2       , 0.16666667,</text:p>
            <text:p>       0.        , 0.        , 0.25      , 0.        , 0.        ,</text:p>
            <text:p>       0.        , 0.        , 0.        , 0.66666667, 0.5       ,</text:p>
            <text:p>       0.        , 1.        , 1.        , 1.        , 1.        ,</text:p>
            <text:p>       0.        , 1.        , 0.        , 1.        , 0.        ,</text:p>
            <text:p>       0.75      , 0.        , 0.        , 0.        , 0.33333333,</text:p>
            <text:p>       1.        , 0.33333333, 0.        , 0.5       , 0.5       ,</text:p>
            <text:p>       0.        , 0.        , 0.5       , 0.33333333]), array([878,  27,  11,   5,   6,   1,   3,   4,   1,   2,   1,   0,   0,</text:p>
            <text:p>         1,   1,   0,   0,   3,   0,   2,   0,   1,   0,   0,   2,   1,</text:p>
            <text:p>         1,   1,   2,   1,   1,   1,   1,   0,   0,   4,   1,   1,   1,</text:p>
            <text:p>         0,   3,   1,   3,   2,   4,   2,   4,   1,   6,   9,   0]))</text:p>
          </table:table-cell>
          <table:table-cell office:value-type="float" office:value="0.316326469226168" calcext:value-type="float">
            <text:p>0.316326469226168</text:p>
          </table:table-cell>
          <table:table-cell office:value-type="float" office:value="0.111608802148021" calcext:value-type="float">
            <text:p>0.111608802148021</text:p>
          </table:table-cell>
          <table:table-cell office:value-type="float" office:value="0.408670549658919" calcext:value-type="float">
            <text:p>0.408670549658919</text:p>
          </table:table-cell>
          <table:table-cell office:value-type="float" office:value="0.74852995077769" calcext:value-type="float">
            <text:p>0.74852995077769</text:p>
          </table:table-cell>
          <table:table-cell office:value-type="float" office:value="0.336360725671498" calcext:value-type="float">
            <text:p>0.336360725671498</text:p>
          </table:table-cell>
          <table:table-cell office:value-type="float" office:value="0.95799046754837" calcext:value-type="float">
            <text:p>0.95799046754837</text:p>
          </table:table-cell>
          <table:table-cell office:value-type="float" office:value="0.11950151858292" calcext:value-type="float">
            <text:p>0.11950151858292</text:p>
          </table:table-cell>
          <table:table-cell office:value-type="string" calcext:value-type="string">
            <text:p>(array([0.00911737, 0.08666221, 0.15848182, 0.25147005, 0.28441602,</text:p>
            <text:p>       0.36608629, 0.43203738, 0.50174138, 0.5672325 , 0.63314957,</text:p>
            <text:p>       0.70956264, 0.76193725, 0.8337416 , 0.90639494, 0.99676876]), array([0. , 0. , 0. , 0. , 0. , 0. , 0. , 0.5, 1. , 1. , 1. , 1. , 1. ,</text:p>
            <text:p>       1. , 1. ]), array([101,  10,   6,   3,   1,   5,   2,   4,   3,   3,   4,   2,  10,</text:p>
            <text:p>        14, 832,   0]))</text:p>
          </table:table-cell>
          <table:table-cell office:value-type="string" calcext:value-type="string">
            <text:p>(array([0.00220451, 0.14103673, 0.89127492, 0.9881556 , 0.99544771,</text:p>
            <text:p>       0.99740762, 0.99844674, 0.99893511, 0.99924351, 0.99943427,</text:p>
            <text:p>       0.99954666, 0.99961703, 0.99968348, 0.99973771, 0.99978867]), array([0.        , 0.05970149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24761, 0.02832293, 0.04483603, 0.0718816 , 0.08724321,</text:p>
            <text:p>       0.10395634, 0.13213062, 0.14507603, 0.1881083 , 0.23365569,</text:p>
            <text:p>       0.25690365, 0.26385081, 0.28441602, 0.35062561, 0.38927729,</text:p>
            <text:p>       0.43203738, 0.48379296, 0.50611383, 0.53326577, 0.54419166,</text:p>
            <text:p>       0.5743055 , 0.58320034, 0.61867961, 0.62387997, 0.65688914,</text:p>
            <text:p>       0.70956264, 0.7383126 , 0.78556189, 0.8070505 , 0.83377781,</text:p>
            <text:p>       0.847128  , 0.86717036, 0.89691063, 0.91387319, 0.92807052,</text:p>
            <text:p>       0.94965578, 0.97266696, 0.9978829 ]), array([0., 0., 0., 0., 0., 0., 0., 0., 0., 0., 0., 0., 0., 0., 0., 0., 0.,</text:p>
            <text:p>       1., 1., 1., 1., 1., 1., 1., 1., 1., 1., 1., 1., 1., 1., 1., 1., 1.,</text:p>
            <text:p>       1., 1., 1., 1.]), array([ 84,  12,   5,   5,   2,   2,   2,   3,   0,   2,   0,   1,   1,</text:p>
            <text:p>         1,   1,   0,   0,   3,   0,   2,   0,   2,   0,   0,   2,   1,</text:p>
            <text:p>         1,   1,   1,   1,   1,   1,   1,   0,   0,   4,   1,   0,   0,</text:p>
            <text:p>         1,   3,   2,   4,   3,   3,   6,   4,   7,  21, 803,   0]))</text:p>
          </table:table-cell>
          <table:table-cell office:value-type="float" office:value="0.212081684830717" calcext:value-type="float">
            <text:p>0.212081684830717</text:p>
          </table:table-cell>
          <table:table-cell office:value-type="float" office:value="0.0144547148732476" calcext:value-type="float">
            <text:p>0.0144547148732476</text:p>
          </table:table-cell>
          <table:table-cell office:value-type="float" office:value="0.226637170666131" calcext:value-type="float">
            <text:p>0.226637170666131</text:p>
          </table:table-cell>
          <table:table-cell office:value-type="float" office:value="0.432767500480016" calcext:value-type="float">
            <text:p>0.432767500480016</text:p>
          </table:table-cell>
          <table:table-cell office:value-type="float" office:value="0.108725082750122" calcext:value-type="float">
            <text:p>0.108725082750122</text:p>
          </table:table-cell>
          <table:table-cell office:value-type="float" office:value="0.493886172771454" calcext:value-type="float">
            <text:p>0.493886172771454</text:p>
          </table:table-cell>
        </table:table-row>
        <table:table-row table:style-name="ro4">
          <table:table-cell office:value-type="string" calcext:value-type="string">
            <text:p>(array([0.00369905, 0.09296353, 0.16202043, 0.2360875 , 0.29861946,</text:p>
            <text:p>       0.38345569, 0.44665469, 0.4945142 , 0.55840597, 0.63940927,</text:p>
            <text:p>       0.7000199 , 0.79564387, 0.83928041, 0.90122162, 0.98147444]), array([0.08551881, 0.35714286, 0.2       , 0.25      , 0.25      ,</text:p>
            <text:p>       0.5       , 0.28571429, 0.        , 0.        , 0.        ,</text:p>
            <text:p>       0.5       , 0.        , 0.66666667, 0.33333333, 0.45454545]), array([877,  28,  10,   8,   8,   2,   7,   4,   2,   2,   6,   1,   3,</text:p>
            <text:p>         9,  33,   0]))</text:p>
          </table:table-cell>
          <table:table-cell office:value-type="string" calcext:value-type="string">
            <text:p>(array([7.52402952e-05, 1.01651807e-04, 1.30777033e-04, 1.74317771e-04,</text:p>
            <text:p>       2.45625300e-04, 3.62373117e-04, 5.73698307e-04, 9.34299299e-04,</text:p>
            <text:p>       1.45686758e-03, 2.38284485e-03, 4.29847369e-03, 8.21421694e-03,</text:p>
            <text:p>       2.06201755e-02, 1.47535922e-01, 8.28560088e-01]), array([0.        , 0.        , 0.06060606, 0.01492537, 0.01515152,</text:p>
            <text:p>       0.01492537, 0.10447761, 0.13636364, 0.05970149, 0.16666667,</text:p>
            <text:p>       0.10447761, 0.17910448, 0.21212121, 0.31343284, 0.37313433]), array([67, 67, 66, 67, 66, 67, 67, 66, 67, 66, 67, 67, 66, 67, 67,  0]))</text:p>
          </table:table-cell>
          <table:table-cell office:value-type="string" calcext:value-type="string">
            <text:p>(array([0.00218245, 0.02850076, 0.05281675, 0.06967431, 0.08727086,</text:p>
            <text:p>       0.11152008, 0.13084492, 0.15578575, 0.17374512, 0.19045094,</text:p>
            <text:p>       0.20618103, 0.22112229, 0.25399774, 0.26975015, 0.28869858,</text:p>
            <text:p>       0.31023783, 0.32794222, 0.37940687, 0.38750452, 0.4112123 ,</text:p>
            <text:p>       0.43594712, 0.4546481 , 0.46083105, 0.48980855, 0.50863117,</text:p>
            <text:p>       0.53780901, 0.57900292, 0.61451787, 0.66901928, 0.68506175,</text:p>
            <text:p>       0.70973653, 0.72326073, 0.79564387, 0.81482697, 0.85150713,</text:p>
            <text:p>       0.87683541, 0.88678821, 0.90718722, 0.93113492, 0.94762216,</text:p>
            <text:p>       0.97035   , 0.9927725 ]), array([0.07756563, 0.21428571, 0.28571429, 0.46153846, 0.22222222,</text:p>
            <text:p>       0.42857143, 0.33333333, 0.5       , 0.        , 0.        ,</text:p>
            <text:p>       0.5       , 0.        , 0.5       , 0.5       , 0.        ,</text:p>
            <text:p>       0.        , 0.        , 0.        , 1.        , 0.        ,</text:p>
            <text:p>       1.        , 0.25      , 0.        , 0.        , 0.        ,</text:p>
            <text:p>       0.        , 0.        , 0.        , 0.        , 0.        ,</text:p>
            <text:p>       1.        , 1.        , 0.        , 1.        , 0.5       ,</text:p>
            <text:p>       0.5       , 0.        , 0.        , 0.5       , 0.        ,</text:p>
            <text:p>       0.375     , 0.57142857]), array([838,  28,   7,  13,   9,   7,   6,   2,   3,   2,   2,   2,   2,</text:p>
            <text:p>         4,   2,   3,   1,   0,   1,   1,   1,   1,   4,   1,   3,   1,</text:p>
            <text:p>         1,   0,   1,   0,   1,   0,   0,   2,   2,   1,   2,   0,   0,</text:p>
            <text:p>         1,   1,   0,   2,   2,   3,   1,   4,   3,   8,  21,   0]))</text:p>
          </table:table-cell>
          <table:table-cell office:value-type="float" office:value="0.311961303903813" calcext:value-type="float">
            <text:p>0.311961303903813</text:p>
          </table:table-cell>
          <table:table-cell office:value-type="float" office:value="0.110041795114156" calcext:value-type="float">
            <text:p>0.110041795114156</text:p>
          </table:table-cell>
          <table:table-cell office:value-type="float" office:value="0.413071169333895" calcext:value-type="float">
            <text:p>0.413071169333895</text:p>
          </table:table-cell>
          <table:table-cell office:value-type="float" office:value="0.795643866062164" calcext:value-type="float">
            <text:p>0.795643866062164</text:p>
          </table:table-cell>
          <table:table-cell office:value-type="float" office:value="0.455425759304815" calcext:value-type="float">
            <text:p>0.455425759304815</text:p>
          </table:table-cell>
          <table:table-cell office:value-type="float" office:value="0.947622160116831" calcext:value-type="float">
            <text:p>0.947622160116831</text:p>
          </table:table-cell>
          <table:table-cell office:value-type="float" office:value="0.116475250860888" calcext:value-type="float">
            <text:p>0.116475250860888</text:p>
          </table:table-cell>
          <table:table-cell office:value-type="string" calcext:value-type="string">
            <text:p>(array([0.01225444, 0.09727912, 0.14573994, 0.22237001, 0.30180827,</text:p>
            <text:p>       0.36956199, 0.44332503, 0.5054858 , 0.55270584, 0.62059313,</text:p>
            <text:p>       0.70224501, 0.76234232, 0.83348567, 0.90783246, 0.99667595]), array([0.  , 0.  , 0.  , 0.  , 0.  , 0.  , 0.  , 0.75, 1.  , 1.  , 1.  ,</text:p>
            <text:p>       1.  , 1.  , 1.  , 1.  ]), array([ 93,  16,   3,   3,   5,   3,   4,   4,   5,   1,   9,   6,  10,</text:p>
            <text:p>        21, 817,   0]))</text:p>
          </table:table-cell>
          <table:table-cell office:value-type="string" calcext:value-type="string">
            <text:p>(array([0.0035859 , 0.17309937, 0.85360206, 0.98416989, 0.99362126,</text:p>
            <text:p>       0.9968145 , 0.99827647, 0.99893593, 0.99937582, 0.99962271,</text:p>
            <text:p>       0.99974707, 0.99982192, 0.99986766, 0.99989835, 0.99992476]), array([0.        , 0.08955224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486825, 0.02895457, 0.05447963, 0.0688238 , 0.08940719,</text:p>
            <text:p>       0.11378367, 0.1264749 , 0.15063069, 0.20713098, 0.25284809,</text:p>
            <text:p>       0.27645138, 0.31493825, 0.33098072, 0.38649333, 0.4284721 ,</text:p>
            <text:p>       0.45416492, 0.46219099, 0.49136883, 0.51019145, 0.53916895,</text:p>
            <text:p>       0.54519084, 0.5887877 , 0.62059313, 0.67205778, 0.68976217,</text:p>
            <text:p>       0.71077979, 0.73010591, 0.7448526 , 0.77887771, 0.79754375,</text:p>
            <text:p>       0.81130836, 0.82625488, 0.84635206, 0.8696052 , 0.89060652,</text:p>
            <text:p>       0.91285301, 0.92992934, 0.94910948, 0.97133116, 0.99793577]), array([0., 0., 0., 0., 0., 0., 0., 0., 0., 0., 0., 0., 0., 0., 0., 0., 0.,</text:p>
            <text:p>       0., 1., 1., 1., 1., 1., 1., 1., 1., 1., 1., 1., 1., 1., 1., 1., 1.,</text:p>
            <text:p>       1., 1., 1., 1., 1., 1.]), array([ 74,  11,   5,   8,   3,   6,   3,   2,   0,   0,   2,   0,   1,</text:p>
            <text:p>         2,   0,   2,   2,   0,   0,   2,   0,   2,   1,   1,   1,   3,</text:p>
            <text:p>         1,   3,   0,   1,   0,   1,   0,   1,   3,   3,   4,   1,   2,</text:p>
            <text:p>         1,   3,   3,   2,   5,   4,   7,   9,   5,  25, 785,   0]))</text:p>
          </table:table-cell>
          <table:table-cell office:value-type="float" office:value="0.23073150823525" calcext:value-type="float">
            <text:p>0.23073150823525</text:p>
          </table:table-cell>
          <table:table-cell office:value-type="float" office:value="0.0175636430516218" calcext:value-type="float">
            <text:p>0.0175636430516218</text:p>
          </table:table-cell>
          <table:table-cell office:value-type="float" office:value="0.232731617592096" calcext:value-type="float">
            <text:p>0.232731617592096</text:p>
          </table:table-cell>
          <table:table-cell office:value-type="float" office:value="0.447294163703918" calcext:value-type="float">
            <text:p>0.447294163703918</text:p>
          </table:table-cell>
          <table:table-cell office:value-type="float" office:value="0.146397943467353" calcext:value-type="float">
            <text:p>0.146397943467353</text:p>
          </table:table-cell>
          <table:table-cell office:value-type="float" office:value="0.49136883020401" calcext:value-type="float">
            <text:p>0.49136883020401</text:p>
          </table:table-cell>
        </table:table-row>
        <table:table-row table:style-name="ro3">
          <table:table-cell office:value-type="string" calcext:value-type="string">
            <text:p>(array([0.00442782, 0.09040475, 0.165097  , 0.2243075 , 0.30653588,</text:p>
            <text:p>       0.36248488, 0.43741176, 0.50970084, 0.58230376, 0.63615483,</text:p>
            <text:p>       0.70836207, 0.74297196, 0.84145587, 0.91092632, 0.98156873]), array([0.08561644, 0.27586207, 0.33333333, 0.4       , 0.28571429,</text:p>
            <text:p>       0.16666667, 0.5       , 0.66666667, 1.        , 0.        ,</text:p>
            <text:p>       0.5       , 0.        , 0.16666667, 0.28571429, 0.45714286]), array([876,  29,  12,   5,   7,   6,   6,   3,   2,   1,   4,   1,   6,</text:p>
            <text:p>         7,  35,   0]))</text:p>
          </table:table-cell>
          <table:table-cell office:value-type="string" calcext:value-type="string">
            <text:p>(array([1.60332083e-04, 2.10888381e-04, 2.74909710e-04, 3.71816282e-04,</text:p>
            <text:p>       5.07183704e-04, 7.24629747e-04, 9.84868544e-04, 1.35566709e-03,</text:p>
            <text:p>       1.87541915e-03, 2.63773983e-03, 4.42921843e-03, 8.87252481e-03,</text:p>
            <text:p>       2.71989264e-02, 1.47207446e-01, 8.37023374e-01]), array([0.02985075, 0.        , 0.04545455, 0.02985075, 0.04477612,</text:p>
            <text:p>       0.04545455, 0.04477612, 0.12121212, 0.10447761, 0.07575758,</text:p>
            <text:p>       0.11940299, 0.1641791 , 0.25757576, 0.28358209, 0.43283582]), array([67, 67, 66, 67, 67, 66, 67, 66, 67, 66, 67, 67, 66, 67, 67,  0]))</text:p>
          </table:table-cell>
          <table:table-cell office:value-type="string" calcext:value-type="string">
            <text:p>(array([0.00224438, 0.02840672, 0.05021391, 0.07038147, 0.09042875,</text:p>
            <text:p>       0.11114272, 0.13343044, 0.14746046, 0.16521361, 0.19128995,</text:p>
            <text:p>       0.20405545, 0.24401769, 0.26947105, 0.28771505, 0.31377743,</text:p>
            <text:p>       0.32933775, 0.351306  , 0.37298909, 0.39669621, 0.41019118,</text:p>
            <text:p>       0.43345514, 0.44163981, 0.46408945, 0.49874976, 0.5086354 ,</text:p>
            <text:p>       0.52171737, 0.5667237 , 0.59788382, 0.63615483, 0.68622029,</text:p>
            <text:p>       0.73050386, 0.74297196, 0.83048441, 0.86339879, 0.89454103,</text:p>
            <text:p>       0.90948315, 0.93099056, 0.94992641, 0.97153991, 0.99031194]), array([0.07420925, 0.27272727, 0.22222222, 0.27272727, 0.13333333,</text:p>
            <text:p>       0.6       , 1.        , 0.        , 0.2       , 0.66666667,</text:p>
            <text:p>       0.66666667, 0.        , 0.        , 0.        , 0.5       ,</text:p>
            <text:p>       0.        , 0.        , 1.        , 0.        , 0.        ,</text:p>
            <text:p>       0.5       , 0.5       , 1.        , 1.        , 0.        ,</text:p>
            <text:p>       1.        , 1.        , 1.        , 0.        , 0.        ,</text:p>
            <text:p>       1.        , 0.        , 0.25      , 0.        , 0.5       ,</text:p>
            <text:p>       0.        , 0.33333333, 0.        , 0.66666667, 0.43478261]), array([822,  33,  18,  11,  15,   5,   2,   3,   5,   3,   3,   0,   1,</text:p>
            <text:p>         2,   1,   4,   1,   4,   1,   1,   1,   2,   2,   1,   1,   1,</text:p>
            <text:p>         1,   0,   1,   1,   0,   1,   0,   0,   2,   0,   2,   1,   0,</text:p>
            <text:p>         0,   0,   4,   0,   2,   2,   3,   3,   2,   9,  23,   0]))</text:p>
          </table:table-cell>
          <table:table-cell office:value-type="float" office:value="0.325092057935133" calcext:value-type="float">
            <text:p>0.325092057935133</text:p>
          </table:table-cell>
          <table:table-cell office:value-type="float" office:value="0.104943188514629" calcext:value-type="float">
            <text:p>0.104943188514629</text:p>
          </table:table-cell>
          <table:table-cell office:value-type="float" office:value="0.419657182237297" calcext:value-type="float">
            <text:p>0.419657182237297</text:p>
          </table:table-cell>
          <table:table-cell office:value-type="float" office:value="0.742971956729889" calcext:value-type="float">
            <text:p>0.742971956729889</text:p>
          </table:table-cell>
          <table:table-cell office:value-type="float" office:value="0.404187552964509" calcext:value-type="float">
            <text:p>0.404187552964509</text:p>
          </table:table-cell>
          <table:table-cell office:value-type="float" office:value="0.949926406145096" calcext:value-type="float">
            <text:p>0.949926406145096</text:p>
          </table:table-cell>
          <table:table-cell office:value-type="float" office:value="0.117607621944021" calcext:value-type="float">
            <text:p>0.117607621944021</text:p>
          </table:table-cell>
          <table:table-cell office:value-type="string" calcext:value-type="string">
            <text:p>(array([0.01280474, 0.09419818, 0.16286642, 0.22143373, 0.31312985,</text:p>
            <text:p>       0.36841713, 0.44729381, 0.50394391, 0.57640368, 0.63961596,</text:p>
            <text:p>       0.70574522, 0.76191189, 0.837041  , 0.91214447, 0.99593609]), array([0.        , 0.        , 0.        , 0.        , 0.        ,</text:p>
            <text:p>       0.        , 0.        , 0.33333333, 1.        , 1.        ,</text:p>
            <text:p>       1.        , 1.        , 1.        , 1.        , 1.        ]), array([ 94,  13,   9,   3,   4,   2,   3,   3,   5,   5,   7,   3,   9,</text:p>
            <text:p>        23, 817,   0]))</text:p>
          </table:table-cell>
          <table:table-cell office:value-type="string" calcext:value-type="string">
            <text:p>(array([0.00438465, 0.16122301, 0.85247545, 0.98036531, 0.99327857,</text:p>
            <text:p>       0.99666347, 0.99781778, 0.99846915, 0.99894689, 0.99923433,</text:p>
            <text:p>       0.99947115, 0.99961656, 0.99972148, 0.99978739, 0.99983904]), array([0.        , 0.05970149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65229, 0.02867504, 0.0517363 , 0.07036329, 0.08985492,</text:p>
            <text:p>       0.1065816 , 0.13501582, 0.16949124, 0.18789284, 0.20363657,</text:p>
            <text:p>       0.25702804, 0.31312985, 0.36841713, 0.43553519, 0.44225678,</text:p>
            <text:p>       0.46408945, 0.49505718, 0.52171737, 0.55897716, 0.56767431,</text:p>
            <text:p>       0.59384632, 0.60330379, 0.648694  , 0.67066225, 0.68492512,</text:p>
            <text:p>       0.71228495, 0.7305164 , 0.75598231, 0.7951068 , 0.80191584,</text:p>
            <text:p>       0.83476691, 0.85253954, 0.88656494, 0.90933022, 0.93006577,</text:p>
            <text:p>       0.95045859, 0.9716846 , 0.99786066]), array([0., 0., 0., 0., 0., 0., 0., 0., 0., 0., 0., 0., 0., 0., 0., 0., 0.,</text:p>
            <text:p>       1., 1., 1., 1., 1., 1., 1., 1., 1., 1., 1., 1., 1., 1., 1., 1., 1.,</text:p>
            <text:p>       1., 1., 1., 1.]), array([ 74,  12,   6,   5,   5,   4,   4,   0,   4,   2,   2,   0,   1,</text:p>
            <text:p>         0,   0,   4,   0,   0,   2,   0,   0,   1,   1,   1,   2,   0,</text:p>
            <text:p>         1,   1,   2,   2,   1,   0,   4,   1,   2,   1,   4,   1,   0,</text:p>
            <text:p>         1,   1,   5,   3,   0,   3,  13,   9,  14,  30, 771,   0]))</text:p>
          </table:table-cell>
          <table:table-cell office:value-type="float" office:value="0.22413040836613" calcext:value-type="float">
            <text:p>0.22413040836613</text:p>
          </table:table-cell>
          <table:table-cell office:value-type="float" office:value="0.0193479741719596" calcext:value-type="float">
            <text:p>0.0193479741719596</text:p>
          </table:table-cell>
          <table:table-cell office:value-type="float" office:value="0.232777254924043" calcext:value-type="float">
            <text:p>0.232777254924043</text:p>
          </table:table-cell>
          <table:table-cell office:value-type="float" office:value="0.447293808062871" calcext:value-type="float">
            <text:p>0.447293808062871</text:p>
          </table:table-cell>
          <table:table-cell office:value-type="float" office:value="0.14752455388732" calcext:value-type="float">
            <text:p>0.14752455388732</text:p>
          </table:table-cell>
          <table:table-cell office:value-type="float" office:value="0.495057180523872" calcext:value-type="float">
            <text:p>0.495057180523872</text:p>
          </table:table-cell>
        </table:table-row>
        <table:table-row table:style-name="ro4">
          <table:table-cell office:value-type="string" calcext:value-type="string">
            <text:p>(array([0.00431403, 0.09066199, 0.17578479, 0.24251143, 0.27616038,</text:p>
            <text:p>       0.36130449, 0.43980659, 0.49156012, 0.56955552, 0.62980978,</text:p>
            <text:p>       0.69498119, 0.75952892, 0.83527966, 0.88508904, 0.97433873]), array([0.09561305, 0.30769231, 0.66666667, 0.5       , 0.75      ,</text:p>
            <text:p>       0.2       , 0.5       , 0.33333333, 0.        , 0.33333333,</text:p>
            <text:p>       0.66666667, 0.        , 0.33333333, 0.6       , 0.34615385]), array([889,  26,   6,   8,   4,   5,   4,   3,   3,   3,   6,   3,   9,</text:p>
            <text:p>         5,  26,   0]))</text:p>
          </table:table-cell>
          <table:table-cell office:value-type="string" calcext:value-type="string">
            <text:p>(array([2.59947960e-04, 3.20874661e-04, 3.82157845e-04, 4.51194017e-04,</text:p>
            <text:p>       5.69221495e-04, 7.44829267e-04, 9.76596525e-04, 1.33029738e-03,</text:p>
            <text:p>       1.84669604e-03, 2.59559921e-03, 4.19044194e-03, 7.55998705e-03,</text:p>
            <text:p>       2.04303223e-02, 1.12331590e-01, 7.81533852e-01]), array([0.01492537, 0.02985075, 0.03030303, 0.04477612, 0.01492537,</text:p>
            <text:p>       0.07575758, 0.07462687, 0.03030303, 0.11940299, 0.12121212,</text:p>
            <text:p>       0.08955224, 0.19402985, 0.33333333, 0.3880597 , 0.35820896]), array([67, 67, 66, 67, 67, 66, 67, 66, 67, 66, 67, 67, 66, 67, 67,  0]))</text:p>
          </table:table-cell>
          <table:table-cell office:value-type="string" calcext:value-type="string">
            <text:p>(array([0.00236289, 0.02953796, 0.04876987, 0.07225134, 0.09432266,</text:p>
            <text:p>       0.11040301, 0.1239328 , 0.14912058, 0.18911689, 0.21791801,</text:p>
            <text:p>       0.23458414, 0.2526182 , 0.26643825, 0.28294659, 0.33565718,</text:p>
            <text:p>       0.35437174, 0.37900975, 0.38311204, 0.40928093, 0.43938729,</text:p>
            <text:p>       0.45053637, 0.46838889, 0.48207477, 0.51584959, 0.54842103,</text:p>
            <text:p>       0.5754779 , 0.58476764, 0.61647242, 0.63647845, 0.67161131,</text:p>
            <text:p>       0.6885286 , 0.70717907, 0.72551095, 0.74289399, 0.76784638,</text:p>
            <text:p>       0.8072771 , 0.83527303, 0.85397693, 0.87003317, 0.89710414,</text:p>
            <text:p>       0.91141719, 0.93975085, 0.94713544, 0.97130982, 0.99258956]), array([0.08243728, 0.2972973 , 0.30769231, 0.28571429, 0.16666667,</text:p>
            <text:p>       0.66666667, 0.        , 1.        , 0.5       , 1.        ,</text:p>
            <text:p>       0.66666667, 0.33333333, 0.33333333, 1.        , 1.        ,</text:p>
            <text:p>       0.        , 0.        , 0.        , 1.        , 1.        ,</text:p>
            <text:p>       0.        , 0.5       , 0.        , 0.        , 0.        ,</text:p>
            <text:p>       0.        , 0.        , 0.        , 0.5       , 0.        ,</text:p>
            <text:p>       0.66666667, 1.        , 1.        , 0.        , 0.        ,</text:p>
            <text:p>       0.33333333, 0.5       , 0.33333333, 0.25      , 1.        ,</text:p>
            <text:p>       1.        , 0.        , 0.66666667, 0.        , 0.41666667]), array([837,  37,  13,  14,   6,   6,   2,   2,   0,   4,   1,   3,   3,</text:p>
            <text:p>         3,   2,   0,   1,   2,   1,   1,   1,   1,   1,   2,   1,   1,</text:p>
            <text:p>         0,   1,   1,   1,   1,   2,   0,   1,   3,   1,   1,   1,   2,</text:p>
            <text:p>         0,   3,   2,   3,   4,   1,   1,   1,   6,   7,  12,   0]))</text:p>
          </table:table-cell>
          <table:table-cell office:value-type="float" office:value="0.331957316525638" calcext:value-type="float">
            <text:p>0.331957316525638</text:p>
          </table:table-cell>
          <table:table-cell office:value-type="float" office:value="0.12202623244141" calcext:value-type="float">
            <text:p>0.12202623244141</text:p>
          </table:table-cell>
          <table:table-cell office:value-type="float" office:value="0.430390129436161" calcext:value-type="float">
            <text:p>0.430390129436161</text:p>
          </table:table-cell>
          <table:table-cell office:value-type="float" office:value="0.759528915087382" calcext:value-type="float">
            <text:p>0.759528915087382</text:p>
          </table:table-cell>
          <table:table-cell office:value-type="float" office:value="0.423324897218106" calcext:value-type="float">
            <text:p>0.423324897218106</text:p>
          </table:table-cell>
          <table:table-cell office:value-type="float" office:value="0.97130982364927" calcext:value-type="float">
            <text:p>0.97130982364927</text:p>
          </table:table-cell>
          <table:table-cell office:value-type="float" office:value="0.126657123994394" calcext:value-type="float">
            <text:p>0.126657123994394</text:p>
          </table:table-cell>
          <table:table-cell office:value-type="string" calcext:value-type="string">
            <text:p>(array([0.01373513, 0.10206296, 0.16574465, 0.23724839, 0.29458385,</text:p>
            <text:p>       0.36009314, 0.42800033, 0.49294388, 0.54472093, 0.63263726,</text:p>
            <text:p>       0.70763296, 0.74980852, 0.82405096, 0.90899348, 0.99618526]), array([0.        , 0.        , 0.        , 0.        , 0.        ,</text:p>
            <text:p>       0.        , 0.        , 0.33333333, 1.        , 1.        ,</text:p>
            <text:p>       1.        , 1.        , 1.        , 1.        , 1.        ]), array([102,  10,  10,   7,   5,   3,   5,   3,   2,   5,   5,   4,   5,</text:p>
            <text:p>        21, 813,   0]))</text:p>
          </table:table-cell>
          <table:table-cell office:value-type="string" calcext:value-type="string">
            <text:p>(array([0.00438803, 0.10326446, 0.77349816, 0.97988927, 0.99406946,</text:p>
            <text:p>       0.99672869, 0.99792476, 0.998525  , 0.99894909, 0.99921915,</text:p>
            <text:p>       0.99941173, 0.99953928, 0.99961449, 0.99967732, 0.99973941]), array([0.        , 0.        , 0.84848485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83176, 0.02806794, 0.05449352, 0.0691476 , 0.09741872,</text:p>
            <text:p>       0.11243124, 0.13004148, 0.14864338, 0.168311  , 0.18944271,</text:p>
            <text:p>       0.21791801, 0.23240695, 0.25659648, 0.26708436, 0.28294659,</text:p>
            <text:p>       0.311553  , 0.33202294, 0.36109465, 0.38352758, 0.41225664,</text:p>
            <text:p>       0.4319547 , 0.45157897, 0.47675601, 0.48415041, 0.51792523,</text:p>
            <text:p>       0.53997824, 0.54946363, 0.61688796, 0.6275209 , 0.64562826,</text:p>
            <text:p>       0.6885694 , 0.70717907, 0.73109353, 0.74911617, 0.76156811,</text:p>
            <text:p>       0.80771153, 0.83885705, 0.85826313, 0.87413051, 0.89480367,</text:p>
            <text:p>       0.90714999, 0.92739701, 0.95198196, 0.96967259, 0.99789981]), array([0., 0., 0., 0., 0., 0., 0., 0., 0., 0., 0., 0., 0., 0., 0., 0., 0.,</text:p>
            <text:p>       0., 0., 0., 0., 0., 0., 0., 1., 1., 1., 1., 1., 1., 1., 1., 1., 1.,</text:p>
            <text:p>       1., 1., 1., 1., 1., 1., 1., 1., 1., 1., 1.]), array([ 76,  18,   6,   5,   1,   4,   3,   4,   1,   4,   1,   4,   2,</text:p>
            <text:p>         1,   2,   1,   2,   0,   1,   1,   2,   2,   1,   1,   1,   1,</text:p>
            <text:p>         1,   1,   0,   0,   1,   2,   2,   0,   2,   1,   3,   2,   1,</text:p>
            <text:p>         0,   3,   1,   1,   3,   3,   6,  10,  13,  26, 773,   0]))</text:p>
          </table:table-cell>
          <table:table-cell office:value-type="float" office:value="0.226469975672845" calcext:value-type="float">
            <text:p>0.226469975672845</text:p>
          </table:table-cell>
          <table:table-cell office:value-type="float" office:value="0.0146234360825534" calcext:value-type="float">
            <text:p>0.0146234360825534</text:p>
          </table:table-cell>
          <table:table-cell office:value-type="float" office:value="0.238730641949393" calcext:value-type="float">
            <text:p>0.238730641949393</text:p>
          </table:table-cell>
          <table:table-cell office:value-type="float" office:value="0.455279067158699" calcext:value-type="float">
            <text:p>0.455279067158699</text:p>
          </table:table-cell>
          <table:table-cell office:value-type="float" office:value="0.103264463273113" calcext:value-type="float">
            <text:p>0.103264463273113</text:p>
          </table:table-cell>
          <table:table-cell office:value-type="float" office:value="0.484150409698486" calcext:value-type="float">
            <text:p>0.484150409698486</text:p>
          </table:table-cell>
        </table:table-row>
        <table:table-row table:style-name="ro3">
          <table:table-cell office:value-type="string" calcext:value-type="string">
            <text:p>(array([0.00536206, 0.09844914, 0.15716217, 0.23873961, 0.30243588,</text:p>
            <text:p>       0.34986752, 0.42980281, 0.49714658, 0.65342677, 0.69957101,</text:p>
            <text:p>       0.7734474 , 0.83464118, 0.91122606, 0.98558189]), array([0.10011123, 0.23076923, 0.25      , 0.25      , 0.        ,</text:p>
            <text:p>       0.5       , 0.4       , 0.4       , 0.        , 1.        ,</text:p>
            <text:p>       0.5       , 0.14285714, 0.14285714, 0.31818182]), array([899,  26,   8,   4,   5,   2,   5,   5,   0,   1,   1,   8,   7,</text:p>
            <text:p>         7,  22,   0]))</text:p>
          </table:table-cell>
          <table:table-cell office:value-type="string" calcext:value-type="string">
            <text:p>(array([2.05230309e-04, 2.83769429e-04, 3.57466774e-04, 4.46141784e-04,</text:p>
            <text:p>       6.05470751e-04, 8.23822362e-04, 1.17448584e-03, 1.67277884e-03,</text:p>
            <text:p>       2.53268998e-03, 3.86349521e-03, 6.29014379e-03, 1.07162903e-02,</text:p>
            <text:p>       2.06102810e-02, 7.97432315e-02, 7.35015957e-01]), array([0.        , 0.01492537, 0.01515152, 0.08955224, 0.04477612,</text:p>
            <text:p>       0.10606061, 0.08955224, 0.09090909, 0.07462687, 0.04545455,</text:p>
            <text:p>       0.20895522, 0.13432836, 0.25757576, 0.29850746, 0.29850746]), array([67, 67, 66, 67, 67, 66, 67, 66, 67, 66, 67, 67, 66, 67, 67,  0]))</text:p>
          </table:table-cell>
          <table:table-cell office:value-type="string" calcext:value-type="string">
            <text:p>(array([0.00308424, 0.02831021, 0.04684241, 0.06802489, 0.08903336,</text:p>
            <text:p>       0.10968623, 0.12888881, 0.15515169, 0.17778909, 0.18166013,</text:p>
            <text:p>       0.22378968, 0.24106018, 0.26631889, 0.29020926, 0.31911746,</text:p>
            <text:p>       0.33060236, 0.36096448, 0.41799501, 0.43275476, 0.47874007,</text:p>
            <text:p>       0.49517353, 0.50832289, 0.65342677, 0.69957101, 0.74590757,</text:p>
            <text:p>       0.77361029, 0.78713587, 0.81352629, 0.82700551, 0.85729617,</text:p>
            <text:p>       0.86570299, 0.90209103, 0.92582649, 0.94827953, 0.97205158,</text:p>
            <text:p>       0.99362726]), array([0.08353222, 0.30769231, 0.3125    , 0.33333333, 0.14285714,</text:p>
            <text:p>       0.25      , 0.42857143, 0.        , 1.        , 0.        ,</text:p>
            <text:p>       0.        , 1.        , 0.        , 0.        , 0.        ,</text:p>
            <text:p>       0.        , 1.        , 0.        , 0.5       , 0.        ,</text:p>
            <text:p>       1.        , 0.        , 0.        , 1.        , 0.        ,</text:p>
            <text:p>       0.5       , 0.75      , 0.        , 1.        , 0.        ,</text:p>
            <text:p>       0.        , 0.        , 0.25      , 0.        , 0.25      ,</text:p>
            <text:p>       0.375     ]), array([838,  39,  16,  12,   7,   8,   7,   4,   1,   1,   0,   2,   1,</text:p>
            <text:p>         1,   3,   1,   2,   0,   1,   0,   1,   4,   0,   1,   2,   2,</text:p>
            <text:p>         0,   0,   0,   0,   0,   0,   1,   0,   1,   0,   0,   2,   2,</text:p>
            <text:p>         4,   3,   1,   2,   2,   0,   2,   4,   2,   4,  16,   0]))</text:p>
          </table:table-cell>
          <table:table-cell office:value-type="float" office:value="0.304681529999214" calcext:value-type="float">
            <text:p>0.304681529999214</text:p>
          </table:table-cell>
          <table:table-cell office:value-type="float" office:value="0.118531270168848" calcext:value-type="float">
            <text:p>0.118531270168848</text:p>
          </table:table-cell>
          <table:table-cell office:value-type="float" office:value="0.442657972399054" calcext:value-type="float">
            <text:p>0.442657972399054</text:p>
          </table:table-cell>
          <table:table-cell office:value-type="float" office:value="0.768368916852134" calcext:value-type="float">
            <text:p>0.768368916852134</text:p>
          </table:table-cell>
          <table:table-cell office:value-type="float" office:value="0.436508494081782" calcext:value-type="float">
            <text:p>0.436508494081782</text:p>
          </table:table-cell>
          <table:table-cell office:value-type="float" office:value="0.948279529809952" calcext:value-type="float">
            <text:p>0.948279529809952</text:p>
          </table:table-cell>
          <table:table-cell office:value-type="float" office:value="0.125236018711515" calcext:value-type="float">
            <text:p>0.125236018711515</text:p>
          </table:table-cell>
          <table:table-cell office:value-type="string" calcext:value-type="string">
            <text:p>(array([0.01345822, 0.09864949, 0.16257787, 0.23959355, 0.35376886,</text:p>
            <text:p>       0.43322489, 0.49899224, 0.57247857, 0.66122943, 0.6978986 ,</text:p>
            <text:p>       0.77579836, 0.84083056, 0.90489041, 0.99543557]), array([0. , 0. , 0. , 0. , 0. , 0. , 0.2, 1. , 1. , 1. , 1. , 1. , 1. ,</text:p>
            <text:p>       1. ]), array([105,  12,   8,   5,   0,   2,   2,   5,   3,   1,   6,   7,   7,</text:p>
            <text:p>        21, 816,   0]))</text:p>
          </table:table-cell>
          <table:table-cell office:value-type="string" calcext:value-type="string">
            <text:p>(array([0.00363357, 0.09591099, 0.82714161, 0.97972289, 0.9906749 ,</text:p>
            <text:p>       0.99488585, 0.99689659, 0.99801821, 0.99867116, 0.99912275,</text:p>
            <text:p>       0.99937444, 0.99954419, 0.9996405 , 0.99971517, 0.99979477]), array([0.        , 0.        , 0.93939394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70723, 0.0287926 , 0.04732443, 0.06999762, 0.09560527,</text:p>
            <text:p>       0.11437071, 0.12992671, 0.14270383, 0.17778909, 0.18647371,</text:p>
            <text:p>       0.21730787, 0.23141485, 0.24974834, 0.34657323, 0.36096448,</text:p>
            <text:p>       0.43322489, 0.49342532, 0.52125993, 0.56771536, 0.58200499,</text:p>
            <text:p>       0.66939764, 0.69022678, 0.70979074, 0.73368111, 0.77701869,</text:p>
            <text:p>       0.78861711, 0.81833987, 0.82700551, 0.84484831, 0.86970447,</text:p>
            <text:p>       0.89187526, 0.91129406, 0.93077674, 0.95257741, 0.9719999 ,</text:p>
            <text:p>       0.99711889]), array([0., 0., 0., 0., 0., 0., 0., 0., 0., 0., 0., 0., 0., 0., 0., 0., 0.,</text:p>
            <text:p>       1., 1., 1., 1., 1., 1., 1., 1., 1., 1., 1., 1., 1., 1., 1., 1., 1.,</text:p>
            <text:p>       1., 1.]), array([ 80,  15,   7,   7,   3,   2,   5,   2,   1,   3,   1,   1,   3,</text:p>
            <text:p>         0,   0,   0,   0,   1,   1,   0,   0,   2,   0,   0,   4,   0,</text:p>
            <text:p>         1,   0,   2,   1,   0,   0,   0,   2,   2,   3,   1,   0,   3,</text:p>
            <text:p>         3,   1,   1,   4,   4,   6,   6,   9,  11,  28, 774,   0]))</text:p>
          </table:table-cell>
          <table:table-cell office:value-type="float" office:value="0.225121686816035" calcext:value-type="float">
            <text:p>0.225121686816035</text:p>
          </table:table-cell>
          <table:table-cell office:value-type="float" office:value="0.0170490317796392" calcext:value-type="float">
            <text:p>0.0170490317796392</text:p>
          </table:table-cell>
          <table:table-cell office:value-type="float" office:value="0.202113816881189" calcext:value-type="float">
            <text:p>0.202113816881189</text:p>
          </table:table-cell>
          <table:table-cell office:value-type="float" office:value="0.433224886655808" calcext:value-type="float">
            <text:p>0.433224886655808</text:p>
          </table:table-cell>
          <table:table-cell office:value-type="float" office:value="0.11225233114127" calcext:value-type="float">
            <text:p>0.11225233114127</text:p>
          </table:table-cell>
          <table:table-cell office:value-type="float" office:value="0.493425317108631" calcext:value-type="float">
            <text:p>0.493425317108631</text:p>
          </table:table-cell>
        </table:table-row>
        <table:table-row table:style-name="ro5">
          <table:table-cell office:value-type="string" calcext:value-type="string">
            <text:p>(array([0.00448648, 0.09206216, 0.16084387, 0.22585792, 0.28495264,</text:p>
            <text:p>       0.36601895, 0.46473902, 0.50584376, 0.56335449, 0.7317667 ,</text:p>
            <text:p>       0.76117625, 0.86062101, 0.90391432, 0.98097884]), array([0.10010764, 0.22727273, 0.27272727, 0.33333333, 0.        ,</text:p>
            <text:p>       0.33333333, 1.        , 0.        , 1.        , 0.        ,</text:p>
            <text:p>       0.2       , 0.        , 0.6       , 0.18181818]), array([929,  22,  11,   6,   1,   3,   1,   1,   2,   0,   1,   5,   2,</text:p>
            <text:p>         5,  11,   0]))</text:p>
          </table:table-cell>
          <table:table-cell office:value-type="string" calcext:value-type="string">
            <text:p>(array([1.79725509e-04, 2.28830817e-04, 2.71636879e-04, 3.27424106e-04,</text:p>
            <text:p>       4.25947204e-04, 5.85639181e-04, 8.37366985e-04, 1.20049119e-03,</text:p>
            <text:p>       1.72126115e-03, 2.56239809e-03, 4.34730538e-03, 7.78674688e-03,</text:p>
            <text:p>       1.25524625e-02, 3.36272872e-02, 4.46543712e-01]), array([0.02985075, 0.        , 0.        , 0.01492537, 0.04545455,</text:p>
            <text:p>       0.01492537, 0.08955224, 0.10606061, 0.05970149, 0.18181818,</text:p>
            <text:p>       0.10447761, 0.14925373, 0.22727273, 0.37313433, 0.29850746]), array([67, 67, 66, 67, 66, 67, 67, 66, 67, 66, 67, 67, 66, 67, 67,  0]))</text:p>
          </table:table-cell>
          <table:table-cell office:value-type="string" calcext:value-type="string">
            <text:p>(array([0.00279651, 0.02782631, 0.04816669, 0.06831728, 0.09069096,</text:p>
            <text:p>       0.10836664, 0.13357806, 0.15210159, 0.17132379, 0.18363512,</text:p>
            <text:p>       0.20789671, 0.22250473, 0.24717233, 0.28495264, 0.35087837,</text:p>
            <text:p>       0.39630011, 0.46473902, 0.50584376, 0.54001689, 0.58669209,</text:p>
            <text:p>       0.73581296, 0.75476712, 0.76485634, 0.78154224, 0.85984129,</text:p>
            <text:p>       0.86552259, 0.88942158, 0.91604602, 0.92222977, 0.95580435,</text:p>
            <text:p>       0.97122838, 0.9916749 ]), array([0.08522727, 0.37142857, 0.5       , 0.        , 0.22222222,</text:p>
            <text:p>       0.33333333, 0.25      , 0.33333333, 1.        , 0.25      ,</text:p>
            <text:p>       0.5       , 0.        , 0.5       , 0.        , 0.        ,</text:p>
            <text:p>       1.        , 1.        , 0.        , 1.        , 1.        ,</text:p>
            <text:p>       0.5       , 0.        , 0.        , 0.        , 0.        ,</text:p>
            <text:p>       0.5       , 0.        , 0.        , 1.        , 1.        ,</text:p>
            <text:p>       0.        , 0.16666667]), array([880,  35,  10,  10,   9,   6,   4,   3,   1,   4,   2,   2,   2,</text:p>
            <text:p>         0,   1,   0,   0,   2,   0,   1,   0,   0,   0,   1,   0,   1,</text:p>
            <text:p>         0,   1,   0,   1,   0,   0,   0,   0,   0,   0,   2,   1,   2,</text:p>
            <text:p>         1,   0,   0,   1,   2,   1,   1,   2,   1,   4,   6,   0]))</text:p>
          </table:table-cell>
          <table:table-cell office:value-type="float" office:value="0.393015569845882" calcext:value-type="float">
            <text:p>0.393015569845882</text:p>
          </table:table-cell>
          <table:table-cell office:value-type="float" office:value="0.0985873078211333" calcext:value-type="float">
            <text:p>0.0985873078211333</text:p>
          </table:table-cell>
          <table:table-cell office:value-type="float" office:value="0.434460979282204" calcext:value-type="float">
            <text:p>0.434460979282204</text:p>
          </table:table-cell>
          <table:table-cell office:value-type="float" office:value="0.860621005296707" calcext:value-type="float">
            <text:p>0.860621005296707</text:p>
          </table:table-cell>
          <table:table-cell office:value-type="float" office:value="0.339507041165411" calcext:value-type="float">
            <text:p>0.339507041165411</text:p>
          </table:table-cell>
          <table:table-cell office:value-type="float" office:value="0.971228376030922" calcext:value-type="float">
            <text:p>0.971228376030922</text:p>
          </table:table-cell>
          <table:table-cell office:value-type="float" office:value="0.115012974606179" calcext:value-type="float">
            <text:p>0.115012974606179</text:p>
          </table:table-cell>
          <table:table-cell office:value-type="string" calcext:value-type="string">
            <text:p>(array([0.01275867, 0.10091611, 0.15821425, 0.23329801, 0.2682333 ,</text:p>
            <text:p>       0.39630011, 0.46473902, 0.49415624, 0.56335449, 0.64912163,</text:p>
            <text:p>       0.71504736, 0.77010436, 0.84287884, 0.91003084, 0.99632961]), array([0., 0., 0., 0., 0., 0., 0., 0., 1., 1., 1., 1., 1., 1., 1.]), array([102,   7,   5,   6,   1,   1,   1,   1,   2,   2,   1,   5,   8,</text:p>
            <text:p>        20, 838,   0]))</text:p>
          </table:table-cell>
          <table:table-cell office:value-type="string" calcext:value-type="string">
            <text:p>(array([0.00469449, 0.18653844, 0.9350952 , 0.98837274, 0.99353681,</text:p>
            <text:p>       0.99665745, 0.99801629, 0.99868682, 0.99911554, 0.9993934 ,</text:p>
            <text:p>       0.99956629, 0.99966924, 0.99972705, 0.99976989, 0.99982   ]), array([0.        , 0.14925373, 1.        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86241, 0.02937023, 0.05061941, 0.08823689, 0.10483447,</text:p>
            <text:p>       0.13289899, 0.14947939, 0.17132379, 0.18218942, 0.21583445,</text:p>
            <text:p>       0.23514366, 0.24891593, 0.2682333 , 0.39630011, 0.46473902,</text:p>
            <text:p>       0.49415624, 0.54001689, 0.58669209, 0.64912163, 0.71504736,</text:p>
            <text:p>       0.73985922, 0.75825432, 0.77749527, 0.79741772, 0.81588298,</text:p>
            <text:p>       0.85124765, 0.86563273, 0.88843129, 0.90921972, 0.93010723,</text:p>
            <text:p>       0.95453908, 0.97319485, 0.9975659 ]), array([0., 0., 0., 0., 0., 0., 0., 0., 0., 0., 0., 0., 0., 0., 0., 0., 1.,</text:p>
            <text:p>       1., 1., 1., 1., 1., 1., 1., 1., 1., 1., 1., 1., 1., 1., 1., 1.]), array([ 80,  17,   5,   0,   3,   3,   2,   2,   1,   1,   2,   2,   2,</text:p>
            <text:p>         1,   0,   0,   0,   0,   0,   1,   0,   0,   0,   1,   1,   0,</text:p>
            <text:p>         0,   1,   0,   1,   0,   0,   2,   0,   0,   1,   1,   1,   2,</text:p>
            <text:p>         1,   3,   0,   2,   4,   4,   7,  12,   6,  22, 806,   0]))</text:p>
          </table:table-cell>
          <table:table-cell office:value-type="float" office:value="0.245449906116954" calcext:value-type="float">
            <text:p>0.245449906116954</text:p>
          </table:table-cell>
          <table:table-cell office:value-type="float" office:value="0.0089701647863867" calcext:value-type="float">
            <text:p>0.0089701647863867</text:p>
          </table:table-cell>
          <table:table-cell office:value-type="float" office:value="0.196648842221795" calcext:value-type="float">
            <text:p>0.196648842221795</text:p>
          </table:table-cell>
          <table:table-cell office:value-type="float" office:value="0.494156241416931" calcext:value-type="float">
            <text:p>0.494156241416931</text:p>
          </table:table-cell>
          <table:table-cell office:value-type="float" office:value="0.0649048019144119" calcext:value-type="float">
            <text:p>0.0649048019144119</text:p>
          </table:table-cell>
          <table:table-cell office:value-type="float" office:value="0.494156241416931" calcext:value-type="float">
            <text:p>0.494156241416931</text:p>
          </table:table-cell>
        </table:table-row>
        <table:table-row table:style-name="ro4">
          <table:table-cell office:value-type="string" calcext:value-type="string">
            <text:p>(array([0.00812402, 0.09726765, 0.16743644, 0.22149829, 0.29513312,</text:p>
            <text:p>       0.36451838, 0.43388528, 0.49750631, 0.56290397, 0.64581248,</text:p>
            <text:p>       0.70124607, 0.77919324, 0.83216941, 0.90410939, 0.97701387]), array([0.10645933, 0.20588235, 0.37931034, 0.33333333, 0.3       ,</text:p>
            <text:p>       0.33333333, 0.22222222, 0.5       , 0.25      , 0.        ,</text:p>
            <text:p>       0.28571429, 0.16666667, 0.5       , 0.4       , 0.36842105]), array([836,  34,  29,  12,  10,   9,   9,   2,   4,   4,   7,   6,   4,</text:p>
            <text:p>        15,  19,   0]))</text:p>
          </table:table-cell>
          <table:table-cell office:value-type="string" calcext:value-type="string">
            <text:p>(array([5.02390319e-04, 6.49032260e-04, 8.21652507e-04, 1.09757665e-03,</text:p>
            <text:p>       1.44730681e-03, 1.89070376e-03, 2.63352242e-03, 3.75251575e-03,</text:p>
            <text:p>       5.89003720e-03, 9.77466435e-03, 1.73016694e-02, 2.96877863e-02,</text:p>
            <text:p>       6.87085984e-02, 2.31494383e-01, 7.98993405e-01]), array([0.        , 0.04477612, 0.01515152, 0.02985075, 0.03030303,</text:p>
            <text:p>       0.04477612, 0.05970149, 0.1969697 , 0.23880597, 0.15151515,</text:p>
            <text:p>       0.19402985, 0.2238806 , 0.18181818, 0.35820896, 0.31343284]), array([67, 67, 66, 67, 66, 67, 67, 66, 67, 66, 67, 67, 66, 67, 67,  0]))</text:p>
          </table:table-cell>
          <table:table-cell office:value-type="string" calcext:value-type="string">
            <text:p>(array([0.00371425, 0.02877158, 0.04699369, 0.06912938, 0.08888044,</text:p>
            <text:p>       0.11036333, 0.13127188, 0.14798027, 0.17077693, 0.18930742,</text:p>
            <text:p>       0.21077667, 0.22995368, 0.25121164, 0.27098492, 0.28577286,</text:p>
            <text:p>       0.3112986 , 0.33572608, 0.34448054, 0.37532388, 0.38986815,</text:p>
            <text:p>       0.40805882, 0.42988745, 0.44979687, 0.47340319, 0.52160943,</text:p>
            <text:p>       0.55338237, 0.56279403, 0.58205712, 0.63443682, 0.65718815,</text:p>
            <text:p>       0.66999212, 0.69559652, 0.70935956, 0.7272113 , 0.76997247,</text:p>
            <text:p>       0.79763478, 0.80688623, 0.85066253, 0.87151718, 0.88506186,</text:p>
            <text:p>       0.91104205, 0.92982658, 0.95450366, 0.9724426 , 0.99023252]), array([0.08811189, 0.21978022, 0.08695652, 0.29411765, 0.        ,</text:p>
            <text:p>       0.44444444, 0.375     , 0.28571429, 0.38461538, 0.42857143,</text:p>
            <text:p>       0.375     , 0.        , 1.        , 0.25      , 0.5       ,</text:p>
            <text:p>       0.2       , 0.5       , 0.5       , 0.5       , 0.        ,</text:p>
            <text:p>       0.5       , 0.        , 0.25      , 0.        , 1.        ,</text:p>
            <text:p>       0.        , 0.        , 1.        , 0.        , 0.        ,</text:p>
            <text:p>       0.        , 0.        , 0.5       , 0.5       , 0.25      ,</text:p>
            <text:p>       0.        , 0.5       , 1.        , 0.5       , 0.25      ,</text:p>
            <text:p>       0.375     , 0.33333333, 0.33333333, 0.2       , 0.5       ]), array([715,  91,  23,  17,   9,   9,   8,   7,  13,   7,   8,   2,   1,</text:p>
            <text:p>         4,   2,   5,   2,   2,   2,   3,   2,   3,   4,   1,   0,   0,</text:p>
            <text:p>         1,   2,   1,   1,   0,   2,   2,   2,   1,   2,   2,   0,   4,</text:p>
            <text:p>         2,   2,   0,   1,   2,   4,   8,   3,   3,   5,  10,   0]))</text:p>
          </table:table-cell>
          <table:table-cell office:value-type="float" office:value="0.280834270241016" calcext:value-type="float">
            <text:p>0.280834270241016</text:p>
          </table:table-cell>
          <table:table-cell office:value-type="float" office:value="0.125380062470654" calcext:value-type="float">
            <text:p>0.125380062470654</text:p>
          </table:table-cell>
          <table:table-cell office:value-type="float" office:value="0.360440242336003" calcext:value-type="float">
            <text:p>0.360440242336003</text:p>
          </table:table-cell>
          <table:table-cell office:value-type="float" office:value="0.645812481641769" calcext:value-type="float">
            <text:p>0.645812481641769</text:p>
          </table:table-cell>
          <table:table-cell office:value-type="float" office:value="0.48556056885577" calcext:value-type="float">
            <text:p>0.48556056885577</text:p>
          </table:table-cell>
          <table:table-cell office:value-type="float" office:value="0.797634780406952" calcext:value-type="float">
            <text:p>0.797634780406952</text:p>
          </table:table-cell>
          <table:table-cell office:value-type="float" office:value="0.138444522373882" calcext:value-type="float">
            <text:p>0.138444522373882</text:p>
          </table:table-cell>
          <table:table-cell office:value-type="string" calcext:value-type="string">
            <text:p>(array([0.01639007, 0.10376573, 0.16898178, 0.22222852, 0.30143406,</text:p>
            <text:p>       0.35282316, 0.43846512, 0.52410312, 0.56737175, 0.62872443,</text:p>
            <text:p>       0.70765152, 0.77969295, 0.8334892 , 0.90650886, 0.99260872]), array([0., 0., 0., 0., 0., 0., 0., 1., 1., 1., 1., 1., 1., 1., 1.]), array([101,  16,  13,   9,   8,   7,   5,   2,   8,   6,   9,   9,  20,</text:p>
            <text:p>        33, 754,   0]))</text:p>
          </table:table-cell>
          <table:table-cell office:value-type="string" calcext:value-type="string">
            <text:p>(array([0.0064894 , 0.08819994, 0.55581043, 0.90796205, 0.96975948,</text:p>
            <text:p>       0.9844076 , 0.99189264, 0.9955846 , 0.99716531, 0.99802438,</text:p>
            <text:p>       0.99851031, 0.99887915, 0.99916619, 0.99934776, 0.99949761]), array([0.        , 0.        , 0.62121212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66253, 0.0293485 , 0.04568445, 0.06619681, 0.09180689,</text:p>
            <text:p>       0.11275662, 0.13388305, 0.15031914, 0.17289588, 0.18997495,</text:p>
            <text:p>       0.20978371, 0.23330883, 0.25121164, 0.27602348, 0.28760502,</text:p>
            <text:p>       0.31209986, 0.33174911, 0.34399869, 0.36751148, 0.40476999,</text:p>
            <text:p>       0.43720597, 0.45011654, 0.52410312, 0.5526423 , 0.57011255,</text:p>
            <text:p>       0.58535473, 0.61013185, 0.62076032, 0.65741128, 0.66377941,</text:p>
            <text:p>       0.69082581, 0.71119171, 0.73063247, 0.77330301, 0.79159494,</text:p>
            <text:p>       0.80970406, 0.83054742, 0.85257315, 0.87139859, 0.88937896,</text:p>
            <text:p>       0.91228724, 0.92905061, 0.95297245, 0.97150504, 0.99649876]), array([0., 0., 0., 0., 0., 0., 0., 0., 0., 0., 0., 0., 0., 0., 0., 0., 0.,</text:p>
            <text:p>       0., 0., 0., 0., 0., 1., 1., 1., 1., 1., 1., 1., 1., 1., 1., 1., 1.,</text:p>
            <text:p>       1., 1., 1., 1., 1., 1., 1., 1., 1., 1., 1.]), array([ 68,  24,   4,   7,   5,   7,   4,   2,   5,   4,   5,   3,   1,</text:p>
            <text:p>         2,   2,   2,   3,   3,   3,   0,   1,   1,   3,   0,   0,   0,</text:p>
            <text:p>         2,   3,   3,   2,   3,   1,   1,   1,   4,   2,   4,   0,   3,</text:p>
            <text:p>         5,   5,   8,   6,   6,   6,  12,  13,  22,  72, 657,   0]))</text:p>
          </table:table-cell>
          <table:table-cell office:value-type="float" office:value="0.244262525524293" calcext:value-type="float">
            <text:p>0.244262525524293</text:p>
          </table:table-cell>
          <table:table-cell office:value-type="float" office:value="0.0213262634778943" calcext:value-type="float">
            <text:p>0.0213262634778943</text:p>
          </table:table-cell>
          <table:table-cell office:value-type="float" office:value="0.23127007457762" calcext:value-type="float">
            <text:p>0.23127007457762</text:p>
          </table:table-cell>
          <table:table-cell office:value-type="float" office:value="0.475896880030632" calcext:value-type="float">
            <text:p>0.475896880030632</text:p>
          </table:table-cell>
          <table:table-cell office:value-type="float" office:value="0.0920379470422197" calcext:value-type="float">
            <text:p>0.0920379470422197</text:p>
          </table:table-cell>
          <table:table-cell office:value-type="float" office:value="0.475896880030632" calcext:value-type="float">
            <text:p>0.475896880030632</text:p>
          </table:table-cell>
        </table:table-row>
        <table:table-row table:style-name="ro2">
          <table:table-cell office:value-type="string" calcext:value-type="string">
            <text:p>(array([0.00628485, 0.09735263, 0.16131802, 0.22759252, 0.28555603,</text:p>
            <text:p>       0.37677577, 0.43808267, 0.5093205 , 0.5646718 , 0.63705665,</text:p>
            <text:p>       0.70437047, 0.76102707, 0.84100801, 0.90186284, 0.96907642]), array([0.08865248, 0.19444444, 0.125     , 0.11111111, 0.5       ,</text:p>
            <text:p>       0.85714286, 0.4       , 0.14285714, 0.33333333, 0.2       ,</text:p>
            <text:p>       0.33333333, 0.6       , 0.42857143, 0.25      , 0.34615385]), array([846,  36,  16,   9,   6,   7,  10,   7,   6,   5,   6,   5,   7,</text:p>
            <text:p>         8,  26,   0]))</text:p>
          </table:table-cell>
          <table:table-cell office:value-type="string" calcext:value-type="string">
            <text:p>(array([2.29735242e-04, 3.33264597e-04, 4.65021696e-04, 6.17936326e-04,</text:p>
            <text:p>       8.30621486e-04, 1.15290834e-03, 1.65434254e-03, 2.40190637e-03,</text:p>
            <text:p>       3.67234934e-03, 5.50757408e-03, 9.70268659e-03, 2.05664972e-02,</text:p>
            <text:p>       5.64480255e-02, 2.50874409e-01, 8.20416348e-01]), array([0.01492537, 0.02985075, 0.01515152, 0.07462687, 0.02985075,</text:p>
            <text:p>       0.10606061, 0.08955224, 0.04545455, 0.07462687, 0.16666667,</text:p>
            <text:p>       0.2238806 , 0.1641791 , 0.16666667, 0.26865672, 0.34328358]), array([67, 67, 66, 67, 67, 66, 67, 66, 67, 66, 67, 67, 66, 67, 67,  0]))</text:p>
          </table:table-cell>
          <table:table-cell office:value-type="string" calcext:value-type="string">
            <text:p>(array([0.00300554, 0.02773049, 0.0490829 , 0.06966807, 0.08317133,</text:p>
            <text:p>       0.11023342, 0.12961851, 0.14711093, 0.16830721, 0.19093496,</text:p>
            <text:p>       0.21168703, 0.22751427, 0.25160727, 0.27383287, 0.29214773,</text:p>
            <text:p>       0.32585698, 0.34125403, 0.3685872 , 0.39680493, 0.41228101,</text:p>
            <text:p>       0.42035341, 0.45228522, 0.46220416, 0.49536468, 0.51355208,</text:p>
            <text:p>       0.52030581, 0.54537523, 0.56226188, 0.59482163, 0.61963224,</text:p>
            <text:p>       0.63066006, 0.64189851, 0.66504717, 0.69210768, 0.71724975,</text:p>
            <text:p>       0.73042188, 0.74819943, 0.7872833 , 0.80772877, 0.85268112,</text:p>
            <text:p>       0.86741456, 0.88865507, 0.91272751, 0.93365812, 0.94884627,</text:p>
            <text:p>       0.97101413, 0.98998268]), array([0.08224543, 0.17021277, 0.14814815, 0.10526316, 0.6       ,</text:p>
            <text:p>       0.11111111, 0.1       , 0.        , 0.4       , 0.        ,</text:p>
            <text:p>       0.33333333, 0.        , 0.        , 0.5       , 1.        ,</text:p>
            <text:p>       0.        , 1.        , 0.66666667, 1.        , 0.33333333,</text:p>
            <text:p>       0.        , 0.4       , 1.        , 0.        , 0.25      ,</text:p>
            <text:p>       0.        , 0.33333333, 1.        , 0.        , 0.        ,</text:p>
            <text:p>       0.        , 0.        , 1.        , 0.5       , 0.        ,</text:p>
            <text:p>       0.33333333, 1.        , 0.        , 0.        , 0.5       ,</text:p>
            <text:p>       0.5       , 0.5       , 0.2       , 1.        , 0.2       ,</text:p>
            <text:p>       0.25      , 0.45454545]), array([766,  47,  27,  19,   5,   9,  10,   7,   5,   3,   3,   4,   2,</text:p>
            <text:p>         4,   1,   0,   1,   1,   3,   3,   3,   1,   5,   1,   2,   4,</text:p>
            <text:p>         1,   3,   1,   2,   1,   2,   1,   2,   2,   1,   3,   2,   0,</text:p>
            <text:p>         2,   2,   0,   4,   2,   2,   5,   1,  10,   4,  11,   0]))</text:p>
          </table:table-cell>
          <table:table-cell office:value-type="float" office:value="0.287953151609225" calcext:value-type="float">
            <text:p>0.287953151609225</text:p>
          </table:table-cell>
          <table:table-cell office:value-type="float" office:value="0.106188316122097" calcext:value-type="float">
            <text:p>0.106188316122097</text:p>
          </table:table-cell>
          <table:table-cell office:value-type="float" office:value="0.378315684882736" calcext:value-type="float">
            <text:p>0.378315684882736</text:p>
          </table:table-cell>
          <table:table-cell office:value-type="float" office:value="0.651862844824791" calcext:value-type="float">
            <text:p>0.651862844824791</text:p>
          </table:table-cell>
          <table:table-cell office:value-type="float" office:value="0.477132766104456" calcext:value-type="float">
            <text:p>0.477132766104456</text:p>
          </table:table-cell>
          <table:table-cell office:value-type="float" office:value="0.80772876739502" calcext:value-type="float">
            <text:p>0.80772876739502</text:p>
          </table:table-cell>
          <table:table-cell office:value-type="float" office:value="0.12179624023571" calcext:value-type="float">
            <text:p>0.12179624023571</text:p>
          </table:table-cell>
          <table:table-cell office:value-type="string" calcext:value-type="string">
            <text:p>(array([0.01391162, 0.09429315, 0.16805889, 0.21400785, 0.2801996 ,</text:p>
            <text:p>       0.37468179, 0.43693629, 0.4937413 , 0.56283681, 0.64733535,</text:p>
            <text:p>       0.69485676, 0.76352966, 0.84201889, 0.9011619 , 0.99379342]), array([0.        , 0.        , 0.        , 0.        , 0.        ,</text:p>
            <text:p>       0.        , 0.        , 0.42857143, 1.        , 1.        ,</text:p>
            <text:p>       1.        , 1.        , 1.        , 1.        , 1.        ]), array([ 92,  13,   6,   3,   7,  10,   8,   7,   8,   2,   5,  11,  17,</text:p>
            <text:p>        31, 780,   0]))</text:p>
          </table:table-cell>
          <table:table-cell office:value-type="string" calcext:value-type="string">
            <text:p>(array([0.00533113, 0.16016842, 0.71707698, 0.94177601, 0.98165454,</text:p>
            <text:p>       0.99205166, 0.99556182, 0.9971685 , 0.99809804, 0.99874084,</text:p>
            <text:p>       0.99913167, 0.99936298, 0.99952773, 0.99966383, 0.99976929]), array([0.        , 0.        , 0.86363636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74158, 0.02801862, 0.04795793, 0.07321437, 0.08562305,</text:p>
            <text:p>       0.11475339, 0.12525705, 0.14507994, 0.16682549, 0.19227123,</text:p>
            <text:p>       0.21400785, 0.27128003, 0.28744899, 0.30137908, 0.34967776,</text:p>
            <text:p>       0.36916995, 0.39269564, 0.40806619, 0.4522719 , 0.47094917,</text:p>
            <text:p>       0.48550266, 0.50666232, 0.54594679, 0.57095423, 0.58849941,</text:p>
            <text:p>       0.63223833, 0.66807912, 0.68559444, 0.72701809, 0.74829608,</text:p>
            <text:p>       0.77248573, 0.79076454, 0.80906504, 0.83070497, 0.85234532,</text:p>
            <text:p>       0.86891581, 0.89052402, 0.91571408, 0.93091075, 0.94954878,</text:p>
            <text:p>       0.97222321, 0.99715216]), array([0., 0., 0., 0., 0., 0., 0., 0., 0., 0., 0., 0., 0., 0., 0., 0., 0.,</text:p>
            <text:p>       0., 0., 0., 0., 1., 1., 1., 1., 1., 1., 1., 1., 1., 1., 1., 1., 1.,</text:p>
            <text:p>       1., 1., 1., 1., 1., 1., 1., 1.]), array([ 69,  11,  12,   2,   7,   2,   2,   2,   2,   2,   3,   0,   0,</text:p>
            <text:p>         4,   2,   1,   0,   2,   4,   4,   3,   0,   4,   2,   3,   3,</text:p>
            <text:p>         0,   4,   2,   2,   0,   1,   0,   3,   1,   0,   3,   4,   4,</text:p>
            <text:p>         2,   3,   3,   9,  10,   9,   3,  18,  25,  40, 708,   0]))</text:p>
          </table:table-cell>
          <table:table-cell office:value-type="float" office:value="0.216115084984702" calcext:value-type="float">
            <text:p>0.216115084984702</text:p>
          </table:table-cell>
          <table:table-cell office:value-type="float" office:value="0.0273034680964431" calcext:value-type="float">
            <text:p>0.0273034680964431</text:p>
          </table:table-cell>
          <table:table-cell office:value-type="float" office:value="0.231751158089966" calcext:value-type="float">
            <text:p>0.231751158089966</text:p>
          </table:table-cell>
          <table:table-cell office:value-type="float" office:value="0.437163192778826" calcext:value-type="float">
            <text:p>0.437163192778826</text:p>
          </table:table-cell>
          <table:table-cell office:value-type="float" office:value="0.160168424749107" calcext:value-type="float">
            <text:p>0.160168424749107</text:p>
          </table:table-cell>
          <table:table-cell office:value-type="float" office:value="0.493337680896123" calcext:value-type="float">
            <text:p>0.493337680896123</text:p>
          </table:table-cell>
        </table:table-row>
        <table:table-row table:style-name="ro2">
          <table:table-cell office:value-type="string" calcext:value-type="string">
            <text:p>(array([0.0057224 , 0.09133359, 0.16886755, 0.24336304, 0.28501858,</text:p>
            <text:p>       0.36914385, 0.43625436, 0.49592166, 0.57460256, 0.63400832,</text:p>
            <text:p>       0.69991492, 0.76528501, 0.83920955, 0.9049259 , 0.97765317]), array([0.06833114, 0.22857143, 0.31578947, 0.2       , 0.5       ,</text:p>
            <text:p>       0.26666667, 0.45454545, 0.        , 0.        , 0.16666667,</text:p>
            <text:p>       0.2       , 0.18181818, 0.3       , 0.30769231, 0.44594595]), array([761,  35,  19,  10,   8,  15,  11,   6,   5,  12,  10,  11,  10,</text:p>
            <text:p>        13,  74,   0]))</text:p>
          </table:table-cell>
          <table:table-cell office:value-type="string" calcext:value-type="string">
            <text:p>(array([2.42523617e-04, 3.14856748e-04, 4.24996120e-04, 5.84944651e-04,</text:p>
            <text:p>       8.62451715e-04, 1.21913065e-03, 1.76755468e-03, 2.66372751e-03,</text:p>
            <text:p>       4.88172208e-03, 9.73287056e-03, 2.23993467e-02, 7.64326358e-02,</text:p>
            <text:p>       3.21352227e-01, 7.77211185e-01, 9.81716847e-01]), array([0.04477612, 0.01492537, 0.        , 0.01492537, 0.09090909,</text:p>
            <text:p>       0.01492537, 0.10447761, 0.03030303, 0.10447761, 0.15151515,</text:p>
            <text:p>       0.13432836, 0.20895522, 0.3030303 , 0.2238806 , 0.46268657]), array([67, 67, 66, 67, 66, 67, 67, 66, 67, 66, 67, 67, 66, 67, 67,  0]))</text:p>
          </table:table-cell>
          <table:table-cell office:value-type="string" calcext:value-type="string">
            <text:p>(array([0.00295604, 0.02847359, 0.0489645 , 0.07130383, 0.08846417,</text:p>
            <text:p>       0.11205458, 0.12728051, 0.14959237, 0.16943227, 0.18942257,</text:p>
            <text:p>       0.21499401, 0.23284603, 0.25525459, 0.26799527, 0.28870329,</text:p>
            <text:p>       0.30684772, 0.33539918, 0.35098928, 0.38892663, 0.41711591,</text:p>
            <text:p>       0.42577637, 0.44789089, 0.46853185, 0.51675209, 0.52581495,</text:p>
            <text:p>       0.55268556, 0.56668323, 0.59348038, 0.61013305, 0.62125564,</text:p>
            <text:p>       0.6494541 , 0.66836511, 0.69246909, 0.71683987, 0.7325328 ,</text:p>
            <text:p>       0.75237691, 0.76521273, 0.78687078, 0.81670588, 0.82782859,</text:p>
            <text:p>       0.85050443, 0.87501937, 0.88655499, 0.9070827 , 0.93156432,</text:p>
            <text:p>       0.94901722, 0.97337786, 0.99298501]), array([0.05873926, 0.17073171, 0.21052632, 0.        , 0.38461538,</text:p>
            <text:p>       0.16666667, 0.4       , 0.2       , 0.57142857, 0.16666667,</text:p>
            <text:p>       0.        , 0.25      , 0.33333333, 0.2       , 0.5       ,</text:p>
            <text:p>       1.        , 0.        , 0.4       , 0.25      , 0.33333333,</text:p>
            <text:p>       0.        , 0.66666667, 0.4       , 0.        , 0.        ,</text:p>
            <text:p>       0.        , 0.        , 0.        , 0.        , 0.        ,</text:p>
            <text:p>       0.25      , 0.25      , 0.        , 0.33333333, 1.        ,</text:p>
            <text:p>       0.        , 0.33333333, 0.33333333, 0.        , 0.5       ,</text:p>
            <text:p>       0.33333333, 0.5       , 0.5       , 0.4       , 0.25      ,</text:p>
            <text:p>       0.28571429, 0.33333333, 0.53658537]), array([698,  41,  19,  15,  13,   6,   5,   5,   7,   6,   1,   4,   3,</text:p>
            <text:p>         5,   4,   1,   2,   5,   0,   8,   3,   3,   3,   5,   0,   2,</text:p>
            <text:p>         1,   1,   2,   2,   4,   2,   4,   4,   4,   3,   1,   5,   3,</text:p>
            <text:p>         3,   2,   2,   6,   2,   2,   5,   8,  14,  15,  41,   0]))</text:p>
          </table:table-cell>
          <table:table-cell office:value-type="float" office:value="0.334351949170843" calcext:value-type="float">
            <text:p>0.334351949170843</text:p>
          </table:table-cell>
          <table:table-cell office:value-type="float" office:value="0.125634956052163" calcext:value-type="float">
            <text:p>0.125634956052163</text:p>
          </table:table-cell>
          <table:table-cell office:value-type="float" office:value="0.360207467746995" calcext:value-type="float">
            <text:p>0.360207467746995</text:p>
          </table:table-cell>
          <table:table-cell office:value-type="float" office:value="0.597233588878925" calcext:value-type="float">
            <text:p>0.597233588878925</text:p>
          </table:table-cell>
          <table:table-cell office:value-type="float" office:value="0.553330587806986" calcext:value-type="float">
            <text:p>0.553330587806986</text:p>
          </table:table-cell>
          <table:table-cell office:value-type="float" office:value="0.816705882549286" calcext:value-type="float">
            <text:p>0.816705882549286</text:p>
          </table:table-cell>
          <table:table-cell office:value-type="float" office:value="0.13989567197437" calcext:value-type="float">
            <text:p>0.13989567197437</text:p>
          </table:table-cell>
          <table:table-cell office:value-type="string" calcext:value-type="string">
            <text:p>(array([0.01779943, 0.09602639, 0.16438213, 0.23757689, 0.30137023,</text:p>
            <text:p>       0.37023896, 0.43737324, 0.50407834, 0.57465787, 0.6349452 ,</text:p>
            <text:p>       0.72257388, 0.75978505, 0.83253623, 0.90967128, 0.99413333]), array([0. , 0. , 0. , 0. , 0. , 0. , 0. , 0.5, 1. , 1. , 1. , 1. , 1. ,</text:p>
            <text:p>       1. , 1. ]), array([ 93,  17,  13,  11,  12,  14,  10,   6,   6,  13,   6,  10,  16,</text:p>
            <text:p>        31, 742,   0]))</text:p>
          </table:table-cell>
          <table:table-cell office:value-type="string" calcext:value-type="string">
            <text:p>(array([0.00701668, 0.11295509, 0.47732024, 0.87028283, 0.96977249,</text:p>
            <text:p>       0.98768211, 0.99418514, 0.99697306, 0.99804883, 0.99870771,</text:p>
            <text:p>       0.99909111, 0.99940261, 0.99956682, 0.99968042, 0.99975642]), array([0.        , 0.        , 0.40909091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2425 , 0.02858187, 0.05191723, 0.07043149, 0.09181692,</text:p>
            <text:p>       0.11414985, 0.12502936, 0.14979033, 0.16711278, 0.1841507 ,</text:p>
            <text:p>       0.21134844, 0.23342586, 0.24839523, 0.27230075, 0.28834777,</text:p>
            <text:p>       0.30739427, 0.32977533, 0.35255629, 0.37874436, 0.38792147,</text:p>
            <text:p>       0.41083629, 0.43331677, 0.44938052, 0.46687782, 0.48324791,</text:p>
            <text:p>       0.52792972, 0.55715445, 0.57422363, 0.58406095, 0.60944134,</text:p>
            <text:p>       0.65141287, 0.66399602, 0.71636584, 0.73297144, 0.74324609,</text:p>
            <text:p>       0.76613292, 0.7841576 , 0.80986569, 0.8262988 , 0.8506694 ,</text:p>
            <text:p>       0.87218107, 0.88818037, 0.91199146, 0.92973801, 0.95172404,</text:p>
            <text:p>       0.97228571, 0.99700091]), array([0., 0., 0., 0., 0., 0., 0., 0., 0., 0., 0., 0., 0., 0., 0., 0., 0.,</text:p>
            <text:p>       0., 0., 0., 0., 0., 0., 0., 0., 1., 1., 1., 1., 1., 1., 1., 1., 1.,</text:p>
            <text:p>       1., 1., 1., 1., 1., 1., 1., 1., 1., 1., 1., 1., 1.]), array([ 60,  17,  14,   6,   8,   2,   3,   5,   5,   3,   2,   3,   6,</text:p>
            <text:p>         1,   4,   5,   3,   5,   2,   6,   3,   2,   3,   3,   2,   0,</text:p>
            <text:p>         3,   1,   3,   2,   6,   0,   4,   3,   0,   3,   5,   2,   4,</text:p>
            <text:p>         2,   5,   4,   6,   4,   6,  10,  17,  19,  39, 679,   0]))</text:p>
          </table:table-cell>
          <table:table-cell office:value-type="float" office:value="0.213369516471545" calcext:value-type="float">
            <text:p>0.213369516471545</text:p>
          </table:table-cell>
          <table:table-cell office:value-type="float" office:value="0.025003436389194" calcext:value-type="float">
            <text:p>0.025003436389194</text:p>
          </table:table-cell>
          <table:table-cell office:value-type="float" office:value="0.240873697192181" calcext:value-type="float">
            <text:p>0.240873697192181</text:p>
          </table:table-cell>
          <table:table-cell office:value-type="float" office:value="0.437373235821724" calcext:value-type="float">
            <text:p>0.437373235821724</text:p>
          </table:table-cell>
          <table:table-cell office:value-type="float" office:value="0.129717173027014" calcext:value-type="float">
            <text:p>0.129717173027014</text:p>
          </table:table-cell>
          <table:table-cell office:value-type="float" office:value="0.48324790596962" calcext:value-type="float">
            <text:p>0.48324790596962</text:p>
          </table:table-cell>
        </table:table-row>
        <table:table-row table:style-name="ro5">
          <table:table-cell office:value-type="string" calcext:value-type="string">
            <text:p>(array([0.00402057, 0.09570503, 0.17053234, 0.22952572, 0.30240652,</text:p>
            <text:p>       0.37071435, 0.41183063, 0.46944675, 0.57704098, 0.63025883,</text:p>
            <text:p>       0.77945974, 0.82920337, 0.88453265, 0.97050509]), array([0.11876988, 0.42857143, 0.5       , 0.2       , 0.33333333,</text:p>
            <text:p>       0.4       , 0.5       , 1.        , 0.8       , 0.2       ,</text:p>
            <text:p>       1.        , 0.        , 0.        , 0.375     ]), array([943,  14,   2,   5,   3,   5,   2,   1,   5,   5,   0,   2,   2,</text:p>
            <text:p>         3,   8,   0]))</text:p>
          </table:table-cell>
          <table:table-cell office:value-type="string" calcext:value-type="string">
            <text:p>(array([4.04111786e-04, 4.61483537e-04, 5.18766437e-04, 5.88199214e-04,</text:p>
            <text:p>       6.80978291e-04, 8.48030287e-04, 1.10831700e-03, 1.48684964e-03,</text:p>
            <text:p>       2.18920170e-03, 2.84920944e-03, 3.78508579e-03, 5.29290404e-03,</text:p>
            <text:p>       8.33726208e-03, 1.96039584e-02, 4.04967944e-01]), array([0.        , 0.01492537, 0.06060606, 0.04477612, 0.03030303,</text:p>
            <text:p>       0.08955224, 0.02985075, 0.10606061, 0.08955224, 0.12121212,</text:p>
            <text:p>       0.13432836, 0.26865672, 0.27272727, 0.35820896, 0.40298507]), array([67, 67, 66, 67, 66, 67, 67, 66, 67, 66, 67, 67, 66, 67, 67,  0]))</text:p>
          </table:table-cell>
          <table:table-cell office:value-type="string" calcext:value-type="string">
            <text:p>(array([0.00275421, 0.02707734, 0.05163902, 0.0690028 , 0.08771539,</text:p>
            <text:p>       0.10866023, 0.12115172, 0.15112145, 0.18994322, 0.21374571,</text:p>
            <text:p>       0.22657   , 0.25417292, 0.29484509, 0.31752938, 0.35427073,</text:p>
            <text:p>       0.37062114, 0.38743761, 0.41183063, 0.46944675, 0.55367339,</text:p>
            <text:p>       0.56746435, 0.59830141, 0.63025883, 0.77554458, 0.78337491,</text:p>
            <text:p>       0.81586164, 0.84254509, 0.87839293, 0.89681208, 0.94522047,</text:p>
            <text:p>       0.97062238, 0.98724421]), array([0.11013216, 0.30434783, 0.375     , 0.44444444, 0.5       ,</text:p>
            <text:p>       0.75      , 0.        , 1.        , 0.        , 0.        ,</text:p>
            <text:p>       0.33333333, 0.        , 0.5       , 0.        , 1.        ,</text:p>
            <text:p>       0.        , 1.        , 0.5       , 1.        , 1.        ,</text:p>
            <text:p>       1.        , 0.5       , 0.2       , 1.        , 1.        ,</text:p>
            <text:p>       0.        , 0.        , 0.        , 0.        , 0.5       ,</text:p>
            <text:p>       0.33333333, 0.33333333]), array([908,  23,   8,   9,   2,   4,   3,   1,   0,   1,   1,   3,   1,</text:p>
            <text:p>         0,   2,   1,   0,   1,   3,   1,   2,   0,   0,   1,   0,   0,</text:p>
            <text:p>         0,   1,   2,   2,   0,   5,   0,   0,   0,   0,   0,   0,   1,</text:p>
            <text:p>         1,   1,   0,   1,   2,   1,   0,   0,   2,   3,   3,   0]))</text:p>
          </table:table-cell>
          <table:table-cell office:value-type="float" office:value="0.333467385395233" calcext:value-type="float">
            <text:p>0.333467385395233</text:p>
          </table:table-cell>
          <table:table-cell office:value-type="float" office:value="0.105026438197497" calcext:value-type="float">
            <text:p>0.105026438197497</text:p>
          </table:table-cell>
          <table:table-cell office:value-type="float" office:value="0.426893305482768" calcext:value-type="float">
            <text:p>0.426893305482768</text:p>
          </table:table-cell>
          <table:table-cell office:value-type="float" office:value="0.884532650311788" calcext:value-type="float">
            <text:p>0.884532650311788</text:p>
          </table:table-cell>
          <table:table-cell office:value-type="float" office:value="0.338604996828779" calcext:value-type="float">
            <text:p>0.338604996828779</text:p>
          </table:table-cell>
          <table:table-cell office:value-type="float" office:value="0.896812081336975" calcext:value-type="float">
            <text:p>0.896812081336975</text:p>
          </table:table-cell>
          <table:table-cell office:value-type="float" office:value="0.130622446069867" calcext:value-type="float">
            <text:p>0.130622446069867</text:p>
          </table:table-cell>
          <table:table-cell office:value-type="string" calcext:value-type="string">
            <text:p>(array([0.00999627, 0.10138766, 0.16423824, 0.23012836, 0.29706946,</text:p>
            <text:p>       0.3716839 , 0.4030813 , 0.46944675, 0.57354125, 0.63195644,</text:p>
            <text:p>       0.69492495, 0.77356987, 0.81005678, 0.90327707, 0.99657339]), array([0., 0., 0., 0., 0., 0., 0., 0., 1., 1., 1., 1., 1., 1., 1.]), array([117,   9,   3,   1,   1,   6,   2,   1,   5,   4,   2,   6,   1,</text:p>
            <text:p>         8, 834,   0]))</text:p>
          </table:table-cell>
          <table:table-cell office:value-type="string" calcext:value-type="string">
            <text:p>(array([0.00288574, 0.05971427, 0.83023862, 0.99069152, 0.99504402,</text:p>
            <text:p>       0.99662334, 0.99751693, 0.99827018, 0.99882112, 0.9991011 ,</text:p>
            <text:p>       0.99929932, 0.99940392, 0.99947821, 0.9995378 , 0.99959589]), array([0.        , 0.        , 0.90909091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598459, 0.02505011, 0.05111668, 0.07077995, 0.08117367,</text:p>
            <text:p>       0.1085499 , 0.12160707, 0.15428818, 0.18413836, 0.23012836,</text:p>
            <text:p>       0.29706946, 0.35427073, 0.37209876, 0.38743761, 0.4030813 ,</text:p>
            <text:p>       0.46944675, 0.55367339, 0.56746435, 0.58955207, 0.63195644,</text:p>
            <text:p>       0.68247062, 0.70737928, 0.74582708, 0.77532099, 0.7848146 ,</text:p>
            <text:p>       0.81005678, 0.87884828, 0.89637074, 0.90574288, 0.93241892,</text:p>
            <text:p>       0.94696592, 0.97144348, 0.99761599]), array([0., 0., 0., 0., 0., 0., 0., 0., 0., 0., 0., 0., 0., 0., 0., 0., 1.,</text:p>
            <text:p>       1., 1., 1., 1., 1., 1., 1., 1., 1., 1., 1., 1., 1., 1., 1., 1.]), array([102,   9,   4,   4,   1,   4,   2,   2,   0,   1,   0,   1,   0,</text:p>
            <text:p>         0,   1,   0,   0,   1,   4,   1,   2,   0,   0,   1,   0,   0,</text:p>
            <text:p>         0,   1,   2,   2,   0,   4,   0,   0,   1,   1,   0,   1,   3,</text:p>
            <text:p>         2,   1,   0,   0,   3,   1,   1,   5,   6,  17, 809,   0]))</text:p>
          </table:table-cell>
          <table:table-cell office:value-type="float" office:value="0.244208812625972" calcext:value-type="float">
            <text:p>0.244208812625972</text:p>
          </table:table-cell>
          <table:table-cell office:value-type="float" office:value="0.0112045957037696" calcext:value-type="float">
            <text:p>0.0112045957037696</text:p>
          </table:table-cell>
          <table:table-cell office:value-type="float" office:value="0.210251504485672" calcext:value-type="float">
            <text:p>0.210251504485672</text:p>
          </table:table-cell>
          <table:table-cell office:value-type="float" office:value="0.469446748495102" calcext:value-type="float">
            <text:p>0.469446748495102</text:p>
          </table:table-cell>
          <table:table-cell office:value-type="float" office:value="0.0788522924606998" calcext:value-type="float">
            <text:p>0.0788522924606998</text:p>
          </table:table-cell>
          <table:table-cell office:value-type="float" office:value="0.469446748495102" calcext:value-type="float">
            <text:p>0.469446748495102</text:p>
          </table:table-cell>
        </table:table-row>
        <table:table-row table:style-name="ro3">
          <table:table-cell office:value-type="string" calcext:value-type="string">
            <text:p>(array([0.00659802, 0.09090853, 0.17173198, 0.2359558 , 0.30724287,</text:p>
            <text:p>       0.39372861, 0.4324499 , 0.48549255, 0.58777186, 0.62365334,</text:p>
            <text:p>       0.69610104, 0.76317676, 0.85014522, 0.89496189, 0.98380302]), array([0.0967008 , 0.27272727, 0.33333333, 0.2       , 0.33333333,</text:p>
            <text:p>       1.        , 0.57142857, 0.        , 0.        , 0.75      ,</text:p>
            <text:p>       0.5       , 0.33333333, 0.        , 0.25      , 0.34615385]), array([879,  22,  12,  10,   6,   1,   7,   3,   4,   4,  10,   6,   2,</text:p>
            <text:p>         8,  26,   0]))</text:p>
          </table:table-cell>
          <table:table-cell office:value-type="string" calcext:value-type="string">
            <text:p>(array([2.87911520e-04, 3.57729763e-04, 4.47174589e-04, 5.96417417e-04,</text:p>
            <text:p>       7.77255517e-04, 1.00188504e-03, 1.38032958e-03, 2.10158749e-03,</text:p>
            <text:p>       3.11987667e-03, 5.25453252e-03, 8.67287488e-03, 1.61009685e-02,</text:p>
            <text:p>       3.53779001e-02, 1.59154734e-01, 8.07300118e-01]), array([0.04477612, 0.01492537, 0.        , 0.05970149, 0.01515152,</text:p>
            <text:p>       0.04477612, 0.08955224, 0.10606061, 0.07462687, 0.15151515,</text:p>
            <text:p>       0.13432836, 0.25373134, 0.24242424, 0.29850746, 0.34328358]), array([67, 67, 66, 67, 66, 67, 67, 66, 67, 66, 67, 67, 66, 67, 67,  0]))</text:p>
          </table:table-cell>
          <table:table-cell office:value-type="string" calcext:value-type="string">
            <text:p>(array([0.0030692 , 0.02946201, 0.04861009, 0.06917156, 0.086343  ,</text:p>
            <text:p>       0.10684469, 0.13037757, 0.14247485, 0.17103548, 0.19565359,</text:p>
            <text:p>       0.2124606 , 0.23075585, 0.25069515, 0.26425916, 0.29299615,</text:p>
            <text:p>       0.30550978, 0.32322267, 0.39372861, 0.406385  , 0.44735855,</text:p>
            <text:p>       0.47001494, 0.49118319, 0.56353045, 0.59585234, 0.60603359,</text:p>
            <text:p>       0.63713318, 0.64541298, 0.67188243, 0.69341391, 0.7138506 ,</text:p>
            <text:p>       0.73346625, 0.77147931, 0.78779346, 0.83874649, 0.86630213,</text:p>
            <text:p>       0.88505791, 0.90836528, 0.95312303, 0.9711978 , 0.99225227]), array([0.07994924, 0.23333333, 0.25      , 0.26666667, 0.2       ,</text:p>
            <text:p>       0.375     , 0.        , 0.5       , 0.4       , 0.25      ,</text:p>
            <text:p>       0.        , 0.33333333, 0.        , 0.5       , 1.        ,</text:p>
            <text:p>       0.        , 0.        , 1.        , 0.66666667, 0.66666667,</text:p>
            <text:p>       0.        , 0.        , 0.        , 0.        , 1.        ,</text:p>
            <text:p>       1.        , 0.        , 0.33333333, 0.33333333, 0.66666667,</text:p>
            <text:p>       0.66666667, 0.33333333, 0.        , 0.        , 0.        ,</text:p>
            <text:p>       0.33333333, 0.25      , 0.        , 0.66666667, 0.36842105]), array([788,  60,  24,  15,   5,   8,   2,   2,   5,   4,   3,   3,   2,</text:p>
            <text:p>         2,   2,   2,   2,   0,   0,   1,   3,   0,   3,   2,   2,   0,</text:p>
            <text:p>         0,   0,   1,   3,   2,   1,   1,   3,   3,   3,   3,   0,   3,</text:p>
            <text:p>         1,   0,   1,   0,   2,   3,   4,   0,   4,   3,  19,   0]))</text:p>
          </table:table-cell>
          <table:table-cell office:value-type="float" office:value="0.346608735295922" calcext:value-type="float">
            <text:p>0.346608735295922</text:p>
          </table:table-cell>
          <table:table-cell office:value-type="float" office:value="0.117357106352478" calcext:value-type="float">
            <text:p>0.117357106352478</text:p>
          </table:table-cell>
          <table:table-cell office:value-type="float" office:value="0.38534343662658" calcext:value-type="float">
            <text:p>0.38534343662658</text:p>
          </table:table-cell>
          <table:table-cell office:value-type="float" office:value="0.850145220756531" calcext:value-type="float">
            <text:p>0.850145220756531</text:p>
          </table:table-cell>
          <table:table-cell office:value-type="float" office:value="0.4640165358337" calcext:value-type="float">
            <text:p>0.4640165358337</text:p>
          </table:table-cell>
          <table:table-cell office:value-type="float" office:value="0.953123033046722" calcext:value-type="float">
            <text:p>0.953123033046722</text:p>
          </table:table-cell>
          <table:table-cell office:value-type="float" office:value="0.126790128997818" calcext:value-type="float">
            <text:p>0.126790128997818</text:p>
          </table:table-cell>
          <table:table-cell office:value-type="string" calcext:value-type="string">
            <text:p>(array([0.01517886, 0.09977003, 0.16647244, 0.23989201, 0.30659076,</text:p>
            <text:p>       0.37415782, 0.4204741 , 0.51450745, 0.562577  , 0.61640012,</text:p>
            <text:p>       0.69596539, 0.76588546, 0.82979267, 0.90871933, 0.99418115]), array([0., 0., 0., 0., 0., 0., 0., 1., 1., 1., 1., 1., 1., 1., 1.]), array([102,  12,   6,   6,   7,   2,   8,   3,   3,   3,   9,  10,   8,</text:p>
            <text:p>        18, 803,   0]))</text:p>
          </table:table-cell>
          <table:table-cell office:value-type="string" calcext:value-type="string">
            <text:p>(array([0.00499736, 0.10969507, 0.73580807, 0.96473863, 0.98652972,</text:p>
            <text:p>       0.99311954, 0.99610466, 0.997586  , 0.99846686, 0.99895554,</text:p>
            <text:p>       0.99919601, 0.99938478, 0.9995462 , 0.9996373 , 0.99971066]), array([0.        , 0.        , 0.86363636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24449, 0.03142197, 0.04781897, 0.06988921, 0.09331494,</text:p>
            <text:p>       0.10917436, 0.13369787, 0.14461948, 0.17280977, 0.19732982,</text:p>
            <text:p>       0.21220654, 0.2335346 , 0.26327084, 0.28984095, 0.30924973,</text:p>
            <text:p>       0.3290565 , 0.35458702, 0.39372861, 0.40591576, 0.43646955,</text:p>
            <text:p>       0.44887224, 0.50881681, 0.52998506, 0.55566883, 0.5979808 ,</text:p>
            <text:p>       0.60603359, 0.63713318, 0.67577165, 0.69590722, 0.71254116,</text:p>
            <text:p>       0.73280737, 0.74930485, 0.77425806, 0.7875394 , 0.80490515,</text:p>
            <text:p>       0.83399947, 0.85966979, 0.86962243, 0.89104801, 0.91500117,</text:p>
            <text:p>       0.9310894 , 0.95133553, 0.97119171, 0.9971347 ]), array([0., 0., 0., 0., 0., 0., 0., 0., 0., 0., 0., 0., 0., 0., 0., 0., 0.,</text:p>
            <text:p>       0., 0., 0., 0., 1., 1., 1., 1., 1., 1., 1., 1., 1., 1., 1., 1., 1.,</text:p>
            <text:p>       1., 1., 1., 1., 1., 1., 1., 1., 1., 1.]), array([ 75,  15,  10,   4,   4,   5,   2,   1,   3,   1,   1,   3,   0,</text:p>
            <text:p>         2,   3,   2,   2,   1,   0,   1,   5,   1,   2,   0,   0,   2,</text:p>
            <text:p>         2,   1,   0,   1,   2,   1,   0,   3,   3,   2,   3,   2,   3,</text:p>
            <text:p>         3,   3,   3,   1,   2,   6,   5,  11,  18,  48, 732,   0]))</text:p>
          </table:table-cell>
          <table:table-cell office:value-type="float" office:value="0.248967162952622" calcext:value-type="float">
            <text:p>0.248967162952622</text:p>
          </table:table-cell>
          <table:table-cell office:value-type="float" office:value="0.0206363224465386" calcext:value-type="float">
            <text:p>0.0206363224465386</text:p>
          </table:table-cell>
          <table:table-cell office:value-type="float" office:value="0.229416088147244" calcext:value-type="float">
            <text:p>0.229416088147244</text:p>
          </table:table-cell>
          <table:table-cell office:value-type="float" office:value="0.485492547353109" calcext:value-type="float">
            <text:p>0.485492547353109</text:p>
          </table:table-cell>
          <table:table-cell office:value-type="float" office:value="0.12782829096823" calcext:value-type="float">
            <text:p>0.12782829096823</text:p>
          </table:table-cell>
          <table:table-cell office:value-type="float" office:value="0.491183191537857" calcext:value-type="float">
            <text:p>0.491183191537857</text:p>
          </table:table-cell>
        </table:table-row>
        <table:table-row table:style-name="ro4">
          <table:table-cell office:value-type="string" calcext:value-type="string">
            <text:p>(array([0.0067411 , 0.09541665, 0.16361627, 0.23232794, 0.2938174 ,</text:p>
            <text:p>       0.36372916, 0.43199311, 0.50789863, 0.57738811, 0.63498303,</text:p>
            <text:p>       0.71057793, 0.75061485, 0.85223299, 0.90378483, 0.98503633]), array([0.06708075, 0.08333333, 0.1       , 0.23076923, 0.22222222,</text:p>
            <text:p>       0.125     , 0.2       , 0.4       , 0.4       , 0.14285714,</text:p>
            <text:p>       0.        , 0.75      , 0.66666667, 0.27777778, 0.34848485]), array([805,  36,  10,  13,   9,   8,   5,   5,   5,   7,   6,   4,   3,</text:p>
            <text:p>        18,  66,   0]))</text:p>
          </table:table-cell>
          <table:table-cell office:value-type="string" calcext:value-type="string">
            <text:p>(array([3.89315533e-04, 5.53598597e-04, 7.45455018e-04, 1.00430539e-03,</text:p>
            <text:p>       1.42601960e-03, 1.96908564e-03, 2.75978998e-03, 3.77823736e-03,</text:p>
            <text:p>       5.65405583e-03, 8.56350173e-03, 1.39962121e-02, 3.56551368e-02,</text:p>
            <text:p>       1.35541785e-01, 6.29928034e-01, 9.84262789e-01]), array([0.01492537, 0.04477612, 0.03030303, 0.        , 0.02985075,</text:p>
            <text:p>       0.04545455, 0.13432836, 0.03030303, 0.13432836, 0.10606061,</text:p>
            <text:p>       0.07462687, 0.13432836, 0.15151515, 0.26865672, 0.34328358]), array([67, 67, 66, 67, 67, 66, 67, 66, 67, 66, 67, 67, 66, 67, 67,  0]))</text:p>
          </table:table-cell>
          <table:table-cell office:value-type="string" calcext:value-type="string">
            <text:p>(array([0.00373457, 0.02917252, 0.04933302, 0.07016196, 0.0892518 ,</text:p>
            <text:p>       0.10818219, 0.12904738, 0.14494689, 0.1684747 , 0.19873246,</text:p>
            <text:p>       0.21206888, 0.22479889, 0.24909594, 0.26612572, 0.28545575,</text:p>
            <text:p>       0.30797736, 0.33272235, 0.34832656, 0.39243468, 0.4046323 ,</text:p>
            <text:p>       0.43321595, 0.45220661, 0.47136657, 0.50456166, 0.52645755,</text:p>
            <text:p>       0.55580664, 0.56943968, 0.59612727, 0.61419648, 0.62530168,</text:p>
            <text:p>       0.64466214, 0.6654554 , 0.69385138, 0.71463017, 0.73534814,</text:p>
            <text:p>       0.74867168, 0.76629406, 0.84515631, 0.87197703, 0.89101464,</text:p>
            <text:p>       0.91282147, 0.92498206, 0.9519611 , 0.97293143, 0.99254931]), array([0.05858311, 0.11363636, 0.18181818, 0.30769231, 0.        ,</text:p>
            <text:p>       0.125     , 0.        , 0.        , 0.        , 0.33333333,</text:p>
            <text:p>       0.        , 1.        , 0.25      , 0.5       , 0.33333333,</text:p>
            <text:p>       0.        , 0.        , 0.25      , 0.        , 0.5       ,</text:p>
            <text:p>       0.        , 0.        , 0.5       , 0.        , 0.5       ,</text:p>
            <text:p>       1.        , 0.5       , 0.        , 0.        , 0.33333333,</text:p>
            <text:p>       0.        , 0.        , 0.        , 0.        , 0.5       ,</text:p>
            <text:p>       1.        , 0.        , 0.5       , 0.75      , 0.16666667,</text:p>
            <text:p>       0.5       , 0.14285714, 0.5       , 0.29411765, 0.35555556]), array([734,  44,  22,  13,  15,   8,   7,   3,   2,   3,   6,   1,   4,</text:p>
            <text:p>         4,   3,   3,   2,   4,   0,   3,   2,   1,   1,   2,   0,   2,</text:p>
            <text:p>         2,   1,   2,   2,   1,   3,   2,   1,   2,   3,   2,   2,   1,</text:p>
            <text:p>         0,   0,   0,   2,   4,   6,   2,   7,   4,  17,  45,   0]))</text:p>
          </table:table-cell>
          <table:table-cell office:value-type="float" office:value="0.241109710081806" calcext:value-type="float">
            <text:p>0.241109710081806</text:p>
          </table:table-cell>
          <table:table-cell office:value-type="float" office:value="0.11486821199932" calcext:value-type="float">
            <text:p>0.11486821199932</text:p>
          </table:table-cell>
          <table:table-cell office:value-type="float" office:value="0.339466404109637" calcext:value-type="float">
            <text:p>0.339466404109637</text:p>
          </table:table-cell>
          <table:table-cell office:value-type="float" office:value="0.710577925046285" calcext:value-type="float">
            <text:p>0.710577925046285</text:p>
          </table:table-cell>
          <table:table-cell office:value-type="float" office:value="0.640979207273739" calcext:value-type="float">
            <text:p>0.640979207273739</text:p>
          </table:table-cell>
          <table:table-cell office:value-type="float" office:value="0.782124919550759" calcext:value-type="float">
            <text:p>0.782124919550759</text:p>
          </table:table-cell>
          <table:table-cell office:value-type="float" office:value="0.125268067546038" calcext:value-type="float">
            <text:p>0.125268067546038</text:p>
          </table:table-cell>
          <table:table-cell office:value-type="string" calcext:value-type="string">
            <text:p>(array([0.01351649, 0.09144479, 0.17551274, 0.24145488, 0.28703085,</text:p>
            <text:p>       0.35956118, 0.4099398 , 0.49592859, 0.56112236, 0.63149703,</text:p>
            <text:p>       0.70219396, 0.76523198, 0.84286925, 0.90253274, 0.99340686]), array([0. , 0. , 0. , 0. , 0. , 0. , 0. , 0.2, 1. , 1. , 1. , 1. , 1. ,</text:p>
            <text:p>       1. , 1. ]), array([ 97,  16,   2,   4,   8,   7,   4,   5,   6,   8,   7,  13,  11,</text:p>
            <text:p>        38, 774,   0]))</text:p>
          </table:table-cell>
          <table:table-cell office:value-type="string" calcext:value-type="string">
            <text:p>(array([0.00549774, 0.12740131, 0.71542205, 0.93895469, 0.9809576 ,</text:p>
            <text:p>       0.98979118, 0.99361936, 0.99587841, 0.99705788, 0.99797508,</text:p>
            <text:p>       0.99853647, 0.99897039, 0.99923614, 0.99944079, 0.99960872]), array([0.        , 0.        , 0.87878788, 1.        , 1.        ,</text:p>
            <text:p>       1.        , 1.        , 1.        , 1.        , 1.        ,</text:p>
            <text:p>       1.        , 1.        , 1.        , 1.        , 1.        ]), array([67, 67, 66, 67, 67, 66, 67, 66, 67, 67, 66, 67, 66, 67, 67,  0]))</text:p>
          </table:table-cell>
          <table:table-cell office:value-type="string" calcext:value-type="string">
            <text:p>(array([0.00623925, 0.02726211, 0.04528395, 0.07248395, 0.09153032,</text:p>
            <text:p>       0.10840875, 0.12300879, 0.1526497 , 0.19837578, 0.22925241,</text:p>
            <text:p>       0.24291719, 0.26731239, 0.28660247, 0.30614862, 0.3345446 ,</text:p>
            <text:p>       0.35070438, 0.37223351, 0.38580352, 0.40286487, 0.43116456,</text:p>
            <text:p>       0.47832648, 0.49543834, 0.53341746, 0.55180001, 0.56841399,</text:p>
            <text:p>       0.59158456, 0.60756532, 0.62037206, 0.64937707, 0.66727765,</text:p>
            <text:p>       0.69202264, 0.71696655, 0.73604351, 0.74877536, 0.78793112,</text:p>
            <text:p>       0.8010892 , 0.8315253 , 0.85203042, 0.87075853, 0.89138535,</text:p>
            <text:p>       0.91114977, 0.92876086, 0.94971108, 0.97090226, 0.99628398]), array([0., 0., 0., 0., 0., 0., 0., 0., 0., 0., 0., 0., 0., 0., 0., 0., 0.,</text:p>
            <text:p>       0., 0., 0., 0., 0., 1., 1., 1., 1., 1., 1., 1., 1., 1., 1., 1., 1.,</text:p>
            <text:p>       1., 1., 1., 1., 1., 1., 1., 1., 1., 1., 1.]), array([ 72,  17,   6,  10,   1,   6,   1,   1,   0,   1,   0,   2,   1,</text:p>
            <text:p>         3,   4,   2,   1,   3,   2,   1,   3,   1,   0,   2,   2,   0,</text:p>
            <text:p>         2,   2,   2,   1,   3,   1,   3,   2,   3,   2,   3,   5,   0,</text:p>
            <text:p>         6,   2,   2,   4,  10,   8,  16,  10,  20,  44, 707,   0]))</text:p>
          </table:table-cell>
          <table:table-cell office:value-type="float" office:value="0.231702342626826" calcext:value-type="float">
            <text:p>0.231702342626826</text:p>
          </table:table-cell>
          <table:table-cell office:value-type="float" office:value="0.0270825445918203" calcext:value-type="float">
            <text:p>0.0270825445918203</text:p>
          </table:table-cell>
          <table:table-cell office:value-type="float" office:value="0.24296470903738" calcext:value-type="float">
            <text:p>0.24296470903738</text:p>
          </table:table-cell>
          <table:table-cell office:value-type="float" office:value="0.43887763718764" calcext:value-type="float">
            <text:p>0.43887763718764</text:p>
          </table:table-cell>
          <table:table-cell office:value-type="float" office:value="0.16336583086487" calcext:value-type="float">
            <text:p>0.16336583086487</text:p>
          </table:table-cell>
          <table:table-cell office:value-type="float" office:value="0.49543833732605" calcext:value-type="float">
            <text:p>0.49543833732605</text:p>
          </table:table-cell>
        </table:table-row>
        <table:table-row table:style-name="ro1">
          <table:table-cell office:value-type="string" calcext:value-type="string">
            <text:p>rel_diagram_bin_15</text:p>
          </table:table-cell>
          <table:table-cell office:value-type="string" calcext:value-type="string">
            <text:p>rel_diagram_bin_15_interactive</text:p>
          </table:table-cell>
          <table:table-cell office:value-type="string" calcext:value-type="string">
            <text:p><text:s/>rel_diagram_bin_50</text:p>
          </table:table-cell>
          <table:table-cell office:value-type="string" calcext:value-type="string">
            <text:p>ece_bin_15</text:p>
          </table:table-cell>
          <table:table-cell office:value-type="string" calcext:value-type="string">
            <text:p>ece_bin_15_interactive</text:p>
          </table:table-cell>
          <table:table-cell office:value-type="string" calcext:value-type="string">
            <text:p>ece_bin_50</text:p>
          </table:table-cell>
          <table:table-cell office:value-type="string" calcext:value-type="string">
            <text:p>mce_bin_15</text:p>
          </table:table-cell>
          <table:table-cell office:value-type="string" calcext:value-type="string">
            <text:p>mce_bin_15_interactive</text:p>
          </table:table-cell>
          <table:table-cell office:value-type="string" calcext:value-type="string">
            <text:p>mce_bin_50</text:p>
          </table:table-cell>
          <table:table-cell office:value-type="string" calcext:value-type="string">
            <text:p>brier_score</text:p>
          </table:table-cell>
          <table:table-cell table:number-columns-repeated="3"/>
          <table:table-cell office:value-type="string" calcext:value-type="string">
            <text:p>ece_bin_15_accuracy</text:p>
          </table:table-cell>
          <table:table-cell office:value-type="string" calcext:value-type="string">
            <text:p>ece_bin_15_interactive_accuracy</text:p>
          </table:table-cell>
          <table:table-cell office:value-type="string" calcext:value-type="string">
            <text:p>ece_bin_50_accuracy</text:p>
          </table:table-cell>
          <table:table-cell office:value-type="string" calcext:value-type="string">
            <text:p>mce_bin_15_accuracy</text:p>
          </table:table-cell>
          <table:table-cell office:value-type="string" calcext:value-type="string">
            <text:p>mce_bin_15_interactive_accuracy</text:p>
          </table:table-cell>
          <table:table-cell office:value-type="string" calcext:value-type="string">
            <text:p>mce_bin_50_accuracy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ece_bin_15</text:p>
          </table:table-cell>
          <table:table-cell table:style-name="ce2" office:value-type="string" calcext:value-type="string">
            <text:p>ece_bin_15_interactive</text:p>
          </table:table-cell>
          <table:table-cell table:style-name="ce2" office:value-type="string" calcext:value-type="string">
            <text:p>ece_bin_50</text:p>
          </table:table-cell>
          <table:table-cell table:style-name="ce2" office:value-type="string" calcext:value-type="string">
            <text:p>mce_bin_15</text:p>
          </table:table-cell>
          <table:table-cell table:style-name="ce2" office:value-type="string" calcext:value-type="string">
            <text:p>mce_bin_15_interactive</text:p>
          </table:table-cell>
          <table:table-cell table:style-name="ce2" office:value-type="string" calcext:value-type="string">
            <text:p>mce_bin_50</text:p>
          </table:table-cell>
          <table:table-cell table:style-name="ce2" office:value-type="string" calcext:value-type="string">
            <text:p>brier_score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MIN</text:p>
          </table:table-cell>
          <table:table-cell table:formula="of:=MIN([.D2:.D101])" office:value-type="float" office:value="0.203864882837793" calcext:value-type="float">
            <text:p>0.203864882837793</text:p>
          </table:table-cell>
          <table:table-cell table:formula="of:=MIN([.E2:.E101])" office:value-type="float" office:value="0.086866093180198" calcext:value-type="float">
            <text:p>0.086866093180198</text:p>
          </table:table-cell>
          <table:table-cell table:formula="of:=MIN([.F2:.F101])" office:value-type="float" office:value="0.308018181699293" calcext:value-type="float">
            <text:p>0.308018181699293</text:p>
          </table:table-cell>
          <table:table-cell table:formula="of:=MIN([.G2:.G101])" office:value-type="float" office:value="0.501590102910996" calcext:value-type="float">
            <text:p>0.501590102910996</text:p>
          </table:table-cell>
          <table:table-cell table:formula="of:=MIN([.H2:.H101])" office:value-type="float" office:value="0.212212509094653" calcext:value-type="float">
            <text:p>0.212212509094653</text:p>
          </table:table-cell>
          <table:table-cell table:formula="of:=MIN([.I2:.I101])" office:value-type="float" office:value="0.725550087292989" calcext:value-type="float">
            <text:p>0.725550087292989</text:p>
          </table:table-cell>
          <table:table-cell table:formula="of:=MIN([.J2:.J101])" office:value-type="float" office:value="0.1031485542948" calcext:value-type="float">
            <text:p>0.1031485542948</text:p>
          </table:table-cell>
          <table:table-cell table:number-columns-repeated="2"/>
          <table:table-cell table:style-name="ce2" office:value-type="string" calcext:value-type="string">
            <text:p>MIN</text:p>
          </table:table-cell>
          <table:table-cell table:formula="of:=MIN([.N2:.N101])" office:value-type="float" office:value="0.202028528191287" calcext:value-type="float">
            <text:p>0.202028528191287</text:p>
          </table:table-cell>
          <table:table-cell table:formula="of:=MIN([.O2:.O101])" office:value-type="float" office:value="0.00290136853332718" calcext:value-type="float">
            <text:p>0.00290136853332718</text:p>
          </table:table-cell>
          <table:table-cell table:formula="of:=MIN([.P2:.P101])" office:value-type="float" office:value="0.193556178270911" calcext:value-type="float">
            <text:p>0.193556178270911</text:p>
          </table:table-cell>
          <table:table-cell table:formula="of:=MIN([.Q2:.Q101])" office:value-type="float" office:value="0.41714234650135" calcext:value-type="float">
            <text:p>0.41714234650135</text:p>
          </table:table-cell>
          <table:table-cell table:formula="of:=MIN([.R2:.R101])" office:value-type="float" office:value="0.0206229329730073" calcext:value-type="float">
            <text:p>0.0206229329730073</text:p>
          </table:table-cell>
          <table:table-cell table:formula="of:=MIN([.S2:.S101])" office:value-type="float" office:value="0.443440511822701" calcext:value-type="float">
            <text:p>0.44344051182270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AX</text:p>
          </table:table-cell>
          <table:table-cell table:formula="of:=MAX([.D2:.D101])" office:value-type="float" office:value="0.430756308084789" calcext:value-type="float">
            <text:p>0.430756308084789</text:p>
          </table:table-cell>
          <table:table-cell table:formula="of:=MAX([.E2:.E101])" office:value-type="float" office:value="0.152526358315649" calcext:value-type="float">
            <text:p>0.152526358315649</text:p>
          </table:table-cell>
          <table:table-cell table:formula="of:=MAX([.F2:.F101])" office:value-type="float" office:value="0.510262072827618" calcext:value-type="float">
            <text:p>0.510262072827618</text:p>
          </table:table-cell>
          <table:table-cell table:formula="of:=MAX([.G2:.G101])" office:value-type="float" office:value="0.911492083753858" calcext:value-type="float">
            <text:p>0.911492083753858</text:p>
          </table:table-cell>
          <table:table-cell table:formula="of:=MAX([.H2:.H101])" office:value-type="float" office:value="0.732950243487287" calcext:value-type="float">
            <text:p>0.732950243487287</text:p>
          </table:table-cell>
          <table:table-cell table:formula="of:=MAX([.I2:.I101])" office:value-type="float" office:value="0.990153282880783" calcext:value-type="float">
            <text:p>0.990153282880783</text:p>
          </table:table-cell>
          <table:table-cell table:formula="of:=MAX([.J2:.J101])" office:value-type="float" office:value="0.159225285920322" calcext:value-type="float">
            <text:p>0.159225285920322</text:p>
          </table:table-cell>
          <table:table-cell table:number-columns-repeated="2"/>
          <table:table-cell table:style-name="ce2" office:value-type="string" calcext:value-type="string">
            <text:p>MAX</text:p>
          </table:table-cell>
          <table:table-cell table:formula="of:=MAX([.N2:.N101])" office:value-type="float" office:value="0.248967162952622" calcext:value-type="float">
            <text:p>0.248967162952622</text:p>
          </table:table-cell>
          <table:table-cell table:formula="of:=MAX([.O2:.O101])" office:value-type="float" office:value="0.056924452962065" calcext:value-type="float">
            <text:p>0.056924452962065</text:p>
          </table:table-cell>
          <table:table-cell table:formula="of:=MAX([.P2:.P101])" office:value-type="float" office:value="0.252311335777411" calcext:value-type="float">
            <text:p>0.252311335777411</text:p>
          </table:table-cell>
          <table:table-cell table:formula="of:=MAX([.Q2:.Q101])" office:value-type="float" office:value="0.494156241416931" calcext:value-type="float">
            <text:p>0.494156241416931</text:p>
          </table:table-cell>
          <table:table-cell table:formula="of:=MAX([.R2:.R101])" office:value-type="float" office:value="0.302672420864675" calcext:value-type="float">
            <text:p>0.302672420864675</text:p>
          </table:table-cell>
          <table:table-cell table:formula="of:=MAX([.S2:.S101])" office:value-type="float" office:value="0.499982118606567" calcext:value-type="float">
            <text:p>0.499982118606567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AVERAGE([.D2:.D101])" office:value-type="float" office:value="0.303785805044038" calcext:value-type="float">
            <text:p>0.303785805044038</text:p>
          </table:table-cell>
          <table:table-cell table:formula="of:=AVERAGE([.E2:.E101])" office:value-type="float" office:value="0.110961119545716" calcext:value-type="float">
            <text:p>0.110961119545716</text:p>
          </table:table-cell>
          <table:table-cell table:formula="of:=AVERAGE([.F2:.F101])" office:value-type="float" office:value="0.378728913908957" calcext:value-type="float">
            <text:p>0.378728913908957</text:p>
          </table:table-cell>
          <table:table-cell table:formula="of:=AVERAGE([.G2:.G101])" office:value-type="float" office:value="0.718851719879134" calcext:value-type="float">
            <text:p>0.718851719879134</text:p>
          </table:table-cell>
          <table:table-cell table:formula="of:=AVERAGE([.H2:.H101])" office:value-type="float" office:value="0.437789303153155" calcext:value-type="float">
            <text:p>0.437789303153155</text:p>
          </table:table-cell>
          <table:table-cell table:formula="of:=AVERAGE([.I2:.I101])" office:value-type="float" office:value="0.904527295102203" calcext:value-type="float">
            <text:p>0.904527295102203</text:p>
          </table:table-cell>
          <table:table-cell table:formula="of:=AVERAGE([.J2:.J101])" office:value-type="float" office:value="0.123709554278531" calcext:value-type="float">
            <text:p>0.123709554278531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AVERAGE([.N2:.N101])" office:value-type="float" office:value="0.22632845891154" calcext:value-type="float">
            <text:p>0.22632845891154</text:p>
          </table:table-cell>
          <table:table-cell table:formula="of:=AVERAGE([.O2:.O101])" office:value-type="float" office:value="0.0212268831554031" calcext:value-type="float">
            <text:p>0.0212268831554031</text:p>
          </table:table-cell>
          <table:table-cell table:formula="of:=AVERAGE([.P2:.P101])" office:value-type="float" office:value="0.230142856634936" calcext:value-type="float">
            <text:p>0.230142856634936</text:p>
          </table:table-cell>
          <table:table-cell table:formula="of:=AVERAGE([.Q2:.Q101])" office:value-type="float" office:value="0.447889437852589" calcext:value-type="float">
            <text:p>0.447889437852589</text:p>
          </table:table-cell>
          <table:table-cell table:formula="of:=AVERAGE([.R2:.R101])" office:value-type="float" office:value="0.137884818198669" calcext:value-type="float">
            <text:p>0.137884818198669</text:p>
          </table:table-cell>
          <table:table-cell table:formula="of:=AVERAGE([.S2:.S101])" office:value-type="float" office:value="0.489090358636209" calcext:value-type="float">
            <text:p>0.489090358636209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EDIAN</text:p>
          </table:table-cell>
          <table:table-cell table:formula="of:=MEDIAN([.D2:.D101])" office:value-type="float" office:value="0.300099156036528" calcext:value-type="float">
            <text:p>0.300099156036528</text:p>
          </table:table-cell>
          <table:table-cell table:formula="of:=MEDIAN([.E2:.E101])" office:value-type="float" office:value="0.109952570464795" calcext:value-type="float">
            <text:p>0.109952570464795</text:p>
          </table:table-cell>
          <table:table-cell table:formula="of:=MEDIAN([.F2:.F101])" office:value-type="float" office:value="0.373567616458925" calcext:value-type="float">
            <text:p>0.373567616458925</text:p>
          </table:table-cell>
          <table:table-cell table:formula="of:=MEDIAN([.G2:.G101])" office:value-type="float" office:value="0.713088256617387" calcext:value-type="float">
            <text:p>0.713088256617387</text:p>
          </table:table-cell>
          <table:table-cell table:formula="of:=MEDIAN([.H2:.H101])" office:value-type="float" office:value="0.451425648892104" calcext:value-type="float">
            <text:p>0.451425648892104</text:p>
          </table:table-cell>
          <table:table-cell table:formula="of:=MEDIAN([.I2:.I101])" office:value-type="float" office:value="0.912441897392273" calcext:value-type="float">
            <text:p>0.912441897392273</text:p>
          </table:table-cell>
          <table:table-cell table:formula="of:=MEDIAN([.J2:.J101])" office:value-type="float" office:value="0.121833857152405" calcext:value-type="float">
            <text:p>0.121833857152405</text:p>
          </table:table-cell>
          <table:table-cell table:number-columns-repeated="2"/>
          <table:table-cell table:style-name="ce2" office:value-type="string" calcext:value-type="string">
            <text:p>MEDIAN</text:p>
          </table:table-cell>
          <table:table-cell table:formula="of:=MEDIAN([.N2:.N101])" office:value-type="float" office:value="0.224795067623406" calcext:value-type="float">
            <text:p>0.224795067623406</text:p>
          </table:table-cell>
          <table:table-cell table:formula="of:=MEDIAN([.O2:.O101])" office:value-type="float" office:value="0.0215814575279733" calcext:value-type="float">
            <text:p>0.0215814575279733</text:p>
          </table:table-cell>
          <table:table-cell table:formula="of:=MEDIAN([.P2:.P101])" office:value-type="float" office:value="0.23183576405146" calcext:value-type="float">
            <text:p>0.23183576405146</text:p>
          </table:table-cell>
          <table:table-cell table:formula="of:=MEDIAN([.Q2:.Q101])" office:value-type="float" office:value="0.440340826287865" calcext:value-type="float">
            <text:p>0.440340826287865</text:p>
          </table:table-cell>
          <table:table-cell table:formula="of:=MEDIAN([.R2:.R101])" office:value-type="float" office:value="0.139392766323107" calcext:value-type="float">
            <text:p>0.139392766323107</text:p>
          </table:table-cell>
          <table:table-cell table:formula="of:=MEDIAN([.S2:.S101])" office:value-type="float" office:value="0.491663940250874" calcext:value-type="float">
            <text:p>0.49166394025087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IN ROUNDED</text:p>
          </table:table-cell>
          <table:table-cell table:formula="of:=ROUND([.D104];4)" office:value-type="float" office:value="0.2039" calcext:value-type="float">
            <text:p>0.2039</text:p>
          </table:table-cell>
          <table:table-cell table:formula="of:=ROUND([.E104];4)" office:value-type="float" office:value="0.0869" calcext:value-type="float">
            <text:p>0.0869</text:p>
          </table:table-cell>
          <table:table-cell table:formula="of:=ROUND([.F104];4)" office:value-type="float" office:value="0.308" calcext:value-type="float">
            <text:p>0.308</text:p>
          </table:table-cell>
          <table:table-cell table:formula="of:=ROUND([.G104];4)" office:value-type="float" office:value="0.5016" calcext:value-type="float">
            <text:p>0.5016</text:p>
          </table:table-cell>
          <table:table-cell table:formula="of:=ROUND([.H104];4)" office:value-type="float" office:value="0.2122" calcext:value-type="float">
            <text:p>0.2122</text:p>
          </table:table-cell>
          <table:table-cell table:formula="of:=ROUND([.I104];4)" office:value-type="float" office:value="0.7256" calcext:value-type="float">
            <text:p>0.7256</text:p>
          </table:table-cell>
          <table:table-cell table:formula="of:=ROUND([.J104];4)" office:value-type="float" office:value="0.1031" calcext:value-type="float">
            <text:p>0.1031</text:p>
          </table:table-cell>
          <table:table-cell table:number-columns-repeated="2"/>
          <table:table-cell table:style-name="ce2" office:value-type="string" calcext:value-type="string">
            <text:p>MIN ROUNDED</text:p>
          </table:table-cell>
          <table:table-cell table:formula="of:=ROUND([.N104];4)" office:value-type="float" office:value="0.202" calcext:value-type="float">
            <text:p>0.202</text:p>
          </table:table-cell>
          <table:table-cell table:formula="of:=ROUND([.O104];4)" office:value-type="float" office:value="0.0029" calcext:value-type="float">
            <text:p>0.0029</text:p>
          </table:table-cell>
          <table:table-cell table:formula="of:=ROUND([.P104];4)" office:value-type="float" office:value="0.1936" calcext:value-type="float">
            <text:p>0.1936</text:p>
          </table:table-cell>
          <table:table-cell table:formula="of:=ROUND([.Q104];4)" office:value-type="float" office:value="0.4171" calcext:value-type="float">
            <text:p>0.4171</text:p>
          </table:table-cell>
          <table:table-cell table:formula="of:=ROUND([.R104];4)" office:value-type="float" office:value="0.0206" calcext:value-type="float">
            <text:p>0.0206</text:p>
          </table:table-cell>
          <table:table-cell table:formula="of:=ROUND([.S104];4)" office:value-type="float" office:value="0.4434" calcext:value-type="float">
            <text:p>0.443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AX ROUNDED</text:p>
          </table:table-cell>
          <table:table-cell table:formula="of:=ROUND([.D105];4)" office:value-type="float" office:value="0.4308" calcext:value-type="float">
            <text:p>0.4308</text:p>
          </table:table-cell>
          <table:table-cell table:formula="of:=ROUND([.E105];4)" office:value-type="float" office:value="0.1525" calcext:value-type="float">
            <text:p>0.1525</text:p>
          </table:table-cell>
          <table:table-cell table:formula="of:=ROUND([.F105];4)" office:value-type="float" office:value="0.5103" calcext:value-type="float">
            <text:p>0.5103</text:p>
          </table:table-cell>
          <table:table-cell table:formula="of:=ROUND([.G105];4)" office:value-type="float" office:value="0.9115" calcext:value-type="float">
            <text:p>0.9115</text:p>
          </table:table-cell>
          <table:table-cell table:formula="of:=ROUND([.H105];4)" office:value-type="float" office:value="0.733" calcext:value-type="float">
            <text:p>0.733</text:p>
          </table:table-cell>
          <table:table-cell table:formula="of:=ROUND([.I105];4)" office:value-type="float" office:value="0.9902" calcext:value-type="float">
            <text:p>0.9902</text:p>
          </table:table-cell>
          <table:table-cell table:formula="of:=ROUND([.J105];4)" office:value-type="float" office:value="0.1592" calcext:value-type="float">
            <text:p>0.1592</text:p>
          </table:table-cell>
          <table:table-cell table:number-columns-repeated="2"/>
          <table:table-cell table:style-name="ce2" office:value-type="string" calcext:value-type="string">
            <text:p>MAX ROUNDED</text:p>
          </table:table-cell>
          <table:table-cell table:formula="of:=ROUND([.N105];4)" office:value-type="float" office:value="0.249" calcext:value-type="float">
            <text:p>0.249</text:p>
          </table:table-cell>
          <table:table-cell table:formula="of:=ROUND([.O105];4)" office:value-type="float" office:value="0.0569" calcext:value-type="float">
            <text:p>0.0569</text:p>
          </table:table-cell>
          <table:table-cell table:formula="of:=ROUND([.P105];4)" office:value-type="float" office:value="0.2523" calcext:value-type="float">
            <text:p>0.2523</text:p>
          </table:table-cell>
          <table:table-cell table:formula="of:=ROUND([.Q105];4)" office:value-type="float" office:value="0.4942" calcext:value-type="float">
            <text:p>0.4942</text:p>
          </table:table-cell>
          <table:table-cell table:formula="of:=ROUND([.R105];4)" office:value-type="float" office:value="0.3027" calcext:value-type="float">
            <text:p>0.3027</text:p>
          </table:table-cell>
          <table:table-cell table:formula="of:=ROUND([.S105];4)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VG ROUNDED</text:p>
          </table:table-cell>
          <table:table-cell table:formula="of:=ROUND([.D106];4)" office:value-type="float" office:value="0.3038" calcext:value-type="float">
            <text:p>0.3038</text:p>
          </table:table-cell>
          <table:table-cell table:formula="of:=ROUND([.E106];4)" office:value-type="float" office:value="0.111" calcext:value-type="float">
            <text:p>0.111</text:p>
          </table:table-cell>
          <table:table-cell table:formula="of:=ROUND([.F106];4)" office:value-type="float" office:value="0.3787" calcext:value-type="float">
            <text:p>0.3787</text:p>
          </table:table-cell>
          <table:table-cell table:formula="of:=ROUND([.G106];4)" office:value-type="float" office:value="0.7189" calcext:value-type="float">
            <text:p>0.7189</text:p>
          </table:table-cell>
          <table:table-cell table:formula="of:=ROUND([.H106];4)" office:value-type="float" office:value="0.4378" calcext:value-type="float">
            <text:p>0.4378</text:p>
          </table:table-cell>
          <table:table-cell table:formula="of:=ROUND([.I106];4)" office:value-type="float" office:value="0.9045" calcext:value-type="float">
            <text:p>0.9045</text:p>
          </table:table-cell>
          <table:table-cell table:formula="of:=ROUND([.J106];4)" office:value-type="float" office:value="0.1237" calcext:value-type="float">
            <text:p>0.1237</text:p>
          </table:table-cell>
          <table:table-cell table:number-columns-repeated="2"/>
          <table:table-cell table:style-name="ce2" office:value-type="string" calcext:value-type="string">
            <text:p>AVG ROUNDED</text:p>
          </table:table-cell>
          <table:table-cell table:formula="of:=ROUND([.N106];4)" office:value-type="float" office:value="0.2263" calcext:value-type="float">
            <text:p>0.2263</text:p>
          </table:table-cell>
          <table:table-cell table:formula="of:=ROUND([.O106];4)" office:value-type="float" office:value="0.0212" calcext:value-type="float">
            <text:p>0.0212</text:p>
          </table:table-cell>
          <table:table-cell table:formula="of:=ROUND([.P106];4)" office:value-type="float" office:value="0.2301" calcext:value-type="float">
            <text:p>0.2301</text:p>
          </table:table-cell>
          <table:table-cell table:formula="of:=ROUND([.Q106];4)" office:value-type="float" office:value="0.4479" calcext:value-type="float">
            <text:p>0.4479</text:p>
          </table:table-cell>
          <table:table-cell table:formula="of:=ROUND([.R106];4)" office:value-type="float" office:value="0.1379" calcext:value-type="float">
            <text:p>0.1379</text:p>
          </table:table-cell>
          <table:table-cell table:formula="of:=ROUND([.S106];4)" office:value-type="float" office:value="0.4891" calcext:value-type="float">
            <text:p>0.489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EDIAN ROUNDED</text:p>
          </table:table-cell>
          <table:table-cell table:formula="of:=ROUND([.D107];4)" office:value-type="float" office:value="0.3001" calcext:value-type="float">
            <text:p>0.3001</text:p>
          </table:table-cell>
          <table:table-cell table:formula="of:=ROUND([.E107];4)" office:value-type="float" office:value="0.11" calcext:value-type="float">
            <text:p>0.11</text:p>
          </table:table-cell>
          <table:table-cell table:formula="of:=ROUND([.F107];4)" office:value-type="float" office:value="0.3736" calcext:value-type="float">
            <text:p>0.3736</text:p>
          </table:table-cell>
          <table:table-cell table:formula="of:=ROUND([.G107];4)" office:value-type="float" office:value="0.7131" calcext:value-type="float">
            <text:p>0.7131</text:p>
          </table:table-cell>
          <table:table-cell table:formula="of:=ROUND([.H107];4)" office:value-type="float" office:value="0.4514" calcext:value-type="float">
            <text:p>0.4514</text:p>
          </table:table-cell>
          <table:table-cell table:formula="of:=ROUND([.I107];4)" office:value-type="float" office:value="0.9124" calcext:value-type="float">
            <text:p>0.9124</text:p>
          </table:table-cell>
          <table:table-cell table:formula="of:=ROUND([.J107];4)" office:value-type="float" office:value="0.1218" calcext:value-type="float">
            <text:p>0.1218</text:p>
          </table:table-cell>
          <table:table-cell table:number-columns-repeated="2"/>
          <table:table-cell table:style-name="ce2" office:value-type="string" calcext:value-type="string">
            <text:p>MEDIAN ROUNDED</text:p>
          </table:table-cell>
          <table:table-cell table:formula="of:=ROUND([.N107];4)" office:value-type="float" office:value="0.2248" calcext:value-type="float">
            <text:p>0.2248</text:p>
          </table:table-cell>
          <table:table-cell table:formula="of:=ROUND([.O107];4)" office:value-type="float" office:value="0.0216" calcext:value-type="float">
            <text:p>0.0216</text:p>
          </table:table-cell>
          <table:table-cell table:formula="of:=ROUND([.P107];4)" office:value-type="float" office:value="0.2318" calcext:value-type="float">
            <text:p>0.2318</text:p>
          </table:table-cell>
          <table:table-cell table:formula="of:=ROUND([.Q107];4)" office:value-type="float" office:value="0.4403" calcext:value-type="float">
            <text:p>0.4403</text:p>
          </table:table-cell>
          <table:table-cell table:formula="of:=ROUND([.R107];4)" office:value-type="float" office:value="0.1394" calcext:value-type="float">
            <text:p>0.1394</text:p>
          </table:table-cell>
          <table:table-cell table:formula="of:=ROUND([.S107];4)" office:value-type="float" office:value="0.4917" calcext:value-type="float">
            <text:p>0.4917</text:p>
          </table:table-cell>
        </table:table-row>
        <table:table-row table:style-name="ro1" table:number-rows-repeated="9"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7"/>1.42601960e-03, 1.96908564e-03, 2.75978998e-03, 3.77823736e-03,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7"/>5.65405583e-03, 8.56350173e-03, 1.39962121e-02, 3.56551368e-02,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7"/>1.35541785e-01, 6.29928034e-01, 9.84262789e-01]), array([0.01492537, 0.04477612, 0.03030303, 0. <text:s text:c="7"/>, 0.02985075,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7"/>0.04545455, 0.13432836, 0.03030303, 0.13432836, 0.10606061,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 text:c="7"/>0.07462687, 0.13432836, 0.15151515, 0.26865672, 0.34328358]), array([67, 67, 66, 67, 67, 66, 67, 66, 67, 66, 67, 67, 66, 67, 67, <text:s/>0]))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8T11:50:57.390126038</dc:date>
    <meta:editing-duration>PT1H27M45S</meta:editing-duration>
    <meta:editing-cycles>2</meta:editing-cycles>
    <meta:generator>LibreOffice/7.3.7.2$Linux_X86_64 LibreOffice_project/30$Build-2</meta:generator>
    <meta:document-statistic meta:table-count="1" meta:cell-count="2067" meta:object-count="0"/>
  </office:meta>
</office:document-meta>
</file>